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20.65pt" svg:height="255.26pt" svg:x="30.44pt" svg:y="127.98pt">
            <loext:p draw:notify-on-update-of-ranges="Sheet1.A2:Sheet1.A1360 Sheet1.E1:Sheet1.E1 Sheet1.E2:Sheet1.E1360 Sheet1.A2:Sheet1.A1360 Sheet1.F1:Sheet1.F1 Sheet1.F2:Sheet1.F1360 Sheet1.A2:Sheet1.A1360 Sheet1.G1:Sheet1.G1 Sheet1.G2:Sheet1.G1360 Sheet1.A2:Sheet1.A1360 Sheet1.H1:Sheet1.H1 Sheet1.H2:Sheet1.H13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office:value-type="string" calcext:value-type="string">
            <text:p>field.vz</text:p>
          </table:table-cell>
        </table:table-row>
        <table:table-row table:style-name="ro1">
          <table:table-cell office:value-type="float" office:value="1.57285188060333E+018" calcext:value-type="float">
            <text:p>1.57285188060333E+018</text:p>
          </table:table-cell>
          <table:table-cell office:value-type="float" office:value="7463" calcext:value-type="float">
            <text:p>7463</text:p>
          </table:table-cell>
          <table:table-cell office:value-type="float" office:value="1.57285188055139E+018" calcext:value-type="float">
            <text:p>1.57285188055139E+018</text:p>
          </table:table-cell>
          <table:table-cell/>
          <table:table-cell office:value-type="float" office:value="0.671599984169" calcext:value-type="float">
            <text:p>0.6715999842</text:p>
          </table:table-cell>
          <table:table-cell office:value-type="float" office:value="0.162890002131" calcext:value-type="float">
            <text:p>0.1628900021</text:p>
          </table:table-cell>
          <table:table-cell office:value-type="float" office:value="-0.651560008526" calcext:value-type="float">
            <text:p>-0.65156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65518E+018" calcext:value-type="float">
            <text:p>1.57285188065518E+018</text:p>
          </table:table-cell>
          <table:table-cell office:value-type="float" office:value="7464" calcext:value-type="float">
            <text:p>7464</text:p>
          </table:table-cell>
          <table:table-cell office:value-type="float" office:value="1.57285188060343E+018" calcext:value-type="float">
            <text:p>1.57285188060343E+018</text:p>
          </table:table-cell>
          <table:table-cell/>
          <table:table-cell office:value-type="float" office:value="0.515100002289" calcext:value-type="float">
            <text:p>0.5151000023</text:p>
          </table:table-cell>
          <table:table-cell office:value-type="float" office:value="0.162880003452" calcext:value-type="float">
            <text:p>0.1628800035</text:p>
          </table:table-cell>
          <table:table-cell office:value-type="float" office:value="-0.488649994135" calcext:value-type="float">
            <text:p>-0.48864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70699E+018" calcext:value-type="float">
            <text:p>1.57285188070699E+018</text:p>
          </table:table-cell>
          <table:table-cell office:value-type="float" office:value="7465" calcext:value-type="float">
            <text:p>7465</text:p>
          </table:table-cell>
          <table:table-cell office:value-type="float" office:value="1.57285188065478E+018" calcext:value-type="float">
            <text:p>1.57285188065478E+018</text:p>
          </table:table-cell>
          <table:table-cell/>
          <table:table-cell office:value-type="float" office:value="0.364499986172" calcext:value-type="float">
            <text:p>0.3644999862</text:p>
          </table:table-cell>
          <table:table-cell office:value-type="float" office:value="0.163010001183" calcext:value-type="float">
            <text:p>0.1630100012</text:p>
          </table:table-cell>
          <table:table-cell office:value-type="float" office:value="-0.326029986143" calcext:value-type="float">
            <text:p>-0.3260299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7597E+018" calcext:value-type="float">
            <text:p>1.5728518807597E+018</text:p>
          </table:table-cell>
          <table:table-cell office:value-type="float" office:value="7466" calcext:value-type="float">
            <text:p>7466</text:p>
          </table:table-cell>
          <table:table-cell office:value-type="float" office:value="1.57285188070718E+018" calcext:value-type="float">
            <text:p>1.57285188070718E+018</text:p>
          </table:table-cell>
          <table:table-cell/>
          <table:table-cell office:value-type="float" office:value="0.16249999404" calcext:value-type="float">
            <text:p>0.162499994</text:p>
          </table:table-cell>
          <table:table-cell office:value-type="float" office:value="0" calcext:value-type="float">
            <text:p>0</text:p>
          </table:table-cell>
          <table:table-cell office:value-type="float" office:value="-0.162530004978" calcext:value-type="float">
            <text:p>-0.16253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8621E+018" calcext:value-type="float">
            <text:p>1.5728518808621E+018</text:p>
          </table:table-cell>
          <table:table-cell office:value-type="float" office:value="7467" calcext:value-type="float">
            <text:p>7467</text:p>
          </table:table-cell>
          <table:table-cell office:value-type="float" office:value="1.57285188075961E+018" calcext:value-type="float">
            <text:p>1.57285188075961E+018</text:p>
          </table:table-cell>
          <table:table-cell/>
          <table:table-cell office:value-type="float" office:value="0.162400007248" calcext:value-type="float">
            <text:p>0.1624000072</text:p>
          </table:table-cell>
          <table:table-cell office:value-type="float" office:value="0" calcext:value-type="float">
            <text:p>0</text:p>
          </table:table-cell>
          <table:table-cell office:value-type="float" office:value="-0.16235999763" calcext:value-type="float">
            <text:p>-0.162359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91454E+018" calcext:value-type="float">
            <text:p>1.57285188091454E+018</text:p>
          </table:table-cell>
          <table:table-cell office:value-type="float" office:value="7468" calcext:value-type="float">
            <text:p>7468</text:p>
          </table:table-cell>
          <table:table-cell office:value-type="float" office:value="1.57285188086215E+018" calcext:value-type="float">
            <text:p>1.57285188086215E+018</text:p>
          </table:table-cell>
          <table:table-cell/>
          <table:table-cell office:value-type="float" office:value="0.229300007224" calcext:value-type="float">
            <text:p>0.2293000072</text:p>
          </table:table-cell>
          <table:table-cell office:value-type="float" office:value="-0.162169992924" calcext:value-type="float">
            <text:p>-0.1621699929</text:p>
          </table:table-cell>
          <table:table-cell office:value-type="float" office:value="0.162169992924" calcext:value-type="float">
            <text:p>0.1621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096562E+018" calcext:value-type="float">
            <text:p>1.57285188096562E+018</text:p>
          </table:table-cell>
          <table:table-cell office:value-type="float" office:value="7469" calcext:value-type="float">
            <text:p>7469</text:p>
          </table:table-cell>
          <table:table-cell office:value-type="float" office:value="1.57285188091386E+018" calcext:value-type="float">
            <text:p>1.57285188091386E+018</text:p>
          </table:table-cell>
          <table:table-cell/>
          <table:table-cell office:value-type="float" office:value="0.228900000453" calcext:value-type="float">
            <text:p>0.2289000005</text:p>
          </table:table-cell>
          <table:table-cell office:value-type="float" office:value="-0.161870002747" calcext:value-type="float">
            <text:p>-0.1618700027</text:p>
          </table:table-cell>
          <table:table-cell office:value-type="float" office:value="0.161870002747" calcext:value-type="float">
            <text:p>0.16187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01853E+018" calcext:value-type="float">
            <text:p>1.57285188101853E+018</text:p>
          </table:table-cell>
          <table:table-cell office:value-type="float" office:value="7470" calcext:value-type="float">
            <text:p>7470</text:p>
          </table:table-cell>
          <table:table-cell office:value-type="float" office:value="1.57285188096573E+018" calcext:value-type="float">
            <text:p>1.57285188096573E+018</text:p>
          </table:table-cell>
          <table:table-cell/>
          <table:table-cell office:value-type="float" office:value="0.228699997067" calcext:value-type="float">
            <text:p>0.2286999971</text:p>
          </table:table-cell>
          <table:table-cell office:value-type="float" office:value="-0.161689996719" calcext:value-type="float">
            <text:p>-0.1616899967</text:p>
          </table:table-cell>
          <table:table-cell office:value-type="float" office:value="0.161689996719" calcext:value-type="float">
            <text:p>0.1616899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07067E+018" calcext:value-type="float">
            <text:p>1.57285188107067E+018</text:p>
          </table:table-cell>
          <table:table-cell office:value-type="float" office:value="7471" calcext:value-type="float">
            <text:p>7471</text:p>
          </table:table-cell>
          <table:table-cell office:value-type="float" office:value="1.57285188101791E+018" calcext:value-type="float">
            <text:p>1.57285188101791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-0.161449998617" calcext:value-type="float">
            <text:p>-0.1614499986</text:p>
          </table:table-cell>
          <table:table-cell office:value-type="float" office:value="0.161449998617" calcext:value-type="float">
            <text:p>0.161449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12245E+018" calcext:value-type="float">
            <text:p>1.57285188112245E+018</text:p>
          </table:table-cell>
          <table:table-cell office:value-type="float" office:value="7472" calcext:value-type="float">
            <text:p>7472</text:p>
          </table:table-cell>
          <table:table-cell office:value-type="float" office:value="1.57285188107E+018" calcext:value-type="float">
            <text:p>1.57285188107E+018</text:p>
          </table:table-cell>
          <table:table-cell/>
          <table:table-cell office:value-type="float" office:value="0.360500007868" calcext:value-type="float">
            <text:p>0.3605000079</text:p>
          </table:table-cell>
          <table:table-cell office:value-type="float" office:value="-0.161219999194" calcext:value-type="float">
            <text:p>-0.1612199992</text:p>
          </table:table-cell>
          <table:table-cell office:value-type="float" office:value="0.322439998388" calcext:value-type="float">
            <text:p>0.32243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17432E+018" calcext:value-type="float">
            <text:p>1.57285188117432E+018</text:p>
          </table:table-cell>
          <table:table-cell office:value-type="float" office:value="7473" calcext:value-type="float">
            <text:p>7473</text:p>
          </table:table-cell>
          <table:table-cell office:value-type="float" office:value="1.57285188112177E+018" calcext:value-type="float">
            <text:p>1.57285188112177E+018</text:p>
          </table:table-cell>
          <table:table-cell/>
          <table:table-cell office:value-type="float" office:value="0.391999989748" calcext:value-type="float">
            <text:p>0.3919999897</text:p>
          </table:table-cell>
          <table:table-cell office:value-type="float" office:value="-0.175319999456" calcext:value-type="float">
            <text:p>-0.1753199995</text:p>
          </table:table-cell>
          <table:table-cell office:value-type="float" office:value="0.350639998913" calcext:value-type="float">
            <text:p>0.35063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22549E+018" calcext:value-type="float">
            <text:p>1.57285188122549E+018</text:p>
          </table:table-cell>
          <table:table-cell office:value-type="float" office:value="7474" calcext:value-type="float">
            <text:p>7474</text:p>
          </table:table-cell>
          <table:table-cell office:value-type="float" office:value="1.57285188117369E+018" calcext:value-type="float">
            <text:p>1.57285188117369E+018</text:p>
          </table:table-cell>
          <table:table-cell/>
          <table:table-cell office:value-type="float" office:value="0.392100006342" calcext:value-type="float">
            <text:p>0.3921000063</text:p>
          </table:table-cell>
          <table:table-cell office:value-type="float" office:value="-0.175359994173" calcext:value-type="float">
            <text:p>-0.1753599942</text:p>
          </table:table-cell>
          <table:table-cell office:value-type="float" office:value="0.350719988346" calcext:value-type="float">
            <text:p>0.350719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27815E+018" calcext:value-type="float">
            <text:p>1.57285188127815E+018</text:p>
          </table:table-cell>
          <table:table-cell office:value-type="float" office:value="7475" calcext:value-type="float">
            <text:p>7475</text:p>
          </table:table-cell>
          <table:table-cell office:value-type="float" office:value="1.57285188122587E+018" calcext:value-type="float">
            <text:p>1.57285188122587E+018</text:p>
          </table:table-cell>
          <table:table-cell/>
          <table:table-cell office:value-type="float" office:value="0.247600004077" calcext:value-type="float">
            <text:p>0.2476000041</text:p>
          </table:table-cell>
          <table:table-cell office:value-type="float" office:value="-0.175109997392" calcext:value-type="float">
            <text:p>-0.1751099974</text:p>
          </table:table-cell>
          <table:table-cell office:value-type="float" office:value="0.175109997392" calcext:value-type="float">
            <text:p>0.175109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33137E+018" calcext:value-type="float">
            <text:p>1.57285188133137E+018</text:p>
          </table:table-cell>
          <table:table-cell office:value-type="float" office:value="7476" calcext:value-type="float">
            <text:p>7476</text:p>
          </table:table-cell>
          <table:table-cell office:value-type="float" office:value="1.57285188127816E+018" calcext:value-type="float">
            <text:p>1.57285188127816E+018</text:p>
          </table:table-cell>
          <table:table-cell/>
          <table:table-cell office:value-type="float" office:value="0.175099998713" calcext:value-type="float">
            <text:p>0.1750999987</text:p>
          </table:table-cell>
          <table:table-cell office:value-type="float" office:value="0" calcext:value-type="float">
            <text:p>0</text:p>
          </table:table-cell>
          <table:table-cell office:value-type="float" office:value="0.175139993429" calcext:value-type="float">
            <text:p>0.17513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43358E+018" calcext:value-type="float">
            <text:p>1.57285188143358E+018</text:p>
          </table:table-cell>
          <table:table-cell office:value-type="float" office:value="7477" calcext:value-type="float">
            <text:p>7477</text:p>
          </table:table-cell>
          <table:table-cell office:value-type="float" office:value="1.57285188133052E+018" calcext:value-type="float">
            <text:p>1.57285188133052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0.175160005689" calcext:value-type="float">
            <text:p>0.17516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48701E+018" calcext:value-type="float">
            <text:p>1.57285188148701E+018</text:p>
          </table:table-cell>
          <table:table-cell office:value-type="float" office:value="7478" calcext:value-type="float">
            <text:p>7478</text:p>
          </table:table-cell>
          <table:table-cell office:value-type="float" office:value="1.57285188143445E+018" calcext:value-type="float">
            <text:p>1.57285188143445E+018</text:p>
          </table:table-cell>
          <table:table-cell/>
          <table:table-cell office:value-type="float" office:value="0.174700006843" calcext:value-type="float">
            <text:p>0.1747000068</text:p>
          </table:table-cell>
          <table:table-cell office:value-type="float" office:value="0" calcext:value-type="float">
            <text:p>0</text:p>
          </table:table-cell>
          <table:table-cell office:value-type="float" office:value="0.17473000288" calcext:value-type="float">
            <text:p>0.17473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53878E+018" calcext:value-type="float">
            <text:p>1.57285188153878E+018</text:p>
          </table:table-cell>
          <table:table-cell office:value-type="float" office:value="7479" calcext:value-type="float">
            <text:p>7479</text:p>
          </table:table-cell>
          <table:table-cell office:value-type="float" office:value="1.5728518814864E+018" calcext:value-type="float">
            <text:p>1.5728518814864E+018</text:p>
          </table:table-cell>
          <table:table-cell/>
          <table:table-cell office:value-type="float" office:value="0.174700006843" calcext:value-type="float">
            <text:p>0.1747000068</text:p>
          </table:table-cell>
          <table:table-cell office:value-type="float" office:value="0" calcext:value-type="float">
            <text:p>0</text:p>
          </table:table-cell>
          <table:table-cell office:value-type="float" office:value="0.174659997225" calcext:value-type="float">
            <text:p>0.1746599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58949E+018" calcext:value-type="float">
            <text:p>1.57285188158949E+018</text:p>
          </table:table-cell>
          <table:table-cell office:value-type="float" office:value="7480" calcext:value-type="float">
            <text:p>7480</text:p>
          </table:table-cell>
          <table:table-cell office:value-type="float" office:value="1.5728518815381E+018" calcext:value-type="float">
            <text:p>1.5728518815381E+018</text:p>
          </table:table-cell>
          <table:table-cell/>
          <table:table-cell office:value-type="float" office:value="0.349400013685" calcext:value-type="float">
            <text:p>0.3494000137</text:p>
          </table:table-cell>
          <table:table-cell office:value-type="float" office:value="0" calcext:value-type="float">
            <text:p>0</text:p>
          </table:table-cell>
          <table:table-cell office:value-type="float" office:value="0.349429994822" calcext:value-type="float">
            <text:p>0.3494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69228E+018" calcext:value-type="float">
            <text:p>1.57285188169228E+018</text:p>
          </table:table-cell>
          <table:table-cell office:value-type="float" office:value="7481" calcext:value-type="float">
            <text:p>7481</text:p>
          </table:table-cell>
          <table:table-cell office:value-type="float" office:value="1.57285188158946E+018" calcext:value-type="float">
            <text:p>1.57285188158946E+018</text:p>
          </table:table-cell>
          <table:table-cell/>
          <table:table-cell office:value-type="float" office:value="0.349900007248" calcext:value-type="float">
            <text:p>0.3499000072</text:p>
          </table:table-cell>
          <table:table-cell office:value-type="float" office:value="0" calcext:value-type="float">
            <text:p>0</text:p>
          </table:table-cell>
          <table:table-cell office:value-type="float" office:value="0.349929988384" calcext:value-type="float">
            <text:p>0.3499299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74247E+018" calcext:value-type="float">
            <text:p>1.57285188174247E+018</text:p>
          </table:table-cell>
          <table:table-cell office:value-type="float" office:value="7482" calcext:value-type="float">
            <text:p>7482</text:p>
          </table:table-cell>
          <table:table-cell office:value-type="float" office:value="1.57285188169143E+018" calcext:value-type="float">
            <text:p>1.57285188169143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919994116" calcext:value-type="float">
            <text:p>0.16091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79475E+018" calcext:value-type="float">
            <text:p>1.57285188179475E+018</text:p>
          </table:table-cell>
          <table:table-cell office:value-type="float" office:value="7483" calcext:value-type="float">
            <text:p>7483</text:p>
          </table:table-cell>
          <table:table-cell office:value-type="float" office:value="1.57285188174265E+018" calcext:value-type="float">
            <text:p>1.57285188174265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060005426" calcext:value-type="float">
            <text:p>0.16106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84679E+018" calcext:value-type="float">
            <text:p>1.57285188184679E+018</text:p>
          </table:table-cell>
          <table:table-cell office:value-type="float" office:value="7484" calcext:value-type="float">
            <text:p>7484</text:p>
          </table:table-cell>
          <table:table-cell office:value-type="float" office:value="1.57285188179454E+018" calcext:value-type="float">
            <text:p>1.57285188179454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070004106" calcext:value-type="float">
            <text:p>0.16107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89835E+018" calcext:value-type="float">
            <text:p>1.57285188189835E+018</text:p>
          </table:table-cell>
          <table:table-cell office:value-type="float" office:value="7485" calcext:value-type="float">
            <text:p>7485</text:p>
          </table:table-cell>
          <table:table-cell office:value-type="float" office:value="1.57285188184667E+018" calcext:value-type="float">
            <text:p>1.57285188184667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080002785" calcext:value-type="float">
            <text:p>0.16108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194965E+018" calcext:value-type="float">
            <text:p>1.57285188194965E+018</text:p>
          </table:table-cell>
          <table:table-cell office:value-type="float" office:value="7486" calcext:value-type="float">
            <text:p>7486</text:p>
          </table:table-cell>
          <table:table-cell office:value-type="float" office:value="1.57285188189837E+018" calcext:value-type="float">
            <text:p>1.57285188189837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39996552" calcext:value-type="float">
            <text:p>0.16123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0505E+018" calcext:value-type="float">
            <text:p>1.5728518820505E+018</text:p>
          </table:table-cell>
          <table:table-cell office:value-type="float" office:value="7487" calcext:value-type="float">
            <text:p>7487</text:p>
          </table:table-cell>
          <table:table-cell office:value-type="float" office:value="1.57285188194962E+018" calcext:value-type="float">
            <text:p>1.57285188194962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530002952" calcext:value-type="float">
            <text:p>0.16153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10242E+018" calcext:value-type="float">
            <text:p>1.57285188210242E+018</text:p>
          </table:table-cell>
          <table:table-cell office:value-type="float" office:value="7488" calcext:value-type="float">
            <text:p>7488</text:p>
          </table:table-cell>
          <table:table-cell office:value-type="float" office:value="1.57285188205055E+018" calcext:value-type="float">
            <text:p>1.57285188205055E+018</text:p>
          </table:table-cell>
          <table:table-cell/>
          <table:table-cell office:value-type="float" office:value="0.32460001111" calcext:value-type="float">
            <text:p>0.3246000111</text:p>
          </table:table-cell>
          <table:table-cell office:value-type="float" office:value="0" calcext:value-type="float">
            <text:p>0</text:p>
          </table:table-cell>
          <table:table-cell office:value-type="float" office:value="0.324620008469" calcext:value-type="float">
            <text:p>0.32462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1541E+018" calcext:value-type="float">
            <text:p>1.5728518821541E+018</text:p>
          </table:table-cell>
          <table:table-cell office:value-type="float" office:value="7489" calcext:value-type="float">
            <text:p>7489</text:p>
          </table:table-cell>
          <table:table-cell office:value-type="float" office:value="1.57285188210236E+018" calcext:value-type="float">
            <text:p>1.57285188210236E+018</text:p>
          </table:table-cell>
          <table:table-cell/>
          <table:table-cell office:value-type="float" office:value="0.324699997902" calcext:value-type="float">
            <text:p>0.3246999979</text:p>
          </table:table-cell>
          <table:table-cell office:value-type="float" office:value="0" calcext:value-type="float">
            <text:p>0</text:p>
          </table:table-cell>
          <table:table-cell office:value-type="float" office:value="0.324690014124" calcext:value-type="float">
            <text:p>0.32469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20603E+018" calcext:value-type="float">
            <text:p>1.57285188220603E+018</text:p>
          </table:table-cell>
          <table:table-cell office:value-type="float" office:value="7490" calcext:value-type="float">
            <text:p>7490</text:p>
          </table:table-cell>
          <table:table-cell office:value-type="float" office:value="1.57285188215398E+018" calcext:value-type="float">
            <text:p>1.57285188215398E+018</text:p>
          </table:table-cell>
          <table:table-cell/>
          <table:table-cell office:value-type="float" office:value="0.162400007248" calcext:value-type="float">
            <text:p>0.1624000072</text:p>
          </table:table-cell>
          <table:table-cell office:value-type="float" office:value="0" calcext:value-type="float">
            <text:p>0</text:p>
          </table:table-cell>
          <table:table-cell office:value-type="float" office:value="0.162369996309" calcext:value-type="float">
            <text:p>0.16236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30829E+018" calcext:value-type="float">
            <text:p>1.57285188230829E+018</text:p>
          </table:table-cell>
          <table:table-cell office:value-type="float" office:value="7491" calcext:value-type="float">
            <text:p>7491</text:p>
          </table:table-cell>
          <table:table-cell office:value-type="float" office:value="1.57285188220599E+018" calcext:value-type="float">
            <text:p>1.57285188220599E+018</text:p>
          </table:table-cell>
          <table:table-cell/>
          <table:table-cell office:value-type="float" office:value="0.162200003862" calcext:value-type="float">
            <text:p>0.1622000039</text:p>
          </table:table-cell>
          <table:table-cell office:value-type="float" office:value="0" calcext:value-type="float">
            <text:p>0</text:p>
          </table:table-cell>
          <table:table-cell office:value-type="float" office:value="0.162200003862" calcext:value-type="float">
            <text:p>0.16220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36029E+018" calcext:value-type="float">
            <text:p>1.57285188236029E+018</text:p>
          </table:table-cell>
          <table:table-cell office:value-type="float" office:value="7492" calcext:value-type="float">
            <text:p>7492</text:p>
          </table:table-cell>
          <table:table-cell office:value-type="float" office:value="1.57285188230846E+018" calcext:value-type="float">
            <text:p>1.57285188230846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0.162070006132" calcext:value-type="float">
            <text:p>0.16207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41231E+018" calcext:value-type="float">
            <text:p>1.57285188241231E+018</text:p>
          </table:table-cell>
          <table:table-cell office:value-type="float" office:value="7493" calcext:value-type="float">
            <text:p>7493</text:p>
          </table:table-cell>
          <table:table-cell office:value-type="float" office:value="1.57285188235998E+018" calcext:value-type="float">
            <text:p>1.57285188235998E+018</text:p>
          </table:table-cell>
          <table:table-cell/>
          <table:table-cell office:value-type="float" office:value="0.162000000477" calcext:value-type="float">
            <text:p>0.1620000005</text:p>
          </table:table-cell>
          <table:table-cell office:value-type="float" office:value="0" calcext:value-type="float">
            <text:p>0</text:p>
          </table:table-cell>
          <table:table-cell office:value-type="float" office:value="0.161990001798" calcext:value-type="float">
            <text:p>0.16199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46407E+018" calcext:value-type="float">
            <text:p>1.57285188246407E+018</text:p>
          </table:table-cell>
          <table:table-cell office:value-type="float" office:value="7494" calcext:value-type="float">
            <text:p>7494</text:p>
          </table:table-cell>
          <table:table-cell office:value-type="float" office:value="1.57285188241146E+018" calcext:value-type="float">
            <text:p>1.57285188241146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51501E+018" calcext:value-type="float">
            <text:p>1.57285188251501E+018</text:p>
          </table:table-cell>
          <table:table-cell office:value-type="float" office:value="7495" calcext:value-type="float">
            <text:p>7495</text:p>
          </table:table-cell>
          <table:table-cell office:value-type="float" office:value="1.57285188246329E+018" calcext:value-type="float">
            <text:p>1.57285188246329E+018</text:p>
          </table:table-cell>
          <table:table-cell/>
          <table:table-cell office:value-type="float" office:value="0.162200003862" calcext:value-type="float">
            <text:p>0.1622000039</text:p>
          </table:table-cell>
          <table:table-cell office:value-type="float" office:value="0" calcext:value-type="float">
            <text:p>0</text:p>
          </table:table-cell>
          <table:table-cell office:value-type="float" office:value="0.162169992924" calcext:value-type="float">
            <text:p>0.1621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61733E+018" calcext:value-type="float">
            <text:p>1.57285188261733E+018</text:p>
          </table:table-cell>
          <table:table-cell office:value-type="float" office:value="7496" calcext:value-type="float">
            <text:p>7496</text:p>
          </table:table-cell>
          <table:table-cell office:value-type="float" office:value="1.57285188251505E+018" calcext:value-type="float">
            <text:p>1.57285188251505E+018</text:p>
          </table:table-cell>
          <table:table-cell/>
          <table:table-cell office:value-type="float" office:value="0.324299991131" calcext:value-type="float">
            <text:p>0.3242999911</text:p>
          </table:table-cell>
          <table:table-cell office:value-type="float" office:value="0" calcext:value-type="float">
            <text:p>0</text:p>
          </table:table-cell>
          <table:table-cell office:value-type="float" office:value="0.324310004711" calcext:value-type="float">
            <text:p>0.32431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66809E+018" calcext:value-type="float">
            <text:p>1.57285188266809E+018</text:p>
          </table:table-cell>
          <table:table-cell office:value-type="float" office:value="7497" calcext:value-type="float">
            <text:p>7497</text:p>
          </table:table-cell>
          <table:table-cell office:value-type="float" office:value="1.57285188261667E+018" calcext:value-type="float">
            <text:p>1.57285188261667E+018</text:p>
          </table:table-cell>
          <table:table-cell/>
          <table:table-cell office:value-type="float" office:value="0.299800008535" calcext:value-type="float">
            <text:p>0.2998000085</text:p>
          </table:table-cell>
          <table:table-cell office:value-type="float" office:value="0" calcext:value-type="float">
            <text:p>0</text:p>
          </table:table-cell>
          <table:table-cell office:value-type="float" office:value="0.299829989672" calcext:value-type="float">
            <text:p>0.2998299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7202E+018" calcext:value-type="float">
            <text:p>1.5728518827202E+018</text:p>
          </table:table-cell>
          <table:table-cell office:value-type="float" office:value="7498" calcext:value-type="float">
            <text:p>7498</text:p>
          </table:table-cell>
          <table:table-cell office:value-type="float" office:value="1.57285188266825E+018" calcext:value-type="float">
            <text:p>1.57285188266825E+018</text:p>
          </table:table-cell>
          <table:table-cell/>
          <table:table-cell office:value-type="float" office:value="0.229000002146" calcext:value-type="float">
            <text:p>0.2290000021</text:p>
          </table:table-cell>
          <table:table-cell office:value-type="float" office:value="-0.161890000105" calcext:value-type="float">
            <text:p>-0.1618900001</text:p>
          </table:table-cell>
          <table:table-cell office:value-type="float" office:value="0.161890000105" calcext:value-type="float">
            <text:p>0.1618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772E+018" calcext:value-type="float">
            <text:p>1.572851882772E+018</text:p>
          </table:table-cell>
          <table:table-cell office:value-type="float" office:value="7499" calcext:value-type="float">
            <text:p>7499</text:p>
          </table:table-cell>
          <table:table-cell office:value-type="float" office:value="1.57285188271966E+018" calcext:value-type="float">
            <text:p>1.57285188271966E+018</text:p>
          </table:table-cell>
          <table:table-cell/>
          <table:table-cell office:value-type="float" office:value="0.229100003839" calcext:value-type="float">
            <text:p>0.2291000038</text:p>
          </table:table-cell>
          <table:table-cell office:value-type="float" office:value="-0.162000000477" calcext:value-type="float">
            <text:p>-0.1620000005</text:p>
          </table:table-cell>
          <table:table-cell office:value-type="float" office:value="0.162000000477" calcext:value-type="float">
            <text:p>0.16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82366E+018" calcext:value-type="float">
            <text:p>1.57285188282366E+018</text:p>
          </table:table-cell>
          <table:table-cell office:value-type="float" office:value="7500" calcext:value-type="float">
            <text:p>7500</text:p>
          </table:table-cell>
          <table:table-cell office:value-type="float" office:value="1.57285188277154E+018" calcext:value-type="float">
            <text:p>1.57285188277154E+018</text:p>
          </table:table-cell>
          <table:table-cell/>
          <table:table-cell office:value-type="float" office:value="0.229000002146" calcext:value-type="float">
            <text:p>0.2290000021</text:p>
          </table:table-cell>
          <table:table-cell office:value-type="float" office:value="-0.161929994822" calcext:value-type="float">
            <text:p>-0.1619299948</text:p>
          </table:table-cell>
          <table:table-cell office:value-type="float" office:value="0.161929994822" calcext:value-type="float">
            <text:p>0.1619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8762E+018" calcext:value-type="float">
            <text:p>1.5728518828762E+018</text:p>
          </table:table-cell>
          <table:table-cell office:value-type="float" office:value="7501" calcext:value-type="float">
            <text:p>7501</text:p>
          </table:table-cell>
          <table:table-cell office:value-type="float" office:value="1.5728518828236E+018" calcext:value-type="float">
            <text:p>1.5728518828236E+018</text:p>
          </table:table-cell>
          <table:table-cell/>
          <table:table-cell office:value-type="float" office:value="0.229000002146" calcext:value-type="float">
            <text:p>0.2290000021</text:p>
          </table:table-cell>
          <table:table-cell office:value-type="float" office:value="-0.161919996142" calcext:value-type="float">
            <text:p>-0.1619199961</text:p>
          </table:table-cell>
          <table:table-cell office:value-type="float" office:value="0.161919996142" calcext:value-type="float">
            <text:p>0.16191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297796E+018" calcext:value-type="float">
            <text:p>1.57285188297796E+018</text:p>
          </table:table-cell>
          <table:table-cell office:value-type="float" office:value="7502" calcext:value-type="float">
            <text:p>7502</text:p>
          </table:table-cell>
          <table:table-cell office:value-type="float" office:value="1.57285188287551E+018" calcext:value-type="float">
            <text:p>1.57285188287551E+018</text:p>
          </table:table-cell>
          <table:table-cell/>
          <table:table-cell office:value-type="float" office:value="0.249400004745" calcext:value-type="float">
            <text:p>0.2494000047</text:p>
          </table:table-cell>
          <table:table-cell office:value-type="float" office:value="-0.17634999752" calcext:value-type="float">
            <text:p>-0.1763499975</text:p>
          </table:table-cell>
          <table:table-cell office:value-type="float" office:value="0.17634999752" calcext:value-type="float">
            <text:p>0.17634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03048E+018" calcext:value-type="float">
            <text:p>1.57285188303048E+018</text:p>
          </table:table-cell>
          <table:table-cell office:value-type="float" office:value="7503" calcext:value-type="float">
            <text:p>7503</text:p>
          </table:table-cell>
          <table:table-cell office:value-type="float" office:value="1.57285188297769E+018" calcext:value-type="float">
            <text:p>1.57285188297769E+018</text:p>
          </table:table-cell>
          <table:table-cell/>
          <table:table-cell office:value-type="float" office:value="0.361999988556" calcext:value-type="float">
            <text:p>0.3619999886</text:p>
          </table:table-cell>
          <table:table-cell office:value-type="float" office:value="-0.161890000105" calcext:value-type="float">
            <text:p>-0.1618900001</text:p>
          </table:table-cell>
          <table:table-cell office:value-type="float" office:value="0.32378000021" calcext:value-type="float">
            <text:p>0.32378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08211E+018" calcext:value-type="float">
            <text:p>1.57285188308211E+018</text:p>
          </table:table-cell>
          <table:table-cell office:value-type="float" office:value="7504" calcext:value-type="float">
            <text:p>7504</text:p>
          </table:table-cell>
          <table:table-cell office:value-type="float" office:value="1.5728518830298E+018" calcext:value-type="float">
            <text:p>1.5728518830298E+018</text:p>
          </table:table-cell>
          <table:table-cell/>
          <table:table-cell office:value-type="float" office:value="0.361600011587" calcext:value-type="float">
            <text:p>0.3616000116</text:p>
          </table:table-cell>
          <table:table-cell office:value-type="float" office:value="-0.161719992757" calcext:value-type="float">
            <text:p>-0.1617199928</text:p>
          </table:table-cell>
          <table:table-cell office:value-type="float" office:value="0.323449999094" calcext:value-type="float">
            <text:p>0.32344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13436E+018" calcext:value-type="float">
            <text:p>1.57285188313436E+018</text:p>
          </table:table-cell>
          <table:table-cell office:value-type="float" office:value="7505" calcext:value-type="float">
            <text:p>7505</text:p>
          </table:table-cell>
          <table:table-cell office:value-type="float" office:value="1.57285188308136E+018" calcext:value-type="float">
            <text:p>1.57285188308136E+018</text:p>
          </table:table-cell>
          <table:table-cell/>
          <table:table-cell office:value-type="float" office:value="0.36179998517" calcext:value-type="float">
            <text:p>0.3617999852</text:p>
          </table:table-cell>
          <table:table-cell office:value-type="float" office:value="-0.161789998412" calcext:value-type="float">
            <text:p>-0.1617899984</text:p>
          </table:table-cell>
          <table:table-cell office:value-type="float" office:value="0.323590010405" calcext:value-type="float">
            <text:p>0.32359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18518E+018" calcext:value-type="float">
            <text:p>1.57285188318518E+018</text:p>
          </table:table-cell>
          <table:table-cell office:value-type="float" office:value="7506" calcext:value-type="float">
            <text:p>7506</text:p>
          </table:table-cell>
          <table:table-cell office:value-type="float" office:value="1.57285188313337E+018" calcext:value-type="float">
            <text:p>1.57285188313337E+018</text:p>
          </table:table-cell>
          <table:table-cell/>
          <table:table-cell office:value-type="float" office:value="0.228699997067" calcext:value-type="float">
            <text:p>0.2286999971</text:p>
          </table:table-cell>
          <table:table-cell office:value-type="float" office:value="-0.161730006337" calcext:value-type="float">
            <text:p>-0.1617300063</text:p>
          </table:table-cell>
          <table:table-cell office:value-type="float" office:value="0.161730006337" calcext:value-type="float">
            <text:p>0.16173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28762E+018" calcext:value-type="float">
            <text:p>1.57285188328762E+018</text:p>
          </table:table-cell>
          <table:table-cell office:value-type="float" office:value="7507" calcext:value-type="float">
            <text:p>7507</text:p>
          </table:table-cell>
          <table:table-cell office:value-type="float" office:value="1.5728518831853E+018" calcext:value-type="float">
            <text:p>1.5728518831853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60002637" calcext:value-type="float">
            <text:p>-0.1758600026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33865E+018" calcext:value-type="float">
            <text:p>1.57285188333865E+018</text:p>
          </table:table-cell>
          <table:table-cell office:value-type="float" office:value="7508" calcext:value-type="float">
            <text:p>7508</text:p>
          </table:table-cell>
          <table:table-cell office:value-type="float" office:value="1.57285188328709E+018" calcext:value-type="float">
            <text:p>1.57285188328709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589995027" calcext:value-type="float">
            <text:p>0.1615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39024E+018" calcext:value-type="float">
            <text:p>1.57285188339024E+018</text:p>
          </table:table-cell>
          <table:table-cell office:value-type="float" office:value="7509" calcext:value-type="float">
            <text:p>7509</text:p>
          </table:table-cell>
          <table:table-cell office:value-type="float" office:value="1.57285188333873E+018" calcext:value-type="float">
            <text:p>1.57285188333873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530002952" calcext:value-type="float">
            <text:p>0.16153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44272E+018" calcext:value-type="float">
            <text:p>1.57285188344272E+018</text:p>
          </table:table-cell>
          <table:table-cell office:value-type="float" office:value="7510" calcext:value-type="float">
            <text:p>7510</text:p>
          </table:table-cell>
          <table:table-cell office:value-type="float" office:value="1.57285188339021E+018" calcext:value-type="float">
            <text:p>1.57285188339021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640003324" calcext:value-type="float">
            <text:p>0.1616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49439E+018" calcext:value-type="float">
            <text:p>1.57285188349439E+018</text:p>
          </table:table-cell>
          <table:table-cell office:value-type="float" office:value="7511" calcext:value-type="float">
            <text:p>7511</text:p>
          </table:table-cell>
          <table:table-cell office:value-type="float" office:value="1.57285188344194E+018" calcext:value-type="float">
            <text:p>1.57285188344194E+018</text:p>
          </table:table-cell>
          <table:table-cell/>
          <table:table-cell office:value-type="float" office:value="0.323399990797" calcext:value-type="float">
            <text:p>0.3233999908</text:p>
          </table:table-cell>
          <table:table-cell office:value-type="float" office:value="0" calcext:value-type="float">
            <text:p>0</text:p>
          </table:table-cell>
          <table:table-cell office:value-type="float" office:value="0.323449999094" calcext:value-type="float">
            <text:p>0.32344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54654E+018" calcext:value-type="float">
            <text:p>1.57285188354654E+018</text:p>
          </table:table-cell>
          <table:table-cell office:value-type="float" office:value="7512" calcext:value-type="float">
            <text:p>7512</text:p>
          </table:table-cell>
          <table:table-cell office:value-type="float" office:value="1.57285188349372E+018" calcext:value-type="float">
            <text:p>1.57285188349372E+018</text:p>
          </table:table-cell>
          <table:table-cell/>
          <table:table-cell office:value-type="float" office:value="0.323500007391" calcext:value-type="float">
            <text:p>0.3235000074</text:p>
          </table:table-cell>
          <table:table-cell office:value-type="float" office:value="0" calcext:value-type="float">
            <text:p>0</text:p>
          </table:table-cell>
          <table:table-cell office:value-type="float" office:value="0.323520004749" calcext:value-type="float">
            <text:p>0.32352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59903E+018" calcext:value-type="float">
            <text:p>1.57285188359903E+018</text:p>
          </table:table-cell>
          <table:table-cell office:value-type="float" office:value="7513" calcext:value-type="float">
            <text:p>7513</text:p>
          </table:table-cell>
          <table:table-cell office:value-type="float" office:value="1.57285188354657E+018" calcext:value-type="float">
            <text:p>1.57285188354657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79998302" calcext:value-type="float">
            <text:p>0.17577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65067E+018" calcext:value-type="float">
            <text:p>1.57285188365067E+018</text:p>
          </table:table-cell>
          <table:table-cell office:value-type="float" office:value="7514" calcext:value-type="float">
            <text:p>7514</text:p>
          </table:table-cell>
          <table:table-cell office:value-type="float" office:value="1.57285188359834E+018" calcext:value-type="float">
            <text:p>1.57285188359834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89998674" calcext:value-type="float">
            <text:p>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70175E+018" calcext:value-type="float">
            <text:p>1.57285188370175E+018</text:p>
          </table:table-cell>
          <table:table-cell office:value-type="float" office:value="7515" calcext:value-type="float">
            <text:p>7515</text:p>
          </table:table-cell>
          <table:table-cell office:value-type="float" office:value="1.57285188364997E+018" calcext:value-type="float">
            <text:p>1.57285188364997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70001316" calcext:value-type="float">
            <text:p>0.1758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75461E+018" calcext:value-type="float">
            <text:p>1.57285188375461E+018</text:p>
          </table:table-cell>
          <table:table-cell office:value-type="float" office:value="7516" calcext:value-type="float">
            <text:p>7516</text:p>
          </table:table-cell>
          <table:table-cell office:value-type="float" office:value="1.57285188370177E+018" calcext:value-type="float">
            <text:p>1.57285188370177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929993391" calcext:value-type="float">
            <text:p>0.17592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80584E+018" calcext:value-type="float">
            <text:p>1.57285188380584E+018</text:p>
          </table:table-cell>
          <table:table-cell office:value-type="float" office:value="7517" calcext:value-type="float">
            <text:p>7517</text:p>
          </table:table-cell>
          <table:table-cell office:value-type="float" office:value="1.57285188375395E+018" calcext:value-type="float">
            <text:p>1.57285188375395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50003958" calcext:value-type="float">
            <text:p>0.17585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85752E+018" calcext:value-type="float">
            <text:p>1.57285188385752E+018</text:p>
          </table:table-cell>
          <table:table-cell office:value-type="float" office:value="7518" calcext:value-type="float">
            <text:p>7518</text:p>
          </table:table-cell>
          <table:table-cell office:value-type="float" office:value="1.57285188380585E+018" calcext:value-type="float">
            <text:p>1.57285188380585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91032E+018" calcext:value-type="float">
            <text:p>1.57285188391032E+018</text:p>
          </table:table-cell>
          <table:table-cell office:value-type="float" office:value="7519" calcext:value-type="float">
            <text:p>7519</text:p>
          </table:table-cell>
          <table:table-cell office:value-type="float" office:value="1.57285188385766E+018" calcext:value-type="float">
            <text:p>1.57285188385766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396182E+018" calcext:value-type="float">
            <text:p>1.57285188396182E+018</text:p>
          </table:table-cell>
          <table:table-cell office:value-type="float" office:value="7520" calcext:value-type="float">
            <text:p>7520</text:p>
          </table:table-cell>
          <table:table-cell office:value-type="float" office:value="1.57285188390965E+018" calcext:value-type="float">
            <text:p>1.57285188390965E+018</text:p>
          </table:table-cell>
          <table:table-cell/>
          <table:table-cell office:value-type="float" office:value="0.384999990463" calcext:value-type="float">
            <text:p>0.3849999905</text:p>
          </table:table-cell>
          <table:table-cell office:value-type="float" office:value="0" calcext:value-type="float">
            <text:p>0</text:p>
          </table:table-cell>
          <table:table-cell office:value-type="float" office:value="0.385030001402" calcext:value-type="float">
            <text:p>0.38503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01375E+018" calcext:value-type="float">
            <text:p>1.57285188401375E+018</text:p>
          </table:table-cell>
          <table:table-cell office:value-type="float" office:value="7521" calcext:value-type="float">
            <text:p>7521</text:p>
          </table:table-cell>
          <table:table-cell office:value-type="float" office:value="1.57285188396185E+018" calcext:value-type="float">
            <text:p>1.57285188396185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0.192340001464" calcext:value-type="float">
            <text:p>0.19234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06504E+018" calcext:value-type="float">
            <text:p>1.57285188406504E+018</text:p>
          </table:table-cell>
          <table:table-cell office:value-type="float" office:value="7522" calcext:value-type="float">
            <text:p>7522</text:p>
          </table:table-cell>
          <table:table-cell office:value-type="float" office:value="1.5728518840134E+018" calcext:value-type="float">
            <text:p>1.5728518840134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16693E+018" calcext:value-type="float">
            <text:p>1.57285188416693E+018</text:p>
          </table:table-cell>
          <table:table-cell office:value-type="float" office:value="7523" calcext:value-type="float">
            <text:p>7523</text:p>
          </table:table-cell>
          <table:table-cell office:value-type="float" office:value="1.57285188406482E+018" calcext:value-type="float">
            <text:p>1.57285188406482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0.192959994078" calcext:value-type="float">
            <text:p>0.19295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21829E+018" calcext:value-type="float">
            <text:p>1.57285188421829E+018</text:p>
          </table:table-cell>
          <table:table-cell office:value-type="float" office:value="7524" calcext:value-type="float">
            <text:p>7524</text:p>
          </table:table-cell>
          <table:table-cell office:value-type="float" office:value="1.57285188416695E+018" calcext:value-type="float">
            <text:p>1.57285188416695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70001316" calcext:value-type="float">
            <text:p>0.1758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27029E+018" calcext:value-type="float">
            <text:p>1.57285188427029E+018</text:p>
          </table:table-cell>
          <table:table-cell office:value-type="float" office:value="7525" calcext:value-type="float">
            <text:p>7525</text:p>
          </table:table-cell>
          <table:table-cell office:value-type="float" office:value="1.57285188421834E+018" calcext:value-type="float">
            <text:p>1.57285188421834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940006971" calcext:value-type="float">
            <text:p>0.17594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32105E+018" calcext:value-type="float">
            <text:p>1.57285188432105E+018</text:p>
          </table:table-cell>
          <table:table-cell office:value-type="float" office:value="7526" calcext:value-type="float">
            <text:p>7526</text:p>
          </table:table-cell>
          <table:table-cell office:value-type="float" office:value="1.57285188426978E+018" calcext:value-type="float">
            <text:p>1.57285188426978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050007343" calcext:value-type="float">
            <text:p>0.17605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37332E+018" calcext:value-type="float">
            <text:p>1.57285188437332E+018</text:p>
          </table:table-cell>
          <table:table-cell office:value-type="float" office:value="7527" calcext:value-type="float">
            <text:p>7527</text:p>
          </table:table-cell>
          <table:table-cell office:value-type="float" office:value="1.57285188432118E+018" calcext:value-type="float">
            <text:p>1.57285188432118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42558E+018" calcext:value-type="float">
            <text:p>1.57285188442558E+018</text:p>
          </table:table-cell>
          <table:table-cell office:value-type="float" office:value="7528" calcext:value-type="float">
            <text:p>7528</text:p>
          </table:table-cell>
          <table:table-cell office:value-type="float" office:value="1.5728518843734E+018" calcext:value-type="float">
            <text:p>1.5728518843734E+018</text:p>
          </table:table-cell>
          <table:table-cell/>
          <table:table-cell office:value-type="float" office:value="0.352400004864" calcext:value-type="float">
            <text:p>0.3524000049</text:p>
          </table:table-cell>
          <table:table-cell office:value-type="float" office:value="0" calcext:value-type="float">
            <text:p>0</text:p>
          </table:table-cell>
          <table:table-cell office:value-type="float" office:value="0.352389991283" calcext:value-type="float">
            <text:p>0.352389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47751E+018" calcext:value-type="float">
            <text:p>1.57285188447751E+018</text:p>
          </table:table-cell>
          <table:table-cell office:value-type="float" office:value="7529" calcext:value-type="float">
            <text:p>7529</text:p>
          </table:table-cell>
          <table:table-cell office:value-type="float" office:value="1.57285188442559E+018" calcext:value-type="float">
            <text:p>1.57285188442559E+018</text:p>
          </table:table-cell>
          <table:table-cell/>
          <table:table-cell office:value-type="float" office:value="0.352200001478" calcext:value-type="float">
            <text:p>0.3522000015</text:p>
          </table:table-cell>
          <table:table-cell office:value-type="float" office:value="0" calcext:value-type="float">
            <text:p>0</text:p>
          </table:table-cell>
          <table:table-cell office:value-type="float" office:value="0.352160006762" calcext:value-type="float">
            <text:p>0.35216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53059E+018" calcext:value-type="float">
            <text:p>1.57285188453059E+018</text:p>
          </table:table-cell>
          <table:table-cell office:value-type="float" office:value="7530" calcext:value-type="float">
            <text:p>7530</text:p>
          </table:table-cell>
          <table:table-cell office:value-type="float" office:value="1.57285188447759E+018" calcext:value-type="float">
            <text:p>1.57285188447759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070004702" calcext:value-type="float">
            <text:p>0.17607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58078E+018" calcext:value-type="float">
            <text:p>1.57285188458078E+018</text:p>
          </table:table-cell>
          <table:table-cell office:value-type="float" office:value="7531" calcext:value-type="float">
            <text:p>7531</text:p>
          </table:table-cell>
          <table:table-cell office:value-type="float" office:value="1.57285188452958E+018" calcext:value-type="float">
            <text:p>1.57285188452958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139995456" calcext:value-type="float">
            <text:p>0.17613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63279E+018" calcext:value-type="float">
            <text:p>1.57285188463279E+018</text:p>
          </table:table-cell>
          <table:table-cell office:value-type="float" office:value="7532" calcext:value-type="float">
            <text:p>7532</text:p>
          </table:table-cell>
          <table:table-cell office:value-type="float" office:value="1.57285188458102E+018" calcext:value-type="float">
            <text:p>1.57285188458102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-0.176170006394" calcext:value-type="float">
            <text:p>-0.1761700064</text:p>
          </table:table-cell>
          <table:table-cell office:value-type="float" office:value="0.176170006394" calcext:value-type="float">
            <text:p>0.17617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68441E+018" calcext:value-type="float">
            <text:p>1.57285188468441E+018</text:p>
          </table:table-cell>
          <table:table-cell office:value-type="float" office:value="7533" calcext:value-type="float">
            <text:p>7533</text:p>
          </table:table-cell>
          <table:table-cell office:value-type="float" office:value="1.57285188463226E+018" calcext:value-type="float">
            <text:p>1.57285188463226E+018</text:p>
          </table:table-cell>
          <table:table-cell/>
          <table:table-cell office:value-type="float" office:value="0.249200001359" calcext:value-type="float">
            <text:p>0.2492000014</text:p>
          </table:table-cell>
          <table:table-cell office:value-type="float" office:value="-0.176229998469" calcext:value-type="float">
            <text:p>-0.1762299985</text:p>
          </table:table-cell>
          <table:table-cell office:value-type="float" office:value="0.176229998469" calcext:value-type="float">
            <text:p>0.17622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73676E+018" calcext:value-type="float">
            <text:p>1.57285188473676E+018</text:p>
          </table:table-cell>
          <table:table-cell office:value-type="float" office:value="7534" calcext:value-type="float">
            <text:p>7534</text:p>
          </table:table-cell>
          <table:table-cell office:value-type="float" office:value="1.57285188468462E+018" calcext:value-type="float">
            <text:p>1.57285188468462E+018</text:p>
          </table:table-cell>
          <table:table-cell/>
          <table:table-cell office:value-type="float" office:value="0.273200005293" calcext:value-type="float">
            <text:p>0.2732000053</text:p>
          </table:table-cell>
          <table:table-cell office:value-type="float" office:value="-0.193169996142" calcext:value-type="float">
            <text:p>-0.1931699961</text:p>
          </table:table-cell>
          <table:table-cell office:value-type="float" office:value="0.193169996142" calcext:value-type="float">
            <text:p>0.19316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7885E+018" calcext:value-type="float">
            <text:p>1.5728518847885E+018</text:p>
          </table:table-cell>
          <table:table-cell office:value-type="float" office:value="7535" calcext:value-type="float">
            <text:p>7535</text:p>
          </table:table-cell>
          <table:table-cell office:value-type="float" office:value="1.57285188473683E+018" calcext:value-type="float">
            <text:p>1.57285188473683E+018</text:p>
          </table:table-cell>
          <table:table-cell/>
          <table:table-cell office:value-type="float" office:value="0.272799998522" calcext:value-type="float">
            <text:p>0.2727999985</text:p>
          </table:table-cell>
          <table:table-cell office:value-type="float" office:value="-0.192870005965" calcext:value-type="float">
            <text:p>-0.192870006</text:p>
          </table:table-cell>
          <table:table-cell office:value-type="float" office:value="0.192870005965" calcext:value-type="float">
            <text:p>0.19287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84058E+018" calcext:value-type="float">
            <text:p>1.57285188484058E+018</text:p>
          </table:table-cell>
          <table:table-cell office:value-type="float" office:value="7536" calcext:value-type="float">
            <text:p>7536</text:p>
          </table:table-cell>
          <table:table-cell office:value-type="float" office:value="1.5728518847879E+018" calcext:value-type="float">
            <text:p>1.5728518847879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-0.193010002375" calcext:value-type="float">
            <text:p>-0.1930100024</text:p>
          </table:table-cell>
          <table:table-cell office:value-type="float" office:value="0.193010002375" calcext:value-type="float">
            <text:p>0.19301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89193E+018" calcext:value-type="float">
            <text:p>1.57285188489193E+018</text:p>
          </table:table-cell>
          <table:table-cell office:value-type="float" office:value="7537" calcext:value-type="float">
            <text:p>7537</text:p>
          </table:table-cell>
          <table:table-cell office:value-type="float" office:value="1.57285188483985E+018" calcext:value-type="float">
            <text:p>1.57285188483985E+018</text:p>
          </table:table-cell>
          <table:table-cell/>
          <table:table-cell office:value-type="float" office:value="0.431100010872" calcext:value-type="float">
            <text:p>0.4311000109</text:p>
          </table:table-cell>
          <table:table-cell office:value-type="float" office:value="-0.19280000031" calcext:value-type="float">
            <text:p>-0.1928000003</text:p>
          </table:table-cell>
          <table:table-cell office:value-type="float" office:value="0.38560000062" calcext:value-type="float">
            <text:p>0.38560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94418E+018" calcext:value-type="float">
            <text:p>1.57285188494418E+018</text:p>
          </table:table-cell>
          <table:table-cell office:value-type="float" office:value="7538" calcext:value-type="float">
            <text:p>7538</text:p>
          </table:table-cell>
          <table:table-cell office:value-type="float" office:value="1.57285188489195E+018" calcext:value-type="float">
            <text:p>1.57285188489195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-0.192839995027" calcext:value-type="float">
            <text:p>-0.192839995</text:p>
          </table:table-cell>
          <table:table-cell office:value-type="float" office:value="0.192839995027" calcext:value-type="float">
            <text:p>0.19283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499542E+018" calcext:value-type="float">
            <text:p>1.57285188499542E+018</text:p>
          </table:table-cell>
          <table:table-cell office:value-type="float" office:value="7539" calcext:value-type="float">
            <text:p>7539</text:p>
          </table:table-cell>
          <table:table-cell office:value-type="float" office:value="1.57285188494353E+018" calcext:value-type="float">
            <text:p>1.57285188494353E+018</text:p>
          </table:table-cell>
          <table:table-cell/>
          <table:table-cell office:value-type="float" office:value="0.273099988699" calcext:value-type="float">
            <text:p>0.2730999887</text:p>
          </table:table-cell>
          <table:table-cell office:value-type="float" office:value="-0.193079993129" calcext:value-type="float">
            <text:p>-0.1930799931</text:p>
          </table:table-cell>
          <table:table-cell office:value-type="float" office:value="0.193079993129" calcext:value-type="float">
            <text:p>0.19307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04668E+018" calcext:value-type="float">
            <text:p>1.57285188504668E+018</text:p>
          </table:table-cell>
          <table:table-cell office:value-type="float" office:value="7540" calcext:value-type="float">
            <text:p>7540</text:p>
          </table:table-cell>
          <table:table-cell office:value-type="float" office:value="1.57285188499481E+018" calcext:value-type="float">
            <text:p>1.57285188499481E+018</text:p>
          </table:table-cell>
          <table:table-cell/>
          <table:table-cell office:value-type="float" office:value="0.273400008678" calcext:value-type="float">
            <text:p>0.2734000087</text:p>
          </table:table-cell>
          <table:table-cell office:value-type="float" office:value="-0.19334000349" calcext:value-type="float">
            <text:p>-0.1933400035</text:p>
          </table:table-cell>
          <table:table-cell office:value-type="float" office:value="0.19334000349" calcext:value-type="float">
            <text:p>0.19334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0984E+018" calcext:value-type="float">
            <text:p>1.5728518850984E+018</text:p>
          </table:table-cell>
          <table:table-cell office:value-type="float" office:value="7541" calcext:value-type="float">
            <text:p>7541</text:p>
          </table:table-cell>
          <table:table-cell office:value-type="float" office:value="1.57285188504668E+018" calcext:value-type="float">
            <text:p>1.57285188504668E+018</text:p>
          </table:table-cell>
          <table:table-cell/>
          <table:table-cell office:value-type="float" office:value="0.27349999547" calcext:value-type="float">
            <text:p>0.2734999955</text:p>
          </table:table-cell>
          <table:table-cell office:value-type="float" office:value="-0.193389996886" calcext:value-type="float">
            <text:p>-0.1933899969</text:p>
          </table:table-cell>
          <table:table-cell office:value-type="float" office:value="0.193389996886" calcext:value-type="float">
            <text:p>0.19338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15112E+018" calcext:value-type="float">
            <text:p>1.57285188515112E+018</text:p>
          </table:table-cell>
          <table:table-cell office:value-type="float" office:value="7542" calcext:value-type="float">
            <text:p>7542</text:p>
          </table:table-cell>
          <table:table-cell office:value-type="float" office:value="1.57285188509843E+018" calcext:value-type="float">
            <text:p>1.57285188509843E+018</text:p>
          </table:table-cell>
          <table:table-cell/>
          <table:table-cell office:value-type="float" office:value="0.193299993873" calcext:value-type="float">
            <text:p>0.1932999939</text:p>
          </table:table-cell>
          <table:table-cell office:value-type="float" office:value="0" calcext:value-type="float">
            <text:p>0</text:p>
          </table:table-cell>
          <table:table-cell office:value-type="float" office:value="0.193269997835" calcext:value-type="float">
            <text:p>0.19326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20252E+018" calcext:value-type="float">
            <text:p>1.57285188520252E+018</text:p>
          </table:table-cell>
          <table:table-cell office:value-type="float" office:value="7543" calcext:value-type="float">
            <text:p>7543</text:p>
          </table:table-cell>
          <table:table-cell office:value-type="float" office:value="1.57285188515048E+018" calcext:value-type="float">
            <text:p>1.57285188515048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0.192969992757" calcext:value-type="float">
            <text:p>0.19296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25506E+018" calcext:value-type="float">
            <text:p>1.57285188525506E+018</text:p>
          </table:table-cell>
          <table:table-cell office:value-type="float" office:value="7544" calcext:value-type="float">
            <text:p>7544</text:p>
          </table:table-cell>
          <table:table-cell office:value-type="float" office:value="1.57285188520268E+018" calcext:value-type="float">
            <text:p>1.57285188520268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0.193029999733" calcext:value-type="float">
            <text:p>0.19302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35693E+018" calcext:value-type="float">
            <text:p>1.57285188535693E+018</text:p>
          </table:table-cell>
          <table:table-cell office:value-type="float" office:value="7545" calcext:value-type="float">
            <text:p>7545</text:p>
          </table:table-cell>
          <table:table-cell office:value-type="float" office:value="1.57285188525468E+018" calcext:value-type="float">
            <text:p>1.57285188525468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40911E+018" calcext:value-type="float">
            <text:p>1.57285188540911E+018</text:p>
          </table:table-cell>
          <table:table-cell office:value-type="float" office:value="7546" calcext:value-type="float">
            <text:p>7546</text:p>
          </table:table-cell>
          <table:table-cell office:value-type="float" office:value="1.57285188535663E+018" calcext:value-type="float">
            <text:p>1.57285188535663E+018</text:p>
          </table:table-cell>
          <table:table-cell/>
          <table:table-cell office:value-type="float" office:value="0.351700007915" calcext:value-type="float">
            <text:p>0.3517000079</text:p>
          </table:table-cell>
          <table:table-cell office:value-type="float" office:value="0" calcext:value-type="float">
            <text:p>0</text:p>
          </table:table-cell>
          <table:table-cell office:value-type="float" office:value="0.351660013199" calcext:value-type="float">
            <text:p>0.35166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46059E+018" calcext:value-type="float">
            <text:p>1.57285188546059E+018</text:p>
          </table:table-cell>
          <table:table-cell office:value-type="float" office:value="7547" calcext:value-type="float">
            <text:p>7547</text:p>
          </table:table-cell>
          <table:table-cell office:value-type="float" office:value="1.57285188540864E+018" calcext:value-type="float">
            <text:p>1.57285188540864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51339E+018" calcext:value-type="float">
            <text:p>1.57285188551339E+018</text:p>
          </table:table-cell>
          <table:table-cell office:value-type="float" office:value="7548" calcext:value-type="float">
            <text:p>7548</text:p>
          </table:table-cell>
          <table:table-cell office:value-type="float" office:value="1.57285188546094E+018" calcext:value-type="float">
            <text:p>1.57285188546094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50002265" calcext:value-type="float">
            <text:p>0.17575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61565E+018" calcext:value-type="float">
            <text:p>1.57285188561565E+018</text:p>
          </table:table-cell>
          <table:table-cell office:value-type="float" office:value="7549" calcext:value-type="float">
            <text:p>7549</text:p>
          </table:table-cell>
          <table:table-cell office:value-type="float" office:value="1.57285188551299E+018" calcext:value-type="float">
            <text:p>1.57285188551299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66747E+018" calcext:value-type="float">
            <text:p>1.57285188566747E+018</text:p>
          </table:table-cell>
          <table:table-cell office:value-type="float" office:value="7550" calcext:value-type="float">
            <text:p>7550</text:p>
          </table:table-cell>
          <table:table-cell office:value-type="float" office:value="1.57285188561485E+018" calcext:value-type="float">
            <text:p>1.57285188561485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0.16128000617" calcext:value-type="float">
            <text:p>0.16128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71926E+018" calcext:value-type="float">
            <text:p>1.57285188571926E+018</text:p>
          </table:table-cell>
          <table:table-cell office:value-type="float" office:value="7551" calcext:value-type="float">
            <text:p>7551</text:p>
          </table:table-cell>
          <table:table-cell office:value-type="float" office:value="1.57285188566675E+018" calcext:value-type="float">
            <text:p>1.57285188566675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0.16126999259" calcext:value-type="float">
            <text:p>0.16126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77036E+018" calcext:value-type="float">
            <text:p>1.57285188577036E+018</text:p>
          </table:table-cell>
          <table:table-cell office:value-type="float" office:value="7552" calcext:value-type="float">
            <text:p>7552</text:p>
          </table:table-cell>
          <table:table-cell office:value-type="float" office:value="1.57285188571868E+018" calcext:value-type="float">
            <text:p>1.57285188571868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29997873" calcext:value-type="float">
            <text:p>0.16122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82215E+018" calcext:value-type="float">
            <text:p>1.57285188582215E+018</text:p>
          </table:table-cell>
          <table:table-cell office:value-type="float" office:value="7553" calcext:value-type="float">
            <text:p>7553</text:p>
          </table:table-cell>
          <table:table-cell office:value-type="float" office:value="1.57285188576992E+018" calcext:value-type="float">
            <text:p>1.57285188576992E+018</text:p>
          </table:table-cell>
          <table:table-cell/>
          <table:table-cell office:value-type="float" office:value="0.322899997234" calcext:value-type="float">
            <text:p>0.3228999972</text:p>
          </table:table-cell>
          <table:table-cell office:value-type="float" office:value="0" calcext:value-type="float">
            <text:p>0</text:p>
          </table:table-cell>
          <table:table-cell office:value-type="float" office:value="0.322869986296" calcext:value-type="float">
            <text:p>0.322869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92367E+018" calcext:value-type="float">
            <text:p>1.57285188592367E+018</text:p>
          </table:table-cell>
          <table:table-cell office:value-type="float" office:value="7554" calcext:value-type="float">
            <text:p>7554</text:p>
          </table:table-cell>
          <table:table-cell office:value-type="float" office:value="1.57285188582171E+018" calcext:value-type="float">
            <text:p>1.57285188582171E+018</text:p>
          </table:table-cell>
          <table:table-cell/>
          <table:table-cell office:value-type="float" office:value="0.32310000062" calcext:value-type="float">
            <text:p>0.3231000006</text:p>
          </table:table-cell>
          <table:table-cell office:value-type="float" office:value="0" calcext:value-type="float">
            <text:p>0</text:p>
          </table:table-cell>
          <table:table-cell office:value-type="float" office:value="0.32308998704" calcext:value-type="float">
            <text:p>0.32308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597667E+018" calcext:value-type="float">
            <text:p>1.57285188597667E+018</text:p>
          </table:table-cell>
          <table:table-cell office:value-type="float" office:value="7555" calcext:value-type="float">
            <text:p>7555</text:p>
          </table:table-cell>
          <table:table-cell office:value-type="float" office:value="1.57285188592317E+018" calcext:value-type="float">
            <text:p>1.57285188592317E+018</text:p>
          </table:table-cell>
          <table:table-cell/>
          <table:table-cell office:value-type="float" office:value="0.299199998379" calcext:value-type="float">
            <text:p>0.2991999984</text:p>
          </table:table-cell>
          <table:table-cell office:value-type="float" office:value="0" calcext:value-type="float">
            <text:p>0</text:p>
          </table:table-cell>
          <table:table-cell office:value-type="float" office:value="0.29918000102" calcext:value-type="float">
            <text:p>0.2991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02778E+018" calcext:value-type="float">
            <text:p>1.57285188602778E+018</text:p>
          </table:table-cell>
          <table:table-cell office:value-type="float" office:value="7556" calcext:value-type="float">
            <text:p>7556</text:p>
          </table:table-cell>
          <table:table-cell office:value-type="float" office:value="1.57285188597558E+018" calcext:value-type="float">
            <text:p>1.57285188597558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559998989" calcext:value-type="float">
            <text:p>0.16155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07972E+018" calcext:value-type="float">
            <text:p>1.57285188607972E+018</text:p>
          </table:table-cell>
          <table:table-cell office:value-type="float" office:value="7557" calcext:value-type="float">
            <text:p>7557</text:p>
          </table:table-cell>
          <table:table-cell office:value-type="float" office:value="1.57285188602781E+018" calcext:value-type="float">
            <text:p>1.57285188602781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510005593" calcext:value-type="float">
            <text:p>0.16151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1323E+018" calcext:value-type="float">
            <text:p>1.5728518861323E+018</text:p>
          </table:table-cell>
          <table:table-cell office:value-type="float" office:value="7558" calcext:value-type="float">
            <text:p>7558</text:p>
          </table:table-cell>
          <table:table-cell office:value-type="float" office:value="1.57285188607982E+018" calcext:value-type="float">
            <text:p>1.57285188607982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579996347" calcext:value-type="float">
            <text:p>0.16157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1835E+018" calcext:value-type="float">
            <text:p>1.5728518861835E+018</text:p>
          </table:table-cell>
          <table:table-cell office:value-type="float" office:value="7559" calcext:value-type="float">
            <text:p>7559</text:p>
          </table:table-cell>
          <table:table-cell office:value-type="float" office:value="1.57285188613135E+018" calcext:value-type="float">
            <text:p>1.57285188613135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0.161719992757" calcext:value-type="float">
            <text:p>0.16171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23565E+018" calcext:value-type="float">
            <text:p>1.57285188623565E+018</text:p>
          </table:table-cell>
          <table:table-cell office:value-type="float" office:value="7560" calcext:value-type="float">
            <text:p>7560</text:p>
          </table:table-cell>
          <table:table-cell office:value-type="float" office:value="1.57285188618365E+018" calcext:value-type="float">
            <text:p>1.57285188618365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28856E+018" calcext:value-type="float">
            <text:p>1.57285188628856E+018</text:p>
          </table:table-cell>
          <table:table-cell office:value-type="float" office:value="7561" calcext:value-type="float">
            <text:p>7561</text:p>
          </table:table-cell>
          <table:table-cell office:value-type="float" office:value="1.57285188623583E+018" calcext:value-type="float">
            <text:p>1.57285188623583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449996233" calcext:value-type="float">
            <text:p>0.35144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34052E+018" calcext:value-type="float">
            <text:p>1.57285188634052E+018</text:p>
          </table:table-cell>
          <table:table-cell office:value-type="float" office:value="7562" calcext:value-type="float">
            <text:p>7562</text:p>
          </table:table-cell>
          <table:table-cell office:value-type="float" office:value="1.57285188628782E+018" calcext:value-type="float">
            <text:p>1.57285188628782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410001516" calcext:value-type="float">
            <text:p>0.3514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39282E+018" calcext:value-type="float">
            <text:p>1.57285188639282E+018</text:p>
          </table:table-cell>
          <table:table-cell office:value-type="float" office:value="7563" calcext:value-type="float">
            <text:p>7563</text:p>
          </table:table-cell>
          <table:table-cell office:value-type="float" office:value="1.57285188633984E+018" calcext:value-type="float">
            <text:p>1.57285188633984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59995866" calcext:value-type="float">
            <text:p>0.1754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44394E+018" calcext:value-type="float">
            <text:p>1.57285188644394E+018</text:p>
          </table:table-cell>
          <table:table-cell office:value-type="float" office:value="7564" calcext:value-type="float">
            <text:p>7564</text:p>
          </table:table-cell>
          <table:table-cell office:value-type="float" office:value="1.57285188639183E+018" calcext:value-type="float">
            <text:p>1.57285188639183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49803E+018" calcext:value-type="float">
            <text:p>1.57285188649803E+018</text:p>
          </table:table-cell>
          <table:table-cell office:value-type="float" office:value="7565" calcext:value-type="float">
            <text:p>7565</text:p>
          </table:table-cell>
          <table:table-cell office:value-type="float" office:value="1.57285188644418E+018" calcext:value-type="float">
            <text:p>1.57285188644418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0.191939994693" calcext:value-type="float">
            <text:p>0.19193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5485E+018" calcext:value-type="float">
            <text:p>1.5728518865485E+018</text:p>
          </table:table-cell>
          <table:table-cell office:value-type="float" office:value="7566" calcext:value-type="float">
            <text:p>7566</text:p>
          </table:table-cell>
          <table:table-cell office:value-type="float" office:value="1.57285188649655E+018" calcext:value-type="float">
            <text:p>1.57285188649655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0.191949993372" calcext:value-type="float">
            <text:p>0.19194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60032E+018" calcext:value-type="float">
            <text:p>1.57285188660032E+018</text:p>
          </table:table-cell>
          <table:table-cell office:value-type="float" office:value="7567" calcext:value-type="float">
            <text:p>7567</text:p>
          </table:table-cell>
          <table:table-cell office:value-type="float" office:value="1.57285188654854E+018" calcext:value-type="float">
            <text:p>1.57285188654854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-0.192039996386" calcext:value-type="float">
            <text:p>-0.1920399964</text:p>
          </table:table-cell>
          <table:table-cell office:value-type="float" office:value="0.192039996386" calcext:value-type="float">
            <text:p>0.19203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65275E+018" calcext:value-type="float">
            <text:p>1.57285188665275E+018</text:p>
          </table:table-cell>
          <table:table-cell office:value-type="float" office:value="7568" calcext:value-type="float">
            <text:p>7568</text:p>
          </table:table-cell>
          <table:table-cell office:value-type="float" office:value="1.57285188659968E+018" calcext:value-type="float">
            <text:p>1.57285188659968E+018</text:p>
          </table:table-cell>
          <table:table-cell/>
          <table:table-cell office:value-type="float" office:value="0.272000014782" calcext:value-type="float">
            <text:p>0.2720000148</text:p>
          </table:table-cell>
          <table:table-cell office:value-type="float" office:value="-0.192359998822" calcext:value-type="float">
            <text:p>-0.1923599988</text:p>
          </table:table-cell>
          <table:table-cell office:value-type="float" office:value="0.192359998822" calcext:value-type="float">
            <text:p>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7046E+018" calcext:value-type="float">
            <text:p>1.5728518867046E+018</text:p>
          </table:table-cell>
          <table:table-cell office:value-type="float" office:value="7569" calcext:value-type="float">
            <text:p>7569</text:p>
          </table:table-cell>
          <table:table-cell office:value-type="float" office:value="1.57285188665182E+018" calcext:value-type="float">
            <text:p>1.57285188665182E+018</text:p>
          </table:table-cell>
          <table:table-cell/>
          <table:table-cell office:value-type="float" office:value="0.271699994802" calcext:value-type="float">
            <text:p>0.2716999948</text:p>
          </table:table-cell>
          <table:table-cell office:value-type="float" office:value="-0.192129999399" calcext:value-type="float">
            <text:p>-0.1921299994</text:p>
          </table:table-cell>
          <table:table-cell office:value-type="float" office:value="0.192129999399" calcext:value-type="float">
            <text:p>0.19212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75645E+018" calcext:value-type="float">
            <text:p>1.57285188675645E+018</text:p>
          </table:table-cell>
          <table:table-cell office:value-type="float" office:value="7570" calcext:value-type="float">
            <text:p>7570</text:p>
          </table:table-cell>
          <table:table-cell office:value-type="float" office:value="1.5728518867038E+018" calcext:value-type="float">
            <text:p>1.5728518867038E+018</text:p>
          </table:table-cell>
          <table:table-cell/>
          <table:table-cell office:value-type="float" office:value="0.429899990559" calcext:value-type="float">
            <text:p>0.4298999906</text:p>
          </table:table-cell>
          <table:table-cell office:value-type="float" office:value="-0.19224999845" calcext:value-type="float">
            <text:p>-0.1922499985</text:p>
          </table:table-cell>
          <table:table-cell office:value-type="float" office:value="0.384510010481" calcext:value-type="float">
            <text:p>0.38451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80894E+018" calcext:value-type="float">
            <text:p>1.57285188680894E+018</text:p>
          </table:table-cell>
          <table:table-cell office:value-type="float" office:value="7571" calcext:value-type="float">
            <text:p>7571</text:p>
          </table:table-cell>
          <table:table-cell office:value-type="float" office:value="1.57285188675561E+018" calcext:value-type="float">
            <text:p>1.57285188675561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38999486" calcext:value-type="float">
            <text:p>-0.1923899949</text:p>
          </table:table-cell>
          <table:table-cell office:value-type="float" office:value="0.19238999486" calcext:value-type="float">
            <text:p>0.19238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86033E+018" calcext:value-type="float">
            <text:p>1.57285188686033E+018</text:p>
          </table:table-cell>
          <table:table-cell office:value-type="float" office:value="7572" calcext:value-type="float">
            <text:p>7572</text:p>
          </table:table-cell>
          <table:table-cell office:value-type="float" office:value="1.57285188680805E+018" calcext:value-type="float">
            <text:p>1.57285188680805E+018</text:p>
          </table:table-cell>
          <table:table-cell/>
          <table:table-cell office:value-type="float" office:value="0.271800011396" calcext:value-type="float">
            <text:p>0.2718000114</text:p>
          </table:table-cell>
          <table:table-cell office:value-type="float" office:value="-0.192220002413" calcext:value-type="float">
            <text:p>-0.1922200024</text:p>
          </table:table-cell>
          <table:table-cell office:value-type="float" office:value="0.192220002413" calcext:value-type="float">
            <text:p>0.19222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9132E+018" calcext:value-type="float">
            <text:p>1.5728518869132E+018</text:p>
          </table:table-cell>
          <table:table-cell office:value-type="float" office:value="7573" calcext:value-type="float">
            <text:p>7573</text:p>
          </table:table-cell>
          <table:table-cell office:value-type="float" office:value="1.57285188686057E+018" calcext:value-type="float">
            <text:p>1.57285188686057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-0.192039996386" calcext:value-type="float">
            <text:p>-0.1920399964</text:p>
          </table:table-cell>
          <table:table-cell office:value-type="float" office:value="0.192039996386" calcext:value-type="float">
            <text:p>0.19203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696489E+018" calcext:value-type="float">
            <text:p>1.57285188696489E+018</text:p>
          </table:table-cell>
          <table:table-cell office:value-type="float" office:value="7574" calcext:value-type="float">
            <text:p>7574</text:p>
          </table:table-cell>
          <table:table-cell office:value-type="float" office:value="1.57285188691249E+018" calcext:value-type="float">
            <text:p>1.57285188691249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-0.192059993744" calcext:value-type="float">
            <text:p>-0.1920599937</text:p>
          </table:table-cell>
          <table:table-cell office:value-type="float" office:value="0.192059993744" calcext:value-type="float">
            <text:p>0.19205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06716E+018" calcext:value-type="float">
            <text:p>1.57285188706716E+018</text:p>
          </table:table-cell>
          <table:table-cell office:value-type="float" office:value="7575" calcext:value-type="float">
            <text:p>7575</text:p>
          </table:table-cell>
          <table:table-cell office:value-type="float" office:value="1.57285188696498E+018" calcext:value-type="float">
            <text:p>1.57285188696498E+018</text:p>
          </table:table-cell>
          <table:table-cell/>
          <table:table-cell office:value-type="float" office:value="0.271499991417" calcext:value-type="float">
            <text:p>0.2714999914</text:p>
          </table:table-cell>
          <table:table-cell office:value-type="float" office:value="-0.192010000348" calcext:value-type="float">
            <text:p>-0.1920100003</text:p>
          </table:table-cell>
          <table:table-cell office:value-type="float" office:value="0.192010000348" calcext:value-type="float">
            <text:p>0.19201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11963E+018" calcext:value-type="float">
            <text:p>1.57285188711963E+018</text:p>
          </table:table-cell>
          <table:table-cell office:value-type="float" office:value="7576" calcext:value-type="float">
            <text:p>7576</text:p>
          </table:table-cell>
          <table:table-cell office:value-type="float" office:value="1.57285188706675E+018" calcext:value-type="float">
            <text:p>1.57285188706675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-0.175380006433" calcext:value-type="float">
            <text:p>-0.1753800064</text:p>
          </table:table-cell>
          <table:table-cell office:value-type="float" office:value="0.175380006433" calcext:value-type="float">
            <text:p>0.17538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17073E+018" calcext:value-type="float">
            <text:p>1.57285188717073E+018</text:p>
          </table:table-cell>
          <table:table-cell office:value-type="float" office:value="7577" calcext:value-type="float">
            <text:p>7577</text:p>
          </table:table-cell>
          <table:table-cell office:value-type="float" office:value="1.57285188711888E+018" calcext:value-type="float">
            <text:p>1.57285188711888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0.175329998136" calcext:value-type="float">
            <text:p>0.17532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22377E+018" calcext:value-type="float">
            <text:p>1.57285188722377E+018</text:p>
          </table:table-cell>
          <table:table-cell office:value-type="float" office:value="7578" calcext:value-type="float">
            <text:p>7578</text:p>
          </table:table-cell>
          <table:table-cell office:value-type="float" office:value="1.57285188717118E+018" calcext:value-type="float">
            <text:p>1.57285188717118E+018</text:p>
          </table:table-cell>
          <table:table-cell/>
          <table:table-cell office:value-type="float" office:value="0.17499999702" calcext:value-type="float">
            <text:p>0.174999997</text:p>
          </table:table-cell>
          <table:table-cell office:value-type="float" office:value="0" calcext:value-type="float">
            <text:p>0</text:p>
          </table:table-cell>
          <table:table-cell office:value-type="float" office:value="0.174979999661" calcext:value-type="float">
            <text:p>0.1749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27542E+018" calcext:value-type="float">
            <text:p>1.57285188727542E+018</text:p>
          </table:table-cell>
          <table:table-cell office:value-type="float" office:value="7579" calcext:value-type="float">
            <text:p>7579</text:p>
          </table:table-cell>
          <table:table-cell office:value-type="float" office:value="1.57285188722316E+018" calcext:value-type="float">
            <text:p>1.57285188722316E+018</text:p>
          </table:table-cell>
          <table:table-cell/>
          <table:table-cell office:value-type="float" office:value="0.350100010633" calcext:value-type="float">
            <text:p>0.3501000106</text:p>
          </table:table-cell>
          <table:table-cell office:value-type="float" office:value="0" calcext:value-type="float">
            <text:p>0</text:p>
          </table:table-cell>
          <table:table-cell office:value-type="float" office:value="0.350059986115" calcext:value-type="float">
            <text:p>0.3500599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32742E+018" calcext:value-type="float">
            <text:p>1.57285188732742E+018</text:p>
          </table:table-cell>
          <table:table-cell office:value-type="float" office:value="7580" calcext:value-type="float">
            <text:p>7580</text:p>
          </table:table-cell>
          <table:table-cell office:value-type="float" office:value="1.57285188727542E+018" calcext:value-type="float">
            <text:p>1.57285188727542E+018</text:p>
          </table:table-cell>
          <table:table-cell/>
          <table:table-cell office:value-type="float" office:value="0.174899995327" calcext:value-type="float">
            <text:p>0.1748999953</text:p>
          </table:table-cell>
          <table:table-cell office:value-type="float" office:value="0" calcext:value-type="float">
            <text:p>0</text:p>
          </table:table-cell>
          <table:table-cell office:value-type="float" office:value="0.174940004945" calcext:value-type="float">
            <text:p>0.17494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42952E+018" calcext:value-type="float">
            <text:p>1.57285188742952E+018</text:p>
          </table:table-cell>
          <table:table-cell office:value-type="float" office:value="7581" calcext:value-type="float">
            <text:p>7581</text:p>
          </table:table-cell>
          <table:table-cell office:value-type="float" office:value="1.57285188732759E+018" calcext:value-type="float">
            <text:p>1.57285188732759E+018</text:p>
          </table:table-cell>
          <table:table-cell/>
          <table:table-cell office:value-type="float" office:value="0.174799993634" calcext:value-type="float">
            <text:p>0.1747999936</text:p>
          </table:table-cell>
          <table:table-cell office:value-type="float" office:value="0" calcext:value-type="float">
            <text:p>0</text:p>
          </table:table-cell>
          <table:table-cell office:value-type="float" office:value="0.174830004573" calcext:value-type="float">
            <text:p>0.17483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48156E+018" calcext:value-type="float">
            <text:p>1.57285188748156E+018</text:p>
          </table:table-cell>
          <table:table-cell office:value-type="float" office:value="7582" calcext:value-type="float">
            <text:p>7582</text:p>
          </table:table-cell>
          <table:table-cell office:value-type="float" office:value="1.57285188742964E+018" calcext:value-type="float">
            <text:p>1.57285188742964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879999399" calcext:value-type="float">
            <text:p>0.16087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53372E+018" calcext:value-type="float">
            <text:p>1.57285188753372E+018</text:p>
          </table:table-cell>
          <table:table-cell office:value-type="float" office:value="7583" calcext:value-type="float">
            <text:p>7583</text:p>
          </table:table-cell>
          <table:table-cell office:value-type="float" office:value="1.57285188748189E+018" calcext:value-type="float">
            <text:p>1.57285188748189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950005054" calcext:value-type="float">
            <text:p>0.16095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58611E+018" calcext:value-type="float">
            <text:p>1.57285188758611E+018</text:p>
          </table:table-cell>
          <table:table-cell office:value-type="float" office:value="7584" calcext:value-type="float">
            <text:p>7584</text:p>
          </table:table-cell>
          <table:table-cell office:value-type="float" office:value="1.57285188753388E+018" calcext:value-type="float">
            <text:p>1.57285188753388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929992795" calcext:value-type="float">
            <text:p>0.16092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68778E+018" calcext:value-type="float">
            <text:p>1.57285188768778E+018</text:p>
          </table:table-cell>
          <table:table-cell office:value-type="float" office:value="7585" calcext:value-type="float">
            <text:p>7585</text:p>
          </table:table-cell>
          <table:table-cell office:value-type="float" office:value="1.57285188758594E+018" calcext:value-type="float">
            <text:p>1.57285188758594E+018</text:p>
          </table:table-cell>
          <table:table-cell/>
          <table:table-cell office:value-type="float" office:value="0.16099999845" calcext:value-type="float">
            <text:p>0.1609999985</text:p>
          </table:table-cell>
          <table:table-cell office:value-type="float" office:value="0" calcext:value-type="float">
            <text:p>0</text:p>
          </table:table-cell>
          <table:table-cell office:value-type="float" office:value="0.161039993167" calcext:value-type="float">
            <text:p>0.16103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73941E+018" calcext:value-type="float">
            <text:p>1.57285188773941E+018</text:p>
          </table:table-cell>
          <table:table-cell office:value-type="float" office:value="7586" calcext:value-type="float">
            <text:p>7586</text:p>
          </table:table-cell>
          <table:table-cell office:value-type="float" office:value="1.57285188768785E+018" calcext:value-type="float">
            <text:p>1.57285188768785E+018</text:p>
          </table:table-cell>
          <table:table-cell/>
          <table:table-cell office:value-type="float" office:value="0.321999996901" calcext:value-type="float">
            <text:p>0.3219999969</text:p>
          </table:table-cell>
          <table:table-cell office:value-type="float" office:value="0" calcext:value-type="float">
            <text:p>0</text:p>
          </table:table-cell>
          <table:table-cell office:value-type="float" office:value="0.322010010481" calcext:value-type="float">
            <text:p>0.322010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79258E+018" calcext:value-type="float">
            <text:p>1.57285188779258E+018</text:p>
          </table:table-cell>
          <table:table-cell office:value-type="float" office:value="7587" calcext:value-type="float">
            <text:p>7587</text:p>
          </table:table-cell>
          <table:table-cell office:value-type="float" office:value="1.57285188773964E+018" calcext:value-type="float">
            <text:p>1.57285188773964E+018</text:p>
          </table:table-cell>
          <table:table-cell/>
          <table:table-cell office:value-type="float" office:value="0.322200000286" calcext:value-type="float">
            <text:p>0.3222000003</text:p>
          </table:table-cell>
          <table:table-cell office:value-type="float" office:value="0" calcext:value-type="float">
            <text:p>0</text:p>
          </table:table-cell>
          <table:table-cell office:value-type="float" office:value="0.322189986706" calcext:value-type="float">
            <text:p>0.322189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84334E+018" calcext:value-type="float">
            <text:p>1.57285188784334E+018</text:p>
          </table:table-cell>
          <table:table-cell office:value-type="float" office:value="7588" calcext:value-type="float">
            <text:p>7588</text:p>
          </table:table-cell>
          <table:table-cell office:value-type="float" office:value="1.5728518877917E+018" calcext:value-type="float">
            <text:p>1.5728518877917E+018</text:p>
          </table:table-cell>
          <table:table-cell/>
          <table:table-cell office:value-type="float" office:value="0.322299987078" calcext:value-type="float">
            <text:p>0.3222999871</text:p>
          </table:table-cell>
          <table:table-cell office:value-type="float" office:value="0" calcext:value-type="float">
            <text:p>0</text:p>
          </table:table-cell>
          <table:table-cell office:value-type="float" office:value="0.322310000658" calcext:value-type="float">
            <text:p>0.3223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89573E+018" calcext:value-type="float">
            <text:p>1.57285188789573E+018</text:p>
          </table:table-cell>
          <table:table-cell office:value-type="float" office:value="7589" calcext:value-type="float">
            <text:p>7589</text:p>
          </table:table-cell>
          <table:table-cell office:value-type="float" office:value="1.57285188784333E+018" calcext:value-type="float">
            <text:p>1.57285188784333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39996552" calcext:value-type="float">
            <text:p>0.16123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94749E+018" calcext:value-type="float">
            <text:p>1.57285188794749E+018</text:p>
          </table:table-cell>
          <table:table-cell office:value-type="float" office:value="7590" calcext:value-type="float">
            <text:p>7590</text:p>
          </table:table-cell>
          <table:table-cell office:value-type="float" office:value="1.57285188789505E+018" calcext:value-type="float">
            <text:p>1.57285188789505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0.161390006542" calcext:value-type="float">
            <text:p>0.16139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79995E+018" calcext:value-type="float">
            <text:p>1.5728518879995E+018</text:p>
          </table:table-cell>
          <table:table-cell office:value-type="float" office:value="7591" calcext:value-type="float">
            <text:p>7591</text:p>
          </table:table-cell>
          <table:table-cell office:value-type="float" office:value="1.57285188794678E+018" calcext:value-type="float">
            <text:p>1.57285188794678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05056E+018" calcext:value-type="float">
            <text:p>1.57285188805056E+018</text:p>
          </table:table-cell>
          <table:table-cell office:value-type="float" office:value="7592" calcext:value-type="float">
            <text:p>7592</text:p>
          </table:table-cell>
          <table:table-cell office:value-type="float" office:value="1.57285188799887E+018" calcext:value-type="float">
            <text:p>1.57285188799887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7999661" calcext:value-type="float">
            <text:p>0.17567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10312E+018" calcext:value-type="float">
            <text:p>1.57285188810312E+018</text:p>
          </table:table-cell>
          <table:table-cell office:value-type="float" office:value="7593" calcext:value-type="float">
            <text:p>7593</text:p>
          </table:table-cell>
          <table:table-cell office:value-type="float" office:value="1.57285188805075E+018" calcext:value-type="float">
            <text:p>1.57285188805075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89996982" calcext:value-type="float">
            <text:p>0.17578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15517E+018" calcext:value-type="float">
            <text:p>1.57285188815517E+018</text:p>
          </table:table-cell>
          <table:table-cell office:value-type="float" office:value="7594" calcext:value-type="float">
            <text:p>7594</text:p>
          </table:table-cell>
          <table:table-cell office:value-type="float" office:value="1.57285188810268E+018" calcext:value-type="float">
            <text:p>1.57285188810268E+018</text:p>
          </table:table-cell>
          <table:table-cell/>
          <table:table-cell office:value-type="float" office:value="0.351599991322" calcext:value-type="float">
            <text:p>0.3515999913</text:p>
          </table:table-cell>
          <table:table-cell office:value-type="float" office:value="0" calcext:value-type="float">
            <text:p>0</text:p>
          </table:table-cell>
          <table:table-cell office:value-type="float" office:value="0.351610004902" calcext:value-type="float">
            <text:p>0.35161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25671E+018" calcext:value-type="float">
            <text:p>1.57285188825671E+018</text:p>
          </table:table-cell>
          <table:table-cell office:value-type="float" office:value="7595" calcext:value-type="float">
            <text:p>7595</text:p>
          </table:table-cell>
          <table:table-cell office:value-type="float" office:value="1.57285188815454E+018" calcext:value-type="float">
            <text:p>1.57285188815454E+018</text:p>
          </table:table-cell>
          <table:table-cell/>
          <table:table-cell office:value-type="float" office:value="0.351700007915" calcext:value-type="float">
            <text:p>0.3517000079</text:p>
          </table:table-cell>
          <table:table-cell office:value-type="float" office:value="0" calcext:value-type="float">
            <text:p>0</text:p>
          </table:table-cell>
          <table:table-cell office:value-type="float" office:value="0.351740002632" calcext:value-type="float">
            <text:p>0.35174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308E+018" calcext:value-type="float">
            <text:p>1.572851888308E+018</text:p>
          </table:table-cell>
          <table:table-cell office:value-type="float" office:value="7596" calcext:value-type="float">
            <text:p>7596</text:p>
          </table:table-cell>
          <table:table-cell office:value-type="float" office:value="1.57285188825664E+018" calcext:value-type="float">
            <text:p>1.57285188825664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35998E+018" calcext:value-type="float">
            <text:p>1.57285188835998E+018</text:p>
          </table:table-cell>
          <table:table-cell office:value-type="float" office:value="7597" calcext:value-type="float">
            <text:p>7597</text:p>
          </table:table-cell>
          <table:table-cell office:value-type="float" office:value="1.57285188830837E+018" calcext:value-type="float">
            <text:p>1.57285188830837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41266E+018" calcext:value-type="float">
            <text:p>1.57285188841266E+018</text:p>
          </table:table-cell>
          <table:table-cell office:value-type="float" office:value="7598" calcext:value-type="float">
            <text:p>7598</text:p>
          </table:table-cell>
          <table:table-cell office:value-type="float" office:value="1.57285188836009E+018" calcext:value-type="float">
            <text:p>1.57285188836009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940006971" calcext:value-type="float">
            <text:p>0.17594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46529E+018" calcext:value-type="float">
            <text:p>1.57285188846529E+018</text:p>
          </table:table-cell>
          <table:table-cell office:value-type="float" office:value="7599" calcext:value-type="float">
            <text:p>7599</text:p>
          </table:table-cell>
          <table:table-cell office:value-type="float" office:value="1.57285188841231E+018" calcext:value-type="float">
            <text:p>1.57285188841231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50002265" calcext:value-type="float">
            <text:p>0.17575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51701E+018" calcext:value-type="float">
            <text:p>1.57285188851701E+018</text:p>
          </table:table-cell>
          <table:table-cell office:value-type="float" office:value="7600" calcext:value-type="float">
            <text:p>7600</text:p>
          </table:table-cell>
          <table:table-cell office:value-type="float" office:value="1.57285188846452E+018" calcext:value-type="float">
            <text:p>1.57285188846452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-0.175600007176" calcext:value-type="float">
            <text:p>-0.1756000072</text:p>
          </table:table-cell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61861E+018" calcext:value-type="float">
            <text:p>1.57285188861861E+018</text:p>
          </table:table-cell>
          <table:table-cell office:value-type="float" office:value="7601" calcext:value-type="float">
            <text:p>7601</text:p>
          </table:table-cell>
          <table:table-cell office:value-type="float" office:value="1.57285188851668E+018" calcext:value-type="float">
            <text:p>1.57285188851668E+018</text:p>
          </table:table-cell>
          <table:table-cell/>
          <table:table-cell office:value-type="float" office:value="0.248199999332" calcext:value-type="float">
            <text:p>0.2481999993</text:p>
          </table:table-cell>
          <table:table-cell office:value-type="float" office:value="-0.175469994545" calcext:value-type="float">
            <text:p>-0.1754699945</text:p>
          </table:table-cell>
          <table:table-cell office:value-type="float" office:value="0.175469994545" calcext:value-type="float">
            <text:p>0.1754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67111E+018" calcext:value-type="float">
            <text:p>1.57285188867111E+018</text:p>
          </table:table-cell>
          <table:table-cell office:value-type="float" office:value="7602" calcext:value-type="float">
            <text:p>7602</text:p>
          </table:table-cell>
          <table:table-cell office:value-type="float" office:value="1.57285188861871E+018" calcext:value-type="float">
            <text:p>1.57285188861871E+018</text:p>
          </table:table-cell>
          <table:table-cell/>
          <table:table-cell office:value-type="float" office:value="0.360700011253" calcext:value-type="float">
            <text:p>0.3607000113</text:p>
          </table:table-cell>
          <table:table-cell office:value-type="float" office:value="-0.161329999566" calcext:value-type="float">
            <text:p>-0.1613299996</text:p>
          </table:table-cell>
          <table:table-cell office:value-type="float" office:value="0.322659999132" calcext:value-type="float">
            <text:p>0.32265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72315E+018" calcext:value-type="float">
            <text:p>1.57285188872315E+018</text:p>
          </table:table-cell>
          <table:table-cell office:value-type="float" office:value="7603" calcext:value-type="float">
            <text:p>7603</text:p>
          </table:table-cell>
          <table:table-cell office:value-type="float" office:value="1.57285188867045E+018" calcext:value-type="float">
            <text:p>1.57285188867045E+018</text:p>
          </table:table-cell>
          <table:table-cell/>
          <table:table-cell office:value-type="float" office:value="0.360799998045" calcext:value-type="float">
            <text:p>0.360799998</text:p>
          </table:table-cell>
          <table:table-cell office:value-type="float" office:value="-0.161369994283" calcext:value-type="float">
            <text:p>-0.1613699943</text:p>
          </table:table-cell>
          <table:table-cell office:value-type="float" office:value="0.322739988565" calcext:value-type="float">
            <text:p>0.322739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77459E+018" calcext:value-type="float">
            <text:p>1.57285188877459E+018</text:p>
          </table:table-cell>
          <table:table-cell office:value-type="float" office:value="7604" calcext:value-type="float">
            <text:p>7604</text:p>
          </table:table-cell>
          <table:table-cell office:value-type="float" office:value="1.57285188872247E+018" calcext:value-type="float">
            <text:p>1.57285188872247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-0.161349996924" calcext:value-type="float">
            <text:p>-0.1613499969</text:p>
          </table:table-cell>
          <table:table-cell office:value-type="float" office:value="0.161349996924" calcext:value-type="float">
            <text:p>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82636E+018" calcext:value-type="float">
            <text:p>1.57285188882636E+018</text:p>
          </table:table-cell>
          <table:table-cell office:value-type="float" office:value="7605" calcext:value-type="float">
            <text:p>7605</text:p>
          </table:table-cell>
          <table:table-cell office:value-type="float" office:value="1.5728518887743E+018" calcext:value-type="float">
            <text:p>1.5728518887743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-0.161349996924" calcext:value-type="float">
            <text:p>-0.1613499969</text:p>
          </table:table-cell>
          <table:table-cell office:value-type="float" office:value="0.161349996924" calcext:value-type="float">
            <text:p>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87877E+018" calcext:value-type="float">
            <text:p>1.57285188887877E+018</text:p>
          </table:table-cell>
          <table:table-cell office:value-type="float" office:value="7606" calcext:value-type="float">
            <text:p>7606</text:p>
          </table:table-cell>
          <table:table-cell office:value-type="float" office:value="1.57285188882659E+018" calcext:value-type="float">
            <text:p>1.57285188882659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-0.175459995866" calcext:value-type="float">
            <text:p>-0.1754599959</text:p>
          </table:table-cell>
          <table:table-cell office:value-type="float" office:value="0.175459995866" calcext:value-type="float">
            <text:p>0.1754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93247E+018" calcext:value-type="float">
            <text:p>1.57285188893247E+018</text:p>
          </table:table-cell>
          <table:table-cell office:value-type="float" office:value="7607" calcext:value-type="float">
            <text:p>7607</text:p>
          </table:table-cell>
          <table:table-cell office:value-type="float" office:value="1.57285188887965E+018" calcext:value-type="float">
            <text:p>1.57285188887965E+018</text:p>
          </table:table-cell>
          <table:table-cell/>
          <table:table-cell office:value-type="float" office:value="0.247600004077" calcext:value-type="float">
            <text:p>0.2476000041</text:p>
          </table:table-cell>
          <table:table-cell office:value-type="float" office:value="-0.175050005317" calcext:value-type="float">
            <text:p>-0.1750500053</text:p>
          </table:table-cell>
          <table:table-cell office:value-type="float" office:value="0.175050005317" calcext:value-type="float">
            <text:p>0.17505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8984E+018" calcext:value-type="float">
            <text:p>1.572851888984E+018</text:p>
          </table:table-cell>
          <table:table-cell office:value-type="float" office:value="7608" calcext:value-type="float">
            <text:p>7608</text:p>
          </table:table-cell>
          <table:table-cell office:value-type="float" office:value="1.57285188893142E+018" calcext:value-type="float">
            <text:p>1.57285188893142E+018</text:p>
          </table:table-cell>
          <table:table-cell/>
          <table:table-cell office:value-type="float" office:value="0.247500002384" calcext:value-type="float">
            <text:p>0.2475000024</text:p>
          </table:table-cell>
          <table:table-cell office:value-type="float" office:value="-0.175029993057" calcext:value-type="float">
            <text:p>-0.1750299931</text:p>
          </table:table-cell>
          <table:table-cell office:value-type="float" office:value="0.175029993057" calcext:value-type="float">
            <text:p>0.1750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03593E+018" calcext:value-type="float">
            <text:p>1.57285188903593E+018</text:p>
          </table:table-cell>
          <table:table-cell office:value-type="float" office:value="7609" calcext:value-type="float">
            <text:p>7609</text:p>
          </table:table-cell>
          <table:table-cell office:value-type="float" office:value="1.57285188898333E+018" calcext:value-type="float">
            <text:p>1.57285188898333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-0.17512999475" calcext:value-type="float">
            <text:p>-0.1751299948</text:p>
          </table:table-cell>
          <table:table-cell office:value-type="float" office:value="0.17512999475" calcext:value-type="float">
            <text:p>0.1751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08787E+018" calcext:value-type="float">
            <text:p>1.57285188908787E+018</text:p>
          </table:table-cell>
          <table:table-cell office:value-type="float" office:value="7610" calcext:value-type="float">
            <text:p>7610</text:p>
          </table:table-cell>
          <table:table-cell office:value-type="float" office:value="1.57285188903552E+018" calcext:value-type="float">
            <text:p>1.57285188903552E+018</text:p>
          </table:table-cell>
          <table:table-cell/>
          <table:table-cell office:value-type="float" office:value="0.175099998713" calcext:value-type="float">
            <text:p>0.1750999987</text:p>
          </table:table-cell>
          <table:table-cell office:value-type="float" office:value="0" calcext:value-type="float">
            <text:p>0</text:p>
          </table:table-cell>
          <table:table-cell office:value-type="float" office:value="0.17512999475" calcext:value-type="float">
            <text:p>0.1751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14039E+018" calcext:value-type="float">
            <text:p>1.57285188914039E+018</text:p>
          </table:table-cell>
          <table:table-cell office:value-type="float" office:value="7611" calcext:value-type="float">
            <text:p>7611</text:p>
          </table:table-cell>
          <table:table-cell office:value-type="float" office:value="1.57285188908795E+018" calcext:value-type="float">
            <text:p>1.57285188908795E+018</text:p>
          </table:table-cell>
          <table:table-cell/>
          <table:table-cell office:value-type="float" office:value="0.350100010633" calcext:value-type="float">
            <text:p>0.3501000106</text:p>
          </table:table-cell>
          <table:table-cell office:value-type="float" office:value="0" calcext:value-type="float">
            <text:p>0</text:p>
          </table:table-cell>
          <table:table-cell office:value-type="float" office:value="0.350089997053" calcext:value-type="float">
            <text:p>0.350089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19239E+018" calcext:value-type="float">
            <text:p>1.57285188919239E+018</text:p>
          </table:table-cell>
          <table:table-cell office:value-type="float" office:value="7612" calcext:value-type="float">
            <text:p>7612</text:p>
          </table:table-cell>
          <table:table-cell office:value-type="float" office:value="1.57285188913983E+018" calcext:value-type="float">
            <text:p>1.57285188913983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0.191890001297" calcext:value-type="float">
            <text:p>0.19189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24403E+018" calcext:value-type="float">
            <text:p>1.57285188924403E+018</text:p>
          </table:table-cell>
          <table:table-cell office:value-type="float" office:value="7613" calcext:value-type="float">
            <text:p>7613</text:p>
          </table:table-cell>
          <table:table-cell office:value-type="float" office:value="1.57285188919168E+018" calcext:value-type="float">
            <text:p>1.57285188919168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0.19185000658" calcext:value-type="float">
            <text:p>0.19185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2959E+018" calcext:value-type="float">
            <text:p>1.5728518892959E+018</text:p>
          </table:table-cell>
          <table:table-cell office:value-type="float" office:value="7614" calcext:value-type="float">
            <text:p>7614</text:p>
          </table:table-cell>
          <table:table-cell office:value-type="float" office:value="1.57285188924395E+018" calcext:value-type="float">
            <text:p>1.57285188924395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0.191760003567" calcext:value-type="float">
            <text:p>0.19176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34888E+018" calcext:value-type="float">
            <text:p>1.57285188934888E+018</text:p>
          </table:table-cell>
          <table:table-cell office:value-type="float" office:value="7615" calcext:value-type="float">
            <text:p>7615</text:p>
          </table:table-cell>
          <table:table-cell office:value-type="float" office:value="1.57285188929584E+018" calcext:value-type="float">
            <text:p>1.57285188929584E+018</text:p>
          </table:table-cell>
          <table:table-cell/>
          <table:table-cell office:value-type="float" office:value="0.191699996591" calcext:value-type="float">
            <text:p>0.1916999966</text:p>
          </table:table-cell>
          <table:table-cell office:value-type="float" office:value="0" calcext:value-type="float">
            <text:p>0</text:p>
          </table:table-cell>
          <table:table-cell office:value-type="float" office:value="0.191740006208" calcext:value-type="float">
            <text:p>0.19174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39993E+018" calcext:value-type="float">
            <text:p>1.57285188939993E+018</text:p>
          </table:table-cell>
          <table:table-cell office:value-type="float" office:value="7616" calcext:value-type="float">
            <text:p>7616</text:p>
          </table:table-cell>
          <table:table-cell office:value-type="float" office:value="1.5728518893476E+018" calcext:value-type="float">
            <text:p>1.5728518893476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0.191929996014" calcext:value-type="float">
            <text:p>0.19192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45101E+018" calcext:value-type="float">
            <text:p>1.57285188945101E+018</text:p>
          </table:table-cell>
          <table:table-cell office:value-type="float" office:value="7617" calcext:value-type="float">
            <text:p>7617</text:p>
          </table:table-cell>
          <table:table-cell office:value-type="float" office:value="1.57285188939908E+018" calcext:value-type="float">
            <text:p>1.57285188939908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51999259" calcext:value-type="float">
            <text:p>0.19251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50305E+018" calcext:value-type="float">
            <text:p>1.57285188950305E+018</text:p>
          </table:table-cell>
          <table:table-cell office:value-type="float" office:value="7618" calcext:value-type="float">
            <text:p>7618</text:p>
          </table:table-cell>
          <table:table-cell office:value-type="float" office:value="1.5728518894505E+018" calcext:value-type="float">
            <text:p>1.5728518894505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650005221" calcext:value-type="float">
            <text:p>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55492E+018" calcext:value-type="float">
            <text:p>1.57285188955492E+018</text:p>
          </table:table-cell>
          <table:table-cell office:value-type="float" office:value="7619" calcext:value-type="float">
            <text:p>7619</text:p>
          </table:table-cell>
          <table:table-cell office:value-type="float" office:value="1.57285188950239E+018" calcext:value-type="float">
            <text:p>1.57285188950239E+018</text:p>
          </table:table-cell>
          <table:table-cell/>
          <table:table-cell office:value-type="float" office:value="0.385300010443" calcext:value-type="float">
            <text:p>0.3853000104</text:p>
          </table:table-cell>
          <table:table-cell office:value-type="float" office:value="0" calcext:value-type="float">
            <text:p>0</text:p>
          </table:table-cell>
          <table:table-cell office:value-type="float" office:value="0.385309994221" calcext:value-type="float">
            <text:p>0.38530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60639E+018" calcext:value-type="float">
            <text:p>1.57285188960639E+018</text:p>
          </table:table-cell>
          <table:table-cell office:value-type="float" office:value="7620" calcext:value-type="float">
            <text:p>7620</text:p>
          </table:table-cell>
          <table:table-cell office:value-type="float" office:value="1.57285188955435E+018" calcext:value-type="float">
            <text:p>1.57285188955435E+018</text:p>
          </table:table-cell>
          <table:table-cell/>
          <table:table-cell office:value-type="float" office:value="0.385500013828" calcext:value-type="float">
            <text:p>0.3855000138</text:p>
          </table:table-cell>
          <table:table-cell office:value-type="float" office:value="0" calcext:value-type="float">
            <text:p>0</text:p>
          </table:table-cell>
          <table:table-cell office:value-type="float" office:value="0.385479986668" calcext:value-type="float">
            <text:p>0.385479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65818E+018" calcext:value-type="float">
            <text:p>1.57285188965818E+018</text:p>
          </table:table-cell>
          <table:table-cell office:value-type="float" office:value="7621" calcext:value-type="float">
            <text:p>7621</text:p>
          </table:table-cell>
          <table:table-cell office:value-type="float" office:value="1.57285188960647E+018" calcext:value-type="float">
            <text:p>1.57285188960647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0.192860007286" calcext:value-type="float">
            <text:p>0.19286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70921E+018" calcext:value-type="float">
            <text:p>1.57285188970921E+018</text:p>
          </table:table-cell>
          <table:table-cell office:value-type="float" office:value="7622" calcext:value-type="float">
            <text:p>7622</text:p>
          </table:table-cell>
          <table:table-cell office:value-type="float" office:value="1.57285188965816E+018" calcext:value-type="float">
            <text:p>1.57285188965816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0.19292999804" calcext:value-type="float">
            <text:p>0.19292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76065E+018" calcext:value-type="float">
            <text:p>1.57285188976065E+018</text:p>
          </table:table-cell>
          <table:table-cell office:value-type="float" office:value="7623" calcext:value-type="float">
            <text:p>7623</text:p>
          </table:table-cell>
          <table:table-cell office:value-type="float" office:value="1.57285188970933E+018" calcext:value-type="float">
            <text:p>1.57285188970933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79994822" calcext:value-type="float">
            <text:p>0.19317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81266E+018" calcext:value-type="float">
            <text:p>1.57285188981266E+018</text:p>
          </table:table-cell>
          <table:table-cell office:value-type="float" office:value="7624" calcext:value-type="float">
            <text:p>7624</text:p>
          </table:table-cell>
          <table:table-cell office:value-type="float" office:value="1.57285188976075E+018" calcext:value-type="float">
            <text:p>1.57285188976075E+018</text:p>
          </table:table-cell>
          <table:table-cell/>
          <table:table-cell office:value-type="float" office:value="0.193499997258" calcext:value-type="float">
            <text:p>0.1934999973</text:p>
          </table:table-cell>
          <table:table-cell office:value-type="float" office:value="0" calcext:value-type="float">
            <text:p>0</text:p>
          </table:table-cell>
          <table:table-cell office:value-type="float" office:value="0.193499997258" calcext:value-type="float">
            <text:p>0.19349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86356E+018" calcext:value-type="float">
            <text:p>1.57285188986356E+018</text:p>
          </table:table-cell>
          <table:table-cell office:value-type="float" office:value="7625" calcext:value-type="float">
            <text:p>7625</text:p>
          </table:table-cell>
          <table:table-cell office:value-type="float" office:value="1.57285188981219E+018" calcext:value-type="float">
            <text:p>1.57285188981219E+018</text:p>
          </table:table-cell>
          <table:table-cell/>
          <table:table-cell office:value-type="float" office:value="0.193700000644" calcext:value-type="float">
            <text:p>0.1937000006</text:p>
          </table:table-cell>
          <table:table-cell office:value-type="float" office:value="0" calcext:value-type="float">
            <text:p>0</text:p>
          </table:table-cell>
          <table:table-cell office:value-type="float" office:value="0.193670004606" calcext:value-type="float">
            <text:p>0.19367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8991619E+018" calcext:value-type="float">
            <text:p>1.57285188991619E+018</text:p>
          </table:table-cell>
          <table:table-cell office:value-type="float" office:value="7626" calcext:value-type="float">
            <text:p>7626</text:p>
          </table:table-cell>
          <table:table-cell office:value-type="float" office:value="1.57285188986376E+018" calcext:value-type="float">
            <text:p>1.57285188986376E+018</text:p>
          </table:table-cell>
          <table:table-cell/>
          <table:table-cell office:value-type="float" office:value="0.193700000644" calcext:value-type="float">
            <text:p>0.1937000006</text:p>
          </table:table-cell>
          <table:table-cell office:value-type="float" office:value="0" calcext:value-type="float">
            <text:p>0</text:p>
          </table:table-cell>
          <table:table-cell office:value-type="float" office:value="0.19373999536" calcext:value-type="float">
            <text:p>0.19373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01711E+018" calcext:value-type="float">
            <text:p>1.57285189001711E+018</text:p>
          </table:table-cell>
          <table:table-cell office:value-type="float" office:value="7627" calcext:value-type="float">
            <text:p>7627</text:p>
          </table:table-cell>
          <table:table-cell office:value-type="float" office:value="1.57285188991542E+018" calcext:value-type="float">
            <text:p>1.57285188991542E+018</text:p>
          </table:table-cell>
          <table:table-cell/>
          <table:table-cell office:value-type="float" office:value="0.193700000644" calcext:value-type="float">
            <text:p>0.1937000006</text:p>
          </table:table-cell>
          <table:table-cell office:value-type="float" office:value="0" calcext:value-type="float">
            <text:p>0</text:p>
          </table:table-cell>
          <table:table-cell office:value-type="float" office:value="0.193670004606" calcext:value-type="float">
            <text:p>0.19367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07002E+018" calcext:value-type="float">
            <text:p>1.57285189007002E+018</text:p>
          </table:table-cell>
          <table:table-cell office:value-type="float" office:value="7628" calcext:value-type="float">
            <text:p>7628</text:p>
          </table:table-cell>
          <table:table-cell office:value-type="float" office:value="1.57285189001724E+018" calcext:value-type="float">
            <text:p>1.57285189001724E+018</text:p>
          </table:table-cell>
          <table:table-cell/>
          <table:table-cell office:value-type="float" office:value="0.352899998426" calcext:value-type="float">
            <text:p>0.3528999984</text:p>
          </table:table-cell>
          <table:table-cell office:value-type="float" office:value="0" calcext:value-type="float">
            <text:p>0</text:p>
          </table:table-cell>
          <table:table-cell office:value-type="float" office:value="0.352899998426" calcext:value-type="float">
            <text:p>0.35289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12171E+018" calcext:value-type="float">
            <text:p>1.57285189012171E+018</text:p>
          </table:table-cell>
          <table:table-cell office:value-type="float" office:value="7629" calcext:value-type="float">
            <text:p>7629</text:p>
          </table:table-cell>
          <table:table-cell office:value-type="float" office:value="1.57285189006915E+018" calcext:value-type="float">
            <text:p>1.57285189006915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440000534" calcext:value-type="float">
            <text:p>0.17644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17222E+018" calcext:value-type="float">
            <text:p>1.57285189017222E+018</text:p>
          </table:table-cell>
          <table:table-cell office:value-type="float" office:value="7630" calcext:value-type="float">
            <text:p>7630</text:p>
          </table:table-cell>
          <table:table-cell office:value-type="float" office:value="1.57285189012105E+018" calcext:value-type="float">
            <text:p>1.57285189012105E+018</text:p>
          </table:table-cell>
          <table:table-cell/>
          <table:table-cell office:value-type="float" office:value="0.176499992609" calcext:value-type="float">
            <text:p>0.1764999926</text:p>
          </table:table-cell>
          <table:table-cell office:value-type="float" office:value="0" calcext:value-type="float">
            <text:p>0</text:p>
          </table:table-cell>
          <table:table-cell office:value-type="float" office:value="0.176459997892" calcext:value-type="float">
            <text:p>0.17645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22338E+018" calcext:value-type="float">
            <text:p>1.57285189022338E+018</text:p>
          </table:table-cell>
          <table:table-cell office:value-type="float" office:value="7631" calcext:value-type="float">
            <text:p>7631</text:p>
          </table:table-cell>
          <table:table-cell office:value-type="float" office:value="1.57285189017231E+018" calcext:value-type="float">
            <text:p>1.57285189017231E+018</text:p>
          </table:table-cell>
          <table:table-cell/>
          <table:table-cell office:value-type="float" office:value="0.176699995995" calcext:value-type="float">
            <text:p>0.176699996</text:p>
          </table:table-cell>
          <table:table-cell office:value-type="float" office:value="0" calcext:value-type="float">
            <text:p>0</text:p>
          </table:table-cell>
          <table:table-cell office:value-type="float" office:value="0.176730006933" calcext:value-type="float">
            <text:p>0.17673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27561E+018" calcext:value-type="float">
            <text:p>1.57285189027561E+018</text:p>
          </table:table-cell>
          <table:table-cell office:value-type="float" office:value="7632" calcext:value-type="float">
            <text:p>7632</text:p>
          </table:table-cell>
          <table:table-cell office:value-type="float" office:value="1.57285189022362E+018" calcext:value-type="float">
            <text:p>1.57285189022362E+018</text:p>
          </table:table-cell>
          <table:table-cell/>
          <table:table-cell office:value-type="float" office:value="0.176799997687" calcext:value-type="float">
            <text:p>0.1767999977</text:p>
          </table:table-cell>
          <table:table-cell office:value-type="float" office:value="0" calcext:value-type="float">
            <text:p>0</text:p>
          </table:table-cell>
          <table:table-cell office:value-type="float" office:value="0.176850005984" calcext:value-type="float">
            <text:p>0.17685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37983E+018" calcext:value-type="float">
            <text:p>1.57285189037983E+018</text:p>
          </table:table-cell>
          <table:table-cell office:value-type="float" office:value="7633" calcext:value-type="float">
            <text:p>7633</text:p>
          </table:table-cell>
          <table:table-cell office:value-type="float" office:value="1.57285189027553E+018" calcext:value-type="float">
            <text:p>1.57285189027553E+018</text:p>
          </table:table-cell>
          <table:table-cell/>
          <table:table-cell office:value-type="float" office:value="0.176599994302" calcext:value-type="float">
            <text:p>0.1765999943</text:p>
          </table:table-cell>
          <table:table-cell office:value-type="float" office:value="0" calcext:value-type="float">
            <text:p>0</text:p>
          </table:table-cell>
          <table:table-cell office:value-type="float" office:value="0.176620006561" calcext:value-type="float">
            <text:p>0.17662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43163E+018" calcext:value-type="float">
            <text:p>1.57285189043163E+018</text:p>
          </table:table-cell>
          <table:table-cell office:value-type="float" office:value="7634" calcext:value-type="float">
            <text:p>7634</text:p>
          </table:table-cell>
          <table:table-cell office:value-type="float" office:value="1.57285189037938E+018" calcext:value-type="float">
            <text:p>1.57285189037938E+018</text:p>
          </table:table-cell>
          <table:table-cell/>
          <table:table-cell office:value-type="float" office:value="0.228599995375" calcext:value-type="float">
            <text:p>0.2285999954</text:p>
          </table:table-cell>
          <table:table-cell office:value-type="float" office:value="-0.161650002003" calcext:value-type="float">
            <text:p>-0.161650002</text:p>
          </table:table-cell>
          <table:table-cell office:value-type="float" office:value="0.161650002003" calcext:value-type="float">
            <text:p>0.16165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48302E+018" calcext:value-type="float">
            <text:p>1.57285189048302E+018</text:p>
          </table:table-cell>
          <table:table-cell office:value-type="float" office:value="7635" calcext:value-type="float">
            <text:p>7635</text:p>
          </table:table-cell>
          <table:table-cell office:value-type="float" office:value="1.57285189043123E+018" calcext:value-type="float">
            <text:p>1.57285189043123E+018</text:p>
          </table:table-cell>
          <table:table-cell/>
          <table:table-cell office:value-type="float" office:value="0.228499993682" calcext:value-type="float">
            <text:p>0.2284999937</text:p>
          </table:table-cell>
          <table:table-cell office:value-type="float" office:value="-0.161540001631" calcext:value-type="float">
            <text:p>-0.1615400016</text:p>
          </table:table-cell>
          <table:table-cell office:value-type="float" office:value="0.161540001631" calcext:value-type="float">
            <text:p>0.16154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53471E+018" calcext:value-type="float">
            <text:p>1.57285189053471E+018</text:p>
          </table:table-cell>
          <table:table-cell office:value-type="float" office:value="7636" calcext:value-type="float">
            <text:p>7636</text:p>
          </table:table-cell>
          <table:table-cell office:value-type="float" office:value="1.57285189048332E+018" calcext:value-type="float">
            <text:p>1.57285189048332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-0.161400005221" calcext:value-type="float">
            <text:p>-0.1614000052</text:p>
          </table:table-cell>
          <table:table-cell office:value-type="float" office:value="0.322809994221" calcext:value-type="float">
            <text:p>0.32280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58563E+018" calcext:value-type="float">
            <text:p>1.57285189058563E+018</text:p>
          </table:table-cell>
          <table:table-cell office:value-type="float" office:value="7637" calcext:value-type="float">
            <text:p>7637</text:p>
          </table:table-cell>
          <table:table-cell office:value-type="float" office:value="1.57285189053436E+018" calcext:value-type="float">
            <text:p>1.57285189053436E+018</text:p>
          </table:table-cell>
          <table:table-cell/>
          <table:table-cell office:value-type="float" office:value="0.361299991608" calcext:value-type="float">
            <text:p>0.3612999916</text:p>
          </table:table-cell>
          <table:table-cell office:value-type="float" office:value="-0.161569997668" calcext:value-type="float">
            <text:p>-0.1615699977</text:p>
          </table:table-cell>
          <table:table-cell office:value-type="float" office:value="0.323130011559" calcext:value-type="float">
            <text:p>0.323130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63736E+018" calcext:value-type="float">
            <text:p>1.57285189063736E+018</text:p>
          </table:table-cell>
          <table:table-cell office:value-type="float" office:value="7638" calcext:value-type="float">
            <text:p>7638</text:p>
          </table:table-cell>
          <table:table-cell office:value-type="float" office:value="1.57285189058543E+018" calcext:value-type="float">
            <text:p>1.57285189058543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-0.175999999046" calcext:value-type="float">
            <text:p>-0.175999999</text:p>
          </table:table-cell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68821E+018" calcext:value-type="float">
            <text:p>1.57285189068821E+018</text:p>
          </table:table-cell>
          <table:table-cell office:value-type="float" office:value="7639" calcext:value-type="float">
            <text:p>7639</text:p>
          </table:table-cell>
          <table:table-cell office:value-type="float" office:value="1.57285189063689E+018" calcext:value-type="float">
            <text:p>1.57285189063689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-0.176139995456" calcext:value-type="float">
            <text:p>-0.1761399955</text:p>
          </table:table-cell>
          <table:table-cell office:value-type="float" office:value="0.176139995456" calcext:value-type="float">
            <text:p>0.17613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74088E+018" calcext:value-type="float">
            <text:p>1.57285189074088E+018</text:p>
          </table:table-cell>
          <table:table-cell office:value-type="float" office:value="7640" calcext:value-type="float">
            <text:p>7640</text:p>
          </table:table-cell>
          <table:table-cell office:value-type="float" office:value="1.5728518906883E+018" calcext:value-type="float">
            <text:p>1.5728518906883E+018</text:p>
          </table:table-cell>
          <table:table-cell/>
          <table:table-cell office:value-type="float" office:value="0.249300003052" calcext:value-type="float">
            <text:p>0.2493000031</text:p>
          </table:table-cell>
          <table:table-cell office:value-type="float" office:value="-0.176290005445" calcext:value-type="float">
            <text:p>-0.1762900054</text:p>
          </table:table-cell>
          <table:table-cell office:value-type="float" office:value="0.176290005445" calcext:value-type="float">
            <text:p>0.17629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79353E+018" calcext:value-type="float">
            <text:p>1.57285189079353E+018</text:p>
          </table:table-cell>
          <table:table-cell office:value-type="float" office:value="7641" calcext:value-type="float">
            <text:p>7641</text:p>
          </table:table-cell>
          <table:table-cell office:value-type="float" office:value="1.57285189073993E+018" calcext:value-type="float">
            <text:p>1.57285189073993E+018</text:p>
          </table:table-cell>
          <table:table-cell/>
          <table:table-cell office:value-type="float" office:value="0.249200001359" calcext:value-type="float">
            <text:p>0.2492000014</text:p>
          </table:table-cell>
          <table:table-cell office:value-type="float" office:value="-0.176180005074" calcext:value-type="float">
            <text:p>-0.1761800051</text:p>
          </table:table-cell>
          <table:table-cell office:value-type="float" office:value="0.176180005074" calcext:value-type="float">
            <text:p>0.17618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84655E+018" calcext:value-type="float">
            <text:p>1.57285189084655E+018</text:p>
          </table:table-cell>
          <table:table-cell office:value-type="float" office:value="7642" calcext:value-type="float">
            <text:p>7642</text:p>
          </table:table-cell>
          <table:table-cell office:value-type="float" office:value="1.57285189079286E+018" calcext:value-type="float">
            <text:p>1.57285189079286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89743E+018" calcext:value-type="float">
            <text:p>1.57285189089743E+018</text:p>
          </table:table-cell>
          <table:table-cell office:value-type="float" office:value="7643" calcext:value-type="float">
            <text:p>7643</text:p>
          </table:table-cell>
          <table:table-cell office:value-type="float" office:value="1.57285189084493E+018" calcext:value-type="float">
            <text:p>1.57285189084493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20004535" calcext:value-type="float">
            <text:p>-0.1756200045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094887E+018" calcext:value-type="float">
            <text:p>1.57285189094887E+018</text:p>
          </table:table-cell>
          <table:table-cell office:value-type="float" office:value="7644" calcext:value-type="float">
            <text:p>7644</text:p>
          </table:table-cell>
          <table:table-cell office:value-type="float" office:value="1.57285189089679E+018" calcext:value-type="float">
            <text:p>1.57285189089679E+018</text:p>
          </table:table-cell>
          <table:table-cell/>
          <table:table-cell office:value-type="float" office:value="0.193299993873" calcext:value-type="float">
            <text:p>0.1932999939</text:p>
          </table:table-cell>
          <table:table-cell office:value-type="float" office:value="0" calcext:value-type="float">
            <text:p>0</text:p>
          </table:table-cell>
          <table:table-cell office:value-type="float" office:value="0.193269997835" calcext:value-type="float">
            <text:p>0.19326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00242E+018" calcext:value-type="float">
            <text:p>1.57285189100242E+018</text:p>
          </table:table-cell>
          <table:table-cell office:value-type="float" office:value="7645" calcext:value-type="float">
            <text:p>7645</text:p>
          </table:table-cell>
          <table:table-cell office:value-type="float" office:value="1.57285189094908E+018" calcext:value-type="float">
            <text:p>1.57285189094908E+018</text:p>
          </table:table-cell>
          <table:table-cell/>
          <table:table-cell office:value-type="float" office:value="0.386200010777" calcext:value-type="float">
            <text:p>0.3862000108</text:p>
          </table:table-cell>
          <table:table-cell office:value-type="float" office:value="0" calcext:value-type="float">
            <text:p>0</text:p>
          </table:table-cell>
          <table:table-cell office:value-type="float" office:value="0.386209994555" calcext:value-type="float">
            <text:p>0.386209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05376E+018" calcext:value-type="float">
            <text:p>1.57285189105376E+018</text:p>
          </table:table-cell>
          <table:table-cell office:value-type="float" office:value="7646" calcext:value-type="float">
            <text:p>7646</text:p>
          </table:table-cell>
          <table:table-cell office:value-type="float" office:value="1.57285189100174E+018" calcext:value-type="float">
            <text:p>1.57285189100174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10585E+018" calcext:value-type="float">
            <text:p>1.57285189110585E+018</text:p>
          </table:table-cell>
          <table:table-cell office:value-type="float" office:value="7647" calcext:value-type="float">
            <text:p>7647</text:p>
          </table:table-cell>
          <table:table-cell office:value-type="float" office:value="1.57285189105387E+018" calcext:value-type="float">
            <text:p>1.57285189105387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489996552" calcext:value-type="float">
            <text:p>0.19248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15819E+018" calcext:value-type="float">
            <text:p>1.57285189115819E+018</text:p>
          </table:table-cell>
          <table:table-cell office:value-type="float" office:value="7648" calcext:value-type="float">
            <text:p>7648</text:p>
          </table:table-cell>
          <table:table-cell office:value-type="float" office:value="1.57285189110587E+018" calcext:value-type="float">
            <text:p>1.57285189110587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0.192149996758" calcext:value-type="float">
            <text:p>0.19214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21051E+018" calcext:value-type="float">
            <text:p>1.57285189121051E+018</text:p>
          </table:table-cell>
          <table:table-cell office:value-type="float" office:value="7649" calcext:value-type="float">
            <text:p>7649</text:p>
          </table:table-cell>
          <table:table-cell office:value-type="float" office:value="1.57285189115814E+018" calcext:value-type="float">
            <text:p>1.57285189115814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0.19185000658" calcext:value-type="float">
            <text:p>0.19185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26374E+018" calcext:value-type="float">
            <text:p>1.57285189126374E+018</text:p>
          </table:table-cell>
          <table:table-cell office:value-type="float" office:value="7650" calcext:value-type="float">
            <text:p>7650</text:p>
          </table:table-cell>
          <table:table-cell office:value-type="float" office:value="1.57285189121018E+018" calcext:value-type="float">
            <text:p>1.57285189121018E+018</text:p>
          </table:table-cell>
          <table:table-cell/>
          <table:table-cell office:value-type="float" office:value="0.191599994898" calcext:value-type="float">
            <text:p>0.1915999949</text:p>
          </table:table-cell>
          <table:table-cell office:value-type="float" office:value="0" calcext:value-type="float">
            <text:p>0</text:p>
          </table:table-cell>
          <table:table-cell office:value-type="float" office:value="0.191620007157" calcext:value-type="float">
            <text:p>0.19162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31503E+018" calcext:value-type="float">
            <text:p>1.57285189131503E+018</text:p>
          </table:table-cell>
          <table:table-cell office:value-type="float" office:value="7651" calcext:value-type="float">
            <text:p>7651</text:p>
          </table:table-cell>
          <table:table-cell office:value-type="float" office:value="1.57285189126279E+018" calcext:value-type="float">
            <text:p>1.57285189126279E+018</text:p>
          </table:table-cell>
          <table:table-cell/>
          <table:table-cell office:value-type="float" office:value="0.191300004721" calcext:value-type="float">
            <text:p>0.1913000047</text:p>
          </table:table-cell>
          <table:table-cell office:value-type="float" office:value="0" calcext:value-type="float">
            <text:p>0</text:p>
          </table:table-cell>
          <table:table-cell office:value-type="float" office:value="0.191249996424" calcext:value-type="float">
            <text:p>0.19124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36689E+018" calcext:value-type="float">
            <text:p>1.57285189136689E+018</text:p>
          </table:table-cell>
          <table:table-cell office:value-type="float" office:value="7652" calcext:value-type="float">
            <text:p>7652</text:p>
          </table:table-cell>
          <table:table-cell office:value-type="float" office:value="1.57285189131502E+018" calcext:value-type="float">
            <text:p>1.57285189131502E+018</text:p>
          </table:table-cell>
          <table:table-cell/>
          <table:table-cell office:value-type="float" office:value="0.191499993205" calcext:value-type="float">
            <text:p>0.1914999932</text:p>
          </table:table-cell>
          <table:table-cell office:value-type="float" office:value="0" calcext:value-type="float">
            <text:p>0</text:p>
          </table:table-cell>
          <table:table-cell office:value-type="float" office:value="0.191510006785" calcext:value-type="float">
            <text:p>0.19151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4191E+018" calcext:value-type="float">
            <text:p>1.5728518914191E+018</text:p>
          </table:table-cell>
          <table:table-cell office:value-type="float" office:value="7653" calcext:value-type="float">
            <text:p>7653</text:p>
          </table:table-cell>
          <table:table-cell office:value-type="float" office:value="1.57285189136725E+018" calcext:value-type="float">
            <text:p>1.57285189136725E+018</text:p>
          </table:table-cell>
          <table:table-cell/>
          <table:table-cell office:value-type="float" office:value="0.382899999619" calcext:value-type="float">
            <text:p>0.3828999996</text:p>
          </table:table-cell>
          <table:table-cell office:value-type="float" office:value="0" calcext:value-type="float">
            <text:p>0</text:p>
          </table:table-cell>
          <table:table-cell office:value-type="float" office:value="0.382910013199" calcext:value-type="float">
            <text:p>0.38291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47218E+018" calcext:value-type="float">
            <text:p>1.57285189147218E+018</text:p>
          </table:table-cell>
          <table:table-cell office:value-type="float" office:value="7654" calcext:value-type="float">
            <text:p>7654</text:p>
          </table:table-cell>
          <table:table-cell office:value-type="float" office:value="1.57285189141924E+018" calcext:value-type="float">
            <text:p>1.57285189141924E+018</text:p>
          </table:table-cell>
          <table:table-cell/>
          <table:table-cell office:value-type="float" office:value="0.382800012827" calcext:value-type="float">
            <text:p>0.3828000128</text:p>
          </table:table-cell>
          <table:table-cell office:value-type="float" office:value="0" calcext:value-type="float">
            <text:p>0</text:p>
          </table:table-cell>
          <table:table-cell office:value-type="float" office:value="0.382809996605" calcext:value-type="float">
            <text:p>0.38280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52303E+018" calcext:value-type="float">
            <text:p>1.57285189152303E+018</text:p>
          </table:table-cell>
          <table:table-cell office:value-type="float" office:value="7655" calcext:value-type="float">
            <text:p>7655</text:p>
          </table:table-cell>
          <table:table-cell office:value-type="float" office:value="1.57285189147127E+018" calcext:value-type="float">
            <text:p>1.57285189147127E+018</text:p>
          </table:table-cell>
          <table:table-cell/>
          <table:table-cell office:value-type="float" office:value="0.191499993205" calcext:value-type="float">
            <text:p>0.1914999932</text:p>
          </table:table-cell>
          <table:table-cell office:value-type="float" office:value="0" calcext:value-type="float">
            <text:p>0</text:p>
          </table:table-cell>
          <table:table-cell office:value-type="float" office:value="0.191499993205" calcext:value-type="float">
            <text:p>0.19149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57501E+018" calcext:value-type="float">
            <text:p>1.57285189157501E+018</text:p>
          </table:table-cell>
          <table:table-cell office:value-type="float" office:value="7656" calcext:value-type="float">
            <text:p>7656</text:p>
          </table:table-cell>
          <table:table-cell office:value-type="float" office:value="1.57285189152325E+018" calcext:value-type="float">
            <text:p>1.57285189152325E+018</text:p>
          </table:table-cell>
          <table:table-cell/>
          <table:table-cell office:value-type="float" office:value="0.191699996591" calcext:value-type="float">
            <text:p>0.1916999966</text:p>
          </table:table-cell>
          <table:table-cell office:value-type="float" office:value="0" calcext:value-type="float">
            <text:p>0</text:p>
          </table:table-cell>
          <table:table-cell office:value-type="float" office:value="0.191750004888" calcext:value-type="float">
            <text:p>0.19175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62761E+018" calcext:value-type="float">
            <text:p>1.57285189162761E+018</text:p>
          </table:table-cell>
          <table:table-cell office:value-type="float" office:value="7657" calcext:value-type="float">
            <text:p>7657</text:p>
          </table:table-cell>
          <table:table-cell office:value-type="float" office:value="1.57285189157517E+018" calcext:value-type="float">
            <text:p>1.57285189157517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0.191829994321" calcext:value-type="float">
            <text:p>0.19182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67925E+018" calcext:value-type="float">
            <text:p>1.57285189167925E+018</text:p>
          </table:table-cell>
          <table:table-cell office:value-type="float" office:value="7658" calcext:value-type="float">
            <text:p>7658</text:p>
          </table:table-cell>
          <table:table-cell office:value-type="float" office:value="1.57285189162725E+018" calcext:value-type="float">
            <text:p>1.57285189162725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73095E+018" calcext:value-type="float">
            <text:p>1.57285189173095E+018</text:p>
          </table:table-cell>
          <table:table-cell office:value-type="float" office:value="7659" calcext:value-type="float">
            <text:p>7659</text:p>
          </table:table-cell>
          <table:table-cell office:value-type="float" office:value="1.57285189167871E+018" calcext:value-type="float">
            <text:p>1.57285189167871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78343E+018" calcext:value-type="float">
            <text:p>1.57285189178343E+018</text:p>
          </table:table-cell>
          <table:table-cell office:value-type="float" office:value="7660" calcext:value-type="float">
            <text:p>7660</text:p>
          </table:table-cell>
          <table:table-cell office:value-type="float" office:value="1.57285189173066E+018" calcext:value-type="float">
            <text:p>1.57285189173066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0.192129999399" calcext:value-type="float">
            <text:p>0.19212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83457E+018" calcext:value-type="float">
            <text:p>1.57285189183457E+018</text:p>
          </table:table-cell>
          <table:table-cell office:value-type="float" office:value="7661" calcext:value-type="float">
            <text:p>7661</text:p>
          </table:table-cell>
          <table:table-cell office:value-type="float" office:value="1.57285189178266E+018" calcext:value-type="float">
            <text:p>1.57285189178266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59998822" calcext:value-type="float">
            <text:p>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88639E+018" calcext:value-type="float">
            <text:p>1.57285189188639E+018</text:p>
          </table:table-cell>
          <table:table-cell office:value-type="float" office:value="7662" calcext:value-type="float">
            <text:p>7662</text:p>
          </table:table-cell>
          <table:table-cell office:value-type="float" office:value="1.57285189183426E+018" calcext:value-type="float">
            <text:p>1.57285189183426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589998245" calcext:value-type="float">
            <text:p>0.192589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93907E+018" calcext:value-type="float">
            <text:p>1.57285189193907E+018</text:p>
          </table:table-cell>
          <table:table-cell office:value-type="float" office:value="7663" calcext:value-type="float">
            <text:p>7663</text:p>
          </table:table-cell>
          <table:table-cell office:value-type="float" office:value="1.57285189188596E+018" calcext:value-type="float">
            <text:p>1.57285189188596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90001631" calcext:value-type="float">
            <text:p>0.19279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199089E+018" calcext:value-type="float">
            <text:p>1.57285189199089E+018</text:p>
          </table:table-cell>
          <table:table-cell office:value-type="float" office:value="7664" calcext:value-type="float">
            <text:p>7664</text:p>
          </table:table-cell>
          <table:table-cell office:value-type="float" office:value="1.57285189193837E+018" calcext:value-type="float">
            <text:p>1.57285189193837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629992962" calcext:value-type="float">
            <text:p>0.19262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04304E+018" calcext:value-type="float">
            <text:p>1.57285189204304E+018</text:p>
          </table:table-cell>
          <table:table-cell office:value-type="float" office:value="7665" calcext:value-type="float">
            <text:p>7665</text:p>
          </table:table-cell>
          <table:table-cell office:value-type="float" office:value="1.57285189199034E+018" calcext:value-type="float">
            <text:p>1.57285189199034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50005221" calcext:value-type="float">
            <text:p>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09385E+018" calcext:value-type="float">
            <text:p>1.57285189209385E+018</text:p>
          </table:table-cell>
          <table:table-cell office:value-type="float" office:value="7666" calcext:value-type="float">
            <text:p>7666</text:p>
          </table:table-cell>
          <table:table-cell office:value-type="float" office:value="1.57285189204224E+018" calcext:value-type="float">
            <text:p>1.57285189204224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80001259" calcext:value-type="float">
            <text:p>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14584E+018" calcext:value-type="float">
            <text:p>1.57285189214584E+018</text:p>
          </table:table-cell>
          <table:table-cell office:value-type="float" office:value="7667" calcext:value-type="float">
            <text:p>7667</text:p>
          </table:table-cell>
          <table:table-cell office:value-type="float" office:value="1.57285189209392E+018" calcext:value-type="float">
            <text:p>1.57285189209392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19861E+018" calcext:value-type="float">
            <text:p>1.57285189219861E+018</text:p>
          </table:table-cell>
          <table:table-cell office:value-type="float" office:value="7668" calcext:value-type="float">
            <text:p>7668</text:p>
          </table:table-cell>
          <table:table-cell office:value-type="float" office:value="1.57285189214597E+018" calcext:value-type="float">
            <text:p>1.57285189214597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80002952" calcext:value-type="float">
            <text:p>0.1927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25027E+018" calcext:value-type="float">
            <text:p>1.57285189225027E+018</text:p>
          </table:table-cell>
          <table:table-cell office:value-type="float" office:value="7669" calcext:value-type="float">
            <text:p>7669</text:p>
          </table:table-cell>
          <table:table-cell office:value-type="float" office:value="1.57285189219784E+018" calcext:value-type="float">
            <text:p>1.57285189219784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629992962" calcext:value-type="float">
            <text:p>0.19262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30231E+018" calcext:value-type="float">
            <text:p>1.57285189230231E+018</text:p>
          </table:table-cell>
          <table:table-cell office:value-type="float" office:value="7670" calcext:value-type="float">
            <text:p>7670</text:p>
          </table:table-cell>
          <table:table-cell office:value-type="float" office:value="1.57285189224966E+018" calcext:value-type="float">
            <text:p>1.57285189224966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80001259" calcext:value-type="float">
            <text:p>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35414E+018" calcext:value-type="float">
            <text:p>1.57285189235414E+018</text:p>
          </table:table-cell>
          <table:table-cell office:value-type="float" office:value="7671" calcext:value-type="float">
            <text:p>7671</text:p>
          </table:table-cell>
          <table:table-cell office:value-type="float" office:value="1.57285189230162E+018" calcext:value-type="float">
            <text:p>1.57285189230162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-0.192689999938" calcext:value-type="float">
            <text:p>-0.1926899999</text:p>
          </table:table-cell>
          <table:table-cell office:value-type="float" office:value="0.192689999938" calcext:value-type="float">
            <text:p>0.19268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40641E+018" calcext:value-type="float">
            <text:p>1.57285189240641E+018</text:p>
          </table:table-cell>
          <table:table-cell office:value-type="float" office:value="7672" calcext:value-type="float">
            <text:p>7672</text:p>
          </table:table-cell>
          <table:table-cell office:value-type="float" office:value="1.5728518923537E+018" calcext:value-type="float">
            <text:p>1.5728518923537E+018</text:p>
          </table:table-cell>
          <table:table-cell/>
          <table:table-cell office:value-type="float" office:value="0.430500000715" calcext:value-type="float">
            <text:p>0.4305000007</text:p>
          </table:table-cell>
          <table:table-cell office:value-type="float" office:value="-0.192509993911" calcext:value-type="float">
            <text:p>-0.1925099939</text:p>
          </table:table-cell>
          <table:table-cell office:value-type="float" office:value="0.385030001402" calcext:value-type="float">
            <text:p>0.38503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45811E+018" calcext:value-type="float">
            <text:p>1.57285189245811E+018</text:p>
          </table:table-cell>
          <table:table-cell office:value-type="float" office:value="7673" calcext:value-type="float">
            <text:p>7673</text:p>
          </table:table-cell>
          <table:table-cell office:value-type="float" office:value="1.57285189240571E+018" calcext:value-type="float">
            <text:p>1.57285189240571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399993539" calcext:value-type="float">
            <text:p>-0.1923999935</text:p>
          </table:table-cell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50988E+018" calcext:value-type="float">
            <text:p>1.57285189250988E+018</text:p>
          </table:table-cell>
          <table:table-cell office:value-type="float" office:value="7674" calcext:value-type="float">
            <text:p>7674</text:p>
          </table:table-cell>
          <table:table-cell office:value-type="float" office:value="1.5728518924576E+018" calcext:value-type="float">
            <text:p>1.5728518924576E+018</text:p>
          </table:table-cell>
          <table:table-cell/>
          <table:table-cell office:value-type="float" office:value="0.272399991751" calcext:value-type="float">
            <text:p>0.2723999918</text:p>
          </table:table-cell>
          <table:table-cell office:value-type="float" office:value="-0.192589998245" calcext:value-type="float">
            <text:p>-0.1925899982</text:p>
          </table:table-cell>
          <table:table-cell office:value-type="float" office:value="0.192589998245" calcext:value-type="float">
            <text:p>0.192589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56277E+018" calcext:value-type="float">
            <text:p>1.57285189256277E+018</text:p>
          </table:table-cell>
          <table:table-cell office:value-type="float" office:value="7675" calcext:value-type="float">
            <text:p>7675</text:p>
          </table:table-cell>
          <table:table-cell office:value-type="float" office:value="1.57285189250961E+018" calcext:value-type="float">
            <text:p>1.57285189250961E+018</text:p>
          </table:table-cell>
          <table:table-cell/>
          <table:table-cell office:value-type="float" office:value="0.272300004959" calcext:value-type="float">
            <text:p>0.272300005</text:p>
          </table:table-cell>
          <table:table-cell office:value-type="float" office:value="-0.192579999566" calcext:value-type="float">
            <text:p>-0.1925799996</text:p>
          </table:table-cell>
          <table:table-cell office:value-type="float" office:value="0.192579999566" calcext:value-type="float">
            <text:p>0.19257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61488E+018" calcext:value-type="float">
            <text:p>1.57285189261488E+018</text:p>
          </table:table-cell>
          <table:table-cell office:value-type="float" office:value="7676" calcext:value-type="float">
            <text:p>7676</text:p>
          </table:table-cell>
          <table:table-cell office:value-type="float" office:value="1.57285189256207E+018" calcext:value-type="float">
            <text:p>1.57285189256207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369997501" calcext:value-type="float">
            <text:p>-0.1923699975</text:p>
          </table:table-cell>
          <table:table-cell office:value-type="float" office:value="0.192369997501" calcext:value-type="float">
            <text:p>0.19236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66659E+018" calcext:value-type="float">
            <text:p>1.57285189266659E+018</text:p>
          </table:table-cell>
          <table:table-cell office:value-type="float" office:value="7677" calcext:value-type="float">
            <text:p>7677</text:p>
          </table:table-cell>
          <table:table-cell office:value-type="float" office:value="1.5728518926141E+018" calcext:value-type="float">
            <text:p>1.5728518926141E+018</text:p>
          </table:table-cell>
          <table:table-cell/>
          <table:table-cell office:value-type="float" office:value="0.271899998188" calcext:value-type="float">
            <text:p>0.2718999982</text:p>
          </table:table-cell>
          <table:table-cell office:value-type="float" office:value="-0.192239999771" calcext:value-type="float">
            <text:p>-0.1922399998</text:p>
          </table:table-cell>
          <table:table-cell office:value-type="float" office:value="0.192239999771" calcext:value-type="float">
            <text:p>0.19223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71808E+018" calcext:value-type="float">
            <text:p>1.57285189271808E+018</text:p>
          </table:table-cell>
          <table:table-cell office:value-type="float" office:value="7678" calcext:value-type="float">
            <text:p>7678</text:p>
          </table:table-cell>
          <table:table-cell office:value-type="float" office:value="1.57285189266593E+018" calcext:value-type="float">
            <text:p>1.57285189266593E+018</text:p>
          </table:table-cell>
          <table:table-cell/>
          <table:table-cell office:value-type="float" office:value="0.272000014782" calcext:value-type="float">
            <text:p>0.2720000148</text:p>
          </table:table-cell>
          <table:table-cell office:value-type="float" office:value="-0.192320004106" calcext:value-type="float">
            <text:p>-0.1923200041</text:p>
          </table:table-cell>
          <table:table-cell office:value-type="float" office:value="0.192320004106" calcext:value-type="float">
            <text:p>0.19232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77035E+018" calcext:value-type="float">
            <text:p>1.57285189277035E+018</text:p>
          </table:table-cell>
          <table:table-cell office:value-type="float" office:value="7679" calcext:value-type="float">
            <text:p>7679</text:p>
          </table:table-cell>
          <table:table-cell office:value-type="float" office:value="1.57285189271805E+018" calcext:value-type="float">
            <text:p>1.57285189271805E+018</text:p>
          </table:table-cell>
          <table:table-cell/>
          <table:table-cell office:value-type="float" office:value="0.271899998188" calcext:value-type="float">
            <text:p>0.2718999982</text:p>
          </table:table-cell>
          <table:table-cell office:value-type="float" office:value="-0.192230001092" calcext:value-type="float">
            <text:p>-0.1922300011</text:p>
          </table:table-cell>
          <table:table-cell office:value-type="float" office:value="0.192230001092" calcext:value-type="float">
            <text:p>0.19223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82193E+018" calcext:value-type="float">
            <text:p>1.57285189282193E+018</text:p>
          </table:table-cell>
          <table:table-cell office:value-type="float" office:value="7680" calcext:value-type="float">
            <text:p>7680</text:p>
          </table:table-cell>
          <table:table-cell office:value-type="float" office:value="1.57285189276979E+018" calcext:value-type="float">
            <text:p>1.57285189276979E+018</text:p>
          </table:table-cell>
          <table:table-cell/>
          <table:table-cell office:value-type="float" office:value="0.271899998188" calcext:value-type="float">
            <text:p>0.2718999982</text:p>
          </table:table-cell>
          <table:table-cell office:value-type="float" office:value="-0.192259997129" calcext:value-type="float">
            <text:p>-0.1922599971</text:p>
          </table:table-cell>
          <table:table-cell office:value-type="float" office:value="0.192259997129" calcext:value-type="float">
            <text:p>0.192259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87384E+018" calcext:value-type="float">
            <text:p>1.57285189287384E+018</text:p>
          </table:table-cell>
          <table:table-cell office:value-type="float" office:value="7681" calcext:value-type="float">
            <text:p>7681</text:p>
          </table:table-cell>
          <table:table-cell office:value-type="float" office:value="1.572851892822E+018" calcext:value-type="float">
            <text:p>1.572851892822E+018</text:p>
          </table:table-cell>
          <table:table-cell/>
          <table:table-cell office:value-type="float" office:value="0.384299993515" calcext:value-type="float">
            <text:p>0.3842999935</text:p>
          </table:table-cell>
          <table:table-cell office:value-type="float" office:value="0" calcext:value-type="float">
            <text:p>0</text:p>
          </table:table-cell>
          <table:table-cell office:value-type="float" office:value="0.384339988232" calcext:value-type="float">
            <text:p>0.3843399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29257E+018" calcext:value-type="float">
            <text:p>1.5728518929257E+018</text:p>
          </table:table-cell>
          <table:table-cell office:value-type="float" office:value="7682" calcext:value-type="float">
            <text:p>7682</text:p>
          </table:table-cell>
          <table:table-cell office:value-type="float" office:value="1.57285189287385E+018" calcext:value-type="float">
            <text:p>1.57285189287385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0.19224999845" calcext:value-type="float">
            <text:p>0.19224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02839E+018" calcext:value-type="float">
            <text:p>1.57285189302839E+018</text:p>
          </table:table-cell>
          <table:table-cell office:value-type="float" office:value="7683" calcext:value-type="float">
            <text:p>7683</text:p>
          </table:table-cell>
          <table:table-cell office:value-type="float" office:value="1.57285189292588E+018" calcext:value-type="float">
            <text:p>1.57285189292588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24999845" calcext:value-type="float">
            <text:p>0.19224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07991E+018" calcext:value-type="float">
            <text:p>1.57285189307991E+018</text:p>
          </table:table-cell>
          <table:table-cell office:value-type="float" office:value="7684" calcext:value-type="float">
            <text:p>7684</text:p>
          </table:table-cell>
          <table:table-cell office:value-type="float" office:value="1.5728518930275E+018" calcext:value-type="float">
            <text:p>1.5728518930275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69994545" calcext:value-type="float">
            <text:p>0.1754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13145E+018" calcext:value-type="float">
            <text:p>1.57285189313145E+018</text:p>
          </table:table-cell>
          <table:table-cell office:value-type="float" office:value="7685" calcext:value-type="float">
            <text:p>7685</text:p>
          </table:table-cell>
          <table:table-cell office:value-type="float" office:value="1.57285189307926E+018" calcext:value-type="float">
            <text:p>1.57285189307926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549998879" calcext:value-type="float">
            <text:p>0.17554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18434E+018" calcext:value-type="float">
            <text:p>1.57285189318434E+018</text:p>
          </table:table-cell>
          <table:table-cell office:value-type="float" office:value="7686" calcext:value-type="float">
            <text:p>7686</text:p>
          </table:table-cell>
          <table:table-cell office:value-type="float" office:value="1.57285189313164E+018" calcext:value-type="float">
            <text:p>1.57285189313164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569996238" calcext:value-type="float">
            <text:p>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23575E+018" calcext:value-type="float">
            <text:p>1.57285189323575E+018</text:p>
          </table:table-cell>
          <table:table-cell office:value-type="float" office:value="7687" calcext:value-type="float">
            <text:p>7687</text:p>
          </table:table-cell>
          <table:table-cell office:value-type="float" office:value="1.57285189318351E+018" calcext:value-type="float">
            <text:p>1.57285189318351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28706E+018" calcext:value-type="float">
            <text:p>1.57285189328706E+018</text:p>
          </table:table-cell>
          <table:table-cell office:value-type="float" office:value="7688" calcext:value-type="float">
            <text:p>7688</text:p>
          </table:table-cell>
          <table:table-cell office:value-type="float" office:value="1.57285189323534E+018" calcext:value-type="float">
            <text:p>1.57285189323534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3397E+018" calcext:value-type="float">
            <text:p>1.5728518933397E+018</text:p>
          </table:table-cell>
          <table:table-cell office:value-type="float" office:value="7689" calcext:value-type="float">
            <text:p>7689</text:p>
          </table:table-cell>
          <table:table-cell office:value-type="float" office:value="1.57285189328715E+018" calcext:value-type="float">
            <text:p>1.57285189328715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440012455" calcext:value-type="float">
            <text:p>0.35144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39147E+018" calcext:value-type="float">
            <text:p>1.57285189339147E+018</text:p>
          </table:table-cell>
          <table:table-cell office:value-type="float" office:value="7690" calcext:value-type="float">
            <text:p>7690</text:p>
          </table:table-cell>
          <table:table-cell office:value-type="float" office:value="1.57285189333893E+018" calcext:value-type="float">
            <text:p>1.57285189333893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410001516" calcext:value-type="float">
            <text:p>0.3514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44351E+018" calcext:value-type="float">
            <text:p>1.57285189344351E+018</text:p>
          </table:table-cell>
          <table:table-cell office:value-type="float" office:value="7691" calcext:value-type="float">
            <text:p>7691</text:p>
          </table:table-cell>
          <table:table-cell office:value-type="float" office:value="1.57285189339081E+018" calcext:value-type="float">
            <text:p>1.57285189339081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49533E+018" calcext:value-type="float">
            <text:p>1.57285189349533E+018</text:p>
          </table:table-cell>
          <table:table-cell office:value-type="float" office:value="7692" calcext:value-type="float">
            <text:p>7692</text:p>
          </table:table-cell>
          <table:table-cell office:value-type="float" office:value="1.57285189344296E+018" calcext:value-type="float">
            <text:p>1.57285189344296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709992647" calcext:value-type="float">
            <text:p>0.17570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59631E+018" calcext:value-type="float">
            <text:p>1.57285189359631E+018</text:p>
          </table:table-cell>
          <table:table-cell office:value-type="float" office:value="7693" calcext:value-type="float">
            <text:p>7693</text:p>
          </table:table-cell>
          <table:table-cell office:value-type="float" office:value="1.57285189349463E+018" calcext:value-type="float">
            <text:p>1.57285189349463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19993019" calcext:value-type="float">
            <text:p>0.17581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65047E+018" calcext:value-type="float">
            <text:p>1.57285189365047E+018</text:p>
          </table:table-cell>
          <table:table-cell office:value-type="float" office:value="7694" calcext:value-type="float">
            <text:p>7694</text:p>
          </table:table-cell>
          <table:table-cell office:value-type="float" office:value="1.57285189359642E+018" calcext:value-type="float">
            <text:p>1.57285189359642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69999623" calcext:value-type="float">
            <text:p>0.1757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70182E+018" calcext:value-type="float">
            <text:p>1.57285189370182E+018</text:p>
          </table:table-cell>
          <table:table-cell office:value-type="float" office:value="7695" calcext:value-type="float">
            <text:p>7695</text:p>
          </table:table-cell>
          <table:table-cell office:value-type="float" office:value="1.57285189364985E+018" calcext:value-type="float">
            <text:p>1.57285189364985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0.175260007381" calcext:value-type="float">
            <text:p>0.1752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75492E+018" calcext:value-type="float">
            <text:p>1.57285189375492E+018</text:p>
          </table:table-cell>
          <table:table-cell office:value-type="float" office:value="7696" calcext:value-type="float">
            <text:p>7696</text:p>
          </table:table-cell>
          <table:table-cell office:value-type="float" office:value="1.57285189370185E+018" calcext:value-type="float">
            <text:p>1.57285189370185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0.175369992852" calcext:value-type="float">
            <text:p>0.1753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80595E+018" calcext:value-type="float">
            <text:p>1.57285189380595E+018</text:p>
          </table:table-cell>
          <table:table-cell office:value-type="float" office:value="7697" calcext:value-type="float">
            <text:p>7697</text:p>
          </table:table-cell>
          <table:table-cell office:value-type="float" office:value="1.57285189375424E+018" calcext:value-type="float">
            <text:p>1.57285189375424E+018</text:p>
          </table:table-cell>
          <table:table-cell/>
          <table:table-cell office:value-type="float" office:value="0.350400000811" calcext:value-type="float">
            <text:p>0.3504000008</text:p>
          </table:table-cell>
          <table:table-cell office:value-type="float" office:value="0" calcext:value-type="float">
            <text:p>0</text:p>
          </table:table-cell>
          <table:table-cell office:value-type="float" office:value="0.350430011749" calcext:value-type="float">
            <text:p>0.35043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85745E+018" calcext:value-type="float">
            <text:p>1.57285189385745E+018</text:p>
          </table:table-cell>
          <table:table-cell office:value-type="float" office:value="7698" calcext:value-type="float">
            <text:p>7698</text:p>
          </table:table-cell>
          <table:table-cell office:value-type="float" office:value="1.57285189380591E+018" calcext:value-type="float">
            <text:p>1.57285189380591E+018</text:p>
          </table:table-cell>
          <table:table-cell/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  <table:table-cell office:value-type="float" office:value="0.350529998541" calcext:value-type="float">
            <text:p>0.35052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90937E+018" calcext:value-type="float">
            <text:p>1.57285189390937E+018</text:p>
          </table:table-cell>
          <table:table-cell office:value-type="float" office:value="7699" calcext:value-type="float">
            <text:p>7699</text:p>
          </table:table-cell>
          <table:table-cell office:value-type="float" office:value="1.57285189385753E+018" calcext:value-type="float">
            <text:p>1.57285189385753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0.175319999456" calcext:value-type="float">
            <text:p>0.17531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396105E+018" calcext:value-type="float">
            <text:p>1.57285189396105E+018</text:p>
          </table:table-cell>
          <table:table-cell office:value-type="float" office:value="7700" calcext:value-type="float">
            <text:p>7700</text:p>
          </table:table-cell>
          <table:table-cell office:value-type="float" office:value="1.57285189390876E+018" calcext:value-type="float">
            <text:p>1.57285189390876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90006804" calcext:value-type="float">
            <text:p>0.17549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01229E+018" calcext:value-type="float">
            <text:p>1.57285189401229E+018</text:p>
          </table:table-cell>
          <table:table-cell office:value-type="float" office:value="7701" calcext:value-type="float">
            <text:p>7701</text:p>
          </table:table-cell>
          <table:table-cell office:value-type="float" office:value="1.57285189396036E+018" calcext:value-type="float">
            <text:p>1.57285189396036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06366E+018" calcext:value-type="float">
            <text:p>1.57285189406366E+018</text:p>
          </table:table-cell>
          <table:table-cell office:value-type="float" office:value="7702" calcext:value-type="float">
            <text:p>7702</text:p>
          </table:table-cell>
          <table:table-cell office:value-type="float" office:value="1.5728518940117E+018" calcext:value-type="float">
            <text:p>1.5728518940117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11625E+018" calcext:value-type="float">
            <text:p>1.57285189411625E+018</text:p>
          </table:table-cell>
          <table:table-cell office:value-type="float" office:value="7703" calcext:value-type="float">
            <text:p>7703</text:p>
          </table:table-cell>
          <table:table-cell office:value-type="float" office:value="1.5728518940639E+018" calcext:value-type="float">
            <text:p>1.5728518940639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59999251" calcext:value-type="float">
            <text:p>0.17565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16816E+018" calcext:value-type="float">
            <text:p>1.57285189416816E+018</text:p>
          </table:table-cell>
          <table:table-cell office:value-type="float" office:value="7704" calcext:value-type="float">
            <text:p>7704</text:p>
          </table:table-cell>
          <table:table-cell office:value-type="float" office:value="1.5728518941157E+018" calcext:value-type="float">
            <text:p>1.5728518941157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570000887" calcext:value-type="float">
            <text:p>0.1925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21939E+018" calcext:value-type="float">
            <text:p>1.57285189421939E+018</text:p>
          </table:table-cell>
          <table:table-cell office:value-type="float" office:value="7705" calcext:value-type="float">
            <text:p>7705</text:p>
          </table:table-cell>
          <table:table-cell office:value-type="float" office:value="1.57285189416753E+018" calcext:value-type="float">
            <text:p>1.57285189416753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69996142" calcext:value-type="float">
            <text:p>0.19316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27192E+018" calcext:value-type="float">
            <text:p>1.57285189427192E+018</text:p>
          </table:table-cell>
          <table:table-cell office:value-type="float" office:value="7706" calcext:value-type="float">
            <text:p>7706</text:p>
          </table:table-cell>
          <table:table-cell office:value-type="float" office:value="1.57285189421949E+018" calcext:value-type="float">
            <text:p>1.57285189421949E+018</text:p>
          </table:table-cell>
          <table:table-cell/>
          <table:table-cell office:value-type="float" office:value="0.432000011206" calcext:value-type="float">
            <text:p>0.4320000112</text:p>
          </table:table-cell>
          <table:table-cell office:value-type="float" office:value="-0.193189993501" calcext:value-type="float">
            <text:p>-0.1931899935</text:p>
          </table:table-cell>
          <table:table-cell office:value-type="float" office:value="0.386379987001" calcext:value-type="float">
            <text:p>0.38637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32293E+018" calcext:value-type="float">
            <text:p>1.57285189432293E+018</text:p>
          </table:table-cell>
          <table:table-cell office:value-type="float" office:value="7707" calcext:value-type="float">
            <text:p>7707</text:p>
          </table:table-cell>
          <table:table-cell office:value-type="float" office:value="1.57285189427105E+018" calcext:value-type="float">
            <text:p>1.57285189427105E+018</text:p>
          </table:table-cell>
          <table:table-cell/>
          <table:table-cell office:value-type="float" office:value="0.273600012064" calcext:value-type="float">
            <text:p>0.2736000121</text:p>
          </table:table-cell>
          <table:table-cell office:value-type="float" office:value="-0.193499997258" calcext:value-type="float">
            <text:p>-0.1934999973</text:p>
          </table:table-cell>
          <table:table-cell office:value-type="float" office:value="0.193499997258" calcext:value-type="float">
            <text:p>0.19349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37535E+018" calcext:value-type="float">
            <text:p>1.57285189437535E+018</text:p>
          </table:table-cell>
          <table:table-cell office:value-type="float" office:value="7708" calcext:value-type="float">
            <text:p>7708</text:p>
          </table:table-cell>
          <table:table-cell office:value-type="float" office:value="1.57285189432301E+018" calcext:value-type="float">
            <text:p>1.57285189432301E+018</text:p>
          </table:table-cell>
          <table:table-cell/>
          <table:table-cell office:value-type="float" office:value="0.27349999547" calcext:value-type="float">
            <text:p>0.2734999955</text:p>
          </table:table-cell>
          <table:table-cell office:value-type="float" office:value="-0.193389996886" calcext:value-type="float">
            <text:p>-0.1933899969</text:p>
          </table:table-cell>
          <table:table-cell office:value-type="float" office:value="0.193389996886" calcext:value-type="float">
            <text:p>0.19338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4281E+018" calcext:value-type="float">
            <text:p>1.5728518944281E+018</text:p>
          </table:table-cell>
          <table:table-cell office:value-type="float" office:value="7709" calcext:value-type="float">
            <text:p>7709</text:p>
          </table:table-cell>
          <table:table-cell office:value-type="float" office:value="1.5728518943755E+018" calcext:value-type="float">
            <text:p>1.5728518943755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-0.19305999577" calcext:value-type="float">
            <text:p>-0.1930599958</text:p>
          </table:table-cell>
          <table:table-cell office:value-type="float" office:value="0.19305999577" calcext:value-type="float">
            <text:p>0.19305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4791E+018" calcext:value-type="float">
            <text:p>1.5728518944791E+018</text:p>
          </table:table-cell>
          <table:table-cell office:value-type="float" office:value="7710" calcext:value-type="float">
            <text:p>7710</text:p>
          </table:table-cell>
          <table:table-cell office:value-type="float" office:value="1.57285189442741E+018" calcext:value-type="float">
            <text:p>1.57285189442741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-0.192809998989" calcext:value-type="float">
            <text:p>-0.192809999</text:p>
          </table:table-cell>
          <table:table-cell office:value-type="float" office:value="0.192809998989" calcext:value-type="float">
            <text:p>0.19280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53164E+018" calcext:value-type="float">
            <text:p>1.57285189453164E+018</text:p>
          </table:table-cell>
          <table:table-cell office:value-type="float" office:value="7711" calcext:value-type="float">
            <text:p>7711</text:p>
          </table:table-cell>
          <table:table-cell office:value-type="float" office:value="1.5728518944791E+018" calcext:value-type="float">
            <text:p>1.5728518944791E+018</text:p>
          </table:table-cell>
          <table:table-cell/>
          <table:table-cell office:value-type="float" office:value="0.272599995136" calcext:value-type="float">
            <text:p>0.2725999951</text:p>
          </table:table-cell>
          <table:table-cell office:value-type="float" office:value="-0.192770004272" calcext:value-type="float">
            <text:p>-0.1927700043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5837E+018" calcext:value-type="float">
            <text:p>1.5728518945837E+018</text:p>
          </table:table-cell>
          <table:table-cell office:value-type="float" office:value="7712" calcext:value-type="float">
            <text:p>7712</text:p>
          </table:table-cell>
          <table:table-cell office:value-type="float" office:value="1.5728518945311E+018" calcext:value-type="float">
            <text:p>1.5728518945311E+018</text:p>
          </table:table-cell>
          <table:table-cell/>
          <table:table-cell office:value-type="float" office:value="0.272300004959" calcext:value-type="float">
            <text:p>0.272300005</text:p>
          </table:table-cell>
          <table:table-cell office:value-type="float" office:value="-0.19253000617" calcext:value-type="float">
            <text:p>-0.1925300062</text:p>
          </table:table-cell>
          <table:table-cell office:value-type="float" office:value="0.19253000617" calcext:value-type="float">
            <text:p>0.19253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63453E+018" calcext:value-type="float">
            <text:p>1.57285189463453E+018</text:p>
          </table:table-cell>
          <table:table-cell office:value-type="float" office:value="7713" calcext:value-type="float">
            <text:p>7713</text:p>
          </table:table-cell>
          <table:table-cell office:value-type="float" office:value="1.57285189458298E+018" calcext:value-type="float">
            <text:p>1.57285189458298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-0.192650005221" calcext:value-type="float">
            <text:p>-0.1926500052</text:p>
          </table:table-cell>
          <table:table-cell office:value-type="float" office:value="0.192650005221" calcext:value-type="float">
            <text:p>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68749E+018" calcext:value-type="float">
            <text:p>1.57285189468749E+018</text:p>
          </table:table-cell>
          <table:table-cell office:value-type="float" office:value="7714" calcext:value-type="float">
            <text:p>7714</text:p>
          </table:table-cell>
          <table:table-cell office:value-type="float" office:value="1.57285189463474E+018" calcext:value-type="float">
            <text:p>1.57285189463474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-0.192660003901" calcext:value-type="float">
            <text:p>-0.1926600039</text:p>
          </table:table-cell>
          <table:table-cell office:value-type="float" office:value="0.192660003901" calcext:value-type="float">
            <text:p>0.1926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79056E+018" calcext:value-type="float">
            <text:p>1.57285189479056E+018</text:p>
          </table:table-cell>
          <table:table-cell office:value-type="float" office:value="7715" calcext:value-type="float">
            <text:p>7715</text:p>
          </table:table-cell>
          <table:table-cell office:value-type="float" office:value="1.57285189468673E+018" calcext:value-type="float">
            <text:p>1.57285189468673E+018</text:p>
          </table:table-cell>
          <table:table-cell/>
          <table:table-cell office:value-type="float" office:value="0.430700004101" calcext:value-type="float">
            <text:p>0.4307000041</text:p>
          </table:table-cell>
          <table:table-cell office:value-type="float" office:value="-0.192609995604" calcext:value-type="float">
            <text:p>-0.1926099956</text:p>
          </table:table-cell>
          <table:table-cell office:value-type="float" office:value="0.385210007429" calcext:value-type="float">
            <text:p>0.38521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84075E+018" calcext:value-type="float">
            <text:p>1.57285189484075E+018</text:p>
          </table:table-cell>
          <table:table-cell office:value-type="float" office:value="7716" calcext:value-type="float">
            <text:p>7716</text:p>
          </table:table-cell>
          <table:table-cell office:value-type="float" office:value="1.57285189478846E+018" calcext:value-type="float">
            <text:p>1.57285189478846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60000944" calcext:value-type="float">
            <text:p>0.17576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89273E+018" calcext:value-type="float">
            <text:p>1.57285189489273E+018</text:p>
          </table:table-cell>
          <table:table-cell office:value-type="float" office:value="7717" calcext:value-type="float">
            <text:p>7717</text:p>
          </table:table-cell>
          <table:table-cell office:value-type="float" office:value="1.57285189484035E+018" calcext:value-type="float">
            <text:p>1.57285189484035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50000572" calcext:value-type="float">
            <text:p>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94547E+018" calcext:value-type="float">
            <text:p>1.57285189494547E+018</text:p>
          </table:table-cell>
          <table:table-cell office:value-type="float" office:value="7718" calcext:value-type="float">
            <text:p>7718</text:p>
          </table:table-cell>
          <table:table-cell office:value-type="float" office:value="1.57285189489279E+018" calcext:value-type="float">
            <text:p>1.57285189489279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510004163" calcext:value-type="float">
            <text:p>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499742E+018" calcext:value-type="float">
            <text:p>1.57285189499742E+018</text:p>
          </table:table-cell>
          <table:table-cell office:value-type="float" office:value="7719" calcext:value-type="float">
            <text:p>7719</text:p>
          </table:table-cell>
          <table:table-cell office:value-type="float" office:value="1.57285189494481E+018" calcext:value-type="float">
            <text:p>1.57285189494481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50000572" calcext:value-type="float">
            <text:p>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04862E+018" calcext:value-type="float">
            <text:p>1.57285189504862E+018</text:p>
          </table:table-cell>
          <table:table-cell office:value-type="float" office:value="7720" calcext:value-type="float">
            <text:p>7720</text:p>
          </table:table-cell>
          <table:table-cell office:value-type="float" office:value="1.57285189499666E+018" calcext:value-type="float">
            <text:p>1.57285189499666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10139E+018" calcext:value-type="float">
            <text:p>1.57285189510139E+018</text:p>
          </table:table-cell>
          <table:table-cell office:value-type="float" office:value="7721" calcext:value-type="float">
            <text:p>7721</text:p>
          </table:table-cell>
          <table:table-cell office:value-type="float" office:value="1.57285189504897E+018" calcext:value-type="float">
            <text:p>1.57285189504897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79993224" calcext:value-type="float">
            <text:p>0.17547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15263E+018" calcext:value-type="float">
            <text:p>1.57285189515263E+018</text:p>
          </table:table-cell>
          <table:table-cell office:value-type="float" office:value="7722" calcext:value-type="float">
            <text:p>7722</text:p>
          </table:table-cell>
          <table:table-cell office:value-type="float" office:value="1.57285189510065E+018" calcext:value-type="float">
            <text:p>1.57285189510065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20586E+018" calcext:value-type="float">
            <text:p>1.57285189520586E+018</text:p>
          </table:table-cell>
          <table:table-cell office:value-type="float" office:value="7723" calcext:value-type="float">
            <text:p>7723</text:p>
          </table:table-cell>
          <table:table-cell office:value-type="float" office:value="1.57285189515275E+018" calcext:value-type="float">
            <text:p>1.57285189515275E+018</text:p>
          </table:table-cell>
          <table:table-cell/>
          <table:table-cell office:value-type="float" office:value="0.351000010967" calcext:value-type="float">
            <text:p>0.351000011</text:p>
          </table:table-cell>
          <table:table-cell office:value-type="float" office:value="0" calcext:value-type="float">
            <text:p>0</text:p>
          </table:table-cell>
          <table:table-cell office:value-type="float" office:value="0.351020008326" calcext:value-type="float">
            <text:p>0.35102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25806E+018" calcext:value-type="float">
            <text:p>1.57285189525806E+018</text:p>
          </table:table-cell>
          <table:table-cell office:value-type="float" office:value="7724" calcext:value-type="float">
            <text:p>7724</text:p>
          </table:table-cell>
          <table:table-cell office:value-type="float" office:value="1.57285189520524E+018" calcext:value-type="float">
            <text:p>1.57285189520524E+018</text:p>
          </table:table-cell>
          <table:table-cell/>
          <table:table-cell office:value-type="float" office:value="0.350600004196" calcext:value-type="float">
            <text:p>0.3506000042</text:p>
          </table:table-cell>
          <table:table-cell office:value-type="float" office:value="0" calcext:value-type="float">
            <text:p>0</text:p>
          </table:table-cell>
          <table:table-cell office:value-type="float" office:value="0.350569993258" calcext:value-type="float">
            <text:p>0.35056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30974E+018" calcext:value-type="float">
            <text:p>1.57285189530974E+018</text:p>
          </table:table-cell>
          <table:table-cell office:value-type="float" office:value="7725" calcext:value-type="float">
            <text:p>7725</text:p>
          </table:table-cell>
          <table:table-cell office:value-type="float" office:value="1.57285189525744E+018" calcext:value-type="float">
            <text:p>1.57285189525744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0.175219997764" calcext:value-type="float">
            <text:p>0.17521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3614E+018" calcext:value-type="float">
            <text:p>1.5728518953614E+018</text:p>
          </table:table-cell>
          <table:table-cell office:value-type="float" office:value="7726" calcext:value-type="float">
            <text:p>7726</text:p>
          </table:table-cell>
          <table:table-cell office:value-type="float" office:value="1.57285189530916E+018" calcext:value-type="float">
            <text:p>1.57285189530916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0.192049995065" calcext:value-type="float">
            <text:p>0.1920499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41312E+018" calcext:value-type="float">
            <text:p>1.57285189541312E+018</text:p>
          </table:table-cell>
          <table:table-cell office:value-type="float" office:value="7727" calcext:value-type="float">
            <text:p>7727</text:p>
          </table:table-cell>
          <table:table-cell office:value-type="float" office:value="1.57285189536076E+018" calcext:value-type="float">
            <text:p>1.57285189536076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159995437" calcext:value-type="float">
            <text:p>0.19215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46487E+018" calcext:value-type="float">
            <text:p>1.57285189546487E+018</text:p>
          </table:table-cell>
          <table:table-cell office:value-type="float" office:value="7728" calcext:value-type="float">
            <text:p>7728</text:p>
          </table:table-cell>
          <table:table-cell office:value-type="float" office:value="1.57285189541219E+018" calcext:value-type="float">
            <text:p>1.57285189541219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53000617" calcext:value-type="float">
            <text:p>0.19253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51592E+018" calcext:value-type="float">
            <text:p>1.57285189551592E+018</text:p>
          </table:table-cell>
          <table:table-cell office:value-type="float" office:value="7729" calcext:value-type="float">
            <text:p>7729</text:p>
          </table:table-cell>
          <table:table-cell office:value-type="float" office:value="1.5728518954641E+018" calcext:value-type="float">
            <text:p>1.5728518954641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570000887" calcext:value-type="float">
            <text:p>0.1925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56887E+018" calcext:value-type="float">
            <text:p>1.57285189556887E+018</text:p>
          </table:table-cell>
          <table:table-cell office:value-type="float" office:value="7730" calcext:value-type="float">
            <text:p>7730</text:p>
          </table:table-cell>
          <table:table-cell office:value-type="float" office:value="1.57285189551601E+018" calcext:value-type="float">
            <text:p>1.57285189551601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550003529" calcext:value-type="float">
            <text:p>0.19255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61999E+018" calcext:value-type="float">
            <text:p>1.57285189561999E+018</text:p>
          </table:table-cell>
          <table:table-cell office:value-type="float" office:value="7731" calcext:value-type="float">
            <text:p>7731</text:p>
          </table:table-cell>
          <table:table-cell office:value-type="float" office:value="1.57285189556802E+018" calcext:value-type="float">
            <text:p>1.57285189556802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60003901" calcext:value-type="float">
            <text:p>0.1926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67314E+018" calcext:value-type="float">
            <text:p>1.57285189567314E+018</text:p>
          </table:table-cell>
          <table:table-cell office:value-type="float" office:value="7732" calcext:value-type="float">
            <text:p>7732</text:p>
          </table:table-cell>
          <table:table-cell office:value-type="float" office:value="1.57285189562025E+018" calcext:value-type="float">
            <text:p>1.57285189562025E+018</text:p>
          </table:table-cell>
          <table:table-cell/>
          <table:table-cell office:value-type="float" office:value="0.384900003672" calcext:value-type="float">
            <text:p>0.3849000037</text:p>
          </table:table-cell>
          <table:table-cell office:value-type="float" office:value="0" calcext:value-type="float">
            <text:p>0</text:p>
          </table:table-cell>
          <table:table-cell office:value-type="float" office:value="0.38490998745" calcext:value-type="float">
            <text:p>0.384909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77492E+018" calcext:value-type="float">
            <text:p>1.57285189577492E+018</text:p>
          </table:table-cell>
          <table:table-cell office:value-type="float" office:value="7733" calcext:value-type="float">
            <text:p>7733</text:p>
          </table:table-cell>
          <table:table-cell office:value-type="float" office:value="1.57285189567226E+018" calcext:value-type="float">
            <text:p>1.57285189567226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489996552" calcext:value-type="float">
            <text:p>0.19248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82656E+018" calcext:value-type="float">
            <text:p>1.57285189582656E+018</text:p>
          </table:table-cell>
          <table:table-cell office:value-type="float" office:value="7734" calcext:value-type="float">
            <text:p>7734</text:p>
          </table:table-cell>
          <table:table-cell office:value-type="float" office:value="1.57285189577433E+018" calcext:value-type="float">
            <text:p>1.57285189577433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720006227" calcext:value-type="float">
            <text:p>0.17572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87829E+018" calcext:value-type="float">
            <text:p>1.57285189587829E+018</text:p>
          </table:table-cell>
          <table:table-cell office:value-type="float" office:value="7735" calcext:value-type="float">
            <text:p>7735</text:p>
          </table:table-cell>
          <table:table-cell office:value-type="float" office:value="1.57285189582638E+018" calcext:value-type="float">
            <text:p>1.57285189582638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60000944" calcext:value-type="float">
            <text:p>0.17576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93064E+018" calcext:value-type="float">
            <text:p>1.57285189593064E+018</text:p>
          </table:table-cell>
          <table:table-cell office:value-type="float" office:value="7736" calcext:value-type="float">
            <text:p>7736</text:p>
          </table:table-cell>
          <table:table-cell office:value-type="float" office:value="1.57285189587833E+018" calcext:value-type="float">
            <text:p>1.57285189587833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89995289" calcext:value-type="float">
            <text:p>0.175689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598293E+018" calcext:value-type="float">
            <text:p>1.57285189598293E+018</text:p>
          </table:table-cell>
          <table:table-cell office:value-type="float" office:value="7737" calcext:value-type="float">
            <text:p>7737</text:p>
          </table:table-cell>
          <table:table-cell office:value-type="float" office:value="1.57285189593017E+018" calcext:value-type="float">
            <text:p>1.5728518959301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03492E+018" calcext:value-type="float">
            <text:p>1.57285189603492E+018</text:p>
          </table:table-cell>
          <table:table-cell office:value-type="float" office:value="7738" calcext:value-type="float">
            <text:p>7738</text:p>
          </table:table-cell>
          <table:table-cell office:value-type="float" office:value="1.57285189598242E+018" calcext:value-type="float">
            <text:p>1.57285189598242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0.175369992852" calcext:value-type="float">
            <text:p>0.1753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08698E+018" calcext:value-type="float">
            <text:p>1.57285189608698E+018</text:p>
          </table:table-cell>
          <table:table-cell office:value-type="float" office:value="7739" calcext:value-type="float">
            <text:p>7739</text:p>
          </table:table-cell>
          <table:table-cell office:value-type="float" office:value="1.57285189603492E+018" calcext:value-type="float">
            <text:p>1.57285189603492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0.175190001726" calcext:value-type="float">
            <text:p>0.17519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13948E+018" calcext:value-type="float">
            <text:p>1.57285189613948E+018</text:p>
          </table:table-cell>
          <table:table-cell office:value-type="float" office:value="7740" calcext:value-type="float">
            <text:p>7740</text:p>
          </table:table-cell>
          <table:table-cell office:value-type="float" office:value="1.5728518960869E+018" calcext:value-type="float">
            <text:p>1.5728518960869E+018</text:p>
          </table:table-cell>
          <table:table-cell/>
          <table:table-cell office:value-type="float" office:value="0.391699999571" calcext:value-type="float">
            <text:p>0.3916999996</text:p>
          </table:table-cell>
          <table:table-cell office:value-type="float" office:value="-0.175170004368" calcext:value-type="float">
            <text:p>-0.1751700044</text:p>
          </table:table-cell>
          <table:table-cell office:value-type="float" office:value="0.350329995155" calcext:value-type="float">
            <text:p>0.35032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19181E+018" calcext:value-type="float">
            <text:p>1.57285189619181E+018</text:p>
          </table:table-cell>
          <table:table-cell office:value-type="float" office:value="7741" calcext:value-type="float">
            <text:p>7741</text:p>
          </table:table-cell>
          <table:table-cell office:value-type="float" office:value="1.57285189613978E+018" calcext:value-type="float">
            <text:p>1.57285189613978E+018</text:p>
          </table:table-cell>
          <table:table-cell/>
          <table:table-cell office:value-type="float" office:value="0.391099989414" calcext:value-type="float">
            <text:p>0.3910999894</text:p>
          </table:table-cell>
          <table:table-cell office:value-type="float" office:value="-0.174899995327" calcext:value-type="float">
            <text:p>-0.1748999953</text:p>
          </table:table-cell>
          <table:table-cell office:value-type="float" office:value="0.349799990654" calcext:value-type="float">
            <text:p>0.3497999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24388E+018" calcext:value-type="float">
            <text:p>1.57285189624388E+018</text:p>
          </table:table-cell>
          <table:table-cell office:value-type="float" office:value="7742" calcext:value-type="float">
            <text:p>7742</text:p>
          </table:table-cell>
          <table:table-cell office:value-type="float" office:value="1.57285189619189E+018" calcext:value-type="float">
            <text:p>1.57285189619189E+018</text:p>
          </table:table-cell>
          <table:table-cell/>
          <table:table-cell office:value-type="float" office:value="0.247400000691" calcext:value-type="float">
            <text:p>0.2474000007</text:p>
          </table:table-cell>
          <table:table-cell office:value-type="float" office:value="-0.174930006266" calcext:value-type="float">
            <text:p>-0.1749300063</text:p>
          </table:table-cell>
          <table:table-cell office:value-type="float" office:value="0.174930006266" calcext:value-type="float">
            <text:p>0.17493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29581E+018" calcext:value-type="float">
            <text:p>1.57285189629581E+018</text:p>
          </table:table-cell>
          <table:table-cell office:value-type="float" office:value="7743" calcext:value-type="float">
            <text:p>7743</text:p>
          </table:table-cell>
          <table:table-cell office:value-type="float" office:value="1.57285189624377E+018" calcext:value-type="float">
            <text:p>1.57285189624377E+018</text:p>
          </table:table-cell>
          <table:table-cell/>
          <table:table-cell office:value-type="float" office:value="0.247500002384" calcext:value-type="float">
            <text:p>0.2475000024</text:p>
          </table:table-cell>
          <table:table-cell office:value-type="float" office:value="-0.174979999661" calcext:value-type="float">
            <text:p>-0.1749799997</text:p>
          </table:table-cell>
          <table:table-cell office:value-type="float" office:value="0.174979999661" calcext:value-type="float">
            <text:p>0.1749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34717E+018" calcext:value-type="float">
            <text:p>1.57285189634717E+018</text:p>
          </table:table-cell>
          <table:table-cell office:value-type="float" office:value="7744" calcext:value-type="float">
            <text:p>7744</text:p>
          </table:table-cell>
          <table:table-cell office:value-type="float" office:value="1.57285189629592E+018" calcext:value-type="float">
            <text:p>1.57285189629592E+018</text:p>
          </table:table-cell>
          <table:table-cell/>
          <table:table-cell office:value-type="float" office:value="0.271100014448" calcext:value-type="float">
            <text:p>0.2711000144</text:p>
          </table:table-cell>
          <table:table-cell office:value-type="float" office:value="-0.191719993949" calcext:value-type="float">
            <text:p>-0.1917199939</text:p>
          </table:table-cell>
          <table:table-cell office:value-type="float" office:value="0.191719993949" calcext:value-type="float">
            <text:p>0.191719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39886E+018" calcext:value-type="float">
            <text:p>1.57285189639886E+018</text:p>
          </table:table-cell>
          <table:table-cell office:value-type="float" office:value="7745" calcext:value-type="float">
            <text:p>7745</text:p>
          </table:table-cell>
          <table:table-cell office:value-type="float" office:value="1.57285189634699E+018" calcext:value-type="float">
            <text:p>1.57285189634699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-0.192080006003" calcext:value-type="float">
            <text:p>-0.192080006</text:p>
          </table:table-cell>
          <table:table-cell office:value-type="float" office:value="0.192080006003" calcext:value-type="float">
            <text:p>0.19208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45054E+018" calcext:value-type="float">
            <text:p>1.57285189645054E+018</text:p>
          </table:table-cell>
          <table:table-cell office:value-type="float" office:value="7746" calcext:value-type="float">
            <text:p>7746</text:p>
          </table:table-cell>
          <table:table-cell office:value-type="float" office:value="1.57285189639902E+018" calcext:value-type="float">
            <text:p>1.57285189639902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-0.192049995065" calcext:value-type="float">
            <text:p>-0.1920499951</text:p>
          </table:table-cell>
          <table:table-cell office:value-type="float" office:value="0.192049995065" calcext:value-type="float">
            <text:p>0.1920499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50198E+018" calcext:value-type="float">
            <text:p>1.57285189650198E+018</text:p>
          </table:table-cell>
          <table:table-cell office:value-type="float" office:value="7747" calcext:value-type="float">
            <text:p>7747</text:p>
          </table:table-cell>
          <table:table-cell office:value-type="float" office:value="1.57285189645009E+018" calcext:value-type="float">
            <text:p>1.57285189645009E+018</text:p>
          </table:table-cell>
          <table:table-cell/>
          <table:table-cell office:value-type="float" office:value="0.272000014782" calcext:value-type="float">
            <text:p>0.2720000148</text:p>
          </table:table-cell>
          <table:table-cell office:value-type="float" office:value="-0.192330002785" calcext:value-type="float">
            <text:p>-0.1923300028</text:p>
          </table:table-cell>
          <table:table-cell office:value-type="float" office:value="0.192330002785" calcext:value-type="float">
            <text:p>0.19233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55359E+018" calcext:value-type="float">
            <text:p>1.57285189655359E+018</text:p>
          </table:table-cell>
          <table:table-cell office:value-type="float" office:value="7748" calcext:value-type="float">
            <text:p>7748</text:p>
          </table:table-cell>
          <table:table-cell office:value-type="float" office:value="1.57285189650207E+018" calcext:value-type="float">
            <text:p>1.57285189650207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440003157" calcext:value-type="float">
            <text:p>-0.1924400032</text:p>
          </table:table-cell>
          <table:table-cell office:value-type="float" office:value="0.192440003157" calcext:value-type="float">
            <text:p>0.19244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60519E+018" calcext:value-type="float">
            <text:p>1.57285189660519E+018</text:p>
          </table:table-cell>
          <table:table-cell office:value-type="float" office:value="7749" calcext:value-type="float">
            <text:p>7749</text:p>
          </table:table-cell>
          <table:table-cell office:value-type="float" office:value="1.57285189655314E+018" calcext:value-type="float">
            <text:p>1.57285189655314E+018</text:p>
          </table:table-cell>
          <table:table-cell/>
          <table:table-cell office:value-type="float" office:value="0.272899985313" calcext:value-type="float">
            <text:p>0.2728999853</text:p>
          </table:table-cell>
          <table:table-cell office:value-type="float" office:value="-0.192969992757" calcext:value-type="float">
            <text:p>-0.1929699928</text:p>
          </table:table-cell>
          <table:table-cell office:value-type="float" office:value="0.192969992757" calcext:value-type="float">
            <text:p>0.19296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65751E+018" calcext:value-type="float">
            <text:p>1.57285189665751E+018</text:p>
          </table:table-cell>
          <table:table-cell office:value-type="float" office:value="7750" calcext:value-type="float">
            <text:p>7750</text:p>
          </table:table-cell>
          <table:table-cell office:value-type="float" office:value="1.57285189660526E+018" calcext:value-type="float">
            <text:p>1.57285189660526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0.192919999361" calcext:value-type="float">
            <text:p>0.19291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70995E+018" calcext:value-type="float">
            <text:p>1.57285189670995E+018</text:p>
          </table:table-cell>
          <table:table-cell office:value-type="float" office:value="7751" calcext:value-type="float">
            <text:p>7751</text:p>
          </table:table-cell>
          <table:table-cell office:value-type="float" office:value="1.57285189665753E+018" calcext:value-type="float">
            <text:p>1.57285189665753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0.193149998784" calcext:value-type="float">
            <text:p>0.19314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76293E+018" calcext:value-type="float">
            <text:p>1.57285189676293E+018</text:p>
          </table:table-cell>
          <table:table-cell office:value-type="float" office:value="7752" calcext:value-type="float">
            <text:p>7752</text:p>
          </table:table-cell>
          <table:table-cell office:value-type="float" office:value="1.57285189670992E+018" calcext:value-type="float">
            <text:p>1.57285189670992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0.193039998412" calcext:value-type="float">
            <text:p>0.19303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81432E+018" calcext:value-type="float">
            <text:p>1.57285189681432E+018</text:p>
          </table:table-cell>
          <table:table-cell office:value-type="float" office:value="7753" calcext:value-type="float">
            <text:p>7753</text:p>
          </table:table-cell>
          <table:table-cell office:value-type="float" office:value="1.57285189676211E+018" calcext:value-type="float">
            <text:p>1.57285189676211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0.192919999361" calcext:value-type="float">
            <text:p>0.19291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86651E+018" calcext:value-type="float">
            <text:p>1.57285189686651E+018</text:p>
          </table:table-cell>
          <table:table-cell office:value-type="float" office:value="7754" calcext:value-type="float">
            <text:p>7754</text:p>
          </table:table-cell>
          <table:table-cell office:value-type="float" office:value="1.57285189681376E+018" calcext:value-type="float">
            <text:p>1.57285189681376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0.193110004067" calcext:value-type="float">
            <text:p>0.19311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696783E+018" calcext:value-type="float">
            <text:p>1.57285189696783E+018</text:p>
          </table:table-cell>
          <table:table-cell office:value-type="float" office:value="7755" calcext:value-type="float">
            <text:p>7755</text:p>
          </table:table-cell>
          <table:table-cell office:value-type="float" office:value="1.57285189686575E+018" calcext:value-type="float">
            <text:p>1.57285189686575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01879E+018" calcext:value-type="float">
            <text:p>1.57285189701879E+018</text:p>
          </table:table-cell>
          <table:table-cell office:value-type="float" office:value="7756" calcext:value-type="float">
            <text:p>7756</text:p>
          </table:table-cell>
          <table:table-cell office:value-type="float" office:value="1.57285189696734E+018" calcext:value-type="float">
            <text:p>1.57285189696734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0.17596000433" calcext:value-type="float">
            <text:p>0.17596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0709E+018" calcext:value-type="float">
            <text:p>1.5728518970709E+018</text:p>
          </table:table-cell>
          <table:table-cell office:value-type="float" office:value="7757" calcext:value-type="float">
            <text:p>7757</text:p>
          </table:table-cell>
          <table:table-cell office:value-type="float" office:value="1.57285189701883E+018" calcext:value-type="float">
            <text:p>1.57285189701883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12286E+018" calcext:value-type="float">
            <text:p>1.57285189712286E+018</text:p>
          </table:table-cell>
          <table:table-cell office:value-type="float" office:value="7758" calcext:value-type="float">
            <text:p>7758</text:p>
          </table:table-cell>
          <table:table-cell office:value-type="float" office:value="1.57285189707034E+018" calcext:value-type="float">
            <text:p>1.57285189707034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0.175970003009" calcext:value-type="float">
            <text:p>0.17597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1743E+018" calcext:value-type="float">
            <text:p>1.5728518971743E+018</text:p>
          </table:table-cell>
          <table:table-cell office:value-type="float" office:value="7759" calcext:value-type="float">
            <text:p>7759</text:p>
          </table:table-cell>
          <table:table-cell office:value-type="float" office:value="1.57285189712215E+018" calcext:value-type="float">
            <text:p>1.57285189712215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740003586" calcext:value-type="float">
            <text:p>0.17574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27524E+018" calcext:value-type="float">
            <text:p>1.57285189727524E+018</text:p>
          </table:table-cell>
          <table:table-cell office:value-type="float" office:value="7760" calcext:value-type="float">
            <text:p>7760</text:p>
          </table:table-cell>
          <table:table-cell office:value-type="float" office:value="1.57285189717375E+018" calcext:value-type="float">
            <text:p>1.57285189717375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99997354" calcext:value-type="float">
            <text:p>-0.175899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32641E+018" calcext:value-type="float">
            <text:p>1.57285189732641E+018</text:p>
          </table:table-cell>
          <table:table-cell office:value-type="float" office:value="7761" calcext:value-type="float">
            <text:p>7761</text:p>
          </table:table-cell>
          <table:table-cell office:value-type="float" office:value="1.57285189727513E+018" calcext:value-type="float">
            <text:p>1.57285189727513E+018</text:p>
          </table:table-cell>
          <table:table-cell/>
          <table:table-cell office:value-type="float" office:value="0.323799997568" calcext:value-type="float">
            <text:p>0.3237999976</text:p>
          </table:table-cell>
          <table:table-cell office:value-type="float" office:value="0" calcext:value-type="float">
            <text:p>0</text:p>
          </table:table-cell>
          <table:table-cell office:value-type="float" office:value="-0.323830008507" calcext:value-type="float">
            <text:p>-0.323830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37874E+018" calcext:value-type="float">
            <text:p>1.57285189737874E+018</text:p>
          </table:table-cell>
          <table:table-cell office:value-type="float" office:value="7762" calcext:value-type="float">
            <text:p>7762</text:p>
          </table:table-cell>
          <table:table-cell office:value-type="float" office:value="1.57285189732633E+018" calcext:value-type="float">
            <text:p>1.57285189732633E+018</text:p>
          </table:table-cell>
          <table:table-cell/>
          <table:table-cell office:value-type="float" office:value="0.362800002098" calcext:value-type="float">
            <text:p>0.3628000021</text:p>
          </table:table-cell>
          <table:table-cell office:value-type="float" office:value="0.1622299999" calcext:value-type="float">
            <text:p>0.1622299999</text:p>
          </table:table-cell>
          <table:table-cell office:value-type="float" office:value="-0.3244599998" calcext:value-type="float">
            <text:p>-0.32445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43024E+018" calcext:value-type="float">
            <text:p>1.57285189743024E+018</text:p>
          </table:table-cell>
          <table:table-cell office:value-type="float" office:value="7763" calcext:value-type="float">
            <text:p>7763</text:p>
          </table:table-cell>
          <table:table-cell office:value-type="float" office:value="1.57285189737817E+018" calcext:value-type="float">
            <text:p>1.57285189737817E+018</text:p>
          </table:table-cell>
          <table:table-cell/>
          <table:table-cell office:value-type="float" office:value="0.513300001621" calcext:value-type="float">
            <text:p>0.5133000016</text:p>
          </table:table-cell>
          <table:table-cell office:value-type="float" office:value="0.162320002913" calcext:value-type="float">
            <text:p>0.1623200029</text:p>
          </table:table-cell>
          <table:table-cell office:value-type="float" office:value="-0.48697000742" calcext:value-type="float">
            <text:p>-0.48697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48224E+018" calcext:value-type="float">
            <text:p>1.57285189748224E+018</text:p>
          </table:table-cell>
          <table:table-cell office:value-type="float" office:value="7764" calcext:value-type="float">
            <text:p>7764</text:p>
          </table:table-cell>
          <table:table-cell office:value-type="float" office:value="1.5728518974303E+018" calcext:value-type="float">
            <text:p>1.5728518974303E+018</text:p>
          </table:table-cell>
          <table:table-cell/>
          <table:table-cell office:value-type="float" office:value="0.51289999485" calcext:value-type="float">
            <text:p>0.5128999949</text:p>
          </table:table-cell>
          <table:table-cell office:value-type="float" office:value="0.162200003862" calcext:value-type="float">
            <text:p>0.1622000039</text:p>
          </table:table-cell>
          <table:table-cell office:value-type="float" office:value="-0.486589998007" calcext:value-type="float">
            <text:p>-0.48658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53456E+018" calcext:value-type="float">
            <text:p>1.57285189753456E+018</text:p>
          </table:table-cell>
          <table:table-cell office:value-type="float" office:value="7765" calcext:value-type="float">
            <text:p>7765</text:p>
          </table:table-cell>
          <table:table-cell office:value-type="float" office:value="1.57285189748239E+018" calcext:value-type="float">
            <text:p>1.57285189748239E+018</text:p>
          </table:table-cell>
          <table:table-cell/>
          <table:table-cell office:value-type="float" office:value="0.668600022793" calcext:value-type="float">
            <text:p>0.6686000228</text:p>
          </table:table-cell>
          <table:table-cell office:value-type="float" office:value="0.162169992924" calcext:value-type="float">
            <text:p>0.1621699929</text:p>
          </table:table-cell>
          <table:table-cell office:value-type="float" office:value="-0.648679971695" calcext:value-type="float">
            <text:p>-0.6486799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58582E+018" calcext:value-type="float">
            <text:p>1.57285189758582E+018</text:p>
          </table:table-cell>
          <table:table-cell office:value-type="float" office:value="7766" calcext:value-type="float">
            <text:p>7766</text:p>
          </table:table-cell>
          <table:table-cell office:value-type="float" office:value="1.57285189753449E+018" calcext:value-type="float">
            <text:p>1.57285189753449E+018</text:p>
          </table:table-cell>
          <table:table-cell/>
          <table:table-cell office:value-type="float" office:value="0.726999998093" calcext:value-type="float">
            <text:p>0.7269999981</text:p>
          </table:table-cell>
          <table:table-cell office:value-type="float" office:value="0.176320001483" calcext:value-type="float">
            <text:p>0.1763200015</text:p>
          </table:table-cell>
          <table:table-cell office:value-type="float" office:value="-0.705280005932" calcext:value-type="float">
            <text:p>-0.70528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63847E+018" calcext:value-type="float">
            <text:p>1.57285189763847E+018</text:p>
          </table:table-cell>
          <table:table-cell office:value-type="float" office:value="7767" calcext:value-type="float">
            <text:p>7767</text:p>
          </table:table-cell>
          <table:table-cell office:value-type="float" office:value="1.57285189758586E+018" calcext:value-type="float">
            <text:p>1.57285189758586E+018</text:p>
          </table:table-cell>
          <table:table-cell/>
          <table:table-cell office:value-type="float" office:value="0.727100014687" calcext:value-type="float">
            <text:p>0.7271000147</text:p>
          </table:table-cell>
          <table:table-cell office:value-type="float" office:value="0.1763599962" calcext:value-type="float">
            <text:p>0.1763599962</text:p>
          </table:table-cell>
          <table:table-cell office:value-type="float" office:value="-0.705429971218" calcext:value-type="float">
            <text:p>-0.705429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69049E+018" calcext:value-type="float">
            <text:p>1.57285189769049E+018</text:p>
          </table:table-cell>
          <table:table-cell office:value-type="float" office:value="7768" calcext:value-type="float">
            <text:p>7768</text:p>
          </table:table-cell>
          <table:table-cell office:value-type="float" office:value="1.5728518976378E+018" calcext:value-type="float">
            <text:p>1.5728518976378E+018</text:p>
          </table:table-cell>
          <table:table-cell/>
          <table:table-cell office:value-type="float" office:value="0.726599991322" calcext:value-type="float">
            <text:p>0.7265999913</text:p>
          </table:table-cell>
          <table:table-cell office:value-type="float" office:value="0.176229998469" calcext:value-type="float">
            <text:p>0.1762299985</text:p>
          </table:table-cell>
          <table:table-cell office:value-type="float" office:value="-0.704909980297" calcext:value-type="float">
            <text:p>-0.704909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74251E+018" calcext:value-type="float">
            <text:p>1.57285189774251E+018</text:p>
          </table:table-cell>
          <table:table-cell office:value-type="float" office:value="7769" calcext:value-type="float">
            <text:p>7769</text:p>
          </table:table-cell>
          <table:table-cell office:value-type="float" office:value="1.57285189768982E+018" calcext:value-type="float">
            <text:p>1.57285189768982E+018</text:p>
          </table:table-cell>
          <table:table-cell/>
          <table:table-cell office:value-type="float" office:value="0.726300001144" calcext:value-type="float">
            <text:p>0.7263000011</text:p>
          </table:table-cell>
          <table:table-cell office:value-type="float" office:value="0.176159992814" calcext:value-type="float">
            <text:p>0.1761599928</text:p>
          </table:table-cell>
          <table:table-cell office:value-type="float" office:value="-0.704630017281" calcext:value-type="float">
            <text:p>-0.704630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8438E+018" calcext:value-type="float">
            <text:p>1.5728518978438E+018</text:p>
          </table:table-cell>
          <table:table-cell office:value-type="float" office:value="7770" calcext:value-type="float">
            <text:p>7770</text:p>
          </table:table-cell>
          <table:table-cell office:value-type="float" office:value="1.57285189774191E+018" calcext:value-type="float">
            <text:p>1.57285189774191E+018</text:p>
          </table:table-cell>
          <table:table-cell/>
          <table:table-cell office:value-type="float" office:value="0.556599974632" calcext:value-type="float">
            <text:p>0.5565999746</text:p>
          </table:table-cell>
          <table:table-cell office:value-type="float" office:value="0.176009997725" calcext:value-type="float">
            <text:p>0.1760099977</text:p>
          </table:table-cell>
          <table:table-cell office:value-type="float" office:value="-0.5280200243" calcext:value-type="float">
            <text:p>-0.528020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89521E+018" calcext:value-type="float">
            <text:p>1.57285189789521E+018</text:p>
          </table:table-cell>
          <table:table-cell office:value-type="float" office:value="7771" calcext:value-type="float">
            <text:p>7771</text:p>
          </table:table-cell>
          <table:table-cell office:value-type="float" office:value="1.57285189784328E+018" calcext:value-type="float">
            <text:p>1.57285189784328E+018</text:p>
          </table:table-cell>
          <table:table-cell/>
          <table:table-cell office:value-type="float" office:value="0.556599974632" calcext:value-type="float">
            <text:p>0.5565999746</text:p>
          </table:table-cell>
          <table:table-cell office:value-type="float" office:value="0.176009997725" calcext:value-type="float">
            <text:p>0.1760099977</text:p>
          </table:table-cell>
          <table:table-cell office:value-type="float" office:value="-0.528029978275" calcext:value-type="float">
            <text:p>-0.528029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94668E+018" calcext:value-type="float">
            <text:p>1.57285189794668E+018</text:p>
          </table:table-cell>
          <table:table-cell office:value-type="float" office:value="7772" calcext:value-type="float">
            <text:p>7772</text:p>
          </table:table-cell>
          <table:table-cell office:value-type="float" office:value="1.57285189789473E+018" calcext:value-type="float">
            <text:p>1.57285189789473E+018</text:p>
          </table:table-cell>
          <table:table-cell/>
          <table:table-cell office:value-type="float" office:value="0.527800023556" calcext:value-type="float">
            <text:p>0.5278000236</text:p>
          </table:table-cell>
          <table:table-cell office:value-type="float" office:value="0" calcext:value-type="float">
            <text:p>0</text:p>
          </table:table-cell>
          <table:table-cell office:value-type="float" office:value="-0.527790009975" calcext:value-type="float">
            <text:p>-0.52779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799783E+018" calcext:value-type="float">
            <text:p>1.57285189799783E+018</text:p>
          </table:table-cell>
          <table:table-cell office:value-type="float" office:value="7773" calcext:value-type="float">
            <text:p>7773</text:p>
          </table:table-cell>
          <table:table-cell office:value-type="float" office:value="1.5728518979461E+018" calcext:value-type="float">
            <text:p>1.5728518979461E+018</text:p>
          </table:table-cell>
          <table:table-cell/>
          <table:table-cell office:value-type="float" office:value="0.352200001478" calcext:value-type="float">
            <text:p>0.3522000015</text:p>
          </table:table-cell>
          <table:table-cell office:value-type="float" office:value="0" calcext:value-type="float">
            <text:p>0</text:p>
          </table:table-cell>
          <table:table-cell office:value-type="float" office:value="-0.352149993181" calcext:value-type="float">
            <text:p>-0.35214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04989E+018" calcext:value-type="float">
            <text:p>1.57285189804989E+018</text:p>
          </table:table-cell>
          <table:table-cell office:value-type="float" office:value="7774" calcext:value-type="float">
            <text:p>7774</text:p>
          </table:table-cell>
          <table:table-cell office:value-type="float" office:value="1.57285189799792E+018" calcext:value-type="float">
            <text:p>1.57285189799792E+018</text:p>
          </table:table-cell>
          <table:table-cell/>
          <table:table-cell office:value-type="float" office:value="0.35229998827" calcext:value-type="float">
            <text:p>0.3522999883</text:p>
          </table:table-cell>
          <table:table-cell office:value-type="float" office:value="0" calcext:value-type="float">
            <text:p>0</text:p>
          </table:table-cell>
          <table:table-cell office:value-type="float" office:value="-0.352349996567" calcext:value-type="float">
            <text:p>-0.35234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15192E+018" calcext:value-type="float">
            <text:p>1.57285189815192E+018</text:p>
          </table:table-cell>
          <table:table-cell office:value-type="float" office:value="7775" calcext:value-type="float">
            <text:p>7775</text:p>
          </table:table-cell>
          <table:table-cell office:value-type="float" office:value="1.57285189804993E+018" calcext:value-type="float">
            <text:p>1.57285189804993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-0.176200002432" calcext:value-type="float">
            <text:p>-0.17620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20382E+018" calcext:value-type="float">
            <text:p>1.57285189820382E+018</text:p>
          </table:table-cell>
          <table:table-cell office:value-type="float" office:value="7776" calcext:value-type="float">
            <text:p>7776</text:p>
          </table:table-cell>
          <table:table-cell office:value-type="float" office:value="1.57285189815145E+018" calcext:value-type="float">
            <text:p>1.57285189815145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080004811" calcext:value-type="float">
            <text:p>-0.16208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25605E+018" calcext:value-type="float">
            <text:p>1.57285189825605E+018</text:p>
          </table:table-cell>
          <table:table-cell office:value-type="float" office:value="7777" calcext:value-type="float">
            <text:p>7777</text:p>
          </table:table-cell>
          <table:table-cell office:value-type="float" office:value="1.57285189820418E+018" calcext:value-type="float">
            <text:p>1.57285189820418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-0.161730006337" calcext:value-type="float">
            <text:p>-0.16173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30822E+018" calcext:value-type="float">
            <text:p>1.57285189830822E+018</text:p>
          </table:table-cell>
          <table:table-cell office:value-type="float" office:value="7778" calcext:value-type="float">
            <text:p>7778</text:p>
          </table:table-cell>
          <table:table-cell office:value-type="float" office:value="1.57285189825611E+018" calcext:value-type="float">
            <text:p>1.57285189825611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-0.161730006337" calcext:value-type="float">
            <text:p>-0.16173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35986E+018" calcext:value-type="float">
            <text:p>1.57285189835986E+018</text:p>
          </table:table-cell>
          <table:table-cell office:value-type="float" office:value="7779" calcext:value-type="float">
            <text:p>7779</text:p>
          </table:table-cell>
          <table:table-cell office:value-type="float" office:value="1.57285189830791E+018" calcext:value-type="float">
            <text:p>1.57285189830791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89998412" calcext:value-type="float">
            <text:p>-0.16178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41219E+018" calcext:value-type="float">
            <text:p>1.57285189841219E+018</text:p>
          </table:table-cell>
          <table:table-cell office:value-type="float" office:value="7780" calcext:value-type="float">
            <text:p>7780</text:p>
          </table:table-cell>
          <table:table-cell office:value-type="float" office:value="1.57285189835991E+018" calcext:value-type="float">
            <text:p>1.57285189835991E+018</text:p>
          </table:table-cell>
          <table:table-cell/>
          <table:table-cell office:value-type="float" office:value="0.323599994183" calcext:value-type="float">
            <text:p>0.3235999942</text:p>
          </table:table-cell>
          <table:table-cell office:value-type="float" office:value="0" calcext:value-type="float">
            <text:p>0</text:p>
          </table:table-cell>
          <table:table-cell office:value-type="float" office:value="-0.323630005121" calcext:value-type="float">
            <text:p>-0.32363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46475E+018" calcext:value-type="float">
            <text:p>1.57285189846475E+018</text:p>
          </table:table-cell>
          <table:table-cell office:value-type="float" office:value="7781" calcext:value-type="float">
            <text:p>7781</text:p>
          </table:table-cell>
          <table:table-cell office:value-type="float" office:value="1.57285189841225E+018" calcext:value-type="float">
            <text:p>1.57285189841225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60000944" calcext:value-type="float">
            <text:p>-0.17576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51618E+018" calcext:value-type="float">
            <text:p>1.57285189851618E+018</text:p>
          </table:table-cell>
          <table:table-cell office:value-type="float" office:value="7782" calcext:value-type="float">
            <text:p>7782</text:p>
          </table:table-cell>
          <table:table-cell office:value-type="float" office:value="1.57285189846395E+018" calcext:value-type="float">
            <text:p>1.57285189846395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67999661" calcext:value-type="float">
            <text:p>-0.17567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56855E+018" calcext:value-type="float">
            <text:p>1.57285189856855E+018</text:p>
          </table:table-cell>
          <table:table-cell office:value-type="float" office:value="7783" calcext:value-type="float">
            <text:p>7783</text:p>
          </table:table-cell>
          <table:table-cell office:value-type="float" office:value="1.57285189851589E+018" calcext:value-type="float">
            <text:p>1.57285189851589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10004163" calcext:value-type="float">
            <text:p>-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61941E+018" calcext:value-type="float">
            <text:p>1.57285189861941E+018</text:p>
          </table:table-cell>
          <table:table-cell office:value-type="float" office:value="7784" calcext:value-type="float">
            <text:p>7784</text:p>
          </table:table-cell>
          <table:table-cell office:value-type="float" office:value="1.5728518985676E+018" calcext:value-type="float">
            <text:p>1.5728518985676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67198E+018" calcext:value-type="float">
            <text:p>1.57285189867198E+018</text:p>
          </table:table-cell>
          <table:table-cell office:value-type="float" office:value="7785" calcext:value-type="float">
            <text:p>7785</text:p>
          </table:table-cell>
          <table:table-cell office:value-type="float" office:value="1.57285189861943E+018" calcext:value-type="float">
            <text:p>1.57285189861943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89993596" calcext:value-type="float">
            <text:p>0.1755899936</text:p>
          </table:table-cell>
          <table:table-cell office:value-type="float" office:value="-0.175589993596" calcext:value-type="float">
            <text:p>-0.17558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72322E+018" calcext:value-type="float">
            <text:p>1.57285189872322E+018</text:p>
          </table:table-cell>
          <table:table-cell office:value-type="float" office:value="7786" calcext:value-type="float">
            <text:p>7786</text:p>
          </table:table-cell>
          <table:table-cell office:value-type="float" office:value="1.57285189867121E+018" calcext:value-type="float">
            <text:p>1.57285189867121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0.192399993539" calcext:value-type="float">
            <text:p>0.1923999935</text:p>
          </table:table-cell>
          <table:table-cell office:value-type="float" office:value="-0.192399993539" calcext:value-type="float">
            <text:p>-0.1923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77555E+018" calcext:value-type="float">
            <text:p>1.57285189877555E+018</text:p>
          </table:table-cell>
          <table:table-cell office:value-type="float" office:value="7787" calcext:value-type="float">
            <text:p>7787</text:p>
          </table:table-cell>
          <table:table-cell office:value-type="float" office:value="1.57285189872335E+018" calcext:value-type="float">
            <text:p>1.57285189872335E+018</text:p>
          </table:table-cell>
          <table:table-cell/>
          <table:table-cell office:value-type="float" office:value="0.272399991751" calcext:value-type="float">
            <text:p>0.2723999918</text:p>
          </table:table-cell>
          <table:table-cell office:value-type="float" office:value="0.192619994283" calcext:value-type="float">
            <text:p>0.1926199943</text:p>
          </table:table-cell>
          <table:table-cell office:value-type="float" office:value="-0.192619994283" calcext:value-type="float">
            <text:p>-0.19261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82718E+018" calcext:value-type="float">
            <text:p>1.57285189882718E+018</text:p>
          </table:table-cell>
          <table:table-cell office:value-type="float" office:value="7788" calcext:value-type="float">
            <text:p>7788</text:p>
          </table:table-cell>
          <table:table-cell office:value-type="float" office:value="1.57285189877477E+018" calcext:value-type="float">
            <text:p>1.57285189877477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0000031" calcext:value-type="float">
            <text:p>0.1928000003</text:p>
          </table:table-cell>
          <table:table-cell office:value-type="float" office:value="-0.19280000031" calcext:value-type="float">
            <text:p>-0.1928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87919E+018" calcext:value-type="float">
            <text:p>1.57285189887919E+018</text:p>
          </table:table-cell>
          <table:table-cell office:value-type="float" office:value="7789" calcext:value-type="float">
            <text:p>7789</text:p>
          </table:table-cell>
          <table:table-cell office:value-type="float" office:value="1.57285189882645E+018" calcext:value-type="float">
            <text:p>1.57285189882645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49993706" calcext:value-type="float">
            <text:p>0.1928499937</text:p>
          </table:table-cell>
          <table:table-cell office:value-type="float" office:value="-0.192849993706" calcext:value-type="float">
            <text:p>-0.19284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93095E+018" calcext:value-type="float">
            <text:p>1.57285189893095E+018</text:p>
          </table:table-cell>
          <table:table-cell office:value-type="float" office:value="7790" calcext:value-type="float">
            <text:p>7790</text:p>
          </table:table-cell>
          <table:table-cell office:value-type="float" office:value="1.57285189887839E+018" calcext:value-type="float">
            <text:p>1.57285189887839E+018</text:p>
          </table:table-cell>
          <table:table-cell/>
          <table:table-cell office:value-type="float" office:value="0.272799998522" calcext:value-type="float">
            <text:p>0.2727999985</text:p>
          </table:table-cell>
          <table:table-cell office:value-type="float" office:value="0.192870005965" calcext:value-type="float">
            <text:p>0.192870006</text:p>
          </table:table-cell>
          <table:table-cell office:value-type="float" office:value="-0.192870005965" calcext:value-type="float">
            <text:p>-0.19287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898231E+018" calcext:value-type="float">
            <text:p>1.57285189898231E+018</text:p>
          </table:table-cell>
          <table:table-cell office:value-type="float" office:value="7791" calcext:value-type="float">
            <text:p>7791</text:p>
          </table:table-cell>
          <table:table-cell office:value-type="float" office:value="1.57285189893038E+018" calcext:value-type="float">
            <text:p>1.57285189893038E+018</text:p>
          </table:table-cell>
          <table:table-cell/>
          <table:table-cell office:value-type="float" office:value="0.272899985313" calcext:value-type="float">
            <text:p>0.2728999853</text:p>
          </table:table-cell>
          <table:table-cell office:value-type="float" office:value="0.193000003695" calcext:value-type="float">
            <text:p>0.1930000037</text:p>
          </table:table-cell>
          <table:table-cell office:value-type="float" office:value="-0.193000003695" calcext:value-type="float">
            <text:p>-0.19300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08359E+018" calcext:value-type="float">
            <text:p>1.57285189908359E+018</text:p>
          </table:table-cell>
          <table:table-cell office:value-type="float" office:value="7792" calcext:value-type="float">
            <text:p>7792</text:p>
          </table:table-cell>
          <table:table-cell office:value-type="float" office:value="1.5728518989823E+018" calcext:value-type="float">
            <text:p>1.5728518989823E+018</text:p>
          </table:table-cell>
          <table:table-cell/>
          <table:table-cell office:value-type="float" office:value="0.272799998522" calcext:value-type="float">
            <text:p>0.2727999985</text:p>
          </table:table-cell>
          <table:table-cell office:value-type="float" office:value="0.192919999361" calcext:value-type="float">
            <text:p>0.1929199994</text:p>
          </table:table-cell>
          <table:table-cell office:value-type="float" office:value="-0.192919999361" calcext:value-type="float">
            <text:p>-0.19291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13554E+018" calcext:value-type="float">
            <text:p>1.57285189913554E+018</text:p>
          </table:table-cell>
          <table:table-cell office:value-type="float" office:value="7793" calcext:value-type="float">
            <text:p>7793</text:p>
          </table:table-cell>
          <table:table-cell office:value-type="float" office:value="1.57285189908355E+018" calcext:value-type="float">
            <text:p>1.57285189908355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59992814" calcext:value-type="float">
            <text:p>0.1761599928</text:p>
          </table:table-cell>
          <table:table-cell office:value-type="float" office:value="-0.176159992814" calcext:value-type="float">
            <text:p>-0.17615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18778E+018" calcext:value-type="float">
            <text:p>1.57285189918778E+018</text:p>
          </table:table-cell>
          <table:table-cell office:value-type="float" office:value="7794" calcext:value-type="float">
            <text:p>7794</text:p>
          </table:table-cell>
          <table:table-cell office:value-type="float" office:value="1.57285189913575E+018" calcext:value-type="float">
            <text:p>1.57285189913575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0.176009997725" calcext:value-type="float">
            <text:p>0.1760099977</text:p>
          </table:table-cell>
          <table:table-cell office:value-type="float" office:value="-0.176009997725" calcext:value-type="float">
            <text:p>-0.17600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24002E+018" calcext:value-type="float">
            <text:p>1.57285189924002E+018</text:p>
          </table:table-cell>
          <table:table-cell office:value-type="float" office:value="7795" calcext:value-type="float">
            <text:p>7795</text:p>
          </table:table-cell>
          <table:table-cell office:value-type="float" office:value="1.57285189918789E+018" calcext:value-type="float">
            <text:p>1.57285189918789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909996033" calcext:value-type="float">
            <text:p>-0.17590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29267E+018" calcext:value-type="float">
            <text:p>1.57285189929267E+018</text:p>
          </table:table-cell>
          <table:table-cell office:value-type="float" office:value="7796" calcext:value-type="float">
            <text:p>7796</text:p>
          </table:table-cell>
          <table:table-cell office:value-type="float" office:value="1.57285189924026E+018" calcext:value-type="float">
            <text:p>1.57285189924026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730004907" calcext:value-type="float">
            <text:p>-0.17573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39507E+018" calcext:value-type="float">
            <text:p>1.57285189939507E+018</text:p>
          </table:table-cell>
          <table:table-cell office:value-type="float" office:value="7797" calcext:value-type="float">
            <text:p>7797</text:p>
          </table:table-cell>
          <table:table-cell office:value-type="float" office:value="1.57285189929188E+018" calcext:value-type="float">
            <text:p>1.57285189929188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89998674" calcext:value-type="float">
            <text:p>-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44579E+018" calcext:value-type="float">
            <text:p>1.57285189944579E+018</text:p>
          </table:table-cell>
          <table:table-cell office:value-type="float" office:value="7798" calcext:value-type="float">
            <text:p>7798</text:p>
          </table:table-cell>
          <table:table-cell office:value-type="float" office:value="1.57285189939436E+018" calcext:value-type="float">
            <text:p>1.57285189939436E+018</text:p>
          </table:table-cell>
          <table:table-cell/>
          <table:table-cell office:value-type="float" office:value="0.322800010443" calcext:value-type="float">
            <text:p>0.3228000104</text:p>
          </table:table-cell>
          <table:table-cell office:value-type="float" office:value="0" calcext:value-type="float">
            <text:p>0</text:p>
          </table:table-cell>
          <table:table-cell office:value-type="float" office:value="-0.322800010443" calcext:value-type="float">
            <text:p>-0.32280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498E+018" calcext:value-type="float">
            <text:p>1.572851899498E+018</text:p>
          </table:table-cell>
          <table:table-cell office:value-type="float" office:value="7799" calcext:value-type="float">
            <text:p>7799</text:p>
          </table:table-cell>
          <table:table-cell office:value-type="float" office:value="1.57285189944597E+018" calcext:value-type="float">
            <text:p>1.57285189944597E+018</text:p>
          </table:table-cell>
          <table:table-cell/>
          <table:table-cell office:value-type="float" office:value="0.322800010443" calcext:value-type="float">
            <text:p>0.3228000104</text:p>
          </table:table-cell>
          <table:table-cell office:value-type="float" office:value="0" calcext:value-type="float">
            <text:p>0</text:p>
          </table:table-cell>
          <table:table-cell office:value-type="float" office:value="-0.322829991579" calcext:value-type="float">
            <text:p>-0.322829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54995E+018" calcext:value-type="float">
            <text:p>1.57285189954995E+018</text:p>
          </table:table-cell>
          <table:table-cell office:value-type="float" office:value="7800" calcext:value-type="float">
            <text:p>7800</text:p>
          </table:table-cell>
          <table:table-cell office:value-type="float" office:value="1.57285189949755E+018" calcext:value-type="float">
            <text:p>1.57285189949755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510005593" calcext:value-type="float">
            <text:p>-0.16151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60275E+018" calcext:value-type="float">
            <text:p>1.57285189960275E+018</text:p>
          </table:table-cell>
          <table:table-cell office:value-type="float" office:value="7801" calcext:value-type="float">
            <text:p>7801</text:p>
          </table:table-cell>
          <table:table-cell office:value-type="float" office:value="1.5728518995499E+018" calcext:value-type="float">
            <text:p>1.5728518995499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10003901" calcext:value-type="float">
            <text:p>-0.16141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65393E+018" calcext:value-type="float">
            <text:p>1.57285189965393E+018</text:p>
          </table:table-cell>
          <table:table-cell office:value-type="float" office:value="7802" calcext:value-type="float">
            <text:p>7802</text:p>
          </table:table-cell>
          <table:table-cell office:value-type="float" office:value="1.57285189960202E+018" calcext:value-type="float">
            <text:p>1.57285189960202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359995604" calcext:value-type="float">
            <text:p>-0.16135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70694E+018" calcext:value-type="float">
            <text:p>1.57285189970694E+018</text:p>
          </table:table-cell>
          <table:table-cell office:value-type="float" office:value="7803" calcext:value-type="float">
            <text:p>7803</text:p>
          </table:table-cell>
          <table:table-cell office:value-type="float" office:value="1.57285189965426E+018" calcext:value-type="float">
            <text:p>1.57285189965426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219997764" calcext:value-type="float">
            <text:p>-0.17521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75838E+018" calcext:value-type="float">
            <text:p>1.57285189975838E+018</text:p>
          </table:table-cell>
          <table:table-cell office:value-type="float" office:value="7804" calcext:value-type="float">
            <text:p>7804</text:p>
          </table:table-cell>
          <table:table-cell office:value-type="float" office:value="1.57285189970631E+018" calcext:value-type="float">
            <text:p>1.57285189970631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70006061" calcext:value-type="float">
            <text:p>-0.17527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81107E+018" calcext:value-type="float">
            <text:p>1.57285189981107E+018</text:p>
          </table:table-cell>
          <table:table-cell office:value-type="float" office:value="7805" calcext:value-type="float">
            <text:p>7805</text:p>
          </table:table-cell>
          <table:table-cell office:value-type="float" office:value="1.57285189975877E+018" calcext:value-type="float">
            <text:p>1.57285189975877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170004368" calcext:value-type="float">
            <text:p>-0.17517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86314E+018" calcext:value-type="float">
            <text:p>1.57285189986314E+018</text:p>
          </table:table-cell>
          <table:table-cell office:value-type="float" office:value="7806" calcext:value-type="float">
            <text:p>7806</text:p>
          </table:table-cell>
          <table:table-cell office:value-type="float" office:value="1.57285189981068E+018" calcext:value-type="float">
            <text:p>1.57285189981068E+018</text:p>
          </table:table-cell>
          <table:table-cell/>
          <table:table-cell office:value-type="float" office:value="0.350600004196" calcext:value-type="float">
            <text:p>0.3506000042</text:p>
          </table:table-cell>
          <table:table-cell office:value-type="float" office:value="0" calcext:value-type="float">
            <text:p>0</text:p>
          </table:table-cell>
          <table:table-cell office:value-type="float" office:value="-0.350620001554" calcext:value-type="float">
            <text:p>-0.35062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91483E+018" calcext:value-type="float">
            <text:p>1.57285189991483E+018</text:p>
          </table:table-cell>
          <table:table-cell office:value-type="float" office:value="7807" calcext:value-type="float">
            <text:p>7807</text:p>
          </table:table-cell>
          <table:table-cell office:value-type="float" office:value="1.57285189986322E+018" calcext:value-type="float">
            <text:p>1.57285189986322E+018</text:p>
          </table:table-cell>
          <table:table-cell/>
          <table:table-cell office:value-type="float" office:value="0.350100010633" calcext:value-type="float">
            <text:p>0.3501000106</text:p>
          </table:table-cell>
          <table:table-cell office:value-type="float" office:value="0" calcext:value-type="float">
            <text:p>0</text:p>
          </table:table-cell>
          <table:table-cell office:value-type="float" office:value="-0.350059986115" calcext:value-type="float">
            <text:p>-0.3500599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89996787E+018" calcext:value-type="float">
            <text:p>1.57285189996787E+018</text:p>
          </table:table-cell>
          <table:table-cell office:value-type="float" office:value="7808" calcext:value-type="float">
            <text:p>7808</text:p>
          </table:table-cell>
          <table:table-cell office:value-type="float" office:value="1.57285189991513E+018" calcext:value-type="float">
            <text:p>1.57285189991513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2019999027" calcext:value-type="float">
            <text:p>-0.19201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01977E+018" calcext:value-type="float">
            <text:p>1.57285190001977E+018</text:p>
          </table:table-cell>
          <table:table-cell office:value-type="float" office:value="7809" calcext:value-type="float">
            <text:p>7809</text:p>
          </table:table-cell>
          <table:table-cell office:value-type="float" office:value="1.5728518999671E+018" calcext:value-type="float">
            <text:p>1.5728518999671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-0.191890001297" calcext:value-type="float">
            <text:p>-0.19189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07189E+018" calcext:value-type="float">
            <text:p>1.57285190007189E+018</text:p>
          </table:table-cell>
          <table:table-cell office:value-type="float" office:value="7810" calcext:value-type="float">
            <text:p>7810</text:p>
          </table:table-cell>
          <table:table-cell office:value-type="float" office:value="1.57285190001894E+018" calcext:value-type="float">
            <text:p>1.57285190001894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-0.191799998283" calcext:value-type="float">
            <text:p>-0.19179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12382E+018" calcext:value-type="float">
            <text:p>1.57285190012382E+018</text:p>
          </table:table-cell>
          <table:table-cell office:value-type="float" office:value="7811" calcext:value-type="float">
            <text:p>7811</text:p>
          </table:table-cell>
          <table:table-cell office:value-type="float" office:value="1.57285190007116E+018" calcext:value-type="float">
            <text:p>1.57285190007116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-0.191839993" calcext:value-type="float">
            <text:p>-0.19183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17544E+018" calcext:value-type="float">
            <text:p>1.57285190017544E+018</text:p>
          </table:table-cell>
          <table:table-cell office:value-type="float" office:value="7812" calcext:value-type="float">
            <text:p>7812</text:p>
          </table:table-cell>
          <table:table-cell office:value-type="float" office:value="1.57285190012304E+018" calcext:value-type="float">
            <text:p>1.57285190012304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-0.191929996014" calcext:value-type="float">
            <text:p>-0.19192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22694E+018" calcext:value-type="float">
            <text:p>1.57285190022694E+018</text:p>
          </table:table-cell>
          <table:table-cell office:value-type="float" office:value="7813" calcext:value-type="float">
            <text:p>7813</text:p>
          </table:table-cell>
          <table:table-cell office:value-type="float" office:value="1.57285190017481E+018" calcext:value-type="float">
            <text:p>1.57285190017481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100003362" calcext:value-type="float">
            <text:p>-0.19210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27811E+018" calcext:value-type="float">
            <text:p>1.57285190027811E+018</text:p>
          </table:table-cell>
          <table:table-cell office:value-type="float" office:value="7814" calcext:value-type="float">
            <text:p>7814</text:p>
          </table:table-cell>
          <table:table-cell office:value-type="float" office:value="1.5728519002266E+018" calcext:value-type="float">
            <text:p>1.5728519002266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200005054" calcext:value-type="float">
            <text:p>-0.19220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32955E+018" calcext:value-type="float">
            <text:p>1.57285190032955E+018</text:p>
          </table:table-cell>
          <table:table-cell office:value-type="float" office:value="7815" calcext:value-type="float">
            <text:p>7815</text:p>
          </table:table-cell>
          <table:table-cell office:value-type="float" office:value="1.57285190027772E+018" calcext:value-type="float">
            <text:p>1.57285190027772E+018</text:p>
          </table:table-cell>
          <table:table-cell/>
          <table:table-cell office:value-type="float" office:value="0.385399997234" calcext:value-type="float">
            <text:p>0.3853999972</text:p>
          </table:table-cell>
          <table:table-cell office:value-type="float" office:value="0" calcext:value-type="float">
            <text:p>0</text:p>
          </table:table-cell>
          <table:table-cell office:value-type="float" office:value="-0.385399997234" calcext:value-type="float">
            <text:p>-0.3853999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38164E+018" calcext:value-type="float">
            <text:p>1.57285190038164E+018</text:p>
          </table:table-cell>
          <table:table-cell office:value-type="float" office:value="7816" calcext:value-type="float">
            <text:p>7816</text:p>
          </table:table-cell>
          <table:table-cell office:value-type="float" office:value="1.57285190032917E+018" calcext:value-type="float">
            <text:p>1.57285190032917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-0.192870005965" calcext:value-type="float">
            <text:p>-0.19287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43319E+018" calcext:value-type="float">
            <text:p>1.57285190043319E+018</text:p>
          </table:table-cell>
          <table:table-cell office:value-type="float" office:value="7817" calcext:value-type="float">
            <text:p>7817</text:p>
          </table:table-cell>
          <table:table-cell office:value-type="float" office:value="1.57285190038104E+018" calcext:value-type="float">
            <text:p>1.57285190038104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120002747" calcext:value-type="float">
            <text:p>-0.19312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53604E+018" calcext:value-type="float">
            <text:p>1.57285190053604E+018</text:p>
          </table:table-cell>
          <table:table-cell office:value-type="float" office:value="7818" calcext:value-type="float">
            <text:p>7818</text:p>
          </table:table-cell>
          <table:table-cell office:value-type="float" office:value="1.57285190043332E+018" calcext:value-type="float">
            <text:p>1.57285190043332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2980006337" calcext:value-type="float">
            <text:p>-0.19298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58692E+018" calcext:value-type="float">
            <text:p>1.57285190058692E+018</text:p>
          </table:table-cell>
          <table:table-cell office:value-type="float" office:value="7819" calcext:value-type="float">
            <text:p>7819</text:p>
          </table:table-cell>
          <table:table-cell office:value-type="float" office:value="1.57285190053516E+018" calcext:value-type="float">
            <text:p>1.57285190053516E+018</text:p>
          </table:table-cell>
          <table:table-cell/>
          <table:table-cell office:value-type="float" office:value="0.248999997973" calcext:value-type="float">
            <text:p>0.248999998</text:p>
          </table:table-cell>
          <table:table-cell office:value-type="float" office:value="0.176039993763" calcext:value-type="float">
            <text:p>0.1760399938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63872E+018" calcext:value-type="float">
            <text:p>1.57285190063872E+018</text:p>
          </table:table-cell>
          <table:table-cell office:value-type="float" office:value="7820" calcext:value-type="float">
            <text:p>7820</text:p>
          </table:table-cell>
          <table:table-cell office:value-type="float" office:value="1.5728519005869E+018" calcext:value-type="float">
            <text:p>1.5728519005869E+018</text:p>
          </table:table-cell>
          <table:table-cell/>
          <table:table-cell office:value-type="float" office:value="0.248999997973" calcext:value-type="float">
            <text:p>0.248999998</text:p>
          </table:table-cell>
          <table:table-cell office:value-type="float" office:value="0.176070004702" calcext:value-type="float">
            <text:p>0.1760700047</text:p>
          </table:table-cell>
          <table:table-cell office:value-type="float" office:value="-0.176070004702" calcext:value-type="float">
            <text:p>-0.17607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69153E+018" calcext:value-type="float">
            <text:p>1.57285190069153E+018</text:p>
          </table:table-cell>
          <table:table-cell office:value-type="float" office:value="7821" calcext:value-type="float">
            <text:p>7821</text:p>
          </table:table-cell>
          <table:table-cell office:value-type="float" office:value="1.57285190063891E+018" calcext:value-type="float">
            <text:p>1.57285190063891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29996777" calcext:value-type="float">
            <text:p>0.1761299968</text:p>
          </table:table-cell>
          <table:table-cell office:value-type="float" office:value="-0.176129996777" calcext:value-type="float">
            <text:p>-0.17612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74376E+018" calcext:value-type="float">
            <text:p>1.57285190074376E+018</text:p>
          </table:table-cell>
          <table:table-cell office:value-type="float" office:value="7822" calcext:value-type="float">
            <text:p>7822</text:p>
          </table:table-cell>
          <table:table-cell office:value-type="float" office:value="1.57285190069075E+018" calcext:value-type="float">
            <text:p>1.57285190069075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49994135" calcext:value-type="float">
            <text:p>0.1761499941</text:p>
          </table:table-cell>
          <table:table-cell office:value-type="float" office:value="-0.176149994135" calcext:value-type="float">
            <text:p>-0.17614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79511E+018" calcext:value-type="float">
            <text:p>1.57285190079511E+018</text:p>
          </table:table-cell>
          <table:table-cell office:value-type="float" office:value="7823" calcext:value-type="float">
            <text:p>7823</text:p>
          </table:table-cell>
          <table:table-cell office:value-type="float" office:value="1.5728519007431E+018" calcext:value-type="float">
            <text:p>1.5728519007431E+018</text:p>
          </table:table-cell>
          <table:table-cell/>
          <table:table-cell office:value-type="float" office:value="0.393500000238" calcext:value-type="float">
            <text:p>0.3935000002</text:p>
          </table:table-cell>
          <table:table-cell office:value-type="float" office:value="0.175970003009" calcext:value-type="float">
            <text:p>0.175970003</text:p>
          </table:table-cell>
          <table:table-cell office:value-type="float" office:value="-0.351929992437" calcext:value-type="float">
            <text:p>-0.351929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84662E+018" calcext:value-type="float">
            <text:p>1.57285190084662E+018</text:p>
          </table:table-cell>
          <table:table-cell office:value-type="float" office:value="7824" calcext:value-type="float">
            <text:p>7824</text:p>
          </table:table-cell>
          <table:table-cell office:value-type="float" office:value="1.57285190079471E+018" calcext:value-type="float">
            <text:p>1.57285190079471E+018</text:p>
          </table:table-cell>
          <table:table-cell/>
          <table:table-cell office:value-type="float" office:value="0.39359998703" calcext:value-type="float">
            <text:p>0.393599987</text:p>
          </table:table-cell>
          <table:table-cell office:value-type="float" office:value="0.176019996405" calcext:value-type="float">
            <text:p>0.1760199964</text:p>
          </table:table-cell>
          <table:table-cell office:value-type="float" office:value="-0.352039992809" calcext:value-type="float">
            <text:p>-0.35203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89949E+018" calcext:value-type="float">
            <text:p>1.57285190089949E+018</text:p>
          </table:table-cell>
          <table:table-cell office:value-type="float" office:value="7825" calcext:value-type="float">
            <text:p>7825</text:p>
          </table:table-cell>
          <table:table-cell office:value-type="float" office:value="1.57285190084684E+018" calcext:value-type="float">
            <text:p>1.57285190084684E+018</text:p>
          </table:table-cell>
          <table:table-cell/>
          <table:table-cell office:value-type="float" office:value="0.248500004411" calcext:value-type="float">
            <text:p>0.2485000044</text:p>
          </table:table-cell>
          <table:table-cell office:value-type="float" office:value="0.175709992647" calcext:value-type="float">
            <text:p>0.1757099926</text:p>
          </table:table-cell>
          <table:table-cell office:value-type="float" office:value="-0.175709992647" calcext:value-type="float">
            <text:p>-0.17570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09512E+018" calcext:value-type="float">
            <text:p>1.5728519009512E+018</text:p>
          </table:table-cell>
          <table:table-cell office:value-type="float" office:value="7826" calcext:value-type="float">
            <text:p>7826</text:p>
          </table:table-cell>
          <table:table-cell office:value-type="float" office:value="1.5728519008988E+018" calcext:value-type="float">
            <text:p>1.5728519008988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49998879" calcext:value-type="float">
            <text:p>0.1755499989</text:p>
          </table:table-cell>
          <table:table-cell office:value-type="float" office:value="-0.175549998879" calcext:value-type="float">
            <text:p>-0.17554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00294E+018" calcext:value-type="float">
            <text:p>1.57285190100294E+018</text:p>
          </table:table-cell>
          <table:table-cell office:value-type="float" office:value="7827" calcext:value-type="float">
            <text:p>7827</text:p>
          </table:table-cell>
          <table:table-cell office:value-type="float" office:value="1.57285190095055E+018" calcext:value-type="float">
            <text:p>1.57285190095055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89993596" calcext:value-type="float">
            <text:p>0.1755899936</text:p>
          </table:table-cell>
          <table:table-cell office:value-type="float" office:value="-0.175589993596" calcext:value-type="float">
            <text:p>-0.17558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05518E+018" calcext:value-type="float">
            <text:p>1.57285190105518E+018</text:p>
          </table:table-cell>
          <table:table-cell office:value-type="float" office:value="7828" calcext:value-type="float">
            <text:p>7828</text:p>
          </table:table-cell>
          <table:table-cell office:value-type="float" office:value="1.57285190100288E+018" calcext:value-type="float">
            <text:p>1.57285190100288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69996238" calcext:value-type="float">
            <text:p>0.1755699962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1067E+018" calcext:value-type="float">
            <text:p>1.5728519011067E+018</text:p>
          </table:table-cell>
          <table:table-cell office:value-type="float" office:value="7829" calcext:value-type="float">
            <text:p>7829</text:p>
          </table:table-cell>
          <table:table-cell office:value-type="float" office:value="1.57285190105469E+018" calcext:value-type="float">
            <text:p>1.57285190105469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79997873" calcext:value-type="float">
            <text:p>-0.19247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15873E+018" calcext:value-type="float">
            <text:p>1.57285190115873E+018</text:p>
          </table:table-cell>
          <table:table-cell office:value-type="float" office:value="7830" calcext:value-type="float">
            <text:p>7830</text:p>
          </table:table-cell>
          <table:table-cell office:value-type="float" office:value="1.57285190110676E+018" calcext:value-type="float">
            <text:p>1.57285190110676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59998822" calcext:value-type="float">
            <text:p>-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21022E+018" calcext:value-type="float">
            <text:p>1.57285190121022E+018</text:p>
          </table:table-cell>
          <table:table-cell office:value-type="float" office:value="7831" calcext:value-type="float">
            <text:p>7831</text:p>
          </table:table-cell>
          <table:table-cell office:value-type="float" office:value="1.57285190115872E+018" calcext:value-type="float">
            <text:p>1.57285190115872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79996181" calcext:value-type="float">
            <text:p>-0.19237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26391E+018" calcext:value-type="float">
            <text:p>1.57285190126391E+018</text:p>
          </table:table-cell>
          <table:table-cell office:value-type="float" office:value="7832" calcext:value-type="float">
            <text:p>7832</text:p>
          </table:table-cell>
          <table:table-cell office:value-type="float" office:value="1.57285190121037E+018" calcext:value-type="float">
            <text:p>1.57285190121037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450001836" calcext:value-type="float">
            <text:p>-0.19245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31583E+018" calcext:value-type="float">
            <text:p>1.57285190131583E+018</text:p>
          </table:table-cell>
          <table:table-cell office:value-type="float" office:value="7833" calcext:value-type="float">
            <text:p>7833</text:p>
          </table:table-cell>
          <table:table-cell office:value-type="float" office:value="1.57285190126329E+018" calcext:value-type="float">
            <text:p>1.57285190126329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239999771" calcext:value-type="float">
            <text:p>-0.19223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36717E+018" calcext:value-type="float">
            <text:p>1.57285190136717E+018</text:p>
          </table:table-cell>
          <table:table-cell office:value-type="float" office:value="7834" calcext:value-type="float">
            <text:p>7834</text:p>
          </table:table-cell>
          <table:table-cell office:value-type="float" office:value="1.57285190131504E+018" calcext:value-type="float">
            <text:p>1.57285190131504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190006375" calcext:value-type="float">
            <text:p>-0.19219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46905E+018" calcext:value-type="float">
            <text:p>1.57285190146905E+018</text:p>
          </table:table-cell>
          <table:table-cell office:value-type="float" office:value="7835" calcext:value-type="float">
            <text:p>7835</text:p>
          </table:table-cell>
          <table:table-cell office:value-type="float" office:value="1.57285190136713E+018" calcext:value-type="float">
            <text:p>1.57285190136713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200005054" calcext:value-type="float">
            <text:p>-0.19220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52137E+018" calcext:value-type="float">
            <text:p>1.57285190152137E+018</text:p>
          </table:table-cell>
          <table:table-cell office:value-type="float" office:value="7836" calcext:value-type="float">
            <text:p>7836</text:p>
          </table:table-cell>
          <table:table-cell office:value-type="float" office:value="1.57285190146871E+018" calcext:value-type="float">
            <text:p>1.57285190146871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69994545" calcext:value-type="float">
            <text:p>-0.1754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57329E+018" calcext:value-type="float">
            <text:p>1.57285190157329E+018</text:p>
          </table:table-cell>
          <table:table-cell office:value-type="float" office:value="7837" calcext:value-type="float">
            <text:p>7837</text:p>
          </table:table-cell>
          <table:table-cell office:value-type="float" office:value="1.572851901521E+018" calcext:value-type="float">
            <text:p>1.572851901521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00002098" calcext:value-type="float">
            <text:p>-0.17530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62596E+018" calcext:value-type="float">
            <text:p>1.57285190162596E+018</text:p>
          </table:table-cell>
          <table:table-cell office:value-type="float" office:value="7838" calcext:value-type="float">
            <text:p>7838</text:p>
          </table:table-cell>
          <table:table-cell office:value-type="float" office:value="1.57285190157292E+018" calcext:value-type="float">
            <text:p>1.57285190157292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429999828" calcext:value-type="float">
            <text:p>-0.17542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6773E+018" calcext:value-type="float">
            <text:p>1.5728519016773E+018</text:p>
          </table:table-cell>
          <table:table-cell office:value-type="float" office:value="7839" calcext:value-type="float">
            <text:p>7839</text:p>
          </table:table-cell>
          <table:table-cell office:value-type="float" office:value="1.57285190162504E+018" calcext:value-type="float">
            <text:p>1.57285190162504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29998136" calcext:value-type="float">
            <text:p>-0.17532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72961E+018" calcext:value-type="float">
            <text:p>1.57285190172961E+018</text:p>
          </table:table-cell>
          <table:table-cell office:value-type="float" office:value="7840" calcext:value-type="float">
            <text:p>7840</text:p>
          </table:table-cell>
          <table:table-cell office:value-type="float" office:value="1.57285190167721E+018" calcext:value-type="float">
            <text:p>1.57285190167721E+018</text:p>
          </table:table-cell>
          <table:table-cell/>
          <table:table-cell office:value-type="float" office:value="0.350600004196" calcext:value-type="float">
            <text:p>0.3506000042</text:p>
          </table:table-cell>
          <table:table-cell office:value-type="float" office:value="0" calcext:value-type="float">
            <text:p>0</text:p>
          </table:table-cell>
          <table:table-cell office:value-type="float" office:value="-0.350600004196" calcext:value-type="float">
            <text:p>-0.35060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78163E+018" calcext:value-type="float">
            <text:p>1.57285190178163E+018</text:p>
          </table:table-cell>
          <table:table-cell office:value-type="float" office:value="7841" calcext:value-type="float">
            <text:p>7841</text:p>
          </table:table-cell>
          <table:table-cell office:value-type="float" office:value="1.57285190172884E+018" calcext:value-type="float">
            <text:p>1.57285190172884E+018</text:p>
          </table:table-cell>
          <table:table-cell/>
          <table:table-cell office:value-type="float" office:value="0.350800007582" calcext:value-type="float">
            <text:p>0.3508000076</text:p>
          </table:table-cell>
          <table:table-cell office:value-type="float" office:value="0" calcext:value-type="float">
            <text:p>0</text:p>
          </table:table-cell>
          <table:table-cell office:value-type="float" office:value="-0.350800007582" calcext:value-type="float">
            <text:p>-0.35080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83383E+018" calcext:value-type="float">
            <text:p>1.57285190183383E+018</text:p>
          </table:table-cell>
          <table:table-cell office:value-type="float" office:value="7842" calcext:value-type="float">
            <text:p>7842</text:p>
          </table:table-cell>
          <table:table-cell office:value-type="float" office:value="1.57285190178193E+018" calcext:value-type="float">
            <text:p>1.57285190178193E+018</text:p>
          </table:table-cell>
          <table:table-cell/>
          <table:table-cell office:value-type="float" office:value="0.349900007248" calcext:value-type="float">
            <text:p>0.3499000072</text:p>
          </table:table-cell>
          <table:table-cell office:value-type="float" office:value="0" calcext:value-type="float">
            <text:p>0</text:p>
          </table:table-cell>
          <table:table-cell office:value-type="float" office:value="-0.349920004606" calcext:value-type="float">
            <text:p>-0.34992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88564E+018" calcext:value-type="float">
            <text:p>1.57285190188564E+018</text:p>
          </table:table-cell>
          <table:table-cell office:value-type="float" office:value="7843" calcext:value-type="float">
            <text:p>7843</text:p>
          </table:table-cell>
          <table:table-cell office:value-type="float" office:value="1.57285190183381E+018" calcext:value-type="float">
            <text:p>1.57285190183381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8000474" calcext:value-type="float">
            <text:p>-0.17528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93786E+018" calcext:value-type="float">
            <text:p>1.57285190193786E+018</text:p>
          </table:table-cell>
          <table:table-cell office:value-type="float" office:value="7844" calcext:value-type="float">
            <text:p>7844</text:p>
          </table:table-cell>
          <table:table-cell office:value-type="float" office:value="1.57285190188589E+018" calcext:value-type="float">
            <text:p>1.57285190188589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180003047" calcext:value-type="float">
            <text:p>-0.1751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199011E+018" calcext:value-type="float">
            <text:p>1.57285190199011E+018</text:p>
          </table:table-cell>
          <table:table-cell office:value-type="float" office:value="7845" calcext:value-type="float">
            <text:p>7845</text:p>
          </table:table-cell>
          <table:table-cell office:value-type="float" office:value="1.57285190193801E+018" calcext:value-type="float">
            <text:p>1.57285190193801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170004368" calcext:value-type="float">
            <text:p>-0.17517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04184E+018" calcext:value-type="float">
            <text:p>1.57285190204184E+018</text:p>
          </table:table-cell>
          <table:table-cell office:value-type="float" office:value="7846" calcext:value-type="float">
            <text:p>7846</text:p>
          </table:table-cell>
          <table:table-cell office:value-type="float" office:value="1.57285190198984E+018" calcext:value-type="float">
            <text:p>1.57285190198984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-0.191890001297" calcext:value-type="float">
            <text:p>-0.19189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14486E+018" calcext:value-type="float">
            <text:p>1.57285190214486E+018</text:p>
          </table:table-cell>
          <table:table-cell office:value-type="float" office:value="7847" calcext:value-type="float">
            <text:p>7847</text:p>
          </table:table-cell>
          <table:table-cell office:value-type="float" office:value="1.5728519020419E+018" calcext:value-type="float">
            <text:p>1.5728519020419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1980004311" calcext:value-type="float">
            <text:p>-0.19198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19557E+018" calcext:value-type="float">
            <text:p>1.57285190219557E+018</text:p>
          </table:table-cell>
          <table:table-cell office:value-type="float" office:value="7848" calcext:value-type="float">
            <text:p>7848</text:p>
          </table:table-cell>
          <table:table-cell office:value-type="float" office:value="1.57285190214391E+018" calcext:value-type="float">
            <text:p>1.57285190214391E+018</text:p>
          </table:table-cell>
          <table:table-cell/>
          <table:table-cell office:value-type="float" office:value="0.175099998713" calcext:value-type="float">
            <text:p>0.1750999987</text:p>
          </table:table-cell>
          <table:table-cell office:value-type="float" office:value="0" calcext:value-type="float">
            <text:p>0</text:p>
          </table:table-cell>
          <table:table-cell office:value-type="float" office:value="-0.175139993429" calcext:value-type="float">
            <text:p>-0.17513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24794E+018" calcext:value-type="float">
            <text:p>1.57285190224794E+018</text:p>
          </table:table-cell>
          <table:table-cell office:value-type="float" office:value="7849" calcext:value-type="float">
            <text:p>7849</text:p>
          </table:table-cell>
          <table:table-cell office:value-type="float" office:value="1.5728519021956E+018" calcext:value-type="float">
            <text:p>1.5728519021956E+018</text:p>
          </table:table-cell>
          <table:table-cell/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  <table:table-cell office:value-type="float" office:value="-0.350529998541" calcext:value-type="float">
            <text:p>-0.35052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30023E+018" calcext:value-type="float">
            <text:p>1.57285190230023E+018</text:p>
          </table:table-cell>
          <table:table-cell office:value-type="float" office:value="7850" calcext:value-type="float">
            <text:p>7850</text:p>
          </table:table-cell>
          <table:table-cell office:value-type="float" office:value="1.57285190224815E+018" calcext:value-type="float">
            <text:p>1.57285190224815E+018</text:p>
          </table:table-cell>
          <table:table-cell/>
          <table:table-cell office:value-type="float" office:value="0.175099998713" calcext:value-type="float">
            <text:p>0.1750999987</text:p>
          </table:table-cell>
          <table:table-cell office:value-type="float" office:value="0" calcext:value-type="float">
            <text:p>0</text:p>
          </table:table-cell>
          <table:table-cell office:value-type="float" office:value="-0.17515000701" calcext:value-type="float">
            <text:p>-0.17515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40245E+018" calcext:value-type="float">
            <text:p>1.57285190240245E+018</text:p>
          </table:table-cell>
          <table:table-cell office:value-type="float" office:value="7851" calcext:value-type="float">
            <text:p>7851</text:p>
          </table:table-cell>
          <table:table-cell office:value-type="float" office:value="1.5728519023001E+018" calcext:value-type="float">
            <text:p>1.5728519023001E+018</text:p>
          </table:table-cell>
          <table:table-cell/>
          <table:table-cell office:value-type="float" office:value="0.175099998713" calcext:value-type="float">
            <text:p>0.1750999987</text:p>
          </table:table-cell>
          <table:table-cell office:value-type="float" office:value="0" calcext:value-type="float">
            <text:p>0</text:p>
          </table:table-cell>
          <table:table-cell office:value-type="float" office:value="-0.175050005317" calcext:value-type="float">
            <text:p>-0.17505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45492E+018" calcext:value-type="float">
            <text:p>1.57285190245492E+018</text:p>
          </table:table-cell>
          <table:table-cell office:value-type="float" office:value="7852" calcext:value-type="float">
            <text:p>7852</text:p>
          </table:table-cell>
          <table:table-cell office:value-type="float" office:value="1.5728519024028E+018" calcext:value-type="float">
            <text:p>1.5728519024028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060005426" calcext:value-type="float">
            <text:p>-0.16106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50669E+018" calcext:value-type="float">
            <text:p>1.57285190250669E+018</text:p>
          </table:table-cell>
          <table:table-cell office:value-type="float" office:value="7853" calcext:value-type="float">
            <text:p>7853</text:p>
          </table:table-cell>
          <table:table-cell office:value-type="float" office:value="1.57285190245493E+018" calcext:value-type="float">
            <text:p>1.57285190245493E+018</text:p>
          </table:table-cell>
          <table:table-cell/>
          <table:table-cell office:value-type="float" office:value="0.16099999845" calcext:value-type="float">
            <text:p>0.1609999985</text:p>
          </table:table-cell>
          <table:table-cell office:value-type="float" office:value="0" calcext:value-type="float">
            <text:p>0</text:p>
          </table:table-cell>
          <table:table-cell office:value-type="float" office:value="-0.16099999845" calcext:value-type="float">
            <text:p>-0.16099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55841E+018" calcext:value-type="float">
            <text:p>1.57285190255841E+018</text:p>
          </table:table-cell>
          <table:table-cell office:value-type="float" office:value="7854" calcext:value-type="float">
            <text:p>7854</text:p>
          </table:table-cell>
          <table:table-cell office:value-type="float" office:value="1.572851902507E+018" calcext:value-type="float">
            <text:p>1.572851902507E+018</text:p>
          </table:table-cell>
          <table:table-cell/>
          <table:table-cell office:value-type="float" office:value="0.227699995041" calcext:value-type="float">
            <text:p>0.227699995</text:p>
          </table:table-cell>
          <table:table-cell office:value-type="float" office:value="0.16099999845" calcext:value-type="float">
            <text:p>0.1609999985</text:p>
          </table:table-cell>
          <table:table-cell office:value-type="float" office:value="-0.16099999845" calcext:value-type="float">
            <text:p>-0.16099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61014E+018" calcext:value-type="float">
            <text:p>1.57285190261014E+018</text:p>
          </table:table-cell>
          <table:table-cell office:value-type="float" office:value="7855" calcext:value-type="float">
            <text:p>7855</text:p>
          </table:table-cell>
          <table:table-cell office:value-type="float" office:value="1.57285190255857E+018" calcext:value-type="float">
            <text:p>1.57285190255857E+018</text:p>
          </table:table-cell>
          <table:table-cell/>
          <table:table-cell office:value-type="float" office:value="0.227899998426" calcext:value-type="float">
            <text:p>0.2278999984</text:p>
          </table:table-cell>
          <table:table-cell office:value-type="float" office:value="0.16113999486" calcext:value-type="float">
            <text:p>0.1611399949</text:p>
          </table:table-cell>
          <table:table-cell office:value-type="float" office:value="-0.16113999486" calcext:value-type="float">
            <text:p>-0.16113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66226E+018" calcext:value-type="float">
            <text:p>1.57285190266226E+018</text:p>
          </table:table-cell>
          <table:table-cell office:value-type="float" office:value="7856" calcext:value-type="float">
            <text:p>7856</text:p>
          </table:table-cell>
          <table:table-cell office:value-type="float" office:value="1.57285190260987E+018" calcext:value-type="float">
            <text:p>1.57285190260987E+018</text:p>
          </table:table-cell>
          <table:table-cell/>
          <table:table-cell office:value-type="float" office:value="0.228100001812" calcext:value-type="float">
            <text:p>0.2281000018</text:p>
          </table:table-cell>
          <table:table-cell office:value-type="float" office:value="0.16128000617" calcext:value-type="float">
            <text:p>0.1612800062</text:p>
          </table:table-cell>
          <table:table-cell office:value-type="float" office:value="-0.16128000617" calcext:value-type="float">
            <text:p>-0.16128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71362E+018" calcext:value-type="float">
            <text:p>1.57285190271362E+018</text:p>
          </table:table-cell>
          <table:table-cell office:value-type="float" office:value="7857" calcext:value-type="float">
            <text:p>7857</text:p>
          </table:table-cell>
          <table:table-cell office:value-type="float" office:value="1.57285190266167E+018" calcext:value-type="float">
            <text:p>1.57285190266167E+018</text:p>
          </table:table-cell>
          <table:table-cell/>
          <table:table-cell office:value-type="float" office:value="0.360799998045" calcext:value-type="float">
            <text:p>0.360799998</text:p>
          </table:table-cell>
          <table:table-cell office:value-type="float" office:value="0.161349996924" calcext:value-type="float">
            <text:p>0.1613499969</text:p>
          </table:table-cell>
          <table:table-cell office:value-type="float" office:value="-0.322699993849" calcext:value-type="float">
            <text:p>-0.32269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76564E+018" calcext:value-type="float">
            <text:p>1.57285190276564E+018</text:p>
          </table:table-cell>
          <table:table-cell office:value-type="float" office:value="7858" calcext:value-type="float">
            <text:p>7858</text:p>
          </table:table-cell>
          <table:table-cell office:value-type="float" office:value="1.5728519027131E+018" calcext:value-type="float">
            <text:p>1.5728519027131E+018</text:p>
          </table:table-cell>
          <table:table-cell/>
          <table:table-cell office:value-type="float" office:value="0.392899990082" calcext:value-type="float">
            <text:p>0.3928999901</text:p>
          </table:table-cell>
          <table:table-cell office:value-type="float" office:value="0.175689995289" calcext:value-type="float">
            <text:p>0.1756899953</text:p>
          </table:table-cell>
          <table:table-cell office:value-type="float" office:value="-0.351379990578" calcext:value-type="float">
            <text:p>-0.3513799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81684E+018" calcext:value-type="float">
            <text:p>1.57285190281684E+018</text:p>
          </table:table-cell>
          <table:table-cell office:value-type="float" office:value="7859" calcext:value-type="float">
            <text:p>7859</text:p>
          </table:table-cell>
          <table:table-cell office:value-type="float" office:value="1.57285190276497E+018" calcext:value-type="float">
            <text:p>1.57285190276497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0.175630003214" calcext:value-type="float">
            <text:p>0.1756300032</text:p>
          </table:table-cell>
          <table:table-cell office:value-type="float" office:value="-0.175630003214" calcext:value-type="float">
            <text:p>-0.1756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86966E+018" calcext:value-type="float">
            <text:p>1.57285190286966E+018</text:p>
          </table:table-cell>
          <table:table-cell office:value-type="float" office:value="7860" calcext:value-type="float">
            <text:p>7860</text:p>
          </table:table-cell>
          <table:table-cell office:value-type="float" office:value="1.57285190281693E+018" calcext:value-type="float">
            <text:p>1.57285190281693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0.175819993019" calcext:value-type="float">
            <text:p>0.175819993</text:p>
          </table:table-cell>
          <table:table-cell office:value-type="float" office:value="-0.175819993019" calcext:value-type="float">
            <text:p>-0.17581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92141E+018" calcext:value-type="float">
            <text:p>1.57285190292141E+018</text:p>
          </table:table-cell>
          <table:table-cell office:value-type="float" office:value="7861" calcext:value-type="float">
            <text:p>7861</text:p>
          </table:table-cell>
          <table:table-cell office:value-type="float" office:value="1.57285190286889E+018" calcext:value-type="float">
            <text:p>1.57285190286889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-0.17580999434" calcext:value-type="float">
            <text:p>-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297307E+018" calcext:value-type="float">
            <text:p>1.57285190297307E+018</text:p>
          </table:table-cell>
          <table:table-cell office:value-type="float" office:value="7862" calcext:value-type="float">
            <text:p>7862</text:p>
          </table:table-cell>
          <table:table-cell office:value-type="float" office:value="1.57285190292083E+018" calcext:value-type="float">
            <text:p>1.57285190292083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39998412" calcext:value-type="float">
            <text:p>0.1930399984</text:p>
          </table:table-cell>
          <table:table-cell office:value-type="float" office:value="-0.193039998412" calcext:value-type="float">
            <text:p>-0.19303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02502E+018" calcext:value-type="float">
            <text:p>1.57285190302502E+018</text:p>
          </table:table-cell>
          <table:table-cell office:value-type="float" office:value="7863" calcext:value-type="float">
            <text:p>7863</text:p>
          </table:table-cell>
          <table:table-cell office:value-type="float" office:value="1.57285190297349E+018" calcext:value-type="float">
            <text:p>1.57285190297349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39995027" calcext:value-type="float">
            <text:p>0.192839995</text:p>
          </table:table-cell>
          <table:table-cell office:value-type="float" office:value="-0.192839995027" calcext:value-type="float">
            <text:p>-0.19283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07736E+018" calcext:value-type="float">
            <text:p>1.57285190307736E+018</text:p>
          </table:table-cell>
          <table:table-cell office:value-type="float" office:value="7864" calcext:value-type="float">
            <text:p>7864</text:p>
          </table:table-cell>
          <table:table-cell office:value-type="float" office:value="1.57285190302507E+018" calcext:value-type="float">
            <text:p>1.57285190302507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3020001054" calcext:value-type="float">
            <text:p>-0.19302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13032E+018" calcext:value-type="float">
            <text:p>1.57285190313032E+018</text:p>
          </table:table-cell>
          <table:table-cell office:value-type="float" office:value="7865" calcext:value-type="float">
            <text:p>7865</text:p>
          </table:table-cell>
          <table:table-cell office:value-type="float" office:value="1.57285190307746E+018" calcext:value-type="float">
            <text:p>1.57285190307746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19995975" calcext:value-type="float">
            <text:p>-0.19271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18143E+018" calcext:value-type="float">
            <text:p>1.57285190318143E+018</text:p>
          </table:table-cell>
          <table:table-cell office:value-type="float" office:value="7866" calcext:value-type="float">
            <text:p>7866</text:p>
          </table:table-cell>
          <table:table-cell office:value-type="float" office:value="1.5728519031295E+018" calcext:value-type="float">
            <text:p>1.5728519031295E+018</text:p>
          </table:table-cell>
          <table:table-cell/>
          <table:table-cell office:value-type="float" office:value="0.384900003672" calcext:value-type="float">
            <text:p>0.3849000037</text:p>
          </table:table-cell>
          <table:table-cell office:value-type="float" office:value="0" calcext:value-type="float">
            <text:p>0</text:p>
          </table:table-cell>
          <table:table-cell office:value-type="float" office:value="-0.384889990091" calcext:value-type="float">
            <text:p>-0.3848899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2333E+018" calcext:value-type="float">
            <text:p>1.5728519032333E+018</text:p>
          </table:table-cell>
          <table:table-cell office:value-type="float" office:value="7867" calcext:value-type="float">
            <text:p>7867</text:p>
          </table:table-cell>
          <table:table-cell office:value-type="float" office:value="1.57285190318098E+018" calcext:value-type="float">
            <text:p>1.57285190318098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60002208" calcext:value-type="float">
            <text:p>-0.19256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28428E+018" calcext:value-type="float">
            <text:p>1.57285190328428E+018</text:p>
          </table:table-cell>
          <table:table-cell office:value-type="float" office:value="7868" calcext:value-type="float">
            <text:p>7868</text:p>
          </table:table-cell>
          <table:table-cell office:value-type="float" office:value="1.57285190323268E+018" calcext:value-type="float">
            <text:p>1.57285190323268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0000515" calcext:value-type="float">
            <text:p>-0.1924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33494E+018" calcext:value-type="float">
            <text:p>1.57285190333494E+018</text:p>
          </table:table-cell>
          <table:table-cell office:value-type="float" office:value="7869" calcext:value-type="float">
            <text:p>7869</text:p>
          </table:table-cell>
          <table:table-cell office:value-type="float" office:value="1.57285190328382E+018" calcext:value-type="float">
            <text:p>1.57285190328382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29994655" calcext:value-type="float">
            <text:p>-0.19272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38671E+018" calcext:value-type="float">
            <text:p>1.57285190338671E+018</text:p>
          </table:table-cell>
          <table:table-cell office:value-type="float" office:value="7870" calcext:value-type="float">
            <text:p>7870</text:p>
          </table:table-cell>
          <table:table-cell office:value-type="float" office:value="1.5728519033346E+018" calcext:value-type="float">
            <text:p>1.5728519033346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169996142" calcext:value-type="float">
            <text:p>-0.19316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43893E+018" calcext:value-type="float">
            <text:p>1.57285190343893E+018</text:p>
          </table:table-cell>
          <table:table-cell office:value-type="float" office:value="7871" calcext:value-type="float">
            <text:p>7871</text:p>
          </table:table-cell>
          <table:table-cell office:value-type="float" office:value="1.57285190338682E+018" calcext:value-type="float">
            <text:p>1.57285190338682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079993129" calcext:value-type="float">
            <text:p>-0.19307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4911E+018" calcext:value-type="float">
            <text:p>1.5728519034911E+018</text:p>
          </table:table-cell>
          <table:table-cell office:value-type="float" office:value="7872" calcext:value-type="float">
            <text:p>7872</text:p>
          </table:table-cell>
          <table:table-cell office:value-type="float" office:value="1.57285190343891E+018" calcext:value-type="float">
            <text:p>1.57285190343891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3020001054" calcext:value-type="float">
            <text:p>-0.19302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5937E+018" calcext:value-type="float">
            <text:p>1.5728519035937E+018</text:p>
          </table:table-cell>
          <table:table-cell office:value-type="float" office:value="7873" calcext:value-type="float">
            <text:p>7873</text:p>
          </table:table-cell>
          <table:table-cell office:value-type="float" office:value="1.57285190349115E+018" calcext:value-type="float">
            <text:p>1.57285190349115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179994822" calcext:value-type="float">
            <text:p>-0.19317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64488E+018" calcext:value-type="float">
            <text:p>1.57285190364488E+018</text:p>
          </table:table-cell>
          <table:table-cell office:value-type="float" office:value="7874" calcext:value-type="float">
            <text:p>7874</text:p>
          </table:table-cell>
          <table:table-cell office:value-type="float" office:value="1.57285190359285E+018" calcext:value-type="float">
            <text:p>1.57285190359285E+018</text:p>
          </table:table-cell>
          <table:table-cell/>
          <table:table-cell office:value-type="float" office:value="0.352200001478" calcext:value-type="float">
            <text:p>0.3522000015</text:p>
          </table:table-cell>
          <table:table-cell office:value-type="float" office:value="0" calcext:value-type="float">
            <text:p>0</text:p>
          </table:table-cell>
          <table:table-cell office:value-type="float" office:value="-0.352250009775" calcext:value-type="float">
            <text:p>-0.35225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69664E+018" calcext:value-type="float">
            <text:p>1.57285190369664E+018</text:p>
          </table:table-cell>
          <table:table-cell office:value-type="float" office:value="7875" calcext:value-type="float">
            <text:p>7875</text:p>
          </table:table-cell>
          <table:table-cell office:value-type="float" office:value="1.57285190364441E+018" calcext:value-type="float">
            <text:p>1.57285190364441E+018</text:p>
          </table:table-cell>
          <table:table-cell/>
          <table:table-cell office:value-type="float" office:value="0.352800011635" calcext:value-type="float">
            <text:p>0.3528000116</text:p>
          </table:table-cell>
          <table:table-cell office:value-type="float" office:value="0" calcext:value-type="float">
            <text:p>0</text:p>
          </table:table-cell>
          <table:table-cell office:value-type="float" office:value="-0.352759987116" calcext:value-type="float">
            <text:p>-0.3527599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74925E+018" calcext:value-type="float">
            <text:p>1.57285190374925E+018</text:p>
          </table:table-cell>
          <table:table-cell office:value-type="float" office:value="7876" calcext:value-type="float">
            <text:p>7876</text:p>
          </table:table-cell>
          <table:table-cell office:value-type="float" office:value="1.5728519036967E+018" calcext:value-type="float">
            <text:p>1.5728519036967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-0.176300004125" calcext:value-type="float">
            <text:p>-0.17630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80102E+018" calcext:value-type="float">
            <text:p>1.57285190380102E+018</text:p>
          </table:table-cell>
          <table:table-cell office:value-type="float" office:value="7877" calcext:value-type="float">
            <text:p>7877</text:p>
          </table:table-cell>
          <table:table-cell office:value-type="float" office:value="1.57285190374802E+018" calcext:value-type="float">
            <text:p>1.57285190374802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-0.17634999752" calcext:value-type="float">
            <text:p>-0.17634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85273E+018" calcext:value-type="float">
            <text:p>1.57285190385273E+018</text:p>
          </table:table-cell>
          <table:table-cell office:value-type="float" office:value="7878" calcext:value-type="float">
            <text:p>7878</text:p>
          </table:table-cell>
          <table:table-cell office:value-type="float" office:value="1.57285190380062E+018" calcext:value-type="float">
            <text:p>1.57285190380062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-0.176070004702" calcext:value-type="float">
            <text:p>-0.17607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395534E+018" calcext:value-type="float">
            <text:p>1.57285190395534E+018</text:p>
          </table:table-cell>
          <table:table-cell office:value-type="float" office:value="7879" calcext:value-type="float">
            <text:p>7879</text:p>
          </table:table-cell>
          <table:table-cell office:value-type="float" office:value="1.5728519038528E+018" calcext:value-type="float">
            <text:p>1.5728519038528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50002265" calcext:value-type="float">
            <text:p>-0.17575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00663E+018" calcext:value-type="float">
            <text:p>1.57285190400663E+018</text:p>
          </table:table-cell>
          <table:table-cell office:value-type="float" office:value="7880" calcext:value-type="float">
            <text:p>7880</text:p>
          </table:table-cell>
          <table:table-cell office:value-type="float" office:value="1.57285190395456E+018" calcext:value-type="float">
            <text:p>1.57285190395456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00003529" calcext:value-type="float">
            <text:p>-0.16130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05868E+018" calcext:value-type="float">
            <text:p>1.57285190405868E+018</text:p>
          </table:table-cell>
          <table:table-cell office:value-type="float" office:value="7881" calcext:value-type="float">
            <text:p>7881</text:p>
          </table:table-cell>
          <table:table-cell office:value-type="float" office:value="1.57285190400659E+018" calcext:value-type="float">
            <text:p>1.57285190400659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49996924" calcext:value-type="float">
            <text:p>-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10998E+018" calcext:value-type="float">
            <text:p>1.57285190410998E+018</text:p>
          </table:table-cell>
          <table:table-cell office:value-type="float" office:value="7882" calcext:value-type="float">
            <text:p>7882</text:p>
          </table:table-cell>
          <table:table-cell office:value-type="float" office:value="1.57285190405821E+018" calcext:value-type="float">
            <text:p>1.57285190405821E+018</text:p>
          </table:table-cell>
          <table:table-cell/>
          <table:table-cell office:value-type="float" office:value="0.322899997234" calcext:value-type="float">
            <text:p>0.3228999972</text:p>
          </table:table-cell>
          <table:table-cell office:value-type="float" office:value="0" calcext:value-type="float">
            <text:p>0</text:p>
          </table:table-cell>
          <table:table-cell office:value-type="float" office:value="-0.322950005531" calcext:value-type="float">
            <text:p>-0.32295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16184E+018" calcext:value-type="float">
            <text:p>1.57285190416184E+018</text:p>
          </table:table-cell>
          <table:table-cell office:value-type="float" office:value="7883" calcext:value-type="float">
            <text:p>7883</text:p>
          </table:table-cell>
          <table:table-cell office:value-type="float" office:value="1.57285190411019E+018" calcext:value-type="float">
            <text:p>1.57285190411019E+018</text:p>
          </table:table-cell>
          <table:table-cell/>
          <table:table-cell office:value-type="float" office:value="0.32310000062" calcext:value-type="float">
            <text:p>0.3231000006</text:p>
          </table:table-cell>
          <table:table-cell office:value-type="float" office:value="0" calcext:value-type="float">
            <text:p>0</text:p>
          </table:table-cell>
          <table:table-cell office:value-type="float" office:value="-0.323080003262" calcext:value-type="float">
            <text:p>-0.32308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26365E+018" calcext:value-type="float">
            <text:p>1.57285190426365E+018</text:p>
          </table:table-cell>
          <table:table-cell office:value-type="float" office:value="7884" calcext:value-type="float">
            <text:p>7884</text:p>
          </table:table-cell>
          <table:table-cell office:value-type="float" office:value="1.57285190416184E+018" calcext:value-type="float">
            <text:p>1.57285190416184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50002265" calcext:value-type="float">
            <text:p>-0.17575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31597E+018" calcext:value-type="float">
            <text:p>1.57285190431597E+018</text:p>
          </table:table-cell>
          <table:table-cell office:value-type="float" office:value="7885" calcext:value-type="float">
            <text:p>7885</text:p>
          </table:table-cell>
          <table:table-cell office:value-type="float" office:value="1.57285190426384E+018" calcext:value-type="float">
            <text:p>1.57285190426384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39999938" calcext:value-type="float">
            <text:p>-0.16143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36848E+018" calcext:value-type="float">
            <text:p>1.57285190436848E+018</text:p>
          </table:table-cell>
          <table:table-cell office:value-type="float" office:value="7886" calcext:value-type="float">
            <text:p>7886</text:p>
          </table:table-cell>
          <table:table-cell office:value-type="float" office:value="1.57285190431585E+018" calcext:value-type="float">
            <text:p>1.57285190431585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510005593" calcext:value-type="float">
            <text:p>-0.16151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41986E+018" calcext:value-type="float">
            <text:p>1.57285190441986E+018</text:p>
          </table:table-cell>
          <table:table-cell office:value-type="float" office:value="7887" calcext:value-type="float">
            <text:p>7887</text:p>
          </table:table-cell>
          <table:table-cell office:value-type="float" office:value="1.57285190436783E+018" calcext:value-type="float">
            <text:p>1.57285190436783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39998245" calcext:value-type="float">
            <text:p>-0.161339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52197E+018" calcext:value-type="float">
            <text:p>1.57285190452197E+018</text:p>
          </table:table-cell>
          <table:table-cell office:value-type="float" office:value="7888" calcext:value-type="float">
            <text:p>7888</text:p>
          </table:table-cell>
          <table:table-cell office:value-type="float" office:value="1.57285190441987E+018" calcext:value-type="float">
            <text:p>1.57285190441987E+018</text:p>
          </table:table-cell>
          <table:table-cell/>
          <table:table-cell office:value-type="float" office:value="0.22840000689" calcext:value-type="float">
            <text:p>0.2284000069</text:p>
          </table:table-cell>
          <table:table-cell office:value-type="float" office:value="0.161489993334" calcext:value-type="float">
            <text:p>0.1614899933</text:p>
          </table:table-cell>
          <table:table-cell office:value-type="float" office:value="-0.161489993334" calcext:value-type="float">
            <text:p>-0.16148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57447E+018" calcext:value-type="float">
            <text:p>1.57285190457447E+018</text:p>
          </table:table-cell>
          <table:table-cell office:value-type="float" office:value="7889" calcext:value-type="float">
            <text:p>7889</text:p>
          </table:table-cell>
          <table:table-cell office:value-type="float" office:value="1.57285190452208E+018" calcext:value-type="float">
            <text:p>1.57285190452208E+018</text:p>
          </table:table-cell>
          <table:table-cell/>
          <table:table-cell office:value-type="float" office:value="0.334100008011" calcext:value-type="float">
            <text:p>0.334100008</text:p>
          </table:table-cell>
          <table:table-cell office:value-type="float" office:value="0.149409994483" calcext:value-type="float">
            <text:p>0.1494099945</text:p>
          </table:table-cell>
          <table:table-cell office:value-type="float" office:value="-0.298830002546" calcext:value-type="float">
            <text:p>-0.29883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62691E+018" calcext:value-type="float">
            <text:p>1.57285190462691E+018</text:p>
          </table:table-cell>
          <table:table-cell office:value-type="float" office:value="7890" calcext:value-type="float">
            <text:p>7890</text:p>
          </table:table-cell>
          <table:table-cell office:value-type="float" office:value="1.57285190457414E+018" calcext:value-type="float">
            <text:p>1.57285190457414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0.161400005221" calcext:value-type="float">
            <text:p>0.1614000052</text:p>
          </table:table-cell>
          <table:table-cell office:value-type="float" office:value="-0.322800010443" calcext:value-type="float">
            <text:p>-0.32280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67853E+018" calcext:value-type="float">
            <text:p>1.57285190467853E+018</text:p>
          </table:table-cell>
          <table:table-cell office:value-type="float" office:value="7891" calcext:value-type="float">
            <text:p>7891</text:p>
          </table:table-cell>
          <table:table-cell office:value-type="float" office:value="1.57285190462618E+018" calcext:value-type="float">
            <text:p>1.57285190462618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0.161400005221" calcext:value-type="float">
            <text:p>0.1614000052</text:p>
          </table:table-cell>
          <table:table-cell office:value-type="float" office:value="-0.322800010443" calcext:value-type="float">
            <text:p>-0.32280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73006E+018" calcext:value-type="float">
            <text:p>1.57285190473006E+018</text:p>
          </table:table-cell>
          <table:table-cell office:value-type="float" office:value="7892" calcext:value-type="float">
            <text:p>7892</text:p>
          </table:table-cell>
          <table:table-cell office:value-type="float" office:value="1.57285190467779E+018" calcext:value-type="float">
            <text:p>1.57285190467779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0.161400005221" calcext:value-type="float">
            <text:p>0.1614000052</text:p>
          </table:table-cell>
          <table:table-cell office:value-type="float" office:value="-0.161400005221" calcext:value-type="float">
            <text:p>-0.16140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83175E+018" calcext:value-type="float">
            <text:p>1.57285190483175E+018</text:p>
          </table:table-cell>
          <table:table-cell office:value-type="float" office:value="7893" calcext:value-type="float">
            <text:p>7893</text:p>
          </table:table-cell>
          <table:table-cell office:value-type="float" office:value="1.57285190472999E+018" calcext:value-type="float">
            <text:p>1.57285190472999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0.161339998245" calcext:value-type="float">
            <text:p>0.1613399982</text:p>
          </table:table-cell>
          <table:table-cell office:value-type="float" office:value="-0.161339998245" calcext:value-type="float">
            <text:p>-0.161339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88439E+018" calcext:value-type="float">
            <text:p>1.57285190488439E+018</text:p>
          </table:table-cell>
          <table:table-cell office:value-type="float" office:value="7894" calcext:value-type="float">
            <text:p>7894</text:p>
          </table:table-cell>
          <table:table-cell office:value-type="float" office:value="1.57285190483202E+018" calcext:value-type="float">
            <text:p>1.57285190483202E+018</text:p>
          </table:table-cell>
          <table:table-cell/>
          <table:table-cell office:value-type="float" office:value="0.21099999547" calcext:value-type="float">
            <text:p>0.2109999955</text:p>
          </table:table-cell>
          <table:table-cell office:value-type="float" office:value="0.149210005999" calcext:value-type="float">
            <text:p>0.149210006</text:p>
          </table:table-cell>
          <table:table-cell office:value-type="float" office:value="-0.149210005999" calcext:value-type="float">
            <text:p>-0.14921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93622E+018" calcext:value-type="float">
            <text:p>1.57285190493622E+018</text:p>
          </table:table-cell>
          <table:table-cell office:value-type="float" office:value="7895" calcext:value-type="float">
            <text:p>7895</text:p>
          </table:table-cell>
          <table:table-cell office:value-type="float" office:value="1.57285190488362E+018" calcext:value-type="float">
            <text:p>1.57285190488362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0.161349996924" calcext:value-type="float">
            <text:p>0.1613499969</text:p>
          </table:table-cell>
          <table:table-cell office:value-type="float" office:value="-0.161349996924" calcext:value-type="float">
            <text:p>-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498756E+018" calcext:value-type="float">
            <text:p>1.57285190498756E+018</text:p>
          </table:table-cell>
          <table:table-cell office:value-type="float" office:value="7896" calcext:value-type="float">
            <text:p>7896</text:p>
          </table:table-cell>
          <table:table-cell office:value-type="float" office:value="1.57285190493556E+018" calcext:value-type="float">
            <text:p>1.57285190493556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0.161359995604" calcext:value-type="float">
            <text:p>0.1613599956</text:p>
          </table:table-cell>
          <table:table-cell office:value-type="float" office:value="-0.161359995604" calcext:value-type="float">
            <text:p>-0.16135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03995E+018" calcext:value-type="float">
            <text:p>1.57285190503995E+018</text:p>
          </table:table-cell>
          <table:table-cell office:value-type="float" office:value="7897" calcext:value-type="float">
            <text:p>7897</text:p>
          </table:table-cell>
          <table:table-cell office:value-type="float" office:value="1.57285190498756E+018" calcext:value-type="float">
            <text:p>1.57285190498756E+018</text:p>
          </table:table-cell>
          <table:table-cell/>
          <table:table-cell office:value-type="float" office:value="0.228200003505" calcext:value-type="float">
            <text:p>0.2282000035</text:p>
          </table:table-cell>
          <table:table-cell office:value-type="float" office:value="0.161359995604" calcext:value-type="float">
            <text:p>0.1613599956</text:p>
          </table:table-cell>
          <table:table-cell office:value-type="float" office:value="-0.161359995604" calcext:value-type="float">
            <text:p>-0.16135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0916E+018" calcext:value-type="float">
            <text:p>1.5728519050916E+018</text:p>
          </table:table-cell>
          <table:table-cell office:value-type="float" office:value="7898" calcext:value-type="float">
            <text:p>7898</text:p>
          </table:table-cell>
          <table:table-cell office:value-type="float" office:value="1.57285190503941E+018" calcext:value-type="float">
            <text:p>1.57285190503941E+018</text:p>
          </table:table-cell>
          <table:table-cell/>
          <table:table-cell office:value-type="float" office:value="0.322800010443" calcext:value-type="float">
            <text:p>0.3228000104</text:p>
          </table:table-cell>
          <table:table-cell office:value-type="float" office:value="0" calcext:value-type="float">
            <text:p>0</text:p>
          </table:table-cell>
          <table:table-cell office:value-type="float" office:value="-0.322820007801" calcext:value-type="float">
            <text:p>-0.322820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14363E+018" calcext:value-type="float">
            <text:p>1.57285190514363E+018</text:p>
          </table:table-cell>
          <table:table-cell office:value-type="float" office:value="7899" calcext:value-type="float">
            <text:p>7899</text:p>
          </table:table-cell>
          <table:table-cell office:value-type="float" office:value="1.57285190509175E+018" calcext:value-type="float">
            <text:p>1.57285190509175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19588E+018" calcext:value-type="float">
            <text:p>1.57285190519588E+018</text:p>
          </table:table-cell>
          <table:table-cell office:value-type="float" office:value="7900" calcext:value-type="float">
            <text:p>7900</text:p>
          </table:table-cell>
          <table:table-cell office:value-type="float" office:value="1.57285190514398E+018" calcext:value-type="float">
            <text:p>1.57285190514398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90006804" calcext:value-type="float">
            <text:p>-0.17549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24833E+018" calcext:value-type="float">
            <text:p>1.57285190524833E+018</text:p>
          </table:table-cell>
          <table:table-cell office:value-type="float" office:value="7901" calcext:value-type="float">
            <text:p>7901</text:p>
          </table:table-cell>
          <table:table-cell office:value-type="float" office:value="1.57285190519557E+018" calcext:value-type="float">
            <text:p>1.5728519051955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30003214" calcext:value-type="float">
            <text:p>-0.1756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29944E+018" calcext:value-type="float">
            <text:p>1.57285190529944E+018</text:p>
          </table:table-cell>
          <table:table-cell office:value-type="float" office:value="7902" calcext:value-type="float">
            <text:p>7902</text:p>
          </table:table-cell>
          <table:table-cell office:value-type="float" office:value="1.57285190524753E+018" calcext:value-type="float">
            <text:p>1.57285190524753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20002842" calcext:value-type="float">
            <text:p>-0.17552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35163E+018" calcext:value-type="float">
            <text:p>1.57285190535163E+018</text:p>
          </table:table-cell>
          <table:table-cell office:value-type="float" office:value="7903" calcext:value-type="float">
            <text:p>7903</text:p>
          </table:table-cell>
          <table:table-cell office:value-type="float" office:value="1.57285190529955E+018" calcext:value-type="float">
            <text:p>1.57285190529955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45387E+018" calcext:value-type="float">
            <text:p>1.57285190545387E+018</text:p>
          </table:table-cell>
          <table:table-cell office:value-type="float" office:value="7904" calcext:value-type="float">
            <text:p>7904</text:p>
          </table:table-cell>
          <table:table-cell office:value-type="float" office:value="1.5728519053511E+018" calcext:value-type="float">
            <text:p>1.5728519053511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50005221" calcext:value-type="float">
            <text:p>-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50596E+018" calcext:value-type="float">
            <text:p>1.57285190550596E+018</text:p>
          </table:table-cell>
          <table:table-cell office:value-type="float" office:value="7905" calcext:value-type="float">
            <text:p>7905</text:p>
          </table:table-cell>
          <table:table-cell office:value-type="float" office:value="1.57285190545324E+018" calcext:value-type="float">
            <text:p>1.57285190545324E+018</text:p>
          </table:table-cell>
          <table:table-cell/>
          <table:table-cell office:value-type="float" office:value="0.351099997759" calcext:value-type="float">
            <text:p>0.3510999978</text:p>
          </table:table-cell>
          <table:table-cell office:value-type="float" office:value="0" calcext:value-type="float">
            <text:p>0</text:p>
          </table:table-cell>
          <table:table-cell office:value-type="float" office:value="-0.351110011339" calcext:value-type="float">
            <text:p>-0.35111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55713E+018" calcext:value-type="float">
            <text:p>1.57285190555713E+018</text:p>
          </table:table-cell>
          <table:table-cell office:value-type="float" office:value="7906" calcext:value-type="float">
            <text:p>7906</text:p>
          </table:table-cell>
          <table:table-cell office:value-type="float" office:value="1.57285190550524E+018" calcext:value-type="float">
            <text:p>1.57285190550524E+018</text:p>
          </table:table-cell>
          <table:table-cell/>
          <table:table-cell office:value-type="float" office:value="0.351099997759" calcext:value-type="float">
            <text:p>0.3510999978</text:p>
          </table:table-cell>
          <table:table-cell office:value-type="float" office:value="0" calcext:value-type="float">
            <text:p>0</text:p>
          </table:table-cell>
          <table:table-cell office:value-type="float" office:value="-0.35106998682" calcext:value-type="float">
            <text:p>-0.3510699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60934E+018" calcext:value-type="float">
            <text:p>1.57285190560934E+018</text:p>
          </table:table-cell>
          <table:table-cell office:value-type="float" office:value="7907" calcext:value-type="float">
            <text:p>7907</text:p>
          </table:table-cell>
          <table:table-cell office:value-type="float" office:value="1.57285190555733E+018" calcext:value-type="float">
            <text:p>1.57285190555733E+018</text:p>
          </table:table-cell>
          <table:table-cell/>
          <table:table-cell office:value-type="float" office:value="0.351000010967" calcext:value-type="float">
            <text:p>0.351000011</text:p>
          </table:table-cell>
          <table:table-cell office:value-type="float" office:value="0" calcext:value-type="float">
            <text:p>0</text:p>
          </table:table-cell>
          <table:table-cell office:value-type="float" office:value="-0.351020008326" calcext:value-type="float">
            <text:p>-0.351020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71197E+018" calcext:value-type="float">
            <text:p>1.57285190571197E+018</text:p>
          </table:table-cell>
          <table:table-cell office:value-type="float" office:value="7908" calcext:value-type="float">
            <text:p>7908</text:p>
          </table:table-cell>
          <table:table-cell office:value-type="float" office:value="1.57285190560947E+018" calcext:value-type="float">
            <text:p>1.57285190560947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420001149" calcext:value-type="float">
            <text:p>-0.17542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76407E+018" calcext:value-type="float">
            <text:p>1.57285190576407E+018</text:p>
          </table:table-cell>
          <table:table-cell office:value-type="float" office:value="7909" calcext:value-type="float">
            <text:p>7909</text:p>
          </table:table-cell>
          <table:table-cell office:value-type="float" office:value="1.5728519057114E+018" calcext:value-type="float">
            <text:p>1.5728519057114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379992962" calcext:value-type="float">
            <text:p>-0.16137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81536E+018" calcext:value-type="float">
            <text:p>1.57285190581536E+018</text:p>
          </table:table-cell>
          <table:table-cell office:value-type="float" office:value="7910" calcext:value-type="float">
            <text:p>7910</text:p>
          </table:table-cell>
          <table:table-cell office:value-type="float" office:value="1.5728519057633E+018" calcext:value-type="float">
            <text:p>1.5728519057633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469995975" calcext:value-type="float">
            <text:p>-0.16146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8668E+018" calcext:value-type="float">
            <text:p>1.5728519058668E+018</text:p>
          </table:table-cell>
          <table:table-cell office:value-type="float" office:value="7911" calcext:value-type="float">
            <text:p>7911</text:p>
          </table:table-cell>
          <table:table-cell office:value-type="float" office:value="1.57285190581483E+018" calcext:value-type="float">
            <text:p>1.57285190581483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479994655" calcext:value-type="float">
            <text:p>-0.16147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91921E+018" calcext:value-type="float">
            <text:p>1.57285190591921E+018</text:p>
          </table:table-cell>
          <table:table-cell office:value-type="float" office:value="7912" calcext:value-type="float">
            <text:p>7912</text:p>
          </table:table-cell>
          <table:table-cell office:value-type="float" office:value="1.57285190586642E+018" calcext:value-type="float">
            <text:p>1.57285190586642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579996347" calcext:value-type="float">
            <text:p>-0.16157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596976E+018" calcext:value-type="float">
            <text:p>1.57285190596976E+018</text:p>
          </table:table-cell>
          <table:table-cell office:value-type="float" office:value="7913" calcext:value-type="float">
            <text:p>7913</text:p>
          </table:table-cell>
          <table:table-cell office:value-type="float" office:value="1.57285190591856E+018" calcext:value-type="float">
            <text:p>1.57285190591856E+018</text:p>
          </table:table-cell>
          <table:table-cell/>
          <table:table-cell office:value-type="float" office:value="0.32310000062" calcext:value-type="float">
            <text:p>0.3231000006</text:p>
          </table:table-cell>
          <table:table-cell office:value-type="float" office:value="0" calcext:value-type="float">
            <text:p>0</text:p>
          </table:table-cell>
          <table:table-cell office:value-type="float" office:value="-0.32310000062" calcext:value-type="float">
            <text:p>-0.32310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07237E+018" calcext:value-type="float">
            <text:p>1.57285190607237E+018</text:p>
          </table:table-cell>
          <table:table-cell office:value-type="float" office:value="7914" calcext:value-type="float">
            <text:p>7914</text:p>
          </table:table-cell>
          <table:table-cell office:value-type="float" office:value="1.57285190596975E+018" calcext:value-type="float">
            <text:p>1.57285190596975E+018</text:p>
          </table:table-cell>
          <table:table-cell/>
          <table:table-cell office:value-type="float" office:value="0.323300004005" calcext:value-type="float">
            <text:p>0.323300004</text:p>
          </table:table-cell>
          <table:table-cell office:value-type="float" office:value="0" calcext:value-type="float">
            <text:p>0</text:p>
          </table:table-cell>
          <table:table-cell office:value-type="float" office:value="-0.323289990425" calcext:value-type="float">
            <text:p>-0.323289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12336E+018" calcext:value-type="float">
            <text:p>1.57285190612336E+018</text:p>
          </table:table-cell>
          <table:table-cell office:value-type="float" office:value="7915" calcext:value-type="float">
            <text:p>7915</text:p>
          </table:table-cell>
          <table:table-cell office:value-type="float" office:value="1.57285190607132E+018" calcext:value-type="float">
            <text:p>1.57285190607132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89998412" calcext:value-type="float">
            <text:p>-0.16178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17504E+018" calcext:value-type="float">
            <text:p>1.57285190617504E+018</text:p>
          </table:table-cell>
          <table:table-cell office:value-type="float" office:value="7916" calcext:value-type="float">
            <text:p>7916</text:p>
          </table:table-cell>
          <table:table-cell office:value-type="float" office:value="1.5728519061234E+018" calcext:value-type="float">
            <text:p>1.5728519061234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70001054" calcext:value-type="float">
            <text:p>-0.16177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22668E+018" calcext:value-type="float">
            <text:p>1.57285190622668E+018</text:p>
          </table:table-cell>
          <table:table-cell office:value-type="float" office:value="7917" calcext:value-type="float">
            <text:p>7917</text:p>
          </table:table-cell>
          <table:table-cell office:value-type="float" office:value="1.57285190617495E+018" calcext:value-type="float">
            <text:p>1.57285190617495E+018</text:p>
          </table:table-cell>
          <table:table-cell/>
          <table:table-cell office:value-type="float" office:value="0.161899998784" calcext:value-type="float">
            <text:p>0.1618999988</text:p>
          </table:table-cell>
          <table:table-cell office:value-type="float" office:value="0" calcext:value-type="float">
            <text:p>0</text:p>
          </table:table-cell>
          <table:table-cell office:value-type="float" office:value="-0.161909997463" calcext:value-type="float">
            <text:p>-0.16190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27775E+018" calcext:value-type="float">
            <text:p>1.57285190627775E+018</text:p>
          </table:table-cell>
          <table:table-cell office:value-type="float" office:value="7918" calcext:value-type="float">
            <text:p>7918</text:p>
          </table:table-cell>
          <table:table-cell office:value-type="float" office:value="1.57285190622639E+018" calcext:value-type="float">
            <text:p>1.57285190622639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09000349" calcext:value-type="float">
            <text:p>-0.16209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33023E+018" calcext:value-type="float">
            <text:p>1.57285190633023E+018</text:p>
          </table:table-cell>
          <table:table-cell office:value-type="float" office:value="7919" calcext:value-type="float">
            <text:p>7919</text:p>
          </table:table-cell>
          <table:table-cell office:value-type="float" office:value="1.57285190627801E+018" calcext:value-type="float">
            <text:p>1.57285190627801E+018</text:p>
          </table:table-cell>
          <table:table-cell/>
          <table:table-cell office:value-type="float" office:value="0.176499992609" calcext:value-type="float">
            <text:p>0.1764999926</text:p>
          </table:table-cell>
          <table:table-cell office:value-type="float" office:value="0" calcext:value-type="float">
            <text:p>0</text:p>
          </table:table-cell>
          <table:table-cell office:value-type="float" office:value="-0.17648999393" calcext:value-type="float">
            <text:p>-0.176489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38271E+018" calcext:value-type="float">
            <text:p>1.57285190638271E+018</text:p>
          </table:table-cell>
          <table:table-cell office:value-type="float" office:value="7920" calcext:value-type="float">
            <text:p>7920</text:p>
          </table:table-cell>
          <table:table-cell office:value-type="float" office:value="1.5728519063305E+018" calcext:value-type="float">
            <text:p>1.5728519063305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-0.176310002804" calcext:value-type="float">
            <text:p>-0.17631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43515E+018" calcext:value-type="float">
            <text:p>1.57285190643515E+018</text:p>
          </table:table-cell>
          <table:table-cell office:value-type="float" office:value="7921" calcext:value-type="float">
            <text:p>7921</text:p>
          </table:table-cell>
          <table:table-cell office:value-type="float" office:value="1.57285190638304E+018" calcext:value-type="float">
            <text:p>1.57285190638304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0.175990000367" calcext:value-type="float">
            <text:p>0.1759900004</text:p>
          </table:table-cell>
          <table:table-cell office:value-type="float" office:value="-0.175990000367" calcext:value-type="float">
            <text:p>-0.1759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48647E+018" calcext:value-type="float">
            <text:p>1.57285190648647E+018</text:p>
          </table:table-cell>
          <table:table-cell office:value-type="float" office:value="7922" calcext:value-type="float">
            <text:p>7922</text:p>
          </table:table-cell>
          <table:table-cell office:value-type="float" office:value="1.57285190643471E+018" calcext:value-type="float">
            <text:p>1.57285190643471E+018</text:p>
          </table:table-cell>
          <table:table-cell/>
          <table:table-cell office:value-type="float" office:value="0.393500000238" calcext:value-type="float">
            <text:p>0.3935000002</text:p>
          </table:table-cell>
          <table:table-cell office:value-type="float" office:value="0.175970003009" calcext:value-type="float">
            <text:p>0.175970003</text:p>
          </table:table-cell>
          <table:table-cell office:value-type="float" office:value="-0.351929992437" calcext:value-type="float">
            <text:p>-0.351929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53757E+018" calcext:value-type="float">
            <text:p>1.57285190653757E+018</text:p>
          </table:table-cell>
          <table:table-cell office:value-type="float" office:value="7923" calcext:value-type="float">
            <text:p>7923</text:p>
          </table:table-cell>
          <table:table-cell office:value-type="float" office:value="1.57285190648594E+018" calcext:value-type="float">
            <text:p>1.57285190648594E+018</text:p>
          </table:table-cell>
          <table:table-cell/>
          <table:table-cell office:value-type="float" office:value="0.249300003052" calcext:value-type="float">
            <text:p>0.2493000031</text:p>
          </table:table-cell>
          <table:table-cell office:value-type="float" office:value="0.176249995828" calcext:value-type="float">
            <text:p>0.1762499958</text:p>
          </table:table-cell>
          <table:table-cell office:value-type="float" office:value="-0.176249995828" calcext:value-type="float">
            <text:p>-0.17624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63942E+018" calcext:value-type="float">
            <text:p>1.57285190663942E+018</text:p>
          </table:table-cell>
          <table:table-cell office:value-type="float" office:value="7924" calcext:value-type="float">
            <text:p>7924</text:p>
          </table:table-cell>
          <table:table-cell office:value-type="float" office:value="1.57285190653762E+018" calcext:value-type="float">
            <text:p>1.57285190653762E+018</text:p>
          </table:table-cell>
          <table:table-cell/>
          <table:table-cell office:value-type="float" office:value="0.248999997973" calcext:value-type="float">
            <text:p>0.248999998</text:p>
          </table:table-cell>
          <table:table-cell office:value-type="float" office:value="0.176100000739" calcext:value-type="float">
            <text:p>0.1761000007</text:p>
          </table:table-cell>
          <table:table-cell office:value-type="float" office:value="-0.176100000739" calcext:value-type="float">
            <text:p>-0.17610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69124E+018" calcext:value-type="float">
            <text:p>1.57285190669124E+018</text:p>
          </table:table-cell>
          <table:table-cell office:value-type="float" office:value="7925" calcext:value-type="float">
            <text:p>7925</text:p>
          </table:table-cell>
          <table:table-cell office:value-type="float" office:value="1.57285190663907E+018" calcext:value-type="float">
            <text:p>1.57285190663907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39995456" calcext:value-type="float">
            <text:p>0.1761399955</text:p>
          </table:table-cell>
          <table:table-cell office:value-type="float" office:value="-0.176139995456" calcext:value-type="float">
            <text:p>-0.17613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74217E+018" calcext:value-type="float">
            <text:p>1.57285190674217E+018</text:p>
          </table:table-cell>
          <table:table-cell office:value-type="float" office:value="7926" calcext:value-type="float">
            <text:p>7926</text:p>
          </table:table-cell>
          <table:table-cell office:value-type="float" office:value="1.57285190669123E+018" calcext:value-type="float">
            <text:p>1.57285190669123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09999418" calcext:value-type="float">
            <text:p>0.1761099994</text:p>
          </table:table-cell>
          <table:table-cell office:value-type="float" office:value="-0.176109999418" calcext:value-type="float">
            <text:p>-0.17610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79332E+018" calcext:value-type="float">
            <text:p>1.57285190679332E+018</text:p>
          </table:table-cell>
          <table:table-cell office:value-type="float" office:value="7927" calcext:value-type="float">
            <text:p>7927</text:p>
          </table:table-cell>
          <table:table-cell office:value-type="float" office:value="1.57285190674218E+018" calcext:value-type="float">
            <text:p>1.57285190674218E+018</text:p>
          </table:table-cell>
          <table:table-cell/>
          <table:table-cell office:value-type="float" office:value="0.249300003052" calcext:value-type="float">
            <text:p>0.2493000031</text:p>
          </table:table-cell>
          <table:table-cell office:value-type="float" office:value="0.176290005445" calcext:value-type="float">
            <text:p>0.1762900054</text:p>
          </table:table-cell>
          <table:table-cell office:value-type="float" office:value="-0.176290005445" calcext:value-type="float">
            <text:p>-0.17629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84542E+018" calcext:value-type="float">
            <text:p>1.57285190684542E+018</text:p>
          </table:table-cell>
          <table:table-cell office:value-type="float" office:value="7928" calcext:value-type="float">
            <text:p>7928</text:p>
          </table:table-cell>
          <table:table-cell office:value-type="float" office:value="1.57285190679344E+018" calcext:value-type="float">
            <text:p>1.57285190679344E+018</text:p>
          </table:table-cell>
          <table:table-cell/>
          <table:table-cell office:value-type="float" office:value="0.249400004745" calcext:value-type="float">
            <text:p>0.2494000047</text:p>
          </table:table-cell>
          <table:table-cell office:value-type="float" office:value="0.17634999752" calcext:value-type="float">
            <text:p>0.1763499975</text:p>
          </table:table-cell>
          <table:table-cell office:value-type="float" office:value="-0.17634999752" calcext:value-type="float">
            <text:p>-0.17634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94735E+018" calcext:value-type="float">
            <text:p>1.57285190694735E+018</text:p>
          </table:table-cell>
          <table:table-cell office:value-type="float" office:value="7929" calcext:value-type="float">
            <text:p>7929</text:p>
          </table:table-cell>
          <table:table-cell office:value-type="float" office:value="1.5728519068455E+018" calcext:value-type="float">
            <text:p>1.5728519068455E+018</text:p>
          </table:table-cell>
          <table:table-cell/>
          <table:table-cell office:value-type="float" office:value="0.249200001359" calcext:value-type="float">
            <text:p>0.2492000014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-0.176210001111" calcext:value-type="float">
            <text:p>-0.17621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699958E+018" calcext:value-type="float">
            <text:p>1.57285190699958E+018</text:p>
          </table:table-cell>
          <table:table-cell office:value-type="float" office:value="7930" calcext:value-type="float">
            <text:p>7930</text:p>
          </table:table-cell>
          <table:table-cell office:value-type="float" office:value="1.57285190694743E+018" calcext:value-type="float">
            <text:p>1.57285190694743E+018</text:p>
          </table:table-cell>
          <table:table-cell/>
          <table:table-cell office:value-type="float" office:value="0.362500011921" calcext:value-type="float">
            <text:p>0.3625000119</text:p>
          </table:table-cell>
          <table:table-cell office:value-type="float" office:value="0.16209000349" calcext:value-type="float">
            <text:p>0.1620900035</text:p>
          </table:table-cell>
          <table:table-cell office:value-type="float" office:value="-0.324189990759" calcext:value-type="float">
            <text:p>-0.3241899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05036E+018" calcext:value-type="float">
            <text:p>1.57285190705036E+018</text:p>
          </table:table-cell>
          <table:table-cell office:value-type="float" office:value="7931" calcext:value-type="float">
            <text:p>7931</text:p>
          </table:table-cell>
          <table:table-cell office:value-type="float" office:value="1.57285190699912E+018" calcext:value-type="float">
            <text:p>1.57285190699912E+018</text:p>
          </table:table-cell>
          <table:table-cell/>
          <table:table-cell office:value-type="float" office:value="0.32460001111" calcext:value-type="float">
            <text:p>0.3246000111</text:p>
          </table:table-cell>
          <table:table-cell office:value-type="float" office:value="0" calcext:value-type="float">
            <text:p>0</text:p>
          </table:table-cell>
          <table:table-cell office:value-type="float" office:value="-0.324629992247" calcext:value-type="float">
            <text:p>-0.3246299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10214E+018" calcext:value-type="float">
            <text:p>1.57285190710214E+018</text:p>
          </table:table-cell>
          <table:table-cell office:value-type="float" office:value="7932" calcext:value-type="float">
            <text:p>7932</text:p>
          </table:table-cell>
          <table:table-cell office:value-type="float" office:value="1.57285190705008E+018" calcext:value-type="float">
            <text:p>1.57285190705008E+018</text:p>
          </table:table-cell>
          <table:table-cell/>
          <table:table-cell office:value-type="float" office:value="0.16249999404" calcext:value-type="float">
            <text:p>0.162499994</text:p>
          </table:table-cell>
          <table:table-cell office:value-type="float" office:value="0" calcext:value-type="float">
            <text:p>0</text:p>
          </table:table-cell>
          <table:table-cell office:value-type="float" office:value="-0.16249999404" calcext:value-type="float">
            <text:p>-0.1624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15484E+018" calcext:value-type="float">
            <text:p>1.57285190715484E+018</text:p>
          </table:table-cell>
          <table:table-cell office:value-type="float" office:value="7933" calcext:value-type="float">
            <text:p>7933</text:p>
          </table:table-cell>
          <table:table-cell office:value-type="float" office:value="1.57285190710225E+018" calcext:value-type="float">
            <text:p>1.57285190710225E+018</text:p>
          </table:table-cell>
          <table:table-cell/>
          <table:table-cell office:value-type="float" office:value="0.162300005555" calcext:value-type="float">
            <text:p>0.1623000056</text:p>
          </table:table-cell>
          <table:table-cell office:value-type="float" office:value="0" calcext:value-type="float">
            <text:p>0</text:p>
          </table:table-cell>
          <table:table-cell office:value-type="float" office:value="-0.162259995937" calcext:value-type="float">
            <text:p>-0.1622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2066E+018" calcext:value-type="float">
            <text:p>1.5728519072066E+018</text:p>
          </table:table-cell>
          <table:table-cell office:value-type="float" office:value="7934" calcext:value-type="float">
            <text:p>7934</text:p>
          </table:table-cell>
          <table:table-cell office:value-type="float" office:value="1.57285190715374E+018" calcext:value-type="float">
            <text:p>1.57285190715374E+018</text:p>
          </table:table-cell>
          <table:table-cell/>
          <table:table-cell office:value-type="float" office:value="0.162300005555" calcext:value-type="float">
            <text:p>0.1623000056</text:p>
          </table:table-cell>
          <table:table-cell office:value-type="float" office:value="0" calcext:value-type="float">
            <text:p>0</text:p>
          </table:table-cell>
          <table:table-cell office:value-type="float" office:value="-0.162300005555" calcext:value-type="float">
            <text:p>-0.16230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2582E+018" calcext:value-type="float">
            <text:p>1.5728519072582E+018</text:p>
          </table:table-cell>
          <table:table-cell office:value-type="float" office:value="7935" calcext:value-type="float">
            <text:p>7935</text:p>
          </table:table-cell>
          <table:table-cell office:value-type="float" office:value="1.57285190720596E+018" calcext:value-type="float">
            <text:p>1.57285190720596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-0.176400005817" calcext:value-type="float">
            <text:p>-0.17640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30996E+018" calcext:value-type="float">
            <text:p>1.57285190730996E+018</text:p>
          </table:table-cell>
          <table:table-cell office:value-type="float" office:value="7936" calcext:value-type="float">
            <text:p>7936</text:p>
          </table:table-cell>
          <table:table-cell office:value-type="float" office:value="1.57285190725817E+018" calcext:value-type="float">
            <text:p>1.57285190725817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-0.176390007138" calcext:value-type="float">
            <text:p>-0.17639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36207E+018" calcext:value-type="float">
            <text:p>1.57285190736207E+018</text:p>
          </table:table-cell>
          <table:table-cell office:value-type="float" office:value="7937" calcext:value-type="float">
            <text:p>7937</text:p>
          </table:table-cell>
          <table:table-cell office:value-type="float" office:value="1.57285190730941E+018" calcext:value-type="float">
            <text:p>1.57285190730941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-0.176290005445" calcext:value-type="float">
            <text:p>-0.17629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41298E+018" calcext:value-type="float">
            <text:p>1.57285190741298E+018</text:p>
          </table:table-cell>
          <table:table-cell office:value-type="float" office:value="7938" calcext:value-type="float">
            <text:p>7938</text:p>
          </table:table-cell>
          <table:table-cell office:value-type="float" office:value="1.57285190736136E+018" calcext:value-type="float">
            <text:p>1.57285190736136E+018</text:p>
          </table:table-cell>
          <table:table-cell/>
          <table:table-cell office:value-type="float" office:value="0.352200001478" calcext:value-type="float">
            <text:p>0.3522000015</text:p>
          </table:table-cell>
          <table:table-cell office:value-type="float" office:value="0" calcext:value-type="float">
            <text:p>0</text:p>
          </table:table-cell>
          <table:table-cell office:value-type="float" office:value="-0.352160006762" calcext:value-type="float">
            <text:p>-0.35216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46446E+018" calcext:value-type="float">
            <text:p>1.57285190746446E+018</text:p>
          </table:table-cell>
          <table:table-cell office:value-type="float" office:value="7939" calcext:value-type="float">
            <text:p>7939</text:p>
          </table:table-cell>
          <table:table-cell office:value-type="float" office:value="1.57285190741254E+018" calcext:value-type="float">
            <text:p>1.57285190741254E+018</text:p>
          </table:table-cell>
          <table:table-cell/>
          <table:table-cell office:value-type="float" office:value="0.352699995041" calcext:value-type="float">
            <text:p>0.352699995</text:p>
          </table:table-cell>
          <table:table-cell office:value-type="float" office:value="0" calcext:value-type="float">
            <text:p>0</text:p>
          </table:table-cell>
          <table:table-cell office:value-type="float" office:value="-0.352699995041" calcext:value-type="float">
            <text:p>-0.3526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51517E+018" calcext:value-type="float">
            <text:p>1.57285190751517E+018</text:p>
          </table:table-cell>
          <table:table-cell office:value-type="float" office:value="7940" calcext:value-type="float">
            <text:p>7940</text:p>
          </table:table-cell>
          <table:table-cell office:value-type="float" office:value="1.57285190746396E+018" calcext:value-type="float">
            <text:p>1.57285190746396E+018</text:p>
          </table:table-cell>
          <table:table-cell/>
          <table:table-cell office:value-type="float" office:value="0.193599998951" calcext:value-type="float">
            <text:p>0.193599999</text:p>
          </table:table-cell>
          <table:table-cell office:value-type="float" office:value="0" calcext:value-type="float">
            <text:p>0</text:p>
          </table:table-cell>
          <table:table-cell office:value-type="float" office:value="-0.193599998951" calcext:value-type="float">
            <text:p>-0.1935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56833E+018" calcext:value-type="float">
            <text:p>1.57285190756833E+018</text:p>
          </table:table-cell>
          <table:table-cell office:value-type="float" office:value="7941" calcext:value-type="float">
            <text:p>7941</text:p>
          </table:table-cell>
          <table:table-cell office:value-type="float" office:value="1.57285190751487E+018" calcext:value-type="float">
            <text:p>1.57285190751487E+018</text:p>
          </table:table-cell>
          <table:table-cell/>
          <table:table-cell office:value-type="float" office:value="0.193900004029" calcext:value-type="float">
            <text:p>0.193900004</text:p>
          </table:table-cell>
          <table:table-cell office:value-type="float" office:value="0" calcext:value-type="float">
            <text:p>0</text:p>
          </table:table-cell>
          <table:table-cell office:value-type="float" office:value="-0.19389000535" calcext:value-type="float">
            <text:p>-0.19389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61957E+018" calcext:value-type="float">
            <text:p>1.57285190761957E+018</text:p>
          </table:table-cell>
          <table:table-cell office:value-type="float" office:value="7942" calcext:value-type="float">
            <text:p>7942</text:p>
          </table:table-cell>
          <table:table-cell office:value-type="float" office:value="1.5728519075673E+018" calcext:value-type="float">
            <text:p>1.5728519075673E+018</text:p>
          </table:table-cell>
          <table:table-cell/>
          <table:table-cell office:value-type="float" office:value="0.193299993873" calcext:value-type="float">
            <text:p>0.1932999939</text:p>
          </table:table-cell>
          <table:table-cell office:value-type="float" office:value="0" calcext:value-type="float">
            <text:p>0</text:p>
          </table:table-cell>
          <table:table-cell office:value-type="float" office:value="-0.19334000349" calcext:value-type="float">
            <text:p>-0.19334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67185E+018" calcext:value-type="float">
            <text:p>1.57285190767185E+018</text:p>
          </table:table-cell>
          <table:table-cell office:value-type="float" office:value="7943" calcext:value-type="float">
            <text:p>7943</text:p>
          </table:table-cell>
          <table:table-cell office:value-type="float" office:value="1.57285190761941E+018" calcext:value-type="float">
            <text:p>1.57285190761941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-0.193360000849" calcext:value-type="float">
            <text:p>-0.19336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72432E+018" calcext:value-type="float">
            <text:p>1.57285190772432E+018</text:p>
          </table:table-cell>
          <table:table-cell office:value-type="float" office:value="7944" calcext:value-type="float">
            <text:p>7944</text:p>
          </table:table-cell>
          <table:table-cell office:value-type="float" office:value="1.57285190767149E+018" calcext:value-type="float">
            <text:p>1.57285190767149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149998784" calcext:value-type="float">
            <text:p>-0.19314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77534E+018" calcext:value-type="float">
            <text:p>1.57285190777534E+018</text:p>
          </table:table-cell>
          <table:table-cell office:value-type="float" office:value="7945" calcext:value-type="float">
            <text:p>7945</text:p>
          </table:table-cell>
          <table:table-cell office:value-type="float" office:value="1.57285190772354E+018" calcext:value-type="float">
            <text:p>1.57285190772354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21000576" calcext:value-type="float">
            <text:p>-0.19321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87754E+018" calcext:value-type="float">
            <text:p>1.57285190787754E+018</text:p>
          </table:table-cell>
          <table:table-cell office:value-type="float" office:value="7946" calcext:value-type="float">
            <text:p>7946</text:p>
          </table:table-cell>
          <table:table-cell office:value-type="float" office:value="1.5728519077757E+018" calcext:value-type="float">
            <text:p>1.5728519077757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220004439" calcext:value-type="float">
            <text:p>-0.19322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92961E+018" calcext:value-type="float">
            <text:p>1.57285190792961E+018</text:p>
          </table:table-cell>
          <table:table-cell office:value-type="float" office:value="7947" calcext:value-type="float">
            <text:p>7947</text:p>
          </table:table-cell>
          <table:table-cell office:value-type="float" office:value="1.57285190787771E+018" calcext:value-type="float">
            <text:p>1.57285190787771E+018</text:p>
          </table:table-cell>
          <table:table-cell/>
          <table:table-cell office:value-type="float" office:value="0.351900011301" calcext:value-type="float">
            <text:p>0.3519000113</text:p>
          </table:table-cell>
          <table:table-cell office:value-type="float" office:value="0" calcext:value-type="float">
            <text:p>0</text:p>
          </table:table-cell>
          <table:table-cell office:value-type="float" office:value="-0.351929992437" calcext:value-type="float">
            <text:p>-0.351929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798156E+018" calcext:value-type="float">
            <text:p>1.57285190798156E+018</text:p>
          </table:table-cell>
          <table:table-cell office:value-type="float" office:value="7948" calcext:value-type="float">
            <text:p>7948</text:p>
          </table:table-cell>
          <table:table-cell office:value-type="float" office:value="1.57285190792901E+018" calcext:value-type="float">
            <text:p>1.57285190792901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-0.176159992814" calcext:value-type="float">
            <text:p>-0.17615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03196E+018" calcext:value-type="float">
            <text:p>1.57285190803196E+018</text:p>
          </table:table-cell>
          <table:table-cell office:value-type="float" office:value="7949" calcext:value-type="float">
            <text:p>7949</text:p>
          </table:table-cell>
          <table:table-cell office:value-type="float" office:value="1.57285190798084E+018" calcext:value-type="float">
            <text:p>1.57285190798084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5970003009" calcext:value-type="float">
            <text:p>-0.17597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08295E+018" calcext:value-type="float">
            <text:p>1.57285190808295E+018</text:p>
          </table:table-cell>
          <table:table-cell office:value-type="float" office:value="7950" calcext:value-type="float">
            <text:p>7950</text:p>
          </table:table-cell>
          <table:table-cell office:value-type="float" office:value="1.57285190803202E+018" calcext:value-type="float">
            <text:p>1.57285190803202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18482E+018" calcext:value-type="float">
            <text:p>1.57285190818482E+018</text:p>
          </table:table-cell>
          <table:table-cell office:value-type="float" office:value="7951" calcext:value-type="float">
            <text:p>7951</text:p>
          </table:table-cell>
          <table:table-cell office:value-type="float" office:value="1.57285190808273E+018" calcext:value-type="float">
            <text:p>1.57285190808273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-0.176100000739" calcext:value-type="float">
            <text:p>-0.17610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23694E+018" calcext:value-type="float">
            <text:p>1.57285190823694E+018</text:p>
          </table:table-cell>
          <table:table-cell office:value-type="float" office:value="7952" calcext:value-type="float">
            <text:p>7952</text:p>
          </table:table-cell>
          <table:table-cell office:value-type="float" office:value="1.57285190818486E+018" calcext:value-type="float">
            <text:p>1.57285190818486E+018</text:p>
          </table:table-cell>
          <table:table-cell/>
          <table:table-cell office:value-type="float" office:value="0.161899998784" calcext:value-type="float">
            <text:p>0.1618999988</text:p>
          </table:table-cell>
          <table:table-cell office:value-type="float" office:value="0" calcext:value-type="float">
            <text:p>0</text:p>
          </table:table-cell>
          <table:table-cell office:value-type="float" office:value="-0.161929994822" calcext:value-type="float">
            <text:p>-0.1619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28856E+018" calcext:value-type="float">
            <text:p>1.57285190828856E+018</text:p>
          </table:table-cell>
          <table:table-cell office:value-type="float" office:value="7953" calcext:value-type="float">
            <text:p>7953</text:p>
          </table:table-cell>
          <table:table-cell office:value-type="float" office:value="1.57285190823699E+018" calcext:value-type="float">
            <text:p>1.57285190823699E+018</text:p>
          </table:table-cell>
          <table:table-cell/>
          <table:table-cell office:value-type="float" office:value="0.161899998784" calcext:value-type="float">
            <text:p>0.1618999988</text:p>
          </table:table-cell>
          <table:table-cell office:value-type="float" office:value="0" calcext:value-type="float">
            <text:p>0</text:p>
          </table:table-cell>
          <table:table-cell office:value-type="float" office:value="-0.161919996142" calcext:value-type="float">
            <text:p>-0.16191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34077E+018" calcext:value-type="float">
            <text:p>1.57285190834077E+018</text:p>
          </table:table-cell>
          <table:table-cell office:value-type="float" office:value="7954" calcext:value-type="float">
            <text:p>7954</text:p>
          </table:table-cell>
          <table:table-cell office:value-type="float" office:value="1.57285190828865E+018" calcext:value-type="float">
            <text:p>1.57285190828865E+018</text:p>
          </table:table-cell>
          <table:table-cell/>
          <table:table-cell office:value-type="float" office:value="0.362300008535" calcext:value-type="float">
            <text:p>0.3623000085</text:p>
          </table:table-cell>
          <table:table-cell office:value-type="float" office:value="0.162029996514" calcext:value-type="float">
            <text:p>0.1620299965</text:p>
          </table:table-cell>
          <table:table-cell office:value-type="float" office:value="-0.324059993029" calcext:value-type="float">
            <text:p>-0.32405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39221E+018" calcext:value-type="float">
            <text:p>1.57285190839221E+018</text:p>
          </table:table-cell>
          <table:table-cell office:value-type="float" office:value="7955" calcext:value-type="float">
            <text:p>7955</text:p>
          </table:table-cell>
          <table:table-cell office:value-type="float" office:value="1.57285190834021E+018" calcext:value-type="float">
            <text:p>1.57285190834021E+018</text:p>
          </table:table-cell>
          <table:table-cell/>
          <table:table-cell office:value-type="float" office:value="0.362599998713" calcext:value-type="float">
            <text:p>0.3625999987</text:p>
          </table:table-cell>
          <table:table-cell office:value-type="float" office:value="0.162159994245" calcext:value-type="float">
            <text:p>0.1621599942</text:p>
          </table:table-cell>
          <table:table-cell office:value-type="float" office:value="-0.324319988489" calcext:value-type="float">
            <text:p>-0.324319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44458E+018" calcext:value-type="float">
            <text:p>1.57285190844458E+018</text:p>
          </table:table-cell>
          <table:table-cell office:value-type="float" office:value="7956" calcext:value-type="float">
            <text:p>7956</text:p>
          </table:table-cell>
          <table:table-cell office:value-type="float" office:value="1.57285190839236E+018" calcext:value-type="float">
            <text:p>1.57285190839236E+018</text:p>
          </table:table-cell>
          <table:table-cell/>
          <table:table-cell office:value-type="float" office:value="0.362599998713" calcext:value-type="float">
            <text:p>0.3625999987</text:p>
          </table:table-cell>
          <table:table-cell office:value-type="float" office:value="0.162159994245" calcext:value-type="float">
            <text:p>0.1621599942</text:p>
          </table:table-cell>
          <table:table-cell office:value-type="float" office:value="-0.324330002069" calcext:value-type="float">
            <text:p>-0.32433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49601E+018" calcext:value-type="float">
            <text:p>1.57285190849601E+018</text:p>
          </table:table-cell>
          <table:table-cell office:value-type="float" office:value="7957" calcext:value-type="float">
            <text:p>7957</text:p>
          </table:table-cell>
          <table:table-cell office:value-type="float" office:value="1.57285190844404E+018" calcext:value-type="float">
            <text:p>1.57285190844404E+018</text:p>
          </table:table-cell>
          <table:table-cell/>
          <table:table-cell office:value-type="float" office:value="0.249699994922" calcext:value-type="float">
            <text:p>0.2496999949</text:p>
          </table:table-cell>
          <table:table-cell office:value-type="float" office:value="0.176569998264" calcext:value-type="float">
            <text:p>0.1765699983</text:p>
          </table:table-cell>
          <table:table-cell office:value-type="float" office:value="-0.176569998264" calcext:value-type="float">
            <text:p>-0.17656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54863E+018" calcext:value-type="float">
            <text:p>1.57285190854863E+018</text:p>
          </table:table-cell>
          <table:table-cell office:value-type="float" office:value="7958" calcext:value-type="float">
            <text:p>7958</text:p>
          </table:table-cell>
          <table:table-cell office:value-type="float" office:value="1.57285190849603E+018" calcext:value-type="float">
            <text:p>1.57285190849603E+018</text:p>
          </table:table-cell>
          <table:table-cell/>
          <table:table-cell office:value-type="float" office:value="0.249400004745" calcext:value-type="float">
            <text:p>0.2494000047</text:p>
          </table:table-cell>
          <table:table-cell office:value-type="float" office:value="0.1763599962" calcext:value-type="float">
            <text:p>0.1763599962</text:p>
          </table:table-cell>
          <table:table-cell office:value-type="float" office:value="-0.1763599962" calcext:value-type="float">
            <text:p>-0.17635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5996E+018" calcext:value-type="float">
            <text:p>1.5728519085996E+018</text:p>
          </table:table-cell>
          <table:table-cell office:value-type="float" office:value="7959" calcext:value-type="float">
            <text:p>7959</text:p>
          </table:table-cell>
          <table:table-cell office:value-type="float" office:value="1.57285190854793E+018" calcext:value-type="float">
            <text:p>1.57285190854793E+018</text:p>
          </table:table-cell>
          <table:table-cell/>
          <table:table-cell office:value-type="float" office:value="0.249400004745" calcext:value-type="float">
            <text:p>0.2494000047</text:p>
          </table:table-cell>
          <table:table-cell office:value-type="float" office:value="0.176339998841" calcext:value-type="float">
            <text:p>0.1763399988</text:p>
          </table:table-cell>
          <table:table-cell office:value-type="float" office:value="-0.176339998841" calcext:value-type="float">
            <text:p>-0.17633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65089E+018" calcext:value-type="float">
            <text:p>1.57285190865089E+018</text:p>
          </table:table-cell>
          <table:table-cell office:value-type="float" office:value="7960" calcext:value-type="float">
            <text:p>7960</text:p>
          </table:table-cell>
          <table:table-cell office:value-type="float" office:value="1.57285190859937E+018" calcext:value-type="float">
            <text:p>1.57285190859937E+018</text:p>
          </table:table-cell>
          <table:table-cell/>
          <table:table-cell office:value-type="float" office:value="0.249300003052" calcext:value-type="float">
            <text:p>0.2493000031</text:p>
          </table:table-cell>
          <table:table-cell office:value-type="float" office:value="0.176259994507" calcext:value-type="float">
            <text:p>0.1762599945</text:p>
          </table:table-cell>
          <table:table-cell office:value-type="float" office:value="-0.176259994507" calcext:value-type="float">
            <text:p>-0.17625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70266E+018" calcext:value-type="float">
            <text:p>1.57285190870266E+018</text:p>
          </table:table-cell>
          <table:table-cell office:value-type="float" office:value="7961" calcext:value-type="float">
            <text:p>7961</text:p>
          </table:table-cell>
          <table:table-cell office:value-type="float" office:value="1.57285190865094E+018" calcext:value-type="float">
            <text:p>1.57285190865094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0.175990000367" calcext:value-type="float">
            <text:p>0.1759900004</text:p>
          </table:table-cell>
          <table:table-cell office:value-type="float" office:value="-0.175990000367" calcext:value-type="float">
            <text:p>-0.1759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75501E+018" calcext:value-type="float">
            <text:p>1.57285190875501E+018</text:p>
          </table:table-cell>
          <table:table-cell office:value-type="float" office:value="7962" calcext:value-type="float">
            <text:p>7962</text:p>
          </table:table-cell>
          <table:table-cell office:value-type="float" office:value="1.57285190870281E+018" calcext:value-type="float">
            <text:p>1.57285190870281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6999445" calcext:value-type="float">
            <text:p>0.1930699945</text:p>
          </table:table-cell>
          <table:table-cell office:value-type="float" office:value="-0.19306999445" calcext:value-type="float">
            <text:p>-0.1930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80702E+018" calcext:value-type="float">
            <text:p>1.57285190880702E+018</text:p>
          </table:table-cell>
          <table:table-cell office:value-type="float" office:value="7963" calcext:value-type="float">
            <text:p>7963</text:p>
          </table:table-cell>
          <table:table-cell office:value-type="float" office:value="1.57285190875479E+018" calcext:value-type="float">
            <text:p>1.57285190875479E+018</text:p>
          </table:table-cell>
          <table:table-cell/>
          <table:table-cell office:value-type="float" office:value="0.273099988699" calcext:value-type="float">
            <text:p>0.2730999887</text:p>
          </table:table-cell>
          <table:table-cell office:value-type="float" office:value="0.193130001426" calcext:value-type="float">
            <text:p>0.1931300014</text:p>
          </table:table-cell>
          <table:table-cell office:value-type="float" office:value="-0.193130001426" calcext:value-type="float">
            <text:p>-0.19313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8587E+018" calcext:value-type="float">
            <text:p>1.5728519088587E+018</text:p>
          </table:table-cell>
          <table:table-cell office:value-type="float" office:value="7964" calcext:value-type="float">
            <text:p>7964</text:p>
          </table:table-cell>
          <table:table-cell office:value-type="float" office:value="1.57285190880649E+018" calcext:value-type="float">
            <text:p>1.57285190880649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110004067" calcext:value-type="float">
            <text:p>-0.19311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91103E+018" calcext:value-type="float">
            <text:p>1.57285190891103E+018</text:p>
          </table:table-cell>
          <table:table-cell office:value-type="float" office:value="7965" calcext:value-type="float">
            <text:p>7965</text:p>
          </table:table-cell>
          <table:table-cell office:value-type="float" office:value="1.57285190885897E+018" calcext:value-type="float">
            <text:p>1.57285190885897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70004272" calcext:value-type="float">
            <text:p>-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89628E+018" calcext:value-type="float">
            <text:p>1.5728519089628E+018</text:p>
          </table:table-cell>
          <table:table-cell office:value-type="float" office:value="7966" calcext:value-type="float">
            <text:p>7966</text:p>
          </table:table-cell>
          <table:table-cell office:value-type="float" office:value="1.57285190891111E+018" calcext:value-type="float">
            <text:p>1.57285190891111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70004272" calcext:value-type="float">
            <text:p>-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01485E+018" calcext:value-type="float">
            <text:p>1.57285190901485E+018</text:p>
          </table:table-cell>
          <table:table-cell office:value-type="float" office:value="7967" calcext:value-type="float">
            <text:p>7967</text:p>
          </table:table-cell>
          <table:table-cell office:value-type="float" office:value="1.57285190896299E+018" calcext:value-type="float">
            <text:p>1.57285190896299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99998617" calcext:value-type="float">
            <text:p>-0.192699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06685E+018" calcext:value-type="float">
            <text:p>1.57285190906685E+018</text:p>
          </table:table-cell>
          <table:table-cell office:value-type="float" office:value="7968" calcext:value-type="float">
            <text:p>7968</text:p>
          </table:table-cell>
          <table:table-cell office:value-type="float" office:value="1.57285190901506E+018" calcext:value-type="float">
            <text:p>1.57285190901506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7000258" calcext:value-type="float">
            <text:p>-0.19267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11932E+018" calcext:value-type="float">
            <text:p>1.57285190911932E+018</text:p>
          </table:table-cell>
          <table:table-cell office:value-type="float" office:value="7969" calcext:value-type="float">
            <text:p>7969</text:p>
          </table:table-cell>
          <table:table-cell office:value-type="float" office:value="1.57285190906695E+018" calcext:value-type="float">
            <text:p>1.57285190906695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7000258" calcext:value-type="float">
            <text:p>-0.19267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17145E+018" calcext:value-type="float">
            <text:p>1.57285190917145E+018</text:p>
          </table:table-cell>
          <table:table-cell office:value-type="float" office:value="7970" calcext:value-type="float">
            <text:p>7970</text:p>
          </table:table-cell>
          <table:table-cell office:value-type="float" office:value="1.57285190911885E+018" calcext:value-type="float">
            <text:p>1.57285190911885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99995232" calcext:value-type="float">
            <text:p>-0.19249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22268E+018" calcext:value-type="float">
            <text:p>1.57285190922268E+018</text:p>
          </table:table-cell>
          <table:table-cell office:value-type="float" office:value="7971" calcext:value-type="float">
            <text:p>7971</text:p>
          </table:table-cell>
          <table:table-cell office:value-type="float" office:value="1.57285190917083E+018" calcext:value-type="float">
            <text:p>1.57285190917083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50000143" calcext:value-type="float">
            <text:p>-0.1923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27502E+018" calcext:value-type="float">
            <text:p>1.57285190927502E+018</text:p>
          </table:table-cell>
          <table:table-cell office:value-type="float" office:value="7972" calcext:value-type="float">
            <text:p>7972</text:p>
          </table:table-cell>
          <table:table-cell office:value-type="float" office:value="1.57285190922274E+018" calcext:value-type="float">
            <text:p>1.57285190922274E+018</text:p>
          </table:table-cell>
          <table:table-cell/>
          <table:table-cell office:value-type="float" office:value="0.384700000286" calcext:value-type="float">
            <text:p>0.3847000003</text:p>
          </table:table-cell>
          <table:table-cell office:value-type="float" office:value="0" calcext:value-type="float">
            <text:p>0</text:p>
          </table:table-cell>
          <table:table-cell office:value-type="float" office:value="-0.384669989347" calcext:value-type="float">
            <text:p>-0.3846699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3273E+018" calcext:value-type="float">
            <text:p>1.5728519093273E+018</text:p>
          </table:table-cell>
          <table:table-cell office:value-type="float" office:value="7973" calcext:value-type="float">
            <text:p>7973</text:p>
          </table:table-cell>
          <table:table-cell office:value-type="float" office:value="1.5728519092751E+018" calcext:value-type="float">
            <text:p>1.5728519092751E+018</text:p>
          </table:table-cell>
          <table:table-cell/>
          <table:table-cell office:value-type="float" office:value="0.384400010109" calcext:value-type="float">
            <text:p>0.3844000101</text:p>
          </table:table-cell>
          <table:table-cell office:value-type="float" office:value="0" calcext:value-type="float">
            <text:p>0</text:p>
          </table:table-cell>
          <table:table-cell office:value-type="float" office:value="-0.384389996529" calcext:value-type="float">
            <text:p>-0.38438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37989E+018" calcext:value-type="float">
            <text:p>1.57285190937989E+018</text:p>
          </table:table-cell>
          <table:table-cell office:value-type="float" office:value="7974" calcext:value-type="float">
            <text:p>7974</text:p>
          </table:table-cell>
          <table:table-cell office:value-type="float" office:value="1.57285190932745E+018" calcext:value-type="float">
            <text:p>1.57285190932745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1949993372" calcext:value-type="float">
            <text:p>-0.19194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43161E+018" calcext:value-type="float">
            <text:p>1.57285190943161E+018</text:p>
          </table:table-cell>
          <table:table-cell office:value-type="float" office:value="7975" calcext:value-type="float">
            <text:p>7975</text:p>
          </table:table-cell>
          <table:table-cell office:value-type="float" office:value="1.57285190937889E+018" calcext:value-type="float">
            <text:p>1.57285190937889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40001464" calcext:value-type="float">
            <text:p>-0.19234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48344E+018" calcext:value-type="float">
            <text:p>1.57285190948344E+018</text:p>
          </table:table-cell>
          <table:table-cell office:value-type="float" office:value="7976" calcext:value-type="float">
            <text:p>7976</text:p>
          </table:table-cell>
          <table:table-cell office:value-type="float" office:value="1.57285190943102E+018" calcext:value-type="float">
            <text:p>1.57285190943102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40001464" calcext:value-type="float">
            <text:p>-0.19234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53465E+018" calcext:value-type="float">
            <text:p>1.57285190953465E+018</text:p>
          </table:table-cell>
          <table:table-cell office:value-type="float" office:value="7977" calcext:value-type="float">
            <text:p>7977</text:p>
          </table:table-cell>
          <table:table-cell office:value-type="float" office:value="1.57285190948271E+018" calcext:value-type="float">
            <text:p>1.57285190948271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410007119" calcext:value-type="float">
            <text:p>-0.19241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58664E+018" calcext:value-type="float">
            <text:p>1.57285190958664E+018</text:p>
          </table:table-cell>
          <table:table-cell office:value-type="float" office:value="7978" calcext:value-type="float">
            <text:p>7978</text:p>
          </table:table-cell>
          <table:table-cell office:value-type="float" office:value="1.57285190953491E+018" calcext:value-type="float">
            <text:p>1.57285190953491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59998822" calcext:value-type="float">
            <text:p>-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69053E+018" calcext:value-type="float">
            <text:p>1.57285190969053E+018</text:p>
          </table:table-cell>
          <table:table-cell office:value-type="float" office:value="7979" calcext:value-type="float">
            <text:p>7979</text:p>
          </table:table-cell>
          <table:table-cell office:value-type="float" office:value="1.57285190958699E+018" calcext:value-type="float">
            <text:p>1.57285190958699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289993167" calcext:value-type="float">
            <text:p>-0.19228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74129E+018" calcext:value-type="float">
            <text:p>1.57285190974129E+018</text:p>
          </table:table-cell>
          <table:table-cell office:value-type="float" office:value="7980" calcext:value-type="float">
            <text:p>7980</text:p>
          </table:table-cell>
          <table:table-cell office:value-type="float" office:value="1.57285190968934E+018" calcext:value-type="float">
            <text:p>1.57285190968934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90003419" calcext:value-type="float">
            <text:p>-0.17529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79325E+018" calcext:value-type="float">
            <text:p>1.57285190979325E+018</text:p>
          </table:table-cell>
          <table:table-cell office:value-type="float" office:value="7981" calcext:value-type="float">
            <text:p>7981</text:p>
          </table:table-cell>
          <table:table-cell office:value-type="float" office:value="1.57285190974071E+018" calcext:value-type="float">
            <text:p>1.57285190974071E+018</text:p>
          </table:table-cell>
          <table:table-cell/>
          <table:table-cell office:value-type="float" office:value="0.350899994373" calcext:value-type="float">
            <text:p>0.3508999944</text:p>
          </table:table-cell>
          <table:table-cell office:value-type="float" office:value="0" calcext:value-type="float">
            <text:p>0</text:p>
          </table:table-cell>
          <table:table-cell office:value-type="float" office:value="-0.35095000267" calcext:value-type="float">
            <text:p>-0.35095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84419E+018" calcext:value-type="float">
            <text:p>1.57285190984419E+018</text:p>
          </table:table-cell>
          <table:table-cell office:value-type="float" office:value="7982" calcext:value-type="float">
            <text:p>7982</text:p>
          </table:table-cell>
          <table:table-cell office:value-type="float" office:value="1.57285190979244E+018" calcext:value-type="float">
            <text:p>1.57285190979244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30001521" calcext:value-type="float">
            <text:p>-0.17553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8971E+018" calcext:value-type="float">
            <text:p>1.5728519098971E+018</text:p>
          </table:table-cell>
          <table:table-cell office:value-type="float" office:value="7983" calcext:value-type="float">
            <text:p>7983</text:p>
          </table:table-cell>
          <table:table-cell office:value-type="float" office:value="1.57285190984434E+018" calcext:value-type="float">
            <text:p>1.57285190984434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0999817E+018" calcext:value-type="float">
            <text:p>1.57285190999817E+018</text:p>
          </table:table-cell>
          <table:table-cell office:value-type="float" office:value="7984" calcext:value-type="float">
            <text:p>7984</text:p>
          </table:table-cell>
          <table:table-cell office:value-type="float" office:value="1.57285190989604E+018" calcext:value-type="float">
            <text:p>1.57285190989604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70001316" calcext:value-type="float">
            <text:p>-0.1758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04922E+018" calcext:value-type="float">
            <text:p>1.57285191004922E+018</text:p>
          </table:table-cell>
          <table:table-cell office:value-type="float" office:value="7985" calcext:value-type="float">
            <text:p>7985</text:p>
          </table:table-cell>
          <table:table-cell office:value-type="float" office:value="1.57285190999832E+018" calcext:value-type="float">
            <text:p>1.57285190999832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39999938" calcext:value-type="float">
            <text:p>-0.16143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10117E+018" calcext:value-type="float">
            <text:p>1.57285191010117E+018</text:p>
          </table:table-cell>
          <table:table-cell office:value-type="float" office:value="7986" calcext:value-type="float">
            <text:p>7986</text:p>
          </table:table-cell>
          <table:table-cell office:value-type="float" office:value="1.57285191004893E+018" calcext:value-type="float">
            <text:p>1.57285191004893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840006709" calcext:value-type="float">
            <text:p>-0.16184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15275E+018" calcext:value-type="float">
            <text:p>1.57285191015275E+018</text:p>
          </table:table-cell>
          <table:table-cell office:value-type="float" office:value="7987" calcext:value-type="float">
            <text:p>7987</text:p>
          </table:table-cell>
          <table:table-cell office:value-type="float" office:value="1.57285191010086E+018" calcext:value-type="float">
            <text:p>1.57285191010086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70001054" calcext:value-type="float">
            <text:p>-0.16177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25583E+018" calcext:value-type="float">
            <text:p>1.57285191025583E+018</text:p>
          </table:table-cell>
          <table:table-cell office:value-type="float" office:value="7988" calcext:value-type="float">
            <text:p>7988</text:p>
          </table:table-cell>
          <table:table-cell office:value-type="float" office:value="1.57285191015312E+018" calcext:value-type="float">
            <text:p>1.57285191015312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60002375" calcext:value-type="float">
            <text:p>-0.16176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30616E+018" calcext:value-type="float">
            <text:p>1.57285191030616E+018</text:p>
          </table:table-cell>
          <table:table-cell office:value-type="float" office:value="7989" calcext:value-type="float">
            <text:p>7989</text:p>
          </table:table-cell>
          <table:table-cell office:value-type="float" office:value="1.57285191025513E+018" calcext:value-type="float">
            <text:p>1.57285191025513E+018</text:p>
          </table:table-cell>
          <table:table-cell/>
          <table:table-cell office:value-type="float" office:value="0.29929998517" calcext:value-type="float">
            <text:p>0.2992999852</text:p>
          </table:table-cell>
          <table:table-cell office:value-type="float" office:value="0" calcext:value-type="float">
            <text:p>0</text:p>
          </table:table-cell>
          <table:table-cell office:value-type="float" office:value="-0.299340009689" calcext:value-type="float">
            <text:p>-0.299340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3582E+018" calcext:value-type="float">
            <text:p>1.5728519103582E+018</text:p>
          </table:table-cell>
          <table:table-cell office:value-type="float" office:value="7990" calcext:value-type="float">
            <text:p>7990</text:p>
          </table:table-cell>
          <table:table-cell office:value-type="float" office:value="1.57285191030612E+018" calcext:value-type="float">
            <text:p>1.57285191030612E+018</text:p>
          </table:table-cell>
          <table:table-cell/>
          <table:table-cell office:value-type="float" office:value="0.362500011921" calcext:value-type="float">
            <text:p>0.3625000119</text:p>
          </table:table-cell>
          <table:table-cell office:value-type="float" office:value="0.162129998207" calcext:value-type="float">
            <text:p>0.1621299982</text:p>
          </table:table-cell>
          <table:table-cell office:value-type="float" office:value="-0.324259996414" calcext:value-type="float">
            <text:p>-0.32425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41022E+018" calcext:value-type="float">
            <text:p>1.57285191041022E+018</text:p>
          </table:table-cell>
          <table:table-cell office:value-type="float" office:value="7991" calcext:value-type="float">
            <text:p>7991</text:p>
          </table:table-cell>
          <table:table-cell office:value-type="float" office:value="1.57285191035824E+018" calcext:value-type="float">
            <text:p>1.57285191035824E+018</text:p>
          </table:table-cell>
          <table:table-cell/>
          <table:table-cell office:value-type="float" office:value="0.229000002146" calcext:value-type="float">
            <text:p>0.2290000021</text:p>
          </table:table-cell>
          <table:table-cell office:value-type="float" office:value="0.161939993501" calcext:value-type="float">
            <text:p>0.1619399935</text:p>
          </table:table-cell>
          <table:table-cell office:value-type="float" office:value="-0.161939993501" calcext:value-type="float">
            <text:p>-0.16193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4626E+018" calcext:value-type="float">
            <text:p>1.5728519104626E+018</text:p>
          </table:table-cell>
          <table:table-cell office:value-type="float" office:value="7992" calcext:value-type="float">
            <text:p>7992</text:p>
          </table:table-cell>
          <table:table-cell office:value-type="float" office:value="1.57285191040985E+018" calcext:value-type="float">
            <text:p>1.57285191040985E+018</text:p>
          </table:table-cell>
          <table:table-cell/>
          <table:table-cell office:value-type="float" office:value="0.229100003839" calcext:value-type="float">
            <text:p>0.2291000038</text:p>
          </table:table-cell>
          <table:table-cell office:value-type="float" office:value="0.161970004439" calcext:value-type="float">
            <text:p>0.1619700044</text:p>
          </table:table-cell>
          <table:table-cell office:value-type="float" office:value="-0.161970004439" calcext:value-type="float">
            <text:p>-0.16197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51432E+018" calcext:value-type="float">
            <text:p>1.57285191051432E+018</text:p>
          </table:table-cell>
          <table:table-cell office:value-type="float" office:value="7993" calcext:value-type="float">
            <text:p>7993</text:p>
          </table:table-cell>
          <table:table-cell office:value-type="float" office:value="1.57285191046183E+018" calcext:value-type="float">
            <text:p>1.57285191046183E+018</text:p>
          </table:table-cell>
          <table:table-cell/>
          <table:table-cell office:value-type="float" office:value="0.229000002146" calcext:value-type="float">
            <text:p>0.2290000021</text:p>
          </table:table-cell>
          <table:table-cell office:value-type="float" office:value="0.161939993501" calcext:value-type="float">
            <text:p>0.1619399935</text:p>
          </table:table-cell>
          <table:table-cell office:value-type="float" office:value="-0.161939993501" calcext:value-type="float">
            <text:p>-0.16193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56617E+018" calcext:value-type="float">
            <text:p>1.57285191056617E+018</text:p>
          </table:table-cell>
          <table:table-cell office:value-type="float" office:value="7994" calcext:value-type="float">
            <text:p>7994</text:p>
          </table:table-cell>
          <table:table-cell office:value-type="float" office:value="1.57285191051376E+018" calcext:value-type="float">
            <text:p>1.57285191051376E+018</text:p>
          </table:table-cell>
          <table:table-cell/>
          <table:table-cell office:value-type="float" office:value="0.228900000453" calcext:value-type="float">
            <text:p>0.2289000005</text:p>
          </table:table-cell>
          <table:table-cell office:value-type="float" office:value="0.161890000105" calcext:value-type="float">
            <text:p>0.1618900001</text:p>
          </table:table-cell>
          <table:table-cell office:value-type="float" office:value="-0.161890000105" calcext:value-type="float">
            <text:p>-0.1618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61847E+018" calcext:value-type="float">
            <text:p>1.57285191061847E+018</text:p>
          </table:table-cell>
          <table:table-cell office:value-type="float" office:value="7995" calcext:value-type="float">
            <text:p>7995</text:p>
          </table:table-cell>
          <table:table-cell office:value-type="float" office:value="1.57285191056569E+018" calcext:value-type="float">
            <text:p>1.57285191056569E+018</text:p>
          </table:table-cell>
          <table:table-cell/>
          <table:table-cell office:value-type="float" office:value="0.249300003052" calcext:value-type="float">
            <text:p>0.2493000031</text:p>
          </table:table-cell>
          <table:table-cell office:value-type="float" office:value="0.176249995828" calcext:value-type="float">
            <text:p>0.1762499958</text:p>
          </table:table-cell>
          <table:table-cell office:value-type="float" office:value="-0.176249995828" calcext:value-type="float">
            <text:p>-0.17624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67046E+018" calcext:value-type="float">
            <text:p>1.57285191067046E+018</text:p>
          </table:table-cell>
          <table:table-cell office:value-type="float" office:value="7996" calcext:value-type="float">
            <text:p>7996</text:p>
          </table:table-cell>
          <table:table-cell office:value-type="float" office:value="1.57285191061862E+018" calcext:value-type="float">
            <text:p>1.57285191061862E+018</text:p>
          </table:table-cell>
          <table:table-cell/>
          <table:table-cell office:value-type="float" office:value="0.248199999332" calcext:value-type="float">
            <text:p>0.2481999993</text:p>
          </table:table-cell>
          <table:table-cell office:value-type="float" office:value="0.175530001521" calcext:value-type="float">
            <text:p>0.1755300015</text:p>
          </table:table-cell>
          <table:table-cell office:value-type="float" office:value="-0.175530001521" calcext:value-type="float">
            <text:p>-0.17553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72127E+018" calcext:value-type="float">
            <text:p>1.57285191072127E+018</text:p>
          </table:table-cell>
          <table:table-cell office:value-type="float" office:value="7997" calcext:value-type="float">
            <text:p>7997</text:p>
          </table:table-cell>
          <table:table-cell office:value-type="float" office:value="1.57285191066995E+018" calcext:value-type="float">
            <text:p>1.57285191066995E+018</text:p>
          </table:table-cell>
          <table:table-cell/>
          <table:table-cell office:value-type="float" office:value="0.392899990082" calcext:value-type="float">
            <text:p>0.3928999901</text:p>
          </table:table-cell>
          <table:table-cell office:value-type="float" office:value="0.175720006227" calcext:value-type="float">
            <text:p>0.1757200062</text:p>
          </table:table-cell>
          <table:table-cell office:value-type="float" office:value="-0.351440012455" calcext:value-type="float">
            <text:p>-0.35144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77386E+018" calcext:value-type="float">
            <text:p>1.57285191077386E+018</text:p>
          </table:table-cell>
          <table:table-cell office:value-type="float" office:value="7998" calcext:value-type="float">
            <text:p>7998</text:p>
          </table:table-cell>
          <table:table-cell office:value-type="float" office:value="1.5728519107212E+018" calcext:value-type="float">
            <text:p>1.5728519107212E+018</text:p>
          </table:table-cell>
          <table:table-cell/>
          <table:table-cell office:value-type="float" office:value="0.39359998703" calcext:value-type="float">
            <text:p>0.393599987</text:p>
          </table:table-cell>
          <table:table-cell office:value-type="float" office:value="0.176029995084" calcext:value-type="float">
            <text:p>0.1760299951</text:p>
          </table:table-cell>
          <table:table-cell office:value-type="float" office:value="-0.352059990168" calcext:value-type="float">
            <text:p>-0.3520599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82605E+018" calcext:value-type="float">
            <text:p>1.57285191082605E+018</text:p>
          </table:table-cell>
          <table:table-cell office:value-type="float" office:value="7999" calcext:value-type="float">
            <text:p>7999</text:p>
          </table:table-cell>
          <table:table-cell office:value-type="float" office:value="1.57285191077312E+018" calcext:value-type="float">
            <text:p>1.57285191077312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49997091" calcext:value-type="float">
            <text:p>0.1930499971</text:p>
          </table:table-cell>
          <table:table-cell office:value-type="float" office:value="-0.193049997091" calcext:value-type="float">
            <text:p>-0.193049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87663E+018" calcext:value-type="float">
            <text:p>1.57285191087663E+018</text:p>
          </table:table-cell>
          <table:table-cell office:value-type="float" office:value="8000" calcext:value-type="float">
            <text:p>8000</text:p>
          </table:table-cell>
          <table:table-cell office:value-type="float" office:value="1.57285191082508E+018" calcext:value-type="float">
            <text:p>1.57285191082508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89999938" calcext:value-type="float">
            <text:p>-0.19268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92873E+018" calcext:value-type="float">
            <text:p>1.57285191092873E+018</text:p>
          </table:table-cell>
          <table:table-cell office:value-type="float" office:value="8001" calcext:value-type="float">
            <text:p>8001</text:p>
          </table:table-cell>
          <table:table-cell office:value-type="float" office:value="1.57285191087654E+018" calcext:value-type="float">
            <text:p>1.57285191087654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-0.192939996719" calcext:value-type="float">
            <text:p>-0.1929399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098147E+018" calcext:value-type="float">
            <text:p>1.57285191098147E+018</text:p>
          </table:table-cell>
          <table:table-cell office:value-type="float" office:value="8002" calcext:value-type="float">
            <text:p>8002</text:p>
          </table:table-cell>
          <table:table-cell office:value-type="float" office:value="1.57285191092869E+018" calcext:value-type="float">
            <text:p>1.57285191092869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39993334" calcext:value-type="float">
            <text:p>-0.19273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03298E+018" calcext:value-type="float">
            <text:p>1.57285191103298E+018</text:p>
          </table:table-cell>
          <table:table-cell office:value-type="float" office:value="8003" calcext:value-type="float">
            <text:p>8003</text:p>
          </table:table-cell>
          <table:table-cell office:value-type="float" office:value="1.57285191098074E+018" calcext:value-type="float">
            <text:p>1.57285191098074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09997296" calcext:value-type="float">
            <text:p>-0.19270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08504E+018" calcext:value-type="float">
            <text:p>1.57285191108504E+018</text:p>
          </table:table-cell>
          <table:table-cell office:value-type="float" office:value="8004" calcext:value-type="float">
            <text:p>8004</text:p>
          </table:table-cell>
          <table:table-cell office:value-type="float" office:value="1.57285191103271E+018" calcext:value-type="float">
            <text:p>1.57285191103271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99998617" calcext:value-type="float">
            <text:p>-0.192699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13799E+018" calcext:value-type="float">
            <text:p>1.57285191113799E+018</text:p>
          </table:table-cell>
          <table:table-cell office:value-type="float" office:value="8005" calcext:value-type="float">
            <text:p>8005</text:p>
          </table:table-cell>
          <table:table-cell office:value-type="float" office:value="1.57285191108527E+018" calcext:value-type="float">
            <text:p>1.57285191108527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0000515" calcext:value-type="float">
            <text:p>-0.1924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23971E+018" calcext:value-type="float">
            <text:p>1.57285191123971E+018</text:p>
          </table:table-cell>
          <table:table-cell office:value-type="float" office:value="8006" calcext:value-type="float">
            <text:p>8006</text:p>
          </table:table-cell>
          <table:table-cell office:value-type="float" office:value="1.57285191113726E+018" calcext:value-type="float">
            <text:p>1.57285191113726E+018</text:p>
          </table:table-cell>
          <table:table-cell/>
          <table:table-cell office:value-type="float" office:value="0.38560000062" calcext:value-type="float">
            <text:p>0.3856000006</text:p>
          </table:table-cell>
          <table:table-cell office:value-type="float" office:value="0" calcext:value-type="float">
            <text:p>0</text:p>
          </table:table-cell>
          <table:table-cell office:value-type="float" office:value="-0.385619997978" calcext:value-type="float">
            <text:p>-0.38561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29187E+018" calcext:value-type="float">
            <text:p>1.57285191129187E+018</text:p>
          </table:table-cell>
          <table:table-cell office:value-type="float" office:value="8007" calcext:value-type="float">
            <text:p>8007</text:p>
          </table:table-cell>
          <table:table-cell office:value-type="float" office:value="1.57285191123885E+018" calcext:value-type="float">
            <text:p>1.57285191123885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79998302" calcext:value-type="float">
            <text:p>-0.17577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34391E+018" calcext:value-type="float">
            <text:p>1.57285191134391E+018</text:p>
          </table:table-cell>
          <table:table-cell office:value-type="float" office:value="8008" calcext:value-type="float">
            <text:p>8008</text:p>
          </table:table-cell>
          <table:table-cell office:value-type="float" office:value="1.57285191129124E+018" calcext:value-type="float">
            <text:p>1.57285191129124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429999828" calcext:value-type="float">
            <text:p>-0.17542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39531E+018" calcext:value-type="float">
            <text:p>1.57285191139531E+018</text:p>
          </table:table-cell>
          <table:table-cell office:value-type="float" office:value="8009" calcext:value-type="float">
            <text:p>8009</text:p>
          </table:table-cell>
          <table:table-cell office:value-type="float" office:value="1.57285191134333E+018" calcext:value-type="float">
            <text:p>1.57285191134333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380006433" calcext:value-type="float">
            <text:p>-0.17538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44733E+018" calcext:value-type="float">
            <text:p>1.57285191144733E+018</text:p>
          </table:table-cell>
          <table:table-cell office:value-type="float" office:value="8010" calcext:value-type="float">
            <text:p>8010</text:p>
          </table:table-cell>
          <table:table-cell office:value-type="float" office:value="1.57285191139545E+018" calcext:value-type="float">
            <text:p>1.57285191139545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19999456" calcext:value-type="float">
            <text:p>-0.17531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49906E+018" calcext:value-type="float">
            <text:p>1.57285191149906E+018</text:p>
          </table:table-cell>
          <table:table-cell office:value-type="float" office:value="8011" calcext:value-type="float">
            <text:p>8011</text:p>
          </table:table-cell>
          <table:table-cell office:value-type="float" office:value="1.57285191144678E+018" calcext:value-type="float">
            <text:p>1.57285191144678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359994173" calcext:value-type="float">
            <text:p>-0.17535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55027E+018" calcext:value-type="float">
            <text:p>1.57285191155027E+018</text:p>
          </table:table-cell>
          <table:table-cell office:value-type="float" office:value="8012" calcext:value-type="float">
            <text:p>8012</text:p>
          </table:table-cell>
          <table:table-cell office:value-type="float" office:value="1.57285191149844E+018" calcext:value-type="float">
            <text:p>1.57285191149844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10004163" calcext:value-type="float">
            <text:p>-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60313E+018" calcext:value-type="float">
            <text:p>1.57285191160313E+018</text:p>
          </table:table-cell>
          <table:table-cell office:value-type="float" office:value="8013" calcext:value-type="float">
            <text:p>8013</text:p>
          </table:table-cell>
          <table:table-cell office:value-type="float" office:value="1.57285191155041E+018" calcext:value-type="float">
            <text:p>1.57285191155041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65439E+018" calcext:value-type="float">
            <text:p>1.57285191165439E+018</text:p>
          </table:table-cell>
          <table:table-cell office:value-type="float" office:value="8014" calcext:value-type="float">
            <text:p>8014</text:p>
          </table:table-cell>
          <table:table-cell office:value-type="float" office:value="1.57285191160218E+018" calcext:value-type="float">
            <text:p>1.57285191160218E+018</text:p>
          </table:table-cell>
          <table:table-cell/>
          <table:table-cell office:value-type="float" office:value="0.351200014353" calcext:value-type="float">
            <text:p>0.3512000144</text:p>
          </table:table-cell>
          <table:table-cell office:value-type="float" office:value="0" calcext:value-type="float">
            <text:p>0</text:p>
          </table:table-cell>
          <table:table-cell office:value-type="float" office:value="-0.351200014353" calcext:value-type="float">
            <text:p>-0.351200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70646E+018" calcext:value-type="float">
            <text:p>1.57285191170646E+018</text:p>
          </table:table-cell>
          <table:table-cell office:value-type="float" office:value="8015" calcext:value-type="float">
            <text:p>8015</text:p>
          </table:table-cell>
          <table:table-cell office:value-type="float" office:value="1.5728519116545E+018" calcext:value-type="float">
            <text:p>1.5728519116545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-0.351350009441" calcext:value-type="float">
            <text:p>-0.35135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75854E+018" calcext:value-type="float">
            <text:p>1.57285191175854E+018</text:p>
          </table:table-cell>
          <table:table-cell office:value-type="float" office:value="8016" calcext:value-type="float">
            <text:p>8016</text:p>
          </table:table-cell>
          <table:table-cell office:value-type="float" office:value="1.5728519117061E+018" calcext:value-type="float">
            <text:p>1.5728519117061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99995661" calcext:value-type="float">
            <text:p>-0.175799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81065E+018" calcext:value-type="float">
            <text:p>1.57285191181065E+018</text:p>
          </table:table-cell>
          <table:table-cell office:value-type="float" office:value="8017" calcext:value-type="float">
            <text:p>8017</text:p>
          </table:table-cell>
          <table:table-cell office:value-type="float" office:value="1.57285191175881E+018" calcext:value-type="float">
            <text:p>1.57285191175881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20004106" calcext:value-type="float">
            <text:p>-0.19232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86246E+018" calcext:value-type="float">
            <text:p>1.57285191186246E+018</text:p>
          </table:table-cell>
          <table:table-cell office:value-type="float" office:value="8018" calcext:value-type="float">
            <text:p>8018</text:p>
          </table:table-cell>
          <table:table-cell office:value-type="float" office:value="1.57285191181013E+018" calcext:value-type="float">
            <text:p>1.57285191181013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19995975" calcext:value-type="float">
            <text:p>-0.19271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91493E+018" calcext:value-type="float">
            <text:p>1.57285191191493E+018</text:p>
          </table:table-cell>
          <table:table-cell office:value-type="float" office:value="8019" calcext:value-type="float">
            <text:p>8019</text:p>
          </table:table-cell>
          <table:table-cell office:value-type="float" office:value="1.57285191186215E+018" calcext:value-type="float">
            <text:p>1.57285191186215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39993334" calcext:value-type="float">
            <text:p>-0.19273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196558E+018" calcext:value-type="float">
            <text:p>1.57285191196558E+018</text:p>
          </table:table-cell>
          <table:table-cell office:value-type="float" office:value="8020" calcext:value-type="float">
            <text:p>8020</text:p>
          </table:table-cell>
          <table:table-cell office:value-type="float" office:value="1.57285191191431E+018" calcext:value-type="float">
            <text:p>1.57285191191431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29994655" calcext:value-type="float">
            <text:p>-0.19272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01841E+018" calcext:value-type="float">
            <text:p>1.57285191201841E+018</text:p>
          </table:table-cell>
          <table:table-cell office:value-type="float" office:value="8021" calcext:value-type="float">
            <text:p>8021</text:p>
          </table:table-cell>
          <table:table-cell office:value-type="float" office:value="1.57285191196571E+018" calcext:value-type="float">
            <text:p>1.57285191196571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09997296" calcext:value-type="float">
            <text:p>-0.19270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07067E+018" calcext:value-type="float">
            <text:p>1.57285191207067E+018</text:p>
          </table:table-cell>
          <table:table-cell office:value-type="float" office:value="8022" calcext:value-type="float">
            <text:p>8022</text:p>
          </table:table-cell>
          <table:table-cell office:value-type="float" office:value="1.57285191201785E+018" calcext:value-type="float">
            <text:p>1.57285191201785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53000617" calcext:value-type="float">
            <text:p>-0.19253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12176E+018" calcext:value-type="float">
            <text:p>1.57285191212176E+018</text:p>
          </table:table-cell>
          <table:table-cell office:value-type="float" office:value="8023" calcext:value-type="float">
            <text:p>8023</text:p>
          </table:table-cell>
          <table:table-cell office:value-type="float" office:value="1.57285191206993E+018" calcext:value-type="float">
            <text:p>1.57285191206993E+018</text:p>
          </table:table-cell>
          <table:table-cell/>
          <table:table-cell office:value-type="float" office:value="0.384999990463" calcext:value-type="float">
            <text:p>0.3849999905</text:p>
          </table:table-cell>
          <table:table-cell office:value-type="float" office:value="0" calcext:value-type="float">
            <text:p>0</text:p>
          </table:table-cell>
          <table:table-cell office:value-type="float" office:value="-0.384970009327" calcext:value-type="float">
            <text:p>-0.38497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17433E+018" calcext:value-type="float">
            <text:p>1.57285191217433E+018</text:p>
          </table:table-cell>
          <table:table-cell office:value-type="float" office:value="8024" calcext:value-type="float">
            <text:p>8024</text:p>
          </table:table-cell>
          <table:table-cell office:value-type="float" office:value="1.57285191212177E+018" calcext:value-type="float">
            <text:p>1.57285191212177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0000515" calcext:value-type="float">
            <text:p>-0.1924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22589E+018" calcext:value-type="float">
            <text:p>1.57285191222589E+018</text:p>
          </table:table-cell>
          <table:table-cell office:value-type="float" office:value="8025" calcext:value-type="float">
            <text:p>8025</text:p>
          </table:table-cell>
          <table:table-cell office:value-type="float" office:value="1.57285191217358E+018" calcext:value-type="float">
            <text:p>1.57285191217358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50005221" calcext:value-type="float">
            <text:p>-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27832E+018" calcext:value-type="float">
            <text:p>1.57285191227832E+018</text:p>
          </table:table-cell>
          <table:table-cell office:value-type="float" office:value="8026" calcext:value-type="float">
            <text:p>8026</text:p>
          </table:table-cell>
          <table:table-cell office:value-type="float" office:value="1.57285191222588E+018" calcext:value-type="float">
            <text:p>1.57285191222588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0.19238999486" calcext:value-type="float">
            <text:p>0.1923899949</text:p>
          </table:table-cell>
          <table:table-cell office:value-type="float" office:value="-0.19238999486" calcext:value-type="float">
            <text:p>-0.19238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37917E+018" calcext:value-type="float">
            <text:p>1.57285191237917E+018</text:p>
          </table:table-cell>
          <table:table-cell office:value-type="float" office:value="8027" calcext:value-type="float">
            <text:p>8027</text:p>
          </table:table-cell>
          <table:table-cell office:value-type="float" office:value="1.5728519122776E+018" calcext:value-type="float">
            <text:p>1.5728519122776E+018</text:p>
          </table:table-cell>
          <table:table-cell/>
          <table:table-cell office:value-type="float" office:value="0.272599995136" calcext:value-type="float">
            <text:p>0.2725999951</text:p>
          </table:table-cell>
          <table:table-cell office:value-type="float" office:value="0.192760005593" calcext:value-type="float">
            <text:p>0.1927600056</text:p>
          </table:table-cell>
          <table:table-cell office:value-type="float" office:value="-0.192760005593" calcext:value-type="float">
            <text:p>-0.19276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43259E+018" calcext:value-type="float">
            <text:p>1.57285191243259E+018</text:p>
          </table:table-cell>
          <table:table-cell office:value-type="float" office:value="8028" calcext:value-type="float">
            <text:p>8028</text:p>
          </table:table-cell>
          <table:table-cell office:value-type="float" office:value="1.57285191237955E+018" calcext:value-type="float">
            <text:p>1.57285191237955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-0.175620004535" calcext:value-type="float">
            <text:p>-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48351E+018" calcext:value-type="float">
            <text:p>1.57285191248351E+018</text:p>
          </table:table-cell>
          <table:table-cell office:value-type="float" office:value="8029" calcext:value-type="float">
            <text:p>8029</text:p>
          </table:table-cell>
          <table:table-cell office:value-type="float" office:value="1.57285191243136E+018" calcext:value-type="float">
            <text:p>1.57285191243136E+018</text:p>
          </table:table-cell>
          <table:table-cell/>
          <table:table-cell office:value-type="float" office:value="0.248500004411" calcext:value-type="float">
            <text:p>0.2485000044</text:p>
          </table:table-cell>
          <table:table-cell office:value-type="float" office:value="0.17567999661" calcext:value-type="float">
            <text:p>0.1756799966</text:p>
          </table:table-cell>
          <table:table-cell office:value-type="float" office:value="-0.17567999661" calcext:value-type="float">
            <text:p>-0.17567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53617E+018" calcext:value-type="float">
            <text:p>1.57285191253617E+018</text:p>
          </table:table-cell>
          <table:table-cell office:value-type="float" office:value="8030" calcext:value-type="float">
            <text:p>8030</text:p>
          </table:table-cell>
          <table:table-cell office:value-type="float" office:value="1.57285191248371E+018" calcext:value-type="float">
            <text:p>1.57285191248371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0.175630003214" calcext:value-type="float">
            <text:p>0.1756300032</text:p>
          </table:table-cell>
          <table:table-cell office:value-type="float" office:value="-0.175630003214" calcext:value-type="float">
            <text:p>-0.1756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58786E+018" calcext:value-type="float">
            <text:p>1.57285191258786E+018</text:p>
          </table:table-cell>
          <table:table-cell office:value-type="float" office:value="8031" calcext:value-type="float">
            <text:p>8031</text:p>
          </table:table-cell>
          <table:table-cell office:value-type="float" office:value="1.57285191253571E+018" calcext:value-type="float">
            <text:p>1.57285191253571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0.175439998507" calcext:value-type="float">
            <text:p>0.1754399985</text:p>
          </table:table-cell>
          <table:table-cell office:value-type="float" office:value="-0.175439998507" calcext:value-type="float">
            <text:p>-0.17543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63898E+018" calcext:value-type="float">
            <text:p>1.57285191263898E+018</text:p>
          </table:table-cell>
          <table:table-cell office:value-type="float" office:value="8032" calcext:value-type="float">
            <text:p>8032</text:p>
          </table:table-cell>
          <table:table-cell office:value-type="float" office:value="1.57285191258725E+018" calcext:value-type="float">
            <text:p>1.57285191258725E+018</text:p>
          </table:table-cell>
          <table:table-cell/>
          <table:table-cell office:value-type="float" office:value="0.392699986696" calcext:value-type="float">
            <text:p>0.3926999867</text:p>
          </table:table-cell>
          <table:table-cell office:value-type="float" office:value="0.175620004535" calcext:value-type="float">
            <text:p>0.1756200045</text:p>
          </table:table-cell>
          <table:table-cell office:value-type="float" office:value="-0.351249992847" calcext:value-type="float">
            <text:p>-0.35124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69193E+018" calcext:value-type="float">
            <text:p>1.57285191269193E+018</text:p>
          </table:table-cell>
          <table:table-cell office:value-type="float" office:value="8033" calcext:value-type="float">
            <text:p>8033</text:p>
          </table:table-cell>
          <table:table-cell office:value-type="float" office:value="1.5728519126395E+018" calcext:value-type="float">
            <text:p>1.5728519126395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69996238" calcext:value-type="float">
            <text:p>0.1755699962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74328E+018" calcext:value-type="float">
            <text:p>1.57285191274328E+018</text:p>
          </table:table-cell>
          <table:table-cell office:value-type="float" office:value="8034" calcext:value-type="float">
            <text:p>8034</text:p>
          </table:table-cell>
          <table:table-cell office:value-type="float" office:value="1.57285191269131E+018" calcext:value-type="float">
            <text:p>1.57285191269131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-0.175579994917" calcext:value-type="float">
            <text:p>-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79472E+018" calcext:value-type="float">
            <text:p>1.57285191279472E+018</text:p>
          </table:table-cell>
          <table:table-cell office:value-type="float" office:value="8035" calcext:value-type="float">
            <text:p>8035</text:p>
          </table:table-cell>
          <table:table-cell office:value-type="float" office:value="1.57285191274287E+018" calcext:value-type="float">
            <text:p>1.57285191274287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0.175659999251" calcext:value-type="float">
            <text:p>0.1756599993</text:p>
          </table:table-cell>
          <table:table-cell office:value-type="float" office:value="-0.175659999251" calcext:value-type="float">
            <text:p>-0.17565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84652E+018" calcext:value-type="float">
            <text:p>1.57285191284652E+018</text:p>
          </table:table-cell>
          <table:table-cell office:value-type="float" office:value="8036" calcext:value-type="float">
            <text:p>8036</text:p>
          </table:table-cell>
          <table:table-cell office:value-type="float" office:value="1.57285191279469E+018" calcext:value-type="float">
            <text:p>1.57285191279469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80999434" calcext:value-type="float">
            <text:p>-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89936E+018" calcext:value-type="float">
            <text:p>1.57285191289936E+018</text:p>
          </table:table-cell>
          <table:table-cell office:value-type="float" office:value="8037" calcext:value-type="float">
            <text:p>8037</text:p>
          </table:table-cell>
          <table:table-cell office:value-type="float" office:value="1.57285191284652E+018" calcext:value-type="float">
            <text:p>1.57285191284652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69999623" calcext:value-type="float">
            <text:p>-0.1757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295059E+018" calcext:value-type="float">
            <text:p>1.57285191295059E+018</text:p>
          </table:table-cell>
          <table:table-cell office:value-type="float" office:value="8038" calcext:value-type="float">
            <text:p>8038</text:p>
          </table:table-cell>
          <table:table-cell office:value-type="float" office:value="1.57285191289844E+018" calcext:value-type="float">
            <text:p>1.57285191289844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719995975" calcext:value-type="float">
            <text:p>-0.19271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05249E+018" calcext:value-type="float">
            <text:p>1.57285191305249E+018</text:p>
          </table:table-cell>
          <table:table-cell office:value-type="float" office:value="8039" calcext:value-type="float">
            <text:p>8039</text:p>
          </table:table-cell>
          <table:table-cell office:value-type="float" office:value="1.57285191295066E+018" calcext:value-type="float">
            <text:p>1.57285191295066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70000887" calcext:value-type="float">
            <text:p>-0.1925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10492E+018" calcext:value-type="float">
            <text:p>1.57285191310492E+018</text:p>
          </table:table-cell>
          <table:table-cell office:value-type="float" office:value="8040" calcext:value-type="float">
            <text:p>8040</text:p>
          </table:table-cell>
          <table:table-cell office:value-type="float" office:value="1.57285191305261E+018" calcext:value-type="float">
            <text:p>1.57285191305261E+018</text:p>
          </table:table-cell>
          <table:table-cell/>
          <table:table-cell office:value-type="float" office:value="0.351599991322" calcext:value-type="float">
            <text:p>0.3515999913</text:p>
          </table:table-cell>
          <table:table-cell office:value-type="float" office:value="0" calcext:value-type="float">
            <text:p>0</text:p>
          </table:table-cell>
          <table:table-cell office:value-type="float" office:value="-0.351550012827" calcext:value-type="float">
            <text:p>-0.351550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15786E+018" calcext:value-type="float">
            <text:p>1.57285191315786E+018</text:p>
          </table:table-cell>
          <table:table-cell office:value-type="float" office:value="8041" calcext:value-type="float">
            <text:p>8041</text:p>
          </table:table-cell>
          <table:table-cell office:value-type="float" office:value="1.57285191310477E+018" calcext:value-type="float">
            <text:p>1.57285191310477E+018</text:p>
          </table:table-cell>
          <table:table-cell/>
          <table:table-cell office:value-type="float" office:value="0.35150000453" calcext:value-type="float">
            <text:p>0.3515000045</text:p>
          </table:table-cell>
          <table:table-cell office:value-type="float" office:value="0" calcext:value-type="float">
            <text:p>0</text:p>
          </table:table-cell>
          <table:table-cell office:value-type="float" office:value="-0.351449996233" calcext:value-type="float">
            <text:p>-0.35144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20978E+018" calcext:value-type="float">
            <text:p>1.57285191320978E+018</text:p>
          </table:table-cell>
          <table:table-cell office:value-type="float" office:value="8042" calcext:value-type="float">
            <text:p>8042</text:p>
          </table:table-cell>
          <table:table-cell office:value-type="float" office:value="1.57285191315714E+018" calcext:value-type="float">
            <text:p>1.57285191315714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69994545" calcext:value-type="float">
            <text:p>-0.1754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31107E+018" calcext:value-type="float">
            <text:p>1.57285191331107E+018</text:p>
          </table:table-cell>
          <table:table-cell office:value-type="float" office:value="8043" calcext:value-type="float">
            <text:p>8043</text:p>
          </table:table-cell>
          <table:table-cell office:value-type="float" office:value="1.57285191320916E+018" calcext:value-type="float">
            <text:p>1.57285191320916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36239E+018" calcext:value-type="float">
            <text:p>1.57285191336239E+018</text:p>
          </table:table-cell>
          <table:table-cell office:value-type="float" office:value="8044" calcext:value-type="float">
            <text:p>8044</text:p>
          </table:table-cell>
          <table:table-cell office:value-type="float" office:value="1.57285191331042E+018" calcext:value-type="float">
            <text:p>1.57285191331042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520004272" calcext:value-type="float">
            <text:p>-0.16152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41491E+018" calcext:value-type="float">
            <text:p>1.57285191341491E+018</text:p>
          </table:table-cell>
          <table:table-cell office:value-type="float" office:value="8045" calcext:value-type="float">
            <text:p>8045</text:p>
          </table:table-cell>
          <table:table-cell office:value-type="float" office:value="1.5728519133623E+018" calcext:value-type="float">
            <text:p>1.5728519133623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39999938" calcext:value-type="float">
            <text:p>-0.16143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46583E+018" calcext:value-type="float">
            <text:p>1.57285191346583E+018</text:p>
          </table:table-cell>
          <table:table-cell office:value-type="float" office:value="8046" calcext:value-type="float">
            <text:p>8046</text:p>
          </table:table-cell>
          <table:table-cell office:value-type="float" office:value="1.57285191341429E+018" calcext:value-type="float">
            <text:p>1.57285191341429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390006542" calcext:value-type="float">
            <text:p>-0.16139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51824E+018" calcext:value-type="float">
            <text:p>1.57285191351824E+018</text:p>
          </table:table-cell>
          <table:table-cell office:value-type="float" office:value="8047" calcext:value-type="float">
            <text:p>8047</text:p>
          </table:table-cell>
          <table:table-cell office:value-type="float" office:value="1.57285191346587E+018" calcext:value-type="float">
            <text:p>1.57285191346587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459997296" calcext:value-type="float">
            <text:p>-0.16145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56931E+018" calcext:value-type="float">
            <text:p>1.57285191356931E+018</text:p>
          </table:table-cell>
          <table:table-cell office:value-type="float" office:value="8048" calcext:value-type="float">
            <text:p>8048</text:p>
          </table:table-cell>
          <table:table-cell office:value-type="float" office:value="1.57285191351754E+018" calcext:value-type="float">
            <text:p>1.57285191351754E+018</text:p>
          </table:table-cell>
          <table:table-cell/>
          <table:table-cell office:value-type="float" office:value="0.323000013828" calcext:value-type="float">
            <text:p>0.3230000138</text:p>
          </table:table-cell>
          <table:table-cell office:value-type="float" office:value="0" calcext:value-type="float">
            <text:p>0</text:p>
          </table:table-cell>
          <table:table-cell office:value-type="float" office:value="-0.323049992323" calcext:value-type="float">
            <text:p>-0.3230499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67138E+018" calcext:value-type="float">
            <text:p>1.57285191367138E+018</text:p>
          </table:table-cell>
          <table:table-cell office:value-type="float" office:value="8049" calcext:value-type="float">
            <text:p>8049</text:p>
          </table:table-cell>
          <table:table-cell office:value-type="float" office:value="1.57285191356912E+018" calcext:value-type="float">
            <text:p>1.57285191356912E+018</text:p>
          </table:table-cell>
          <table:table-cell/>
          <table:table-cell office:value-type="float" office:value="0.323399990797" calcext:value-type="float">
            <text:p>0.3233999908</text:p>
          </table:table-cell>
          <table:table-cell office:value-type="float" office:value="0" calcext:value-type="float">
            <text:p>0</text:p>
          </table:table-cell>
          <table:table-cell office:value-type="float" office:value="-0.323379993439" calcext:value-type="float">
            <text:p>-0.32337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72328E+018" calcext:value-type="float">
            <text:p>1.57285191372328E+018</text:p>
          </table:table-cell>
          <table:table-cell office:value-type="float" office:value="8050" calcext:value-type="float">
            <text:p>8050</text:p>
          </table:table-cell>
          <table:table-cell office:value-type="float" office:value="1.57285191367088E+018" calcext:value-type="float">
            <text:p>1.57285191367088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-0.161740005016" calcext:value-type="float">
            <text:p>-0.16174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77411E+018" calcext:value-type="float">
            <text:p>1.57285191377411E+018</text:p>
          </table:table-cell>
          <table:table-cell office:value-type="float" office:value="8051" calcext:value-type="float">
            <text:p>8051</text:p>
          </table:table-cell>
          <table:table-cell office:value-type="float" office:value="1.57285191372271E+018" calcext:value-type="float">
            <text:p>1.57285191372271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829993129" calcext:value-type="float">
            <text:p>-0.1618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82641E+018" calcext:value-type="float">
            <text:p>1.57285191382641E+018</text:p>
          </table:table-cell>
          <table:table-cell office:value-type="float" office:value="8052" calcext:value-type="float">
            <text:p>8052</text:p>
          </table:table-cell>
          <table:table-cell office:value-type="float" office:value="1.57285191377449E+018" calcext:value-type="float">
            <text:p>1.57285191377449E+018</text:p>
          </table:table-cell>
          <table:table-cell/>
          <table:table-cell office:value-type="float" office:value="0.162000000477" calcext:value-type="float">
            <text:p>0.1620000005</text:p>
          </table:table-cell>
          <table:table-cell office:value-type="float" office:value="0" calcext:value-type="float">
            <text:p>0</text:p>
          </table:table-cell>
          <table:table-cell office:value-type="float" office:value="-0.161980003119" calcext:value-type="float">
            <text:p>-0.16198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87772E+018" calcext:value-type="float">
            <text:p>1.57285191387772E+018</text:p>
          </table:table-cell>
          <table:table-cell office:value-type="float" office:value="8053" calcext:value-type="float">
            <text:p>8053</text:p>
          </table:table-cell>
          <table:table-cell office:value-type="float" office:value="1.57285191382596E+018" calcext:value-type="float">
            <text:p>1.57285191382596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129998207" calcext:value-type="float">
            <text:p>-0.162129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9307E+018" calcext:value-type="float">
            <text:p>1.5728519139307E+018</text:p>
          </table:table-cell>
          <table:table-cell office:value-type="float" office:value="8054" calcext:value-type="float">
            <text:p>8054</text:p>
          </table:table-cell>
          <table:table-cell office:value-type="float" office:value="1.57285191387784E+018" calcext:value-type="float">
            <text:p>1.57285191387784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-0.176229998469" calcext:value-type="float">
            <text:p>-0.17622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398174E+018" calcext:value-type="float">
            <text:p>1.57285191398174E+018</text:p>
          </table:table-cell>
          <table:table-cell office:value-type="float" office:value="8055" calcext:value-type="float">
            <text:p>8055</text:p>
          </table:table-cell>
          <table:table-cell office:value-type="float" office:value="1.57285191392987E+018" calcext:value-type="float">
            <text:p>1.57285191392987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-0.176190003753" calcext:value-type="float">
            <text:p>-0.17619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03321E+018" calcext:value-type="float">
            <text:p>1.57285191403321E+018</text:p>
          </table:table-cell>
          <table:table-cell office:value-type="float" office:value="8056" calcext:value-type="float">
            <text:p>8056</text:p>
          </table:table-cell>
          <table:table-cell office:value-type="float" office:value="1.57285191398108E+018" calcext:value-type="float">
            <text:p>1.57285191398108E+018</text:p>
          </table:table-cell>
          <table:table-cell/>
          <table:table-cell office:value-type="float" office:value="0.352899998426" calcext:value-type="float">
            <text:p>0.3528999984</text:p>
          </table:table-cell>
          <table:table-cell office:value-type="float" office:value="0" calcext:value-type="float">
            <text:p>0</text:p>
          </table:table-cell>
          <table:table-cell office:value-type="float" office:value="-0.35286000371" calcext:value-type="float">
            <text:p>-0.35286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08453E+018" calcext:value-type="float">
            <text:p>1.57285191408453E+018</text:p>
          </table:table-cell>
          <table:table-cell office:value-type="float" office:value="8057" calcext:value-type="float">
            <text:p>8057</text:p>
          </table:table-cell>
          <table:table-cell office:value-type="float" office:value="1.57285191403264E+018" calcext:value-type="float">
            <text:p>1.57285191403264E+018</text:p>
          </table:table-cell>
          <table:table-cell/>
          <table:table-cell office:value-type="float" office:value="0.352899998426" calcext:value-type="float">
            <text:p>0.3528999984</text:p>
          </table:table-cell>
          <table:table-cell office:value-type="float" office:value="0" calcext:value-type="float">
            <text:p>0</text:p>
          </table:table-cell>
          <table:table-cell office:value-type="float" office:value="-0.352869987488" calcext:value-type="float">
            <text:p>-0.352869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13711E+018" calcext:value-type="float">
            <text:p>1.57285191413711E+018</text:p>
          </table:table-cell>
          <table:table-cell office:value-type="float" office:value="8058" calcext:value-type="float">
            <text:p>8058</text:p>
          </table:table-cell>
          <table:table-cell office:value-type="float" office:value="1.57285191408469E+018" calcext:value-type="float">
            <text:p>1.57285191408469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-0.176320001483" calcext:value-type="float">
            <text:p>-0.17632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18998E+018" calcext:value-type="float">
            <text:p>1.57285191418998E+018</text:p>
          </table:table-cell>
          <table:table-cell office:value-type="float" office:value="8059" calcext:value-type="float">
            <text:p>8059</text:p>
          </table:table-cell>
          <table:table-cell office:value-type="float" office:value="1.57285191413718E+018" calcext:value-type="float">
            <text:p>1.57285191413718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29155E+018" calcext:value-type="float">
            <text:p>1.57285191429155E+018</text:p>
          </table:table-cell>
          <table:table-cell office:value-type="float" office:value="8060" calcext:value-type="float">
            <text:p>8060</text:p>
          </table:table-cell>
          <table:table-cell office:value-type="float" office:value="1.57285191418911E+018" calcext:value-type="float">
            <text:p>1.57285191418911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2959994078" calcext:value-type="float">
            <text:p>-0.19295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34239E+018" calcext:value-type="float">
            <text:p>1.57285191434239E+018</text:p>
          </table:table-cell>
          <table:table-cell office:value-type="float" office:value="8061" calcext:value-type="float">
            <text:p>8061</text:p>
          </table:table-cell>
          <table:table-cell office:value-type="float" office:value="1.57285191429091E+018" calcext:value-type="float">
            <text:p>1.57285191429091E+018</text:p>
          </table:table-cell>
          <table:table-cell/>
          <table:table-cell office:value-type="float" office:value="0.393500000238" calcext:value-type="float">
            <text:p>0.3935000002</text:p>
          </table:table-cell>
          <table:table-cell office:value-type="float" office:value="0.175990000367" calcext:value-type="float">
            <text:p>0.1759900004</text:p>
          </table:table-cell>
          <table:table-cell office:value-type="float" office:value="-0.351990014315" calcext:value-type="float">
            <text:p>-0.351990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395E+018" calcext:value-type="float">
            <text:p>1.572851914395E+018</text:p>
          </table:table-cell>
          <table:table-cell office:value-type="float" office:value="8062" calcext:value-type="float">
            <text:p>8062</text:p>
          </table:table-cell>
          <table:table-cell office:value-type="float" office:value="1.57285191434246E+018" calcext:value-type="float">
            <text:p>1.57285191434246E+018</text:p>
          </table:table-cell>
          <table:table-cell/>
          <table:table-cell office:value-type="float" office:value="0.393700003624" calcext:value-type="float">
            <text:p>0.3937000036</text:p>
          </table:table-cell>
          <table:table-cell office:value-type="float" office:value="0.176070004702" calcext:value-type="float">
            <text:p>0.1760700047</text:p>
          </table:table-cell>
          <table:table-cell office:value-type="float" office:value="-0.352129995823" calcext:value-type="float">
            <text:p>-0.35212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44675E+018" calcext:value-type="float">
            <text:p>1.57285191444675E+018</text:p>
          </table:table-cell>
          <table:table-cell office:value-type="float" office:value="8063" calcext:value-type="float">
            <text:p>8063</text:p>
          </table:table-cell>
          <table:table-cell office:value-type="float" office:value="1.57285191439495E+018" calcext:value-type="float">
            <text:p>1.57285191439495E+018</text:p>
          </table:table-cell>
          <table:table-cell/>
          <table:table-cell office:value-type="float" office:value="0.555800020695" calcext:value-type="float">
            <text:p>0.5558000207</text:p>
          </table:table-cell>
          <table:table-cell office:value-type="float" office:value="0.175750002265" calcext:value-type="float">
            <text:p>0.1757500023</text:p>
          </table:table-cell>
          <table:table-cell office:value-type="float" office:value="-0.527249991894" calcext:value-type="float">
            <text:p>-0.5272499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5485E+018" calcext:value-type="float">
            <text:p>1.5728519145485E+018</text:p>
          </table:table-cell>
          <table:table-cell office:value-type="float" office:value="8064" calcext:value-type="float">
            <text:p>8064</text:p>
          </table:table-cell>
          <table:table-cell office:value-type="float" office:value="1.57285191444679E+018" calcext:value-type="float">
            <text:p>1.57285191444679E+018</text:p>
          </table:table-cell>
          <table:table-cell/>
          <table:table-cell office:value-type="float" office:value="0.555800020695" calcext:value-type="float">
            <text:p>0.5558000207</text:p>
          </table:table-cell>
          <table:table-cell office:value-type="float" office:value="0.175760000944" calcext:value-type="float">
            <text:p>0.1757600009</text:p>
          </table:table-cell>
          <table:table-cell office:value-type="float" office:value="-0.52728998661" calcext:value-type="float">
            <text:p>-0.527289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60035E+018" calcext:value-type="float">
            <text:p>1.57285191460035E+018</text:p>
          </table:table-cell>
          <table:table-cell office:value-type="float" office:value="8065" calcext:value-type="float">
            <text:p>8065</text:p>
          </table:table-cell>
          <table:table-cell office:value-type="float" office:value="1.57285191454803E+018" calcext:value-type="float">
            <text:p>1.57285191454803E+018</text:p>
          </table:table-cell>
          <table:table-cell/>
          <table:table-cell office:value-type="float" office:value="0.666999995708" calcext:value-type="float">
            <text:p>0.6669999957</text:p>
          </table:table-cell>
          <table:table-cell office:value-type="float" office:value="0.161770001054" calcext:value-type="float">
            <text:p>0.1617700011</text:p>
          </table:table-cell>
          <table:table-cell office:value-type="float" office:value="-0.647080004215" calcext:value-type="float">
            <text:p>-0.64708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65195E+018" calcext:value-type="float">
            <text:p>1.57285191465195E+018</text:p>
          </table:table-cell>
          <table:table-cell office:value-type="float" office:value="8066" calcext:value-type="float">
            <text:p>8066</text:p>
          </table:table-cell>
          <table:table-cell office:value-type="float" office:value="1.57285191459989E+018" calcext:value-type="float">
            <text:p>1.57285191459989E+018</text:p>
          </table:table-cell>
          <table:table-cell/>
          <table:table-cell office:value-type="float" office:value="0.66629999876" calcext:value-type="float">
            <text:p>0.6662999988</text:p>
          </table:table-cell>
          <table:table-cell office:value-type="float" office:value="0.161599993706" calcext:value-type="float">
            <text:p>0.1615999937</text:p>
          </table:table-cell>
          <table:table-cell office:value-type="float" office:value="-0.646399974823" calcext:value-type="float">
            <text:p>-0.6463999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70505E+018" calcext:value-type="float">
            <text:p>1.57285191470505E+018</text:p>
          </table:table-cell>
          <table:table-cell office:value-type="float" office:value="8067" calcext:value-type="float">
            <text:p>8067</text:p>
          </table:table-cell>
          <table:table-cell office:value-type="float" office:value="1.57285191465201E+018" calcext:value-type="float">
            <text:p>1.57285191465201E+018</text:p>
          </table:table-cell>
          <table:table-cell/>
          <table:table-cell office:value-type="float" office:value="0.665700018406" calcext:value-type="float">
            <text:p>0.6657000184</text:p>
          </table:table-cell>
          <table:table-cell office:value-type="float" office:value="0.161459997296" calcext:value-type="float">
            <text:p>0.1614599973</text:p>
          </table:table-cell>
          <table:table-cell office:value-type="float" office:value="-0.645820021629" calcext:value-type="float">
            <text:p>-0.645820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75677E+018" calcext:value-type="float">
            <text:p>1.57285191475677E+018</text:p>
          </table:table-cell>
          <table:table-cell office:value-type="float" office:value="8068" calcext:value-type="float">
            <text:p>8068</text:p>
          </table:table-cell>
          <table:table-cell office:value-type="float" office:value="1.57285191470422E+018" calcext:value-type="float">
            <text:p>1.57285191470422E+018</text:p>
          </table:table-cell>
          <table:table-cell/>
          <table:table-cell office:value-type="float" office:value="0.665499985218" calcext:value-type="float">
            <text:p>0.6654999852</text:p>
          </table:table-cell>
          <table:table-cell office:value-type="float" office:value="0.161410003901" calcext:value-type="float">
            <text:p>0.1614100039</text:p>
          </table:table-cell>
          <table:table-cell office:value-type="float" office:value="-0.645650029182" calcext:value-type="float">
            <text:p>-0.645650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85811E+018" calcext:value-type="float">
            <text:p>1.57285191485811E+018</text:p>
          </table:table-cell>
          <table:table-cell office:value-type="float" office:value="8069" calcext:value-type="float">
            <text:p>8069</text:p>
          </table:table-cell>
          <table:table-cell office:value-type="float" office:value="1.57285191475601E+018" calcext:value-type="float">
            <text:p>1.57285191475601E+018</text:p>
          </table:table-cell>
          <table:table-cell/>
          <table:table-cell office:value-type="float" office:value="0.66629999876" calcext:value-type="float">
            <text:p>0.6662999988</text:p>
          </table:table-cell>
          <table:table-cell office:value-type="float" office:value="0.161599993706" calcext:value-type="float">
            <text:p>0.1615999937</text:p>
          </table:table-cell>
          <table:table-cell office:value-type="float" office:value="-0.646390020847" calcext:value-type="float">
            <text:p>-0.646390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91053E+018" calcext:value-type="float">
            <text:p>1.57285191491053E+018</text:p>
          </table:table-cell>
          <table:table-cell office:value-type="float" office:value="8070" calcext:value-type="float">
            <text:p>8070</text:p>
          </table:table-cell>
          <table:table-cell office:value-type="float" office:value="1.57285191485806E+018" calcext:value-type="float">
            <text:p>1.57285191485806E+018</text:p>
          </table:table-cell>
          <table:table-cell/>
          <table:table-cell office:value-type="float" office:value="0.616400003433" calcext:value-type="float">
            <text:p>0.6164000034</text:p>
          </table:table-cell>
          <table:table-cell office:value-type="float" office:value="0.149489998817" calcext:value-type="float">
            <text:p>0.1494899988</text:p>
          </table:table-cell>
          <table:table-cell office:value-type="float" office:value="-0.59795999527" calcext:value-type="float">
            <text:p>-0.597959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496163E+018" calcext:value-type="float">
            <text:p>1.57285191496163E+018</text:p>
          </table:table-cell>
          <table:table-cell office:value-type="float" office:value="8071" calcext:value-type="float">
            <text:p>8071</text:p>
          </table:table-cell>
          <table:table-cell office:value-type="float" office:value="1.57285191490971E+018" calcext:value-type="float">
            <text:p>1.57285191490971E+018</text:p>
          </table:table-cell>
          <table:table-cell/>
          <table:table-cell office:value-type="float" office:value="0.323199987411" calcext:value-type="float">
            <text:p>0.3231999874</text:p>
          </table:table-cell>
          <table:table-cell office:value-type="float" office:value="0" calcext:value-type="float">
            <text:p>0</text:p>
          </table:table-cell>
          <table:table-cell office:value-type="float" office:value="-0.323210000992" calcext:value-type="float">
            <text:p>-0.3232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01452E+018" calcext:value-type="float">
            <text:p>1.57285191501452E+018</text:p>
          </table:table-cell>
          <table:table-cell office:value-type="float" office:value="8072" calcext:value-type="float">
            <text:p>8072</text:p>
          </table:table-cell>
          <table:table-cell office:value-type="float" office:value="1.57285191496181E+018" calcext:value-type="float">
            <text:p>1.57285191496181E+018</text:p>
          </table:table-cell>
          <table:table-cell/>
          <table:table-cell office:value-type="float" office:value="0.322899997234" calcext:value-type="float">
            <text:p>0.3228999972</text:p>
          </table:table-cell>
          <table:table-cell office:value-type="float" office:value="0" calcext:value-type="float">
            <text:p>0</text:p>
          </table:table-cell>
          <table:table-cell office:value-type="float" office:value="-0.322919994593" calcext:value-type="float">
            <text:p>-0.322919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06612E+018" calcext:value-type="float">
            <text:p>1.57285191506612E+018</text:p>
          </table:table-cell>
          <table:table-cell office:value-type="float" office:value="8073" calcext:value-type="float">
            <text:p>8073</text:p>
          </table:table-cell>
          <table:table-cell office:value-type="float" office:value="1.5728519150138E+018" calcext:value-type="float">
            <text:p>1.5728519150138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589995027" calcext:value-type="float">
            <text:p>-0.1615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11807E+018" calcext:value-type="float">
            <text:p>1.57285191511807E+018</text:p>
          </table:table-cell>
          <table:table-cell office:value-type="float" office:value="8074" calcext:value-type="float">
            <text:p>8074</text:p>
          </table:table-cell>
          <table:table-cell office:value-type="float" office:value="1.57285191506545E+018" calcext:value-type="float">
            <text:p>1.57285191506545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640003324" calcext:value-type="float">
            <text:p>-0.1616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21944E+018" calcext:value-type="float">
            <text:p>1.57285191521944E+018</text:p>
          </table:table-cell>
          <table:table-cell office:value-type="float" office:value="8075" calcext:value-type="float">
            <text:p>8075</text:p>
          </table:table-cell>
          <table:table-cell office:value-type="float" office:value="1.57285191511749E+018" calcext:value-type="float">
            <text:p>1.5728519151174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27171E+018" calcext:value-type="float">
            <text:p>1.57285191527171E+018</text:p>
          </table:table-cell>
          <table:table-cell office:value-type="float" office:value="8076" calcext:value-type="float">
            <text:p>8076</text:p>
          </table:table-cell>
          <table:table-cell office:value-type="float" office:value="1.57285191521952E+018" calcext:value-type="float">
            <text:p>1.57285191521952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0.161390006542" calcext:value-type="float">
            <text:p>0.16139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3242E+018" calcext:value-type="float">
            <text:p>1.5728519153242E+018</text:p>
          </table:table-cell>
          <table:table-cell office:value-type="float" office:value="8077" calcext:value-type="float">
            <text:p>8077</text:p>
          </table:table-cell>
          <table:table-cell office:value-type="float" office:value="1.57285191527178E+018" calcext:value-type="float">
            <text:p>1.57285191527178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0.161349996924" calcext:value-type="float">
            <text:p>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37581E+018" calcext:value-type="float">
            <text:p>1.57285191537581E+018</text:p>
          </table:table-cell>
          <table:table-cell office:value-type="float" office:value="8078" calcext:value-type="float">
            <text:p>8078</text:p>
          </table:table-cell>
          <table:table-cell office:value-type="float" office:value="1.57285191532376E+018" calcext:value-type="float">
            <text:p>1.57285191532376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0.161410003901" calcext:value-type="float">
            <text:p>0.16141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48003E+018" calcext:value-type="float">
            <text:p>1.57285191548003E+018</text:p>
          </table:table-cell>
          <table:table-cell office:value-type="float" office:value="8079" calcext:value-type="float">
            <text:p>8079</text:p>
          </table:table-cell>
          <table:table-cell office:value-type="float" office:value="1.57285191537582E+018" calcext:value-type="float">
            <text:p>1.57285191537582E+018</text:p>
          </table:table-cell>
          <table:table-cell/>
          <table:table-cell office:value-type="float" office:value="0.322699993849" calcext:value-type="float">
            <text:p>0.3226999938</text:p>
          </table:table-cell>
          <table:table-cell office:value-type="float" office:value="0" calcext:value-type="float">
            <text:p>0</text:p>
          </table:table-cell>
          <table:table-cell office:value-type="float" office:value="0.32267999649" calcext:value-type="float">
            <text:p>0.32267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53244E+018" calcext:value-type="float">
            <text:p>1.57285191553244E+018</text:p>
          </table:table-cell>
          <table:table-cell office:value-type="float" office:value="8080" calcext:value-type="float">
            <text:p>8080</text:p>
          </table:table-cell>
          <table:table-cell office:value-type="float" office:value="1.57285191547944E+018" calcext:value-type="float">
            <text:p>1.57285191547944E+018</text:p>
          </table:table-cell>
          <table:table-cell/>
          <table:table-cell office:value-type="float" office:value="0.321900010109" calcext:value-type="float">
            <text:p>0.3219000101</text:p>
          </table:table-cell>
          <table:table-cell office:value-type="float" office:value="0" calcext:value-type="float">
            <text:p>0</text:p>
          </table:table-cell>
          <table:table-cell office:value-type="float" office:value="0.32185998559" calcext:value-type="float">
            <text:p>0.321859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58342E+018" calcext:value-type="float">
            <text:p>1.57285191558342E+018</text:p>
          </table:table-cell>
          <table:table-cell office:value-type="float" office:value="8081" calcext:value-type="float">
            <text:p>8081</text:p>
          </table:table-cell>
          <table:table-cell office:value-type="float" office:value="1.57285191553152E+018" calcext:value-type="float">
            <text:p>1.57285191553152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0.160820007324" calcext:value-type="float">
            <text:p>0.16082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63499E+018" calcext:value-type="float">
            <text:p>1.57285191563499E+018</text:p>
          </table:table-cell>
          <table:table-cell office:value-type="float" office:value="8082" calcext:value-type="float">
            <text:p>8082</text:p>
          </table:table-cell>
          <table:table-cell office:value-type="float" office:value="1.57285191558345E+018" calcext:value-type="float">
            <text:p>1.57285191558345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860002041" calcext:value-type="float">
            <text:p>0.16086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68675E+018" calcext:value-type="float">
            <text:p>1.57285191568675E+018</text:p>
          </table:table-cell>
          <table:table-cell office:value-type="float" office:value="8083" calcext:value-type="float">
            <text:p>8083</text:p>
          </table:table-cell>
          <table:table-cell office:value-type="float" office:value="1.57285191563509E+018" calcext:value-type="float">
            <text:p>1.57285191563509E+018</text:p>
          </table:table-cell>
          <table:table-cell/>
          <table:table-cell office:value-type="float" office:value="0.16099999845" calcext:value-type="float">
            <text:p>0.1609999985</text:p>
          </table:table-cell>
          <table:table-cell office:value-type="float" office:value="0" calcext:value-type="float">
            <text:p>0</text:p>
          </table:table-cell>
          <table:table-cell office:value-type="float" office:value="0.160960003734" calcext:value-type="float">
            <text:p>0.16096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7887E+018" calcext:value-type="float">
            <text:p>1.5728519157887E+018</text:p>
          </table:table-cell>
          <table:table-cell office:value-type="float" office:value="8084" calcext:value-type="float">
            <text:p>8084</text:p>
          </table:table-cell>
          <table:table-cell office:value-type="float" office:value="1.57285191568699E+018" calcext:value-type="float">
            <text:p>1.57285191568699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889998078" calcext:value-type="float">
            <text:p>0.16088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84115E+018" calcext:value-type="float">
            <text:p>1.57285191584115E+018</text:p>
          </table:table-cell>
          <table:table-cell office:value-type="float" office:value="8085" calcext:value-type="float">
            <text:p>8085</text:p>
          </table:table-cell>
          <table:table-cell office:value-type="float" office:value="1.57285191578881E+018" calcext:value-type="float">
            <text:p>1.57285191578881E+018</text:p>
          </table:table-cell>
          <table:table-cell/>
          <table:table-cell office:value-type="float" office:value="0.149000003934" calcext:value-type="float">
            <text:p>0.1490000039</text:p>
          </table:table-cell>
          <table:table-cell office:value-type="float" office:value="0" calcext:value-type="float">
            <text:p>0</text:p>
          </table:table-cell>
          <table:table-cell office:value-type="float" office:value="0.148959994316" calcext:value-type="float">
            <text:p>0.14895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89358E+018" calcext:value-type="float">
            <text:p>1.57285191589358E+018</text:p>
          </table:table-cell>
          <table:table-cell office:value-type="float" office:value="8086" calcext:value-type="float">
            <text:p>8086</text:p>
          </table:table-cell>
          <table:table-cell office:value-type="float" office:value="1.57285191584074E+018" calcext:value-type="float">
            <text:p>1.57285191584074E+018</text:p>
          </table:table-cell>
          <table:table-cell/>
          <table:table-cell office:value-type="float" office:value="0.321900010109" calcext:value-type="float">
            <text:p>0.3219000101</text:p>
          </table:table-cell>
          <table:table-cell office:value-type="float" office:value="0" calcext:value-type="float">
            <text:p>0</text:p>
          </table:table-cell>
          <table:table-cell office:value-type="float" office:value="0.321949988604" calcext:value-type="float">
            <text:p>0.321949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94497E+018" calcext:value-type="float">
            <text:p>1.57285191594497E+018</text:p>
          </table:table-cell>
          <table:table-cell office:value-type="float" office:value="8087" calcext:value-type="float">
            <text:p>8087</text:p>
          </table:table-cell>
          <table:table-cell office:value-type="float" office:value="1.57285191589279E+018" calcext:value-type="float">
            <text:p>1.57285191589279E+018</text:p>
          </table:table-cell>
          <table:table-cell/>
          <table:table-cell office:value-type="float" office:value="0.322100013494" calcext:value-type="float">
            <text:p>0.3221000135</text:p>
          </table:table-cell>
          <table:table-cell office:value-type="float" office:value="0" calcext:value-type="float">
            <text:p>0</text:p>
          </table:table-cell>
          <table:table-cell office:value-type="float" office:value="0.322050005198" calcext:value-type="float">
            <text:p>0.3220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599712E+018" calcext:value-type="float">
            <text:p>1.57285191599712E+018</text:p>
          </table:table-cell>
          <table:table-cell office:value-type="float" office:value="8088" calcext:value-type="float">
            <text:p>8088</text:p>
          </table:table-cell>
          <table:table-cell office:value-type="float" office:value="1.57285191594516E+018" calcext:value-type="float">
            <text:p>1.57285191594516E+018</text:p>
          </table:table-cell>
          <table:table-cell/>
          <table:table-cell office:value-type="float" office:value="0.321900010109" calcext:value-type="float">
            <text:p>0.3219000101</text:p>
          </table:table-cell>
          <table:table-cell office:value-type="float" office:value="0" calcext:value-type="float">
            <text:p>0</text:p>
          </table:table-cell>
          <table:table-cell office:value-type="float" office:value="0.321850001812" calcext:value-type="float">
            <text:p>0.32185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09925E+018" calcext:value-type="float">
            <text:p>1.57285191609925E+018</text:p>
          </table:table-cell>
          <table:table-cell office:value-type="float" office:value="8089" calcext:value-type="float">
            <text:p>8089</text:p>
          </table:table-cell>
          <table:table-cell office:value-type="float" office:value="1.57285191599728E+018" calcext:value-type="float">
            <text:p>1.57285191599728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909995437" calcext:value-type="float">
            <text:p>0.16090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15199E+018" calcext:value-type="float">
            <text:p>1.57285191615199E+018</text:p>
          </table:table-cell>
          <table:table-cell office:value-type="float" office:value="8090" calcext:value-type="float">
            <text:p>8090</text:p>
          </table:table-cell>
          <table:table-cell office:value-type="float" office:value="1.5728519160988E+018" calcext:value-type="float">
            <text:p>1.5728519160988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459997296" calcext:value-type="float">
            <text:p>0.16145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20334E+018" calcext:value-type="float">
            <text:p>1.57285191620334E+018</text:p>
          </table:table-cell>
          <table:table-cell office:value-type="float" office:value="8091" calcext:value-type="float">
            <text:p>8091</text:p>
          </table:table-cell>
          <table:table-cell office:value-type="float" office:value="1.57285191615101E+018" calcext:value-type="float">
            <text:p>1.57285191615101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0.16142000258" calcext:value-type="float">
            <text:p>0.16142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25601E+018" calcext:value-type="float">
            <text:p>1.57285191625601E+018</text:p>
          </table:table-cell>
          <table:table-cell office:value-type="float" office:value="8092" calcext:value-type="float">
            <text:p>8092</text:p>
          </table:table-cell>
          <table:table-cell office:value-type="float" office:value="1.572851916203E+018" calcext:value-type="float">
            <text:p>1.572851916203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-0.161410003901" calcext:value-type="float">
            <text:p>-0.1614100039</text:p>
          </table:table-cell>
          <table:table-cell office:value-type="float" office:value="0.161410003901" calcext:value-type="float">
            <text:p>0.16141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30653E+018" calcext:value-type="float">
            <text:p>1.57285191630653E+018</text:p>
          </table:table-cell>
          <table:table-cell office:value-type="float" office:value="8093" calcext:value-type="float">
            <text:p>8093</text:p>
          </table:table-cell>
          <table:table-cell office:value-type="float" office:value="1.57285191625518E+018" calcext:value-type="float">
            <text:p>1.57285191625518E+018</text:p>
          </table:table-cell>
          <table:table-cell/>
          <table:table-cell office:value-type="float" office:value="0.228100001812" calcext:value-type="float">
            <text:p>0.2281000018</text:p>
          </table:table-cell>
          <table:table-cell office:value-type="float" office:value="-0.16126999259" calcext:value-type="float">
            <text:p>-0.1612699926</text:p>
          </table:table-cell>
          <table:table-cell office:value-type="float" office:value="0.16126999259" calcext:value-type="float">
            <text:p>0.16126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35918E+018" calcext:value-type="float">
            <text:p>1.57285191635918E+018</text:p>
          </table:table-cell>
          <table:table-cell office:value-type="float" office:value="8094" calcext:value-type="float">
            <text:p>8094</text:p>
          </table:table-cell>
          <table:table-cell office:value-type="float" office:value="1.57285191630656E+018" calcext:value-type="float">
            <text:p>1.57285191630656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-0.161400005221" calcext:value-type="float">
            <text:p>-0.1614000052</text:p>
          </table:table-cell>
          <table:table-cell office:value-type="float" office:value="0.322800010443" calcext:value-type="float">
            <text:p>0.322800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41105E+018" calcext:value-type="float">
            <text:p>1.57285191641105E+018</text:p>
          </table:table-cell>
          <table:table-cell office:value-type="float" office:value="8095" calcext:value-type="float">
            <text:p>8095</text:p>
          </table:table-cell>
          <table:table-cell office:value-type="float" office:value="1.57285191635789E+018" calcext:value-type="float">
            <text:p>1.57285191635789E+018</text:p>
          </table:table-cell>
          <table:table-cell/>
          <table:table-cell office:value-type="float" office:value="0.392899990082" calcext:value-type="float">
            <text:p>0.3928999901</text:p>
          </table:table-cell>
          <table:table-cell office:value-type="float" office:value="-0.175720006227" calcext:value-type="float">
            <text:p>-0.1757200062</text:p>
          </table:table-cell>
          <table:table-cell office:value-type="float" office:value="0.351440012455" calcext:value-type="float">
            <text:p>0.35144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46263E+018" calcext:value-type="float">
            <text:p>1.57285191646263E+018</text:p>
          </table:table-cell>
          <table:table-cell office:value-type="float" office:value="8096" calcext:value-type="float">
            <text:p>8096</text:p>
          </table:table-cell>
          <table:table-cell office:value-type="float" office:value="1.57285191641032E+018" calcext:value-type="float">
            <text:p>1.57285191641032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.175569996238" calcext:value-type="float">
            <text:p>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51384E+018" calcext:value-type="float">
            <text:p>1.57285191651384E+018</text:p>
          </table:table-cell>
          <table:table-cell office:value-type="float" office:value="8097" calcext:value-type="float">
            <text:p>8097</text:p>
          </table:table-cell>
          <table:table-cell office:value-type="float" office:value="1.57285191646191E+018" calcext:value-type="float">
            <text:p>1.57285191646191E+018</text:p>
          </table:table-cell>
          <table:table-cell/>
          <table:table-cell office:value-type="float" office:value="0.248500004411" calcext:value-type="float">
            <text:p>0.2485000044</text:p>
          </table:table-cell>
          <table:table-cell office:value-type="float" office:value="-0.175709992647" calcext:value-type="float">
            <text:p>-0.1757099926</text:p>
          </table:table-cell>
          <table:table-cell office:value-type="float" office:value="0.175709992647" calcext:value-type="float">
            <text:p>0.17570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56715E+018" calcext:value-type="float">
            <text:p>1.57285191656715E+018</text:p>
          </table:table-cell>
          <table:table-cell office:value-type="float" office:value="8098" calcext:value-type="float">
            <text:p>8098</text:p>
          </table:table-cell>
          <table:table-cell office:value-type="float" office:value="1.57285191651402E+018" calcext:value-type="float">
            <text:p>1.57285191651402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-0.175789996982" calcext:value-type="float">
            <text:p>-0.175789997</text:p>
          </table:table-cell>
          <table:table-cell office:value-type="float" office:value="0.175789996982" calcext:value-type="float">
            <text:p>0.17578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61779E+018" calcext:value-type="float">
            <text:p>1.57285191661779E+018</text:p>
          </table:table-cell>
          <table:table-cell office:value-type="float" office:value="8099" calcext:value-type="float">
            <text:p>8099</text:p>
          </table:table-cell>
          <table:table-cell office:value-type="float" office:value="1.57285191656608E+018" calcext:value-type="float">
            <text:p>1.57285191656608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-0.17580999434" calcext:value-type="float">
            <text:p>-0.1758099943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67135E+018" calcext:value-type="float">
            <text:p>1.57285191667135E+018</text:p>
          </table:table-cell>
          <table:table-cell office:value-type="float" office:value="8100" calcext:value-type="float">
            <text:p>8100</text:p>
          </table:table-cell>
          <table:table-cell office:value-type="float" office:value="1.57285191661812E+018" calcext:value-type="float">
            <text:p>1.57285191661812E+018</text:p>
          </table:table-cell>
          <table:table-cell/>
          <table:table-cell office:value-type="float" office:value="0.272300004959" calcext:value-type="float">
            <text:p>0.272300005</text:p>
          </table:table-cell>
          <table:table-cell office:value-type="float" office:value="-0.192560002208" calcext:value-type="float">
            <text:p>-0.1925600022</text:p>
          </table:table-cell>
          <table:table-cell office:value-type="float" office:value="0.192560002208" calcext:value-type="float">
            <text:p>0.19256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72219E+018" calcext:value-type="float">
            <text:p>1.57285191672219E+018</text:p>
          </table:table-cell>
          <table:table-cell office:value-type="float" office:value="8101" calcext:value-type="float">
            <text:p>8101</text:p>
          </table:table-cell>
          <table:table-cell office:value-type="float" office:value="1.57285191667077E+018" calcext:value-type="float">
            <text:p>1.57285191667077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399993539" calcext:value-type="float">
            <text:p>-0.1923999935</text:p>
          </table:table-cell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77297E+018" calcext:value-type="float">
            <text:p>1.57285191677297E+018</text:p>
          </table:table-cell>
          <table:table-cell office:value-type="float" office:value="8102" calcext:value-type="float">
            <text:p>8102</text:p>
          </table:table-cell>
          <table:table-cell office:value-type="float" office:value="1.57285191672176E+018" calcext:value-type="float">
            <text:p>1.57285191672176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82425E+018" calcext:value-type="float">
            <text:p>1.57285191682425E+018</text:p>
          </table:table-cell>
          <table:table-cell office:value-type="float" office:value="8103" calcext:value-type="float">
            <text:p>8103</text:p>
          </table:table-cell>
          <table:table-cell office:value-type="float" office:value="1.57285191677273E+018" calcext:value-type="float">
            <text:p>1.57285191677273E+018</text:p>
          </table:table-cell>
          <table:table-cell/>
          <table:table-cell office:value-type="float" office:value="0.386400014162" calcext:value-type="float">
            <text:p>0.3864000142</text:p>
          </table:table-cell>
          <table:table-cell office:value-type="float" office:value="0" calcext:value-type="float">
            <text:p>0</text:p>
          </table:table-cell>
          <table:table-cell office:value-type="float" office:value="0.386440008879" calcext:value-type="float">
            <text:p>0.386440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87731E+018" calcext:value-type="float">
            <text:p>1.57285191687731E+018</text:p>
          </table:table-cell>
          <table:table-cell office:value-type="float" office:value="8104" calcext:value-type="float">
            <text:p>8104</text:p>
          </table:table-cell>
          <table:table-cell office:value-type="float" office:value="1.57285191682423E+018" calcext:value-type="float">
            <text:p>1.57285191682423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69996142" calcext:value-type="float">
            <text:p>0.19316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92864E+018" calcext:value-type="float">
            <text:p>1.57285191692864E+018</text:p>
          </table:table-cell>
          <table:table-cell office:value-type="float" office:value="8105" calcext:value-type="float">
            <text:p>8105</text:p>
          </table:table-cell>
          <table:table-cell office:value-type="float" office:value="1.57285191687661E+018" calcext:value-type="float">
            <text:p>1.57285191687661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90001631" calcext:value-type="float">
            <text:p>0.19279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698241E+018" calcext:value-type="float">
            <text:p>1.57285191698241E+018</text:p>
          </table:table-cell>
          <table:table-cell office:value-type="float" office:value="8106" calcext:value-type="float">
            <text:p>8106</text:p>
          </table:table-cell>
          <table:table-cell office:value-type="float" office:value="1.5728519169289E+018" calcext:value-type="float">
            <text:p>1.5728519169289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829996347" calcext:value-type="float">
            <text:p>0.19282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03473E+018" calcext:value-type="float">
            <text:p>1.57285191703473E+018</text:p>
          </table:table-cell>
          <table:table-cell office:value-type="float" office:value="8107" calcext:value-type="float">
            <text:p>8107</text:p>
          </table:table-cell>
          <table:table-cell office:value-type="float" office:value="1.5728519169818E+018" calcext:value-type="float">
            <text:p>1.5728519169818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0.192350000143" calcext:value-type="float">
            <text:p>0.1923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08617E+018" calcext:value-type="float">
            <text:p>1.57285191708617E+018</text:p>
          </table:table-cell>
          <table:table-cell office:value-type="float" office:value="8108" calcext:value-type="float">
            <text:p>8108</text:p>
          </table:table-cell>
          <table:table-cell office:value-type="float" office:value="1.57285191703413E+018" calcext:value-type="float">
            <text:p>1.57285191703413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0.192269995809" calcext:value-type="float">
            <text:p>0.19226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13809E+018" calcext:value-type="float">
            <text:p>1.57285191713809E+018</text:p>
          </table:table-cell>
          <table:table-cell office:value-type="float" office:value="8109" calcext:value-type="float">
            <text:p>8109</text:p>
          </table:table-cell>
          <table:table-cell office:value-type="float" office:value="1.57285191708628E+018" calcext:value-type="float">
            <text:p>1.57285191708628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230001092" calcext:value-type="float">
            <text:p>0.19223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18989E+018" calcext:value-type="float">
            <text:p>1.57285191718989E+018</text:p>
          </table:table-cell>
          <table:table-cell office:value-type="float" office:value="8110" calcext:value-type="float">
            <text:p>8110</text:p>
          </table:table-cell>
          <table:table-cell office:value-type="float" office:value="1.57285191713843E+018" calcext:value-type="float">
            <text:p>1.57285191713843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190006375" calcext:value-type="float">
            <text:p>0.19219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241E+018" calcext:value-type="float">
            <text:p>1.572851917241E+018</text:p>
          </table:table-cell>
          <table:table-cell office:value-type="float" office:value="8111" calcext:value-type="float">
            <text:p>8111</text:p>
          </table:table-cell>
          <table:table-cell office:value-type="float" office:value="1.57285191718951E+018" calcext:value-type="float">
            <text:p>1.57285191718951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29247E+018" calcext:value-type="float">
            <text:p>1.57285191729247E+018</text:p>
          </table:table-cell>
          <table:table-cell office:value-type="float" office:value="8112" calcext:value-type="float">
            <text:p>8112</text:p>
          </table:table-cell>
          <table:table-cell office:value-type="float" office:value="1.57285191724069E+018" calcext:value-type="float">
            <text:p>1.57285191724069E+018</text:p>
          </table:table-cell>
          <table:table-cell/>
          <table:table-cell office:value-type="float" office:value="0.385399997234" calcext:value-type="float">
            <text:p>0.3853999972</text:p>
          </table:table-cell>
          <table:table-cell office:value-type="float" office:value="0" calcext:value-type="float">
            <text:p>0</text:p>
          </table:table-cell>
          <table:table-cell office:value-type="float" office:value="0.385410010815" calcext:value-type="float">
            <text:p>0.38541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34494E+018" calcext:value-type="float">
            <text:p>1.57285191734494E+018</text:p>
          </table:table-cell>
          <table:table-cell office:value-type="float" office:value="8113" calcext:value-type="float">
            <text:p>8113</text:p>
          </table:table-cell>
          <table:table-cell office:value-type="float" office:value="1.57285191729231E+018" calcext:value-type="float">
            <text:p>1.57285191729231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0.192460000515" calcext:value-type="float">
            <text:p>0.1924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39668E+018" calcext:value-type="float">
            <text:p>1.57285191739668E+018</text:p>
          </table:table-cell>
          <table:table-cell office:value-type="float" office:value="8114" calcext:value-type="float">
            <text:p>8114</text:p>
          </table:table-cell>
          <table:table-cell office:value-type="float" office:value="1.57285191734456E+018" calcext:value-type="float">
            <text:p>1.57285191734456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190006375" calcext:value-type="float">
            <text:p>0.19219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44911E+018" calcext:value-type="float">
            <text:p>1.57285191744911E+018</text:p>
          </table:table-cell>
          <table:table-cell office:value-type="float" office:value="8115" calcext:value-type="float">
            <text:p>8115</text:p>
          </table:table-cell>
          <table:table-cell office:value-type="float" office:value="1.57285191739683E+018" calcext:value-type="float">
            <text:p>1.57285191739683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0.192230001092" calcext:value-type="float">
            <text:p>0.19223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50092E+018" calcext:value-type="float">
            <text:p>1.57285191750092E+018</text:p>
          </table:table-cell>
          <table:table-cell office:value-type="float" office:value="8116" calcext:value-type="float">
            <text:p>8116</text:p>
          </table:table-cell>
          <table:table-cell office:value-type="float" office:value="1.57285191744859E+018" calcext:value-type="float">
            <text:p>1.57285191744859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60267E+018" calcext:value-type="float">
            <text:p>1.57285191760267E+018</text:p>
          </table:table-cell>
          <table:table-cell office:value-type="float" office:value="8117" calcext:value-type="float">
            <text:p>8117</text:p>
          </table:table-cell>
          <table:table-cell office:value-type="float" office:value="1.57285191750109E+018" calcext:value-type="float">
            <text:p>1.57285191750109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570000887" calcext:value-type="float">
            <text:p>0.1925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6554E+018" calcext:value-type="float">
            <text:p>1.5728519176554E+018</text:p>
          </table:table-cell>
          <table:table-cell office:value-type="float" office:value="8118" calcext:value-type="float">
            <text:p>8118</text:p>
          </table:table-cell>
          <table:table-cell office:value-type="float" office:value="1.57285191760277E+018" calcext:value-type="float">
            <text:p>1.57285191760277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70784E+018" calcext:value-type="float">
            <text:p>1.57285191770784E+018</text:p>
          </table:table-cell>
          <table:table-cell office:value-type="float" office:value="8119" calcext:value-type="float">
            <text:p>8119</text:p>
          </table:table-cell>
          <table:table-cell office:value-type="float" office:value="1.57285191765508E+018" calcext:value-type="float">
            <text:p>1.57285191765508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75955E+018" calcext:value-type="float">
            <text:p>1.57285191775955E+018</text:p>
          </table:table-cell>
          <table:table-cell office:value-type="float" office:value="8120" calcext:value-type="float">
            <text:p>8120</text:p>
          </table:table-cell>
          <table:table-cell office:value-type="float" office:value="1.57285191770697E+018" calcext:value-type="float">
            <text:p>1.57285191770697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89998674" calcext:value-type="float">
            <text:p>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81103E+018" calcext:value-type="float">
            <text:p>1.57285191781103E+018</text:p>
          </table:table-cell>
          <table:table-cell office:value-type="float" office:value="8121" calcext:value-type="float">
            <text:p>8121</text:p>
          </table:table-cell>
          <table:table-cell office:value-type="float" office:value="1.57285191775881E+018" calcext:value-type="float">
            <text:p>1.57285191775881E+018</text:p>
          </table:table-cell>
          <table:table-cell/>
          <table:table-cell office:value-type="float" office:value="0.351300001144" calcext:value-type="float">
            <text:p>0.3513000011</text:p>
          </table:table-cell>
          <table:table-cell office:value-type="float" office:value="0" calcext:value-type="float">
            <text:p>0</text:p>
          </table:table-cell>
          <table:table-cell office:value-type="float" office:value="0.351310014725" calcext:value-type="float">
            <text:p>0.351310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91339E+018" calcext:value-type="float">
            <text:p>1.57285191791339E+018</text:p>
          </table:table-cell>
          <table:table-cell office:value-type="float" office:value="8122" calcext:value-type="float">
            <text:p>8122</text:p>
          </table:table-cell>
          <table:table-cell office:value-type="float" office:value="1.57285191781063E+018" calcext:value-type="float">
            <text:p>1.57285191781063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59995866" calcext:value-type="float">
            <text:p>0.1754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79652E+018" calcext:value-type="float">
            <text:p>1.5728519179652E+018</text:p>
          </table:table-cell>
          <table:table-cell office:value-type="float" office:value="8123" calcext:value-type="float">
            <text:p>8123</text:p>
          </table:table-cell>
          <table:table-cell office:value-type="float" office:value="1.57285191791227E+018" calcext:value-type="float">
            <text:p>1.57285191791227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01656E+018" calcext:value-type="float">
            <text:p>1.57285191801656E+018</text:p>
          </table:table-cell>
          <table:table-cell office:value-type="float" office:value="8124" calcext:value-type="float">
            <text:p>8124</text:p>
          </table:table-cell>
          <table:table-cell office:value-type="float" office:value="1.57285191796455E+018" calcext:value-type="float">
            <text:p>1.57285191796455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0.161290004849" calcext:value-type="float">
            <text:p>0.16129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06855E+018" calcext:value-type="float">
            <text:p>1.57285191806855E+018</text:p>
          </table:table-cell>
          <table:table-cell office:value-type="float" office:value="8125" calcext:value-type="float">
            <text:p>8125</text:p>
          </table:table-cell>
          <table:table-cell office:value-type="float" office:value="1.5728519180159E+018" calcext:value-type="float">
            <text:p>1.5728519180159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530002952" calcext:value-type="float">
            <text:p>0.16153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11971E+018" calcext:value-type="float">
            <text:p>1.57285191811971E+018</text:p>
          </table:table-cell>
          <table:table-cell office:value-type="float" office:value="8126" calcext:value-type="float">
            <text:p>8126</text:p>
          </table:table-cell>
          <table:table-cell office:value-type="float" office:value="1.57285191806782E+018" calcext:value-type="float">
            <text:p>1.57285191806782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489993334" calcext:value-type="float">
            <text:p>0.16148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17245E+018" calcext:value-type="float">
            <text:p>1.57285191817245E+018</text:p>
          </table:table-cell>
          <table:table-cell office:value-type="float" office:value="8127" calcext:value-type="float">
            <text:p>8127</text:p>
          </table:table-cell>
          <table:table-cell office:value-type="float" office:value="1.57285191811974E+018" calcext:value-type="float">
            <text:p>1.57285191811974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640003324" calcext:value-type="float">
            <text:p>0.1616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22406E+018" calcext:value-type="float">
            <text:p>1.57285191822406E+018</text:p>
          </table:table-cell>
          <table:table-cell office:value-type="float" office:value="8128" calcext:value-type="float">
            <text:p>8128</text:p>
          </table:table-cell>
          <table:table-cell office:value-type="float" office:value="1.57285191817169E+018" calcext:value-type="float">
            <text:p>1.57285191817169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69999623" calcext:value-type="float">
            <text:p>0.1757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2751E+018" calcext:value-type="float">
            <text:p>1.5728519182751E+018</text:p>
          </table:table-cell>
          <table:table-cell office:value-type="float" office:value="8129" calcext:value-type="float">
            <text:p>8129</text:p>
          </table:table-cell>
          <table:table-cell office:value-type="float" office:value="1.57285191822333E+018" calcext:value-type="float">
            <text:p>1.57285191822333E+018</text:p>
          </table:table-cell>
          <table:table-cell/>
          <table:table-cell office:value-type="float" office:value="0.351999998093" calcext:value-type="float">
            <text:p>0.3519999981</text:p>
          </table:table-cell>
          <table:table-cell office:value-type="float" office:value="0" calcext:value-type="float">
            <text:p>0</text:p>
          </table:table-cell>
          <table:table-cell office:value-type="float" office:value="0.351960003376" calcext:value-type="float">
            <text:p>0.35196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32741E+018" calcext:value-type="float">
            <text:p>1.57285191832741E+018</text:p>
          </table:table-cell>
          <table:table-cell office:value-type="float" office:value="8130" calcext:value-type="float">
            <text:p>8130</text:p>
          </table:table-cell>
          <table:table-cell office:value-type="float" office:value="1.57285191827524E+018" calcext:value-type="float">
            <text:p>1.57285191827524E+018</text:p>
          </table:table-cell>
          <table:table-cell/>
          <table:table-cell office:value-type="float" office:value="0.393500000238" calcext:value-type="float">
            <text:p>0.3935000002</text:p>
          </table:table-cell>
          <table:table-cell office:value-type="float" office:value="-0.175970003009" calcext:value-type="float">
            <text:p>-0.175970003</text:p>
          </table:table-cell>
          <table:table-cell office:value-type="float" office:value="0.351940006018" calcext:value-type="float">
            <text:p>0.35194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3796E+018" calcext:value-type="float">
            <text:p>1.5728519183796E+018</text:p>
          </table:table-cell>
          <table:table-cell office:value-type="float" office:value="8131" calcext:value-type="float">
            <text:p>8131</text:p>
          </table:table-cell>
          <table:table-cell office:value-type="float" office:value="1.57285191832754E+018" calcext:value-type="float">
            <text:p>1.57285191832754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30006599" calcext:value-type="float">
            <text:p>-0.1758300066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4317E+018" calcext:value-type="float">
            <text:p>1.5728519184317E+018</text:p>
          </table:table-cell>
          <table:table-cell office:value-type="float" office:value="8132" calcext:value-type="float">
            <text:p>8132</text:p>
          </table:table-cell>
          <table:table-cell office:value-type="float" office:value="1.57285191837988E+018" calcext:value-type="float">
            <text:p>1.57285191837988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53359E+018" calcext:value-type="float">
            <text:p>1.57285191853359E+018</text:p>
          </table:table-cell>
          <table:table-cell office:value-type="float" office:value="8133" calcext:value-type="float">
            <text:p>8133</text:p>
          </table:table-cell>
          <table:table-cell office:value-type="float" office:value="1.57285191843196E+018" calcext:value-type="float">
            <text:p>1.57285191843196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-0.192420005798" calcext:value-type="float">
            <text:p>-0.1924200058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58613E+018" calcext:value-type="float">
            <text:p>1.57285191858613E+018</text:p>
          </table:table-cell>
          <table:table-cell office:value-type="float" office:value="8134" calcext:value-type="float">
            <text:p>8134</text:p>
          </table:table-cell>
          <table:table-cell office:value-type="float" office:value="1.5728519185338E+018" calcext:value-type="float">
            <text:p>1.5728519185338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63823E+018" calcext:value-type="float">
            <text:p>1.57285191863823E+018</text:p>
          </table:table-cell>
          <table:table-cell office:value-type="float" office:value="8135" calcext:value-type="float">
            <text:p>8135</text:p>
          </table:table-cell>
          <table:table-cell office:value-type="float" office:value="1.57285191858619E+018" calcext:value-type="float">
            <text:p>1.57285191858619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-0.175349995494" calcext:value-type="float">
            <text:p>-0.1753499955</text:p>
          </table:table-cell>
          <table:table-cell office:value-type="float" office:value="0.175349995494" calcext:value-type="float">
            <text:p>0.17534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68976E+018" calcext:value-type="float">
            <text:p>1.57285191868976E+018</text:p>
          </table:table-cell>
          <table:table-cell office:value-type="float" office:value="8136" calcext:value-type="float">
            <text:p>8136</text:p>
          </table:table-cell>
          <table:table-cell office:value-type="float" office:value="1.57285191863781E+018" calcext:value-type="float">
            <text:p>1.57285191863781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-0.175439998507" calcext:value-type="float">
            <text:p>-0.1754399985</text:p>
          </table:table-cell>
          <table:table-cell office:value-type="float" office:value="0.175439998507" calcext:value-type="float">
            <text:p>0.17543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74126E+018" calcext:value-type="float">
            <text:p>1.57285191874126E+018</text:p>
          </table:table-cell>
          <table:table-cell office:value-type="float" office:value="8137" calcext:value-type="float">
            <text:p>8137</text:p>
          </table:table-cell>
          <table:table-cell office:value-type="float" office:value="1.57285191868898E+018" calcext:value-type="float">
            <text:p>1.57285191868898E+018</text:p>
          </table:table-cell>
          <table:table-cell/>
          <table:table-cell office:value-type="float" office:value="0.39280000329" calcext:value-type="float">
            <text:p>0.3928000033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.351350009441" calcext:value-type="float">
            <text:p>0.351350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84333E+018" calcext:value-type="float">
            <text:p>1.57285191884333E+018</text:p>
          </table:table-cell>
          <table:table-cell office:value-type="float" office:value="8138" calcext:value-type="float">
            <text:p>8138</text:p>
          </table:table-cell>
          <table:table-cell office:value-type="float" office:value="1.57285191874139E+018" calcext:value-type="float">
            <text:p>1.57285191874139E+018</text:p>
          </table:table-cell>
          <table:table-cell/>
          <table:table-cell office:value-type="float" office:value="0.392500013113" calcext:value-type="float">
            <text:p>0.3925000131</text:p>
          </table:table-cell>
          <table:table-cell office:value-type="float" office:value="-0.175530001521" calcext:value-type="float">
            <text:p>-0.1755300015</text:p>
          </table:table-cell>
          <table:table-cell office:value-type="float" office:value="0.351060003042" calcext:value-type="float">
            <text:p>0.3510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89619E+018" calcext:value-type="float">
            <text:p>1.57285191889619E+018</text:p>
          </table:table-cell>
          <table:table-cell office:value-type="float" office:value="8139" calcext:value-type="float">
            <text:p>8139</text:p>
          </table:table-cell>
          <table:table-cell office:value-type="float" office:value="1.57285191884361E+018" calcext:value-type="float">
            <text:p>1.57285191884361E+018</text:p>
          </table:table-cell>
          <table:table-cell/>
          <table:table-cell office:value-type="float" office:value="0.228000000119" calcext:value-type="float">
            <text:p>0.2280000001</text:p>
          </table:table-cell>
          <table:table-cell office:value-type="float" office:value="-0.161219999194" calcext:value-type="float">
            <text:p>-0.1612199992</text:p>
          </table:table-cell>
          <table:table-cell office:value-type="float" office:value="0.161219999194" calcext:value-type="float">
            <text:p>0.16121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94733E+018" calcext:value-type="float">
            <text:p>1.57285191894733E+018</text:p>
          </table:table-cell>
          <table:table-cell office:value-type="float" office:value="8140" calcext:value-type="float">
            <text:p>8140</text:p>
          </table:table-cell>
          <table:table-cell office:value-type="float" office:value="1.57285191889546E+018" calcext:value-type="float">
            <text:p>1.57285191889546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29997873" calcext:value-type="float">
            <text:p>0.16122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899835E+018" calcext:value-type="float">
            <text:p>1.57285191899835E+018</text:p>
          </table:table-cell>
          <table:table-cell office:value-type="float" office:value="8141" calcext:value-type="float">
            <text:p>8141</text:p>
          </table:table-cell>
          <table:table-cell office:value-type="float" office:value="1.5728519189469E+018" calcext:value-type="float">
            <text:p>1.5728519189469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0.161459997296" calcext:value-type="float">
            <text:p>0.16145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04917E+018" calcext:value-type="float">
            <text:p>1.57285191904917E+018</text:p>
          </table:table-cell>
          <table:table-cell office:value-type="float" office:value="8142" calcext:value-type="float">
            <text:p>8142</text:p>
          </table:table-cell>
          <table:table-cell office:value-type="float" office:value="1.57285191899803E+018" calcext:value-type="float">
            <text:p>1.57285191899803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0.161770001054" calcext:value-type="float">
            <text:p>0.16177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15192E+018" calcext:value-type="float">
            <text:p>1.57285191915192E+018</text:p>
          </table:table-cell>
          <table:table-cell office:value-type="float" office:value="8143" calcext:value-type="float">
            <text:p>8143</text:p>
          </table:table-cell>
          <table:table-cell office:value-type="float" office:value="1.57285191904889E+018" calcext:value-type="float">
            <text:p>1.57285191904889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0.16209000349" calcext:value-type="float">
            <text:p>0.16209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20306E+018" calcext:value-type="float">
            <text:p>1.57285191920306E+018</text:p>
          </table:table-cell>
          <table:table-cell office:value-type="float" office:value="8144" calcext:value-type="float">
            <text:p>8144</text:p>
          </table:table-cell>
          <table:table-cell office:value-type="float" office:value="1.57285191915171E+018" calcext:value-type="float">
            <text:p>1.57285191915171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0.161829993129" calcext:value-type="float">
            <text:p>0.1618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25531E+018" calcext:value-type="float">
            <text:p>1.57285191925531E+018</text:p>
          </table:table-cell>
          <table:table-cell office:value-type="float" office:value="8145" calcext:value-type="float">
            <text:p>8145</text:p>
          </table:table-cell>
          <table:table-cell office:value-type="float" office:value="1.57285191920274E+018" calcext:value-type="float">
            <text:p>1.57285191920274E+018</text:p>
          </table:table-cell>
          <table:table-cell/>
          <table:table-cell office:value-type="float" office:value="0.324400007725" calcext:value-type="float">
            <text:p>0.3244000077</text:p>
          </table:table-cell>
          <table:table-cell office:value-type="float" office:value="0" calcext:value-type="float">
            <text:p>0</text:p>
          </table:table-cell>
          <table:table-cell office:value-type="float" office:value="0.324389994144" calcext:value-type="float">
            <text:p>0.32438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30618E+018" calcext:value-type="float">
            <text:p>1.57285191930618E+018</text:p>
          </table:table-cell>
          <table:table-cell office:value-type="float" office:value="8146" calcext:value-type="float">
            <text:p>8146</text:p>
          </table:table-cell>
          <table:table-cell office:value-type="float" office:value="1.57285191925469E+018" calcext:value-type="float">
            <text:p>1.57285191925469E+018</text:p>
          </table:table-cell>
          <table:table-cell/>
          <table:table-cell office:value-type="float" office:value="0.324200004339" calcext:value-type="float">
            <text:p>0.3242000043</text:p>
          </table:table-cell>
          <table:table-cell office:value-type="float" office:value="0" calcext:value-type="float">
            <text:p>0</text:p>
          </table:table-cell>
          <table:table-cell office:value-type="float" office:value="0.324209988117" calcext:value-type="float">
            <text:p>0.324209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35639E+018" calcext:value-type="float">
            <text:p>1.57285191935639E+018</text:p>
          </table:table-cell>
          <table:table-cell office:value-type="float" office:value="8147" calcext:value-type="float">
            <text:p>8147</text:p>
          </table:table-cell>
          <table:table-cell office:value-type="float" office:value="1.57285191930556E+018" calcext:value-type="float">
            <text:p>1.57285191930556E+018</text:p>
          </table:table-cell>
          <table:table-cell/>
          <table:table-cell office:value-type="float" office:value="0.162200003862" calcext:value-type="float">
            <text:p>0.1622000039</text:p>
          </table:table-cell>
          <table:table-cell office:value-type="float" office:value="0" calcext:value-type="float">
            <text:p>0</text:p>
          </table:table-cell>
          <table:table-cell office:value-type="float" office:value="0.162180006504" calcext:value-type="float">
            <text:p>0.16218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40832E+018" calcext:value-type="float">
            <text:p>1.57285191940832E+018</text:p>
          </table:table-cell>
          <table:table-cell office:value-type="float" office:value="8148" calcext:value-type="float">
            <text:p>8148</text:p>
          </table:table-cell>
          <table:table-cell office:value-type="float" office:value="1.57285191935629E+018" calcext:value-type="float">
            <text:p>1.57285191935629E+018</text:p>
          </table:table-cell>
          <table:table-cell/>
          <table:table-cell office:value-type="float" office:value="0.162599995732" calcext:value-type="float">
            <text:p>0.1625999957</text:p>
          </table:table-cell>
          <table:table-cell office:value-type="float" office:value="0" calcext:value-type="float">
            <text:p>0</text:p>
          </table:table-cell>
          <table:table-cell office:value-type="float" office:value="0.162630006671" calcext:value-type="float">
            <text:p>0.16263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46036E+018" calcext:value-type="float">
            <text:p>1.57285191946036E+018</text:p>
          </table:table-cell>
          <table:table-cell office:value-type="float" office:value="8149" calcext:value-type="float">
            <text:p>8149</text:p>
          </table:table-cell>
          <table:table-cell office:value-type="float" office:value="1.57285191940838E+018" calcext:value-type="float">
            <text:p>1.57285191940838E+018</text:p>
          </table:table-cell>
          <table:table-cell/>
          <table:table-cell office:value-type="float" office:value="0.177100002766" calcext:value-type="float">
            <text:p>0.1771000028</text:p>
          </table:table-cell>
          <table:table-cell office:value-type="float" office:value="0" calcext:value-type="float">
            <text:p>0</text:p>
          </table:table-cell>
          <table:table-cell office:value-type="float" office:value="0.177059993148" calcext:value-type="float">
            <text:p>0.17705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51255E+018" calcext:value-type="float">
            <text:p>1.57285191951255E+018</text:p>
          </table:table-cell>
          <table:table-cell office:value-type="float" office:value="8150" calcext:value-type="float">
            <text:p>8150</text:p>
          </table:table-cell>
          <table:table-cell office:value-type="float" office:value="1.57285191946059E+018" calcext:value-type="float">
            <text:p>1.57285191946059E+018</text:p>
          </table:table-cell>
          <table:table-cell/>
          <table:table-cell office:value-type="float" office:value="0.177000001073" calcext:value-type="float">
            <text:p>0.1770000011</text:p>
          </table:table-cell>
          <table:table-cell office:value-type="float" office:value="0" calcext:value-type="float">
            <text:p>0</text:p>
          </table:table-cell>
          <table:table-cell office:value-type="float" office:value="0.176949992776" calcext:value-type="float">
            <text:p>0.17694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56479E+018" calcext:value-type="float">
            <text:p>1.57285191956479E+018</text:p>
          </table:table-cell>
          <table:table-cell office:value-type="float" office:value="8151" calcext:value-type="float">
            <text:p>8151</text:p>
          </table:table-cell>
          <table:table-cell office:value-type="float" office:value="1.57285191951268E+018" calcext:value-type="float">
            <text:p>1.57285191951268E+018</text:p>
          </table:table-cell>
          <table:table-cell/>
          <table:table-cell office:value-type="float" office:value="0.176699995995" calcext:value-type="float">
            <text:p>0.176699996</text:p>
          </table:table-cell>
          <table:table-cell office:value-type="float" office:value="0" calcext:value-type="float">
            <text:p>0</text:p>
          </table:table-cell>
          <table:table-cell office:value-type="float" office:value="0.176750004292" calcext:value-type="float">
            <text:p>0.17675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61673E+018" calcext:value-type="float">
            <text:p>1.57285191961673E+018</text:p>
          </table:table-cell>
          <table:table-cell office:value-type="float" office:value="8152" calcext:value-type="float">
            <text:p>8152</text:p>
          </table:table-cell>
          <table:table-cell office:value-type="float" office:value="1.5728519195649E+018" calcext:value-type="float">
            <text:p>1.5728519195649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66971E+018" calcext:value-type="float">
            <text:p>1.57285191966971E+018</text:p>
          </table:table-cell>
          <table:table-cell office:value-type="float" office:value="8153" calcext:value-type="float">
            <text:p>8153</text:p>
          </table:table-cell>
          <table:table-cell office:value-type="float" office:value="1.57285191961701E+018" calcext:value-type="float">
            <text:p>1.57285191961701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0.176019996405" calcext:value-type="float">
            <text:p>0.17601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72315E+018" calcext:value-type="float">
            <text:p>1.57285191972315E+018</text:p>
          </table:table-cell>
          <table:table-cell office:value-type="float" office:value="8154" calcext:value-type="float">
            <text:p>8154</text:p>
          </table:table-cell>
          <table:table-cell office:value-type="float" office:value="1.57285191966902E+018" calcext:value-type="float">
            <text:p>1.57285191966902E+018</text:p>
          </table:table-cell>
          <table:table-cell/>
          <table:table-cell office:value-type="float" office:value="0.386599987745" calcext:value-type="float">
            <text:p>0.3865999877</text:p>
          </table:table-cell>
          <table:table-cell office:value-type="float" office:value="0" calcext:value-type="float">
            <text:p>0</text:p>
          </table:table-cell>
          <table:table-cell office:value-type="float" office:value="0.386610001326" calcext:value-type="float">
            <text:p>0.38661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77425E+018" calcext:value-type="float">
            <text:p>1.57285191977425E+018</text:p>
          </table:table-cell>
          <table:table-cell office:value-type="float" office:value="8155" calcext:value-type="float">
            <text:p>8155</text:p>
          </table:table-cell>
          <table:table-cell office:value-type="float" office:value="1.57285191972178E+018" calcext:value-type="float">
            <text:p>1.57285191972178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0.192660003901" calcext:value-type="float">
            <text:p>0.1926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82674E+018" calcext:value-type="float">
            <text:p>1.57285191982674E+018</text:p>
          </table:table-cell>
          <table:table-cell office:value-type="float" office:value="8156" calcext:value-type="float">
            <text:p>8156</text:p>
          </table:table-cell>
          <table:table-cell office:value-type="float" office:value="1.57285191977451E+018" calcext:value-type="float">
            <text:p>1.57285191977451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69997501" calcext:value-type="float">
            <text:p>0.19236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87848E+018" calcext:value-type="float">
            <text:p>1.57285191987848E+018</text:p>
          </table:table-cell>
          <table:table-cell office:value-type="float" office:value="8157" calcext:value-type="float">
            <text:p>8157</text:p>
          </table:table-cell>
          <table:table-cell office:value-type="float" office:value="1.57285191982641E+018" calcext:value-type="float">
            <text:p>1.57285191982641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0.19199000299" calcext:value-type="float">
            <text:p>0.19199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93082E+018" calcext:value-type="float">
            <text:p>1.57285191993082E+018</text:p>
          </table:table-cell>
          <table:table-cell office:value-type="float" office:value="8158" calcext:value-type="float">
            <text:p>8158</text:p>
          </table:table-cell>
          <table:table-cell office:value-type="float" office:value="1.57285191987852E+018" calcext:value-type="float">
            <text:p>1.57285191987852E+018</text:p>
          </table:table-cell>
          <table:table-cell/>
          <table:table-cell office:value-type="float" office:value="0.191499993205" calcext:value-type="float">
            <text:p>0.1914999932</text:p>
          </table:table-cell>
          <table:table-cell office:value-type="float" office:value="0" calcext:value-type="float">
            <text:p>0</text:p>
          </table:table-cell>
          <table:table-cell office:value-type="float" office:value="0.191489994526" calcext:value-type="float">
            <text:p>0.19148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1998215E+018" calcext:value-type="float">
            <text:p>1.57285191998215E+018</text:p>
          </table:table-cell>
          <table:table-cell office:value-type="float" office:value="8159" calcext:value-type="float">
            <text:p>8159</text:p>
          </table:table-cell>
          <table:table-cell office:value-type="float" office:value="1.57285191993017E+018" calcext:value-type="float">
            <text:p>1.57285191993017E+018</text:p>
          </table:table-cell>
          <table:table-cell/>
          <table:table-cell office:value-type="float" office:value="0.191599994898" calcext:value-type="float">
            <text:p>0.1915999949</text:p>
          </table:table-cell>
          <table:table-cell office:value-type="float" office:value="0" calcext:value-type="float">
            <text:p>0</text:p>
          </table:table-cell>
          <table:table-cell office:value-type="float" office:value="0.191650003195" calcext:value-type="float">
            <text:p>0.19165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03457E+018" calcext:value-type="float">
            <text:p>1.57285192003457E+018</text:p>
          </table:table-cell>
          <table:table-cell office:value-type="float" office:value="8160" calcext:value-type="float">
            <text:p>8160</text:p>
          </table:table-cell>
          <table:table-cell office:value-type="float" office:value="1.57285191998219E+018" calcext:value-type="float">
            <text:p>1.57285191998219E+018</text:p>
          </table:table-cell>
          <table:table-cell/>
          <table:table-cell office:value-type="float" office:value="0.191699996591" calcext:value-type="float">
            <text:p>0.1916999966</text:p>
          </table:table-cell>
          <table:table-cell office:value-type="float" office:value="0" calcext:value-type="float">
            <text:p>0</text:p>
          </table:table-cell>
          <table:table-cell office:value-type="float" office:value="0.191719993949" calcext:value-type="float">
            <text:p>0.191719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08513E+018" calcext:value-type="float">
            <text:p>1.57285192008513E+018</text:p>
          </table:table-cell>
          <table:table-cell office:value-type="float" office:value="8161" calcext:value-type="float">
            <text:p>8161</text:p>
          </table:table-cell>
          <table:table-cell office:value-type="float" office:value="1.57285192003381E+018" calcext:value-type="float">
            <text:p>1.57285192003381E+018</text:p>
          </table:table-cell>
          <table:table-cell/>
          <table:table-cell office:value-type="float" office:value="0.191899999976" calcext:value-type="float">
            <text:p>0.1919</text:p>
          </table:table-cell>
          <table:table-cell office:value-type="float" office:value="0" calcext:value-type="float">
            <text:p>0</text:p>
          </table:table-cell>
          <table:table-cell office:value-type="float" office:value="0.191890001297" calcext:value-type="float">
            <text:p>0.19189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13676E+018" calcext:value-type="float">
            <text:p>1.57285192013676E+018</text:p>
          </table:table-cell>
          <table:table-cell office:value-type="float" office:value="8162" calcext:value-type="float">
            <text:p>8162</text:p>
          </table:table-cell>
          <table:table-cell office:value-type="float" office:value="1.57285192008479E+018" calcext:value-type="float">
            <text:p>1.57285192008479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50000143" calcext:value-type="float">
            <text:p>0.1923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18945E+018" calcext:value-type="float">
            <text:p>1.57285192018945E+018</text:p>
          </table:table-cell>
          <table:table-cell office:value-type="float" office:value="8163" calcext:value-type="float">
            <text:p>8163</text:p>
          </table:table-cell>
          <table:table-cell office:value-type="float" office:value="1.57285192013681E+018" calcext:value-type="float">
            <text:p>1.57285192013681E+018</text:p>
          </table:table-cell>
          <table:table-cell/>
          <table:table-cell office:value-type="float" office:value="0.384799987078" calcext:value-type="float">
            <text:p>0.3847999871</text:p>
          </table:table-cell>
          <table:table-cell office:value-type="float" office:value="0" calcext:value-type="float">
            <text:p>0</text:p>
          </table:table-cell>
          <table:table-cell office:value-type="float" office:value="0.384759992361" calcext:value-type="float">
            <text:p>0.384759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29095E+018" calcext:value-type="float">
            <text:p>1.57285192029095E+018</text:p>
          </table:table-cell>
          <table:table-cell office:value-type="float" office:value="8164" calcext:value-type="float">
            <text:p>8164</text:p>
          </table:table-cell>
          <table:table-cell office:value-type="float" office:value="1.57285192018872E+018" calcext:value-type="float">
            <text:p>1.57285192018872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34357E+018" calcext:value-type="float">
            <text:p>1.57285192034357E+018</text:p>
          </table:table-cell>
          <table:table-cell office:value-type="float" office:value="8165" calcext:value-type="float">
            <text:p>8165</text:p>
          </table:table-cell>
          <table:table-cell office:value-type="float" office:value="1.57285192029095E+018" calcext:value-type="float">
            <text:p>1.57285192029095E+018</text:p>
          </table:table-cell>
          <table:table-cell/>
          <table:table-cell office:value-type="float" office:value="0.248500004411" calcext:value-type="float">
            <text:p>0.2485000044</text:p>
          </table:table-cell>
          <table:table-cell office:value-type="float" office:value="-0.175699993968" calcext:value-type="float">
            <text:p>-0.175699994</text:p>
          </table:table-cell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39522E+018" calcext:value-type="float">
            <text:p>1.57285192039522E+018</text:p>
          </table:table-cell>
          <table:table-cell office:value-type="float" office:value="8166" calcext:value-type="float">
            <text:p>8166</text:p>
          </table:table-cell>
          <table:table-cell office:value-type="float" office:value="1.57285192034289E+018" calcext:value-type="float">
            <text:p>1.57285192034289E+018</text:p>
          </table:table-cell>
          <table:table-cell/>
          <table:table-cell office:value-type="float" office:value="0.248799994588" calcext:value-type="float">
            <text:p>0.2487999946</text:p>
          </table:table-cell>
          <table:table-cell office:value-type="float" office:value="-0.175940006971" calcext:value-type="float">
            <text:p>-0.175940007</text:p>
          </table:table-cell>
          <table:table-cell office:value-type="float" office:value="0.175940006971" calcext:value-type="float">
            <text:p>0.17594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44729E+018" calcext:value-type="float">
            <text:p>1.57285192044729E+018</text:p>
          </table:table-cell>
          <table:table-cell office:value-type="float" office:value="8167" calcext:value-type="float">
            <text:p>8167</text:p>
          </table:table-cell>
          <table:table-cell office:value-type="float" office:value="1.57285192039506E+018" calcext:value-type="float">
            <text:p>1.57285192039506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50003958" calcext:value-type="float">
            <text:p>-0.175850004</text:p>
          </table:table-cell>
          <table:table-cell office:value-type="float" office:value="0.175850003958" calcext:value-type="float">
            <text:p>0.17585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49946E+018" calcext:value-type="float">
            <text:p>1.57285192049946E+018</text:p>
          </table:table-cell>
          <table:table-cell office:value-type="float" office:value="8168" calcext:value-type="float">
            <text:p>8168</text:p>
          </table:table-cell>
          <table:table-cell office:value-type="float" office:value="1.57285192044714E+018" calcext:value-type="float">
            <text:p>1.57285192044714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60002637" calcext:value-type="float">
            <text:p>-0.1758600026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55036E+018" calcext:value-type="float">
            <text:p>1.57285192055036E+018</text:p>
          </table:table-cell>
          <table:table-cell office:value-type="float" office:value="8169" calcext:value-type="float">
            <text:p>8169</text:p>
          </table:table-cell>
          <table:table-cell office:value-type="float" office:value="1.57285192049883E+018" calcext:value-type="float">
            <text:p>1.57285192049883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50003958" calcext:value-type="float">
            <text:p>-0.175850004</text:p>
          </table:table-cell>
          <table:table-cell office:value-type="float" office:value="0.175850003958" calcext:value-type="float">
            <text:p>0.17585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65318E+018" calcext:value-type="float">
            <text:p>1.57285192065318E+018</text:p>
          </table:table-cell>
          <table:table-cell office:value-type="float" office:value="8170" calcext:value-type="float">
            <text:p>8170</text:p>
          </table:table-cell>
          <table:table-cell office:value-type="float" office:value="1.57285192055034E+018" calcext:value-type="float">
            <text:p>1.57285192055034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-0.176009997725" calcext:value-type="float">
            <text:p>-0.1760099977</text:p>
          </table:table-cell>
          <table:table-cell office:value-type="float" office:value="0.176009997725" calcext:value-type="float">
            <text:p>0.17600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70449E+018" calcext:value-type="float">
            <text:p>1.57285192070449E+018</text:p>
          </table:table-cell>
          <table:table-cell office:value-type="float" office:value="8171" calcext:value-type="float">
            <text:p>8171</text:p>
          </table:table-cell>
          <table:table-cell office:value-type="float" office:value="1.57285192065236E+018" calcext:value-type="float">
            <text:p>1.57285192065236E+018</text:p>
          </table:table-cell>
          <table:table-cell/>
          <table:table-cell office:value-type="float" office:value="0.361499994993" calcext:value-type="float">
            <text:p>0.361499995</text:p>
          </table:table-cell>
          <table:table-cell office:value-type="float" office:value="-0.161669999361" calcext:value-type="float">
            <text:p>-0.1616699994</text:p>
          </table:table-cell>
          <table:table-cell office:value-type="float" office:value="0.323339998722" calcext:value-type="float">
            <text:p>0.32333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75597E+018" calcext:value-type="float">
            <text:p>1.57285192075597E+018</text:p>
          </table:table-cell>
          <table:table-cell office:value-type="float" office:value="8172" calcext:value-type="float">
            <text:p>8172</text:p>
          </table:table-cell>
          <table:table-cell office:value-type="float" office:value="1.57285192070393E+018" calcext:value-type="float">
            <text:p>1.57285192070393E+018</text:p>
          </table:table-cell>
          <table:table-cell/>
          <table:table-cell office:value-type="float" office:value="0.361200004816" calcext:value-type="float">
            <text:p>0.3612000048</text:p>
          </table:table-cell>
          <table:table-cell office:value-type="float" office:value="-0.161510005593" calcext:value-type="float">
            <text:p>-0.1615100056</text:p>
          </table:table-cell>
          <table:table-cell office:value-type="float" office:value="0.323029994965" calcext:value-type="float">
            <text:p>0.32302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80818E+018" calcext:value-type="float">
            <text:p>1.57285192080818E+018</text:p>
          </table:table-cell>
          <table:table-cell office:value-type="float" office:value="8173" calcext:value-type="float">
            <text:p>8173</text:p>
          </table:table-cell>
          <table:table-cell office:value-type="float" office:value="1.57285192075605E+018" calcext:value-type="float">
            <text:p>1.57285192075605E+018</text:p>
          </table:table-cell>
          <table:table-cell/>
          <table:table-cell office:value-type="float" office:value="0.22840000689" calcext:value-type="float">
            <text:p>0.2284000069</text:p>
          </table:table-cell>
          <table:table-cell office:value-type="float" office:value="-0.161489993334" calcext:value-type="float">
            <text:p>-0.1614899933</text:p>
          </table:table-cell>
          <table:table-cell office:value-type="float" office:value="0.161489993334" calcext:value-type="float">
            <text:p>0.16148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85986E+018" calcext:value-type="float">
            <text:p>1.57285192085986E+018</text:p>
          </table:table-cell>
          <table:table-cell office:value-type="float" office:value="8174" calcext:value-type="float">
            <text:p>8174</text:p>
          </table:table-cell>
          <table:table-cell office:value-type="float" office:value="1.57285192080771E+018" calcext:value-type="float">
            <text:p>1.57285192080771E+018</text:p>
          </table:table-cell>
          <table:table-cell/>
          <table:table-cell office:value-type="float" office:value="0.228499993682" calcext:value-type="float">
            <text:p>0.2284999937</text:p>
          </table:table-cell>
          <table:table-cell office:value-type="float" office:value="-0.161559998989" calcext:value-type="float">
            <text:p>-0.161559999</text:p>
          </table:table-cell>
          <table:table-cell office:value-type="float" office:value="0.161559998989" calcext:value-type="float">
            <text:p>0.16155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9111E+018" calcext:value-type="float">
            <text:p>1.5728519209111E+018</text:p>
          </table:table-cell>
          <table:table-cell office:value-type="float" office:value="8175" calcext:value-type="float">
            <text:p>8175</text:p>
          </table:table-cell>
          <table:table-cell office:value-type="float" office:value="1.57285192085962E+018" calcext:value-type="float">
            <text:p>1.57285192085962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50003958" calcext:value-type="float">
            <text:p>0.17585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096312E+018" calcext:value-type="float">
            <text:p>1.57285192096312E+018</text:p>
          </table:table-cell>
          <table:table-cell office:value-type="float" office:value="8176" calcext:value-type="float">
            <text:p>8176</text:p>
          </table:table-cell>
          <table:table-cell office:value-type="float" office:value="1.57285192091105E+018" calcext:value-type="float">
            <text:p>1.57285192091105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01424E+018" calcext:value-type="float">
            <text:p>1.57285192101424E+018</text:p>
          </table:table-cell>
          <table:table-cell office:value-type="float" office:value="8177" calcext:value-type="float">
            <text:p>8177</text:p>
          </table:table-cell>
          <table:table-cell office:value-type="float" office:value="1.57285192096257E+018" calcext:value-type="float">
            <text:p>1.57285192096257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06619E+018" calcext:value-type="float">
            <text:p>1.57285192106619E+018</text:p>
          </table:table-cell>
          <table:table-cell office:value-type="float" office:value="8178" calcext:value-type="float">
            <text:p>8178</text:p>
          </table:table-cell>
          <table:table-cell office:value-type="float" office:value="1.57285192101421E+018" calcext:value-type="float">
            <text:p>1.57285192101421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0.17634999752" calcext:value-type="float">
            <text:p>0.17634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11795E+018" calcext:value-type="float">
            <text:p>1.57285192111795E+018</text:p>
          </table:table-cell>
          <table:table-cell office:value-type="float" office:value="8179" calcext:value-type="float">
            <text:p>8179</text:p>
          </table:table-cell>
          <table:table-cell office:value-type="float" office:value="1.57285192106609E+018" calcext:value-type="float">
            <text:p>1.57285192106609E+018</text:p>
          </table:table-cell>
          <table:table-cell/>
          <table:table-cell office:value-type="float" office:value="0.352600008249" calcext:value-type="float">
            <text:p>0.3526000082</text:p>
          </table:table-cell>
          <table:table-cell office:value-type="float" office:value="0" calcext:value-type="float">
            <text:p>0</text:p>
          </table:table-cell>
          <table:table-cell office:value-type="float" office:value="0.352580010891" calcext:value-type="float">
            <text:p>0.35258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16998E+018" calcext:value-type="float">
            <text:p>1.57285192116998E+018</text:p>
          </table:table-cell>
          <table:table-cell office:value-type="float" office:value="8180" calcext:value-type="float">
            <text:p>8180</text:p>
          </table:table-cell>
          <table:table-cell office:value-type="float" office:value="1.57285192111801E+018" calcext:value-type="float">
            <text:p>1.57285192111801E+018</text:p>
          </table:table-cell>
          <table:table-cell/>
          <table:table-cell office:value-type="float" office:value="0.35229998827" calcext:value-type="float">
            <text:p>0.3522999883</text:p>
          </table:table-cell>
          <table:table-cell office:value-type="float" office:value="0" calcext:value-type="float">
            <text:p>0</text:p>
          </table:table-cell>
          <table:table-cell office:value-type="float" office:value="0.352319985628" calcext:value-type="float">
            <text:p>0.352319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22197E+018" calcext:value-type="float">
            <text:p>1.57285192122197E+018</text:p>
          </table:table-cell>
          <table:table-cell office:value-type="float" office:value="8181" calcext:value-type="float">
            <text:p>8181</text:p>
          </table:table-cell>
          <table:table-cell office:value-type="float" office:value="1.5728519211701E+018" calcext:value-type="float">
            <text:p>1.5728519211701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0.193149998784" calcext:value-type="float">
            <text:p>0.19314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27361E+018" calcext:value-type="float">
            <text:p>1.57285192127361E+018</text:p>
          </table:table-cell>
          <table:table-cell office:value-type="float" office:value="8182" calcext:value-type="float">
            <text:p>8182</text:p>
          </table:table-cell>
          <table:table-cell office:value-type="float" office:value="1.5728519212216E+018" calcext:value-type="float">
            <text:p>1.5728519212216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69996142" calcext:value-type="float">
            <text:p>0.193169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3244E+018" calcext:value-type="float">
            <text:p>1.5728519213244E+018</text:p>
          </table:table-cell>
          <table:table-cell office:value-type="float" office:value="8183" calcext:value-type="float">
            <text:p>8183</text:p>
          </table:table-cell>
          <table:table-cell office:value-type="float" office:value="1.57285192127307E+018" calcext:value-type="float">
            <text:p>1.57285192127307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0.193409994245" calcext:value-type="float">
            <text:p>0.19340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37719E+018" calcext:value-type="float">
            <text:p>1.57285192137719E+018</text:p>
          </table:table-cell>
          <table:table-cell office:value-type="float" office:value="8184" calcext:value-type="float">
            <text:p>8184</text:p>
          </table:table-cell>
          <table:table-cell office:value-type="float" office:value="1.57285192132468E+018" calcext:value-type="float">
            <text:p>1.57285192132468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0.193430006504" calcext:value-type="float">
            <text:p>0.19343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47842E+018" calcext:value-type="float">
            <text:p>1.57285192147842E+018</text:p>
          </table:table-cell>
          <table:table-cell office:value-type="float" office:value="8185" calcext:value-type="float">
            <text:p>8185</text:p>
          </table:table-cell>
          <table:table-cell office:value-type="float" office:value="1.57285192137657E+018" calcext:value-type="float">
            <text:p>1.57285192137657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0.193440005183" calcext:value-type="float">
            <text:p>0.19344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53126E+018" calcext:value-type="float">
            <text:p>1.57285192153126E+018</text:p>
          </table:table-cell>
          <table:table-cell office:value-type="float" office:value="8186" calcext:value-type="float">
            <text:p>8186</text:p>
          </table:table-cell>
          <table:table-cell office:value-type="float" office:value="1.57285192147868E+018" calcext:value-type="float">
            <text:p>1.57285192147868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170006394" calcext:value-type="float">
            <text:p>0.17617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58283E+018" calcext:value-type="float">
            <text:p>1.57285192158283E+018</text:p>
          </table:table-cell>
          <table:table-cell office:value-type="float" office:value="8187" calcext:value-type="float">
            <text:p>8187</text:p>
          </table:table-cell>
          <table:table-cell office:value-type="float" office:value="1.57285192153119E+018" calcext:value-type="float">
            <text:p>1.57285192153119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63372E+018" calcext:value-type="float">
            <text:p>1.57285192163372E+018</text:p>
          </table:table-cell>
          <table:table-cell office:value-type="float" office:value="8188" calcext:value-type="float">
            <text:p>8188</text:p>
          </table:table-cell>
          <table:table-cell office:value-type="float" office:value="1.57285192158285E+018" calcext:value-type="float">
            <text:p>1.57285192158285E+018</text:p>
          </table:table-cell>
          <table:table-cell/>
          <table:table-cell office:value-type="float" office:value="0.351700007915" calcext:value-type="float">
            <text:p>0.3517000079</text:p>
          </table:table-cell>
          <table:table-cell office:value-type="float" office:value="0" calcext:value-type="float">
            <text:p>0</text:p>
          </table:table-cell>
          <table:table-cell office:value-type="float" office:value="0.351720005274" calcext:value-type="float">
            <text:p>0.35172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68611E+018" calcext:value-type="float">
            <text:p>1.57285192168611E+018</text:p>
          </table:table-cell>
          <table:table-cell office:value-type="float" office:value="8189" calcext:value-type="float">
            <text:p>8189</text:p>
          </table:table-cell>
          <table:table-cell office:value-type="float" office:value="1.57285192163356E+018" calcext:value-type="float">
            <text:p>1.57285192163356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1999979" calcext:value-type="float">
            <text:p>0.17621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73642E+018" calcext:value-type="float">
            <text:p>1.57285192173642E+018</text:p>
          </table:table-cell>
          <table:table-cell office:value-type="float" office:value="8190" calcext:value-type="float">
            <text:p>8190</text:p>
          </table:table-cell>
          <table:table-cell office:value-type="float" office:value="1.57285192168551E+018" calcext:value-type="float">
            <text:p>1.57285192168551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78821E+018" calcext:value-type="float">
            <text:p>1.57285192178821E+018</text:p>
          </table:table-cell>
          <table:table-cell office:value-type="float" office:value="8191" calcext:value-type="float">
            <text:p>8191</text:p>
          </table:table-cell>
          <table:table-cell office:value-type="float" office:value="1.57285192173625E+018" calcext:value-type="float">
            <text:p>1.57285192173625E+018</text:p>
          </table:table-cell>
          <table:table-cell/>
          <table:table-cell office:value-type="float" office:value="0.176599994302" calcext:value-type="float">
            <text:p>0.1765999943</text:p>
          </table:table-cell>
          <table:table-cell office:value-type="float" office:value="0" calcext:value-type="float">
            <text:p>0</text:p>
          </table:table-cell>
          <table:table-cell office:value-type="float" office:value="0.17663000524" calcext:value-type="float">
            <text:p>0.17663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83849E+018" calcext:value-type="float">
            <text:p>1.57285192183849E+018</text:p>
          </table:table-cell>
          <table:table-cell office:value-type="float" office:value="8192" calcext:value-type="float">
            <text:p>8192</text:p>
          </table:table-cell>
          <table:table-cell office:value-type="float" office:value="1.57285192178758E+018" calcext:value-type="float">
            <text:p>1.57285192178758E+018</text:p>
          </table:table-cell>
          <table:table-cell/>
          <table:table-cell office:value-type="float" office:value="0.176699995995" calcext:value-type="float">
            <text:p>0.176699996</text:p>
          </table:table-cell>
          <table:table-cell office:value-type="float" office:value="0" calcext:value-type="float">
            <text:p>0</text:p>
          </table:table-cell>
          <table:table-cell office:value-type="float" office:value="0.176689997315" calcext:value-type="float">
            <text:p>0.17668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89071E+018" calcext:value-type="float">
            <text:p>1.57285192189071E+018</text:p>
          </table:table-cell>
          <table:table-cell office:value-type="float" office:value="8193" calcext:value-type="float">
            <text:p>8193</text:p>
          </table:table-cell>
          <table:table-cell office:value-type="float" office:value="1.57285192183847E+018" calcext:value-type="float">
            <text:p>1.57285192183847E+018</text:p>
          </table:table-cell>
          <table:table-cell/>
          <table:table-cell office:value-type="float" office:value="0.17689999938" calcext:value-type="float">
            <text:p>0.1768999994</text:p>
          </table:table-cell>
          <table:table-cell office:value-type="float" office:value="0" calcext:value-type="float">
            <text:p>0</text:p>
          </table:table-cell>
          <table:table-cell office:value-type="float" office:value="0.176870003343" calcext:value-type="float">
            <text:p>0.17687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94239E+018" calcext:value-type="float">
            <text:p>1.57285192194239E+018</text:p>
          </table:table-cell>
          <table:table-cell office:value-type="float" office:value="8194" calcext:value-type="float">
            <text:p>8194</text:p>
          </table:table-cell>
          <table:table-cell office:value-type="float" office:value="1.57285192189007E+018" calcext:value-type="float">
            <text:p>1.57285192189007E+018</text:p>
          </table:table-cell>
          <table:table-cell/>
          <table:table-cell office:value-type="float" office:value="0.17689999938" calcext:value-type="float">
            <text:p>0.1768999994</text:p>
          </table:table-cell>
          <table:table-cell office:value-type="float" office:value="0" calcext:value-type="float">
            <text:p>0</text:p>
          </table:table-cell>
          <table:table-cell office:value-type="float" office:value="0.176870003343" calcext:value-type="float">
            <text:p>0.17687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199495E+018" calcext:value-type="float">
            <text:p>1.57285192199495E+018</text:p>
          </table:table-cell>
          <table:table-cell office:value-type="float" office:value="8195" calcext:value-type="float">
            <text:p>8195</text:p>
          </table:table-cell>
          <table:table-cell office:value-type="float" office:value="1.57285192194211E+018" calcext:value-type="float">
            <text:p>1.57285192194211E+018</text:p>
          </table:table-cell>
          <table:table-cell/>
          <table:table-cell office:value-type="float" office:value="0.176799997687" calcext:value-type="float">
            <text:p>0.1767999977</text:p>
          </table:table-cell>
          <table:table-cell office:value-type="float" office:value="0" calcext:value-type="float">
            <text:p>0</text:p>
          </table:table-cell>
          <table:table-cell office:value-type="float" office:value="0.176819995046" calcext:value-type="float">
            <text:p>0.17681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04543E+018" calcext:value-type="float">
            <text:p>1.57285192204543E+018</text:p>
          </table:table-cell>
          <table:table-cell office:value-type="float" office:value="8196" calcext:value-type="float">
            <text:p>8196</text:p>
          </table:table-cell>
          <table:table-cell office:value-type="float" office:value="1.5728519219941E+018" calcext:value-type="float">
            <text:p>1.5728519219941E+018</text:p>
          </table:table-cell>
          <table:table-cell/>
          <table:table-cell office:value-type="float" office:value="0.194000005722" calcext:value-type="float">
            <text:p>0.1940000057</text:p>
          </table:table-cell>
          <table:table-cell office:value-type="float" office:value="0" calcext:value-type="float">
            <text:p>0</text:p>
          </table:table-cell>
          <table:table-cell office:value-type="float" office:value="0.19402000308" calcext:value-type="float">
            <text:p>0.19402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09616E+018" calcext:value-type="float">
            <text:p>1.57285192209616E+018</text:p>
          </table:table-cell>
          <table:table-cell office:value-type="float" office:value="8197" calcext:value-type="float">
            <text:p>8197</text:p>
          </table:table-cell>
          <table:table-cell office:value-type="float" office:value="1.57285192204514E+018" calcext:value-type="float">
            <text:p>1.57285192204514E+018</text:p>
          </table:table-cell>
          <table:table-cell/>
          <table:table-cell office:value-type="float" office:value="0.389099985361" calcext:value-type="float">
            <text:p>0.3890999854</text:p>
          </table:table-cell>
          <table:table-cell office:value-type="float" office:value="0" calcext:value-type="float">
            <text:p>0</text:p>
          </table:table-cell>
          <table:table-cell office:value-type="float" office:value="0.389149993658" calcext:value-type="float">
            <text:p>0.38914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14831E+018" calcext:value-type="float">
            <text:p>1.57285192214831E+018</text:p>
          </table:table-cell>
          <table:table-cell office:value-type="float" office:value="8198" calcext:value-type="float">
            <text:p>8198</text:p>
          </table:table-cell>
          <table:table-cell office:value-type="float" office:value="1.57285192209591E+018" calcext:value-type="float">
            <text:p>1.57285192209591E+018</text:p>
          </table:table-cell>
          <table:table-cell/>
          <table:table-cell office:value-type="float" office:value="0.194900006056" calcext:value-type="float">
            <text:p>0.1949000061</text:p>
          </table:table-cell>
          <table:table-cell office:value-type="float" office:value="0" calcext:value-type="float">
            <text:p>0</text:p>
          </table:table-cell>
          <table:table-cell office:value-type="float" office:value="0.194910004735" calcext:value-type="float">
            <text:p>0.19491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19976E+018" calcext:value-type="float">
            <text:p>1.57285192219976E+018</text:p>
          </table:table-cell>
          <table:table-cell office:value-type="float" office:value="8199" calcext:value-type="float">
            <text:p>8199</text:p>
          </table:table-cell>
          <table:table-cell office:value-type="float" office:value="1.57285192214759E+018" calcext:value-type="float">
            <text:p>1.57285192214759E+018</text:p>
          </table:table-cell>
          <table:table-cell/>
          <table:table-cell office:value-type="float" office:value="0.194499999285" calcext:value-type="float">
            <text:p>0.1944999993</text:p>
          </table:table-cell>
          <table:table-cell office:value-type="float" office:value="0" calcext:value-type="float">
            <text:p>0</text:p>
          </table:table-cell>
          <table:table-cell office:value-type="float" office:value="0.194539994001" calcext:value-type="float">
            <text:p>0.19453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25125E+018" calcext:value-type="float">
            <text:p>1.57285192225125E+018</text:p>
          </table:table-cell>
          <table:table-cell office:value-type="float" office:value="8200" calcext:value-type="float">
            <text:p>8200</text:p>
          </table:table-cell>
          <table:table-cell office:value-type="float" office:value="1.57285192219912E+018" calcext:value-type="float">
            <text:p>1.57285192219912E+018</text:p>
          </table:table-cell>
          <table:table-cell/>
          <table:table-cell office:value-type="float" office:value="0.19470000267" calcext:value-type="float">
            <text:p>0.1947000027</text:p>
          </table:table-cell>
          <table:table-cell office:value-type="float" office:value="0" calcext:value-type="float">
            <text:p>0</text:p>
          </table:table-cell>
          <table:table-cell office:value-type="float" office:value="0.19470000267" calcext:value-type="float">
            <text:p>0.19470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30231E+018" calcext:value-type="float">
            <text:p>1.57285192230231E+018</text:p>
          </table:table-cell>
          <table:table-cell office:value-type="float" office:value="8201" calcext:value-type="float">
            <text:p>8201</text:p>
          </table:table-cell>
          <table:table-cell office:value-type="float" office:value="1.57285192225079E+018" calcext:value-type="float">
            <text:p>1.57285192225079E+018</text:p>
          </table:table-cell>
          <table:table-cell/>
          <table:table-cell office:value-type="float" office:value="0.274899989367" calcext:value-type="float">
            <text:p>0.2748999894</text:p>
          </table:table-cell>
          <table:table-cell office:value-type="float" office:value="-0.194350004196" calcext:value-type="float">
            <text:p>-0.1943500042</text:p>
          </table:table-cell>
          <table:table-cell office:value-type="float" office:value="0.194350004196" calcext:value-type="float">
            <text:p>0.19435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35446E+018" calcext:value-type="float">
            <text:p>1.57285192235446E+018</text:p>
          </table:table-cell>
          <table:table-cell office:value-type="float" office:value="8202" calcext:value-type="float">
            <text:p>8202</text:p>
          </table:table-cell>
          <table:table-cell office:value-type="float" office:value="1.57285192230255E+018" calcext:value-type="float">
            <text:p>1.57285192230255E+018</text:p>
          </table:table-cell>
          <table:table-cell/>
          <table:table-cell office:value-type="float" office:value="0.274599999189" calcext:value-type="float">
            <text:p>0.2745999992</text:p>
          </table:table-cell>
          <table:table-cell office:value-type="float" office:value="-0.194179996848" calcext:value-type="float">
            <text:p>-0.1941799968</text:p>
          </table:table-cell>
          <table:table-cell office:value-type="float" office:value="0.194179996848" calcext:value-type="float">
            <text:p>0.19417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40626E+018" calcext:value-type="float">
            <text:p>1.57285192240626E+018</text:p>
          </table:table-cell>
          <table:table-cell office:value-type="float" office:value="8203" calcext:value-type="float">
            <text:p>8203</text:p>
          </table:table-cell>
          <table:table-cell office:value-type="float" office:value="1.57285192235455E+018" calcext:value-type="float">
            <text:p>1.57285192235455E+018</text:p>
          </table:table-cell>
          <table:table-cell/>
          <table:table-cell office:value-type="float" office:value="0.273999989033" calcext:value-type="float">
            <text:p>0.273999989</text:p>
          </table:table-cell>
          <table:table-cell office:value-type="float" office:value="-0.193770006299" calcext:value-type="float">
            <text:p>-0.1937700063</text:p>
          </table:table-cell>
          <table:table-cell office:value-type="float" office:value="0.193770006299" calcext:value-type="float">
            <text:p>0.19377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45881E+018" calcext:value-type="float">
            <text:p>1.57285192245881E+018</text:p>
          </table:table-cell>
          <table:table-cell office:value-type="float" office:value="8204" calcext:value-type="float">
            <text:p>8204</text:p>
          </table:table-cell>
          <table:table-cell office:value-type="float" office:value="1.57285192240586E+018" calcext:value-type="float">
            <text:p>1.57285192240586E+018</text:p>
          </table:table-cell>
          <table:table-cell/>
          <table:table-cell office:value-type="float" office:value="0.274199992418" calcext:value-type="float">
            <text:p>0.2741999924</text:p>
          </table:table-cell>
          <table:table-cell office:value-type="float" office:value="-0.193880006671" calcext:value-type="float">
            <text:p>-0.1938800067</text:p>
          </table:table-cell>
          <table:table-cell office:value-type="float" office:value="0.193880006671" calcext:value-type="float">
            <text:p>0.19388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51014E+018" calcext:value-type="float">
            <text:p>1.57285192251014E+018</text:p>
          </table:table-cell>
          <table:table-cell office:value-type="float" office:value="8205" calcext:value-type="float">
            <text:p>8205</text:p>
          </table:table-cell>
          <table:table-cell office:value-type="float" office:value="1.57285192245818E+018" calcext:value-type="float">
            <text:p>1.57285192245818E+018</text:p>
          </table:table-cell>
          <table:table-cell/>
          <table:table-cell office:value-type="float" office:value="0.273999989033" calcext:value-type="float">
            <text:p>0.273999989</text:p>
          </table:table-cell>
          <table:table-cell office:value-type="float" office:value="-0.193770006299" calcext:value-type="float">
            <text:p>-0.1937700063</text:p>
          </table:table-cell>
          <table:table-cell office:value-type="float" office:value="0.193770006299" calcext:value-type="float">
            <text:p>0.19377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56244E+018" calcext:value-type="float">
            <text:p>1.57285192256244E+018</text:p>
          </table:table-cell>
          <table:table-cell office:value-type="float" office:value="8206" calcext:value-type="float">
            <text:p>8206</text:p>
          </table:table-cell>
          <table:table-cell office:value-type="float" office:value="1.57285192251037E+018" calcext:value-type="float">
            <text:p>1.57285192251037E+018</text:p>
          </table:table-cell>
          <table:table-cell/>
          <table:table-cell office:value-type="float" office:value="0.433099985123" calcext:value-type="float">
            <text:p>0.4330999851</text:p>
          </table:table-cell>
          <table:table-cell office:value-type="float" office:value="-0.193700000644" calcext:value-type="float">
            <text:p>-0.1937000006</text:p>
          </table:table-cell>
          <table:table-cell office:value-type="float" office:value="0.387400001287" calcext:value-type="float">
            <text:p>0.38740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61372E+018" calcext:value-type="float">
            <text:p>1.57285192261372E+018</text:p>
          </table:table-cell>
          <table:table-cell office:value-type="float" office:value="8207" calcext:value-type="float">
            <text:p>8207</text:p>
          </table:table-cell>
          <table:table-cell office:value-type="float" office:value="1.57285192256252E+018" calcext:value-type="float">
            <text:p>1.57285192256252E+018</text:p>
          </table:table-cell>
          <table:table-cell/>
          <table:table-cell office:value-type="float" office:value="0.273299992085" calcext:value-type="float">
            <text:p>0.2732999921</text:p>
          </table:table-cell>
          <table:table-cell office:value-type="float" office:value="-0.193279996514" calcext:value-type="float">
            <text:p>-0.1932799965</text:p>
          </table:table-cell>
          <table:table-cell office:value-type="float" office:value="0.193279996514" calcext:value-type="float">
            <text:p>0.19327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66471E+018" calcext:value-type="float">
            <text:p>1.57285192266471E+018</text:p>
          </table:table-cell>
          <table:table-cell office:value-type="float" office:value="8208" calcext:value-type="float">
            <text:p>8208</text:p>
          </table:table-cell>
          <table:table-cell office:value-type="float" office:value="1.57285192261348E+018" calcext:value-type="float">
            <text:p>1.57285192261348E+018</text:p>
          </table:table-cell>
          <table:table-cell/>
          <table:table-cell office:value-type="float" office:value="0.273200005293" calcext:value-type="float">
            <text:p>0.2732000053</text:p>
          </table:table-cell>
          <table:table-cell office:value-type="float" office:value="-0.19321000576" calcext:value-type="float">
            <text:p>-0.1932100058</text:p>
          </table:table-cell>
          <table:table-cell office:value-type="float" office:value="0.19321000576" calcext:value-type="float">
            <text:p>0.19321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71571E+018" calcext:value-type="float">
            <text:p>1.57285192271571E+018</text:p>
          </table:table-cell>
          <table:table-cell office:value-type="float" office:value="8209" calcext:value-type="float">
            <text:p>8209</text:p>
          </table:table-cell>
          <table:table-cell office:value-type="float" office:value="1.57285192266464E+018" calcext:value-type="float">
            <text:p>1.57285192266464E+018</text:p>
          </table:table-cell>
          <table:table-cell/>
          <table:table-cell office:value-type="float" office:value="0.27349999547" calcext:value-type="float">
            <text:p>0.2734999955</text:p>
          </table:table-cell>
          <table:table-cell office:value-type="float" office:value="-0.193399995565" calcext:value-type="float">
            <text:p>-0.1933999956</text:p>
          </table:table-cell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7666E+018" calcext:value-type="float">
            <text:p>1.5728519227666E+018</text:p>
          </table:table-cell>
          <table:table-cell office:value-type="float" office:value="8210" calcext:value-type="float">
            <text:p>8210</text:p>
          </table:table-cell>
          <table:table-cell office:value-type="float" office:value="1.57285192271531E+018" calcext:value-type="float">
            <text:p>1.57285192271531E+018</text:p>
          </table:table-cell>
          <table:table-cell/>
          <table:table-cell office:value-type="float" office:value="0.273999989033" calcext:value-type="float">
            <text:p>0.273999989</text:p>
          </table:table-cell>
          <table:table-cell office:value-type="float" office:value="-0.193719998002" calcext:value-type="float">
            <text:p>-0.193719998</text:p>
          </table:table-cell>
          <table:table-cell office:value-type="float" office:value="0.193719998002" calcext:value-type="float">
            <text:p>0.19371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81922E+018" calcext:value-type="float">
            <text:p>1.57285192281922E+018</text:p>
          </table:table-cell>
          <table:table-cell office:value-type="float" office:value="8211" calcext:value-type="float">
            <text:p>8211</text:p>
          </table:table-cell>
          <table:table-cell office:value-type="float" office:value="1.57285192276618E+018" calcext:value-type="float">
            <text:p>1.57285192276618E+018</text:p>
          </table:table-cell>
          <table:table-cell/>
          <table:table-cell office:value-type="float" office:value="0.194000005722" calcext:value-type="float">
            <text:p>0.1940000057</text:p>
          </table:table-cell>
          <table:table-cell office:value-type="float" office:value="0" calcext:value-type="float">
            <text:p>0</text:p>
          </table:table-cell>
          <table:table-cell office:value-type="float" office:value="0.19403000176" calcext:value-type="float">
            <text:p>0.19403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87057E+018" calcext:value-type="float">
            <text:p>1.57285192287057E+018</text:p>
          </table:table-cell>
          <table:table-cell office:value-type="float" office:value="8212" calcext:value-type="float">
            <text:p>8212</text:p>
          </table:table-cell>
          <table:table-cell office:value-type="float" office:value="1.57285192281834E+018" calcext:value-type="float">
            <text:p>1.57285192281834E+018</text:p>
          </table:table-cell>
          <table:table-cell/>
          <table:table-cell office:value-type="float" office:value="0.193900004029" calcext:value-type="float">
            <text:p>0.193900004</text:p>
          </table:table-cell>
          <table:table-cell office:value-type="float" office:value="0" calcext:value-type="float">
            <text:p>0</text:p>
          </table:table-cell>
          <table:table-cell office:value-type="float" office:value="0.193880006671" calcext:value-type="float">
            <text:p>0.19388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92216E+018" calcext:value-type="float">
            <text:p>1.57285192292216E+018</text:p>
          </table:table-cell>
          <table:table-cell office:value-type="float" office:value="8213" calcext:value-type="float">
            <text:p>8213</text:p>
          </table:table-cell>
          <table:table-cell office:value-type="float" office:value="1.57285192287046E+018" calcext:value-type="float">
            <text:p>1.57285192287046E+018</text:p>
          </table:table-cell>
          <table:table-cell/>
          <table:table-cell office:value-type="float" office:value="0.193800002337" calcext:value-type="float">
            <text:p>0.1938000023</text:p>
          </table:table-cell>
          <table:table-cell office:value-type="float" office:value="0" calcext:value-type="float">
            <text:p>0</text:p>
          </table:table-cell>
          <table:table-cell office:value-type="float" office:value="0.193829998374" calcext:value-type="float">
            <text:p>0.19382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297329E+018" calcext:value-type="float">
            <text:p>1.57285192297329E+018</text:p>
          </table:table-cell>
          <table:table-cell office:value-type="float" office:value="8214" calcext:value-type="float">
            <text:p>8214</text:p>
          </table:table-cell>
          <table:table-cell office:value-type="float" office:value="1.57285192292177E+018" calcext:value-type="float">
            <text:p>1.57285192292177E+018</text:p>
          </table:table-cell>
          <table:table-cell/>
          <table:table-cell office:value-type="float" office:value="0.193800002337" calcext:value-type="float">
            <text:p>0.1938000023</text:p>
          </table:table-cell>
          <table:table-cell office:value-type="float" office:value="0" calcext:value-type="float">
            <text:p>0</text:p>
          </table:table-cell>
          <table:table-cell office:value-type="float" office:value="0.193829998374" calcext:value-type="float">
            <text:p>0.19382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0255E+018" calcext:value-type="float">
            <text:p>1.5728519230255E+018</text:p>
          </table:table-cell>
          <table:table-cell office:value-type="float" office:value="8215" calcext:value-type="float">
            <text:p>8215</text:p>
          </table:table-cell>
          <table:table-cell office:value-type="float" office:value="1.57285192297331E+018" calcext:value-type="float">
            <text:p>1.57285192297331E+018</text:p>
          </table:table-cell>
          <table:table-cell/>
          <table:table-cell office:value-type="float" office:value="0.38820001483" calcext:value-type="float">
            <text:p>0.3882000148</text:p>
          </table:table-cell>
          <table:table-cell office:value-type="float" office:value="0" calcext:value-type="float">
            <text:p>0</text:p>
          </table:table-cell>
          <table:table-cell office:value-type="float" office:value="0.388249993324" calcext:value-type="float">
            <text:p>0.38824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07621E+018" calcext:value-type="float">
            <text:p>1.57285192307621E+018</text:p>
          </table:table-cell>
          <table:table-cell office:value-type="float" office:value="8216" calcext:value-type="float">
            <text:p>8216</text:p>
          </table:table-cell>
          <table:table-cell office:value-type="float" office:value="1.57285192302497E+018" calcext:value-type="float">
            <text:p>1.57285192302497E+018</text:p>
          </table:table-cell>
          <table:table-cell/>
          <table:table-cell office:value-type="float" office:value="0.194299995899" calcext:value-type="float">
            <text:p>0.1942999959</text:p>
          </table:table-cell>
          <table:table-cell office:value-type="float" office:value="0" calcext:value-type="float">
            <text:p>0</text:p>
          </table:table-cell>
          <table:table-cell office:value-type="float" office:value="0.194330006838" calcext:value-type="float">
            <text:p>0.19433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12914E+018" calcext:value-type="float">
            <text:p>1.57285192312914E+018</text:p>
          </table:table-cell>
          <table:table-cell office:value-type="float" office:value="8217" calcext:value-type="float">
            <text:p>8217</text:p>
          </table:table-cell>
          <table:table-cell office:value-type="float" office:value="1.57285192307626E+018" calcext:value-type="float">
            <text:p>1.57285192307626E+018</text:p>
          </table:table-cell>
          <table:table-cell/>
          <table:table-cell office:value-type="float" office:value="0.19470000267" calcext:value-type="float">
            <text:p>0.1947000027</text:p>
          </table:table-cell>
          <table:table-cell office:value-type="float" office:value="0" calcext:value-type="float">
            <text:p>0</text:p>
          </table:table-cell>
          <table:table-cell office:value-type="float" office:value="0.194649994373" calcext:value-type="float">
            <text:p>0.194649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17938E+018" calcext:value-type="float">
            <text:p>1.57285192317938E+018</text:p>
          </table:table-cell>
          <table:table-cell office:value-type="float" office:value="8218" calcext:value-type="float">
            <text:p>8218</text:p>
          </table:table-cell>
          <table:table-cell office:value-type="float" office:value="1.57285192312791E+018" calcext:value-type="float">
            <text:p>1.57285192312791E+018</text:p>
          </table:table-cell>
          <table:table-cell/>
          <table:table-cell office:value-type="float" office:value="0.194399997592" calcext:value-type="float">
            <text:p>0.1943999976</text:p>
          </table:table-cell>
          <table:table-cell office:value-type="float" office:value="0" calcext:value-type="float">
            <text:p>0</text:p>
          </table:table-cell>
          <table:table-cell office:value-type="float" office:value="0.194389998913" calcext:value-type="float">
            <text:p>0.19438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23087E+018" calcext:value-type="float">
            <text:p>1.57285192323087E+018</text:p>
          </table:table-cell>
          <table:table-cell office:value-type="float" office:value="8219" calcext:value-type="float">
            <text:p>8219</text:p>
          </table:table-cell>
          <table:table-cell office:value-type="float" office:value="1.57285192317899E+018" calcext:value-type="float">
            <text:p>1.57285192317899E+018</text:p>
          </table:table-cell>
          <table:table-cell/>
          <table:table-cell office:value-type="float" office:value="0.194399997592" calcext:value-type="float">
            <text:p>0.1943999976</text:p>
          </table:table-cell>
          <table:table-cell office:value-type="float" office:value="0" calcext:value-type="float">
            <text:p>0</text:p>
          </table:table-cell>
          <table:table-cell office:value-type="float" office:value="0.19441999495" calcext:value-type="float">
            <text:p>0.19441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28307E+018" calcext:value-type="float">
            <text:p>1.57285192328307E+018</text:p>
          </table:table-cell>
          <table:table-cell office:value-type="float" office:value="8220" calcext:value-type="float">
            <text:p>8220</text:p>
          </table:table-cell>
          <table:table-cell office:value-type="float" office:value="1.57285192323119E+018" calcext:value-type="float">
            <text:p>1.57285192323119E+018</text:p>
          </table:table-cell>
          <table:table-cell/>
          <table:table-cell office:value-type="float" office:value="0.193800002337" calcext:value-type="float">
            <text:p>0.1938000023</text:p>
          </table:table-cell>
          <table:table-cell office:value-type="float" office:value="0" calcext:value-type="float">
            <text:p>0</text:p>
          </table:table-cell>
          <table:table-cell office:value-type="float" office:value="0.193839997053" calcext:value-type="float">
            <text:p>0.193839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33496E+018" calcext:value-type="float">
            <text:p>1.57285192333496E+018</text:p>
          </table:table-cell>
          <table:table-cell office:value-type="float" office:value="8221" calcext:value-type="float">
            <text:p>8221</text:p>
          </table:table-cell>
          <table:table-cell office:value-type="float" office:value="1.57285192328314E+018" calcext:value-type="float">
            <text:p>1.57285192328314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0.193440005183" calcext:value-type="float">
            <text:p>0.19344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38599E+018" calcext:value-type="float">
            <text:p>1.57285192338599E+018</text:p>
          </table:table-cell>
          <table:table-cell office:value-type="float" office:value="8222" calcext:value-type="float">
            <text:p>8222</text:p>
          </table:table-cell>
          <table:table-cell office:value-type="float" office:value="1.57285192333519E+018" calcext:value-type="float">
            <text:p>1.57285192333519E+018</text:p>
          </table:table-cell>
          <table:table-cell/>
          <table:table-cell office:value-type="float" office:value="0.193499997258" calcext:value-type="float">
            <text:p>0.1934999973</text:p>
          </table:table-cell>
          <table:table-cell office:value-type="float" office:value="0" calcext:value-type="float">
            <text:p>0</text:p>
          </table:table-cell>
          <table:table-cell office:value-type="float" office:value="0.1934799999" calcext:value-type="float">
            <text:p>0.19347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43715E+018" calcext:value-type="float">
            <text:p>1.57285192343715E+018</text:p>
          </table:table-cell>
          <table:table-cell office:value-type="float" office:value="8223" calcext:value-type="float">
            <text:p>8223</text:p>
          </table:table-cell>
          <table:table-cell office:value-type="float" office:value="1.5728519233861E+018" calcext:value-type="float">
            <text:p>1.5728519233861E+018</text:p>
          </table:table-cell>
          <table:table-cell/>
          <table:table-cell office:value-type="float" office:value="0.193900004029" calcext:value-type="float">
            <text:p>0.193900004</text:p>
          </table:table-cell>
          <table:table-cell office:value-type="float" office:value="0" calcext:value-type="float">
            <text:p>0</text:p>
          </table:table-cell>
          <table:table-cell office:value-type="float" office:value="0.193930000067" calcext:value-type="float">
            <text:p>0.19393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48796E+018" calcext:value-type="float">
            <text:p>1.57285192348796E+018</text:p>
          </table:table-cell>
          <table:table-cell office:value-type="float" office:value="8224" calcext:value-type="float">
            <text:p>8224</text:p>
          </table:table-cell>
          <table:table-cell office:value-type="float" office:value="1.57285192343686E+018" calcext:value-type="float">
            <text:p>1.57285192343686E+018</text:p>
          </table:table-cell>
          <table:table-cell/>
          <table:table-cell office:value-type="float" office:value="0.194100007415" calcext:value-type="float">
            <text:p>0.1941000074</text:p>
          </table:table-cell>
          <table:table-cell office:value-type="float" office:value="0" calcext:value-type="float">
            <text:p>0</text:p>
          </table:table-cell>
          <table:table-cell office:value-type="float" office:value="0.194140002131" calcext:value-type="float">
            <text:p>0.19414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53988E+018" calcext:value-type="float">
            <text:p>1.57285192353988E+018</text:p>
          </table:table-cell>
          <table:table-cell office:value-type="float" office:value="8225" calcext:value-type="float">
            <text:p>8225</text:p>
          </table:table-cell>
          <table:table-cell office:value-type="float" office:value="1.57285192348769E+018" calcext:value-type="float">
            <text:p>1.57285192348769E+018</text:p>
          </table:table-cell>
          <table:table-cell/>
          <table:table-cell office:value-type="float" office:value="0.194399997592" calcext:value-type="float">
            <text:p>0.1943999976</text:p>
          </table:table-cell>
          <table:table-cell office:value-type="float" office:value="0" calcext:value-type="float">
            <text:p>0</text:p>
          </table:table-cell>
          <table:table-cell office:value-type="float" office:value="0.194409996271" calcext:value-type="float">
            <text:p>0.19440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64187E+018" calcext:value-type="float">
            <text:p>1.57285192364187E+018</text:p>
          </table:table-cell>
          <table:table-cell office:value-type="float" office:value="8226" calcext:value-type="float">
            <text:p>8226</text:p>
          </table:table-cell>
          <table:table-cell office:value-type="float" office:value="1.57285192353966E+018" calcext:value-type="float">
            <text:p>1.57285192353966E+018</text:p>
          </table:table-cell>
          <table:table-cell/>
          <table:table-cell office:value-type="float" office:value="0.194299995899" calcext:value-type="float">
            <text:p>0.1942999959</text:p>
          </table:table-cell>
          <table:table-cell office:value-type="float" office:value="0" calcext:value-type="float">
            <text:p>0</text:p>
          </table:table-cell>
          <table:table-cell office:value-type="float" office:value="0.19428999722" calcext:value-type="float">
            <text:p>0.1942899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69379E+018" calcext:value-type="float">
            <text:p>1.57285192369379E+018</text:p>
          </table:table-cell>
          <table:table-cell office:value-type="float" office:value="8227" calcext:value-type="float">
            <text:p>8227</text:p>
          </table:table-cell>
          <table:table-cell office:value-type="float" office:value="1.57285192364191E+018" calcext:value-type="float">
            <text:p>1.57285192364191E+018</text:p>
          </table:table-cell>
          <table:table-cell/>
          <table:table-cell office:value-type="float" office:value="0.176799997687" calcext:value-type="float">
            <text:p>0.1767999977</text:p>
          </table:table-cell>
          <table:table-cell office:value-type="float" office:value="0" calcext:value-type="float">
            <text:p>0</text:p>
          </table:table-cell>
          <table:table-cell office:value-type="float" office:value="0.176789999008" calcext:value-type="float">
            <text:p>0.17678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74648E+018" calcext:value-type="float">
            <text:p>1.57285192374648E+018</text:p>
          </table:table-cell>
          <table:table-cell office:value-type="float" office:value="8228" calcext:value-type="float">
            <text:p>8228</text:p>
          </table:table-cell>
          <table:table-cell office:value-type="float" office:value="1.57285192369389E+018" calcext:value-type="float">
            <text:p>1.57285192369389E+018</text:p>
          </table:table-cell>
          <table:table-cell/>
          <table:table-cell office:value-type="float" office:value="0.176699995995" calcext:value-type="float">
            <text:p>0.176699996</text:p>
          </table:table-cell>
          <table:table-cell office:value-type="float" office:value="0" calcext:value-type="float">
            <text:p>0</text:p>
          </table:table-cell>
          <table:table-cell office:value-type="float" office:value="0.176689997315" calcext:value-type="float">
            <text:p>0.17668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79788E+018" calcext:value-type="float">
            <text:p>1.57285192379788E+018</text:p>
          </table:table-cell>
          <table:table-cell office:value-type="float" office:value="8229" calcext:value-type="float">
            <text:p>8229</text:p>
          </table:table-cell>
          <table:table-cell office:value-type="float" office:value="1.57285192374585E+018" calcext:value-type="float">
            <text:p>1.57285192374585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410004497" calcext:value-type="float">
            <text:p>0.17641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85006E+018" calcext:value-type="float">
            <text:p>1.57285192385006E+018</text:p>
          </table:table-cell>
          <table:table-cell office:value-type="float" office:value="8230" calcext:value-type="float">
            <text:p>8230</text:p>
          </table:table-cell>
          <table:table-cell office:value-type="float" office:value="1.57285192379807E+018" calcext:value-type="float">
            <text:p>1.57285192379807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410004497" calcext:value-type="float">
            <text:p>0.17641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90221E+018" calcext:value-type="float">
            <text:p>1.57285192390221E+018</text:p>
          </table:table-cell>
          <table:table-cell office:value-type="float" office:value="8231" calcext:value-type="float">
            <text:p>8231</text:p>
          </table:table-cell>
          <table:table-cell office:value-type="float" office:value="1.57285192384959E+018" calcext:value-type="float">
            <text:p>1.57285192384959E+018</text:p>
          </table:table-cell>
          <table:table-cell/>
          <table:table-cell office:value-type="float" office:value="0.176499992609" calcext:value-type="float">
            <text:p>0.1764999926</text:p>
          </table:table-cell>
          <table:table-cell office:value-type="float" office:value="0" calcext:value-type="float">
            <text:p>0</text:p>
          </table:table-cell>
          <table:table-cell office:value-type="float" office:value="0.176540002227" calcext:value-type="float">
            <text:p>0.17654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395494E+018" calcext:value-type="float">
            <text:p>1.57285192395494E+018</text:p>
          </table:table-cell>
          <table:table-cell office:value-type="float" office:value="8232" calcext:value-type="float">
            <text:p>8232</text:p>
          </table:table-cell>
          <table:table-cell office:value-type="float" office:value="1.57285192390153E+018" calcext:value-type="float">
            <text:p>1.57285192390153E+018</text:p>
          </table:table-cell>
          <table:table-cell/>
          <table:table-cell office:value-type="float" office:value="0.176599994302" calcext:value-type="float">
            <text:p>0.1765999943</text:p>
          </table:table-cell>
          <table:table-cell office:value-type="float" office:value="0" calcext:value-type="float">
            <text:p>0</text:p>
          </table:table-cell>
          <table:table-cell office:value-type="float" office:value="0.176569998264" calcext:value-type="float">
            <text:p>0.17656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0075E+018" calcext:value-type="float">
            <text:p>1.5728519240075E+018</text:p>
          </table:table-cell>
          <table:table-cell office:value-type="float" office:value="8233" calcext:value-type="float">
            <text:p>8233</text:p>
          </table:table-cell>
          <table:table-cell office:value-type="float" office:value="1.57285192395524E+018" calcext:value-type="float">
            <text:p>1.57285192395524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410001516" calcext:value-type="float">
            <text:p>0.3514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05974E+018" calcext:value-type="float">
            <text:p>1.57285192405974E+018</text:p>
          </table:table-cell>
          <table:table-cell office:value-type="float" office:value="8234" calcext:value-type="float">
            <text:p>8234</text:p>
          </table:table-cell>
          <table:table-cell office:value-type="float" office:value="1.57285192400747E+018" calcext:value-type="float">
            <text:p>1.57285192400747E+018</text:p>
          </table:table-cell>
          <table:table-cell/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11167E+018" calcext:value-type="float">
            <text:p>1.57285192411167E+018</text:p>
          </table:table-cell>
          <table:table-cell office:value-type="float" office:value="8235" calcext:value-type="float">
            <text:p>8235</text:p>
          </table:table-cell>
          <table:table-cell office:value-type="float" office:value="1.57285192405975E+018" calcext:value-type="float">
            <text:p>1.57285192405975E+018</text:p>
          </table:table-cell>
          <table:table-cell/>
          <table:table-cell office:value-type="float" office:value="0.174799993634" calcext:value-type="float">
            <text:p>0.1747999936</text:p>
          </table:table-cell>
          <table:table-cell office:value-type="float" office:value="0" calcext:value-type="float">
            <text:p>0</text:p>
          </table:table-cell>
          <table:table-cell office:value-type="float" office:value="0.174810007215" calcext:value-type="float">
            <text:p>0.17481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16382E+018" calcext:value-type="float">
            <text:p>1.57285192416382E+018</text:p>
          </table:table-cell>
          <table:table-cell office:value-type="float" office:value="8236" calcext:value-type="float">
            <text:p>8236</text:p>
          </table:table-cell>
          <table:table-cell office:value-type="float" office:value="1.57285192411171E+018" calcext:value-type="float">
            <text:p>1.57285192411171E+018</text:p>
          </table:table-cell>
          <table:table-cell/>
          <table:table-cell office:value-type="float" office:value="0.174799993634" calcext:value-type="float">
            <text:p>0.1747999936</text:p>
          </table:table-cell>
          <table:table-cell office:value-type="float" office:value="0" calcext:value-type="float">
            <text:p>0</text:p>
          </table:table-cell>
          <table:table-cell office:value-type="float" office:value="0.174810007215" calcext:value-type="float">
            <text:p>0.17481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26542E+018" calcext:value-type="float">
            <text:p>1.57285192426542E+018</text:p>
          </table:table-cell>
          <table:table-cell office:value-type="float" office:value="8237" calcext:value-type="float">
            <text:p>8237</text:p>
          </table:table-cell>
          <table:table-cell office:value-type="float" office:value="1.57285192416335E+018" calcext:value-type="float">
            <text:p>1.57285192416335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0.191780000925" calcext:value-type="float">
            <text:p>0.19178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3167E+018" calcext:value-type="float">
            <text:p>1.5728519243167E+018</text:p>
          </table:table-cell>
          <table:table-cell office:value-type="float" office:value="8238" calcext:value-type="float">
            <text:p>8238</text:p>
          </table:table-cell>
          <table:table-cell office:value-type="float" office:value="1.57285192426479E+018" calcext:value-type="float">
            <text:p>1.57285192426479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-0.175160005689" calcext:value-type="float">
            <text:p>-0.1751600057</text:p>
          </table:table-cell>
          <table:table-cell office:value-type="float" office:value="0.175160005689" calcext:value-type="float">
            <text:p>0.17516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3681E+018" calcext:value-type="float">
            <text:p>1.5728519243681E+018</text:p>
          </table:table-cell>
          <table:table-cell office:value-type="float" office:value="8239" calcext:value-type="float">
            <text:p>8239</text:p>
          </table:table-cell>
          <table:table-cell office:value-type="float" office:value="1.57285192431676E+018" calcext:value-type="float">
            <text:p>1.57285192431676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-0.175160005689" calcext:value-type="float">
            <text:p>-0.1751600057</text:p>
          </table:table-cell>
          <table:table-cell office:value-type="float" office:value="0.175160005689" calcext:value-type="float">
            <text:p>0.17516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4212E+018" calcext:value-type="float">
            <text:p>1.5728519244212E+018</text:p>
          </table:table-cell>
          <table:table-cell office:value-type="float" office:value="8240" calcext:value-type="float">
            <text:p>8240</text:p>
          </table:table-cell>
          <table:table-cell office:value-type="float" office:value="1.5728519243683E+018" calcext:value-type="float">
            <text:p>1.5728519243683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-0.175369992852" calcext:value-type="float">
            <text:p>-0.1753699929</text:p>
          </table:table-cell>
          <table:table-cell office:value-type="float" office:value="0.175369992852" calcext:value-type="float">
            <text:p>0.1753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4712E+018" calcext:value-type="float">
            <text:p>1.5728519244712E+018</text:p>
          </table:table-cell>
          <table:table-cell office:value-type="float" office:value="8241" calcext:value-type="float">
            <text:p>8241</text:p>
          </table:table-cell>
          <table:table-cell office:value-type="float" office:value="1.57285192442023E+018" calcext:value-type="float">
            <text:p>1.57285192442023E+018</text:p>
          </table:table-cell>
          <table:table-cell/>
          <table:table-cell office:value-type="float" office:value="0.391900002956" calcext:value-type="float">
            <text:p>0.391900003</text:p>
          </table:table-cell>
          <table:table-cell office:value-type="float" office:value="-0.175239995122" calcext:value-type="float">
            <text:p>-0.1752399951</text:p>
          </table:table-cell>
          <table:table-cell office:value-type="float" office:value="0.350490003824" calcext:value-type="float">
            <text:p>0.35049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57447E+018" calcext:value-type="float">
            <text:p>1.57285192457447E+018</text:p>
          </table:table-cell>
          <table:table-cell office:value-type="float" office:value="8242" calcext:value-type="float">
            <text:p>8242</text:p>
          </table:table-cell>
          <table:table-cell office:value-type="float" office:value="1.57285192447125E+018" calcext:value-type="float">
            <text:p>1.57285192447125E+018</text:p>
          </table:table-cell>
          <table:table-cell/>
          <table:table-cell office:value-type="float" office:value="0.392500013113" calcext:value-type="float">
            <text:p>0.3925000131</text:p>
          </table:table-cell>
          <table:table-cell office:value-type="float" office:value="-0.175520002842" calcext:value-type="float">
            <text:p>-0.1755200028</text:p>
          </table:table-cell>
          <table:table-cell office:value-type="float" office:value="0.351049989462" calcext:value-type="float">
            <text:p>0.3510499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62446E+018" calcext:value-type="float">
            <text:p>1.57285192462446E+018</text:p>
          </table:table-cell>
          <table:table-cell office:value-type="float" office:value="8243" calcext:value-type="float">
            <text:p>8243</text:p>
          </table:table-cell>
          <table:table-cell office:value-type="float" office:value="1.57285192457316E+018" calcext:value-type="float">
            <text:p>1.57285192457316E+018</text:p>
          </table:table-cell>
          <table:table-cell/>
          <table:table-cell office:value-type="float" office:value="0.228900000453" calcext:value-type="float">
            <text:p>0.2289000005</text:p>
          </table:table-cell>
          <table:table-cell office:value-type="float" office:value="-0.161829993129" calcext:value-type="float">
            <text:p>-0.1618299931</text:p>
          </table:table-cell>
          <table:table-cell office:value-type="float" office:value="0.161829993129" calcext:value-type="float">
            <text:p>0.1618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67474E+018" calcext:value-type="float">
            <text:p>1.57285192467474E+018</text:p>
          </table:table-cell>
          <table:table-cell office:value-type="float" office:value="8244" calcext:value-type="float">
            <text:p>8244</text:p>
          </table:table-cell>
          <table:table-cell office:value-type="float" office:value="1.57285192462422E+018" calcext:value-type="float">
            <text:p>1.57285192462422E+018</text:p>
          </table:table-cell>
          <table:table-cell/>
          <table:table-cell office:value-type="float" office:value="0.229300007224" calcext:value-type="float">
            <text:p>0.2293000072</text:p>
          </table:table-cell>
          <table:table-cell office:value-type="float" office:value="-0.162139996886" calcext:value-type="float">
            <text:p>-0.1621399969</text:p>
          </table:table-cell>
          <table:table-cell office:value-type="float" office:value="0.162139996886" calcext:value-type="float">
            <text:p>0.16213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72655E+018" calcext:value-type="float">
            <text:p>1.57285192472655E+018</text:p>
          </table:table-cell>
          <table:table-cell office:value-type="float" office:value="8245" calcext:value-type="float">
            <text:p>8245</text:p>
          </table:table-cell>
          <table:table-cell office:value-type="float" office:value="1.57285192467493E+018" calcext:value-type="float">
            <text:p>1.57285192467493E+018</text:p>
          </table:table-cell>
          <table:table-cell/>
          <table:table-cell office:value-type="float" office:value="0.22990000248" calcext:value-type="float">
            <text:p>0.2299000025</text:p>
          </table:table-cell>
          <table:table-cell office:value-type="float" office:value="-0.162550002337" calcext:value-type="float">
            <text:p>-0.1625500023</text:p>
          </table:table-cell>
          <table:table-cell office:value-type="float" office:value="0.162550002337" calcext:value-type="float">
            <text:p>0.16255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77819E+018" calcext:value-type="float">
            <text:p>1.57285192477819E+018</text:p>
          </table:table-cell>
          <table:table-cell office:value-type="float" office:value="8246" calcext:value-type="float">
            <text:p>8246</text:p>
          </table:table-cell>
          <table:table-cell office:value-type="float" office:value="1.57285192472621E+018" calcext:value-type="float">
            <text:p>1.57285192472621E+018</text:p>
          </table:table-cell>
          <table:table-cell/>
          <table:table-cell office:value-type="float" office:value="0.230100005865" calcext:value-type="float">
            <text:p>0.2301000059</text:p>
          </table:table-cell>
          <table:table-cell office:value-type="float" office:value="-0.162729993463" calcext:value-type="float">
            <text:p>-0.1627299935</text:p>
          </table:table-cell>
          <table:table-cell office:value-type="float" office:value="0.162729993463" calcext:value-type="float">
            <text:p>0.16272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82981E+018" calcext:value-type="float">
            <text:p>1.57285192482981E+018</text:p>
          </table:table-cell>
          <table:table-cell office:value-type="float" office:value="8247" calcext:value-type="float">
            <text:p>8247</text:p>
          </table:table-cell>
          <table:table-cell office:value-type="float" office:value="1.57285192477787E+018" calcext:value-type="float">
            <text:p>1.57285192477787E+018</text:p>
          </table:table-cell>
          <table:table-cell/>
          <table:table-cell office:value-type="float" office:value="0.230100005865" calcext:value-type="float">
            <text:p>0.2301000059</text:p>
          </table:table-cell>
          <table:table-cell office:value-type="float" office:value="-0.162729993463" calcext:value-type="float">
            <text:p>-0.1627299935</text:p>
          </table:table-cell>
          <table:table-cell office:value-type="float" office:value="0.162729993463" calcext:value-type="float">
            <text:p>0.16272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88171E+018" calcext:value-type="float">
            <text:p>1.57285192488171E+018</text:p>
          </table:table-cell>
          <table:table-cell office:value-type="float" office:value="8248" calcext:value-type="float">
            <text:p>8248</text:p>
          </table:table-cell>
          <table:table-cell office:value-type="float" office:value="1.57285192482986E+018" calcext:value-type="float">
            <text:p>1.57285192482986E+018</text:p>
          </table:table-cell>
          <table:table-cell/>
          <table:table-cell office:value-type="float" office:value="0.177000001073" calcext:value-type="float">
            <text:p>0.1770000011</text:p>
          </table:table-cell>
          <table:table-cell office:value-type="float" office:value="0" calcext:value-type="float">
            <text:p>0</text:p>
          </table:table-cell>
          <table:table-cell office:value-type="float" office:value="0.176970005035" calcext:value-type="float">
            <text:p>0.17697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93398E+018" calcext:value-type="float">
            <text:p>1.57285192493398E+018</text:p>
          </table:table-cell>
          <table:table-cell office:value-type="float" office:value="8249" calcext:value-type="float">
            <text:p>8249</text:p>
          </table:table-cell>
          <table:table-cell office:value-type="float" office:value="1.5728519248818E+018" calcext:value-type="float">
            <text:p>1.5728519248818E+018</text:p>
          </table:table-cell>
          <table:table-cell/>
          <table:table-cell office:value-type="float" office:value="0.354000002146" calcext:value-type="float">
            <text:p>0.3540000021</text:p>
          </table:table-cell>
          <table:table-cell office:value-type="float" office:value="0" calcext:value-type="float">
            <text:p>0</text:p>
          </table:table-cell>
          <table:table-cell office:value-type="float" office:value="0.353960007429" calcext:value-type="float">
            <text:p>0.3539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498526E+018" calcext:value-type="float">
            <text:p>1.57285192498526E+018</text:p>
          </table:table-cell>
          <table:table-cell office:value-type="float" office:value="8250" calcext:value-type="float">
            <text:p>8250</text:p>
          </table:table-cell>
          <table:table-cell office:value-type="float" office:value="1.57285192493362E+018" calcext:value-type="float">
            <text:p>1.57285192493362E+018</text:p>
          </table:table-cell>
          <table:table-cell/>
          <table:table-cell office:value-type="float" office:value="0.35379999876" calcext:value-type="float">
            <text:p>0.3537999988</text:p>
          </table:table-cell>
          <table:table-cell office:value-type="float" office:value="0" calcext:value-type="float">
            <text:p>0</text:p>
          </table:table-cell>
          <table:table-cell office:value-type="float" office:value="0.353780001402" calcext:value-type="float">
            <text:p>0.35378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0376E+018" calcext:value-type="float">
            <text:p>1.5728519250376E+018</text:p>
          </table:table-cell>
          <table:table-cell office:value-type="float" office:value="8251" calcext:value-type="float">
            <text:p>8251</text:p>
          </table:table-cell>
          <table:table-cell office:value-type="float" office:value="1.57285192498531E+018" calcext:value-type="float">
            <text:p>1.57285192498531E+018</text:p>
          </table:table-cell>
          <table:table-cell/>
          <table:table-cell office:value-type="float" office:value="0.177000001073" calcext:value-type="float">
            <text:p>0.1770000011</text:p>
          </table:table-cell>
          <table:table-cell office:value-type="float" office:value="0" calcext:value-type="float">
            <text:p>0</text:p>
          </table:table-cell>
          <table:table-cell office:value-type="float" office:value="0.176970005035" calcext:value-type="float">
            <text:p>0.17697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08887E+018" calcext:value-type="float">
            <text:p>1.57285192508887E+018</text:p>
          </table:table-cell>
          <table:table-cell office:value-type="float" office:value="8252" calcext:value-type="float">
            <text:p>8252</text:p>
          </table:table-cell>
          <table:table-cell office:value-type="float" office:value="1.57285192503712E+018" calcext:value-type="float">
            <text:p>1.57285192503712E+018</text:p>
          </table:table-cell>
          <table:table-cell/>
          <table:table-cell office:value-type="float" office:value="0.176699995995" calcext:value-type="float">
            <text:p>0.176699996</text:p>
          </table:table-cell>
          <table:table-cell office:value-type="float" office:value="0" calcext:value-type="float">
            <text:p>0</text:p>
          </table:table-cell>
          <table:table-cell office:value-type="float" office:value="0.176719993353" calcext:value-type="float">
            <text:p>0.17671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1402E+018" calcext:value-type="float">
            <text:p>1.5728519251402E+018</text:p>
          </table:table-cell>
          <table:table-cell office:value-type="float" office:value="8253" calcext:value-type="float">
            <text:p>8253</text:p>
          </table:table-cell>
          <table:table-cell office:value-type="float" office:value="1.57285192508845E+018" calcext:value-type="float">
            <text:p>1.57285192508845E+018</text:p>
          </table:table-cell>
          <table:table-cell/>
          <table:table-cell office:value-type="float" office:value="0.194100007415" calcext:value-type="float">
            <text:p>0.1941000074</text:p>
          </table:table-cell>
          <table:table-cell office:value-type="float" office:value="0" calcext:value-type="float">
            <text:p>0</text:p>
          </table:table-cell>
          <table:table-cell office:value-type="float" office:value="0.194069996476" calcext:value-type="float">
            <text:p>0.19406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19202E+018" calcext:value-type="float">
            <text:p>1.57285192519202E+018</text:p>
          </table:table-cell>
          <table:table-cell office:value-type="float" office:value="8254" calcext:value-type="float">
            <text:p>8254</text:p>
          </table:table-cell>
          <table:table-cell office:value-type="float" office:value="1.57285192514019E+018" calcext:value-type="float">
            <text:p>1.57285192514019E+018</text:p>
          </table:table-cell>
          <table:table-cell/>
          <table:table-cell office:value-type="float" office:value="0.193800002337" calcext:value-type="float">
            <text:p>0.1938000023</text:p>
          </table:table-cell>
          <table:table-cell office:value-type="float" office:value="0" calcext:value-type="float">
            <text:p>0</text:p>
          </table:table-cell>
          <table:table-cell office:value-type="float" office:value="0.193810001016" calcext:value-type="float">
            <text:p>0.19381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24473E+018" calcext:value-type="float">
            <text:p>1.57285192524473E+018</text:p>
          </table:table-cell>
          <table:table-cell office:value-type="float" office:value="8255" calcext:value-type="float">
            <text:p>8255</text:p>
          </table:table-cell>
          <table:table-cell office:value-type="float" office:value="1.57285192519209E+018" calcext:value-type="float">
            <text:p>1.57285192519209E+018</text:p>
          </table:table-cell>
          <table:table-cell/>
          <table:table-cell office:value-type="float" office:value="0.193399995565" calcext:value-type="float">
            <text:p>0.1933999956</text:p>
          </table:table-cell>
          <table:table-cell office:value-type="float" office:value="0" calcext:value-type="float">
            <text:p>0</text:p>
          </table:table-cell>
          <table:table-cell office:value-type="float" office:value="0.193360000849" calcext:value-type="float">
            <text:p>0.19336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29588E+018" calcext:value-type="float">
            <text:p>1.57285192529588E+018</text:p>
          </table:table-cell>
          <table:table-cell office:value-type="float" office:value="8256" calcext:value-type="float">
            <text:p>8256</text:p>
          </table:table-cell>
          <table:table-cell office:value-type="float" office:value="1.57285192524423E+018" calcext:value-type="float">
            <text:p>1.57285192524423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0.193039998412" calcext:value-type="float">
            <text:p>0.19303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34687E+018" calcext:value-type="float">
            <text:p>1.57285192534687E+018</text:p>
          </table:table-cell>
          <table:table-cell office:value-type="float" office:value="8257" calcext:value-type="float">
            <text:p>8257</text:p>
          </table:table-cell>
          <table:table-cell office:value-type="float" office:value="1.57285192529551E+018" calcext:value-type="float">
            <text:p>1.57285192529551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89993501" calcext:value-type="float">
            <text:p>0.19318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39905E+018" calcext:value-type="float">
            <text:p>1.57285192539905E+018</text:p>
          </table:table-cell>
          <table:table-cell office:value-type="float" office:value="8258" calcext:value-type="float">
            <text:p>8258</text:p>
          </table:table-cell>
          <table:table-cell office:value-type="float" office:value="1.57285192534637E+018" calcext:value-type="float">
            <text:p>1.57285192534637E+018</text:p>
          </table:table-cell>
          <table:table-cell/>
          <table:table-cell office:value-type="float" office:value="0.193599998951" calcext:value-type="float">
            <text:p>0.193599999</text:p>
          </table:table-cell>
          <table:table-cell office:value-type="float" office:value="0" calcext:value-type="float">
            <text:p>0</text:p>
          </table:table-cell>
          <table:table-cell office:value-type="float" office:value="0.193599998951" calcext:value-type="float">
            <text:p>0.1935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50071E+018" calcext:value-type="float">
            <text:p>1.57285192550071E+018</text:p>
          </table:table-cell>
          <table:table-cell office:value-type="float" office:value="8259" calcext:value-type="float">
            <text:p>8259</text:p>
          </table:table-cell>
          <table:table-cell office:value-type="float" office:value="1.57285192539826E+018" calcext:value-type="float">
            <text:p>1.57285192539826E+018</text:p>
          </table:table-cell>
          <table:table-cell/>
          <table:table-cell office:value-type="float" office:value="0.193599998951" calcext:value-type="float">
            <text:p>0.193599999</text:p>
          </table:table-cell>
          <table:table-cell office:value-type="float" office:value="0" calcext:value-type="float">
            <text:p>0</text:p>
          </table:table-cell>
          <table:table-cell office:value-type="float" office:value="0.193629994988" calcext:value-type="float">
            <text:p>0.19362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55344E+018" calcext:value-type="float">
            <text:p>1.57285192555344E+018</text:p>
          </table:table-cell>
          <table:table-cell office:value-type="float" office:value="8260" calcext:value-type="float">
            <text:p>8260</text:p>
          </table:table-cell>
          <table:table-cell office:value-type="float" office:value="1.57285192550036E+018" calcext:value-type="float">
            <text:p>1.57285192550036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449999213" calcext:value-type="float">
            <text:p>0.17644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6053E+018" calcext:value-type="float">
            <text:p>1.5728519256053E+018</text:p>
          </table:table-cell>
          <table:table-cell office:value-type="float" office:value="8261" calcext:value-type="float">
            <text:p>8261</text:p>
          </table:table-cell>
          <table:table-cell office:value-type="float" office:value="1.57285192555233E+018" calcext:value-type="float">
            <text:p>1.57285192555233E+018</text:p>
          </table:table-cell>
          <table:table-cell/>
          <table:table-cell office:value-type="float" office:value="0.176400005817" calcext:value-type="float">
            <text:p>0.1764000058</text:p>
          </table:table-cell>
          <table:table-cell office:value-type="float" office:value="0" calcext:value-type="float">
            <text:p>0</text:p>
          </table:table-cell>
          <table:table-cell office:value-type="float" office:value="0.1763599962" calcext:value-type="float">
            <text:p>0.17635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6561E+018" calcext:value-type="float">
            <text:p>1.5728519256561E+018</text:p>
          </table:table-cell>
          <table:table-cell office:value-type="float" office:value="8262" calcext:value-type="float">
            <text:p>8262</text:p>
          </table:table-cell>
          <table:table-cell office:value-type="float" office:value="1.57285192560462E+018" calcext:value-type="float">
            <text:p>1.57285192560462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70749E+018" calcext:value-type="float">
            <text:p>1.57285192570749E+018</text:p>
          </table:table-cell>
          <table:table-cell office:value-type="float" office:value="8263" calcext:value-type="float">
            <text:p>8263</text:p>
          </table:table-cell>
          <table:table-cell office:value-type="float" office:value="1.57285192565578E+018" calcext:value-type="float">
            <text:p>1.57285192565578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0.176269993186" calcext:value-type="float">
            <text:p>0.17626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75877E+018" calcext:value-type="float">
            <text:p>1.57285192575877E+018</text:p>
          </table:table-cell>
          <table:table-cell office:value-type="float" office:value="8264" calcext:value-type="float">
            <text:p>8264</text:p>
          </table:table-cell>
          <table:table-cell office:value-type="float" office:value="1.57285192570757E+018" calcext:value-type="float">
            <text:p>1.57285192570757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49995828" calcext:value-type="float">
            <text:p>0.17624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81124E+018" calcext:value-type="float">
            <text:p>1.57285192581124E+018</text:p>
          </table:table-cell>
          <table:table-cell office:value-type="float" office:value="8265" calcext:value-type="float">
            <text:p>8265</text:p>
          </table:table-cell>
          <table:table-cell office:value-type="float" office:value="1.57285192575871E+018" calcext:value-type="float">
            <text:p>1.57285192575871E+018</text:p>
          </table:table-cell>
          <table:table-cell/>
          <table:table-cell office:value-type="float" office:value="0.176499992609" calcext:value-type="float">
            <text:p>0.1764999926</text:p>
          </table:table-cell>
          <table:table-cell office:value-type="float" office:value="0" calcext:value-type="float">
            <text:p>0</text:p>
          </table:table-cell>
          <table:table-cell office:value-type="float" office:value="0.17648999393" calcext:value-type="float">
            <text:p>0.176489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8634E+018" calcext:value-type="float">
            <text:p>1.5728519258634E+018</text:p>
          </table:table-cell>
          <table:table-cell office:value-type="float" office:value="8266" calcext:value-type="float">
            <text:p>8266</text:p>
          </table:table-cell>
          <table:table-cell office:value-type="float" office:value="1.57285192581051E+018" calcext:value-type="float">
            <text:p>1.57285192581051E+018</text:p>
          </table:table-cell>
          <table:table-cell/>
          <table:table-cell office:value-type="float" office:value="0.176599994302" calcext:value-type="float">
            <text:p>0.1765999943</text:p>
          </table:table-cell>
          <table:table-cell office:value-type="float" office:value="0" calcext:value-type="float">
            <text:p>0</text:p>
          </table:table-cell>
          <table:table-cell office:value-type="float" office:value="0.176589995623" calcext:value-type="float">
            <text:p>0.17658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91438E+018" calcext:value-type="float">
            <text:p>1.57285192591438E+018</text:p>
          </table:table-cell>
          <table:table-cell office:value-type="float" office:value="8267" calcext:value-type="float">
            <text:p>8267</text:p>
          </table:table-cell>
          <table:table-cell office:value-type="float" office:value="1.57285192586285E+018" calcext:value-type="float">
            <text:p>1.57285192586285E+018</text:p>
          </table:table-cell>
          <table:table-cell/>
          <table:table-cell office:value-type="float" office:value="0.352499991655" calcext:value-type="float">
            <text:p>0.3524999917</text:p>
          </table:table-cell>
          <table:table-cell office:value-type="float" office:value="0" calcext:value-type="float">
            <text:p>0</text:p>
          </table:table-cell>
          <table:table-cell office:value-type="float" office:value="0.352519989014" calcext:value-type="float">
            <text:p>0.35251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596647E+018" calcext:value-type="float">
            <text:p>1.57285192596647E+018</text:p>
          </table:table-cell>
          <table:table-cell office:value-type="float" office:value="8268" calcext:value-type="float">
            <text:p>8268</text:p>
          </table:table-cell>
          <table:table-cell office:value-type="float" office:value="1.57285192591428E+018" calcext:value-type="float">
            <text:p>1.57285192591428E+018</text:p>
          </table:table-cell>
          <table:table-cell/>
          <table:table-cell office:value-type="float" office:value="0.352200001478" calcext:value-type="float">
            <text:p>0.3522000015</text:p>
          </table:table-cell>
          <table:table-cell office:value-type="float" office:value="0" calcext:value-type="float">
            <text:p>0</text:p>
          </table:table-cell>
          <table:table-cell office:value-type="float" office:value="0.35216999054" calcext:value-type="float">
            <text:p>0.3521699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01797E+018" calcext:value-type="float">
            <text:p>1.57285192601797E+018</text:p>
          </table:table-cell>
          <table:table-cell office:value-type="float" office:value="8269" calcext:value-type="float">
            <text:p>8269</text:p>
          </table:table-cell>
          <table:table-cell office:value-type="float" office:value="1.57285192596594E+018" calcext:value-type="float">
            <text:p>1.57285192596594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159992814" calcext:value-type="float">
            <text:p>0.17615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0701E+018" calcext:value-type="float">
            <text:p>1.5728519260701E+018</text:p>
          </table:table-cell>
          <table:table-cell office:value-type="float" office:value="8270" calcext:value-type="float">
            <text:p>8270</text:p>
          </table:table-cell>
          <table:table-cell office:value-type="float" office:value="1.57285192601802E+018" calcext:value-type="float">
            <text:p>1.57285192601802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0.193179994822" calcext:value-type="float">
            <text:p>0.19317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17341E+018" calcext:value-type="float">
            <text:p>1.57285192617341E+018</text:p>
          </table:table-cell>
          <table:table-cell office:value-type="float" office:value="8271" calcext:value-type="float">
            <text:p>8271</text:p>
          </table:table-cell>
          <table:table-cell office:value-type="float" office:value="1.5728519260703E+018" calcext:value-type="float">
            <text:p>1.5728519260703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0.19305999577" calcext:value-type="float">
            <text:p>0.19305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22405E+018" calcext:value-type="float">
            <text:p>1.57285192622405E+018</text:p>
          </table:table-cell>
          <table:table-cell office:value-type="float" office:value="8272" calcext:value-type="float">
            <text:p>8272</text:p>
          </table:table-cell>
          <table:table-cell office:value-type="float" office:value="1.57285192617223E+018" calcext:value-type="float">
            <text:p>1.57285192617223E+018</text:p>
          </table:table-cell>
          <table:table-cell/>
          <table:table-cell office:value-type="float" office:value="0.249200001359" calcext:value-type="float">
            <text:p>0.2492000014</text:p>
          </table:table-cell>
          <table:table-cell office:value-type="float" office:value="-0.176180005074" calcext:value-type="float">
            <text:p>-0.1761800051</text:p>
          </table:table-cell>
          <table:table-cell office:value-type="float" office:value="0.176180005074" calcext:value-type="float">
            <text:p>0.17618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27641E+018" calcext:value-type="float">
            <text:p>1.57285192627641E+018</text:p>
          </table:table-cell>
          <table:table-cell office:value-type="float" office:value="8273" calcext:value-type="float">
            <text:p>8273</text:p>
          </table:table-cell>
          <table:table-cell office:value-type="float" office:value="1.57285192622422E+018" calcext:value-type="float">
            <text:p>1.57285192622422E+018</text:p>
          </table:table-cell>
          <table:table-cell/>
          <table:table-cell office:value-type="float" office:value="0.248799994588" calcext:value-type="float">
            <text:p>0.2487999946</text:p>
          </table:table-cell>
          <table:table-cell office:value-type="float" office:value="-0.175919994712" calcext:value-type="float">
            <text:p>-0.1759199947</text:p>
          </table:table-cell>
          <table:table-cell office:value-type="float" office:value="0.175919994712" calcext:value-type="float">
            <text:p>0.17591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32758E+018" calcext:value-type="float">
            <text:p>1.57285192632758E+018</text:p>
          </table:table-cell>
          <table:table-cell office:value-type="float" office:value="8274" calcext:value-type="float">
            <text:p>8274</text:p>
          </table:table-cell>
          <table:table-cell office:value-type="float" office:value="1.5728519262762E+018" calcext:value-type="float">
            <text:p>1.5728519262762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60002637" calcext:value-type="float">
            <text:p>-0.1758600026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37936E+018" calcext:value-type="float">
            <text:p>1.57285192637936E+018</text:p>
          </table:table-cell>
          <table:table-cell office:value-type="float" office:value="8275" calcext:value-type="float">
            <text:p>8275</text:p>
          </table:table-cell>
          <table:table-cell office:value-type="float" office:value="1.57285192632727E+018" calcext:value-type="float">
            <text:p>1.57285192632727E+018</text:p>
          </table:table-cell>
          <table:table-cell/>
          <table:table-cell office:value-type="float" office:value="0.393299996853" calcext:value-type="float">
            <text:p>0.3932999969</text:p>
          </table:table-cell>
          <table:table-cell office:value-type="float" office:value="-0.175879999995" calcext:value-type="float">
            <text:p>-0.17588</text:p>
          </table:table-cell>
          <table:table-cell office:value-type="float" office:value="0.35175999999" calcext:value-type="float">
            <text:p>0.35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43134E+018" calcext:value-type="float">
            <text:p>1.57285192643134E+018</text:p>
          </table:table-cell>
          <table:table-cell office:value-type="float" office:value="8276" calcext:value-type="float">
            <text:p>8276</text:p>
          </table:table-cell>
          <table:table-cell office:value-type="float" office:value="1.57285192637936E+018" calcext:value-type="float">
            <text:p>1.57285192637936E+018</text:p>
          </table:table-cell>
          <table:table-cell/>
          <table:table-cell office:value-type="float" office:value="0.393099993467" calcext:value-type="float">
            <text:p>0.3930999935</text:p>
          </table:table-cell>
          <table:table-cell office:value-type="float" office:value="-0.175789996982" calcext:value-type="float">
            <text:p>-0.175789997</text:p>
          </table:table-cell>
          <table:table-cell office:value-type="float" office:value="0.351590007544" calcext:value-type="float">
            <text:p>0.35159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48334E+018" calcext:value-type="float">
            <text:p>1.57285192648334E+018</text:p>
          </table:table-cell>
          <table:table-cell office:value-type="float" office:value="8277" calcext:value-type="float">
            <text:p>8277</text:p>
          </table:table-cell>
          <table:table-cell office:value-type="float" office:value="1.57285192643137E+018" calcext:value-type="float">
            <text:p>1.57285192643137E+018</text:p>
          </table:table-cell>
          <table:table-cell/>
          <table:table-cell office:value-type="float" office:value="0.248799994588" calcext:value-type="float">
            <text:p>0.2487999946</text:p>
          </table:table-cell>
          <table:table-cell office:value-type="float" office:value="-0.175889998674" calcext:value-type="float">
            <text:p>-0.1758899987</text:p>
          </table:table-cell>
          <table:table-cell office:value-type="float" office:value="0.175889998674" calcext:value-type="float">
            <text:p>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5363E+018" calcext:value-type="float">
            <text:p>1.5728519265363E+018</text:p>
          </table:table-cell>
          <table:table-cell office:value-type="float" office:value="8278" calcext:value-type="float">
            <text:p>8278</text:p>
          </table:table-cell>
          <table:table-cell office:value-type="float" office:value="1.57285192648352E+018" calcext:value-type="float">
            <text:p>1.57285192648352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69997931" calcext:value-type="float">
            <text:p>-0.175669997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58774E+018" calcext:value-type="float">
            <text:p>1.57285192658774E+018</text:p>
          </table:table-cell>
          <table:table-cell office:value-type="float" office:value="8279" calcext:value-type="float">
            <text:p>8279</text:p>
          </table:table-cell>
          <table:table-cell office:value-type="float" office:value="1.57285192653546E+018" calcext:value-type="float">
            <text:p>1.57285192653546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-0.175579994917" calcext:value-type="float">
            <text:p>-0.1755799949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63907E+018" calcext:value-type="float">
            <text:p>1.57285192663907E+018</text:p>
          </table:table-cell>
          <table:table-cell office:value-type="float" office:value="8280" calcext:value-type="float">
            <text:p>8280</text:p>
          </table:table-cell>
          <table:table-cell office:value-type="float" office:value="1.57285192658735E+018" calcext:value-type="float">
            <text:p>1.57285192658735E+018</text:p>
          </table:table-cell>
          <table:table-cell/>
          <table:table-cell office:value-type="float" office:value="0.248400002718" calcext:value-type="float">
            <text:p>0.2484000027</text:p>
          </table:table-cell>
          <table:table-cell office:value-type="float" office:value="-0.175650000572" calcext:value-type="float">
            <text:p>-0.1756500006</text:p>
          </table:table-cell>
          <table:table-cell office:value-type="float" office:value="0.175650000572" calcext:value-type="float">
            <text:p>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74167E+018" calcext:value-type="float">
            <text:p>1.57285192674167E+018</text:p>
          </table:table-cell>
          <table:table-cell office:value-type="float" office:value="8281" calcext:value-type="float">
            <text:p>8281</text:p>
          </table:table-cell>
          <table:table-cell office:value-type="float" office:value="1.57285192663905E+018" calcext:value-type="float">
            <text:p>1.57285192663905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-0.175819993019" calcext:value-type="float">
            <text:p>-0.175819993</text:p>
          </table:table-cell>
          <table:table-cell office:value-type="float" office:value="0.175819993019" calcext:value-type="float">
            <text:p>0.17581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79301E+018" calcext:value-type="float">
            <text:p>1.57285192679301E+018</text:p>
          </table:table-cell>
          <table:table-cell office:value-type="float" office:value="8282" calcext:value-type="float">
            <text:p>8282</text:p>
          </table:table-cell>
          <table:table-cell office:value-type="float" office:value="1.57285192674095E+018" calcext:value-type="float">
            <text:p>1.57285192674095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84512E+018" calcext:value-type="float">
            <text:p>1.57285192684512E+018</text:p>
          </table:table-cell>
          <table:table-cell office:value-type="float" office:value="8283" calcext:value-type="float">
            <text:p>8283</text:p>
          </table:table-cell>
          <table:table-cell office:value-type="float" office:value="1.57285192679322E+018" calcext:value-type="float">
            <text:p>1.57285192679322E+018</text:p>
          </table:table-cell>
          <table:table-cell/>
          <table:table-cell office:value-type="float" office:value="0.35150000453" calcext:value-type="float">
            <text:p>0.3515000045</text:p>
          </table:table-cell>
          <table:table-cell office:value-type="float" office:value="0" calcext:value-type="float">
            <text:p>0</text:p>
          </table:table-cell>
          <table:table-cell office:value-type="float" office:value="0.35148999095" calcext:value-type="float">
            <text:p>0.35148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89833E+018" calcext:value-type="float">
            <text:p>1.57285192689833E+018</text:p>
          </table:table-cell>
          <table:table-cell office:value-type="float" office:value="8284" calcext:value-type="float">
            <text:p>8284</text:p>
          </table:table-cell>
          <table:table-cell office:value-type="float" office:value="1.57285192684541E+018" calcext:value-type="float">
            <text:p>1.57285192684541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0.351359993219" calcext:value-type="float">
            <text:p>0.35135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694851E+018" calcext:value-type="float">
            <text:p>1.57285192694851E+018</text:p>
          </table:table-cell>
          <table:table-cell office:value-type="float" office:value="8285" calcext:value-type="float">
            <text:p>8285</text:p>
          </table:table-cell>
          <table:table-cell office:value-type="float" office:value="1.57285192689761E+018" calcext:value-type="float">
            <text:p>1.57285192689761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0.175339996815" calcext:value-type="float">
            <text:p>0.17533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00068E+018" calcext:value-type="float">
            <text:p>1.57285192700068E+018</text:p>
          </table:table-cell>
          <table:table-cell office:value-type="float" office:value="8286" calcext:value-type="float">
            <text:p>8286</text:p>
          </table:table-cell>
          <table:table-cell office:value-type="float" office:value="1.57285192694875E+018" calcext:value-type="float">
            <text:p>1.57285192694875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30003214" calcext:value-type="float">
            <text:p>0.1756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05581E+018" calcext:value-type="float">
            <text:p>1.57285192705581E+018</text:p>
          </table:table-cell>
          <table:table-cell office:value-type="float" office:value="8287" calcext:value-type="float">
            <text:p>8287</text:p>
          </table:table-cell>
          <table:table-cell office:value-type="float" office:value="1.57285192700099E+018" calcext:value-type="float">
            <text:p>1.57285192700099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559997559" calcext:value-type="float">
            <text:p>0.175559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10588E+018" calcext:value-type="float">
            <text:p>1.57285192710588E+018</text:p>
          </table:table-cell>
          <table:table-cell office:value-type="float" office:value="8288" calcext:value-type="float">
            <text:p>8288</text:p>
          </table:table-cell>
          <table:table-cell office:value-type="float" office:value="1.57285192705422E+018" calcext:value-type="float">
            <text:p>1.57285192705422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0.175219997764" calcext:value-type="float">
            <text:p>0.17521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15629E+018" calcext:value-type="float">
            <text:p>1.57285192715629E+018</text:p>
          </table:table-cell>
          <table:table-cell office:value-type="float" office:value="8289" calcext:value-type="float">
            <text:p>8289</text:p>
          </table:table-cell>
          <table:table-cell office:value-type="float" office:value="1.57285192710566E+018" calcext:value-type="float">
            <text:p>1.57285192710566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0.175380006433" calcext:value-type="float">
            <text:p>0.17538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20864E+018" calcext:value-type="float">
            <text:p>1.57285192720864E+018</text:p>
          </table:table-cell>
          <table:table-cell office:value-type="float" office:value="8290" calcext:value-type="float">
            <text:p>8290</text:p>
          </table:table-cell>
          <table:table-cell office:value-type="float" office:value="1.57285192715656E+018" calcext:value-type="float">
            <text:p>1.57285192715656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7999661" calcext:value-type="float">
            <text:p>0.17567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26126E+018" calcext:value-type="float">
            <text:p>1.57285192726126E+018</text:p>
          </table:table-cell>
          <table:table-cell office:value-type="float" office:value="8291" calcext:value-type="float">
            <text:p>8291</text:p>
          </table:table-cell>
          <table:table-cell office:value-type="float" office:value="1.57285192720874E+018" calcext:value-type="float">
            <text:p>1.57285192720874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530001521" calcext:value-type="float">
            <text:p>0.17553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31286E+018" calcext:value-type="float">
            <text:p>1.57285192731286E+018</text:p>
          </table:table-cell>
          <table:table-cell office:value-type="float" office:value="8292" calcext:value-type="float">
            <text:p>8292</text:p>
          </table:table-cell>
          <table:table-cell office:value-type="float" office:value="1.57285192726062E+018" calcext:value-type="float">
            <text:p>1.57285192726062E+018</text:p>
          </table:table-cell>
          <table:table-cell/>
          <table:table-cell office:value-type="float" office:value="0.384900003672" calcext:value-type="float">
            <text:p>0.3849000037</text:p>
          </table:table-cell>
          <table:table-cell office:value-type="float" office:value="0" calcext:value-type="float">
            <text:p>0</text:p>
          </table:table-cell>
          <table:table-cell office:value-type="float" office:value="0.384860008955" calcext:value-type="float">
            <text:p>0.38486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36506E+018" calcext:value-type="float">
            <text:p>1.57285192736506E+018</text:p>
          </table:table-cell>
          <table:table-cell office:value-type="float" office:value="8293" calcext:value-type="float">
            <text:p>8293</text:p>
          </table:table-cell>
          <table:table-cell office:value-type="float" office:value="1.57285192731308E+018" calcext:value-type="float">
            <text:p>1.57285192731308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59998822" calcext:value-type="float">
            <text:p>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41689E+018" calcext:value-type="float">
            <text:p>1.57285192741689E+018</text:p>
          </table:table-cell>
          <table:table-cell office:value-type="float" office:value="8294" calcext:value-type="float">
            <text:p>8294</text:p>
          </table:table-cell>
          <table:table-cell office:value-type="float" office:value="1.57285192736468E+018" calcext:value-type="float">
            <text:p>1.57285192736468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579999566" calcext:value-type="float">
            <text:p>0.19257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46851E+018" calcext:value-type="float">
            <text:p>1.57285192746851E+018</text:p>
          </table:table-cell>
          <table:table-cell office:value-type="float" office:value="8295" calcext:value-type="float">
            <text:p>8295</text:p>
          </table:table-cell>
          <table:table-cell office:value-type="float" office:value="1.57285192741679E+018" calcext:value-type="float">
            <text:p>1.57285192741679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0.192609995604" calcext:value-type="float">
            <text:p>0.19260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52072E+018" calcext:value-type="float">
            <text:p>1.57285192752072E+018</text:p>
          </table:table-cell>
          <table:table-cell office:value-type="float" office:value="8296" calcext:value-type="float">
            <text:p>8296</text:p>
          </table:table-cell>
          <table:table-cell office:value-type="float" office:value="1.57285192746862E+018" calcext:value-type="float">
            <text:p>1.57285192746862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50000143" calcext:value-type="float">
            <text:p>0.19235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6229E+018" calcext:value-type="float">
            <text:p>1.5728519276229E+018</text:p>
          </table:table-cell>
          <table:table-cell office:value-type="float" office:value="8297" calcext:value-type="float">
            <text:p>8297</text:p>
          </table:table-cell>
          <table:table-cell office:value-type="float" office:value="1.57285192752083E+018" calcext:value-type="float">
            <text:p>1.57285192752083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0.192369997501" calcext:value-type="float">
            <text:p>0.19236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6755E+018" calcext:value-type="float">
            <text:p>1.5728519276755E+018</text:p>
          </table:table-cell>
          <table:table-cell office:value-type="float" office:value="8298" calcext:value-type="float">
            <text:p>8298</text:p>
          </table:table-cell>
          <table:table-cell office:value-type="float" office:value="1.57285192762306E+018" calcext:value-type="float">
            <text:p>1.57285192762306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72636E+018" calcext:value-type="float">
            <text:p>1.57285192772636E+018</text:p>
          </table:table-cell>
          <table:table-cell office:value-type="float" office:value="8299" calcext:value-type="float">
            <text:p>8299</text:p>
          </table:table-cell>
          <table:table-cell office:value-type="float" office:value="1.57285192767483E+018" calcext:value-type="float">
            <text:p>1.57285192767483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0.175689995289" calcext:value-type="float">
            <text:p>0.175689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77902E+018" calcext:value-type="float">
            <text:p>1.57285192777902E+018</text:p>
          </table:table-cell>
          <table:table-cell office:value-type="float" office:value="8300" calcext:value-type="float">
            <text:p>8300</text:p>
          </table:table-cell>
          <table:table-cell office:value-type="float" office:value="1.57285192772643E+018" calcext:value-type="float">
            <text:p>1.57285192772643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79993224" calcext:value-type="float">
            <text:p>0.17547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82998E+018" calcext:value-type="float">
            <text:p>1.57285192782998E+018</text:p>
          </table:table-cell>
          <table:table-cell office:value-type="float" office:value="8301" calcext:value-type="float">
            <text:p>8301</text:p>
          </table:table-cell>
          <table:table-cell office:value-type="float" office:value="1.57285192777821E+018" calcext:value-type="float">
            <text:p>1.57285192777821E+018</text:p>
          </table:table-cell>
          <table:table-cell/>
          <table:table-cell office:value-type="float" office:value="0.351200014353" calcext:value-type="float">
            <text:p>0.3512000144</text:p>
          </table:table-cell>
          <table:table-cell office:value-type="float" office:value="0" calcext:value-type="float">
            <text:p>0</text:p>
          </table:table-cell>
          <table:table-cell office:value-type="float" office:value="0.351209998131" calcext:value-type="float">
            <text:p>0.35120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93231E+018" calcext:value-type="float">
            <text:p>1.57285192793231E+018</text:p>
          </table:table-cell>
          <table:table-cell office:value-type="float" office:value="8302" calcext:value-type="float">
            <text:p>8302</text:p>
          </table:table-cell>
          <table:table-cell office:value-type="float" office:value="1.57285192783007E+018" calcext:value-type="float">
            <text:p>1.5728519278300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0.175610005856" calcext:value-type="float">
            <text:p>0.17561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798664E+018" calcext:value-type="float">
            <text:p>1.57285192798664E+018</text:p>
          </table:table-cell>
          <table:table-cell office:value-type="float" office:value="8303" calcext:value-type="float">
            <text:p>8303</text:p>
          </table:table-cell>
          <table:table-cell office:value-type="float" office:value="1.57285192793192E+018" calcext:value-type="float">
            <text:p>1.57285192793192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589995027" calcext:value-type="float">
            <text:p>0.1615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0384E+018" calcext:value-type="float">
            <text:p>1.5728519280384E+018</text:p>
          </table:table-cell>
          <table:table-cell office:value-type="float" office:value="8304" calcext:value-type="float">
            <text:p>8304</text:p>
          </table:table-cell>
          <table:table-cell office:value-type="float" office:value="1.57285192798603E+018" calcext:value-type="float">
            <text:p>1.57285192798603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940006375" calcext:value-type="float">
            <text:p>0.160940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0911E+018" calcext:value-type="float">
            <text:p>1.5728519280911E+018</text:p>
          </table:table-cell>
          <table:table-cell office:value-type="float" office:value="8305" calcext:value-type="float">
            <text:p>8305</text:p>
          </table:table-cell>
          <table:table-cell office:value-type="float" office:value="1.57285192803834E+018" calcext:value-type="float">
            <text:p>1.57285192803834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889998078" calcext:value-type="float">
            <text:p>0.16088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14244E+018" calcext:value-type="float">
            <text:p>1.57285192814244E+018</text:p>
          </table:table-cell>
          <table:table-cell office:value-type="float" office:value="8306" calcext:value-type="float">
            <text:p>8306</text:p>
          </table:table-cell>
          <table:table-cell office:value-type="float" office:value="1.57285192809029E+018" calcext:value-type="float">
            <text:p>1.57285192809029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0.160860002041" calcext:value-type="float">
            <text:p>0.16086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19387E+018" calcext:value-type="float">
            <text:p>1.57285192819387E+018</text:p>
          </table:table-cell>
          <table:table-cell office:value-type="float" office:value="8307" calcext:value-type="float">
            <text:p>8307</text:p>
          </table:table-cell>
          <table:table-cell office:value-type="float" office:value="1.57285192814204E+018" calcext:value-type="float">
            <text:p>1.57285192814204E+018</text:p>
          </table:table-cell>
          <table:table-cell/>
          <table:table-cell office:value-type="float" office:value="0.227699995041" calcext:value-type="float">
            <text:p>0.227699995</text:p>
          </table:table-cell>
          <table:table-cell office:value-type="float" office:value="-0.160980001092" calcext:value-type="float">
            <text:p>-0.1609800011</text:p>
          </table:table-cell>
          <table:table-cell office:value-type="float" office:value="0.160980001092" calcext:value-type="float">
            <text:p>0.16098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24715E+018" calcext:value-type="float">
            <text:p>1.57285192824715E+018</text:p>
          </table:table-cell>
          <table:table-cell office:value-type="float" office:value="8308" calcext:value-type="float">
            <text:p>8308</text:p>
          </table:table-cell>
          <table:table-cell office:value-type="float" office:value="1.57285192819402E+018" calcext:value-type="float">
            <text:p>1.57285192819402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-0.175139993429" calcext:value-type="float">
            <text:p>-0.1751399934</text:p>
          </table:table-cell>
          <table:table-cell office:value-type="float" office:value="0.175139993429" calcext:value-type="float">
            <text:p>0.17513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29922E+018" calcext:value-type="float">
            <text:p>1.57285192829922E+018</text:p>
          </table:table-cell>
          <table:table-cell office:value-type="float" office:value="8309" calcext:value-type="float">
            <text:p>8309</text:p>
          </table:table-cell>
          <table:table-cell office:value-type="float" office:value="1.57285192824702E+018" calcext:value-type="float">
            <text:p>1.57285192824702E+018</text:p>
          </table:table-cell>
          <table:table-cell/>
          <table:table-cell office:value-type="float" office:value="0.390799999237" calcext:value-type="float">
            <text:p>0.3907999992</text:p>
          </table:table-cell>
          <table:table-cell office:value-type="float" office:value="-0.174769997597" calcext:value-type="float">
            <text:p>-0.1747699976</text:p>
          </table:table-cell>
          <table:table-cell office:value-type="float" office:value="0.349530011415" calcext:value-type="float">
            <text:p>0.34953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35222E+018" calcext:value-type="float">
            <text:p>1.57285192835222E+018</text:p>
          </table:table-cell>
          <table:table-cell office:value-type="float" office:value="8310" calcext:value-type="float">
            <text:p>8310</text:p>
          </table:table-cell>
          <table:table-cell office:value-type="float" office:value="1.57285192829946E+018" calcext:value-type="float">
            <text:p>1.57285192829946E+018</text:p>
          </table:table-cell>
          <table:table-cell/>
          <table:table-cell office:value-type="float" office:value="0.39019998908" calcext:value-type="float">
            <text:p>0.3901999891</text:p>
          </table:table-cell>
          <table:table-cell office:value-type="float" office:value="-0.174510002136" calcext:value-type="float">
            <text:p>-0.1745100021</text:p>
          </table:table-cell>
          <table:table-cell office:value-type="float" office:value="0.34902998805" calcext:value-type="float">
            <text:p>0.349029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40428E+018" calcext:value-type="float">
            <text:p>1.57285192840428E+018</text:p>
          </table:table-cell>
          <table:table-cell office:value-type="float" office:value="8311" calcext:value-type="float">
            <text:p>8311</text:p>
          </table:table-cell>
          <table:table-cell office:value-type="float" office:value="1.57285192835175E+018" calcext:value-type="float">
            <text:p>1.57285192835175E+018</text:p>
          </table:table-cell>
          <table:table-cell/>
          <table:table-cell office:value-type="float" office:value="0.24660000205" calcext:value-type="float">
            <text:p>0.2466000021</text:p>
          </table:table-cell>
          <table:table-cell office:value-type="float" office:value="-0.174360007048" calcext:value-type="float">
            <text:p>-0.174360007</text:p>
          </table:table-cell>
          <table:table-cell office:value-type="float" office:value="0.174360007048" calcext:value-type="float">
            <text:p>0.17436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45646E+018" calcext:value-type="float">
            <text:p>1.57285192845646E+018</text:p>
          </table:table-cell>
          <table:table-cell office:value-type="float" office:value="8312" calcext:value-type="float">
            <text:p>8312</text:p>
          </table:table-cell>
          <table:table-cell office:value-type="float" office:value="1.57285192840351E+018" calcext:value-type="float">
            <text:p>1.57285192840351E+018</text:p>
          </table:table-cell>
          <table:table-cell/>
          <table:table-cell office:value-type="float" office:value="0.24660000205" calcext:value-type="float">
            <text:p>0.2466000021</text:p>
          </table:table-cell>
          <table:table-cell office:value-type="float" office:value="-0.174390003085" calcext:value-type="float">
            <text:p>-0.1743900031</text:p>
          </table:table-cell>
          <table:table-cell office:value-type="float" office:value="0.174390003085" calcext:value-type="float">
            <text:p>0.174390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55796E+018" calcext:value-type="float">
            <text:p>1.57285192855796E+018</text:p>
          </table:table-cell>
          <table:table-cell office:value-type="float" office:value="8313" calcext:value-type="float">
            <text:p>8313</text:p>
          </table:table-cell>
          <table:table-cell office:value-type="float" office:value="1.57285192845559E+018" calcext:value-type="float">
            <text:p>1.57285192845559E+018</text:p>
          </table:table-cell>
          <table:table-cell/>
          <table:table-cell office:value-type="float" office:value="0.27009999752" calcext:value-type="float">
            <text:p>0.2700999975</text:p>
          </table:table-cell>
          <table:table-cell office:value-type="float" office:value="-0.190960004926" calcext:value-type="float">
            <text:p>-0.1909600049</text:p>
          </table:table-cell>
          <table:table-cell office:value-type="float" office:value="0.190960004926" calcext:value-type="float">
            <text:p>0.19096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6101E+018" calcext:value-type="float">
            <text:p>1.5728519286101E+018</text:p>
          </table:table-cell>
          <table:table-cell office:value-type="float" office:value="8314" calcext:value-type="float">
            <text:p>8314</text:p>
          </table:table-cell>
          <table:table-cell office:value-type="float" office:value="1.57285192855813E+018" calcext:value-type="float">
            <text:p>1.57285192855813E+018</text:p>
          </table:table-cell>
          <table:table-cell/>
          <table:table-cell office:value-type="float" office:value="0.247199997306" calcext:value-type="float">
            <text:p>0.2471999973</text:p>
          </table:table-cell>
          <table:table-cell office:value-type="float" office:value="-0.174789994955" calcext:value-type="float">
            <text:p>-0.174789995</text:p>
          </table:table-cell>
          <table:table-cell office:value-type="float" office:value="0.174789994955" calcext:value-type="float">
            <text:p>0.17478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66225E+018" calcext:value-type="float">
            <text:p>1.57285192866225E+018</text:p>
          </table:table-cell>
          <table:table-cell office:value-type="float" office:value="8315" calcext:value-type="float">
            <text:p>8315</text:p>
          </table:table-cell>
          <table:table-cell office:value-type="float" office:value="1.57285192861023E+018" calcext:value-type="float">
            <text:p>1.57285192861023E+018</text:p>
          </table:table-cell>
          <table:table-cell/>
          <table:table-cell office:value-type="float" office:value="0.247299998999" calcext:value-type="float">
            <text:p>0.247299999</text:p>
          </table:table-cell>
          <table:table-cell office:value-type="float" office:value="-0.17486000061" calcext:value-type="float">
            <text:p>-0.1748600006</text:p>
          </table:table-cell>
          <table:table-cell office:value-type="float" office:value="0.17486000061" calcext:value-type="float">
            <text:p>0.17486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71452E+018" calcext:value-type="float">
            <text:p>1.57285192871452E+018</text:p>
          </table:table-cell>
          <table:table-cell office:value-type="float" office:value="8316" calcext:value-type="float">
            <text:p>8316</text:p>
          </table:table-cell>
          <table:table-cell office:value-type="float" office:value="1.57285192866224E+018" calcext:value-type="float">
            <text:p>1.57285192866224E+018</text:p>
          </table:table-cell>
          <table:table-cell/>
          <table:table-cell office:value-type="float" office:value="0.247299998999" calcext:value-type="float">
            <text:p>0.247299999</text:p>
          </table:table-cell>
          <table:table-cell office:value-type="float" office:value="-0.174840003252" calcext:value-type="float">
            <text:p>-0.1748400033</text:p>
          </table:table-cell>
          <table:table-cell office:value-type="float" office:value="0.174840003252" calcext:value-type="float">
            <text:p>0.1748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81828E+018" calcext:value-type="float">
            <text:p>1.57285192881828E+018</text:p>
          </table:table-cell>
          <table:table-cell office:value-type="float" office:value="8317" calcext:value-type="float">
            <text:p>8317</text:p>
          </table:table-cell>
          <table:table-cell office:value-type="float" office:value="1.57285192871424E+018" calcext:value-type="float">
            <text:p>1.57285192871424E+018</text:p>
          </table:table-cell>
          <table:table-cell/>
          <table:table-cell office:value-type="float" office:value="0.349500000477" calcext:value-type="float">
            <text:p>0.3495000005</text:p>
          </table:table-cell>
          <table:table-cell office:value-type="float" office:value="0" calcext:value-type="float">
            <text:p>0</text:p>
          </table:table-cell>
          <table:table-cell office:value-type="float" office:value="0.349530011415" calcext:value-type="float">
            <text:p>0.349530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8687E+018" calcext:value-type="float">
            <text:p>1.5728519288687E+018</text:p>
          </table:table-cell>
          <table:table-cell office:value-type="float" office:value="8318" calcext:value-type="float">
            <text:p>8318</text:p>
          </table:table-cell>
          <table:table-cell office:value-type="float" office:value="1.57285192881623E+018" calcext:value-type="float">
            <text:p>1.57285192881623E+018</text:p>
          </table:table-cell>
          <table:table-cell/>
          <table:table-cell office:value-type="float" office:value="0.321399986744" calcext:value-type="float">
            <text:p>0.3213999867</text:p>
          </table:table-cell>
          <table:table-cell office:value-type="float" office:value="0" calcext:value-type="float">
            <text:p>0</text:p>
          </table:table-cell>
          <table:table-cell office:value-type="float" office:value="0.321429997683" calcext:value-type="float">
            <text:p>0.32142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92062E+018" calcext:value-type="float">
            <text:p>1.57285192892062E+018</text:p>
          </table:table-cell>
          <table:table-cell office:value-type="float" office:value="8319" calcext:value-type="float">
            <text:p>8319</text:p>
          </table:table-cell>
          <table:table-cell office:value-type="float" office:value="1.57285192886882E+018" calcext:value-type="float">
            <text:p>1.57285192886882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0.160820007324" calcext:value-type="float">
            <text:p>0.16082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897221E+018" calcext:value-type="float">
            <text:p>1.57285192897221E+018</text:p>
          </table:table-cell>
          <table:table-cell office:value-type="float" office:value="8320" calcext:value-type="float">
            <text:p>8320</text:p>
          </table:table-cell>
          <table:table-cell office:value-type="float" office:value="1.57285192892034E+018" calcext:value-type="float">
            <text:p>1.57285192892034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060005426" calcext:value-type="float">
            <text:p>0.16106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0239E+018" calcext:value-type="float">
            <text:p>1.5728519290239E+018</text:p>
          </table:table-cell>
          <table:table-cell office:value-type="float" office:value="8321" calcext:value-type="float">
            <text:p>8321</text:p>
          </table:table-cell>
          <table:table-cell office:value-type="float" office:value="1.57285192897167E+018" calcext:value-type="float">
            <text:p>1.57285192897167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0.161310002208" calcext:value-type="float">
            <text:p>0.16131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07655E+018" calcext:value-type="float">
            <text:p>1.57285192907655E+018</text:p>
          </table:table-cell>
          <table:table-cell office:value-type="float" office:value="8322" calcext:value-type="float">
            <text:p>8322</text:p>
          </table:table-cell>
          <table:table-cell office:value-type="float" office:value="1.57285192902376E+018" calcext:value-type="float">
            <text:p>1.57285192902376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19999194" calcext:value-type="float">
            <text:p>0.16121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17762E+018" calcext:value-type="float">
            <text:p>1.57285192917762E+018</text:p>
          </table:table-cell>
          <table:table-cell office:value-type="float" office:value="8323" calcext:value-type="float">
            <text:p>8323</text:p>
          </table:table-cell>
          <table:table-cell office:value-type="float" office:value="1.57285192907579E+018" calcext:value-type="float">
            <text:p>1.57285192907579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0.161239996552" calcext:value-type="float">
            <text:p>0.16123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22909E+018" calcext:value-type="float">
            <text:p>1.57285192922909E+018</text:p>
          </table:table-cell>
          <table:table-cell office:value-type="float" office:value="8324" calcext:value-type="float">
            <text:p>8324</text:p>
          </table:table-cell>
          <table:table-cell office:value-type="float" office:value="1.57285192917706E+018" calcext:value-type="float">
            <text:p>1.57285192917706E+018</text:p>
          </table:table-cell>
          <table:table-cell/>
          <table:table-cell office:value-type="float" office:value="0.32310000062" calcext:value-type="float">
            <text:p>0.3231000006</text:p>
          </table:table-cell>
          <table:table-cell office:value-type="float" office:value="0" calcext:value-type="float">
            <text:p>0</text:p>
          </table:table-cell>
          <table:table-cell office:value-type="float" office:value="0.323139995337" calcext:value-type="float">
            <text:p>0.323139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28174E+018" calcext:value-type="float">
            <text:p>1.57285192928174E+018</text:p>
          </table:table-cell>
          <table:table-cell office:value-type="float" office:value="8325" calcext:value-type="float">
            <text:p>8325</text:p>
          </table:table-cell>
          <table:table-cell office:value-type="float" office:value="1.5728519292291E+018" calcext:value-type="float">
            <text:p>1.5728519292291E+018</text:p>
          </table:table-cell>
          <table:table-cell/>
          <table:table-cell office:value-type="float" office:value="0.323199987411" calcext:value-type="float">
            <text:p>0.3231999874</text:p>
          </table:table-cell>
          <table:table-cell office:value-type="float" office:value="0" calcext:value-type="float">
            <text:p>0</text:p>
          </table:table-cell>
          <table:table-cell office:value-type="float" office:value="0.323170006275" calcext:value-type="float">
            <text:p>0.32317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33286E+018" calcext:value-type="float">
            <text:p>1.57285192933286E+018</text:p>
          </table:table-cell>
          <table:table-cell office:value-type="float" office:value="8326" calcext:value-type="float">
            <text:p>8326</text:p>
          </table:table-cell>
          <table:table-cell office:value-type="float" office:value="1.57285192928094E+018" calcext:value-type="float">
            <text:p>1.57285192928094E+018</text:p>
          </table:table-cell>
          <table:table-cell/>
          <table:table-cell office:value-type="float" office:value="0.323300004005" calcext:value-type="float">
            <text:p>0.323300004</text:p>
          </table:table-cell>
          <table:table-cell office:value-type="float" office:value="0" calcext:value-type="float">
            <text:p>0</text:p>
          </table:table-cell>
          <table:table-cell office:value-type="float" office:value="0.323260009289" calcext:value-type="float">
            <text:p>0.323260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38503E+018" calcext:value-type="float">
            <text:p>1.57285192938503E+018</text:p>
          </table:table-cell>
          <table:table-cell office:value-type="float" office:value="8327" calcext:value-type="float">
            <text:p>8327</text:p>
          </table:table-cell>
          <table:table-cell office:value-type="float" office:value="1.57285192933237E+018" calcext:value-type="float">
            <text:p>1.57285192933237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0.161779999733" calcext:value-type="float">
            <text:p>0.1617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43572E+018" calcext:value-type="float">
            <text:p>1.57285192943572E+018</text:p>
          </table:table-cell>
          <table:table-cell office:value-type="float" office:value="8328" calcext:value-type="float">
            <text:p>8328</text:p>
          </table:table-cell>
          <table:table-cell office:value-type="float" office:value="1.57285192938421E+018" calcext:value-type="float">
            <text:p>1.57285192938421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060006022" calcext:value-type="float">
            <text:p>0.17606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48795E+018" calcext:value-type="float">
            <text:p>1.57285192948795E+018</text:p>
          </table:table-cell>
          <table:table-cell office:value-type="float" office:value="8329" calcext:value-type="float">
            <text:p>8329</text:p>
          </table:table-cell>
          <table:table-cell office:value-type="float" office:value="1.57285192943589E+018" calcext:value-type="float">
            <text:p>1.57285192943589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0.17634999752" calcext:value-type="float">
            <text:p>0.17634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53939E+018" calcext:value-type="float">
            <text:p>1.57285192953939E+018</text:p>
          </table:table-cell>
          <table:table-cell office:value-type="float" office:value="8330" calcext:value-type="float">
            <text:p>8330</text:p>
          </table:table-cell>
          <table:table-cell office:value-type="float" office:value="1.57285192948749E+018" calcext:value-type="float">
            <text:p>1.57285192948749E+018</text:p>
          </table:table-cell>
          <table:table-cell/>
          <table:table-cell office:value-type="float" office:value="0.176300004125" calcext:value-type="float">
            <text:p>0.1763000041</text:p>
          </table:table-cell>
          <table:table-cell office:value-type="float" office:value="0" calcext:value-type="float">
            <text:p>0</text:p>
          </table:table-cell>
          <table:table-cell office:value-type="float" office:value="0.176320001483" calcext:value-type="float">
            <text:p>0.17632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59129E+018" calcext:value-type="float">
            <text:p>1.57285192959129E+018</text:p>
          </table:table-cell>
          <table:table-cell office:value-type="float" office:value="8331" calcext:value-type="float">
            <text:p>8331</text:p>
          </table:table-cell>
          <table:table-cell office:value-type="float" office:value="1.57285192953949E+018" calcext:value-type="float">
            <text:p>1.57285192953949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109999418" calcext:value-type="float">
            <text:p>0.17610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64407E+018" calcext:value-type="float">
            <text:p>1.57285192964407E+018</text:p>
          </table:table-cell>
          <table:table-cell office:value-type="float" office:value="8332" calcext:value-type="float">
            <text:p>8332</text:p>
          </table:table-cell>
          <table:table-cell office:value-type="float" office:value="1.57285192959127E+018" calcext:value-type="float">
            <text:p>1.57285192959127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74706E+018" calcext:value-type="float">
            <text:p>1.57285192974706E+018</text:p>
          </table:table-cell>
          <table:table-cell office:value-type="float" office:value="8333" calcext:value-type="float">
            <text:p>8333</text:p>
          </table:table-cell>
          <table:table-cell office:value-type="float" office:value="1.57285192964332E+018" calcext:value-type="float">
            <text:p>1.57285192964332E+018</text:p>
          </table:table-cell>
          <table:table-cell/>
          <table:table-cell office:value-type="float" office:value="0.352400004864" calcext:value-type="float">
            <text:p>0.3524000049</text:p>
          </table:table-cell>
          <table:table-cell office:value-type="float" office:value="0" calcext:value-type="float">
            <text:p>0</text:p>
          </table:table-cell>
          <table:table-cell office:value-type="float" office:value="0.352400004864" calcext:value-type="float">
            <text:p>0.35240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79888E+018" calcext:value-type="float">
            <text:p>1.57285192979888E+018</text:p>
          </table:table-cell>
          <table:table-cell office:value-type="float" office:value="8334" calcext:value-type="float">
            <text:p>8334</text:p>
          </table:table-cell>
          <table:table-cell office:value-type="float" office:value="1.57285192974698E+018" calcext:value-type="float">
            <text:p>1.57285192974698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459995866" calcext:value-type="float">
            <text:p>0.1754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85171E+018" calcext:value-type="float">
            <text:p>1.57285192985171E+018</text:p>
          </table:table-cell>
          <table:table-cell office:value-type="float" office:value="8335" calcext:value-type="float">
            <text:p>8335</text:p>
          </table:table-cell>
          <table:table-cell office:value-type="float" office:value="1.57285192979891E+018" calcext:value-type="float">
            <text:p>1.57285192979891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2990358E+018" calcext:value-type="float">
            <text:p>1.57285192990358E+018</text:p>
          </table:table-cell>
          <table:table-cell office:value-type="float" office:value="8336" calcext:value-type="float">
            <text:p>8336</text:p>
          </table:table-cell>
          <table:table-cell office:value-type="float" office:value="1.57285192985107E+018" calcext:value-type="float">
            <text:p>1.57285192985107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00483E+018" calcext:value-type="float">
            <text:p>1.57285193000483E+018</text:p>
          </table:table-cell>
          <table:table-cell office:value-type="float" office:value="8337" calcext:value-type="float">
            <text:p>8337</text:p>
          </table:table-cell>
          <table:table-cell office:value-type="float" office:value="1.57285192990269E+018" calcext:value-type="float">
            <text:p>1.57285192990269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0.175339996815" calcext:value-type="float">
            <text:p>0.17533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05744E+018" calcext:value-type="float">
            <text:p>1.57285193005744E+018</text:p>
          </table:table-cell>
          <table:table-cell office:value-type="float" office:value="8338" calcext:value-type="float">
            <text:p>8338</text:p>
          </table:table-cell>
          <table:table-cell office:value-type="float" office:value="1.57285193000479E+018" calcext:value-type="float">
            <text:p>1.57285193000479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13999486" calcext:value-type="float">
            <text:p>0.16113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10831E+018" calcext:value-type="float">
            <text:p>1.57285193010831E+018</text:p>
          </table:table-cell>
          <table:table-cell office:value-type="float" office:value="8339" calcext:value-type="float">
            <text:p>8339</text:p>
          </table:table-cell>
          <table:table-cell office:value-type="float" office:value="1.57285193005671E+018" calcext:value-type="float">
            <text:p>1.57285193005671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0.161080002785" calcext:value-type="float">
            <text:p>0.16108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16057E+018" calcext:value-type="float">
            <text:p>1.57285193016057E+018</text:p>
          </table:table-cell>
          <table:table-cell office:value-type="float" office:value="8340" calcext:value-type="float">
            <text:p>8340</text:p>
          </table:table-cell>
          <table:table-cell office:value-type="float" office:value="1.57285193010839E+018" calcext:value-type="float">
            <text:p>1.57285193010839E+018</text:p>
          </table:table-cell>
          <table:table-cell/>
          <table:table-cell office:value-type="float" office:value="0.227799996734" calcext:value-type="float">
            <text:p>0.2277999967</text:p>
          </table:table-cell>
          <table:table-cell office:value-type="float" office:value="-0.161060005426" calcext:value-type="float">
            <text:p>-0.1610600054</text:p>
          </table:table-cell>
          <table:table-cell office:value-type="float" office:value="0.161060005426" calcext:value-type="float">
            <text:p>0.16106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21198E+018" calcext:value-type="float">
            <text:p>1.57285193021198E+018</text:p>
          </table:table-cell>
          <table:table-cell office:value-type="float" office:value="8341" calcext:value-type="float">
            <text:p>8341</text:p>
          </table:table-cell>
          <table:table-cell office:value-type="float" office:value="1.57285193016061E+018" calcext:value-type="float">
            <text:p>1.57285193016061E+018</text:p>
          </table:table-cell>
          <table:table-cell/>
          <table:table-cell office:value-type="float" office:value="0.360000014305" calcext:value-type="float">
            <text:p>0.3600000143</text:p>
          </table:table-cell>
          <table:table-cell office:value-type="float" office:value="-0.16099999845" calcext:value-type="float">
            <text:p>-0.1609999985</text:p>
          </table:table-cell>
          <table:table-cell office:value-type="float" office:value="0.321999996901" calcext:value-type="float">
            <text:p>0.32199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31449E+018" calcext:value-type="float">
            <text:p>1.57285193031449E+018</text:p>
          </table:table-cell>
          <table:table-cell office:value-type="float" office:value="8342" calcext:value-type="float">
            <text:p>8342</text:p>
          </table:table-cell>
          <table:table-cell office:value-type="float" office:value="1.5728519302118E+018" calcext:value-type="float">
            <text:p>1.5728519302118E+018</text:p>
          </table:table-cell>
          <table:table-cell/>
          <table:table-cell office:value-type="float" office:value="0.360399991274" calcext:value-type="float">
            <text:p>0.3603999913</text:p>
          </table:table-cell>
          <table:table-cell office:value-type="float" office:value="-0.161149993539" calcext:value-type="float">
            <text:p>-0.1611499935</text:p>
          </table:table-cell>
          <table:table-cell office:value-type="float" office:value="0.322310000658" calcext:value-type="float">
            <text:p>0.3223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36612E+018" calcext:value-type="float">
            <text:p>1.57285193036612E+018</text:p>
          </table:table-cell>
          <table:table-cell office:value-type="float" office:value="8343" calcext:value-type="float">
            <text:p>8343</text:p>
          </table:table-cell>
          <table:table-cell office:value-type="float" office:value="1.57285193031366E+018" calcext:value-type="float">
            <text:p>1.57285193031366E+018</text:p>
          </table:table-cell>
          <table:table-cell/>
          <table:table-cell office:value-type="float" office:value="0.21099999547" calcext:value-type="float">
            <text:p>0.2109999955</text:p>
          </table:table-cell>
          <table:table-cell office:value-type="float" office:value="-0.14917999506" calcext:value-type="float">
            <text:p>-0.1491799951</text:p>
          </table:table-cell>
          <table:table-cell office:value-type="float" office:value="0.14917999506" calcext:value-type="float">
            <text:p>0.1491799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41825E+018" calcext:value-type="float">
            <text:p>1.57285193041825E+018</text:p>
          </table:table-cell>
          <table:table-cell office:value-type="float" office:value="8344" calcext:value-type="float">
            <text:p>8344</text:p>
          </table:table-cell>
          <table:table-cell office:value-type="float" office:value="1.57285193036613E+018" calcext:value-type="float">
            <text:p>1.57285193036613E+018</text:p>
          </table:table-cell>
          <table:table-cell/>
          <table:table-cell office:value-type="float" office:value="0.22840000689" calcext:value-type="float">
            <text:p>0.2284000069</text:p>
          </table:table-cell>
          <table:table-cell office:value-type="float" office:value="-0.161510005593" calcext:value-type="float">
            <text:p>-0.1615100056</text:p>
          </table:table-cell>
          <table:table-cell office:value-type="float" office:value="0.161510005593" calcext:value-type="float">
            <text:p>0.16151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47082E+018" calcext:value-type="float">
            <text:p>1.57285193047082E+018</text:p>
          </table:table-cell>
          <table:table-cell office:value-type="float" office:value="8345" calcext:value-type="float">
            <text:p>8345</text:p>
          </table:table-cell>
          <table:table-cell office:value-type="float" office:value="1.57285193041825E+018" calcext:value-type="float">
            <text:p>1.57285193041825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-0.161459997296" calcext:value-type="float">
            <text:p>-0.1614599973</text:p>
          </table:table-cell>
          <table:table-cell office:value-type="float" office:value="0.161459997296" calcext:value-type="float">
            <text:p>0.16145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5226E+018" calcext:value-type="float">
            <text:p>1.5728519305226E+018</text:p>
          </table:table-cell>
          <table:table-cell office:value-type="float" office:value="8346" calcext:value-type="float">
            <text:p>8346</text:p>
          </table:table-cell>
          <table:table-cell office:value-type="float" office:value="1.57285193047014E+018" calcext:value-type="float">
            <text:p>1.57285193047014E+018</text:p>
          </table:table-cell>
          <table:table-cell/>
          <table:table-cell office:value-type="float" office:value="0.22840000689" calcext:value-type="float">
            <text:p>0.2284000069</text:p>
          </table:table-cell>
          <table:table-cell office:value-type="float" office:value="-0.161530002952" calcext:value-type="float">
            <text:p>-0.161530003</text:p>
          </table:table-cell>
          <table:table-cell office:value-type="float" office:value="0.161530002952" calcext:value-type="float">
            <text:p>0.16153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57478E+018" calcext:value-type="float">
            <text:p>1.57285193057478E+018</text:p>
          </table:table-cell>
          <table:table-cell office:value-type="float" office:value="8347" calcext:value-type="float">
            <text:p>8347</text:p>
          </table:table-cell>
          <table:table-cell office:value-type="float" office:value="1.57285193052224E+018" calcext:value-type="float">
            <text:p>1.57285193052224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-0.161410003901" calcext:value-type="float">
            <text:p>-0.1614100039</text:p>
          </table:table-cell>
          <table:table-cell office:value-type="float" office:value="0.161410003901" calcext:value-type="float">
            <text:p>0.16141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67726E+018" calcext:value-type="float">
            <text:p>1.57285193067726E+018</text:p>
          </table:table-cell>
          <table:table-cell office:value-type="float" office:value="8348" calcext:value-type="float">
            <text:p>8348</text:p>
          </table:table-cell>
          <table:table-cell office:value-type="float" office:value="1.57285193057433E+018" calcext:value-type="float">
            <text:p>1.57285193057433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-0.175579994917" calcext:value-type="float">
            <text:p>-0.1755799949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72855E+018" calcext:value-type="float">
            <text:p>1.57285193072855E+018</text:p>
          </table:table-cell>
          <table:table-cell office:value-type="float" office:value="8349" calcext:value-type="float">
            <text:p>8349</text:p>
          </table:table-cell>
          <table:table-cell office:value-type="float" office:value="1.57285193067632E+018" calcext:value-type="float">
            <text:p>1.57285193067632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-0.161390006542" calcext:value-type="float">
            <text:p>-0.1613900065</text:p>
          </table:table-cell>
          <table:table-cell office:value-type="float" office:value="0.322780013084" calcext:value-type="float">
            <text:p>0.322780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77923E+018" calcext:value-type="float">
            <text:p>1.57285193077923E+018</text:p>
          </table:table-cell>
          <table:table-cell office:value-type="float" office:value="8350" calcext:value-type="float">
            <text:p>8350</text:p>
          </table:table-cell>
          <table:table-cell office:value-type="float" office:value="1.57285193072851E+018" calcext:value-type="float">
            <text:p>1.57285193072851E+018</text:p>
          </table:table-cell>
          <table:table-cell/>
          <table:table-cell office:value-type="float" office:value="0.322499990463" calcext:value-type="float">
            <text:p>0.3224999905</text:p>
          </table:table-cell>
          <table:table-cell office:value-type="float" office:value="0" calcext:value-type="float">
            <text:p>0</text:p>
          </table:table-cell>
          <table:table-cell office:value-type="float" office:value="0.322519987822" calcext:value-type="float">
            <text:p>0.322519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83008E+018" calcext:value-type="float">
            <text:p>1.57285193083008E+018</text:p>
          </table:table-cell>
          <table:table-cell office:value-type="float" office:value="8351" calcext:value-type="float">
            <text:p>8351</text:p>
          </table:table-cell>
          <table:table-cell office:value-type="float" office:value="1.57285193077929E+018" calcext:value-type="float">
            <text:p>1.57285193077929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0.161640003324" calcext:value-type="float">
            <text:p>0.16164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88218E+018" calcext:value-type="float">
            <text:p>1.57285193088218E+018</text:p>
          </table:table-cell>
          <table:table-cell office:value-type="float" office:value="8352" calcext:value-type="float">
            <text:p>8352</text:p>
          </table:table-cell>
          <table:table-cell office:value-type="float" office:value="1.5728519308298E+018" calcext:value-type="float">
            <text:p>1.5728519308298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0.16180999577" calcext:value-type="float">
            <text:p>0.16180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9329E+018" calcext:value-type="float">
            <text:p>1.5728519309329E+018</text:p>
          </table:table-cell>
          <table:table-cell office:value-type="float" office:value="8353" calcext:value-type="float">
            <text:p>8353</text:p>
          </table:table-cell>
          <table:table-cell office:value-type="float" office:value="1.57285193088151E+018" calcext:value-type="float">
            <text:p>1.57285193088151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09834E+018" calcext:value-type="float">
            <text:p>1.5728519309834E+018</text:p>
          </table:table-cell>
          <table:table-cell office:value-type="float" office:value="8354" calcext:value-type="float">
            <text:p>8354</text:p>
          </table:table-cell>
          <table:table-cell office:value-type="float" office:value="1.57285193093261E+018" calcext:value-type="float">
            <text:p>1.57285193093261E+018</text:p>
          </table:table-cell>
          <table:table-cell/>
          <table:table-cell office:value-type="float" office:value="0.176499992609" calcext:value-type="float">
            <text:p>0.1764999926</text:p>
          </table:table-cell>
          <table:table-cell office:value-type="float" office:value="0" calcext:value-type="float">
            <text:p>0</text:p>
          </table:table-cell>
          <table:table-cell office:value-type="float" office:value="0.176530003548" calcext:value-type="float">
            <text:p>0.17653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03443E+018" calcext:value-type="float">
            <text:p>1.57285193103443E+018</text:p>
          </table:table-cell>
          <table:table-cell office:value-type="float" office:value="8355" calcext:value-type="float">
            <text:p>8355</text:p>
          </table:table-cell>
          <table:table-cell office:value-type="float" office:value="1.5728519309834E+018" calcext:value-type="float">
            <text:p>1.5728519309834E+018</text:p>
          </table:table-cell>
          <table:table-cell/>
          <table:table-cell office:value-type="float" office:value="0.17689999938" calcext:value-type="float">
            <text:p>0.1768999994</text:p>
          </table:table-cell>
          <table:table-cell office:value-type="float" office:value="0" calcext:value-type="float">
            <text:p>0</text:p>
          </table:table-cell>
          <table:table-cell office:value-type="float" office:value="0.176939994097" calcext:value-type="float">
            <text:p>0.17693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08591E+018" calcext:value-type="float">
            <text:p>1.57285193108591E+018</text:p>
          </table:table-cell>
          <table:table-cell office:value-type="float" office:value="8356" calcext:value-type="float">
            <text:p>8356</text:p>
          </table:table-cell>
          <table:table-cell office:value-type="float" office:value="1.57285193103415E+018" calcext:value-type="float">
            <text:p>1.57285193103415E+018</text:p>
          </table:table-cell>
          <table:table-cell/>
          <table:table-cell office:value-type="float" office:value="0.177300006151" calcext:value-type="float">
            <text:p>0.1773000062</text:p>
          </table:table-cell>
          <table:table-cell office:value-type="float" office:value="0" calcext:value-type="float">
            <text:p>0</text:p>
          </table:table-cell>
          <table:table-cell office:value-type="float" office:value="0.177300006151" calcext:value-type="float">
            <text:p>0.17730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13901E+018" calcext:value-type="float">
            <text:p>1.57285193113901E+018</text:p>
          </table:table-cell>
          <table:table-cell office:value-type="float" office:value="8357" calcext:value-type="float">
            <text:p>8357</text:p>
          </table:table-cell>
          <table:table-cell office:value-type="float" office:value="1.57285193108607E+018" calcext:value-type="float">
            <text:p>1.57285193108607E+018</text:p>
          </table:table-cell>
          <table:table-cell/>
          <table:table-cell office:value-type="float" office:value="0.354699999094" calcext:value-type="float">
            <text:p>0.3546999991</text:p>
          </table:table-cell>
          <table:table-cell office:value-type="float" office:value="0" calcext:value-type="float">
            <text:p>0</text:p>
          </table:table-cell>
          <table:table-cell office:value-type="float" office:value="0.354719996452" calcext:value-type="float">
            <text:p>0.35471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19002E+018" calcext:value-type="float">
            <text:p>1.57285193119002E+018</text:p>
          </table:table-cell>
          <table:table-cell office:value-type="float" office:value="8358" calcext:value-type="float">
            <text:p>8358</text:p>
          </table:table-cell>
          <table:table-cell office:value-type="float" office:value="1.57285193113811E+018" calcext:value-type="float">
            <text:p>1.57285193113811E+018</text:p>
          </table:table-cell>
          <table:table-cell/>
          <table:table-cell office:value-type="float" office:value="0.354799985886" calcext:value-type="float">
            <text:p>0.3547999859</text:p>
          </table:table-cell>
          <table:table-cell office:value-type="float" office:value="0" calcext:value-type="float">
            <text:p>0</text:p>
          </table:table-cell>
          <table:table-cell office:value-type="float" office:value="0.354750007391" calcext:value-type="float">
            <text:p>0.35475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24163E+018" calcext:value-type="float">
            <text:p>1.57285193124163E+018</text:p>
          </table:table-cell>
          <table:table-cell office:value-type="float" office:value="8359" calcext:value-type="float">
            <text:p>8359</text:p>
          </table:table-cell>
          <table:table-cell office:value-type="float" office:value="1.57285193118956E+018" calcext:value-type="float">
            <text:p>1.57285193118956E+018</text:p>
          </table:table-cell>
          <table:table-cell/>
          <table:table-cell office:value-type="float" office:value="0.194800004363" calcext:value-type="float">
            <text:p>0.1948000044</text:p>
          </table:table-cell>
          <table:table-cell office:value-type="float" office:value="0" calcext:value-type="float">
            <text:p>0</text:p>
          </table:table-cell>
          <table:table-cell office:value-type="float" office:value="0.19483999908" calcext:value-type="float">
            <text:p>0.19483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29356E+018" calcext:value-type="float">
            <text:p>1.57285193129356E+018</text:p>
          </table:table-cell>
          <table:table-cell office:value-type="float" office:value="8360" calcext:value-type="float">
            <text:p>8360</text:p>
          </table:table-cell>
          <table:table-cell office:value-type="float" office:value="1.57285193124115E+018" calcext:value-type="float">
            <text:p>1.57285193124115E+018</text:p>
          </table:table-cell>
          <table:table-cell/>
          <table:table-cell office:value-type="float" office:value="0.19509999454" calcext:value-type="float">
            <text:p>0.1950999945</text:p>
          </table:table-cell>
          <table:table-cell office:value-type="float" office:value="0" calcext:value-type="float">
            <text:p>0</text:p>
          </table:table-cell>
          <table:table-cell office:value-type="float" office:value="0.195069998503" calcext:value-type="float">
            <text:p>0.19506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34571E+018" calcext:value-type="float">
            <text:p>1.57285193134571E+018</text:p>
          </table:table-cell>
          <table:table-cell office:value-type="float" office:value="8361" calcext:value-type="float">
            <text:p>8361</text:p>
          </table:table-cell>
          <table:table-cell office:value-type="float" office:value="1.5728519312929E+018" calcext:value-type="float">
            <text:p>1.5728519312929E+018</text:p>
          </table:table-cell>
          <table:table-cell/>
          <table:table-cell office:value-type="float" office:value="0.19470000267" calcext:value-type="float">
            <text:p>0.1947000027</text:p>
          </table:table-cell>
          <table:table-cell office:value-type="float" office:value="0" calcext:value-type="float">
            <text:p>0</text:p>
          </table:table-cell>
          <table:table-cell office:value-type="float" office:value="0.19470000267" calcext:value-type="float">
            <text:p>0.19470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39738E+018" calcext:value-type="float">
            <text:p>1.57285193139738E+018</text:p>
          </table:table-cell>
          <table:table-cell office:value-type="float" office:value="8362" calcext:value-type="float">
            <text:p>8362</text:p>
          </table:table-cell>
          <table:table-cell office:value-type="float" office:value="1.57285193134507E+018" calcext:value-type="float">
            <text:p>1.57285193134507E+018</text:p>
          </table:table-cell>
          <table:table-cell/>
          <table:table-cell office:value-type="float" office:value="0.194100007415" calcext:value-type="float">
            <text:p>0.1941000074</text:p>
          </table:table-cell>
          <table:table-cell office:value-type="float" office:value="0" calcext:value-type="float">
            <text:p>0</text:p>
          </table:table-cell>
          <table:table-cell office:value-type="float" office:value="0.194079995155" calcext:value-type="float">
            <text:p>0.19407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44956E+018" calcext:value-type="float">
            <text:p>1.57285193144956E+018</text:p>
          </table:table-cell>
          <table:table-cell office:value-type="float" office:value="8363" calcext:value-type="float">
            <text:p>8363</text:p>
          </table:table-cell>
          <table:table-cell office:value-type="float" office:value="1.572851931397E+018" calcext:value-type="float">
            <text:p>1.572851931397E+018</text:p>
          </table:table-cell>
          <table:table-cell/>
          <table:table-cell office:value-type="float" office:value="0.194000005722" calcext:value-type="float">
            <text:p>0.1940000057</text:p>
          </table:table-cell>
          <table:table-cell office:value-type="float" office:value="0" calcext:value-type="float">
            <text:p>0</text:p>
          </table:table-cell>
          <table:table-cell office:value-type="float" office:value="0.193990007043" calcext:value-type="float">
            <text:p>0.19399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50139E+018" calcext:value-type="float">
            <text:p>1.57285193150139E+018</text:p>
          </table:table-cell>
          <table:table-cell office:value-type="float" office:value="8364" calcext:value-type="float">
            <text:p>8364</text:p>
          </table:table-cell>
          <table:table-cell office:value-type="float" office:value="1.57285193144929E+018" calcext:value-type="float">
            <text:p>1.5728519314492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60358E+018" calcext:value-type="float">
            <text:p>1.57285193160358E+018</text:p>
          </table:table-cell>
          <table:table-cell office:value-type="float" office:value="8365" calcext:value-type="float">
            <text:p>8365</text:p>
          </table:table-cell>
          <table:table-cell office:value-type="float" office:value="1.57285193150142E+018" calcext:value-type="float">
            <text:p>1.5728519315014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65499E+018" calcext:value-type="float">
            <text:p>1.57285193165499E+018</text:p>
          </table:table-cell>
          <table:table-cell office:value-type="float" office:value="8366" calcext:value-type="float">
            <text:p>8366</text:p>
          </table:table-cell>
          <table:table-cell office:value-type="float" office:value="1.57285193160318E+018" calcext:value-type="float">
            <text:p>1.57285193160318E+018</text:p>
          </table:table-cell>
          <table:table-cell/>
          <table:table-cell office:value-type="float" office:value="0.35150000453" calcext:value-type="float">
            <text:p>0.3515000045</text:p>
          </table:table-cell>
          <table:table-cell office:value-type="float" office:value="0" calcext:value-type="float">
            <text:p>0</text:p>
          </table:table-cell>
          <table:table-cell office:value-type="float" office:value="-0.351469993591" calcext:value-type="float">
            <text:p>-0.35146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70716E+018" calcext:value-type="float">
            <text:p>1.57285193170716E+018</text:p>
          </table:table-cell>
          <table:table-cell office:value-type="float" office:value="8367" calcext:value-type="float">
            <text:p>8367</text:p>
          </table:table-cell>
          <table:table-cell office:value-type="float" office:value="1.5728519316547E+018" calcext:value-type="float">
            <text:p>1.5728519316547E+018</text:p>
          </table:table-cell>
          <table:table-cell/>
          <table:table-cell office:value-type="float" office:value="0.556100010872" calcext:value-type="float">
            <text:p>0.5561000109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-0.527589976788" calcext:value-type="float">
            <text:p>-0.527589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8094E+018" calcext:value-type="float">
            <text:p>1.5728519318094E+018</text:p>
          </table:table-cell>
          <table:table-cell office:value-type="float" office:value="8368" calcext:value-type="float">
            <text:p>8368</text:p>
          </table:table-cell>
          <table:table-cell office:value-type="float" office:value="1.57285193170675E+018" calcext:value-type="float">
            <text:p>1.57285193170675E+018</text:p>
          </table:table-cell>
          <table:table-cell/>
          <table:table-cell office:value-type="float" office:value="0.725099980831" calcext:value-type="float">
            <text:p>0.7250999808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-0.703429996967" calcext:value-type="float">
            <text:p>-0.7034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91095E+018" calcext:value-type="float">
            <text:p>1.57285193191095E+018</text:p>
          </table:table-cell>
          <table:table-cell office:value-type="float" office:value="8369" calcext:value-type="float">
            <text:p>8369</text:p>
          </table:table-cell>
          <table:table-cell office:value-type="float" office:value="1.57285193180861E+018" calcext:value-type="float">
            <text:p>1.57285193180861E+018</text:p>
          </table:table-cell>
          <table:table-cell/>
          <table:table-cell office:value-type="float" office:value="0.823700010777" calcext:value-type="float">
            <text:p>0.8237000108</text:p>
          </table:table-cell>
          <table:table-cell office:value-type="float" office:value="0.161540001631" calcext:value-type="float">
            <text:p>0.1615400016</text:p>
          </table:table-cell>
          <table:table-cell office:value-type="float" office:value="-0.807690024376" calcext:value-type="float">
            <text:p>-0.807690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196222E+018" calcext:value-type="float">
            <text:p>1.57285193196222E+018</text:p>
          </table:table-cell>
          <table:table-cell office:value-type="float" office:value="8370" calcext:value-type="float">
            <text:p>8370</text:p>
          </table:table-cell>
          <table:table-cell office:value-type="float" office:value="1.57285193191054E+018" calcext:value-type="float">
            <text:p>1.57285193191054E+018</text:p>
          </table:table-cell>
          <table:table-cell/>
          <table:table-cell office:value-type="float" office:value="0.761699974537" calcext:value-type="float">
            <text:p>0.7616999745</text:p>
          </table:table-cell>
          <table:table-cell office:value-type="float" office:value="0.149389997125" calcext:value-type="float">
            <text:p>0.1493899971</text:p>
          </table:table-cell>
          <table:table-cell office:value-type="float" office:value="-0.746949970722" calcext:value-type="float">
            <text:p>-0.746949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01381E+018" calcext:value-type="float">
            <text:p>1.57285193201381E+018</text:p>
          </table:table-cell>
          <table:table-cell office:value-type="float" office:value="8371" calcext:value-type="float">
            <text:p>8371</text:p>
          </table:table-cell>
          <table:table-cell office:value-type="float" office:value="1.57285193196162E+018" calcext:value-type="float">
            <text:p>1.57285193196162E+018</text:p>
          </table:table-cell>
          <table:table-cell/>
          <table:table-cell office:value-type="float" office:value="0.762499988079" calcext:value-type="float">
            <text:p>0.7624999881</text:p>
          </table:table-cell>
          <table:table-cell office:value-type="float" office:value="0.149540007114" calcext:value-type="float">
            <text:p>0.1495400071</text:p>
          </table:table-cell>
          <table:table-cell office:value-type="float" office:value="-0.747690021992" calcext:value-type="float">
            <text:p>-0.74769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06633E+018" calcext:value-type="float">
            <text:p>1.57285193206633E+018</text:p>
          </table:table-cell>
          <table:table-cell office:value-type="float" office:value="8372" calcext:value-type="float">
            <text:p>8372</text:p>
          </table:table-cell>
          <table:table-cell office:value-type="float" office:value="1.57285193201355E+018" calcext:value-type="float">
            <text:p>1.57285193201355E+018</text:p>
          </table:table-cell>
          <table:table-cell/>
          <table:table-cell office:value-type="float" office:value="0.762799978256" calcext:value-type="float">
            <text:p>0.7627999783</text:p>
          </table:table-cell>
          <table:table-cell office:value-type="float" office:value="0.14959000051" calcext:value-type="float">
            <text:p>0.1495900005</text:p>
          </table:table-cell>
          <table:table-cell office:value-type="float" office:value="-0.747959971428" calcext:value-type="float">
            <text:p>-0.747959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11758E+018" calcext:value-type="float">
            <text:p>1.57285193211758E+018</text:p>
          </table:table-cell>
          <table:table-cell office:value-type="float" office:value="8373" calcext:value-type="float">
            <text:p>8373</text:p>
          </table:table-cell>
          <table:table-cell office:value-type="float" office:value="1.57285193206568E+018" calcext:value-type="float">
            <text:p>1.57285193206568E+018</text:p>
          </table:table-cell>
          <table:table-cell/>
          <table:table-cell office:value-type="float" office:value="0.762600004673" calcext:value-type="float">
            <text:p>0.7626000047</text:p>
          </table:table-cell>
          <table:table-cell office:value-type="float" office:value="0.149550005794" calcext:value-type="float">
            <text:p>0.1495500058</text:p>
          </table:table-cell>
          <table:table-cell office:value-type="float" office:value="-0.747739970684" calcext:value-type="float">
            <text:p>-0.747739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16946E+018" calcext:value-type="float">
            <text:p>1.57285193216946E+018</text:p>
          </table:table-cell>
          <table:table-cell office:value-type="float" office:value="8374" calcext:value-type="float">
            <text:p>8374</text:p>
          </table:table-cell>
          <table:table-cell office:value-type="float" office:value="1.57285193211764E+018" calcext:value-type="float">
            <text:p>1.57285193211764E+018</text:p>
          </table:table-cell>
          <table:table-cell/>
          <table:table-cell office:value-type="float" office:value="0.616900026798" calcext:value-type="float">
            <text:p>0.6169000268</text:p>
          </table:table-cell>
          <table:table-cell office:value-type="float" office:value="0.149619996548" calcext:value-type="float">
            <text:p>0.1496199965</text:p>
          </table:table-cell>
          <table:table-cell office:value-type="float" office:value="-0.598489999771" calcext:value-type="float">
            <text:p>-0.59848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22133E+018" calcext:value-type="float">
            <text:p>1.57285193222133E+018</text:p>
          </table:table-cell>
          <table:table-cell office:value-type="float" office:value="8375" calcext:value-type="float">
            <text:p>8375</text:p>
          </table:table-cell>
          <table:table-cell office:value-type="float" office:value="1.57285193216925E+018" calcext:value-type="float">
            <text:p>1.57285193216925E+018</text:p>
          </table:table-cell>
          <table:table-cell/>
          <table:table-cell office:value-type="float" office:value="0.617399990559" calcext:value-type="float">
            <text:p>0.6173999906</text:p>
          </table:table-cell>
          <table:table-cell office:value-type="float" office:value="0.149739995599" calcext:value-type="float">
            <text:p>0.1497399956</text:p>
          </table:table-cell>
          <table:table-cell office:value-type="float" office:value="-0.598959982395" calcext:value-type="float">
            <text:p>-0.5989599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2729E+018" calcext:value-type="float">
            <text:p>1.5728519322729E+018</text:p>
          </table:table-cell>
          <table:table-cell office:value-type="float" office:value="8376" calcext:value-type="float">
            <text:p>8376</text:p>
          </table:table-cell>
          <table:table-cell office:value-type="float" office:value="1.57285193222096E+018" calcext:value-type="float">
            <text:p>1.57285193222096E+018</text:p>
          </table:table-cell>
          <table:table-cell/>
          <table:table-cell office:value-type="float" office:value="0.361999988556" calcext:value-type="float">
            <text:p>0.3619999886</text:p>
          </table:table-cell>
          <table:table-cell office:value-type="float" office:value="0.161870002747" calcext:value-type="float">
            <text:p>0.1618700027</text:p>
          </table:table-cell>
          <table:table-cell office:value-type="float" office:value="-0.323740005493" calcext:value-type="float">
            <text:p>-0.32374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32481E+018" calcext:value-type="float">
            <text:p>1.57285193232481E+018</text:p>
          </table:table-cell>
          <table:table-cell office:value-type="float" office:value="8377" calcext:value-type="float">
            <text:p>8377</text:p>
          </table:table-cell>
          <table:table-cell office:value-type="float" office:value="1.57285193227291E+018" calcext:value-type="float">
            <text:p>1.57285193227291E+018</text:p>
          </table:table-cell>
          <table:table-cell/>
          <table:table-cell office:value-type="float" office:value="0.485300004482" calcext:value-type="float">
            <text:p>0.4853000045</text:p>
          </table:table-cell>
          <table:table-cell office:value-type="float" office:value="0" calcext:value-type="float">
            <text:p>0</text:p>
          </table:table-cell>
          <table:table-cell office:value-type="float" office:value="-0.485269993544" calcext:value-type="float">
            <text:p>-0.48526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37796E+018" calcext:value-type="float">
            <text:p>1.57285193237796E+018</text:p>
          </table:table-cell>
          <table:table-cell office:value-type="float" office:value="8378" calcext:value-type="float">
            <text:p>8378</text:p>
          </table:table-cell>
          <table:table-cell office:value-type="float" office:value="1.57285193232533E+018" calcext:value-type="float">
            <text:p>1.57285193232533E+018</text:p>
          </table:table-cell>
          <table:table-cell/>
          <table:table-cell office:value-type="float" office:value="0.323300004005" calcext:value-type="float">
            <text:p>0.323300004</text:p>
          </table:table-cell>
          <table:table-cell office:value-type="float" office:value="0" calcext:value-type="float">
            <text:p>0</text:p>
          </table:table-cell>
          <table:table-cell office:value-type="float" office:value="-0.323320001364" calcext:value-type="float">
            <text:p>-0.32332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42961E+018" calcext:value-type="float">
            <text:p>1.57285193242961E+018</text:p>
          </table:table-cell>
          <table:table-cell office:value-type="float" office:value="8379" calcext:value-type="float">
            <text:p>8379</text:p>
          </table:table-cell>
          <table:table-cell office:value-type="float" office:value="1.57285193237758E+018" calcext:value-type="float">
            <text:p>1.57285193237758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60000944" calcext:value-type="float">
            <text:p>-0.17576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48215E+018" calcext:value-type="float">
            <text:p>1.57285193248215E+018</text:p>
          </table:table-cell>
          <table:table-cell office:value-type="float" office:value="8380" calcext:value-type="float">
            <text:p>8380</text:p>
          </table:table-cell>
          <table:table-cell office:value-type="float" office:value="1.57285193242975E+018" calcext:value-type="float">
            <text:p>1.57285193242975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99996924" calcext:value-type="float">
            <text:p>-0.19259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53372E+018" calcext:value-type="float">
            <text:p>1.57285193253372E+018</text:p>
          </table:table-cell>
          <table:table-cell office:value-type="float" office:value="8381" calcext:value-type="float">
            <text:p>8381</text:p>
          </table:table-cell>
          <table:table-cell office:value-type="float" office:value="1.57285193248212E+018" calcext:value-type="float">
            <text:p>1.57285193248212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12000072" calcext:value-type="float">
            <text:p>-0.19212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58514E+018" calcext:value-type="float">
            <text:p>1.57285193258514E+018</text:p>
          </table:table-cell>
          <table:table-cell office:value-type="float" office:value="8382" calcext:value-type="float">
            <text:p>8382</text:p>
          </table:table-cell>
          <table:table-cell office:value-type="float" office:value="1.57285193253369E+018" calcext:value-type="float">
            <text:p>1.57285193253369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259997129" calcext:value-type="float">
            <text:p>-0.192259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63724E+018" calcext:value-type="float">
            <text:p>1.57285193263724E+018</text:p>
          </table:table-cell>
          <table:table-cell office:value-type="float" office:value="8383" calcext:value-type="float">
            <text:p>8383</text:p>
          </table:table-cell>
          <table:table-cell office:value-type="float" office:value="1.57285193258525E+018" calcext:value-type="float">
            <text:p>1.57285193258525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9999194" calcext:value-type="float">
            <text:p>-0.19246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68986E+018" calcext:value-type="float">
            <text:p>1.57285193268986E+018</text:p>
          </table:table-cell>
          <table:table-cell office:value-type="float" office:value="8384" calcext:value-type="float">
            <text:p>8384</text:p>
          </table:table-cell>
          <table:table-cell office:value-type="float" office:value="1.57285193263739E+018" calcext:value-type="float">
            <text:p>1.57285193263739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99993539" calcext:value-type="float">
            <text:p>-0.1923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74216E+018" calcext:value-type="float">
            <text:p>1.57285193274216E+018</text:p>
          </table:table-cell>
          <table:table-cell office:value-type="float" office:value="8385" calcext:value-type="float">
            <text:p>8385</text:p>
          </table:table-cell>
          <table:table-cell office:value-type="float" office:value="1.57285193268942E+018" calcext:value-type="float">
            <text:p>1.57285193268942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239999771" calcext:value-type="float">
            <text:p>-0.19223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79477E+018" calcext:value-type="float">
            <text:p>1.57285193279477E+018</text:p>
          </table:table-cell>
          <table:table-cell office:value-type="float" office:value="8386" calcext:value-type="float">
            <text:p>8386</text:p>
          </table:table-cell>
          <table:table-cell office:value-type="float" office:value="1.57285193274296E+018" calcext:value-type="float">
            <text:p>1.57285193274296E+018</text:p>
          </table:table-cell>
          <table:table-cell/>
          <table:table-cell office:value-type="float" office:value="0.191599994898" calcext:value-type="float">
            <text:p>0.1915999949</text:p>
          </table:table-cell>
          <table:table-cell office:value-type="float" office:value="0" calcext:value-type="float">
            <text:p>0</text:p>
          </table:table-cell>
          <table:table-cell office:value-type="float" office:value="-0.19156999886" calcext:value-type="float">
            <text:p>-0.19156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84754E+018" calcext:value-type="float">
            <text:p>1.57285193284754E+018</text:p>
          </table:table-cell>
          <table:table-cell office:value-type="float" office:value="8387" calcext:value-type="float">
            <text:p>8387</text:p>
          </table:table-cell>
          <table:table-cell office:value-type="float" office:value="1.57285193279453E+018" calcext:value-type="float">
            <text:p>1.5728519327945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89876E+018" calcext:value-type="float">
            <text:p>1.57285193289876E+018</text:p>
          </table:table-cell>
          <table:table-cell office:value-type="float" office:value="8388" calcext:value-type="float">
            <text:p>8388</text:p>
          </table:table-cell>
          <table:table-cell office:value-type="float" office:value="1.57285193284689E+018" calcext:value-type="float">
            <text:p>1.57285193284689E+018</text:p>
          </table:table-cell>
          <table:table-cell/>
          <table:table-cell office:value-type="float" office:value="0.191699996591" calcext:value-type="float">
            <text:p>0.1916999966</text:p>
          </table:table-cell>
          <table:table-cell office:value-type="float" office:value="0" calcext:value-type="float">
            <text:p>0</text:p>
          </table:table-cell>
          <table:table-cell office:value-type="float" office:value="-0.191729992628" calcext:value-type="float">
            <text:p>-0.19172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295001E+018" calcext:value-type="float">
            <text:p>1.57285193295001E+018</text:p>
          </table:table-cell>
          <table:table-cell office:value-type="float" office:value="8389" calcext:value-type="float">
            <text:p>8389</text:p>
          </table:table-cell>
          <table:table-cell office:value-type="float" office:value="1.57285193289824E+018" calcext:value-type="float">
            <text:p>1.57285193289824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070007324" calcext:value-type="float">
            <text:p>-0.19207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00281E+018" calcext:value-type="float">
            <text:p>1.57285193300281E+018</text:p>
          </table:table-cell>
          <table:table-cell office:value-type="float" office:value="8390" calcext:value-type="float">
            <text:p>8390</text:p>
          </table:table-cell>
          <table:table-cell office:value-type="float" office:value="1.57285193295015E+018" calcext:value-type="float">
            <text:p>1.57285193295015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159995437" calcext:value-type="float">
            <text:p>-0.19215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05466E+018" calcext:value-type="float">
            <text:p>1.57285193305466E+018</text:p>
          </table:table-cell>
          <table:table-cell office:value-type="float" office:value="8391" calcext:value-type="float">
            <text:p>8391</text:p>
          </table:table-cell>
          <table:table-cell office:value-type="float" office:value="1.57285193300204E+018" calcext:value-type="float">
            <text:p>1.57285193300204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40001464" calcext:value-type="float">
            <text:p>-0.19234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10576E+018" calcext:value-type="float">
            <text:p>1.57285193310576E+018</text:p>
          </table:table-cell>
          <table:table-cell office:value-type="float" office:value="8392" calcext:value-type="float">
            <text:p>8392</text:p>
          </table:table-cell>
          <table:table-cell office:value-type="float" office:value="1.57285193305387E+018" calcext:value-type="float">
            <text:p>1.57285193305387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239999771" calcext:value-type="float">
            <text:p>-0.19223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15848E+018" calcext:value-type="float">
            <text:p>1.57285193315848E+018</text:p>
          </table:table-cell>
          <table:table-cell office:value-type="float" office:value="8393" calcext:value-type="float">
            <text:p>8393</text:p>
          </table:table-cell>
          <table:table-cell office:value-type="float" office:value="1.57285193310614E+018" calcext:value-type="float">
            <text:p>1.57285193310614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1980004311" calcext:value-type="float">
            <text:p>-0.19198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21102E+018" calcext:value-type="float">
            <text:p>1.57285193321102E+018</text:p>
          </table:table-cell>
          <table:table-cell office:value-type="float" office:value="8394" calcext:value-type="float">
            <text:p>8394</text:p>
          </table:table-cell>
          <table:table-cell office:value-type="float" office:value="1.57285193315846E+018" calcext:value-type="float">
            <text:p>1.57285193315846E+018</text:p>
          </table:table-cell>
          <table:table-cell/>
          <table:table-cell office:value-type="float" office:value="0.271400004625" calcext:value-type="float">
            <text:p>0.2714000046</text:p>
          </table:table-cell>
          <table:table-cell office:value-type="float" office:value="0.191909998655" calcext:value-type="float">
            <text:p>0.1919099987</text:p>
          </table:table-cell>
          <table:table-cell office:value-type="float" office:value="-0.191909998655" calcext:value-type="float">
            <text:p>-0.19190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26319E+018" calcext:value-type="float">
            <text:p>1.57285193326319E+018</text:p>
          </table:table-cell>
          <table:table-cell office:value-type="float" office:value="8395" calcext:value-type="float">
            <text:p>8395</text:p>
          </table:table-cell>
          <table:table-cell office:value-type="float" office:value="1.57285193321028E+018" calcext:value-type="float">
            <text:p>1.57285193321028E+018</text:p>
          </table:table-cell>
          <table:table-cell/>
          <table:table-cell office:value-type="float" office:value="0.271499991417" calcext:value-type="float">
            <text:p>0.2714999914</text:p>
          </table:table-cell>
          <table:table-cell office:value-type="float" office:value="0.19199000299" calcext:value-type="float">
            <text:p>0.191990003</text:p>
          </table:table-cell>
          <table:table-cell office:value-type="float" office:value="-0.19199000299" calcext:value-type="float">
            <text:p>-0.19199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36535E+018" calcext:value-type="float">
            <text:p>1.57285193336535E+018</text:p>
          </table:table-cell>
          <table:table-cell office:value-type="float" office:value="8396" calcext:value-type="float">
            <text:p>8396</text:p>
          </table:table-cell>
          <table:table-cell office:value-type="float" office:value="1.57285193326202E+018" calcext:value-type="float">
            <text:p>1.57285193326202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0.192660003901" calcext:value-type="float">
            <text:p>0.1926600039</text:p>
          </table:table-cell>
          <table:table-cell office:value-type="float" office:value="-0.192660003901" calcext:value-type="float">
            <text:p>-0.1926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41685E+018" calcext:value-type="float">
            <text:p>1.57285193341685E+018</text:p>
          </table:table-cell>
          <table:table-cell office:value-type="float" office:value="8397" calcext:value-type="float">
            <text:p>8397</text:p>
          </table:table-cell>
          <table:table-cell office:value-type="float" office:value="1.5728519333647E+018" calcext:value-type="float">
            <text:p>1.5728519333647E+018</text:p>
          </table:table-cell>
          <table:table-cell/>
          <table:table-cell office:value-type="float" office:value="0.392199993134" calcext:value-type="float">
            <text:p>0.3921999931</text:p>
          </table:table-cell>
          <table:table-cell office:value-type="float" office:value="0.175390005112" calcext:value-type="float">
            <text:p>0.1753900051</text:p>
          </table:table-cell>
          <table:table-cell office:value-type="float" office:value="-0.350780010223" calcext:value-type="float">
            <text:p>-0.350780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46877E+018" calcext:value-type="float">
            <text:p>1.57285193346877E+018</text:p>
          </table:table-cell>
          <table:table-cell office:value-type="float" office:value="8398" calcext:value-type="float">
            <text:p>8398</text:p>
          </table:table-cell>
          <table:table-cell office:value-type="float" office:value="1.57285193341654E+018" calcext:value-type="float">
            <text:p>1.57285193341654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400002" calcext:value-type="float">
            <text:p>0.1755400002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5208E+018" calcext:value-type="float">
            <text:p>1.5728519335208E+018</text:p>
          </table:table-cell>
          <table:table-cell office:value-type="float" office:value="8399" calcext:value-type="float">
            <text:p>8399</text:p>
          </table:table-cell>
          <table:table-cell office:value-type="float" office:value="1.57285193346882E+018" calcext:value-type="float">
            <text:p>1.57285193346882E+018</text:p>
          </table:table-cell>
          <table:table-cell/>
          <table:table-cell office:value-type="float" office:value="0.247899994254" calcext:value-type="float">
            <text:p>0.2478999943</text:p>
          </table:table-cell>
          <table:table-cell office:value-type="float" office:value="0.175260007381" calcext:value-type="float">
            <text:p>0.1752600074</text:p>
          </table:table-cell>
          <table:table-cell office:value-type="float" office:value="-0.175260007381" calcext:value-type="float">
            <text:p>-0.1752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57377E+018" calcext:value-type="float">
            <text:p>1.57285193357377E+018</text:p>
          </table:table-cell>
          <table:table-cell office:value-type="float" office:value="8400" calcext:value-type="float">
            <text:p>8400</text:p>
          </table:table-cell>
          <table:table-cell office:value-type="float" office:value="1.57285193352116E+018" calcext:value-type="float">
            <text:p>1.57285193352116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0.17512999475" calcext:value-type="float">
            <text:p>0.1751299948</text:p>
          </table:table-cell>
          <table:table-cell office:value-type="float" office:value="-0.17512999475" calcext:value-type="float">
            <text:p>-0.175129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62543E+018" calcext:value-type="float">
            <text:p>1.57285193362543E+018</text:p>
          </table:table-cell>
          <table:table-cell office:value-type="float" office:value="8401" calcext:value-type="float">
            <text:p>8401</text:p>
          </table:table-cell>
          <table:table-cell office:value-type="float" office:value="1.57285193357273E+018" calcext:value-type="float">
            <text:p>1.57285193357273E+018</text:p>
          </table:table-cell>
          <table:table-cell/>
          <table:table-cell office:value-type="float" office:value="0.247799992561" calcext:value-type="float">
            <text:p>0.2477999926</text:p>
          </table:table-cell>
          <table:table-cell office:value-type="float" office:value="0.175229996443" calcext:value-type="float">
            <text:p>0.1752299964</text:p>
          </table:table-cell>
          <table:table-cell office:value-type="float" office:value="-0.175229996443" calcext:value-type="float">
            <text:p>-0.17522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67644E+018" calcext:value-type="float">
            <text:p>1.57285193367644E+018</text:p>
          </table:table-cell>
          <table:table-cell office:value-type="float" office:value="8402" calcext:value-type="float">
            <text:p>8402</text:p>
          </table:table-cell>
          <table:table-cell office:value-type="float" office:value="1.57285193362484E+018" calcext:value-type="float">
            <text:p>1.57285193362484E+018</text:p>
          </table:table-cell>
          <table:table-cell/>
          <table:table-cell office:value-type="float" office:value="0.24770000577" calcext:value-type="float">
            <text:p>0.2477000058</text:p>
          </table:table-cell>
          <table:table-cell office:value-type="float" office:value="0.175139993429" calcext:value-type="float">
            <text:p>0.1751399934</text:p>
          </table:table-cell>
          <table:table-cell office:value-type="float" office:value="-0.175139993429" calcext:value-type="float">
            <text:p>-0.17513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72884E+018" calcext:value-type="float">
            <text:p>1.57285193372884E+018</text:p>
          </table:table-cell>
          <table:table-cell office:value-type="float" office:value="8403" calcext:value-type="float">
            <text:p>8403</text:p>
          </table:table-cell>
          <table:table-cell office:value-type="float" office:value="1.57285193367647E+018" calcext:value-type="float">
            <text:p>1.57285193367647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0.175339996815" calcext:value-type="float">
            <text:p>0.1753399968</text:p>
          </table:table-cell>
          <table:table-cell office:value-type="float" office:value="-0.175339996815" calcext:value-type="float">
            <text:p>-0.17533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78046E+018" calcext:value-type="float">
            <text:p>1.57285193378046E+018</text:p>
          </table:table-cell>
          <table:table-cell office:value-type="float" office:value="8404" calcext:value-type="float">
            <text:p>8404</text:p>
          </table:table-cell>
          <table:table-cell office:value-type="float" office:value="1.57285193372843E+018" calcext:value-type="float">
            <text:p>1.57285193372843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449997187" calcext:value-type="float">
            <text:p>-0.1754499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83166E+018" calcext:value-type="float">
            <text:p>1.57285193383166E+018</text:p>
          </table:table-cell>
          <table:table-cell office:value-type="float" office:value="8405" calcext:value-type="float">
            <text:p>8405</text:p>
          </table:table-cell>
          <table:table-cell office:value-type="float" office:value="1.57285193377983E+018" calcext:value-type="float">
            <text:p>1.57285193377983E+018</text:p>
          </table:table-cell>
          <table:table-cell/>
          <table:table-cell office:value-type="float" office:value="0.351200014353" calcext:value-type="float">
            <text:p>0.3512000144</text:p>
          </table:table-cell>
          <table:table-cell office:value-type="float" office:value="0" calcext:value-type="float">
            <text:p>0</text:p>
          </table:table-cell>
          <table:table-cell office:value-type="float" office:value="-0.351150006056" calcext:value-type="float">
            <text:p>-0.35115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88406E+018" calcext:value-type="float">
            <text:p>1.57285193388406E+018</text:p>
          </table:table-cell>
          <table:table-cell office:value-type="float" office:value="8406" calcext:value-type="float">
            <text:p>8406</text:p>
          </table:table-cell>
          <table:table-cell office:value-type="float" office:value="1.57285193383128E+018" calcext:value-type="float">
            <text:p>1.57285193383128E+018</text:p>
          </table:table-cell>
          <table:table-cell/>
          <table:table-cell office:value-type="float" office:value="0.351300001144" calcext:value-type="float">
            <text:p>0.3513000011</text:p>
          </table:table-cell>
          <table:table-cell office:value-type="float" office:value="0" calcext:value-type="float">
            <text:p>0</text:p>
          </table:table-cell>
          <table:table-cell office:value-type="float" office:value="-0.351330012083" calcext:value-type="float">
            <text:p>-0.35133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93555E+018" calcext:value-type="float">
            <text:p>1.57285193393555E+018</text:p>
          </table:table-cell>
          <table:table-cell office:value-type="float" office:value="8407" calcext:value-type="float">
            <text:p>8407</text:p>
          </table:table-cell>
          <table:table-cell office:value-type="float" office:value="1.57285193388369E+018" calcext:value-type="float">
            <text:p>1.57285193388369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80001259" calcext:value-type="float">
            <text:p>-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398828E+018" calcext:value-type="float">
            <text:p>1.57285193398828E+018</text:p>
          </table:table-cell>
          <table:table-cell office:value-type="float" office:value="8408" calcext:value-type="float">
            <text:p>8408</text:p>
          </table:table-cell>
          <table:table-cell office:value-type="float" office:value="1.57285193393587E+018" calcext:value-type="float">
            <text:p>1.57285193393587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60002208" calcext:value-type="float">
            <text:p>-0.19256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0395E+018" calcext:value-type="float">
            <text:p>1.5728519340395E+018</text:p>
          </table:table-cell>
          <table:table-cell office:value-type="float" office:value="8409" calcext:value-type="float">
            <text:p>8409</text:p>
          </table:table-cell>
          <table:table-cell office:value-type="float" office:value="1.57285193398755E+018" calcext:value-type="float">
            <text:p>1.57285193398755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80002952" calcext:value-type="float">
            <text:p>-0.1927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09307E+018" calcext:value-type="float">
            <text:p>1.57285193409307E+018</text:p>
          </table:table-cell>
          <table:table-cell office:value-type="float" office:value="8410" calcext:value-type="float">
            <text:p>8410</text:p>
          </table:table-cell>
          <table:table-cell office:value-type="float" office:value="1.57285193403953E+018" calcext:value-type="float">
            <text:p>1.57285193403953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-0.192910000682" calcext:value-type="float">
            <text:p>-0.1929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14524E+018" calcext:value-type="float">
            <text:p>1.57285193414524E+018</text:p>
          </table:table-cell>
          <table:table-cell office:value-type="float" office:value="8411" calcext:value-type="float">
            <text:p>8411</text:p>
          </table:table-cell>
          <table:table-cell office:value-type="float" office:value="1.57285193409221E+018" calcext:value-type="float">
            <text:p>1.57285193409221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99995232" calcext:value-type="float">
            <text:p>-0.19249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19645E+018" calcext:value-type="float">
            <text:p>1.57285193419645E+018</text:p>
          </table:table-cell>
          <table:table-cell office:value-type="float" office:value="8412" calcext:value-type="float">
            <text:p>8412</text:p>
          </table:table-cell>
          <table:table-cell office:value-type="float" office:value="1.57285193414434E+018" calcext:value-type="float">
            <text:p>1.57285193414434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89996552" calcext:value-type="float">
            <text:p>-0.192489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24937E+018" calcext:value-type="float">
            <text:p>1.57285193424937E+018</text:p>
          </table:table-cell>
          <table:table-cell office:value-type="float" office:value="8413" calcext:value-type="float">
            <text:p>8413</text:p>
          </table:table-cell>
          <table:table-cell office:value-type="float" office:value="1.57285193419682E+018" calcext:value-type="float">
            <text:p>1.57285193419682E+018</text:p>
          </table:table-cell>
          <table:table-cell/>
          <table:table-cell office:value-type="float" office:value="0.192200005054" calcext:value-type="float">
            <text:p>0.1922000051</text:p>
          </table:table-cell>
          <table:table-cell office:value-type="float" office:value="0" calcext:value-type="float">
            <text:p>0</text:p>
          </table:table-cell>
          <table:table-cell office:value-type="float" office:value="-0.192179992795" calcext:value-type="float">
            <text:p>-0.1921799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30041E+018" calcext:value-type="float">
            <text:p>1.57285193430041E+018</text:p>
          </table:table-cell>
          <table:table-cell office:value-type="float" office:value="8414" calcext:value-type="float">
            <text:p>8414</text:p>
          </table:table-cell>
          <table:table-cell office:value-type="float" office:value="1.57285193424891E+018" calcext:value-type="float">
            <text:p>1.57285193424891E+018</text:p>
          </table:table-cell>
          <table:table-cell/>
          <table:table-cell office:value-type="float" office:value="0.384299993515" calcext:value-type="float">
            <text:p>0.3842999935</text:p>
          </table:table-cell>
          <table:table-cell office:value-type="float" office:value="0" calcext:value-type="float">
            <text:p>0</text:p>
          </table:table-cell>
          <table:table-cell office:value-type="float" office:value="-0.384270012379" calcext:value-type="float">
            <text:p>-0.38427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35225E+018" calcext:value-type="float">
            <text:p>1.57285193435225E+018</text:p>
          </table:table-cell>
          <table:table-cell office:value-type="float" office:value="8415" calcext:value-type="float">
            <text:p>8415</text:p>
          </table:table-cell>
          <table:table-cell office:value-type="float" office:value="1.57285193430056E+018" calcext:value-type="float">
            <text:p>1.57285193430056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2039996386" calcext:value-type="float">
            <text:p>-0.19203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4047E+018" calcext:value-type="float">
            <text:p>1.5728519344047E+018</text:p>
          </table:table-cell>
          <table:table-cell office:value-type="float" office:value="8416" calcext:value-type="float">
            <text:p>8416</text:p>
          </table:table-cell>
          <table:table-cell office:value-type="float" office:value="1.57285193435269E+018" calcext:value-type="float">
            <text:p>1.57285193435269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-0.191789999604" calcext:value-type="float">
            <text:p>-0.19178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5076E+018" calcext:value-type="float">
            <text:p>1.5728519345076E+018</text:p>
          </table:table-cell>
          <table:table-cell office:value-type="float" office:value="8417" calcext:value-type="float">
            <text:p>8417</text:p>
          </table:table-cell>
          <table:table-cell office:value-type="float" office:value="1.57285193440516E+018" calcext:value-type="float">
            <text:p>1.57285193440516E+018</text:p>
          </table:table-cell>
          <table:table-cell/>
          <table:table-cell office:value-type="float" office:value="0.191799998283" calcext:value-type="float">
            <text:p>0.1917999983</text:p>
          </table:table-cell>
          <table:table-cell office:value-type="float" office:value="0" calcext:value-type="float">
            <text:p>0</text:p>
          </table:table-cell>
          <table:table-cell office:value-type="float" office:value="-0.191770002246" calcext:value-type="float">
            <text:p>-0.19177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55885E+018" calcext:value-type="float">
            <text:p>1.57285193455885E+018</text:p>
          </table:table-cell>
          <table:table-cell office:value-type="float" office:value="8418" calcext:value-type="float">
            <text:p>8418</text:p>
          </table:table-cell>
          <table:table-cell office:value-type="float" office:value="1.57285193450668E+018" calcext:value-type="float">
            <text:p>1.57285193450668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190001726" calcext:value-type="float">
            <text:p>-0.175190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61111E+018" calcext:value-type="float">
            <text:p>1.57285193461111E+018</text:p>
          </table:table-cell>
          <table:table-cell office:value-type="float" office:value="8419" calcext:value-type="float">
            <text:p>8419</text:p>
          </table:table-cell>
          <table:table-cell office:value-type="float" office:value="1.57285193455893E+018" calcext:value-type="float">
            <text:p>1.57285193455893E+018</text:p>
          </table:table-cell>
          <table:table-cell/>
          <table:table-cell office:value-type="float" office:value="0.17499999702" calcext:value-type="float">
            <text:p>0.174999997</text:p>
          </table:table-cell>
          <table:table-cell office:value-type="float" office:value="0" calcext:value-type="float">
            <text:p>0</text:p>
          </table:table-cell>
          <table:table-cell office:value-type="float" office:value="-0.175009995699" calcext:value-type="float">
            <text:p>-0.175009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66375E+018" calcext:value-type="float">
            <text:p>1.57285193466375E+018</text:p>
          </table:table-cell>
          <table:table-cell office:value-type="float" office:value="8420" calcext:value-type="float">
            <text:p>8420</text:p>
          </table:table-cell>
          <table:table-cell office:value-type="float" office:value="1.57285193461088E+018" calcext:value-type="float">
            <text:p>1.57285193461088E+018</text:p>
          </table:table-cell>
          <table:table-cell/>
          <table:table-cell office:value-type="float" office:value="0.17499999702" calcext:value-type="float">
            <text:p>0.174999997</text:p>
          </table:table-cell>
          <table:table-cell office:value-type="float" office:value="0" calcext:value-type="float">
            <text:p>0</text:p>
          </table:table-cell>
          <table:table-cell office:value-type="float" office:value="-0.175029993057" calcext:value-type="float">
            <text:p>-0.1750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7668E+018" calcext:value-type="float">
            <text:p>1.5728519347668E+018</text:p>
          </table:table-cell>
          <table:table-cell office:value-type="float" office:value="8421" calcext:value-type="float">
            <text:p>8421</text:p>
          </table:table-cell>
          <table:table-cell office:value-type="float" office:value="1.57285193466275E+018" calcext:value-type="float">
            <text:p>1.57285193466275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70006061" calcext:value-type="float">
            <text:p>-0.17527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81821E+018" calcext:value-type="float">
            <text:p>1.57285193481821E+018</text:p>
          </table:table-cell>
          <table:table-cell office:value-type="float" office:value="8422" calcext:value-type="float">
            <text:p>8422</text:p>
          </table:table-cell>
          <table:table-cell office:value-type="float" office:value="1.57285193476611E+018" calcext:value-type="float">
            <text:p>1.57285193476611E+018</text:p>
          </table:table-cell>
          <table:table-cell/>
          <table:table-cell office:value-type="float" office:value="0.321700006723" calcext:value-type="float">
            <text:p>0.3217000067</text:p>
          </table:table-cell>
          <table:table-cell office:value-type="float" office:value="0" calcext:value-type="float">
            <text:p>0</text:p>
          </table:table-cell>
          <table:table-cell office:value-type="float" office:value="-0.321669995785" calcext:value-type="float">
            <text:p>-0.32166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87062E+018" calcext:value-type="float">
            <text:p>1.57285193487062E+018</text:p>
          </table:table-cell>
          <table:table-cell office:value-type="float" office:value="8423" calcext:value-type="float">
            <text:p>8423</text:p>
          </table:table-cell>
          <table:table-cell office:value-type="float" office:value="1.57285193481815E+018" calcext:value-type="float">
            <text:p>1.57285193481815E+018</text:p>
          </table:table-cell>
          <table:table-cell/>
          <table:table-cell office:value-type="float" office:value="0.321900010109" calcext:value-type="float">
            <text:p>0.3219000101</text:p>
          </table:table-cell>
          <table:table-cell office:value-type="float" office:value="0" calcext:value-type="float">
            <text:p>0</text:p>
          </table:table-cell>
          <table:table-cell office:value-type="float" office:value="-0.321889996529" calcext:value-type="float">
            <text:p>-0.3218899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9218E+018" calcext:value-type="float">
            <text:p>1.5728519349218E+018</text:p>
          </table:table-cell>
          <table:table-cell office:value-type="float" office:value="8424" calcext:value-type="float">
            <text:p>8424</text:p>
          </table:table-cell>
          <table:table-cell office:value-type="float" office:value="1.57285193487004E+018" calcext:value-type="float">
            <text:p>1.57285193487004E+018</text:p>
          </table:table-cell>
          <table:table-cell/>
          <table:table-cell office:value-type="float" office:value="0.16099999845" calcext:value-type="float">
            <text:p>0.1609999985</text:p>
          </table:table-cell>
          <table:table-cell office:value-type="float" office:value="0" calcext:value-type="float">
            <text:p>0</text:p>
          </table:table-cell>
          <table:table-cell office:value-type="float" office:value="-0.16099999845" calcext:value-type="float">
            <text:p>-0.16099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49739E+018" calcext:value-type="float">
            <text:p>1.5728519349739E+018</text:p>
          </table:table-cell>
          <table:table-cell office:value-type="float" office:value="8425" calcext:value-type="float">
            <text:p>8425</text:p>
          </table:table-cell>
          <table:table-cell office:value-type="float" office:value="1.57285193492134E+018" calcext:value-type="float">
            <text:p>1.57285193492134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090001464" calcext:value-type="float">
            <text:p>-0.16109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02592E+018" calcext:value-type="float">
            <text:p>1.57285193502592E+018</text:p>
          </table:table-cell>
          <table:table-cell office:value-type="float" office:value="8426" calcext:value-type="float">
            <text:p>8426</text:p>
          </table:table-cell>
          <table:table-cell office:value-type="float" office:value="1.57285193497329E+018" calcext:value-type="float">
            <text:p>1.57285193497329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129996181" calcext:value-type="float">
            <text:p>-0.16112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07783E+018" calcext:value-type="float">
            <text:p>1.57285193507783E+018</text:p>
          </table:table-cell>
          <table:table-cell office:value-type="float" office:value="8427" calcext:value-type="float">
            <text:p>8427</text:p>
          </table:table-cell>
          <table:table-cell office:value-type="float" office:value="1.57285193502521E+018" calcext:value-type="float">
            <text:p>1.57285193502521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28000617" calcext:value-type="float">
            <text:p>-0.16128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12889E+018" calcext:value-type="float">
            <text:p>1.57285193512889E+018</text:p>
          </table:table-cell>
          <table:table-cell office:value-type="float" office:value="8428" calcext:value-type="float">
            <text:p>8428</text:p>
          </table:table-cell>
          <table:table-cell office:value-type="float" office:value="1.57285193507745E+018" calcext:value-type="float">
            <text:p>1.57285193507745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200000405" calcext:value-type="float">
            <text:p>-0.1752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18104E+018" calcext:value-type="float">
            <text:p>1.57285193518104E+018</text:p>
          </table:table-cell>
          <table:table-cell office:value-type="float" office:value="8429" calcext:value-type="float">
            <text:p>8429</text:p>
          </table:table-cell>
          <table:table-cell office:value-type="float" office:value="1.57285193512904E+018" calcext:value-type="float">
            <text:p>1.57285193512904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0.17541000247" calcext:value-type="float">
            <text:p>0.1754100025</text:p>
          </table:table-cell>
          <table:table-cell office:value-type="float" office:value="-0.17541000247" calcext:value-type="float">
            <text:p>-0.175410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23385E+018" calcext:value-type="float">
            <text:p>1.57285193523385E+018</text:p>
          </table:table-cell>
          <table:table-cell office:value-type="float" office:value="8430" calcext:value-type="float">
            <text:p>8430</text:p>
          </table:table-cell>
          <table:table-cell office:value-type="float" office:value="1.57285193518112E+018" calcext:value-type="float">
            <text:p>1.57285193518112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0.175359994173" calcext:value-type="float">
            <text:p>0.1753599942</text:p>
          </table:table-cell>
          <table:table-cell office:value-type="float" office:value="-0.175359994173" calcext:value-type="float">
            <text:p>-0.17535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28493E+018" calcext:value-type="float">
            <text:p>1.57285193528493E+018</text:p>
          </table:table-cell>
          <table:table-cell office:value-type="float" office:value="8431" calcext:value-type="float">
            <text:p>8431</text:p>
          </table:table-cell>
          <table:table-cell office:value-type="float" office:value="1.57285193523312E+018" calcext:value-type="float">
            <text:p>1.57285193523312E+018</text:p>
          </table:table-cell>
          <table:table-cell/>
          <table:table-cell office:value-type="float" office:value="0.247899994254" calcext:value-type="float">
            <text:p>0.2478999943</text:p>
          </table:table-cell>
          <table:table-cell office:value-type="float" office:value="0.175319999456" calcext:value-type="float">
            <text:p>0.1753199995</text:p>
          </table:table-cell>
          <table:table-cell office:value-type="float" office:value="-0.175319999456" calcext:value-type="float">
            <text:p>-0.17531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33679E+018" calcext:value-type="float">
            <text:p>1.57285193533679E+018</text:p>
          </table:table-cell>
          <table:table-cell office:value-type="float" office:value="8432" calcext:value-type="float">
            <text:p>8432</text:p>
          </table:table-cell>
          <table:table-cell office:value-type="float" office:value="1.57285193528525E+018" calcext:value-type="float">
            <text:p>1.57285193528525E+018</text:p>
          </table:table-cell>
          <table:table-cell/>
          <table:table-cell office:value-type="float" office:value="0.272399991751" calcext:value-type="float">
            <text:p>0.2723999918</text:p>
          </table:table-cell>
          <table:table-cell office:value-type="float" office:value="0.192629992962" calcext:value-type="float">
            <text:p>0.192629993</text:p>
          </table:table-cell>
          <table:table-cell office:value-type="float" office:value="-0.192629992962" calcext:value-type="float">
            <text:p>-0.19262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38821E+018" calcext:value-type="float">
            <text:p>1.57285193538821E+018</text:p>
          </table:table-cell>
          <table:table-cell office:value-type="float" office:value="8433" calcext:value-type="float">
            <text:p>8433</text:p>
          </table:table-cell>
          <table:table-cell office:value-type="float" office:value="1.57285193533643E+018" calcext:value-type="float">
            <text:p>1.57285193533643E+018</text:p>
          </table:table-cell>
          <table:table-cell/>
          <table:table-cell office:value-type="float" office:value="0.272899985313" calcext:value-type="float">
            <text:p>0.2728999853</text:p>
          </table:table-cell>
          <table:table-cell office:value-type="float" office:value="0.192949995399" calcext:value-type="float">
            <text:p>0.1929499954</text:p>
          </table:table-cell>
          <table:table-cell office:value-type="float" office:value="-0.192949995399" calcext:value-type="float">
            <text:p>-0.19294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43964E+018" calcext:value-type="float">
            <text:p>1.57285193543964E+018</text:p>
          </table:table-cell>
          <table:table-cell office:value-type="float" office:value="8434" calcext:value-type="float">
            <text:p>8434</text:p>
          </table:table-cell>
          <table:table-cell office:value-type="float" office:value="1.57285193538787E+018" calcext:value-type="float">
            <text:p>1.57285193538787E+018</text:p>
          </table:table-cell>
          <table:table-cell/>
          <table:table-cell office:value-type="float" office:value="0.273099988699" calcext:value-type="float">
            <text:p>0.2730999887</text:p>
          </table:table-cell>
          <table:table-cell office:value-type="float" office:value="0.193110004067" calcext:value-type="float">
            <text:p>0.1931100041</text:p>
          </table:table-cell>
          <table:table-cell office:value-type="float" office:value="-0.193110004067" calcext:value-type="float">
            <text:p>-0.19311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49277E+018" calcext:value-type="float">
            <text:p>1.57285193549277E+018</text:p>
          </table:table-cell>
          <table:table-cell office:value-type="float" office:value="8435" calcext:value-type="float">
            <text:p>8435</text:p>
          </table:table-cell>
          <table:table-cell office:value-type="float" office:value="1.57285193543971E+018" calcext:value-type="float">
            <text:p>1.57285193543971E+018</text:p>
          </table:table-cell>
          <table:table-cell/>
          <table:table-cell office:value-type="float" office:value="0.272799998522" calcext:value-type="float">
            <text:p>0.2727999985</text:p>
          </table:table-cell>
          <table:table-cell office:value-type="float" office:value="0.192910000682" calcext:value-type="float">
            <text:p>0.1929100007</text:p>
          </table:table-cell>
          <table:table-cell office:value-type="float" office:value="-0.192910000682" calcext:value-type="float">
            <text:p>-0.1929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5438E+018" calcext:value-type="float">
            <text:p>1.5728519355438E+018</text:p>
          </table:table-cell>
          <table:table-cell office:value-type="float" office:value="8436" calcext:value-type="float">
            <text:p>8436</text:p>
          </table:table-cell>
          <table:table-cell office:value-type="float" office:value="1.5728519354921E+018" calcext:value-type="float">
            <text:p>1.5728519354921E+018</text:p>
          </table:table-cell>
          <table:table-cell/>
          <table:table-cell office:value-type="float" office:value="0.272599995136" calcext:value-type="float">
            <text:p>0.2725999951</text:p>
          </table:table-cell>
          <table:table-cell office:value-type="float" office:value="0.192750006914" calcext:value-type="float">
            <text:p>0.1927500069</text:p>
          </table:table-cell>
          <table:table-cell office:value-type="float" office:value="-0.192750006914" calcext:value-type="float">
            <text:p>-0.19275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59619E+018" calcext:value-type="float">
            <text:p>1.57285193559619E+018</text:p>
          </table:table-cell>
          <table:table-cell office:value-type="float" office:value="8437" calcext:value-type="float">
            <text:p>8437</text:p>
          </table:table-cell>
          <table:table-cell office:value-type="float" office:value="1.57285193554381E+018" calcext:value-type="float">
            <text:p>1.57285193554381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29996347" calcext:value-type="float">
            <text:p>0.1928299963</text:p>
          </table:table-cell>
          <table:table-cell office:value-type="float" office:value="-0.192829996347" calcext:value-type="float">
            <text:p>-0.19282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64724E+018" calcext:value-type="float">
            <text:p>1.57285193564724E+018</text:p>
          </table:table-cell>
          <table:table-cell office:value-type="float" office:value="8438" calcext:value-type="float">
            <text:p>8438</text:p>
          </table:table-cell>
          <table:table-cell office:value-type="float" office:value="1.57285193559555E+018" calcext:value-type="float">
            <text:p>1.57285193559555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10002375" calcext:value-type="float">
            <text:p>0.1930100024</text:p>
          </table:table-cell>
          <table:table-cell office:value-type="float" office:value="-0.193010002375" calcext:value-type="float">
            <text:p>-0.19301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69914E+018" calcext:value-type="float">
            <text:p>1.57285193569914E+018</text:p>
          </table:table-cell>
          <table:table-cell office:value-type="float" office:value="8439" calcext:value-type="float">
            <text:p>8439</text:p>
          </table:table-cell>
          <table:table-cell office:value-type="float" office:value="1.57285193564729E+018" calcext:value-type="float">
            <text:p>1.57285193564729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2959994078" calcext:value-type="float">
            <text:p>-0.19295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75165E+018" calcext:value-type="float">
            <text:p>1.57285193575165E+018</text:p>
          </table:table-cell>
          <table:table-cell office:value-type="float" office:value="8440" calcext:value-type="float">
            <text:p>8440</text:p>
          </table:table-cell>
          <table:table-cell office:value-type="float" office:value="1.57285193569918E+018" calcext:value-type="float">
            <text:p>1.57285193569918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3029999733" calcext:value-type="float">
            <text:p>-0.19302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803E+018" calcext:value-type="float">
            <text:p>1.572851935803E+018</text:p>
          </table:table-cell>
          <table:table-cell office:value-type="float" office:value="8441" calcext:value-type="float">
            <text:p>8441</text:p>
          </table:table-cell>
          <table:table-cell office:value-type="float" office:value="1.57285193575102E+018" calcext:value-type="float">
            <text:p>1.57285193575102E+018</text:p>
          </table:table-cell>
          <table:table-cell/>
          <table:table-cell office:value-type="float" office:value="0.386200010777" calcext:value-type="float">
            <text:p>0.3862000108</text:p>
          </table:table-cell>
          <table:table-cell office:value-type="float" office:value="0" calcext:value-type="float">
            <text:p>0</text:p>
          </table:table-cell>
          <table:table-cell office:value-type="float" office:value="-0.386169999838" calcext:value-type="float">
            <text:p>-0.38616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855E+018" calcext:value-type="float">
            <text:p>1.572851935855E+018</text:p>
          </table:table-cell>
          <table:table-cell office:value-type="float" office:value="8442" calcext:value-type="float">
            <text:p>8442</text:p>
          </table:table-cell>
          <table:table-cell office:value-type="float" office:value="1.57285193580313E+018" calcext:value-type="float">
            <text:p>1.57285193580313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090006709" calcext:value-type="float">
            <text:p>-0.19309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90779E+018" calcext:value-type="float">
            <text:p>1.57285193590779E+018</text:p>
          </table:table-cell>
          <table:table-cell office:value-type="float" office:value="8443" calcext:value-type="float">
            <text:p>8443</text:p>
          </table:table-cell>
          <table:table-cell office:value-type="float" office:value="1.57285193585522E+018" calcext:value-type="float">
            <text:p>1.57285193585522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60005593" calcext:value-type="float">
            <text:p>-0.19276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59591E+018" calcext:value-type="float">
            <text:p>1.5728519359591E+018</text:p>
          </table:table-cell>
          <table:table-cell office:value-type="float" office:value="8444" calcext:value-type="float">
            <text:p>8444</text:p>
          </table:table-cell>
          <table:table-cell office:value-type="float" office:value="1.57285193590708E+018" calcext:value-type="float">
            <text:p>1.57285193590708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99996924" calcext:value-type="float">
            <text:p>-0.19259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01057E+018" calcext:value-type="float">
            <text:p>1.57285193601057E+018</text:p>
          </table:table-cell>
          <table:table-cell office:value-type="float" office:value="8445" calcext:value-type="float">
            <text:p>8445</text:p>
          </table:table-cell>
          <table:table-cell office:value-type="float" office:value="1.57285193595874E+018" calcext:value-type="float">
            <text:p>1.57285193595874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7000258" calcext:value-type="float">
            <text:p>-0.19267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06352E+018" calcext:value-type="float">
            <text:p>1.57285193606352E+018</text:p>
          </table:table-cell>
          <table:table-cell office:value-type="float" office:value="8446" calcext:value-type="float">
            <text:p>8446</text:p>
          </table:table-cell>
          <table:table-cell office:value-type="float" office:value="1.57285193601059E+018" calcext:value-type="float">
            <text:p>1.57285193601059E+018</text:p>
          </table:table-cell>
          <table:table-cell/>
          <table:table-cell office:value-type="float" office:value="0.192900002003" calcext:value-type="float">
            <text:p>0.192900002</text:p>
          </table:table-cell>
          <table:table-cell office:value-type="float" office:value="0" calcext:value-type="float">
            <text:p>0</text:p>
          </table:table-cell>
          <table:table-cell office:value-type="float" office:value="-0.192870005965" calcext:value-type="float">
            <text:p>-0.19287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11491E+018" calcext:value-type="float">
            <text:p>1.57285193611491E+018</text:p>
          </table:table-cell>
          <table:table-cell office:value-type="float" office:value="8447" calcext:value-type="float">
            <text:p>8447</text:p>
          </table:table-cell>
          <table:table-cell office:value-type="float" office:value="1.57285193606287E+018" calcext:value-type="float">
            <text:p>1.57285193606287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50005221" calcext:value-type="float">
            <text:p>-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21785E+018" calcext:value-type="float">
            <text:p>1.57285193621785E+018</text:p>
          </table:table-cell>
          <table:table-cell office:value-type="float" office:value="8448" calcext:value-type="float">
            <text:p>8448</text:p>
          </table:table-cell>
          <table:table-cell office:value-type="float" office:value="1.57285193611511E+018" calcext:value-type="float">
            <text:p>1.57285193611511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9999194" calcext:value-type="float">
            <text:p>-0.19246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26934E+018" calcext:value-type="float">
            <text:p>1.57285193626934E+018</text:p>
          </table:table-cell>
          <table:table-cell office:value-type="float" office:value="8449" calcext:value-type="float">
            <text:p>8449</text:p>
          </table:table-cell>
          <table:table-cell office:value-type="float" office:value="1.57285193621705E+018" calcext:value-type="float">
            <text:p>1.57285193621705E+018</text:p>
          </table:table-cell>
          <table:table-cell/>
          <table:table-cell office:value-type="float" office:value="0.351000010967" calcext:value-type="float">
            <text:p>0.351000011</text:p>
          </table:table-cell>
          <table:table-cell office:value-type="float" office:value="0" calcext:value-type="float">
            <text:p>0</text:p>
          </table:table-cell>
          <table:table-cell office:value-type="float" office:value="-0.351029992104" calcext:value-type="float">
            <text:p>-0.3510299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32056E+018" calcext:value-type="float">
            <text:p>1.57285193632056E+018</text:p>
          </table:table-cell>
          <table:table-cell office:value-type="float" office:value="8450" calcext:value-type="float">
            <text:p>8450</text:p>
          </table:table-cell>
          <table:table-cell office:value-type="float" office:value="1.57285193626892E+018" calcext:value-type="float">
            <text:p>1.57285193626892E+018</text:p>
          </table:table-cell>
          <table:table-cell/>
          <table:table-cell office:value-type="float" office:value="0.351000010967" calcext:value-type="float">
            <text:p>0.351000011</text:p>
          </table:table-cell>
          <table:table-cell office:value-type="float" office:value="0" calcext:value-type="float">
            <text:p>0</text:p>
          </table:table-cell>
          <table:table-cell office:value-type="float" office:value="-0.351029992104" calcext:value-type="float">
            <text:p>-0.3510299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37251E+018" calcext:value-type="float">
            <text:p>1.57285193637251E+018</text:p>
          </table:table-cell>
          <table:table-cell office:value-type="float" office:value="8451" calcext:value-type="float">
            <text:p>8451</text:p>
          </table:table-cell>
          <table:table-cell office:value-type="float" office:value="1.57285193632056E+018" calcext:value-type="float">
            <text:p>1.57285193632056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79994917" calcext:value-type="float">
            <text:p>-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42472E+018" calcext:value-type="float">
            <text:p>1.57285193642472E+018</text:p>
          </table:table-cell>
          <table:table-cell office:value-type="float" office:value="8452" calcext:value-type="float">
            <text:p>8452</text:p>
          </table:table-cell>
          <table:table-cell office:value-type="float" office:value="1.57285193637255E+018" calcext:value-type="float">
            <text:p>1.57285193637255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20004535" calcext:value-type="float">
            <text:p>-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52671E+018" calcext:value-type="float">
            <text:p>1.57285193652671E+018</text:p>
          </table:table-cell>
          <table:table-cell office:value-type="float" office:value="8453" calcext:value-type="float">
            <text:p>8453</text:p>
          </table:table-cell>
          <table:table-cell office:value-type="float" office:value="1.57285193642483E+018" calcext:value-type="float">
            <text:p>1.57285193642483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59997559" calcext:value-type="float">
            <text:p>-0.175559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57928E+018" calcext:value-type="float">
            <text:p>1.57285193657928E+018</text:p>
          </table:table-cell>
          <table:table-cell office:value-type="float" office:value="8454" calcext:value-type="float">
            <text:p>8454</text:p>
          </table:table-cell>
          <table:table-cell office:value-type="float" office:value="1.57285193652699E+018" calcext:value-type="float">
            <text:p>1.57285193652699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10002208" calcext:value-type="float">
            <text:p>-0.16131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63075E+018" calcext:value-type="float">
            <text:p>1.57285193663075E+018</text:p>
          </table:table-cell>
          <table:table-cell office:value-type="float" office:value="8455" calcext:value-type="float">
            <text:p>8455</text:p>
          </table:table-cell>
          <table:table-cell office:value-type="float" office:value="1.5728519365786E+018" calcext:value-type="float">
            <text:p>1.5728519365786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20000887" calcext:value-type="float">
            <text:p>-0.16132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68319E+018" calcext:value-type="float">
            <text:p>1.57285193668319E+018</text:p>
          </table:table-cell>
          <table:table-cell office:value-type="float" office:value="8456" calcext:value-type="float">
            <text:p>8456</text:p>
          </table:table-cell>
          <table:table-cell office:value-type="float" office:value="1.57285193663027E+018" calcext:value-type="float">
            <text:p>1.57285193663027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369994283" calcext:value-type="float">
            <text:p>-0.16136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73518E+018" calcext:value-type="float">
            <text:p>1.57285193673518E+018</text:p>
          </table:table-cell>
          <table:table-cell office:value-type="float" office:value="8457" calcext:value-type="float">
            <text:p>8457</text:p>
          </table:table-cell>
          <table:table-cell office:value-type="float" office:value="1.57285193668247E+018" calcext:value-type="float">
            <text:p>1.57285193668247E+018</text:p>
          </table:table-cell>
          <table:table-cell/>
          <table:table-cell office:value-type="float" office:value="0.322800010443" calcext:value-type="float">
            <text:p>0.3228000104</text:p>
          </table:table-cell>
          <table:table-cell office:value-type="float" office:value="0" calcext:value-type="float">
            <text:p>0</text:p>
          </table:table-cell>
          <table:table-cell office:value-type="float" office:value="-0.322789996862" calcext:value-type="float">
            <text:p>-0.32278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78702E+018" calcext:value-type="float">
            <text:p>1.57285193678702E+018</text:p>
          </table:table-cell>
          <table:table-cell office:value-type="float" office:value="8458" calcext:value-type="float">
            <text:p>8458</text:p>
          </table:table-cell>
          <table:table-cell office:value-type="float" office:value="1.57285193673453E+018" calcext:value-type="float">
            <text:p>1.57285193673453E+018</text:p>
          </table:table-cell>
          <table:table-cell/>
          <table:table-cell office:value-type="float" office:value="0.322899997234" calcext:value-type="float">
            <text:p>0.3228999972</text:p>
          </table:table-cell>
          <table:table-cell office:value-type="float" office:value="0" calcext:value-type="float">
            <text:p>0</text:p>
          </table:table-cell>
          <table:table-cell office:value-type="float" office:value="-0.322879999876" calcext:value-type="float">
            <text:p>-0.32287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88913E+018" calcext:value-type="float">
            <text:p>1.57285193688913E+018</text:p>
          </table:table-cell>
          <table:table-cell office:value-type="float" office:value="8459" calcext:value-type="float">
            <text:p>8459</text:p>
          </table:table-cell>
          <table:table-cell office:value-type="float" office:value="1.57285193678638E+018" calcext:value-type="float">
            <text:p>1.57285193678638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50000572" calcext:value-type="float">
            <text:p>-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94112E+018" calcext:value-type="float">
            <text:p>1.57285193694112E+018</text:p>
          </table:table-cell>
          <table:table-cell office:value-type="float" office:value="8460" calcext:value-type="float">
            <text:p>8460</text:p>
          </table:table-cell>
          <table:table-cell office:value-type="float" office:value="1.57285193688841E+018" calcext:value-type="float">
            <text:p>1.57285193688841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2000258" calcext:value-type="float">
            <text:p>-0.16142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699271E+018" calcext:value-type="float">
            <text:p>1.57285193699271E+018</text:p>
          </table:table-cell>
          <table:table-cell office:value-type="float" office:value="8461" calcext:value-type="float">
            <text:p>8461</text:p>
          </table:table-cell>
          <table:table-cell office:value-type="float" office:value="1.57285193694055E+018" calcext:value-type="float">
            <text:p>1.57285193694055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290004849" calcext:value-type="float">
            <text:p>-0.16129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04418E+018" calcext:value-type="float">
            <text:p>1.57285193704418E+018</text:p>
          </table:table-cell>
          <table:table-cell office:value-type="float" office:value="8462" calcext:value-type="float">
            <text:p>8462</text:p>
          </table:table-cell>
          <table:table-cell office:value-type="float" office:value="1.57285193699271E+018" calcext:value-type="float">
            <text:p>1.57285193699271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-0.161249995232" calcext:value-type="float">
            <text:p>-0.16124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09647E+018" calcext:value-type="float">
            <text:p>1.57285193709647E+018</text:p>
          </table:table-cell>
          <table:table-cell office:value-type="float" office:value="8463" calcext:value-type="float">
            <text:p>8463</text:p>
          </table:table-cell>
          <table:table-cell office:value-type="float" office:value="1.57285193704426E+018" calcext:value-type="float">
            <text:p>1.57285193704426E+018</text:p>
          </table:table-cell>
          <table:table-cell/>
          <table:table-cell office:value-type="float" office:value="0.161400005221" calcext:value-type="float">
            <text:p>0.1614000052</text:p>
          </table:table-cell>
          <table:table-cell office:value-type="float" office:value="0" calcext:value-type="float">
            <text:p>0</text:p>
          </table:table-cell>
          <table:table-cell office:value-type="float" office:value="-0.161439999938" calcext:value-type="float">
            <text:p>-0.16143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14763E+018" calcext:value-type="float">
            <text:p>1.57285193714763E+018</text:p>
          </table:table-cell>
          <table:table-cell office:value-type="float" office:value="8464" calcext:value-type="float">
            <text:p>8464</text:p>
          </table:table-cell>
          <table:table-cell office:value-type="float" office:value="1.57285193709581E+018" calcext:value-type="float">
            <text:p>1.57285193709581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0.175799995661" calcext:value-type="float">
            <text:p>0.1757999957</text:p>
          </table:table-cell>
          <table:table-cell office:value-type="float" office:value="-0.175799995661" calcext:value-type="float">
            <text:p>-0.175799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1998E+018" calcext:value-type="float">
            <text:p>1.5728519371998E+018</text:p>
          </table:table-cell>
          <table:table-cell office:value-type="float" office:value="8465" calcext:value-type="float">
            <text:p>8465</text:p>
          </table:table-cell>
          <table:table-cell office:value-type="float" office:value="1.57285193714722E+018" calcext:value-type="float">
            <text:p>1.57285193714722E+018</text:p>
          </table:table-cell>
          <table:table-cell/>
          <table:table-cell office:value-type="float" office:value="0.393200010061" calcext:value-type="float">
            <text:p>0.3932000101</text:p>
          </table:table-cell>
          <table:table-cell office:value-type="float" office:value="0.175870001316" calcext:value-type="float">
            <text:p>0.1758700013</text:p>
          </table:table-cell>
          <table:table-cell office:value-type="float" office:value="-0.351729989052" calcext:value-type="float">
            <text:p>-0.3517299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25161E+018" calcext:value-type="float">
            <text:p>1.57285193725161E+018</text:p>
          </table:table-cell>
          <table:table-cell office:value-type="float" office:value="8466" calcext:value-type="float">
            <text:p>8466</text:p>
          </table:table-cell>
          <table:table-cell office:value-type="float" office:value="1.57285193719908E+018" calcext:value-type="float">
            <text:p>1.57285193719908E+018</text:p>
          </table:table-cell>
          <table:table-cell/>
          <table:table-cell office:value-type="float" office:value="0.393099993467" calcext:value-type="float">
            <text:p>0.3930999935</text:p>
          </table:table-cell>
          <table:table-cell office:value-type="float" office:value="0.17580999434" calcext:value-type="float">
            <text:p>0.1758099943</text:p>
          </table:table-cell>
          <table:table-cell office:value-type="float" office:value="-0.35161998868" calcext:value-type="float">
            <text:p>-0.351619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30308E+018" calcext:value-type="float">
            <text:p>1.57285193730308E+018</text:p>
          </table:table-cell>
          <table:table-cell office:value-type="float" office:value="8467" calcext:value-type="float">
            <text:p>8467</text:p>
          </table:table-cell>
          <table:table-cell office:value-type="float" office:value="1.572851937251E+018" calcext:value-type="float">
            <text:p>1.572851937251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0.175889998674" calcext:value-type="float">
            <text:p>0.1758899987</text:p>
          </table:table-cell>
          <table:table-cell office:value-type="float" office:value="-0.175889998674" calcext:value-type="float">
            <text:p>-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35591E+018" calcext:value-type="float">
            <text:p>1.57285193735591E+018</text:p>
          </table:table-cell>
          <table:table-cell office:value-type="float" office:value="8468" calcext:value-type="float">
            <text:p>8468</text:p>
          </table:table-cell>
          <table:table-cell office:value-type="float" office:value="1.57285193730323E+018" calcext:value-type="float">
            <text:p>1.57285193730323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0.175840005279" calcext:value-type="float">
            <text:p>0.1758400053</text:p>
          </table:table-cell>
          <table:table-cell office:value-type="float" office:value="-0.175840005279" calcext:value-type="float">
            <text:p>-0.175840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40801E+018" calcext:value-type="float">
            <text:p>1.57285193740801E+018</text:p>
          </table:table-cell>
          <table:table-cell office:value-type="float" office:value="8469" calcext:value-type="float">
            <text:p>8469</text:p>
          </table:table-cell>
          <table:table-cell office:value-type="float" office:value="1.57285193735554E+018" calcext:value-type="float">
            <text:p>1.57285193735554E+018</text:p>
          </table:table-cell>
          <table:table-cell/>
          <table:table-cell office:value-type="float" office:value="0.248500004411" calcext:value-type="float">
            <text:p>0.2485000044</text:p>
          </table:table-cell>
          <table:table-cell office:value-type="float" office:value="0.175699993968" calcext:value-type="float">
            <text:p>0.175699994</text:p>
          </table:table-cell>
          <table:table-cell office:value-type="float" office:value="-0.175699993968" calcext:value-type="float">
            <text:p>-0.1756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45883E+018" calcext:value-type="float">
            <text:p>1.57285193745883E+018</text:p>
          </table:table-cell>
          <table:table-cell office:value-type="float" office:value="8470" calcext:value-type="float">
            <text:p>8470</text:p>
          </table:table-cell>
          <table:table-cell office:value-type="float" office:value="1.57285193740741E+018" calcext:value-type="float">
            <text:p>1.57285193740741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0.192680001259" calcext:value-type="float">
            <text:p>0.1926800013</text:p>
          </table:table-cell>
          <table:table-cell office:value-type="float" office:value="-0.192680001259" calcext:value-type="float">
            <text:p>-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51066E+018" calcext:value-type="float">
            <text:p>1.57285193751066E+018</text:p>
          </table:table-cell>
          <table:table-cell office:value-type="float" office:value="8471" calcext:value-type="float">
            <text:p>8471</text:p>
          </table:table-cell>
          <table:table-cell office:value-type="float" office:value="1.57285193745883E+018" calcext:value-type="float">
            <text:p>1.57285193745883E+018</text:p>
          </table:table-cell>
          <table:table-cell/>
          <table:table-cell office:value-type="float" office:value="0.272899985313" calcext:value-type="float">
            <text:p>0.2728999853</text:p>
          </table:table-cell>
          <table:table-cell office:value-type="float" office:value="0.192949995399" calcext:value-type="float">
            <text:p>0.1929499954</text:p>
          </table:table-cell>
          <table:table-cell office:value-type="float" office:value="-0.192949995399" calcext:value-type="float">
            <text:p>-0.19294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56265E+018" calcext:value-type="float">
            <text:p>1.57285193756265E+018</text:p>
          </table:table-cell>
          <table:table-cell office:value-type="float" office:value="8472" calcext:value-type="float">
            <text:p>8472</text:p>
          </table:table-cell>
          <table:table-cell office:value-type="float" office:value="1.57285193751083E+018" calcext:value-type="float">
            <text:p>1.57285193751083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10002375" calcext:value-type="float">
            <text:p>0.1930100024</text:p>
          </table:table-cell>
          <table:table-cell office:value-type="float" office:value="-0.193010002375" calcext:value-type="float">
            <text:p>-0.193010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61444E+018" calcext:value-type="float">
            <text:p>1.57285193761444E+018</text:p>
          </table:table-cell>
          <table:table-cell office:value-type="float" office:value="8473" calcext:value-type="float">
            <text:p>8473</text:p>
          </table:table-cell>
          <table:table-cell office:value-type="float" office:value="1.5728519375628E+018" calcext:value-type="float">
            <text:p>1.5728519375628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49993706" calcext:value-type="float">
            <text:p>0.1928499937</text:p>
          </table:table-cell>
          <table:table-cell office:value-type="float" office:value="-0.192849993706" calcext:value-type="float">
            <text:p>-0.19284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66678E+018" calcext:value-type="float">
            <text:p>1.57285193766678E+018</text:p>
          </table:table-cell>
          <table:table-cell office:value-type="float" office:value="8474" calcext:value-type="float">
            <text:p>8474</text:p>
          </table:table-cell>
          <table:table-cell office:value-type="float" office:value="1.57285193761489E+018" calcext:value-type="float">
            <text:p>1.57285193761489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50005221" calcext:value-type="float">
            <text:p>-0.1926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76808E+018" calcext:value-type="float">
            <text:p>1.57285193776808E+018</text:p>
          </table:table-cell>
          <table:table-cell office:value-type="float" office:value="8475" calcext:value-type="float">
            <text:p>8475</text:p>
          </table:table-cell>
          <table:table-cell office:value-type="float" office:value="1.57285193766632E+018" calcext:value-type="float">
            <text:p>1.57285193766632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40006542" calcext:value-type="float">
            <text:p>-0.19264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82043E+018" calcext:value-type="float">
            <text:p>1.57285193782043E+018</text:p>
          </table:table-cell>
          <table:table-cell office:value-type="float" office:value="8476" calcext:value-type="float">
            <text:p>8476</text:p>
          </table:table-cell>
          <table:table-cell office:value-type="float" office:value="1.57285193776856E+018" calcext:value-type="float">
            <text:p>1.57285193776856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00007176" calcext:value-type="float">
            <text:p>-0.17560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87341E+018" calcext:value-type="float">
            <text:p>1.57285193787341E+018</text:p>
          </table:table-cell>
          <table:table-cell office:value-type="float" office:value="8477" calcext:value-type="float">
            <text:p>8477</text:p>
          </table:table-cell>
          <table:table-cell office:value-type="float" office:value="1.57285193782047E+018" calcext:value-type="float">
            <text:p>1.5728519378204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00007176" calcext:value-type="float">
            <text:p>-0.175600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92563E+018" calcext:value-type="float">
            <text:p>1.57285193792563E+018</text:p>
          </table:table-cell>
          <table:table-cell office:value-type="float" office:value="8478" calcext:value-type="float">
            <text:p>8478</text:p>
          </table:table-cell>
          <table:table-cell office:value-type="float" office:value="1.57285193787263E+018" calcext:value-type="float">
            <text:p>1.57285193787263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20004535" calcext:value-type="float">
            <text:p>-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797656E+018" calcext:value-type="float">
            <text:p>1.57285193797656E+018</text:p>
          </table:table-cell>
          <table:table-cell office:value-type="float" office:value="8479" calcext:value-type="float">
            <text:p>8479</text:p>
          </table:table-cell>
          <table:table-cell office:value-type="float" office:value="1.5728519379249E+018" calcext:value-type="float">
            <text:p>1.5728519379249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30003214" calcext:value-type="float">
            <text:p>-0.175630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02908E+018" calcext:value-type="float">
            <text:p>1.57285193802908E+018</text:p>
          </table:table-cell>
          <table:table-cell office:value-type="float" office:value="8480" calcext:value-type="float">
            <text:p>8480</text:p>
          </table:table-cell>
          <table:table-cell office:value-type="float" office:value="1.57285193797648E+018" calcext:value-type="float">
            <text:p>1.57285193797648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720006227" calcext:value-type="float">
            <text:p>-0.17572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08245E+018" calcext:value-type="float">
            <text:p>1.57285193808245E+018</text:p>
          </table:table-cell>
          <table:table-cell office:value-type="float" office:value="8481" calcext:value-type="float">
            <text:p>8481</text:p>
          </table:table-cell>
          <table:table-cell office:value-type="float" office:value="1.57285193802941E+018" calcext:value-type="float">
            <text:p>1.57285193802941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60007381" calcext:value-type="float">
            <text:p>-0.1752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13414E+018" calcext:value-type="float">
            <text:p>1.57285193813414E+018</text:p>
          </table:table-cell>
          <table:table-cell office:value-type="float" office:value="8482" calcext:value-type="float">
            <text:p>8482</text:p>
          </table:table-cell>
          <table:table-cell office:value-type="float" office:value="1.57285193808152E+018" calcext:value-type="float">
            <text:p>1.57285193808152E+018</text:p>
          </table:table-cell>
          <table:table-cell/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  <table:table-cell office:value-type="float" office:value="-0.350450009108" calcext:value-type="float">
            <text:p>-0.35045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18612E+018" calcext:value-type="float">
            <text:p>1.57285193818612E+018</text:p>
          </table:table-cell>
          <table:table-cell office:value-type="float" office:value="8483" calcext:value-type="float">
            <text:p>8483</text:p>
          </table:table-cell>
          <table:table-cell office:value-type="float" office:value="1.57285193813338E+018" calcext:value-type="float">
            <text:p>1.57285193813338E+018</text:p>
          </table:table-cell>
          <table:table-cell/>
          <table:table-cell office:value-type="float" office:value="0.350499987602" calcext:value-type="float">
            <text:p>0.3504999876</text:p>
          </table:table-cell>
          <table:table-cell office:value-type="float" office:value="0" calcext:value-type="float">
            <text:p>0</text:p>
          </table:table-cell>
          <table:table-cell office:value-type="float" office:value="-0.350520014763" calcext:value-type="float">
            <text:p>-0.350520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23756E+018" calcext:value-type="float">
            <text:p>1.57285193823756E+018</text:p>
          </table:table-cell>
          <table:table-cell office:value-type="float" office:value="8484" calcext:value-type="float">
            <text:p>8484</text:p>
          </table:table-cell>
          <table:table-cell office:value-type="float" office:value="1.5728519381854E+018" calcext:value-type="float">
            <text:p>1.5728519381854E+018</text:p>
          </table:table-cell>
          <table:table-cell/>
          <table:table-cell office:value-type="float" office:value="0.350600004196" calcext:value-type="float">
            <text:p>0.3506000042</text:p>
          </table:table-cell>
          <table:table-cell office:value-type="float" office:value="0" calcext:value-type="float">
            <text:p>0</text:p>
          </table:table-cell>
          <table:table-cell office:value-type="float" office:value="-0.350569993258" calcext:value-type="float">
            <text:p>-0.35056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2891E+018" calcext:value-type="float">
            <text:p>1.5728519382891E+018</text:p>
          </table:table-cell>
          <table:table-cell office:value-type="float" office:value="8485" calcext:value-type="float">
            <text:p>8485</text:p>
          </table:table-cell>
          <table:table-cell office:value-type="float" office:value="1.57285193823716E+018" calcext:value-type="float">
            <text:p>1.57285193823716E+018</text:p>
          </table:table-cell>
          <table:table-cell/>
          <table:table-cell office:value-type="float" office:value="0.175200000405" calcext:value-type="float">
            <text:p>0.1752000004</text:p>
          </table:table-cell>
          <table:table-cell office:value-type="float" office:value="0" calcext:value-type="float">
            <text:p>0</text:p>
          </table:table-cell>
          <table:table-cell office:value-type="float" office:value="-0.175180003047" calcext:value-type="float">
            <text:p>-0.1751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34161E+018" calcext:value-type="float">
            <text:p>1.57285193834161E+018</text:p>
          </table:table-cell>
          <table:table-cell office:value-type="float" office:value="8486" calcext:value-type="float">
            <text:p>8486</text:p>
          </table:table-cell>
          <table:table-cell office:value-type="float" office:value="1.5728519382893E+018" calcext:value-type="float">
            <text:p>1.5728519382893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2029997706" calcext:value-type="float">
            <text:p>-0.19202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39343E+018" calcext:value-type="float">
            <text:p>1.57285193839343E+018</text:p>
          </table:table-cell>
          <table:table-cell office:value-type="float" office:value="8487" calcext:value-type="float">
            <text:p>8487</text:p>
          </table:table-cell>
          <table:table-cell office:value-type="float" office:value="1.57285193834125E+018" calcext:value-type="float">
            <text:p>1.57285193834125E+018</text:p>
          </table:table-cell>
          <table:table-cell/>
          <table:table-cell office:value-type="float" office:value="0.192000001669" calcext:value-type="float">
            <text:p>0.1920000017</text:p>
          </table:table-cell>
          <table:table-cell office:value-type="float" office:value="0" calcext:value-type="float">
            <text:p>0</text:p>
          </table:table-cell>
          <table:table-cell office:value-type="float" office:value="-0.192019999027" calcext:value-type="float">
            <text:p>-0.19201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44556E+018" calcext:value-type="float">
            <text:p>1.57285193844556E+018</text:p>
          </table:table-cell>
          <table:table-cell office:value-type="float" office:value="8488" calcext:value-type="float">
            <text:p>8488</text:p>
          </table:table-cell>
          <table:table-cell office:value-type="float" office:value="1.57285193839328E+018" calcext:value-type="float">
            <text:p>1.57285193839328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070007324" calcext:value-type="float">
            <text:p>-0.19207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49713E+018" calcext:value-type="float">
            <text:p>1.57285193849713E+018</text:p>
          </table:table-cell>
          <table:table-cell office:value-type="float" office:value="8489" calcext:value-type="float">
            <text:p>8489</text:p>
          </table:table-cell>
          <table:table-cell office:value-type="float" office:value="1.57285193844505E+018" calcext:value-type="float">
            <text:p>1.57285193844505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24999845" calcext:value-type="float">
            <text:p>-0.19224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54917E+018" calcext:value-type="float">
            <text:p>1.57285193854917E+018</text:p>
          </table:table-cell>
          <table:table-cell office:value-type="float" office:value="8490" calcext:value-type="float">
            <text:p>8490</text:p>
          </table:table-cell>
          <table:table-cell office:value-type="float" office:value="1.57285193849716E+018" calcext:value-type="float">
            <text:p>1.57285193849716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059993744" calcext:value-type="float">
            <text:p>-0.19205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65128E+018" calcext:value-type="float">
            <text:p>1.57285193865128E+018</text:p>
          </table:table-cell>
          <table:table-cell office:value-type="float" office:value="8491" calcext:value-type="float">
            <text:p>8491</text:p>
          </table:table-cell>
          <table:table-cell office:value-type="float" office:value="1.57285193854928E+018" calcext:value-type="float">
            <text:p>1.57285193854928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59998822" calcext:value-type="float">
            <text:p>-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70395E+018" calcext:value-type="float">
            <text:p>1.57285193870395E+018</text:p>
          </table:table-cell>
          <table:table-cell office:value-type="float" office:value="8492" calcext:value-type="float">
            <text:p>8492</text:p>
          </table:table-cell>
          <table:table-cell office:value-type="float" office:value="1.57285193865129E+018" calcext:value-type="float">
            <text:p>1.57285193865129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10004163" calcext:value-type="float">
            <text:p>-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75512E+018" calcext:value-type="float">
            <text:p>1.57285193875512E+018</text:p>
          </table:table-cell>
          <table:table-cell office:value-type="float" office:value="8493" calcext:value-type="float">
            <text:p>8493</text:p>
          </table:table-cell>
          <table:table-cell office:value-type="float" office:value="1.57285193870339E+018" calcext:value-type="float">
            <text:p>1.57285193870339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439998507" calcext:value-type="float">
            <text:p>-0.17543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80761E+018" calcext:value-type="float">
            <text:p>1.57285193880761E+018</text:p>
          </table:table-cell>
          <table:table-cell office:value-type="float" office:value="8494" calcext:value-type="float">
            <text:p>8494</text:p>
          </table:table-cell>
          <table:table-cell office:value-type="float" office:value="1.57285193875533E+018" calcext:value-type="float">
            <text:p>1.57285193875533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59995866" calcext:value-type="float">
            <text:p>-0.175459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8594E+018" calcext:value-type="float">
            <text:p>1.5728519388594E+018</text:p>
          </table:table-cell>
          <table:table-cell office:value-type="float" office:value="8495" calcext:value-type="float">
            <text:p>8495</text:p>
          </table:table-cell>
          <table:table-cell office:value-type="float" office:value="1.57285193880697E+018" calcext:value-type="float">
            <text:p>1.57285193880697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00005484" calcext:value-type="float">
            <text:p>-0.17550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91093E+018" calcext:value-type="float">
            <text:p>1.57285193891093E+018</text:p>
          </table:table-cell>
          <table:table-cell office:value-type="float" office:value="8496" calcext:value-type="float">
            <text:p>8496</text:p>
          </table:table-cell>
          <table:table-cell office:value-type="float" office:value="1.57285193885871E+018" calcext:value-type="float">
            <text:p>1.57285193885871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20004535" calcext:value-type="float">
            <text:p>-0.17562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89625E+018" calcext:value-type="float">
            <text:p>1.5728519389625E+018</text:p>
          </table:table-cell>
          <table:table-cell office:value-type="float" office:value="8497" calcext:value-type="float">
            <text:p>8497</text:p>
          </table:table-cell>
          <table:table-cell office:value-type="float" office:value="1.57285193891103E+018" calcext:value-type="float">
            <text:p>1.57285193891103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00005484" calcext:value-type="float">
            <text:p>-0.17550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0144E+018" calcext:value-type="float">
            <text:p>1.5728519390144E+018</text:p>
          </table:table-cell>
          <table:table-cell office:value-type="float" office:value="8498" calcext:value-type="float">
            <text:p>8498</text:p>
          </table:table-cell>
          <table:table-cell office:value-type="float" office:value="1.57285193896261E+018" calcext:value-type="float">
            <text:p>1.57285193896261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50000572" calcext:value-type="float">
            <text:p>-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06718E+018" calcext:value-type="float">
            <text:p>1.57285193906718E+018</text:p>
          </table:table-cell>
          <table:table-cell office:value-type="float" office:value="8499" calcext:value-type="float">
            <text:p>8499</text:p>
          </table:table-cell>
          <table:table-cell office:value-type="float" office:value="1.57285193901461E+018" calcext:value-type="float">
            <text:p>1.57285193901461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79994917" calcext:value-type="float">
            <text:p>-0.17557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11794E+018" calcext:value-type="float">
            <text:p>1.57285193911794E+018</text:p>
          </table:table-cell>
          <table:table-cell office:value-type="float" office:value="8500" calcext:value-type="float">
            <text:p>8500</text:p>
          </table:table-cell>
          <table:table-cell office:value-type="float" office:value="1.57285193906631E+018" calcext:value-type="float">
            <text:p>1.57285193906631E+018</text:p>
          </table:table-cell>
          <table:table-cell/>
          <table:table-cell office:value-type="float" office:value="0.351399987936" calcext:value-type="float">
            <text:p>0.3513999879</text:p>
          </table:table-cell>
          <table:table-cell office:value-type="float" office:value="0" calcext:value-type="float">
            <text:p>0</text:p>
          </table:table-cell>
          <table:table-cell office:value-type="float" office:value="-0.351399987936" calcext:value-type="float">
            <text:p>-0.3513999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16874E+018" calcext:value-type="float">
            <text:p>1.57285193916874E+018</text:p>
          </table:table-cell>
          <table:table-cell office:value-type="float" office:value="8501" calcext:value-type="float">
            <text:p>8501</text:p>
          </table:table-cell>
          <table:table-cell office:value-type="float" office:value="1.5728519391176E+018" calcext:value-type="float">
            <text:p>1.5728519391176E+018</text:p>
          </table:table-cell>
          <table:table-cell/>
          <table:table-cell office:value-type="float" office:value="0.393500000238" calcext:value-type="float">
            <text:p>0.3935000002</text:p>
          </table:table-cell>
          <table:table-cell office:value-type="float" office:value="0.17596000433" calcext:value-type="float">
            <text:p>0.1759600043</text:p>
          </table:table-cell>
          <table:table-cell office:value-type="float" office:value="-0.351920008659" calcext:value-type="float">
            <text:p>-0.351920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22259E+018" calcext:value-type="float">
            <text:p>1.57285193922259E+018</text:p>
          </table:table-cell>
          <table:table-cell office:value-type="float" office:value="8502" calcext:value-type="float">
            <text:p>8502</text:p>
          </table:table-cell>
          <table:table-cell office:value-type="float" office:value="1.57285193916879E+018" calcext:value-type="float">
            <text:p>1.57285193916879E+018</text:p>
          </table:table-cell>
          <table:table-cell/>
          <table:table-cell office:value-type="float" office:value="0.273299992085" calcext:value-type="float">
            <text:p>0.2732999921</text:p>
          </table:table-cell>
          <table:table-cell office:value-type="float" office:value="0.193240001798" calcext:value-type="float">
            <text:p>0.1932400018</text:p>
          </table:table-cell>
          <table:table-cell office:value-type="float" office:value="-0.193240001798" calcext:value-type="float">
            <text:p>-0.19324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27315E+018" calcext:value-type="float">
            <text:p>1.57285193927315E+018</text:p>
          </table:table-cell>
          <table:table-cell office:value-type="float" office:value="8503" calcext:value-type="float">
            <text:p>8503</text:p>
          </table:table-cell>
          <table:table-cell office:value-type="float" office:value="1.57285193922173E+018" calcext:value-type="float">
            <text:p>1.57285193922173E+018</text:p>
          </table:table-cell>
          <table:table-cell/>
          <table:table-cell office:value-type="float" office:value="0.272799998522" calcext:value-type="float">
            <text:p>0.2727999985</text:p>
          </table:table-cell>
          <table:table-cell office:value-type="float" office:value="0.192919999361" calcext:value-type="float">
            <text:p>0.1929199994</text:p>
          </table:table-cell>
          <table:table-cell office:value-type="float" office:value="-0.192919999361" calcext:value-type="float">
            <text:p>-0.19291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32529E+018" calcext:value-type="float">
            <text:p>1.57285193932529E+018</text:p>
          </table:table-cell>
          <table:table-cell office:value-type="float" office:value="8504" calcext:value-type="float">
            <text:p>8504</text:p>
          </table:table-cell>
          <table:table-cell office:value-type="float" office:value="1.57285193927343E+018" calcext:value-type="float">
            <text:p>1.57285193927343E+018</text:p>
          </table:table-cell>
          <table:table-cell/>
          <table:table-cell office:value-type="float" office:value="0.273000001907" calcext:value-type="float">
            <text:p>0.2730000019</text:p>
          </table:table-cell>
          <table:table-cell office:value-type="float" office:value="0.193020001054" calcext:value-type="float">
            <text:p>0.1930200011</text:p>
          </table:table-cell>
          <table:table-cell office:value-type="float" office:value="-0.193020001054" calcext:value-type="float">
            <text:p>-0.19302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37856E+018" calcext:value-type="float">
            <text:p>1.57285193937856E+018</text:p>
          </table:table-cell>
          <table:table-cell office:value-type="float" office:value="8505" calcext:value-type="float">
            <text:p>8505</text:p>
          </table:table-cell>
          <table:table-cell office:value-type="float" office:value="1.57285193932554E+018" calcext:value-type="float">
            <text:p>1.57285193932554E+018</text:p>
          </table:table-cell>
          <table:table-cell/>
          <table:table-cell office:value-type="float" office:value="0.27270001173" calcext:value-type="float">
            <text:p>0.2727000117</text:p>
          </table:table-cell>
          <table:table-cell office:value-type="float" office:value="0.192839995027" calcext:value-type="float">
            <text:p>0.192839995</text:p>
          </table:table-cell>
          <table:table-cell office:value-type="float" office:value="-0.192839995027" calcext:value-type="float">
            <text:p>-0.19283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42955E+018" calcext:value-type="float">
            <text:p>1.57285193942955E+018</text:p>
          </table:table-cell>
          <table:table-cell office:value-type="float" office:value="8506" calcext:value-type="float">
            <text:p>8506</text:p>
          </table:table-cell>
          <table:table-cell office:value-type="float" office:value="1.57285193937762E+018" calcext:value-type="float">
            <text:p>1.57285193937762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0.192709997296" calcext:value-type="float">
            <text:p>0.1927099973</text:p>
          </table:table-cell>
          <table:table-cell office:value-type="float" office:value="-0.192709997296" calcext:value-type="float">
            <text:p>-0.192709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48167E+018" calcext:value-type="float">
            <text:p>1.57285193948167E+018</text:p>
          </table:table-cell>
          <table:table-cell office:value-type="float" office:value="8507" calcext:value-type="float">
            <text:p>8507</text:p>
          </table:table-cell>
          <table:table-cell office:value-type="float" office:value="1.57285193942978E+018" calcext:value-type="float">
            <text:p>1.57285193942978E+018</text:p>
          </table:table-cell>
          <table:table-cell/>
          <table:table-cell office:value-type="float" office:value="0.272599995136" calcext:value-type="float">
            <text:p>0.2725999951</text:p>
          </table:table-cell>
          <table:table-cell office:value-type="float" office:value="0.192770004272" calcext:value-type="float">
            <text:p>0.1927700043</text:p>
          </table:table-cell>
          <table:table-cell office:value-type="float" office:value="-0.192770004272" calcext:value-type="float">
            <text:p>-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58393E+018" calcext:value-type="float">
            <text:p>1.57285193958393E+018</text:p>
          </table:table-cell>
          <table:table-cell office:value-type="float" office:value="8508" calcext:value-type="float">
            <text:p>8508</text:p>
          </table:table-cell>
          <table:table-cell office:value-type="float" office:value="1.57285193948176E+018" calcext:value-type="float">
            <text:p>1.57285193948176E+018</text:p>
          </table:table-cell>
          <table:table-cell/>
          <table:table-cell office:value-type="float" office:value="0.272399991751" calcext:value-type="float">
            <text:p>0.2723999918</text:p>
          </table:table-cell>
          <table:table-cell office:value-type="float" office:value="0.192619994283" calcext:value-type="float">
            <text:p>0.1926199943</text:p>
          </table:table-cell>
          <table:table-cell office:value-type="float" office:value="-0.192619994283" calcext:value-type="float">
            <text:p>-0.19261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63573E+018" calcext:value-type="float">
            <text:p>1.57285193963573E+018</text:p>
          </table:table-cell>
          <table:table-cell office:value-type="float" office:value="8509" calcext:value-type="float">
            <text:p>8509</text:p>
          </table:table-cell>
          <table:table-cell office:value-type="float" office:value="1.57285193958358E+018" calcext:value-type="float">
            <text:p>1.57285193958358E+018</text:p>
          </table:table-cell>
          <table:table-cell/>
          <table:table-cell office:value-type="float" office:value="0.393000006676" calcext:value-type="float">
            <text:p>0.3930000067</text:p>
          </table:table-cell>
          <table:table-cell office:value-type="float" office:value="0.175760000944" calcext:value-type="float">
            <text:p>0.1757600009</text:p>
          </table:table-cell>
          <table:table-cell office:value-type="float" office:value="-0.351509988308" calcext:value-type="float">
            <text:p>-0.351509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6879E+018" calcext:value-type="float">
            <text:p>1.5728519396879E+018</text:p>
          </table:table-cell>
          <table:table-cell office:value-type="float" office:value="8510" calcext:value-type="float">
            <text:p>8510</text:p>
          </table:table-cell>
          <table:table-cell office:value-type="float" office:value="1.57285193963582E+018" calcext:value-type="float">
            <text:p>1.57285193963582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89993596" calcext:value-type="float">
            <text:p>0.1755899936</text:p>
          </table:table-cell>
          <table:table-cell office:value-type="float" office:value="-0.175589993596" calcext:value-type="float">
            <text:p>-0.17558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74088E+018" calcext:value-type="float">
            <text:p>1.57285193974088E+018</text:p>
          </table:table-cell>
          <table:table-cell office:value-type="float" office:value="8511" calcext:value-type="float">
            <text:p>8511</text:p>
          </table:table-cell>
          <table:table-cell office:value-type="float" office:value="1.57285193968807E+018" calcext:value-type="float">
            <text:p>1.57285193968807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90003419" calcext:value-type="float">
            <text:p>-0.17529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8436E+018" calcext:value-type="float">
            <text:p>1.5728519398436E+018</text:p>
          </table:table-cell>
          <table:table-cell office:value-type="float" office:value="8512" calcext:value-type="float">
            <text:p>8512</text:p>
          </table:table-cell>
          <table:table-cell office:value-type="float" office:value="1.57285193974011E+018" calcext:value-type="float">
            <text:p>1.57285193974011E+018</text:p>
          </table:table-cell>
          <table:table-cell/>
          <table:table-cell office:value-type="float" office:value="0.17499999702" calcext:value-type="float">
            <text:p>0.174999997</text:p>
          </table:table-cell>
          <table:table-cell office:value-type="float" office:value="0" calcext:value-type="float">
            <text:p>0</text:p>
          </table:table-cell>
          <table:table-cell office:value-type="float" office:value="-0.175029993057" calcext:value-type="float">
            <text:p>-0.1750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89642E+018" calcext:value-type="float">
            <text:p>1.57285193989642E+018</text:p>
          </table:table-cell>
          <table:table-cell office:value-type="float" office:value="8513" calcext:value-type="float">
            <text:p>8513</text:p>
          </table:table-cell>
          <table:table-cell office:value-type="float" office:value="1.57285193984373E+018" calcext:value-type="float">
            <text:p>1.57285193984373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-0.160769999027" calcext:value-type="float">
            <text:p>-0.16076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94753E+018" calcext:value-type="float">
            <text:p>1.57285193994753E+018</text:p>
          </table:table-cell>
          <table:table-cell office:value-type="float" office:value="8514" calcext:value-type="float">
            <text:p>8514</text:p>
          </table:table-cell>
          <table:table-cell office:value-type="float" office:value="1.5728519398956E+018" calcext:value-type="float">
            <text:p>1.5728519398956E+018</text:p>
          </table:table-cell>
          <table:table-cell/>
          <table:table-cell office:value-type="float" office:value="0.160699993372" calcext:value-type="float">
            <text:p>0.1606999934</text:p>
          </table:table-cell>
          <table:table-cell office:value-type="float" office:value="0" calcext:value-type="float">
            <text:p>0</text:p>
          </table:table-cell>
          <table:table-cell office:value-type="float" office:value="-0.160730004311" calcext:value-type="float">
            <text:p>-0.16073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3999956E+018" calcext:value-type="float">
            <text:p>1.57285193999956E+018</text:p>
          </table:table-cell>
          <table:table-cell office:value-type="float" office:value="8515" calcext:value-type="float">
            <text:p>8515</text:p>
          </table:table-cell>
          <table:table-cell office:value-type="float" office:value="1.57285193994745E+018" calcext:value-type="float">
            <text:p>1.57285193994745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-0.160789996386" calcext:value-type="float">
            <text:p>-0.160789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1015E+018" calcext:value-type="float">
            <text:p>1.5728519401015E+018</text:p>
          </table:table-cell>
          <table:table-cell office:value-type="float" office:value="8516" calcext:value-type="float">
            <text:p>8516</text:p>
          </table:table-cell>
          <table:table-cell office:value-type="float" office:value="1.5728519399995E+018" calcext:value-type="float">
            <text:p>1.5728519399995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-0.160799995065" calcext:value-type="float">
            <text:p>-0.1607999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15403E+018" calcext:value-type="float">
            <text:p>1.57285194015403E+018</text:p>
          </table:table-cell>
          <table:table-cell office:value-type="float" office:value="8517" calcext:value-type="float">
            <text:p>8517</text:p>
          </table:table-cell>
          <table:table-cell office:value-type="float" office:value="1.57285194010165E+018" calcext:value-type="float">
            <text:p>1.57285194010165E+018</text:p>
          </table:table-cell>
          <table:table-cell/>
          <table:table-cell office:value-type="float" office:value="0.297699987888" calcext:value-type="float">
            <text:p>0.2976999879</text:p>
          </table:table-cell>
          <table:table-cell office:value-type="float" office:value="0" calcext:value-type="float">
            <text:p>0</text:p>
          </table:table-cell>
          <table:table-cell office:value-type="float" office:value="-0.29767999053" calcext:value-type="float">
            <text:p>-0.2976799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20528E+018" calcext:value-type="float">
            <text:p>1.57285194020528E+018</text:p>
          </table:table-cell>
          <table:table-cell office:value-type="float" office:value="8518" calcext:value-type="float">
            <text:p>8518</text:p>
          </table:table-cell>
          <table:table-cell office:value-type="float" office:value="1.57285194015348E+018" calcext:value-type="float">
            <text:p>1.57285194015348E+018</text:p>
          </table:table-cell>
          <table:table-cell/>
          <table:table-cell office:value-type="float" office:value="0.297699987888" calcext:value-type="float">
            <text:p>0.2976999879</text:p>
          </table:table-cell>
          <table:table-cell office:value-type="float" office:value="0" calcext:value-type="float">
            <text:p>0</text:p>
          </table:table-cell>
          <table:table-cell office:value-type="float" office:value="-0.297740012407" calcext:value-type="float">
            <text:p>-0.297740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25775E+018" calcext:value-type="float">
            <text:p>1.57285194025775E+018</text:p>
          </table:table-cell>
          <table:table-cell office:value-type="float" office:value="8519" calcext:value-type="float">
            <text:p>8519</text:p>
          </table:table-cell>
          <table:table-cell office:value-type="float" office:value="1.57285194020537E+018" calcext:value-type="float">
            <text:p>1.57285194020537E+018</text:p>
          </table:table-cell>
          <table:table-cell/>
          <table:table-cell office:value-type="float" office:value="0.160799995065" calcext:value-type="float">
            <text:p>0.1607999951</text:p>
          </table:table-cell>
          <table:table-cell office:value-type="float" office:value="0" calcext:value-type="float">
            <text:p>0</text:p>
          </table:table-cell>
          <table:table-cell office:value-type="float" office:value="-0.160830006003" calcext:value-type="float">
            <text:p>-0.16083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30939E+018" calcext:value-type="float">
            <text:p>1.57285194030939E+018</text:p>
          </table:table-cell>
          <table:table-cell office:value-type="float" office:value="8520" calcext:value-type="float">
            <text:p>8520</text:p>
          </table:table-cell>
          <table:table-cell office:value-type="float" office:value="1.57285194025714E+018" calcext:value-type="float">
            <text:p>1.57285194025714E+018</text:p>
          </table:table-cell>
          <table:table-cell/>
          <table:table-cell office:value-type="float" office:value="0.160899996758" calcext:value-type="float">
            <text:p>0.1608999968</text:p>
          </table:table-cell>
          <table:table-cell office:value-type="float" office:value="0" calcext:value-type="float">
            <text:p>0</text:p>
          </table:table-cell>
          <table:table-cell office:value-type="float" office:value="-0.160950005054" calcext:value-type="float">
            <text:p>-0.16095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41095E+018" calcext:value-type="float">
            <text:p>1.57285194041095E+018</text:p>
          </table:table-cell>
          <table:table-cell office:value-type="float" office:value="8521" calcext:value-type="float">
            <text:p>8521</text:p>
          </table:table-cell>
          <table:table-cell office:value-type="float" office:value="1.57285194030897E+018" calcext:value-type="float">
            <text:p>1.57285194030897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060005426" calcext:value-type="float">
            <text:p>-0.16106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4627E+018" calcext:value-type="float">
            <text:p>1.5728519404627E+018</text:p>
          </table:table-cell>
          <table:table-cell office:value-type="float" office:value="8522" calcext:value-type="float">
            <text:p>8522</text:p>
          </table:table-cell>
          <table:table-cell office:value-type="float" office:value="1.57285194041096E+018" calcext:value-type="float">
            <text:p>1.57285194041096E+018</text:p>
          </table:table-cell>
          <table:table-cell/>
          <table:table-cell office:value-type="float" office:value="0.149100005627" calcext:value-type="float">
            <text:p>0.1491000056</text:p>
          </table:table-cell>
          <table:table-cell office:value-type="float" office:value="0" calcext:value-type="float">
            <text:p>0</text:p>
          </table:table-cell>
          <table:table-cell office:value-type="float" office:value="-0.149069994688" calcext:value-type="float">
            <text:p>-0.14906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51405E+018" calcext:value-type="float">
            <text:p>1.57285194051405E+018</text:p>
          </table:table-cell>
          <table:table-cell office:value-type="float" office:value="8523" calcext:value-type="float">
            <text:p>8523</text:p>
          </table:table-cell>
          <table:table-cell office:value-type="float" office:value="1.57285194046229E+018" calcext:value-type="float">
            <text:p>1.57285194046229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-0.161669999361" calcext:value-type="float">
            <text:p>-0.16166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56634E+018" calcext:value-type="float">
            <text:p>1.57285194056634E+018</text:p>
          </table:table-cell>
          <table:table-cell office:value-type="float" office:value="8524" calcext:value-type="float">
            <text:p>8524</text:p>
          </table:table-cell>
          <table:table-cell office:value-type="float" office:value="1.57285194051437E+018" calcext:value-type="float">
            <text:p>1.57285194051437E+018</text:p>
          </table:table-cell>
          <table:table-cell/>
          <table:table-cell office:value-type="float" office:value="0.323199987411" calcext:value-type="float">
            <text:p>0.3231999874</text:p>
          </table:table-cell>
          <table:table-cell office:value-type="float" office:value="0" calcext:value-type="float">
            <text:p>0</text:p>
          </table:table-cell>
          <table:table-cell office:value-type="float" office:value="-0.323220014572" calcext:value-type="float">
            <text:p>-0.32322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61828E+018" calcext:value-type="float">
            <text:p>1.57285194061828E+018</text:p>
          </table:table-cell>
          <table:table-cell office:value-type="float" office:value="8525" calcext:value-type="float">
            <text:p>8525</text:p>
          </table:table-cell>
          <table:table-cell office:value-type="float" office:value="1.57285194056652E+018" calcext:value-type="float">
            <text:p>1.57285194056652E+018</text:p>
          </table:table-cell>
          <table:table-cell/>
          <table:table-cell office:value-type="float" office:value="0.32310000062" calcext:value-type="float">
            <text:p>0.3231000006</text:p>
          </table:table-cell>
          <table:table-cell office:value-type="float" office:value="0" calcext:value-type="float">
            <text:p>0</text:p>
          </table:table-cell>
          <table:table-cell office:value-type="float" office:value="-0.323069989681" calcext:value-type="float">
            <text:p>-0.3230699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67096E+018" calcext:value-type="float">
            <text:p>1.57285194067096E+018</text:p>
          </table:table-cell>
          <table:table-cell office:value-type="float" office:value="8526" calcext:value-type="float">
            <text:p>8526</text:p>
          </table:table-cell>
          <table:table-cell office:value-type="float" office:value="1.57285194061833E+018" calcext:value-type="float">
            <text:p>1.57285194061833E+018</text:p>
          </table:table-cell>
          <table:table-cell/>
          <table:table-cell office:value-type="float" office:value="0.323199987411" calcext:value-type="float">
            <text:p>0.3231999874</text:p>
          </table:table-cell>
          <table:table-cell office:value-type="float" office:value="0" calcext:value-type="float">
            <text:p>0</text:p>
          </table:table-cell>
          <table:table-cell office:value-type="float" office:value="-0.323190003633" calcext:value-type="float">
            <text:p>-0.32319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72262E+018" calcext:value-type="float">
            <text:p>1.57285194072262E+018</text:p>
          </table:table-cell>
          <table:table-cell office:value-type="float" office:value="8527" calcext:value-type="float">
            <text:p>8527</text:p>
          </table:table-cell>
          <table:table-cell office:value-type="float" office:value="1.57285194067018E+018" calcext:value-type="float">
            <text:p>1.57285194067018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89998674" calcext:value-type="float">
            <text:p>-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82485E+018" calcext:value-type="float">
            <text:p>1.57285194082485E+018</text:p>
          </table:table-cell>
          <table:table-cell office:value-type="float" office:value="8528" calcext:value-type="float">
            <text:p>8528</text:p>
          </table:table-cell>
          <table:table-cell office:value-type="float" office:value="1.57285194072194E+018" calcext:value-type="float">
            <text:p>1.57285194072194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909996033" calcext:value-type="float">
            <text:p>-0.17590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87566E+018" calcext:value-type="float">
            <text:p>1.57285194087566E+018</text:p>
          </table:table-cell>
          <table:table-cell office:value-type="float" office:value="8529" calcext:value-type="float">
            <text:p>8529</text:p>
          </table:table-cell>
          <table:table-cell office:value-type="float" office:value="1.57285194082381E+018" calcext:value-type="float">
            <text:p>1.57285194082381E+018</text:p>
          </table:table-cell>
          <table:table-cell/>
          <table:table-cell office:value-type="float" office:value="0.161699995399" calcext:value-type="float">
            <text:p>0.1616999954</text:p>
          </table:table-cell>
          <table:table-cell office:value-type="float" office:value="0" calcext:value-type="float">
            <text:p>0</text:p>
          </table:table-cell>
          <table:table-cell office:value-type="float" office:value="-0.161699995399" calcext:value-type="float">
            <text:p>-0.161699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9279E+018" calcext:value-type="float">
            <text:p>1.5728519409279E+018</text:p>
          </table:table-cell>
          <table:table-cell office:value-type="float" office:value="8530" calcext:value-type="float">
            <text:p>8530</text:p>
          </table:table-cell>
          <table:table-cell office:value-type="float" office:value="1.57285194087585E+018" calcext:value-type="float">
            <text:p>1.57285194087585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630004644" calcext:value-type="float">
            <text:p>-0.16163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09806E+018" calcext:value-type="float">
            <text:p>1.5728519409806E+018</text:p>
          </table:table-cell>
          <table:table-cell office:value-type="float" office:value="8531" calcext:value-type="float">
            <text:p>8531</text:p>
          </table:table-cell>
          <table:table-cell office:value-type="float" office:value="1.57285194092826E+018" calcext:value-type="float">
            <text:p>1.57285194092826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469995975" calcext:value-type="float">
            <text:p>-0.16146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08185E+018" calcext:value-type="float">
            <text:p>1.57285194108185E+018</text:p>
          </table:table-cell>
          <table:table-cell office:value-type="float" office:value="8532" calcext:value-type="float">
            <text:p>8532</text:p>
          </table:table-cell>
          <table:table-cell office:value-type="float" office:value="1.57285194097989E+018" calcext:value-type="float">
            <text:p>1.57285194097989E+018</text:p>
          </table:table-cell>
          <table:table-cell/>
          <table:table-cell office:value-type="float" office:value="0.175799995661" calcext:value-type="float">
            <text:p>0.1757999957</text:p>
          </table:table-cell>
          <table:table-cell office:value-type="float" office:value="0" calcext:value-type="float">
            <text:p>0</text:p>
          </table:table-cell>
          <table:table-cell office:value-type="float" office:value="-0.175769999623" calcext:value-type="float">
            <text:p>-0.175769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13461E+018" calcext:value-type="float">
            <text:p>1.57285194113461E+018</text:p>
          </table:table-cell>
          <table:table-cell office:value-type="float" office:value="8533" calcext:value-type="float">
            <text:p>8533</text:p>
          </table:table-cell>
          <table:table-cell office:value-type="float" office:value="1.57285194108194E+018" calcext:value-type="float">
            <text:p>1.57285194108194E+018</text:p>
          </table:table-cell>
          <table:table-cell/>
          <table:table-cell office:value-type="float" office:value="0.360900014639" calcext:value-type="float">
            <text:p>0.3609000146</text:p>
          </table:table-cell>
          <table:table-cell office:value-type="float" office:value="0.161379992962" calcext:value-type="float">
            <text:p>0.161379993</text:p>
          </table:table-cell>
          <table:table-cell office:value-type="float" office:value="-0.322769999504" calcext:value-type="float">
            <text:p>-0.322769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18548E+018" calcext:value-type="float">
            <text:p>1.57285194118548E+018</text:p>
          </table:table-cell>
          <table:table-cell office:value-type="float" office:value="8534" calcext:value-type="float">
            <text:p>8534</text:p>
          </table:table-cell>
          <table:table-cell office:value-type="float" office:value="1.57285194113376E+018" calcext:value-type="float">
            <text:p>1.57285194113376E+018</text:p>
          </table:table-cell>
          <table:table-cell/>
          <table:table-cell office:value-type="float" office:value="0.228300005198" calcext:value-type="float">
            <text:p>0.2283000052</text:p>
          </table:table-cell>
          <table:table-cell office:value-type="float" office:value="0.161449998617" calcext:value-type="float">
            <text:p>0.1614499986</text:p>
          </table:table-cell>
          <table:table-cell office:value-type="float" office:value="-0.161449998617" calcext:value-type="float">
            <text:p>-0.161449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23767E+018" calcext:value-type="float">
            <text:p>1.57285194123767E+018</text:p>
          </table:table-cell>
          <table:table-cell office:value-type="float" office:value="8535" calcext:value-type="float">
            <text:p>8535</text:p>
          </table:table-cell>
          <table:table-cell office:value-type="float" office:value="1.57285194118503E+018" calcext:value-type="float">
            <text:p>1.57285194118503E+018</text:p>
          </table:table-cell>
          <table:table-cell/>
          <table:table-cell office:value-type="float" office:value="0.228699997067" calcext:value-type="float">
            <text:p>0.2286999971</text:p>
          </table:table-cell>
          <table:table-cell office:value-type="float" office:value="0.16167999804" calcext:value-type="float">
            <text:p>0.161679998</text:p>
          </table:table-cell>
          <table:table-cell office:value-type="float" office:value="-0.16167999804" calcext:value-type="float">
            <text:p>-0.16167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28986E+018" calcext:value-type="float">
            <text:p>1.57285194128986E+018</text:p>
          </table:table-cell>
          <table:table-cell office:value-type="float" office:value="8536" calcext:value-type="float">
            <text:p>8536</text:p>
          </table:table-cell>
          <table:table-cell office:value-type="float" office:value="1.57285194123706E+018" calcext:value-type="float">
            <text:p>1.57285194123706E+018</text:p>
          </table:table-cell>
          <table:table-cell/>
          <table:table-cell office:value-type="float" office:value="0.228599995375" calcext:value-type="float">
            <text:p>0.2285999954</text:p>
          </table:table-cell>
          <table:table-cell office:value-type="float" office:value="0.161620005965" calcext:value-type="float">
            <text:p>0.161620006</text:p>
          </table:table-cell>
          <table:table-cell office:value-type="float" office:value="-0.161620005965" calcext:value-type="float">
            <text:p>-0.16162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34111E+018" calcext:value-type="float">
            <text:p>1.57285194134111E+018</text:p>
          </table:table-cell>
          <table:table-cell office:value-type="float" office:value="8537" calcext:value-type="float">
            <text:p>8537</text:p>
          </table:table-cell>
          <table:table-cell office:value-type="float" office:value="1.57285194128916E+018" calcext:value-type="float">
            <text:p>1.57285194128916E+018</text:p>
          </table:table-cell>
          <table:table-cell/>
          <table:table-cell office:value-type="float" office:value="0.228499993682" calcext:value-type="float">
            <text:p>0.2284999937</text:p>
          </table:table-cell>
          <table:table-cell office:value-type="float" office:value="0.161559998989" calcext:value-type="float">
            <text:p>0.161559999</text:p>
          </table:table-cell>
          <table:table-cell office:value-type="float" office:value="-0.161559998989" calcext:value-type="float">
            <text:p>-0.16155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39429E+018" calcext:value-type="float">
            <text:p>1.57285194139429E+018</text:p>
          </table:table-cell>
          <table:table-cell office:value-type="float" office:value="8538" calcext:value-type="float">
            <text:p>8538</text:p>
          </table:table-cell>
          <table:table-cell office:value-type="float" office:value="1.57285194134118E+018" calcext:value-type="float">
            <text:p>1.57285194134118E+018</text:p>
          </table:table-cell>
          <table:table-cell/>
          <table:table-cell office:value-type="float" office:value="0.22840000689" calcext:value-type="float">
            <text:p>0.2284000069</text:p>
          </table:table-cell>
          <table:table-cell office:value-type="float" office:value="0.161489993334" calcext:value-type="float">
            <text:p>0.1614899933</text:p>
          </table:table-cell>
          <table:table-cell office:value-type="float" office:value="-0.161489993334" calcext:value-type="float">
            <text:p>-0.161489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44636E+018" calcext:value-type="float">
            <text:p>1.57285194144636E+018</text:p>
          </table:table-cell>
          <table:table-cell office:value-type="float" office:value="8539" calcext:value-type="float">
            <text:p>8539</text:p>
          </table:table-cell>
          <table:table-cell office:value-type="float" office:value="1.57285194139347E+018" calcext:value-type="float">
            <text:p>1.57285194139347E+018</text:p>
          </table:table-cell>
          <table:table-cell/>
          <table:table-cell office:value-type="float" office:value="0.248300001025" calcext:value-type="float">
            <text:p>0.248300001</text:p>
          </table:table-cell>
          <table:table-cell office:value-type="float" office:value="0.1755400002" calcext:value-type="float">
            <text:p>0.1755400002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49853E+018" calcext:value-type="float">
            <text:p>1.57285194149853E+018</text:p>
          </table:table-cell>
          <table:table-cell office:value-type="float" office:value="8540" calcext:value-type="float">
            <text:p>8540</text:p>
          </table:table-cell>
          <table:table-cell office:value-type="float" office:value="1.57285194144572E+018" calcext:value-type="float">
            <text:p>1.57285194144572E+018</text:p>
          </table:table-cell>
          <table:table-cell/>
          <table:table-cell office:value-type="float" office:value="0.248199999332" calcext:value-type="float">
            <text:p>0.2481999993</text:p>
          </table:table-cell>
          <table:table-cell office:value-type="float" office:value="0.175479993224" calcext:value-type="float">
            <text:p>0.1754799932</text:p>
          </table:table-cell>
          <table:table-cell office:value-type="float" office:value="-0.175479993224" calcext:value-type="float">
            <text:p>-0.17547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54971E+018" calcext:value-type="float">
            <text:p>1.57285194154971E+018</text:p>
          </table:table-cell>
          <table:table-cell office:value-type="float" office:value="8541" calcext:value-type="float">
            <text:p>8541</text:p>
          </table:table-cell>
          <table:table-cell office:value-type="float" office:value="1.57285194149781E+018" calcext:value-type="float">
            <text:p>1.57285194149781E+018</text:p>
          </table:table-cell>
          <table:table-cell/>
          <table:table-cell office:value-type="float" office:value="0.392599999905" calcext:value-type="float">
            <text:p>0.3925999999</text:p>
          </table:table-cell>
          <table:table-cell office:value-type="float" office:value="0.175579994917" calcext:value-type="float">
            <text:p>0.1755799949</text:p>
          </table:table-cell>
          <table:table-cell office:value-type="float" office:value="-0.351159989834" calcext:value-type="float">
            <text:p>-0.3511599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60207E+018" calcext:value-type="float">
            <text:p>1.57285194160207E+018</text:p>
          </table:table-cell>
          <table:table-cell office:value-type="float" office:value="8542" calcext:value-type="float">
            <text:p>8542</text:p>
          </table:table-cell>
          <table:table-cell office:value-type="float" office:value="1.5728519415499E+018" calcext:value-type="float">
            <text:p>1.5728519415499E+018</text:p>
          </table:table-cell>
          <table:table-cell/>
          <table:table-cell office:value-type="float" office:value="0.392300009727" calcext:value-type="float">
            <text:p>0.3923000097</text:p>
          </table:table-cell>
          <table:table-cell office:value-type="float" office:value="0.175439998507" calcext:value-type="float">
            <text:p>0.1754399985</text:p>
          </table:table-cell>
          <table:table-cell office:value-type="float" office:value="-0.350870013237" calcext:value-type="float">
            <text:p>-0.350870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65391E+018" calcext:value-type="float">
            <text:p>1.57285194165391E+018</text:p>
          </table:table-cell>
          <table:table-cell office:value-type="float" office:value="8543" calcext:value-type="float">
            <text:p>8543</text:p>
          </table:table-cell>
          <table:table-cell office:value-type="float" office:value="1.57285194160203E+018" calcext:value-type="float">
            <text:p>1.57285194160203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269995809" calcext:value-type="float">
            <text:p>-0.192269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70639E+018" calcext:value-type="float">
            <text:p>1.57285194170639E+018</text:p>
          </table:table-cell>
          <table:table-cell office:value-type="float" office:value="8544" calcext:value-type="float">
            <text:p>8544</text:p>
          </table:table-cell>
          <table:table-cell office:value-type="float" office:value="1.57285194165354E+018" calcext:value-type="float">
            <text:p>1.57285194165354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8999486" calcext:value-type="float">
            <text:p>-0.19238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75819E+018" calcext:value-type="float">
            <text:p>1.57285194175819E+018</text:p>
          </table:table-cell>
          <table:table-cell office:value-type="float" office:value="8545" calcext:value-type="float">
            <text:p>8545</text:p>
          </table:table-cell>
          <table:table-cell office:value-type="float" office:value="1.57285194170553E+018" calcext:value-type="float">
            <text:p>1.57285194170553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12000072" calcext:value-type="float">
            <text:p>-0.19212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81034E+018" calcext:value-type="float">
            <text:p>1.57285194181034E+018</text:p>
          </table:table-cell>
          <table:table-cell office:value-type="float" office:value="8546" calcext:value-type="float">
            <text:p>8546</text:p>
          </table:table-cell>
          <table:table-cell office:value-type="float" office:value="1.57285194175751E+018" calcext:value-type="float">
            <text:p>1.57285194175751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139998078" calcext:value-type="float">
            <text:p>-0.19213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86168E+018" calcext:value-type="float">
            <text:p>1.57285194186168E+018</text:p>
          </table:table-cell>
          <table:table-cell office:value-type="float" office:value="8547" calcext:value-type="float">
            <text:p>8547</text:p>
          </table:table-cell>
          <table:table-cell office:value-type="float" office:value="1.57285194180966E+018" calcext:value-type="float">
            <text:p>1.57285194180966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12000072" calcext:value-type="float">
            <text:p>-0.19212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91352E+018" calcext:value-type="float">
            <text:p>1.57285194191352E+018</text:p>
          </table:table-cell>
          <table:table-cell office:value-type="float" office:value="8548" calcext:value-type="float">
            <text:p>8548</text:p>
          </table:table-cell>
          <table:table-cell office:value-type="float" office:value="1.5728519418618E+018" calcext:value-type="float">
            <text:p>1.5728519418618E+018</text:p>
          </table:table-cell>
          <table:table-cell/>
          <table:table-cell office:value-type="float" office:value="0.192100003362" calcext:value-type="float">
            <text:p>0.1921000034</text:p>
          </table:table-cell>
          <table:table-cell office:value-type="float" office:value="0" calcext:value-type="float">
            <text:p>0</text:p>
          </table:table-cell>
          <table:table-cell office:value-type="float" office:value="-0.192080006003" calcext:value-type="float">
            <text:p>-0.19208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196521E+018" calcext:value-type="float">
            <text:p>1.57285194196521E+018</text:p>
          </table:table-cell>
          <table:table-cell office:value-type="float" office:value="8549" calcext:value-type="float">
            <text:p>8549</text:p>
          </table:table-cell>
          <table:table-cell office:value-type="float" office:value="1.57285194191344E+018" calcext:value-type="float">
            <text:p>1.57285194191344E+018</text:p>
          </table:table-cell>
          <table:table-cell/>
          <table:table-cell office:value-type="float" office:value="0.192300006747" calcext:value-type="float">
            <text:p>0.1923000067</text:p>
          </table:table-cell>
          <table:table-cell office:value-type="float" office:value="0" calcext:value-type="float">
            <text:p>0</text:p>
          </table:table-cell>
          <table:table-cell office:value-type="float" office:value="-0.192320004106" calcext:value-type="float">
            <text:p>-0.19232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01682E+018" calcext:value-type="float">
            <text:p>1.57285194201682E+018</text:p>
          </table:table-cell>
          <table:table-cell office:value-type="float" office:value="8550" calcext:value-type="float">
            <text:p>8550</text:p>
          </table:table-cell>
          <table:table-cell office:value-type="float" office:value="1.57285194196476E+018" calcext:value-type="float">
            <text:p>1.57285194196476E+018</text:p>
          </table:table-cell>
          <table:table-cell/>
          <table:table-cell office:value-type="float" office:value="0.385300010443" calcext:value-type="float">
            <text:p>0.3853000104</text:p>
          </table:table-cell>
          <table:table-cell office:value-type="float" office:value="0" calcext:value-type="float">
            <text:p>0</text:p>
          </table:table-cell>
          <table:table-cell office:value-type="float" office:value="-0.385329991579" calcext:value-type="float">
            <text:p>-0.385329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06874E+018" calcext:value-type="float">
            <text:p>1.57285194206874E+018</text:p>
          </table:table-cell>
          <table:table-cell office:value-type="float" office:value="8551" calcext:value-type="float">
            <text:p>8551</text:p>
          </table:table-cell>
          <table:table-cell office:value-type="float" office:value="1.572851942017E+018" calcext:value-type="float">
            <text:p>1.572851942017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09995604" calcext:value-type="float">
            <text:p>-0.192609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12179E+018" calcext:value-type="float">
            <text:p>1.57285194212179E+018</text:p>
          </table:table-cell>
          <table:table-cell office:value-type="float" office:value="8552" calcext:value-type="float">
            <text:p>8552</text:p>
          </table:table-cell>
          <table:table-cell office:value-type="float" office:value="1.57285194206896E+018" calcext:value-type="float">
            <text:p>1.57285194206896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60003901" calcext:value-type="float">
            <text:p>-0.192660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17276E+018" calcext:value-type="float">
            <text:p>1.57285194217276E+018</text:p>
          </table:table-cell>
          <table:table-cell office:value-type="float" office:value="8553" calcext:value-type="float">
            <text:p>8553</text:p>
          </table:table-cell>
          <table:table-cell office:value-type="float" office:value="1.57285194212114E+018" calcext:value-type="float">
            <text:p>1.57285194212114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40006542" calcext:value-type="float">
            <text:p>-0.19264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22555E+018" calcext:value-type="float">
            <text:p>1.57285194222555E+018</text:p>
          </table:table-cell>
          <table:table-cell office:value-type="float" office:value="8554" calcext:value-type="float">
            <text:p>8554</text:p>
          </table:table-cell>
          <table:table-cell office:value-type="float" office:value="1.57285194217283E+018" calcext:value-type="float">
            <text:p>1.57285194217283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70000887" calcext:value-type="float">
            <text:p>-0.192570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27779E+018" calcext:value-type="float">
            <text:p>1.57285194227779E+018</text:p>
          </table:table-cell>
          <table:table-cell office:value-type="float" office:value="8555" calcext:value-type="float">
            <text:p>8555</text:p>
          </table:table-cell>
          <table:table-cell office:value-type="float" office:value="1.57285194222486E+018" calcext:value-type="float">
            <text:p>1.57285194222486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560002208" calcext:value-type="float">
            <text:p>-0.19256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37967E+018" calcext:value-type="float">
            <text:p>1.57285194237967E+018</text:p>
          </table:table-cell>
          <table:table-cell office:value-type="float" office:value="8556" calcext:value-type="float">
            <text:p>8556</text:p>
          </table:table-cell>
          <table:table-cell office:value-type="float" office:value="1.57285194227699E+018" calcext:value-type="float">
            <text:p>1.57285194227699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99995232" calcext:value-type="float">
            <text:p>-0.192499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4308E+018" calcext:value-type="float">
            <text:p>1.5728519424308E+018</text:p>
          </table:table-cell>
          <table:table-cell office:value-type="float" office:value="8557" calcext:value-type="float">
            <text:p>8557</text:p>
          </table:table-cell>
          <table:table-cell office:value-type="float" office:value="1.57285194237899E+018" calcext:value-type="float">
            <text:p>1.57285194237899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50000572" calcext:value-type="float">
            <text:p>-0.17565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48262E+018" calcext:value-type="float">
            <text:p>1.57285194248262E+018</text:p>
          </table:table-cell>
          <table:table-cell office:value-type="float" office:value="8558" calcext:value-type="float">
            <text:p>8558</text:p>
          </table:table-cell>
          <table:table-cell office:value-type="float" office:value="1.5728519424303E+018" calcext:value-type="float">
            <text:p>1.5728519424303E+018</text:p>
          </table:table-cell>
          <table:table-cell/>
          <table:table-cell office:value-type="float" office:value="0.351799994707" calcext:value-type="float">
            <text:p>0.3517999947</text:p>
          </table:table-cell>
          <table:table-cell office:value-type="float" office:value="0" calcext:value-type="float">
            <text:p>0</text:p>
          </table:table-cell>
          <table:table-cell office:value-type="float" office:value="-0.351799994707" calcext:value-type="float">
            <text:p>-0.35179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53388E+018" calcext:value-type="float">
            <text:p>1.57285194253388E+018</text:p>
          </table:table-cell>
          <table:table-cell office:value-type="float" office:value="8559" calcext:value-type="float">
            <text:p>8559</text:p>
          </table:table-cell>
          <table:table-cell office:value-type="float" office:value="1.57285194248195E+018" calcext:value-type="float">
            <text:p>1.57285194248195E+018</text:p>
          </table:table-cell>
          <table:table-cell/>
          <table:table-cell office:value-type="float" office:value="0.351799994707" calcext:value-type="float">
            <text:p>0.3517999947</text:p>
          </table:table-cell>
          <table:table-cell office:value-type="float" office:value="0" calcext:value-type="float">
            <text:p>0</text:p>
          </table:table-cell>
          <table:table-cell office:value-type="float" office:value="-0.351799994707" calcext:value-type="float">
            <text:p>-0.351799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63584E+018" calcext:value-type="float">
            <text:p>1.57285194263584E+018</text:p>
          </table:table-cell>
          <table:table-cell office:value-type="float" office:value="8560" calcext:value-type="float">
            <text:p>8560</text:p>
          </table:table-cell>
          <table:table-cell office:value-type="float" office:value="1.57285194253335E+018" calcext:value-type="float">
            <text:p>1.57285194253335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70001316" calcext:value-type="float">
            <text:p>-0.1758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6876E+018" calcext:value-type="float">
            <text:p>1.5728519426876E+018</text:p>
          </table:table-cell>
          <table:table-cell office:value-type="float" office:value="8561" calcext:value-type="float">
            <text:p>8561</text:p>
          </table:table-cell>
          <table:table-cell office:value-type="float" office:value="1.57285194263514E+018" calcext:value-type="float">
            <text:p>1.57285194263514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79999733" calcext:value-type="float">
            <text:p>-0.16177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73864E+018" calcext:value-type="float">
            <text:p>1.57285194273864E+018</text:p>
          </table:table-cell>
          <table:table-cell office:value-type="float" office:value="8562" calcext:value-type="float">
            <text:p>8562</text:p>
          </table:table-cell>
          <table:table-cell office:value-type="float" office:value="1.57285194268673E+018" calcext:value-type="float">
            <text:p>1.57285194268673E+018</text:p>
          </table:table-cell>
          <table:table-cell/>
          <table:table-cell office:value-type="float" office:value="0.161899998784" calcext:value-type="float">
            <text:p>0.1618999988</text:p>
          </table:table-cell>
          <table:table-cell office:value-type="float" office:value="0" calcext:value-type="float">
            <text:p>0</text:p>
          </table:table-cell>
          <table:table-cell office:value-type="float" office:value="-0.161870002747" calcext:value-type="float">
            <text:p>-0.161870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79041E+018" calcext:value-type="float">
            <text:p>1.57285194279041E+018</text:p>
          </table:table-cell>
          <table:table-cell office:value-type="float" office:value="8563" calcext:value-type="float">
            <text:p>8563</text:p>
          </table:table-cell>
          <table:table-cell office:value-type="float" office:value="1.57285194273838E+018" calcext:value-type="float">
            <text:p>1.57285194273838E+018</text:p>
          </table:table-cell>
          <table:table-cell/>
          <table:table-cell office:value-type="float" office:value="0.162000000477" calcext:value-type="float">
            <text:p>0.1620000005</text:p>
          </table:table-cell>
          <table:table-cell office:value-type="float" office:value="0" calcext:value-type="float">
            <text:p>0</text:p>
          </table:table-cell>
          <table:table-cell office:value-type="float" office:value="-0.162009999156" calcext:value-type="float">
            <text:p>-0.16200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84174E+018" calcext:value-type="float">
            <text:p>1.57285194284174E+018</text:p>
          </table:table-cell>
          <table:table-cell office:value-type="float" office:value="8564" calcext:value-type="float">
            <text:p>8564</text:p>
          </table:table-cell>
          <table:table-cell office:value-type="float" office:value="1.57285194278974E+018" calcext:value-type="float">
            <text:p>1.57285194278974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10000217" calcext:value-type="float">
            <text:p>-0.16210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89479E+018" calcext:value-type="float">
            <text:p>1.57285194289479E+018</text:p>
          </table:table-cell>
          <table:table-cell office:value-type="float" office:value="8565" calcext:value-type="float">
            <text:p>8565</text:p>
          </table:table-cell>
          <table:table-cell office:value-type="float" office:value="1.57285194284191E+018" calcext:value-type="float">
            <text:p>1.57285194284191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059992552" calcext:value-type="float">
            <text:p>-0.16205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94685E+018" calcext:value-type="float">
            <text:p>1.57285194294685E+018</text:p>
          </table:table-cell>
          <table:table-cell office:value-type="float" office:value="8566" calcext:value-type="float">
            <text:p>8566</text:p>
          </table:table-cell>
          <table:table-cell office:value-type="float" office:value="1.57285194289396E+018" calcext:value-type="float">
            <text:p>1.57285194289396E+018</text:p>
          </table:table-cell>
          <table:table-cell/>
          <table:table-cell office:value-type="float" office:value="0.16210000217" calcext:value-type="float">
            <text:p>0.1621000022</text:p>
          </table:table-cell>
          <table:table-cell office:value-type="float" office:value="0" calcext:value-type="float">
            <text:p>0</text:p>
          </table:table-cell>
          <table:table-cell office:value-type="float" office:value="-0.162080004811" calcext:value-type="float">
            <text:p>-0.162080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299866E+018" calcext:value-type="float">
            <text:p>1.57285194299866E+018</text:p>
          </table:table-cell>
          <table:table-cell office:value-type="float" office:value="8567" calcext:value-type="float">
            <text:p>8567</text:p>
          </table:table-cell>
          <table:table-cell office:value-type="float" office:value="1.57285194294617E+018" calcext:value-type="float">
            <text:p>1.57285194294617E+018</text:p>
          </table:table-cell>
          <table:table-cell/>
          <table:table-cell office:value-type="float" office:value="0.352600008249" calcext:value-type="float">
            <text:p>0.3526000082</text:p>
          </table:table-cell>
          <table:table-cell office:value-type="float" office:value="0" calcext:value-type="float">
            <text:p>0</text:p>
          </table:table-cell>
          <table:table-cell office:value-type="float" office:value="-0.352629989386" calcext:value-type="float">
            <text:p>-0.3526299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05066E+018" calcext:value-type="float">
            <text:p>1.57285194305066E+018</text:p>
          </table:table-cell>
          <table:table-cell office:value-type="float" office:value="8568" calcext:value-type="float">
            <text:p>8568</text:p>
          </table:table-cell>
          <table:table-cell office:value-type="float" office:value="1.57285194299786E+018" calcext:value-type="float">
            <text:p>1.57285194299786E+018</text:p>
          </table:table-cell>
          <table:table-cell/>
          <table:table-cell office:value-type="float" office:value="0.176200002432" calcext:value-type="float">
            <text:p>0.1762000024</text:p>
          </table:table-cell>
          <table:table-cell office:value-type="float" office:value="0" calcext:value-type="float">
            <text:p>0</text:p>
          </table:table-cell>
          <table:table-cell office:value-type="float" office:value="-0.176190003753" calcext:value-type="float">
            <text:p>-0.17619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10241E+018" calcext:value-type="float">
            <text:p>1.57285194310241E+018</text:p>
          </table:table-cell>
          <table:table-cell office:value-type="float" office:value="8569" calcext:value-type="float">
            <text:p>8569</text:p>
          </table:table-cell>
          <table:table-cell office:value-type="float" office:value="1.57285194304999E+018" calcext:value-type="float">
            <text:p>1.57285194304999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15481E+018" calcext:value-type="float">
            <text:p>1.57285194315481E+018</text:p>
          </table:table-cell>
          <table:table-cell office:value-type="float" office:value="8570" calcext:value-type="float">
            <text:p>8570</text:p>
          </table:table-cell>
          <table:table-cell office:value-type="float" office:value="1.57285194310225E+018" calcext:value-type="float">
            <text:p>1.57285194310225E+018</text:p>
          </table:table-cell>
          <table:table-cell/>
          <table:table-cell office:value-type="float" office:value="0.248600006104" calcext:value-type="float">
            <text:p>0.2486000061</text:p>
          </table:table-cell>
          <table:table-cell office:value-type="float" office:value="0.175779998302" calcext:value-type="float">
            <text:p>0.1757799983</text:p>
          </table:table-cell>
          <table:table-cell office:value-type="float" office:value="-0.175779998302" calcext:value-type="float">
            <text:p>-0.1757799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2062E+018" calcext:value-type="float">
            <text:p>1.5728519432062E+018</text:p>
          </table:table-cell>
          <table:table-cell office:value-type="float" office:value="8571" calcext:value-type="float">
            <text:p>8571</text:p>
          </table:table-cell>
          <table:table-cell office:value-type="float" office:value="1.57285194315413E+018" calcext:value-type="float">
            <text:p>1.57285194315413E+018</text:p>
          </table:table-cell>
          <table:table-cell/>
          <table:table-cell office:value-type="float" office:value="0.272500008345" calcext:value-type="float">
            <text:p>0.2725000083</text:p>
          </table:table-cell>
          <table:table-cell office:value-type="float" office:value="0.192680001259" calcext:value-type="float">
            <text:p>0.1926800013</text:p>
          </table:table-cell>
          <table:table-cell office:value-type="float" office:value="-0.192680001259" calcext:value-type="float">
            <text:p>-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25855E+018" calcext:value-type="float">
            <text:p>1.57285194325855E+018</text:p>
          </table:table-cell>
          <table:table-cell office:value-type="float" office:value="8572" calcext:value-type="float">
            <text:p>8572</text:p>
          </table:table-cell>
          <table:table-cell office:value-type="float" office:value="1.57285194320629E+018" calcext:value-type="float">
            <text:p>1.57285194320629E+018</text:p>
          </table:table-cell>
          <table:table-cell/>
          <table:table-cell office:value-type="float" office:value="0.272199988365" calcext:value-type="float">
            <text:p>0.2721999884</text:p>
          </table:table-cell>
          <table:table-cell office:value-type="float" office:value="0.192469999194" calcext:value-type="float">
            <text:p>0.1924699992</text:p>
          </table:table-cell>
          <table:table-cell office:value-type="float" office:value="-0.192469999194" calcext:value-type="float">
            <text:p>-0.19246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311E+018" calcext:value-type="float">
            <text:p>1.572851943311E+018</text:p>
          </table:table-cell>
          <table:table-cell office:value-type="float" office:value="8573" calcext:value-type="float">
            <text:p>8573</text:p>
          </table:table-cell>
          <table:table-cell office:value-type="float" office:value="1.5728519432586E+018" calcext:value-type="float">
            <text:p>1.5728519432586E+018</text:p>
          </table:table-cell>
          <table:table-cell/>
          <table:table-cell office:value-type="float" office:value="0.271800011396" calcext:value-type="float">
            <text:p>0.2718000114</text:p>
          </table:table-cell>
          <table:table-cell office:value-type="float" office:value="0.192230001092" calcext:value-type="float">
            <text:p>0.1922300011</text:p>
          </table:table-cell>
          <table:table-cell office:value-type="float" office:value="-0.192230001092" calcext:value-type="float">
            <text:p>-0.192230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3622E+018" calcext:value-type="float">
            <text:p>1.5728519433622E+018</text:p>
          </table:table-cell>
          <table:table-cell office:value-type="float" office:value="8574" calcext:value-type="float">
            <text:p>8574</text:p>
          </table:table-cell>
          <table:table-cell office:value-type="float" office:value="1.57285194331031E+018" calcext:value-type="float">
            <text:p>1.57285194331031E+018</text:p>
          </table:table-cell>
          <table:table-cell/>
          <table:table-cell office:value-type="float" office:value="0.271699994802" calcext:value-type="float">
            <text:p>0.2716999948</text:p>
          </table:table-cell>
          <table:table-cell office:value-type="float" office:value="0.192100003362" calcext:value-type="float">
            <text:p>0.1921000034</text:p>
          </table:table-cell>
          <table:table-cell office:value-type="float" office:value="-0.192100003362" calcext:value-type="float">
            <text:p>-0.19210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41426E+018" calcext:value-type="float">
            <text:p>1.57285194341426E+018</text:p>
          </table:table-cell>
          <table:table-cell office:value-type="float" office:value="8575" calcext:value-type="float">
            <text:p>8575</text:p>
          </table:table-cell>
          <table:table-cell office:value-type="float" office:value="1.5728519433623E+018" calcext:value-type="float">
            <text:p>1.5728519433623E+018</text:p>
          </table:table-cell>
          <table:table-cell/>
          <table:table-cell office:value-type="float" office:value="0.271800011396" calcext:value-type="float">
            <text:p>0.2718000114</text:p>
          </table:table-cell>
          <table:table-cell office:value-type="float" office:value="0.192169994116" calcext:value-type="float">
            <text:p>0.1921699941</text:p>
          </table:table-cell>
          <table:table-cell office:value-type="float" office:value="-0.192169994116" calcext:value-type="float">
            <text:p>-0.1921699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46736E+018" calcext:value-type="float">
            <text:p>1.57285194346736E+018</text:p>
          </table:table-cell>
          <table:table-cell office:value-type="float" office:value="8576" calcext:value-type="float">
            <text:p>8576</text:p>
          </table:table-cell>
          <table:table-cell office:value-type="float" office:value="1.57285194341431E+018" calcext:value-type="float">
            <text:p>1.57285194341431E+018</text:p>
          </table:table-cell>
          <table:table-cell/>
          <table:table-cell office:value-type="float" office:value="0.429699987173" calcext:value-type="float">
            <text:p>0.4296999872</text:p>
          </table:table-cell>
          <table:table-cell office:value-type="float" office:value="0.192179992795" calcext:value-type="float">
            <text:p>0.1921799928</text:p>
          </table:table-cell>
          <table:table-cell office:value-type="float" office:value="-0.384350001812" calcext:value-type="float">
            <text:p>-0.38435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51851E+018" calcext:value-type="float">
            <text:p>1.57285194351851E+018</text:p>
          </table:table-cell>
          <table:table-cell office:value-type="float" office:value="8577" calcext:value-type="float">
            <text:p>8577</text:p>
          </table:table-cell>
          <table:table-cell office:value-type="float" office:value="1.57285194346634E+018" calcext:value-type="float">
            <text:p>1.57285194346634E+018</text:p>
          </table:table-cell>
          <table:table-cell/>
          <table:table-cell office:value-type="float" office:value="0.271899998188" calcext:value-type="float">
            <text:p>0.2718999982</text:p>
          </table:table-cell>
          <table:table-cell office:value-type="float" office:value="0.192239999771" calcext:value-type="float">
            <text:p>0.1922399998</text:p>
          </table:table-cell>
          <table:table-cell office:value-type="float" office:value="-0.192239999771" calcext:value-type="float">
            <text:p>-0.19223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56965E+018" calcext:value-type="float">
            <text:p>1.57285194356965E+018</text:p>
          </table:table-cell>
          <table:table-cell office:value-type="float" office:value="8578" calcext:value-type="float">
            <text:p>8578</text:p>
          </table:table-cell>
          <table:table-cell office:value-type="float" office:value="1.57285194351852E+018" calcext:value-type="float">
            <text:p>1.57285194351852E+018</text:p>
          </table:table-cell>
          <table:table-cell/>
          <table:table-cell office:value-type="float" office:value="0.271600008011" calcext:value-type="float">
            <text:p>0.271600008</text:p>
          </table:table-cell>
          <table:table-cell office:value-type="float" office:value="0.192070007324" calcext:value-type="float">
            <text:p>0.1920700073</text:p>
          </table:table-cell>
          <table:table-cell office:value-type="float" office:value="-0.192070007324" calcext:value-type="float">
            <text:p>-0.192070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62146E+018" calcext:value-type="float">
            <text:p>1.57285194362146E+018</text:p>
          </table:table-cell>
          <table:table-cell office:value-type="float" office:value="8579" calcext:value-type="float">
            <text:p>8579</text:p>
          </table:table-cell>
          <table:table-cell office:value-type="float" office:value="1.57285194356969E+018" calcext:value-type="float">
            <text:p>1.57285194356969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-0.192420005798" calcext:value-type="float">
            <text:p>-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67309E+018" calcext:value-type="float">
            <text:p>1.57285194367309E+018</text:p>
          </table:table-cell>
          <table:table-cell office:value-type="float" office:value="8580" calcext:value-type="float">
            <text:p>8580</text:p>
          </table:table-cell>
          <table:table-cell office:value-type="float" office:value="1.57285194362089E+018" calcext:value-type="float">
            <text:p>1.57285194362089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809998989" calcext:value-type="float">
            <text:p>-0.19280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72515E+018" calcext:value-type="float">
            <text:p>1.57285194372515E+018</text:p>
          </table:table-cell>
          <table:table-cell office:value-type="float" office:value="8581" calcext:value-type="float">
            <text:p>8581</text:p>
          </table:table-cell>
          <table:table-cell office:value-type="float" office:value="1.57285194367291E+018" calcext:value-type="float">
            <text:p>1.57285194367291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60005593" calcext:value-type="float">
            <text:p>-0.19276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77722E+018" calcext:value-type="float">
            <text:p>1.57285194377722E+018</text:p>
          </table:table-cell>
          <table:table-cell office:value-type="float" office:value="8582" calcext:value-type="float">
            <text:p>8582</text:p>
          </table:table-cell>
          <table:table-cell office:value-type="float" office:value="1.57285194372504E+018" calcext:value-type="float">
            <text:p>1.57285194372504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70004272" calcext:value-type="float">
            <text:p>-0.192770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82914E+018" calcext:value-type="float">
            <text:p>1.57285194382914E+018</text:p>
          </table:table-cell>
          <table:table-cell office:value-type="float" office:value="8583" calcext:value-type="float">
            <text:p>8583</text:p>
          </table:table-cell>
          <table:table-cell office:value-type="float" office:value="1.5728519437772E+018" calcext:value-type="float">
            <text:p>1.5728519437772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829996347" calcext:value-type="float">
            <text:p>-0.19282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88168E+018" calcext:value-type="float">
            <text:p>1.57285194388168E+018</text:p>
          </table:table-cell>
          <table:table-cell office:value-type="float" office:value="8584" calcext:value-type="float">
            <text:p>8584</text:p>
          </table:table-cell>
          <table:table-cell office:value-type="float" office:value="1.57285194382902E+018" calcext:value-type="float">
            <text:p>1.57285194382902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90001631" calcext:value-type="float">
            <text:p>-0.19279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93331E+018" calcext:value-type="float">
            <text:p>1.57285194393331E+018</text:p>
          </table:table-cell>
          <table:table-cell office:value-type="float" office:value="8585" calcext:value-type="float">
            <text:p>8585</text:p>
          </table:table-cell>
          <table:table-cell office:value-type="float" office:value="1.57285194388086E+018" calcext:value-type="float">
            <text:p>1.57285194388086E+018</text:p>
          </table:table-cell>
          <table:table-cell/>
          <table:table-cell office:value-type="float" office:value="0.385699987411" calcext:value-type="float">
            <text:p>0.3856999874</text:p>
          </table:table-cell>
          <table:table-cell office:value-type="float" office:value="0" calcext:value-type="float">
            <text:p>0</text:p>
          </table:table-cell>
          <table:table-cell office:value-type="float" office:value="-0.385679990053" calcext:value-type="float">
            <text:p>-0.3856799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398544E+018" calcext:value-type="float">
            <text:p>1.57285194398544E+018</text:p>
          </table:table-cell>
          <table:table-cell office:value-type="float" office:value="8586" calcext:value-type="float">
            <text:p>8586</text:p>
          </table:table-cell>
          <table:table-cell office:value-type="float" office:value="1.57285194393341E+018" calcext:value-type="float">
            <text:p>1.57285194393341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40006542" calcext:value-type="float">
            <text:p>-0.19264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03826E+018" calcext:value-type="float">
            <text:p>1.57285194403826E+018</text:p>
          </table:table-cell>
          <table:table-cell office:value-type="float" office:value="8587" calcext:value-type="float">
            <text:p>8587</text:p>
          </table:table-cell>
          <table:table-cell office:value-type="float" office:value="1.5728519439857E+018" calcext:value-type="float">
            <text:p>1.5728519439857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550003529" calcext:value-type="float">
            <text:p>-0.19255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14038E+018" calcext:value-type="float">
            <text:p>1.57285194414038E+018</text:p>
          </table:table-cell>
          <table:table-cell office:value-type="float" office:value="8588" calcext:value-type="float">
            <text:p>8588</text:p>
          </table:table-cell>
          <table:table-cell office:value-type="float" office:value="1.5728519440375E+018" calcext:value-type="float">
            <text:p>1.5728519440375E+018</text:p>
          </table:table-cell>
          <table:table-cell/>
          <table:table-cell office:value-type="float" office:value="0.192699998617" calcext:value-type="float">
            <text:p>0.1926999986</text:p>
          </table:table-cell>
          <table:table-cell office:value-type="float" office:value="0" calcext:value-type="float">
            <text:p>0</text:p>
          </table:table-cell>
          <table:table-cell office:value-type="float" office:value="-0.192680001259" calcext:value-type="float">
            <text:p>-0.19268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19207E+018" calcext:value-type="float">
            <text:p>1.57285194419207E+018</text:p>
          </table:table-cell>
          <table:table-cell office:value-type="float" office:value="8589" calcext:value-type="float">
            <text:p>8589</text:p>
          </table:table-cell>
          <table:table-cell office:value-type="float" office:value="1.57285194413958E+018" calcext:value-type="float">
            <text:p>1.57285194413958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69994545" calcext:value-type="float">
            <text:p>-0.1754699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24309E+018" calcext:value-type="float">
            <text:p>1.57285194424309E+018</text:p>
          </table:table-cell>
          <table:table-cell office:value-type="float" office:value="8590" calcext:value-type="float">
            <text:p>8590</text:p>
          </table:table-cell>
          <table:table-cell office:value-type="float" office:value="1.57285194419125E+018" calcext:value-type="float">
            <text:p>1.57285194419125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29998136" calcext:value-type="float">
            <text:p>-0.17532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2959E+018" calcext:value-type="float">
            <text:p>1.5728519442959E+018</text:p>
          </table:table-cell>
          <table:table-cell office:value-type="float" office:value="8591" calcext:value-type="float">
            <text:p>8591</text:p>
          </table:table-cell>
          <table:table-cell office:value-type="float" office:value="1.57285194424322E+018" calcext:value-type="float">
            <text:p>1.57285194424322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39996815" calcext:value-type="float">
            <text:p>-0.17533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34677E+018" calcext:value-type="float">
            <text:p>1.57285194434677E+018</text:p>
          </table:table-cell>
          <table:table-cell office:value-type="float" office:value="8592" calcext:value-type="float">
            <text:p>8592</text:p>
          </table:table-cell>
          <table:table-cell office:value-type="float" office:value="1.57285194429527E+018" calcext:value-type="float">
            <text:p>1.57285194429527E+018</text:p>
          </table:table-cell>
          <table:table-cell/>
          <table:table-cell office:value-type="float" office:value="0.175400003791" calcext:value-type="float">
            <text:p>0.1754000038</text:p>
          </table:table-cell>
          <table:table-cell office:value-type="float" office:value="0" calcext:value-type="float">
            <text:p>0</text:p>
          </table:table-cell>
          <table:table-cell office:value-type="float" office:value="-0.175369992852" calcext:value-type="float">
            <text:p>-0.1753699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39887E+018" calcext:value-type="float">
            <text:p>1.57285194439887E+018</text:p>
          </table:table-cell>
          <table:table-cell office:value-type="float" office:value="8593" calcext:value-type="float">
            <text:p>8593</text:p>
          </table:table-cell>
          <table:table-cell office:value-type="float" office:value="1.57285194434685E+018" calcext:value-type="float">
            <text:p>1.57285194434685E+018</text:p>
          </table:table-cell>
          <table:table-cell/>
          <table:table-cell office:value-type="float" office:value="0.351099997759" calcext:value-type="float">
            <text:p>0.3510999978</text:p>
          </table:table-cell>
          <table:table-cell office:value-type="float" office:value="0" calcext:value-type="float">
            <text:p>0</text:p>
          </table:table-cell>
          <table:table-cell office:value-type="float" office:value="-0.351090013981" calcext:value-type="float">
            <text:p>-0.35109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50069E+018" calcext:value-type="float">
            <text:p>1.57285194450069E+018</text:p>
          </table:table-cell>
          <table:table-cell office:value-type="float" office:value="8594" calcext:value-type="float">
            <text:p>8594</text:p>
          </table:table-cell>
          <table:table-cell office:value-type="float" office:value="1.57285194439836E+018" calcext:value-type="float">
            <text:p>1.57285194439836E+018</text:p>
          </table:table-cell>
          <table:table-cell/>
          <table:table-cell office:value-type="float" office:value="0.351300001144" calcext:value-type="float">
            <text:p>0.3513000011</text:p>
          </table:table-cell>
          <table:table-cell office:value-type="float" office:value="0" calcext:value-type="float">
            <text:p>0</text:p>
          </table:table-cell>
          <table:table-cell office:value-type="float" office:value="-0.351289987564" calcext:value-type="float">
            <text:p>-0.3512899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55218E+018" calcext:value-type="float">
            <text:p>1.57285194455218E+018</text:p>
          </table:table-cell>
          <table:table-cell office:value-type="float" office:value="8595" calcext:value-type="float">
            <text:p>8595</text:p>
          </table:table-cell>
          <table:table-cell office:value-type="float" office:value="1.57285194450017E+018" calcext:value-type="float">
            <text:p>1.57285194450017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469995975" calcext:value-type="float">
            <text:p>-0.16146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60478E+018" calcext:value-type="float">
            <text:p>1.57285194460478E+018</text:p>
          </table:table-cell>
          <table:table-cell office:value-type="float" office:value="8596" calcext:value-type="float">
            <text:p>8596</text:p>
          </table:table-cell>
          <table:table-cell office:value-type="float" office:value="1.57285194455237E+018" calcext:value-type="float">
            <text:p>1.57285194455237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559998989" calcext:value-type="float">
            <text:p>-0.16155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70716E+018" calcext:value-type="float">
            <text:p>1.57285194470716E+018</text:p>
          </table:table-cell>
          <table:table-cell office:value-type="float" office:value="8597" calcext:value-type="float">
            <text:p>8597</text:p>
          </table:table-cell>
          <table:table-cell office:value-type="float" office:value="1.57285194460432E+018" calcext:value-type="float">
            <text:p>1.57285194460432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650002003" calcext:value-type="float">
            <text:p>-0.16165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75863E+018" calcext:value-type="float">
            <text:p>1.57285194475863E+018</text:p>
          </table:table-cell>
          <table:table-cell office:value-type="float" office:value="8598" calcext:value-type="float">
            <text:p>8598</text:p>
          </table:table-cell>
          <table:table-cell office:value-type="float" office:value="1.57285194470677E+018" calcext:value-type="float">
            <text:p>1.57285194470677E+018</text:p>
          </table:table-cell>
          <table:table-cell/>
          <table:table-cell office:value-type="float" office:value="0.149399995804" calcext:value-type="float">
            <text:p>0.1493999958</text:p>
          </table:table-cell>
          <table:table-cell office:value-type="float" office:value="0" calcext:value-type="float">
            <text:p>0</text:p>
          </table:table-cell>
          <table:table-cell office:value-type="float" office:value="-0.149419993162" calcext:value-type="float">
            <text:p>-0.14941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81078E+018" calcext:value-type="float">
            <text:p>1.57285194481078E+018</text:p>
          </table:table-cell>
          <table:table-cell office:value-type="float" office:value="8599" calcext:value-type="float">
            <text:p>8599</text:p>
          </table:table-cell>
          <table:table-cell office:value-type="float" office:value="1.57285194475878E+018" calcext:value-type="float">
            <text:p>1.57285194475878E+018</text:p>
          </table:table-cell>
          <table:table-cell/>
          <table:table-cell office:value-type="float" office:value="0.161500006914" calcext:value-type="float">
            <text:p>0.1615000069</text:p>
          </table:table-cell>
          <table:table-cell office:value-type="float" office:value="0" calcext:value-type="float">
            <text:p>0</text:p>
          </table:table-cell>
          <table:table-cell office:value-type="float" office:value="-0.161500006914" calcext:value-type="float">
            <text:p>-0.16150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86259E+018" calcext:value-type="float">
            <text:p>1.57285194486259E+018</text:p>
          </table:table-cell>
          <table:table-cell office:value-type="float" office:value="8600" calcext:value-type="float">
            <text:p>8600</text:p>
          </table:table-cell>
          <table:table-cell office:value-type="float" office:value="1.57285194481104E+018" calcext:value-type="float">
            <text:p>1.57285194481104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349996924" calcext:value-type="float">
            <text:p>-0.161349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91459E+018" calcext:value-type="float">
            <text:p>1.57285194491459E+018</text:p>
          </table:table-cell>
          <table:table-cell office:value-type="float" office:value="8601" calcext:value-type="float">
            <text:p>8601</text:p>
          </table:table-cell>
          <table:table-cell office:value-type="float" office:value="1.57285194486259E+018" calcext:value-type="float">
            <text:p>1.57285194486259E+018</text:p>
          </table:table-cell>
          <table:table-cell/>
          <table:table-cell office:value-type="float" office:value="0.322899997234" calcext:value-type="float">
            <text:p>0.3228999972</text:p>
          </table:table-cell>
          <table:table-cell office:value-type="float" office:value="0" calcext:value-type="float">
            <text:p>0</text:p>
          </table:table-cell>
          <table:table-cell office:value-type="float" office:value="-0.322910010815" calcext:value-type="float">
            <text:p>-0.322910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496693E+018" calcext:value-type="float">
            <text:p>1.57285194496693E+018</text:p>
          </table:table-cell>
          <table:table-cell office:value-type="float" office:value="8602" calcext:value-type="float">
            <text:p>8602</text:p>
          </table:table-cell>
          <table:table-cell office:value-type="float" office:value="1.57285194491415E+018" calcext:value-type="float">
            <text:p>1.57285194491415E+018</text:p>
          </table:table-cell>
          <table:table-cell/>
          <table:table-cell office:value-type="float" office:value="0.323199987411" calcext:value-type="float">
            <text:p>0.3231999874</text:p>
          </table:table-cell>
          <table:table-cell office:value-type="float" office:value="0" calcext:value-type="float">
            <text:p>0</text:p>
          </table:table-cell>
          <table:table-cell office:value-type="float" office:value="-0.323159992695" calcext:value-type="float">
            <text:p>-0.3231599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019E+018" calcext:value-type="float">
            <text:p>1.572851945019E+018</text:p>
          </table:table-cell>
          <table:table-cell office:value-type="float" office:value="8603" calcext:value-type="float">
            <text:p>8603</text:p>
          </table:table-cell>
          <table:table-cell office:value-type="float" office:value="1.5728519449669E+018" calcext:value-type="float">
            <text:p>1.5728519449669E+018</text:p>
          </table:table-cell>
          <table:table-cell/>
          <table:table-cell office:value-type="float" office:value="0.161300003529" calcext:value-type="float">
            <text:p>0.1613000035</text:p>
          </table:table-cell>
          <table:table-cell office:value-type="float" office:value="0" calcext:value-type="float">
            <text:p>0</text:p>
          </table:table-cell>
          <table:table-cell office:value-type="float" office:value="-0.16128000617" calcext:value-type="float">
            <text:p>-0.16128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07138E+018" calcext:value-type="float">
            <text:p>1.57285194507138E+018</text:p>
          </table:table-cell>
          <table:table-cell office:value-type="float" office:value="8604" calcext:value-type="float">
            <text:p>8604</text:p>
          </table:table-cell>
          <table:table-cell office:value-type="float" office:value="1.5728519450189E+018" calcext:value-type="float">
            <text:p>1.5728519450189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149993539" calcext:value-type="float">
            <text:p>-0.16114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12252E+018" calcext:value-type="float">
            <text:p>1.57285194512252E+018</text:p>
          </table:table-cell>
          <table:table-cell office:value-type="float" office:value="8605" calcext:value-type="float">
            <text:p>8605</text:p>
          </table:table-cell>
          <table:table-cell office:value-type="float" office:value="1.57285194507075E+018" calcext:value-type="float">
            <text:p>1.57285194507075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60007381" calcext:value-type="float">
            <text:p>-0.175260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175E+018" calcext:value-type="float">
            <text:p>1.572851945175E+018</text:p>
          </table:table-cell>
          <table:table-cell office:value-type="float" office:value="8606" calcext:value-type="float">
            <text:p>8606</text:p>
          </table:table-cell>
          <table:table-cell office:value-type="float" office:value="1.57285194512266E+018" calcext:value-type="float">
            <text:p>1.57285194512266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349995494" calcext:value-type="float">
            <text:p>-0.17534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22642E+018" calcext:value-type="float">
            <text:p>1.57285194522642E+018</text:p>
          </table:table-cell>
          <table:table-cell office:value-type="float" office:value="8607" calcext:value-type="float">
            <text:p>8607</text:p>
          </table:table-cell>
          <table:table-cell office:value-type="float" office:value="1.57285194517464E+018" calcext:value-type="float">
            <text:p>1.57285194517464E+018</text:p>
          </table:table-cell>
          <table:table-cell/>
          <table:table-cell office:value-type="float" office:value="0.247999995947" calcext:value-type="float">
            <text:p>0.2479999959</text:p>
          </table:table-cell>
          <table:table-cell office:value-type="float" office:value="0.175339996815" calcext:value-type="float">
            <text:p>0.1753399968</text:p>
          </table:table-cell>
          <table:table-cell office:value-type="float" office:value="-0.175339996815" calcext:value-type="float">
            <text:p>-0.175339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3283E+018" calcext:value-type="float">
            <text:p>1.5728519453283E+018</text:p>
          </table:table-cell>
          <table:table-cell office:value-type="float" office:value="8608" calcext:value-type="float">
            <text:p>8608</text:p>
          </table:table-cell>
          <table:table-cell office:value-type="float" office:value="1.57285194522648E+018" calcext:value-type="float">
            <text:p>1.57285194522648E+018</text:p>
          </table:table-cell>
          <table:table-cell/>
          <table:table-cell office:value-type="float" office:value="0.272100001574" calcext:value-type="float">
            <text:p>0.2721000016</text:p>
          </table:table-cell>
          <table:table-cell office:value-type="float" office:value="0.192420005798" calcext:value-type="float">
            <text:p>0.1924200058</text:p>
          </table:table-cell>
          <table:table-cell office:value-type="float" office:value="-0.192420005798" calcext:value-type="float">
            <text:p>-0.19242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38118E+018" calcext:value-type="float">
            <text:p>1.57285194538118E+018</text:p>
          </table:table-cell>
          <table:table-cell office:value-type="float" office:value="8609" calcext:value-type="float">
            <text:p>8609</text:p>
          </table:table-cell>
          <table:table-cell office:value-type="float" office:value="1.57285194532843E+018" calcext:value-type="float">
            <text:p>1.57285194532843E+018</text:p>
          </table:table-cell>
          <table:table-cell/>
          <table:table-cell office:value-type="float" office:value="0.392500013113" calcext:value-type="float">
            <text:p>0.3925000131</text:p>
          </table:table-cell>
          <table:table-cell office:value-type="float" office:value="0.175549998879" calcext:value-type="float">
            <text:p>0.1755499989</text:p>
          </table:table-cell>
          <table:table-cell office:value-type="float" office:value="-0.351090013981" calcext:value-type="float">
            <text:p>-0.35109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43334E+018" calcext:value-type="float">
            <text:p>1.57285194543334E+018</text:p>
          </table:table-cell>
          <table:table-cell office:value-type="float" office:value="8610" calcext:value-type="float">
            <text:p>8610</text:p>
          </table:table-cell>
          <table:table-cell office:value-type="float" office:value="1.5728519453805E+018" calcext:value-type="float">
            <text:p>1.5728519453805E+018</text:p>
          </table:table-cell>
          <table:table-cell/>
          <table:table-cell office:value-type="float" office:value="0.392699986696" calcext:value-type="float">
            <text:p>0.3926999867</text:p>
          </table:table-cell>
          <table:table-cell office:value-type="float" office:value="0.175600007176" calcext:value-type="float">
            <text:p>0.1756000072</text:p>
          </table:table-cell>
          <table:table-cell office:value-type="float" office:value="-0.351209998131" calcext:value-type="float">
            <text:p>-0.35120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48489E+018" calcext:value-type="float">
            <text:p>1.57285194548489E+018</text:p>
          </table:table-cell>
          <table:table-cell office:value-type="float" office:value="8611" calcext:value-type="float">
            <text:p>8611</text:p>
          </table:table-cell>
          <table:table-cell office:value-type="float" office:value="1.5728519454327E+018" calcext:value-type="float">
            <text:p>1.5728519454327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0.175400003791" calcext:value-type="float">
            <text:p>0.1754000038</text:p>
          </table:table-cell>
          <table:table-cell office:value-type="float" office:value="-0.175400003791" calcext:value-type="float">
            <text:p>-0.175400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53764E+018" calcext:value-type="float">
            <text:p>1.57285194553764E+018</text:p>
          </table:table-cell>
          <table:table-cell office:value-type="float" office:value="8612" calcext:value-type="float">
            <text:p>8612</text:p>
          </table:table-cell>
          <table:table-cell office:value-type="float" office:value="1.57285194548494E+018" calcext:value-type="float">
            <text:p>1.57285194548494E+018</text:p>
          </table:table-cell>
          <table:table-cell/>
          <table:table-cell office:value-type="float" office:value="0.247799992561" calcext:value-type="float">
            <text:p>0.2477999926</text:p>
          </table:table-cell>
          <table:table-cell office:value-type="float" office:value="0.175200000405" calcext:value-type="float">
            <text:p>0.1752000004</text:p>
          </table:table-cell>
          <table:table-cell office:value-type="float" office:value="-0.175200000405" calcext:value-type="float">
            <text:p>-0.1752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63941E+018" calcext:value-type="float">
            <text:p>1.57285194563941E+018</text:p>
          </table:table-cell>
          <table:table-cell office:value-type="float" office:value="8613" calcext:value-type="float">
            <text:p>8613</text:p>
          </table:table-cell>
          <table:table-cell office:value-type="float" office:value="1.57285194553688E+018" calcext:value-type="float">
            <text:p>1.57285194553688E+018</text:p>
          </table:table-cell>
          <table:table-cell/>
          <table:table-cell office:value-type="float" office:value="0.24809999764" calcext:value-type="float">
            <text:p>0.2480999976</text:p>
          </table:table-cell>
          <table:table-cell office:value-type="float" office:value="0.175449997187" calcext:value-type="float">
            <text:p>0.1754499972</text:p>
          </table:table-cell>
          <table:table-cell office:value-type="float" office:value="-0.175449997187" calcext:value-type="float">
            <text:p>-0.1754499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69068E+018" calcext:value-type="float">
            <text:p>1.57285194569068E+018</text:p>
          </table:table-cell>
          <table:table-cell office:value-type="float" office:value="8614" calcext:value-type="float">
            <text:p>8614</text:p>
          </table:table-cell>
          <table:table-cell office:value-type="float" office:value="1.57285194563886E+018" calcext:value-type="float">
            <text:p>1.57285194563886E+018</text:p>
          </table:table-cell>
          <table:table-cell/>
          <table:table-cell office:value-type="float" office:value="0.228100001812" calcext:value-type="float">
            <text:p>0.2281000018</text:p>
          </table:table-cell>
          <table:table-cell office:value-type="float" office:value="0.161300003529" calcext:value-type="float">
            <text:p>0.1613000035</text:p>
          </table:table-cell>
          <table:table-cell office:value-type="float" office:value="-0.161300003529" calcext:value-type="float">
            <text:p>-0.16130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74329E+018" calcext:value-type="float">
            <text:p>1.57285194574329E+018</text:p>
          </table:table-cell>
          <table:table-cell office:value-type="float" office:value="8615" calcext:value-type="float">
            <text:p>8615</text:p>
          </table:table-cell>
          <table:table-cell office:value-type="float" office:value="1.57285194569099E+018" calcext:value-type="float">
            <text:p>1.57285194569099E+018</text:p>
          </table:table-cell>
          <table:table-cell/>
          <table:table-cell office:value-type="float" office:value="0.228000000119" calcext:value-type="float">
            <text:p>0.2280000001</text:p>
          </table:table-cell>
          <table:table-cell office:value-type="float" office:value="0.161229997873" calcext:value-type="float">
            <text:p>0.1612299979</text:p>
          </table:table-cell>
          <table:table-cell office:value-type="float" office:value="-0.161229997873" calcext:value-type="float">
            <text:p>-0.16122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79535E+018" calcext:value-type="float">
            <text:p>1.57285194579535E+018</text:p>
          </table:table-cell>
          <table:table-cell office:value-type="float" office:value="8616" calcext:value-type="float">
            <text:p>8616</text:p>
          </table:table-cell>
          <table:table-cell office:value-type="float" office:value="1.57285194574326E+018" calcext:value-type="float">
            <text:p>1.57285194574326E+018</text:p>
          </table:table-cell>
          <table:table-cell/>
          <table:table-cell office:value-type="float" office:value="0.227899998426" calcext:value-type="float">
            <text:p>0.2278999984</text:p>
          </table:table-cell>
          <table:table-cell office:value-type="float" office:value="0.161129996181" calcext:value-type="float">
            <text:p>0.1611299962</text:p>
          </table:table-cell>
          <table:table-cell office:value-type="float" office:value="-0.161129996181" calcext:value-type="float">
            <text:p>-0.16112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84719E+018" calcext:value-type="float">
            <text:p>1.57285194584719E+018</text:p>
          </table:table-cell>
          <table:table-cell office:value-type="float" office:value="8617" calcext:value-type="float">
            <text:p>8617</text:p>
          </table:table-cell>
          <table:table-cell office:value-type="float" office:value="1.57285194579538E+018" calcext:value-type="float">
            <text:p>1.57285194579538E+018</text:p>
          </table:table-cell>
          <table:table-cell/>
          <table:table-cell office:value-type="float" office:value="0.322200000286" calcext:value-type="float">
            <text:p>0.3222000003</text:p>
          </table:table-cell>
          <table:table-cell office:value-type="float" office:value="0" calcext:value-type="float">
            <text:p>0</text:p>
          </table:table-cell>
          <table:table-cell office:value-type="float" office:value="-0.322189986706" calcext:value-type="float">
            <text:p>-0.3221899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594978E+018" calcext:value-type="float">
            <text:p>1.57285194594978E+018</text:p>
          </table:table-cell>
          <table:table-cell office:value-type="float" office:value="8618" calcext:value-type="float">
            <text:p>8618</text:p>
          </table:table-cell>
          <table:table-cell office:value-type="float" office:value="1.57285194584743E+018" calcext:value-type="float">
            <text:p>1.57285194584743E+018</text:p>
          </table:table-cell>
          <table:table-cell/>
          <table:table-cell office:value-type="float" office:value="0.322100013494" calcext:value-type="float">
            <text:p>0.3221000135</text:p>
          </table:table-cell>
          <table:table-cell office:value-type="float" office:value="0" calcext:value-type="float">
            <text:p>0</text:p>
          </table:table-cell>
          <table:table-cell office:value-type="float" office:value="-0.322089999914" calcext:value-type="float">
            <text:p>-0.32208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0019E+018" calcext:value-type="float">
            <text:p>1.5728519460019E+018</text:p>
          </table:table-cell>
          <table:table-cell office:value-type="float" office:value="8619" calcext:value-type="float">
            <text:p>8619</text:p>
          </table:table-cell>
          <table:table-cell office:value-type="float" office:value="1.57285194594914E+018" calcext:value-type="float">
            <text:p>1.57285194594914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109998822" calcext:value-type="float">
            <text:p>-0.16110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05308E+018" calcext:value-type="float">
            <text:p>1.57285194605308E+018</text:p>
          </table:table-cell>
          <table:table-cell office:value-type="float" office:value="8620" calcext:value-type="float">
            <text:p>8620</text:p>
          </table:table-cell>
          <table:table-cell office:value-type="float" office:value="1.57285194600125E+018" calcext:value-type="float">
            <text:p>1.57285194600125E+018</text:p>
          </table:table-cell>
          <table:table-cell/>
          <table:table-cell office:value-type="float" office:value="0.161100000143" calcext:value-type="float">
            <text:p>0.1611000001</text:p>
          </table:table-cell>
          <table:table-cell office:value-type="float" office:value="0" calcext:value-type="float">
            <text:p>0</text:p>
          </table:table-cell>
          <table:table-cell office:value-type="float" office:value="-0.161100000143" calcext:value-type="float">
            <text:p>-0.1611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10501E+018" calcext:value-type="float">
            <text:p>1.57285194610501E+018</text:p>
          </table:table-cell>
          <table:table-cell office:value-type="float" office:value="8621" calcext:value-type="float">
            <text:p>8621</text:p>
          </table:table-cell>
          <table:table-cell office:value-type="float" office:value="1.57285194605317E+018" calcext:value-type="float">
            <text:p>1.57285194605317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-0.161170005798" calcext:value-type="float">
            <text:p>-0.16117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15743E+018" calcext:value-type="float">
            <text:p>1.57285194615743E+018</text:p>
          </table:table-cell>
          <table:table-cell office:value-type="float" office:value="8622" calcext:value-type="float">
            <text:p>8622</text:p>
          </table:table-cell>
          <table:table-cell office:value-type="float" office:value="1.57285194610519E+018" calcext:value-type="float">
            <text:p>1.57285194610519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-0.161229997873" calcext:value-type="float">
            <text:p>-0.161229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20952E+018" calcext:value-type="float">
            <text:p>1.57285194620952E+018</text:p>
          </table:table-cell>
          <table:table-cell office:value-type="float" office:value="8623" calcext:value-type="float">
            <text:p>8623</text:p>
          </table:table-cell>
          <table:table-cell office:value-type="float" office:value="1.57285194615737E+018" calcext:value-type="float">
            <text:p>1.57285194615737E+018</text:p>
          </table:table-cell>
          <table:table-cell/>
          <table:table-cell office:value-type="float" office:value="0.161200001836" calcext:value-type="float">
            <text:p>0.1612000018</text:p>
          </table:table-cell>
          <table:table-cell office:value-type="float" office:value="0" calcext:value-type="float">
            <text:p>0</text:p>
          </table:table-cell>
          <table:table-cell office:value-type="float" office:value="-0.161160007119" calcext:value-type="float">
            <text:p>-0.16116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26132E+018" calcext:value-type="float">
            <text:p>1.57285194626132E+018</text:p>
          </table:table-cell>
          <table:table-cell office:value-type="float" office:value="8624" calcext:value-type="float">
            <text:p>8624</text:p>
          </table:table-cell>
          <table:table-cell office:value-type="float" office:value="1.57285194620942E+018" calcext:value-type="float">
            <text:p>1.57285194620942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70006061" calcext:value-type="float">
            <text:p>-0.17527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31352E+018" calcext:value-type="float">
            <text:p>1.57285194631352E+018</text:p>
          </table:table-cell>
          <table:table-cell office:value-type="float" office:value="8625" calcext:value-type="float">
            <text:p>8625</text:p>
          </table:table-cell>
          <table:table-cell office:value-type="float" office:value="1.5728519462608E+018" calcext:value-type="float">
            <text:p>1.5728519462608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00005484" calcext:value-type="float">
            <text:p>-0.175500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36509E+018" calcext:value-type="float">
            <text:p>1.57285194636509E+018</text:p>
          </table:table-cell>
          <table:table-cell office:value-type="float" office:value="8626" calcext:value-type="float">
            <text:p>8626</text:p>
          </table:table-cell>
          <table:table-cell office:value-type="float" office:value="1.57285194631272E+018" calcext:value-type="float">
            <text:p>1.57285194631272E+018</text:p>
          </table:table-cell>
          <table:table-cell/>
          <table:table-cell office:value-type="float" office:value="0.351200014353" calcext:value-type="float">
            <text:p>0.3512000144</text:p>
          </table:table-cell>
          <table:table-cell office:value-type="float" office:value="0" calcext:value-type="float">
            <text:p>0</text:p>
          </table:table-cell>
          <table:table-cell office:value-type="float" office:value="-0.351209998131" calcext:value-type="float">
            <text:p>-0.35120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41758E+018" calcext:value-type="float">
            <text:p>1.57285194641758E+018</text:p>
          </table:table-cell>
          <table:table-cell office:value-type="float" office:value="8627" calcext:value-type="float">
            <text:p>8627</text:p>
          </table:table-cell>
          <table:table-cell office:value-type="float" office:value="1.57285194636495E+018" calcext:value-type="float">
            <text:p>1.57285194636495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4689E+018" calcext:value-type="float">
            <text:p>1.5728519464689E+018</text:p>
          </table:table-cell>
          <table:table-cell office:value-type="float" office:value="8628" calcext:value-type="float">
            <text:p>8628</text:p>
          </table:table-cell>
          <table:table-cell office:value-type="float" office:value="1.572851946417E+018" calcext:value-type="float">
            <text:p>1.57285194641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52093E+018" calcext:value-type="float">
            <text:p>1.57285194652093E+018</text:p>
          </table:table-cell>
          <table:table-cell office:value-type="float" office:value="8629" calcext:value-type="float">
            <text:p>8629</text:p>
          </table:table-cell>
          <table:table-cell office:value-type="float" office:value="1.57285194646899E+018" calcext:value-type="float">
            <text:p>1.57285194646899E+018</text:p>
          </table:table-cell>
          <table:table-cell/>
          <table:table-cell office:value-type="float" office:value="0.192399993539" calcext:value-type="float">
            <text:p>0.1923999935</text:p>
          </table:table-cell>
          <table:table-cell office:value-type="float" office:value="0" calcext:value-type="float">
            <text:p>0</text:p>
          </table:table-cell>
          <table:table-cell office:value-type="float" office:value="-0.192359998822" calcext:value-type="float">
            <text:p>-0.19235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62278E+018" calcext:value-type="float">
            <text:p>1.57285194662278E+018</text:p>
          </table:table-cell>
          <table:table-cell office:value-type="float" office:value="8630" calcext:value-type="float">
            <text:p>8630</text:p>
          </table:table-cell>
          <table:table-cell office:value-type="float" office:value="1.57285194652083E+018" calcext:value-type="float">
            <text:p>1.57285194652083E+018</text:p>
          </table:table-cell>
          <table:table-cell/>
          <table:table-cell office:value-type="float" office:value="0.192499995232" calcext:value-type="float">
            <text:p>0.1924999952</text:p>
          </table:table-cell>
          <table:table-cell office:value-type="float" office:value="0" calcext:value-type="float">
            <text:p>0</text:p>
          </table:table-cell>
          <table:table-cell office:value-type="float" office:value="-0.192460000515" calcext:value-type="float">
            <text:p>-0.19246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67483E+018" calcext:value-type="float">
            <text:p>1.57285194667483E+018</text:p>
          </table:table-cell>
          <table:table-cell office:value-type="float" office:value="8631" calcext:value-type="float">
            <text:p>8631</text:p>
          </table:table-cell>
          <table:table-cell office:value-type="float" office:value="1.57285194662274E+018" calcext:value-type="float">
            <text:p>1.57285194662274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569996238" calcext:value-type="float">
            <text:p>-0.17556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72724E+018" calcext:value-type="float">
            <text:p>1.57285194672724E+018</text:p>
          </table:table-cell>
          <table:table-cell office:value-type="float" office:value="8632" calcext:value-type="float">
            <text:p>8632</text:p>
          </table:table-cell>
          <table:table-cell office:value-type="float" office:value="1.57285194667487E+018" calcext:value-type="float">
            <text:p>1.57285194667487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400002" calcext:value-type="float">
            <text:p>-0.1755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77905E+018" calcext:value-type="float">
            <text:p>1.57285194677905E+018</text:p>
          </table:table-cell>
          <table:table-cell office:value-type="float" office:value="8633" calcext:value-type="float">
            <text:p>8633</text:p>
          </table:table-cell>
          <table:table-cell office:value-type="float" office:value="1.57285194672644E+018" calcext:value-type="float">
            <text:p>1.57285194672644E+018</text:p>
          </table:table-cell>
          <table:table-cell/>
          <table:table-cell office:value-type="float" office:value="0.35150000453" calcext:value-type="float">
            <text:p>0.3515000045</text:p>
          </table:table-cell>
          <table:table-cell office:value-type="float" office:value="0" calcext:value-type="float">
            <text:p>0</text:p>
          </table:table-cell>
          <table:table-cell office:value-type="float" office:value="-0.351449996233" calcext:value-type="float">
            <text:p>-0.3514499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83079E+018" calcext:value-type="float">
            <text:p>1.57285194683079E+018</text:p>
          </table:table-cell>
          <table:table-cell office:value-type="float" office:value="8634" calcext:value-type="float">
            <text:p>8634</text:p>
          </table:table-cell>
          <table:table-cell office:value-type="float" office:value="1.57285194677825E+018" calcext:value-type="float">
            <text:p>1.57285194677825E+018</text:p>
          </table:table-cell>
          <table:table-cell/>
          <table:table-cell office:value-type="float" office:value="0.351599991322" calcext:value-type="float">
            <text:p>0.3515999913</text:p>
          </table:table-cell>
          <table:table-cell office:value-type="float" office:value="0" calcext:value-type="float">
            <text:p>0</text:p>
          </table:table-cell>
          <table:table-cell office:value-type="float" office:value="-0.351599991322" calcext:value-type="float">
            <text:p>-0.351599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88259E+018" calcext:value-type="float">
            <text:p>1.57285194688259E+018</text:p>
          </table:table-cell>
          <table:table-cell office:value-type="float" office:value="8635" calcext:value-type="float">
            <text:p>8635</text:p>
          </table:table-cell>
          <table:table-cell office:value-type="float" office:value="1.57285194683044E+018" calcext:value-type="float">
            <text:p>1.57285194683044E+018</text:p>
          </table:table-cell>
          <table:table-cell/>
          <table:table-cell office:value-type="float" office:value="0.351099997759" calcext:value-type="float">
            <text:p>0.3510999978</text:p>
          </table:table-cell>
          <table:table-cell office:value-type="float" office:value="0" calcext:value-type="float">
            <text:p>0</text:p>
          </table:table-cell>
          <table:table-cell office:value-type="float" office:value="-0.351099997759" calcext:value-type="float">
            <text:p>-0.3510999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93452E+018" calcext:value-type="float">
            <text:p>1.57285194693452E+018</text:p>
          </table:table-cell>
          <table:table-cell office:value-type="float" office:value="8636" calcext:value-type="float">
            <text:p>8636</text:p>
          </table:table-cell>
          <table:table-cell office:value-type="float" office:value="1.57285194688258E+018" calcext:value-type="float">
            <text:p>1.57285194688258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479993224" calcext:value-type="float">
            <text:p>-0.17547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698541E+018" calcext:value-type="float">
            <text:p>1.57285194698541E+018</text:p>
          </table:table-cell>
          <table:table-cell office:value-type="float" office:value="8637" calcext:value-type="float">
            <text:p>8637</text:p>
          </table:table-cell>
          <table:table-cell office:value-type="float" office:value="1.57285194693401E+018" calcext:value-type="float">
            <text:p>1.57285194693401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730004907" calcext:value-type="float">
            <text:p>-0.175730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03718E+018" calcext:value-type="float">
            <text:p>1.57285194703718E+018</text:p>
          </table:table-cell>
          <table:table-cell office:value-type="float" office:value="8638" calcext:value-type="float">
            <text:p>8638</text:p>
          </table:table-cell>
          <table:table-cell office:value-type="float" office:value="1.57285194698562E+018" calcext:value-type="float">
            <text:p>1.57285194698562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870001316" calcext:value-type="float">
            <text:p>-0.17587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0892E+018" calcext:value-type="float">
            <text:p>1.5728519470892E+018</text:p>
          </table:table-cell>
          <table:table-cell office:value-type="float" office:value="8639" calcext:value-type="float">
            <text:p>8639</text:p>
          </table:table-cell>
          <table:table-cell office:value-type="float" office:value="1.57285194703719E+018" calcext:value-type="float">
            <text:p>1.57285194703719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5999999046" calcext:value-type="float">
            <text:p>-0.175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14127E+018" calcext:value-type="float">
            <text:p>1.57285194714127E+018</text:p>
          </table:table-cell>
          <table:table-cell office:value-type="float" office:value="8640" calcext:value-type="float">
            <text:p>8640</text:p>
          </table:table-cell>
          <table:table-cell office:value-type="float" office:value="1.57285194708856E+018" calcext:value-type="float">
            <text:p>1.57285194708856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-0.176139995456" calcext:value-type="float">
            <text:p>-0.176139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24403E+018" calcext:value-type="float">
            <text:p>1.57285194724403E+018</text:p>
          </table:table-cell>
          <table:table-cell office:value-type="float" office:value="8641" calcext:value-type="float">
            <text:p>8641</text:p>
          </table:table-cell>
          <table:table-cell office:value-type="float" office:value="1.57285194714053E+018" calcext:value-type="float">
            <text:p>1.57285194714053E+018</text:p>
          </table:table-cell>
          <table:table-cell/>
          <table:table-cell office:value-type="float" office:value="0.193100005388" calcext:value-type="float">
            <text:p>0.1931000054</text:p>
          </table:table-cell>
          <table:table-cell office:value-type="float" office:value="0" calcext:value-type="float">
            <text:p>0</text:p>
          </table:table-cell>
          <table:table-cell office:value-type="float" office:value="-0.193130001426" calcext:value-type="float">
            <text:p>-0.19313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29571E+018" calcext:value-type="float">
            <text:p>1.57285194729571E+018</text:p>
          </table:table-cell>
          <table:table-cell office:value-type="float" office:value="8642" calcext:value-type="float">
            <text:p>8642</text:p>
          </table:table-cell>
          <table:table-cell office:value-type="float" office:value="1.57285194724321E+018" calcext:value-type="float">
            <text:p>1.57285194724321E+018</text:p>
          </table:table-cell>
          <table:table-cell/>
          <table:table-cell office:value-type="float" office:value="0.393400013447" calcext:value-type="float">
            <text:p>0.3934000134</text:p>
          </table:table-cell>
          <table:table-cell office:value-type="float" office:value="0.175950005651" calcext:value-type="float">
            <text:p>0.1759500057</text:p>
          </table:table-cell>
          <table:table-cell office:value-type="float" office:value="-0.351900011301" calcext:value-type="float">
            <text:p>-0.35190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34747E+018" calcext:value-type="float">
            <text:p>1.57285194734747E+018</text:p>
          </table:table-cell>
          <table:table-cell office:value-type="float" office:value="8643" calcext:value-type="float">
            <text:p>8643</text:p>
          </table:table-cell>
          <table:table-cell office:value-type="float" office:value="1.57285194729498E+018" calcext:value-type="float">
            <text:p>1.57285194729498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0.175889998674" calcext:value-type="float">
            <text:p>0.1758899987</text:p>
          </table:table-cell>
          <table:table-cell office:value-type="float" office:value="-0.175889998674" calcext:value-type="float">
            <text:p>-0.175889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39905E+018" calcext:value-type="float">
            <text:p>1.57285194739905E+018</text:p>
          </table:table-cell>
          <table:table-cell office:value-type="float" office:value="8644" calcext:value-type="float">
            <text:p>8644</text:p>
          </table:table-cell>
          <table:table-cell office:value-type="float" office:value="1.57285194734698E+018" calcext:value-type="float">
            <text:p>1.57285194734698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0.175830006599" calcext:value-type="float">
            <text:p>0.1758300066</text:p>
          </table:table-cell>
          <table:table-cell office:value-type="float" office:value="-0.175830006599" calcext:value-type="float">
            <text:p>-0.17583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45032E+018" calcext:value-type="float">
            <text:p>1.57285194745032E+018</text:p>
          </table:table-cell>
          <table:table-cell office:value-type="float" office:value="8645" calcext:value-type="float">
            <text:p>8645</text:p>
          </table:table-cell>
          <table:table-cell office:value-type="float" office:value="1.57285194739834E+018" calcext:value-type="float">
            <text:p>1.57285194739834E+018</text:p>
          </table:table-cell>
          <table:table-cell/>
          <table:table-cell office:value-type="float" office:value="0.248999997973" calcext:value-type="float">
            <text:p>0.248999998</text:p>
          </table:table-cell>
          <table:table-cell office:value-type="float" office:value="0.17609000206" calcext:value-type="float">
            <text:p>0.1760900021</text:p>
          </table:table-cell>
          <table:table-cell office:value-type="float" office:value="-0.17609000206" calcext:value-type="float">
            <text:p>-0.17609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50256E+018" calcext:value-type="float">
            <text:p>1.57285194750256E+018</text:p>
          </table:table-cell>
          <table:table-cell office:value-type="float" office:value="8646" calcext:value-type="float">
            <text:p>8646</text:p>
          </table:table-cell>
          <table:table-cell office:value-type="float" office:value="1.57285194745039E+018" calcext:value-type="float">
            <text:p>1.57285194745039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19998097" calcext:value-type="float">
            <text:p>0.1761199981</text:p>
          </table:table-cell>
          <table:table-cell office:value-type="float" office:value="-0.176119998097" calcext:value-type="float">
            <text:p>-0.176119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55409E+018" calcext:value-type="float">
            <text:p>1.57285194755409E+018</text:p>
          </table:table-cell>
          <table:table-cell office:value-type="float" office:value="8647" calcext:value-type="float">
            <text:p>8647</text:p>
          </table:table-cell>
          <table:table-cell office:value-type="float" office:value="1.57285194750218E+018" calcext:value-type="float">
            <text:p>1.57285194750218E+018</text:p>
          </table:table-cell>
          <table:table-cell/>
          <table:table-cell office:value-type="float" office:value="0.248899996281" calcext:value-type="float">
            <text:p>0.2488999963</text:p>
          </table:table-cell>
          <table:table-cell office:value-type="float" office:value="0.176009997725" calcext:value-type="float">
            <text:p>0.1760099977</text:p>
          </table:table-cell>
          <table:table-cell office:value-type="float" office:value="-0.176009997725" calcext:value-type="float">
            <text:p>-0.17600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60579E+018" calcext:value-type="float">
            <text:p>1.57285194760579E+018</text:p>
          </table:table-cell>
          <table:table-cell office:value-type="float" office:value="8648" calcext:value-type="float">
            <text:p>8648</text:p>
          </table:table-cell>
          <table:table-cell office:value-type="float" office:value="1.57285194755345E+018" calcext:value-type="float">
            <text:p>1.57285194755345E+018</text:p>
          </table:table-cell>
          <table:table-cell/>
          <table:table-cell office:value-type="float" office:value="0.249099999666" calcext:value-type="float">
            <text:p>0.2490999997</text:p>
          </table:table-cell>
          <table:table-cell office:value-type="float" office:value="0.176109999418" calcext:value-type="float">
            <text:p>0.1761099994</text:p>
          </table:table-cell>
          <table:table-cell office:value-type="float" office:value="-0.176109999418" calcext:value-type="float">
            <text:p>-0.17610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65778E+018" calcext:value-type="float">
            <text:p>1.57285194765778E+018</text:p>
          </table:table-cell>
          <table:table-cell office:value-type="float" office:value="8649" calcext:value-type="float">
            <text:p>8649</text:p>
          </table:table-cell>
          <table:table-cell office:value-type="float" office:value="1.57285194760523E+018" calcext:value-type="float">
            <text:p>1.57285194760523E+018</text:p>
          </table:table-cell>
          <table:table-cell/>
          <table:table-cell office:value-type="float" office:value="0.248999997973" calcext:value-type="float">
            <text:p>0.248999998</text:p>
          </table:table-cell>
          <table:table-cell office:value-type="float" office:value="0.176039993763" calcext:value-type="float">
            <text:p>0.1760399938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70976E+018" calcext:value-type="float">
            <text:p>1.57285194770976E+018</text:p>
          </table:table-cell>
          <table:table-cell office:value-type="float" office:value="8650" calcext:value-type="float">
            <text:p>8650</text:p>
          </table:table-cell>
          <table:table-cell office:value-type="float" office:value="1.57285194765714E+018" calcext:value-type="float">
            <text:p>1.57285194765714E+018</text:p>
          </table:table-cell>
          <table:table-cell/>
          <table:table-cell office:value-type="float" office:value="0.248699992895" calcext:value-type="float">
            <text:p>0.2486999929</text:p>
          </table:table-cell>
          <table:table-cell office:value-type="float" office:value="0.175879999995" calcext:value-type="float">
            <text:p>0.17588</text:p>
          </table:table-cell>
          <table:table-cell office:value-type="float" office:value="-0.175879999995" calcext:value-type="float">
            <text:p>-0.1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76162E+018" calcext:value-type="float">
            <text:p>1.57285194776162E+018</text:p>
          </table:table-cell>
          <table:table-cell office:value-type="float" office:value="8651" calcext:value-type="float">
            <text:p>8651</text:p>
          </table:table-cell>
          <table:table-cell office:value-type="float" office:value="1.57285194770918E+018" calcext:value-type="float">
            <text:p>1.57285194770918E+018</text:p>
          </table:table-cell>
          <table:table-cell/>
          <table:table-cell office:value-type="float" office:value="0.393200010061" calcext:value-type="float">
            <text:p>0.3932000101</text:p>
          </table:table-cell>
          <table:table-cell office:value-type="float" office:value="0.175860002637" calcext:value-type="float">
            <text:p>0.1758600026</text:p>
          </table:table-cell>
          <table:table-cell office:value-type="float" office:value="-0.351709991693" calcext:value-type="float">
            <text:p>-0.351709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81282E+018" calcext:value-type="float">
            <text:p>1.57285194781282E+018</text:p>
          </table:table-cell>
          <table:table-cell office:value-type="float" office:value="8652" calcext:value-type="float">
            <text:p>8652</text:p>
          </table:table-cell>
          <table:table-cell office:value-type="float" office:value="1.57285194776094E+018" calcext:value-type="float">
            <text:p>1.57285194776094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149998784" calcext:value-type="float">
            <text:p>-0.19314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86465E+018" calcext:value-type="float">
            <text:p>1.57285194786465E+018</text:p>
          </table:table-cell>
          <table:table-cell office:value-type="float" office:value="8653" calcext:value-type="float">
            <text:p>8653</text:p>
          </table:table-cell>
          <table:table-cell office:value-type="float" office:value="1.572851947813E+018" calcext:value-type="float">
            <text:p>1.572851947813E+018</text:p>
          </table:table-cell>
          <table:table-cell/>
          <table:table-cell office:value-type="float" office:value="0.193000003695" calcext:value-type="float">
            <text:p>0.1930000037</text:p>
          </table:table-cell>
          <table:table-cell office:value-type="float" office:value="0" calcext:value-type="float">
            <text:p>0</text:p>
          </table:table-cell>
          <table:table-cell office:value-type="float" office:value="-0.193039998412" calcext:value-type="float">
            <text:p>-0.19303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91631E+018" calcext:value-type="float">
            <text:p>1.57285194791631E+018</text:p>
          </table:table-cell>
          <table:table-cell office:value-type="float" office:value="8654" calcext:value-type="float">
            <text:p>8654</text:p>
          </table:table-cell>
          <table:table-cell office:value-type="float" office:value="1.57285194786462E+018" calcext:value-type="float">
            <text:p>1.57285194786462E+018</text:p>
          </table:table-cell>
          <table:table-cell/>
          <table:table-cell office:value-type="float" office:value="0.193200007081" calcext:value-type="float">
            <text:p>0.1932000071</text:p>
          </table:table-cell>
          <table:table-cell office:value-type="float" office:value="0" calcext:value-type="float">
            <text:p>0</text:p>
          </table:table-cell>
          <table:table-cell office:value-type="float" office:value="-0.193189993501" calcext:value-type="float">
            <text:p>-0.19318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796925E+018" calcext:value-type="float">
            <text:p>1.57285194796925E+018</text:p>
          </table:table-cell>
          <table:table-cell office:value-type="float" office:value="8655" calcext:value-type="float">
            <text:p>8655</text:p>
          </table:table-cell>
          <table:table-cell office:value-type="float" office:value="1.57285194791707E+018" calcext:value-type="float">
            <text:p>1.57285194791707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80002952" calcext:value-type="float">
            <text:p>-0.1927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02116E+018" calcext:value-type="float">
            <text:p>1.57285194802116E+018</text:p>
          </table:table-cell>
          <table:table-cell office:value-type="float" office:value="8656" calcext:value-type="float">
            <text:p>8656</text:p>
          </table:table-cell>
          <table:table-cell office:value-type="float" office:value="1.57285194796916E+018" calcext:value-type="float">
            <text:p>1.57285194796916E+018</text:p>
          </table:table-cell>
          <table:table-cell/>
          <table:table-cell office:value-type="float" office:value="0.19280000031" calcext:value-type="float">
            <text:p>0.1928000003</text:p>
          </table:table-cell>
          <table:table-cell office:value-type="float" office:value="0" calcext:value-type="float">
            <text:p>0</text:p>
          </table:table-cell>
          <table:table-cell office:value-type="float" office:value="-0.192760005593" calcext:value-type="float">
            <text:p>-0.192760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12324E+018" calcext:value-type="float">
            <text:p>1.57285194812324E+018</text:p>
          </table:table-cell>
          <table:table-cell office:value-type="float" office:value="8657" calcext:value-type="float">
            <text:p>8657</text:p>
          </table:table-cell>
          <table:table-cell office:value-type="float" office:value="1.57285194802133E+018" calcext:value-type="float">
            <text:p>1.57285194802133E+018</text:p>
          </table:table-cell>
          <table:table-cell/>
          <table:table-cell office:value-type="float" office:value="0.192599996924" calcext:value-type="float">
            <text:p>0.1925999969</text:p>
          </table:table-cell>
          <table:table-cell office:value-type="float" office:value="0" calcext:value-type="float">
            <text:p>0</text:p>
          </table:table-cell>
          <table:table-cell office:value-type="float" office:value="-0.192619994283" calcext:value-type="float">
            <text:p>-0.19261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1744E+018" calcext:value-type="float">
            <text:p>1.5728519481744E+018</text:p>
          </table:table-cell>
          <table:table-cell office:value-type="float" office:value="8658" calcext:value-type="float">
            <text:p>8658</text:p>
          </table:table-cell>
          <table:table-cell office:value-type="float" office:value="1.57285194812261E+018" calcext:value-type="float">
            <text:p>1.57285194812261E+018</text:p>
          </table:table-cell>
          <table:table-cell/>
          <table:table-cell office:value-type="float" office:value="0.175699993968" calcext:value-type="float">
            <text:p>0.175699994</text:p>
          </table:table-cell>
          <table:table-cell office:value-type="float" office:value="0" calcext:value-type="float">
            <text:p>0</text:p>
          </table:table-cell>
          <table:table-cell office:value-type="float" office:value="-0.175699993968" calcext:value-type="float">
            <text:p>-0.17569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22599E+018" calcext:value-type="float">
            <text:p>1.57285194822599E+018</text:p>
          </table:table-cell>
          <table:table-cell office:value-type="float" office:value="8659" calcext:value-type="float">
            <text:p>8659</text:p>
          </table:table-cell>
          <table:table-cell office:value-type="float" office:value="1.57285194817467E+018" calcext:value-type="float">
            <text:p>1.57285194817467E+018</text:p>
          </table:table-cell>
          <table:table-cell/>
          <table:table-cell office:value-type="float" office:value="0.175600007176" calcext:value-type="float">
            <text:p>0.1756000072</text:p>
          </table:table-cell>
          <table:table-cell office:value-type="float" office:value="0" calcext:value-type="float">
            <text:p>0</text:p>
          </table:table-cell>
          <table:table-cell office:value-type="float" office:value="-0.175610005856" calcext:value-type="float">
            <text:p>-0.175610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27721E+018" calcext:value-type="float">
            <text:p>1.57285194827721E+018</text:p>
          </table:table-cell>
          <table:table-cell office:value-type="float" office:value="8660" calcext:value-type="float">
            <text:p>8660</text:p>
          </table:table-cell>
          <table:table-cell office:value-type="float" office:value="1.57285194822596E+018" calcext:value-type="float">
            <text:p>1.57285194822596E+018</text:p>
          </table:table-cell>
          <table:table-cell/>
          <table:table-cell office:value-type="float" office:value="0.351599991322" calcext:value-type="float">
            <text:p>0.3515999913</text:p>
          </table:table-cell>
          <table:table-cell office:value-type="float" office:value="0" calcext:value-type="float">
            <text:p>0</text:p>
          </table:table-cell>
          <table:table-cell office:value-type="float" office:value="-0.351599991322" calcext:value-type="float">
            <text:p>-0.351599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32895E+018" calcext:value-type="float">
            <text:p>1.57285194832895E+018</text:p>
          </table:table-cell>
          <table:table-cell office:value-type="float" office:value="8661" calcext:value-type="float">
            <text:p>8661</text:p>
          </table:table-cell>
          <table:table-cell office:value-type="float" office:value="1.57285194827716E+018" calcext:value-type="float">
            <text:p>1.57285194827716E+018</text:p>
          </table:table-cell>
          <table:table-cell/>
          <table:table-cell office:value-type="float" office:value="0.176100000739" calcext:value-type="float">
            <text:p>0.1761000007</text:p>
          </table:table-cell>
          <table:table-cell office:value-type="float" office:value="0" calcext:value-type="float">
            <text:p>0</text:p>
          </table:table-cell>
          <table:table-cell office:value-type="float" office:value="-0.176060006022" calcext:value-type="float">
            <text:p>-0.17606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43187E+018" calcext:value-type="float">
            <text:p>1.57285194843187E+018</text:p>
          </table:table-cell>
          <table:table-cell office:value-type="float" office:value="8662" calcext:value-type="float">
            <text:p>8662</text:p>
          </table:table-cell>
          <table:table-cell office:value-type="float" office:value="1.57285194832929E+018" calcext:value-type="float">
            <text:p>1.57285194832929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950005651" calcext:value-type="float">
            <text:p>-0.175950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48446E+018" calcext:value-type="float">
            <text:p>1.57285194848446E+018</text:p>
          </table:table-cell>
          <table:table-cell office:value-type="float" office:value="8663" calcext:value-type="float">
            <text:p>8663</text:p>
          </table:table-cell>
          <table:table-cell office:value-type="float" office:value="1.57285194843122E+018" calcext:value-type="float">
            <text:p>1.57285194843122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50003695" calcext:value-type="float">
            <text:p>-0.16175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53567E+018" calcext:value-type="float">
            <text:p>1.57285194853567E+018</text:p>
          </table:table-cell>
          <table:table-cell office:value-type="float" office:value="8664" calcext:value-type="float">
            <text:p>8664</text:p>
          </table:table-cell>
          <table:table-cell office:value-type="float" office:value="1.57285194848349E+018" calcext:value-type="float">
            <text:p>1.57285194848349E+018</text:p>
          </table:table-cell>
          <table:table-cell/>
          <table:table-cell office:value-type="float" office:value="0.161599993706" calcext:value-type="float">
            <text:p>0.1615999937</text:p>
          </table:table-cell>
          <table:table-cell office:value-type="float" office:value="0" calcext:value-type="float">
            <text:p>0</text:p>
          </table:table-cell>
          <table:table-cell office:value-type="float" office:value="-0.161579996347" calcext:value-type="float">
            <text:p>-0.161579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58762E+018" calcext:value-type="float">
            <text:p>1.57285194858762E+018</text:p>
          </table:table-cell>
          <table:table-cell office:value-type="float" office:value="8665" calcext:value-type="float">
            <text:p>8665</text:p>
          </table:table-cell>
          <table:table-cell office:value-type="float" office:value="1.5728519485353E+018" calcext:value-type="float">
            <text:p>1.5728519485353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750003695" calcext:value-type="float">
            <text:p>-0.161750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63981E+018" calcext:value-type="float">
            <text:p>1.57285194863981E+018</text:p>
          </table:table-cell>
          <table:table-cell office:value-type="float" office:value="8666" calcext:value-type="float">
            <text:p>8666</text:p>
          </table:table-cell>
          <table:table-cell office:value-type="float" office:value="1.5728519485871E+018" calcext:value-type="float">
            <text:p>1.5728519485871E+018</text:p>
          </table:table-cell>
          <table:table-cell/>
          <table:table-cell office:value-type="float" office:value="0.161799997091" calcext:value-type="float">
            <text:p>0.1617999971</text:p>
          </table:table-cell>
          <table:table-cell office:value-type="float" office:value="0" calcext:value-type="float">
            <text:p>0</text:p>
          </table:table-cell>
          <table:table-cell office:value-type="float" office:value="-0.161829993129" calcext:value-type="float">
            <text:p>-0.16182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69189E+018" calcext:value-type="float">
            <text:p>1.57285194869189E+018</text:p>
          </table:table-cell>
          <table:table-cell office:value-type="float" office:value="8667" calcext:value-type="float">
            <text:p>8667</text:p>
          </table:table-cell>
          <table:table-cell office:value-type="float" office:value="1.57285194863904E+018" calcext:value-type="float">
            <text:p>1.57285194863904E+018</text:p>
          </table:table-cell>
          <table:table-cell/>
          <table:table-cell office:value-type="float" office:value="0.161899998784" calcext:value-type="float">
            <text:p>0.1618999988</text:p>
          </table:table-cell>
          <table:table-cell office:value-type="float" office:value="0" calcext:value-type="float">
            <text:p>0</text:p>
          </table:table-cell>
          <table:table-cell office:value-type="float" office:value="-0.161890000105" calcext:value-type="float">
            <text:p>-0.1618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74302E+018" calcext:value-type="float">
            <text:p>1.57285194874302E+018</text:p>
          </table:table-cell>
          <table:table-cell office:value-type="float" office:value="8668" calcext:value-type="float">
            <text:p>8668</text:p>
          </table:table-cell>
          <table:table-cell office:value-type="float" office:value="1.57285194869098E+018" calcext:value-type="float">
            <text:p>1.57285194869098E+018</text:p>
          </table:table-cell>
          <table:table-cell/>
          <table:table-cell office:value-type="float" office:value="0.175899997354" calcext:value-type="float">
            <text:p>0.1758999974</text:p>
          </table:table-cell>
          <table:table-cell office:value-type="float" office:value="0" calcext:value-type="float">
            <text:p>0</text:p>
          </table:table-cell>
          <table:table-cell office:value-type="float" office:value="-0.175940006971" calcext:value-type="float">
            <text:p>-0.17594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79513E+018" calcext:value-type="float">
            <text:p>1.57285194879513E+018</text:p>
          </table:table-cell>
          <table:table-cell office:value-type="float" office:value="8669" calcext:value-type="float">
            <text:p>8669</text:p>
          </table:table-cell>
          <table:table-cell office:value-type="float" office:value="1.57285194874273E+018" calcext:value-type="float">
            <text:p>1.57285194874273E+018</text:p>
          </table:table-cell>
          <table:table-cell/>
          <table:table-cell office:value-type="float" office:value="0.175999999046" calcext:value-type="float">
            <text:p>0.175999999</text:p>
          </table:table-cell>
          <table:table-cell office:value-type="float" office:value="0" calcext:value-type="float">
            <text:p>0</text:p>
          </table:table-cell>
          <table:table-cell office:value-type="float" office:value="-0.176039993763" calcext:value-type="float">
            <text:p>-0.17603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84767E+018" calcext:value-type="float">
            <text:p>1.57285194884767E+018</text:p>
          </table:table-cell>
          <table:table-cell office:value-type="float" office:value="8670" calcext:value-type="float">
            <text:p>8670</text:p>
          </table:table-cell>
          <table:table-cell office:value-type="float" office:value="1.57285194879477E+018" calcext:value-type="float">
            <text:p>1.5728519487947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89968E+018" calcext:value-type="float">
            <text:p>1.57285194889968E+018</text:p>
          </table:table-cell>
          <table:table-cell office:value-type="float" office:value="8671" calcext:value-type="float">
            <text:p>8671</text:p>
          </table:table-cell>
          <table:table-cell office:value-type="float" office:value="1.57285194884688E+018" calcext:value-type="float">
            <text:p>1.5728519488468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895218E+018" calcext:value-type="float">
            <text:p>1.57285194895218E+018</text:p>
          </table:table-cell>
          <table:table-cell office:value-type="float" office:value="8672" calcext:value-type="float">
            <text:p>8672</text:p>
          </table:table-cell>
          <table:table-cell office:value-type="float" office:value="1.57285194889926E+018" calcext:value-type="float">
            <text:p>1.5728519488992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00323E+018" calcext:value-type="float">
            <text:p>1.57285194900323E+018</text:p>
          </table:table-cell>
          <table:table-cell office:value-type="float" office:value="8673" calcext:value-type="float">
            <text:p>8673</text:p>
          </table:table-cell>
          <table:table-cell office:value-type="float" office:value="1.57285194895142E+018" calcext:value-type="float">
            <text:p>1.5728519489514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0558E+018" calcext:value-type="float">
            <text:p>1.5728519490558E+018</text:p>
          </table:table-cell>
          <table:table-cell office:value-type="float" office:value="8674" calcext:value-type="float">
            <text:p>8674</text:p>
          </table:table-cell>
          <table:table-cell office:value-type="float" office:value="1.57285194900352E+018" calcext:value-type="float">
            <text:p>1.5728519490035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10798E+018" calcext:value-type="float">
            <text:p>1.57285194910798E+018</text:p>
          </table:table-cell>
          <table:table-cell office:value-type="float" office:value="8675" calcext:value-type="float">
            <text:p>8675</text:p>
          </table:table-cell>
          <table:table-cell office:value-type="float" office:value="1.57285194905541E+018" calcext:value-type="float">
            <text:p>1.5728519490554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1594E+018" calcext:value-type="float">
            <text:p>1.5728519491594E+018</text:p>
          </table:table-cell>
          <table:table-cell office:value-type="float" office:value="8676" calcext:value-type="float">
            <text:p>8676</text:p>
          </table:table-cell>
          <table:table-cell office:value-type="float" office:value="1.57285194910731E+018" calcext:value-type="float">
            <text:p>1.5728519491073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26119E+018" calcext:value-type="float">
            <text:p>1.57285194926119E+018</text:p>
          </table:table-cell>
          <table:table-cell office:value-type="float" office:value="8677" calcext:value-type="float">
            <text:p>8677</text:p>
          </table:table-cell>
          <table:table-cell office:value-type="float" office:value="1.57285194915902E+018" calcext:value-type="float">
            <text:p>1.5728519491590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36345E+018" calcext:value-type="float">
            <text:p>1.57285194936345E+018</text:p>
          </table:table-cell>
          <table:table-cell office:value-type="float" office:value="8678" calcext:value-type="float">
            <text:p>8678</text:p>
          </table:table-cell>
          <table:table-cell office:value-type="float" office:value="1.57285194926066E+018" calcext:value-type="float">
            <text:p>1.57285194926066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41507E+018" calcext:value-type="float">
            <text:p>1.57285194941507E+018</text:p>
          </table:table-cell>
          <table:table-cell office:value-type="float" office:value="8679" calcext:value-type="float">
            <text:p>8679</text:p>
          </table:table-cell>
          <table:table-cell office:value-type="float" office:value="1.57285194936248E+018" calcext:value-type="float">
            <text:p>1.5728519493624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46657E+018" calcext:value-type="float">
            <text:p>1.57285194946657E+018</text:p>
          </table:table-cell>
          <table:table-cell office:value-type="float" office:value="8680" calcext:value-type="float">
            <text:p>8680</text:p>
          </table:table-cell>
          <table:table-cell office:value-type="float" office:value="1.57285194941445E+018" calcext:value-type="float">
            <text:p>1.5728519494144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51863E+018" calcext:value-type="float">
            <text:p>1.57285194951863E+018</text:p>
          </table:table-cell>
          <table:table-cell office:value-type="float" office:value="8681" calcext:value-type="float">
            <text:p>8681</text:p>
          </table:table-cell>
          <table:table-cell office:value-type="float" office:value="1.57285194946673E+018" calcext:value-type="float">
            <text:p>1.5728519494667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57032E+018" calcext:value-type="float">
            <text:p>1.57285194957032E+018</text:p>
          </table:table-cell>
          <table:table-cell office:value-type="float" office:value="8682" calcext:value-type="float">
            <text:p>8682</text:p>
          </table:table-cell>
          <table:table-cell office:value-type="float" office:value="1.57285194951855E+018" calcext:value-type="float">
            <text:p>1.5728519495185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62245E+018" calcext:value-type="float">
            <text:p>1.57285194962245E+018</text:p>
          </table:table-cell>
          <table:table-cell office:value-type="float" office:value="8683" calcext:value-type="float">
            <text:p>8683</text:p>
          </table:table-cell>
          <table:table-cell office:value-type="float" office:value="1.57285194957052E+018" calcext:value-type="float">
            <text:p>1.57285194957052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6751E+018" calcext:value-type="float">
            <text:p>1.5728519496751E+018</text:p>
          </table:table-cell>
          <table:table-cell office:value-type="float" office:value="8684" calcext:value-type="float">
            <text:p>8684</text:p>
          </table:table-cell>
          <table:table-cell office:value-type="float" office:value="1.57285194962251E+018" calcext:value-type="float">
            <text:p>1.57285194962251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72599E+018" calcext:value-type="float">
            <text:p>1.57285194972599E+018</text:p>
          </table:table-cell>
          <table:table-cell office:value-type="float" office:value="8685" calcext:value-type="float">
            <text:p>8685</text:p>
          </table:table-cell>
          <table:table-cell office:value-type="float" office:value="1.57285194967437E+018" calcext:value-type="float">
            <text:p>1.5728519496743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77918E+018" calcext:value-type="float">
            <text:p>1.57285194977918E+018</text:p>
          </table:table-cell>
          <table:table-cell office:value-type="float" office:value="8686" calcext:value-type="float">
            <text:p>8686</text:p>
          </table:table-cell>
          <table:table-cell office:value-type="float" office:value="1.57285194972618E+018" calcext:value-type="float">
            <text:p>1.5728519497261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83075E+018" calcext:value-type="float">
            <text:p>1.57285194983075E+018</text:p>
          </table:table-cell>
          <table:table-cell office:value-type="float" office:value="8687" calcext:value-type="float">
            <text:p>8687</text:p>
          </table:table-cell>
          <table:table-cell office:value-type="float" office:value="1.5728519497783E+018" calcext:value-type="float">
            <text:p>1.572851949778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93175E+018" calcext:value-type="float">
            <text:p>1.57285194993175E+018</text:p>
          </table:table-cell>
          <table:table-cell office:value-type="float" office:value="8688" calcext:value-type="float">
            <text:p>8688</text:p>
          </table:table-cell>
          <table:table-cell office:value-type="float" office:value="1.57285194983013E+018" calcext:value-type="float">
            <text:p>1.5728519498301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4998489E+018" calcext:value-type="float">
            <text:p>1.57285194998489E+018</text:p>
          </table:table-cell>
          <table:table-cell office:value-type="float" office:value="8689" calcext:value-type="float">
            <text:p>8689</text:p>
          </table:table-cell>
          <table:table-cell office:value-type="float" office:value="1.57285194993177E+018" calcext:value-type="float">
            <text:p>1.5728519499317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03592E+018" calcext:value-type="float">
            <text:p>1.57285195003592E+018</text:p>
          </table:table-cell>
          <table:table-cell office:value-type="float" office:value="8690" calcext:value-type="float">
            <text:p>8690</text:p>
          </table:table-cell>
          <table:table-cell office:value-type="float" office:value="1.57285194998423E+018" calcext:value-type="float">
            <text:p>1.5728519499842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08921E+018" calcext:value-type="float">
            <text:p>1.57285195008921E+018</text:p>
          </table:table-cell>
          <table:table-cell office:value-type="float" office:value="8691" calcext:value-type="float">
            <text:p>8691</text:p>
          </table:table-cell>
          <table:table-cell office:value-type="float" office:value="1.57285195003643E+018" calcext:value-type="float">
            <text:p>1.5728519500364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14112E+018" calcext:value-type="float">
            <text:p>1.57285195014112E+018</text:p>
          </table:table-cell>
          <table:table-cell office:value-type="float" office:value="8692" calcext:value-type="float">
            <text:p>8692</text:p>
          </table:table-cell>
          <table:table-cell office:value-type="float" office:value="1.57285195008847E+018" calcext:value-type="float">
            <text:p>1.5728519500884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24305E+018" calcext:value-type="float">
            <text:p>1.57285195024305E+018</text:p>
          </table:table-cell>
          <table:table-cell office:value-type="float" office:value="8693" calcext:value-type="float">
            <text:p>8693</text:p>
          </table:table-cell>
          <table:table-cell office:value-type="float" office:value="1.57285195014038E+018" calcext:value-type="float">
            <text:p>1.5728519501403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29509E+018" calcext:value-type="float">
            <text:p>1.57285195029509E+018</text:p>
          </table:table-cell>
          <table:table-cell office:value-type="float" office:value="8694" calcext:value-type="float">
            <text:p>8694</text:p>
          </table:table-cell>
          <table:table-cell office:value-type="float" office:value="1.57285195024337E+018" calcext:value-type="float">
            <text:p>1.5728519502433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34702E+018" calcext:value-type="float">
            <text:p>1.57285195034702E+018</text:p>
          </table:table-cell>
          <table:table-cell office:value-type="float" office:value="8695" calcext:value-type="float">
            <text:p>8695</text:p>
          </table:table-cell>
          <table:table-cell office:value-type="float" office:value="1.57285195029508E+018" calcext:value-type="float">
            <text:p>1.57285195029508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39912E+018" calcext:value-type="float">
            <text:p>1.57285195039912E+018</text:p>
          </table:table-cell>
          <table:table-cell office:value-type="float" office:value="8696" calcext:value-type="float">
            <text:p>8696</text:p>
          </table:table-cell>
          <table:table-cell office:value-type="float" office:value="1.57285195034723E+018" calcext:value-type="float">
            <text:p>1.5728519503472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45224E+018" calcext:value-type="float">
            <text:p>1.57285195045224E+018</text:p>
          </table:table-cell>
          <table:table-cell office:value-type="float" office:value="8697" calcext:value-type="float">
            <text:p>8697</text:p>
          </table:table-cell>
          <table:table-cell office:value-type="float" office:value="1.57285195039933E+018" calcext:value-type="float">
            <text:p>1.57285195039933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50404E+018" calcext:value-type="float">
            <text:p>1.57285195050404E+018</text:p>
          </table:table-cell>
          <table:table-cell office:value-type="float" office:value="8698" calcext:value-type="float">
            <text:p>8698</text:p>
          </table:table-cell>
          <table:table-cell office:value-type="float" office:value="1.57285195045147E+018" calcext:value-type="float">
            <text:p>1.57285195045147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5554E+018" calcext:value-type="float">
            <text:p>1.5728519505554E+018</text:p>
          </table:table-cell>
          <table:table-cell office:value-type="float" office:value="8699" calcext:value-type="float">
            <text:p>8699</text:p>
          </table:table-cell>
          <table:table-cell office:value-type="float" office:value="1.57285195050335E+018" calcext:value-type="float">
            <text:p>1.57285195050335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60675E+018" calcext:value-type="float">
            <text:p>1.57285195060675E+018</text:p>
          </table:table-cell>
          <table:table-cell office:value-type="float" office:value="8700" calcext:value-type="float">
            <text:p>8700</text:p>
          </table:table-cell>
          <table:table-cell office:value-type="float" office:value="1.57285195055499E+018" calcext:value-type="float">
            <text:p>1.57285195055499E+018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65884E+018" calcext:value-type="float">
            <text:p>1.57285195065884E+018</text:p>
          </table:table-cell>
          <table:table-cell office:value-type="float" office:value="8701" calcext:value-type="float">
            <text:p>8701</text:p>
          </table:table-cell>
          <table:table-cell office:value-type="float" office:value="1.5728519506069E+018" calcext:value-type="float">
            <text:p>1.5728519506069E+018</text:p>
          </table:table-cell>
          <table:table-cell/>
          <table:table-cell office:value-type="float" office:value="0.175300002098" calcext:value-type="float">
            <text:p>0.1753000021</text:p>
          </table:table-cell>
          <table:table-cell office:value-type="float" office:value="0" calcext:value-type="float">
            <text:p>0</text:p>
          </table:table-cell>
          <table:table-cell office:value-type="float" office:value="-0.175290003419" calcext:value-type="float">
            <text:p>-0.175290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71055E+018" calcext:value-type="float">
            <text:p>1.57285195071055E+018</text:p>
          </table:table-cell>
          <table:table-cell office:value-type="float" office:value="8702" calcext:value-type="float">
            <text:p>8702</text:p>
          </table:table-cell>
          <table:table-cell office:value-type="float" office:value="1.57285195065825E+018" calcext:value-type="float">
            <text:p>1.57285195065825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10004163" calcext:value-type="float">
            <text:p>-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81274E+018" calcext:value-type="float">
            <text:p>1.57285195081274E+018</text:p>
          </table:table-cell>
          <table:table-cell office:value-type="float" office:value="8703" calcext:value-type="float">
            <text:p>8703</text:p>
          </table:table-cell>
          <table:table-cell office:value-type="float" office:value="1.57285195071015E+018" calcext:value-type="float">
            <text:p>1.57285195071015E+018</text:p>
          </table:table-cell>
          <table:table-cell/>
          <table:table-cell office:value-type="float" office:value="0.175500005484" calcext:value-type="float">
            <text:p>0.1755000055</text:p>
          </table:table-cell>
          <table:table-cell office:value-type="float" office:value="0" calcext:value-type="float">
            <text:p>0</text:p>
          </table:table-cell>
          <table:table-cell office:value-type="float" office:value="-0.175510004163" calcext:value-type="float">
            <text:p>-0.175510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86383E+018" calcext:value-type="float">
            <text:p>1.57285195086383E+018</text:p>
          </table:table-cell>
          <table:table-cell office:value-type="float" office:value="8704" calcext:value-type="float">
            <text:p>8704</text:p>
          </table:table-cell>
          <table:table-cell office:value-type="float" office:value="1.5728519508122E+018" calcext:value-type="float">
            <text:p>1.5728519508122E+018</text:p>
          </table:table-cell>
          <table:table-cell/>
          <table:table-cell office:value-type="float" office:value="0.351599991322" calcext:value-type="float">
            <text:p>0.3515999913</text:p>
          </table:table-cell>
          <table:table-cell office:value-type="float" office:value="0" calcext:value-type="float">
            <text:p>0</text:p>
          </table:table-cell>
          <table:table-cell office:value-type="float" office:value="-0.351599991322" calcext:value-type="float">
            <text:p>-0.351599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91597E+018" calcext:value-type="float">
            <text:p>1.57285195091597E+018</text:p>
          </table:table-cell>
          <table:table-cell office:value-type="float" office:value="8705" calcext:value-type="float">
            <text:p>8705</text:p>
          </table:table-cell>
          <table:table-cell office:value-type="float" office:value="1.57285195086376E+018" calcext:value-type="float">
            <text:p>1.57285195086376E+018</text:p>
          </table:table-cell>
          <table:table-cell/>
          <table:table-cell office:value-type="float" office:value="0.393200010061" calcext:value-type="float">
            <text:p>0.3932000101</text:p>
          </table:table-cell>
          <table:table-cell office:value-type="float" office:value="0.175850003958" calcext:value-type="float">
            <text:p>0.175850004</text:p>
          </table:table-cell>
          <table:table-cell office:value-type="float" office:value="-0.351689994335" calcext:value-type="float">
            <text:p>-0.351689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096693E+018" calcext:value-type="float">
            <text:p>1.57285195096693E+018</text:p>
          </table:table-cell>
          <table:table-cell office:value-type="float" office:value="8706" calcext:value-type="float">
            <text:p>8706</text:p>
          </table:table-cell>
          <table:table-cell office:value-type="float" office:value="1.57285195091533E+018" calcext:value-type="float">
            <text:p>1.57285195091533E+018</text:p>
          </table:table-cell>
          <table:table-cell/>
          <table:table-cell office:value-type="float" office:value="0.556599974632" calcext:value-type="float">
            <text:p>0.5565999746</text:p>
          </table:table-cell>
          <table:table-cell office:value-type="float" office:value="0.176029995084" calcext:value-type="float">
            <text:p>0.1760299951</text:p>
          </table:table-cell>
          <table:table-cell office:value-type="float" office:value="-0.528079986572" calcext:value-type="float">
            <text:p>-0.528079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0184E+018" calcext:value-type="float">
            <text:p>1.5728519510184E+018</text:p>
          </table:table-cell>
          <table:table-cell office:value-type="float" office:value="8707" calcext:value-type="float">
            <text:p>8707</text:p>
          </table:table-cell>
          <table:table-cell office:value-type="float" office:value="1.57285195096692E+018" calcext:value-type="float">
            <text:p>1.57285195096692E+018</text:p>
          </table:table-cell>
          <table:table-cell/>
          <table:table-cell office:value-type="float" office:value="0.557099997997" calcext:value-type="float">
            <text:p>0.557099998</text:p>
          </table:table-cell>
          <table:table-cell office:value-type="float" office:value="0.176180005074" calcext:value-type="float">
            <text:p>0.1761800051</text:p>
          </table:table-cell>
          <table:table-cell office:value-type="float" office:value="-0.528550028801" calcext:value-type="float">
            <text:p>-0.528550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07051E+018" calcext:value-type="float">
            <text:p>1.57285195107051E+018</text:p>
          </table:table-cell>
          <table:table-cell office:value-type="float" office:value="8708" calcext:value-type="float">
            <text:p>8708</text:p>
          </table:table-cell>
          <table:table-cell office:value-type="float" office:value="1.57285195101849E+018" calcext:value-type="float">
            <text:p>1.57285195101849E+018</text:p>
          </table:table-cell>
          <table:table-cell/>
          <table:table-cell office:value-type="float" office:value="0.557699978352" calcext:value-type="float">
            <text:p>0.5576999784</text:p>
          </table:table-cell>
          <table:table-cell office:value-type="float" office:value="0.1763599962" calcext:value-type="float">
            <text:p>0.1763599962</text:p>
          </table:table-cell>
          <table:table-cell office:value-type="float" office:value="-0.529089987278" calcext:value-type="float">
            <text:p>-0.529089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17313E+018" calcext:value-type="float">
            <text:p>1.57285195117313E+018</text:p>
          </table:table-cell>
          <table:table-cell office:value-type="float" office:value="8709" calcext:value-type="float">
            <text:p>8709</text:p>
          </table:table-cell>
          <table:table-cell office:value-type="float" office:value="1.57285195107041E+018" calcext:value-type="float">
            <text:p>1.57285195107041E+018</text:p>
          </table:table-cell>
          <table:table-cell/>
          <table:table-cell office:value-type="float" office:value="0.727100014687" calcext:value-type="float">
            <text:p>0.7271000147</text:p>
          </table:table-cell>
          <table:table-cell office:value-type="float" office:value="0.17634999752" calcext:value-type="float">
            <text:p>0.1763499975</text:p>
          </table:table-cell>
          <table:table-cell office:value-type="float" office:value="-0.705399990082" calcext:value-type="float">
            <text:p>-0.7053999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22524E+018" calcext:value-type="float">
            <text:p>1.57285195122524E+018</text:p>
          </table:table-cell>
          <table:table-cell office:value-type="float" office:value="8710" calcext:value-type="float">
            <text:p>8710</text:p>
          </table:table-cell>
          <table:table-cell office:value-type="float" office:value="1.57285195117342E+018" calcext:value-type="float">
            <text:p>1.57285195117342E+018</text:p>
          </table:table-cell>
          <table:table-cell/>
          <table:table-cell office:value-type="float" office:value="0.666700005531" calcext:value-type="float">
            <text:p>0.6667000055</text:p>
          </table:table-cell>
          <table:table-cell office:value-type="float" office:value="0.161699995399" calcext:value-type="float">
            <text:p>0.1616999954</text:p>
          </table:table-cell>
          <table:table-cell office:value-type="float" office:value="-0.646790027618" calcext:value-type="float">
            <text:p>-0.646790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27737E+018" calcext:value-type="float">
            <text:p>1.57285195127737E+018</text:p>
          </table:table-cell>
          <table:table-cell office:value-type="float" office:value="8711" calcext:value-type="float">
            <text:p>8711</text:p>
          </table:table-cell>
          <table:table-cell office:value-type="float" office:value="1.57285195122543E+018" calcext:value-type="float">
            <text:p>1.57285195122543E+018</text:p>
          </table:table-cell>
          <table:table-cell/>
          <table:table-cell office:value-type="float" office:value="0.666599988937" calcext:value-type="float">
            <text:p>0.6665999889</text:p>
          </table:table-cell>
          <table:table-cell office:value-type="float" office:value="0.161669999361" calcext:value-type="float">
            <text:p>0.1616699994</text:p>
          </table:table-cell>
          <table:table-cell office:value-type="float" office:value="-0.646690011024" calcext:value-type="float">
            <text:p>-0.64669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32999E+018" calcext:value-type="float">
            <text:p>1.57285195132999E+018</text:p>
          </table:table-cell>
          <table:table-cell office:value-type="float" office:value="8712" calcext:value-type="float">
            <text:p>8712</text:p>
          </table:table-cell>
          <table:table-cell office:value-type="float" office:value="1.57285195127753E+018" calcext:value-type="float">
            <text:p>1.57285195127753E+018</text:p>
          </table:table-cell>
          <table:table-cell/>
          <table:table-cell office:value-type="float" office:value="0.665799975395" calcext:value-type="float">
            <text:p>0.6657999754</text:p>
          </table:table-cell>
          <table:table-cell office:value-type="float" office:value="0.161479994655" calcext:value-type="float">
            <text:p>0.1614799947</text:p>
          </table:table-cell>
          <table:table-cell office:value-type="float" office:value="-0.645900011063" calcext:value-type="float">
            <text:p>-0.645900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38136E+018" calcext:value-type="float">
            <text:p>1.57285195138136E+018</text:p>
          </table:table-cell>
          <table:table-cell office:value-type="float" office:value="8713" calcext:value-type="float">
            <text:p>8713</text:p>
          </table:table-cell>
          <table:table-cell office:value-type="float" office:value="1.57285195132943E+018" calcext:value-type="float">
            <text:p>1.57285195132943E+018</text:p>
          </table:table-cell>
          <table:table-cell/>
          <table:table-cell office:value-type="float" office:value="0.823400020599" calcext:value-type="float">
            <text:p>0.8234000206</text:p>
          </table:table-cell>
          <table:table-cell office:value-type="float" office:value="0.161479994655" calcext:value-type="float">
            <text:p>0.1614799947</text:p>
          </table:table-cell>
          <table:table-cell office:value-type="float" office:value="-0.807389974594" calcext:value-type="float">
            <text:p>-0.807389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48341E+018" calcext:value-type="float">
            <text:p>1.57285195148341E+018</text:p>
          </table:table-cell>
          <table:table-cell office:value-type="float" office:value="8714" calcext:value-type="float">
            <text:p>8714</text:p>
          </table:table-cell>
          <table:table-cell office:value-type="float" office:value="1.57285195138158E+018" calcext:value-type="float">
            <text:p>1.57285195138158E+018</text:p>
          </table:table-cell>
          <table:table-cell/>
          <table:table-cell office:value-type="float" office:value="0.724099993706" calcext:value-type="float">
            <text:p>0.7240999937</text:p>
          </table:table-cell>
          <table:table-cell office:value-type="float" office:value="0.175630003214" calcext:value-type="float">
            <text:p>0.1756300032</text:p>
          </table:table-cell>
          <table:table-cell office:value-type="float" office:value="-0.702520012856" calcext:value-type="float">
            <text:p>-0.70252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53568E+018" calcext:value-type="float">
            <text:p>1.57285195153568E+018</text:p>
          </table:table-cell>
          <table:table-cell office:value-type="float" office:value="8715" calcext:value-type="float">
            <text:p>8715</text:p>
          </table:table-cell>
          <table:table-cell office:value-type="float" office:value="1.57285195148348E+018" calcext:value-type="float">
            <text:p>1.57285195148348E+018</text:p>
          </table:table-cell>
          <table:table-cell/>
          <table:table-cell office:value-type="float" office:value="0.80680000782" calcext:value-type="float">
            <text:p>0.8068000078</text:p>
          </table:table-cell>
          <table:table-cell office:value-type="float" office:value="0" calcext:value-type="float">
            <text:p>0</text:p>
          </table:table-cell>
          <table:table-cell office:value-type="float" office:value="-0.8068100214" calcext:value-type="float">
            <text:p>-0.806810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58678E+018" calcext:value-type="float">
            <text:p>1.57285195158678E+018</text:p>
          </table:table-cell>
          <table:table-cell office:value-type="float" office:value="8716" calcext:value-type="float">
            <text:p>8716</text:p>
          </table:table-cell>
          <table:table-cell office:value-type="float" office:value="1.57285195153514E+018" calcext:value-type="float">
            <text:p>1.57285195153514E+018</text:p>
          </table:table-cell>
          <table:table-cell/>
          <table:table-cell office:value-type="float" office:value="0.645399987698" calcext:value-type="float">
            <text:p>0.6453999877</text:p>
          </table:table-cell>
          <table:table-cell office:value-type="float" office:value="0" calcext:value-type="float">
            <text:p>0</text:p>
          </table:table-cell>
          <table:table-cell office:value-type="float" office:value="-0.645359992981" calcext:value-type="float">
            <text:p>-0.64535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6391E+018" calcext:value-type="float">
            <text:p>1.5728519516391E+018</text:p>
          </table:table-cell>
          <table:table-cell office:value-type="float" office:value="8717" calcext:value-type="float">
            <text:p>8717</text:p>
          </table:table-cell>
          <table:table-cell office:value-type="float" office:value="1.57285195158678E+018" calcext:value-type="float">
            <text:p>1.57285195158678E+018</text:p>
          </table:table-cell>
          <table:table-cell/>
          <table:table-cell office:value-type="float" office:value="0.645299971104" calcext:value-type="float">
            <text:p>0.6452999711</text:p>
          </table:table-cell>
          <table:table-cell office:value-type="float" office:value="0" calcext:value-type="float">
            <text:p>0</text:p>
          </table:table-cell>
          <table:table-cell office:value-type="float" office:value="-0.645299971104" calcext:value-type="float">
            <text:p>-0.6452999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69055E+018" calcext:value-type="float">
            <text:p>1.57285195169055E+018</text:p>
          </table:table-cell>
          <table:table-cell office:value-type="float" office:value="8718" calcext:value-type="float">
            <text:p>8718</text:p>
          </table:table-cell>
          <table:table-cell office:value-type="float" office:value="1.57285195163836E+018" calcext:value-type="float">
            <text:p>1.57285195163836E+018</text:p>
          </table:table-cell>
          <table:table-cell/>
          <table:table-cell office:value-type="float" office:value="0.822600007057" calcext:value-type="float">
            <text:p>0.8226000071</text:p>
          </table:table-cell>
          <table:table-cell office:value-type="float" office:value="0.161320000887" calcext:value-type="float">
            <text:p>0.1613200009</text:p>
          </table:table-cell>
          <table:table-cell office:value-type="float" office:value="-0.806620001793" calcext:value-type="float">
            <text:p>-0.806620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79171E+018" calcext:value-type="float">
            <text:p>1.57285195179171E+018</text:p>
          </table:table-cell>
          <table:table-cell office:value-type="float" office:value="8719" calcext:value-type="float">
            <text:p>8719</text:p>
          </table:table-cell>
          <table:table-cell office:value-type="float" office:value="1.57285195169016E+018" calcext:value-type="float">
            <text:p>1.57285195169016E+018</text:p>
          </table:table-cell>
          <table:table-cell/>
          <table:table-cell office:value-type="float" office:value="0.665300011635" calcext:value-type="float">
            <text:p>0.6653000116</text:p>
          </table:table-cell>
          <table:table-cell office:value-type="float" office:value="0.161359995604" calcext:value-type="float">
            <text:p>0.1613599956</text:p>
          </table:table-cell>
          <table:table-cell office:value-type="float" office:value="-0.645420014858" calcext:value-type="float">
            <text:p>-0.645420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84243E+018" calcext:value-type="float">
            <text:p>1.57285195184243E+018</text:p>
          </table:table-cell>
          <table:table-cell office:value-type="float" office:value="8720" calcext:value-type="float">
            <text:p>8720</text:p>
          </table:table-cell>
          <table:table-cell office:value-type="float" office:value="1.57285195179111E+018" calcext:value-type="float">
            <text:p>1.57285195179111E+018</text:p>
          </table:table-cell>
          <table:table-cell/>
          <table:table-cell office:value-type="float" office:value="0.825500011444" calcext:value-type="float">
            <text:p>0.8255000114</text:p>
          </table:table-cell>
          <table:table-cell office:value-type="float" office:value="0.161899998784" calcext:value-type="float">
            <text:p>0.1618999988</text:p>
          </table:table-cell>
          <table:table-cell office:value-type="float" office:value="-0.809480011463" calcext:value-type="float">
            <text:p>-0.809480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89499E+018" calcext:value-type="float">
            <text:p>1.57285195189499E+018</text:p>
          </table:table-cell>
          <table:table-cell office:value-type="float" office:value="8721" calcext:value-type="float">
            <text:p>8721</text:p>
          </table:table-cell>
          <table:table-cell office:value-type="float" office:value="1.57285195184247E+018" calcext:value-type="float">
            <text:p>1.57285195184247E+018</text:p>
          </table:table-cell>
          <table:table-cell/>
          <table:table-cell office:value-type="float" office:value="0.668200016022" calcext:value-type="float">
            <text:p>0.668200016</text:p>
          </table:table-cell>
          <table:table-cell office:value-type="float" office:value="0.162070006132" calcext:value-type="float">
            <text:p>0.1620700061</text:p>
          </table:table-cell>
          <table:table-cell office:value-type="float" office:value="-0.648270010948" calcext:value-type="float">
            <text:p>-0.648270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94568E+018" calcext:value-type="float">
            <text:p>1.57285195194568E+018</text:p>
          </table:table-cell>
          <table:table-cell office:value-type="float" office:value="8722" calcext:value-type="float">
            <text:p>8722</text:p>
          </table:table-cell>
          <table:table-cell office:value-type="float" office:value="1.57285195189434E+018" calcext:value-type="float">
            <text:p>1.57285195189434E+018</text:p>
          </table:table-cell>
          <table:table-cell/>
          <table:table-cell office:value-type="float" office:value="0.668500006199" calcext:value-type="float">
            <text:p>0.6685000062</text:p>
          </table:table-cell>
          <table:table-cell office:value-type="float" office:value="0.162129998207" calcext:value-type="float">
            <text:p>0.1621299982</text:p>
          </table:table-cell>
          <table:table-cell office:value-type="float" office:value="-0.648500025272" calcext:value-type="float">
            <text:p>-0.648500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199754E+018" calcext:value-type="float">
            <text:p>1.57285195199754E+018</text:p>
          </table:table-cell>
          <table:table-cell office:value-type="float" office:value="8723" calcext:value-type="float">
            <text:p>8723</text:p>
          </table:table-cell>
          <table:table-cell office:value-type="float" office:value="1.5728519519457E+018" calcext:value-type="float">
            <text:p>1.5728519519457E+018</text:p>
          </table:table-cell>
          <table:table-cell/>
          <table:table-cell office:value-type="float" office:value="0.669000029564" calcext:value-type="float">
            <text:p>0.6690000296</text:p>
          </table:table-cell>
          <table:table-cell office:value-type="float" office:value="0.162269994617" calcext:value-type="float">
            <text:p>0.1622699946</text:p>
          </table:table-cell>
          <table:table-cell office:value-type="float" office:value="-0.64907002449" calcext:value-type="float">
            <text:p>-0.649070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05072E+018" calcext:value-type="float">
            <text:p>1.57285195205072E+018</text:p>
          </table:table-cell>
          <table:table-cell office:value-type="float" office:value="8724" calcext:value-type="float">
            <text:p>8724</text:p>
          </table:table-cell>
          <table:table-cell office:value-type="float" office:value="1.57285195199715E+018" calcext:value-type="float">
            <text:p>1.57285195199715E+018</text:p>
          </table:table-cell>
          <table:table-cell/>
          <table:table-cell office:value-type="float" office:value="0.669799983501" calcext:value-type="float">
            <text:p>0.6697999835</text:p>
          </table:table-cell>
          <table:table-cell office:value-type="float" office:value="0.162450000644" calcext:value-type="float">
            <text:p>0.1624500006</text:p>
          </table:table-cell>
          <table:table-cell office:value-type="float" office:value="-0.649800002575" calcext:value-type="float">
            <text:p>-0.649800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10227E+018" calcext:value-type="float">
            <text:p>1.57285195210227E+018</text:p>
          </table:table-cell>
          <table:table-cell office:value-type="float" office:value="8725" calcext:value-type="float">
            <text:p>8725</text:p>
          </table:table-cell>
          <table:table-cell office:value-type="float" office:value="1.57285195205016E+018" calcext:value-type="float">
            <text:p>1.57285195205016E+018</text:p>
          </table:table-cell>
          <table:table-cell/>
          <table:table-cell office:value-type="float" office:value="0.558000028133" calcext:value-type="float">
            <text:p>0.5580000281</text:p>
          </table:table-cell>
          <table:table-cell office:value-type="float" office:value="0.176469996572" calcext:value-type="float">
            <text:p>0.1764699966</text:p>
          </table:table-cell>
          <table:table-cell office:value-type="float" office:value="-0.529399991035" calcext:value-type="float">
            <text:p>-0.5293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15347E+018" calcext:value-type="float">
            <text:p>1.57285195215347E+018</text:p>
          </table:table-cell>
          <table:table-cell office:value-type="float" office:value="8726" calcext:value-type="float">
            <text:p>8726</text:p>
          </table:table-cell>
          <table:table-cell office:value-type="float" office:value="1.57285195210174E+018" calcext:value-type="float">
            <text:p>1.57285195210174E+018</text:p>
          </table:table-cell>
          <table:table-cell/>
          <table:table-cell office:value-type="float" office:value="0.727699995041" calcext:value-type="float">
            <text:p>0.727699995</text:p>
          </table:table-cell>
          <table:table-cell office:value-type="float" office:value="0.17648999393" calcext:value-type="float">
            <text:p>0.1764899939</text:p>
          </table:table-cell>
          <table:table-cell office:value-type="float" office:value="-0.705959975719" calcext:value-type="float">
            <text:p>-0.7059599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20537E+018" calcext:value-type="float">
            <text:p>1.57285195220537E+018</text:p>
          </table:table-cell>
          <table:table-cell office:value-type="float" office:value="8727" calcext:value-type="float">
            <text:p>8727</text:p>
          </table:table-cell>
          <table:table-cell office:value-type="float" office:value="1.57285195215304E+018" calcext:value-type="float">
            <text:p>1.57285195215304E+018</text:p>
          </table:table-cell>
          <table:table-cell/>
          <table:table-cell office:value-type="float" office:value="0.728100001812" calcext:value-type="float">
            <text:p>0.7281000018</text:p>
          </table:table-cell>
          <table:table-cell office:value-type="float" office:value="0.176599994302" calcext:value-type="float">
            <text:p>0.1765999943</text:p>
          </table:table-cell>
          <table:table-cell office:value-type="float" office:value="-0.706390023232" calcext:value-type="float">
            <text:p>-0.70639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2576E+018" calcext:value-type="float">
            <text:p>1.5728519522576E+018</text:p>
          </table:table-cell>
          <table:table-cell office:value-type="float" office:value="8728" calcext:value-type="float">
            <text:p>8728</text:p>
          </table:table-cell>
          <table:table-cell office:value-type="float" office:value="1.57285195220485E+018" calcext:value-type="float">
            <text:p>1.57285195220485E+018</text:p>
          </table:table-cell>
          <table:table-cell/>
          <table:table-cell office:value-type="float" office:value="0.529600024223" calcext:value-type="float">
            <text:p>0.5296000242</text:p>
          </table:table-cell>
          <table:table-cell office:value-type="float" office:value="0" calcext:value-type="float">
            <text:p>0</text:p>
          </table:table-cell>
          <table:table-cell office:value-type="float" office:value="-0.529569983482" calcext:value-type="float">
            <text:p>-0.529569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35906E+018" calcext:value-type="float">
            <text:p>1.57285195235906E+018</text:p>
          </table:table-cell>
          <table:table-cell office:value-type="float" office:value="8729" calcext:value-type="float">
            <text:p>8729</text:p>
          </table:table-cell>
          <table:table-cell office:value-type="float" office:value="1.57285195225685E+018" calcext:value-type="float">
            <text:p>1.57285195225685E+018</text:p>
          </table:table-cell>
          <table:table-cell/>
          <table:table-cell office:value-type="float" office:value="0.705900013447" calcext:value-type="float">
            <text:p>0.7059000134</text:p>
          </table:table-cell>
          <table:table-cell office:value-type="float" office:value="0" calcext:value-type="float">
            <text:p>0</text:p>
          </table:table-cell>
          <table:table-cell office:value-type="float" office:value="-0.70585000515" calcext:value-type="float">
            <text:p>-0.70585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411E+018" calcext:value-type="float">
            <text:p>1.572851952411E+018</text:p>
          </table:table-cell>
          <table:table-cell office:value-type="float" office:value="8730" calcext:value-type="float">
            <text:p>8730</text:p>
          </table:table-cell>
          <table:table-cell office:value-type="float" office:value="1.57285195235915E+018" calcext:value-type="float">
            <text:p>1.57285195235915E+018</text:p>
          </table:table-cell>
          <table:table-cell/>
          <table:table-cell office:value-type="float" office:value="0.704200029373" calcext:value-type="float">
            <text:p>0.7042000294</text:p>
          </table:table-cell>
          <table:table-cell office:value-type="float" office:value="0" calcext:value-type="float">
            <text:p>0</text:p>
          </table:table-cell>
          <table:table-cell office:value-type="float" office:value="-0.704169988632" calcext:value-type="float">
            <text:p>-0.704169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46333E+018" calcext:value-type="float">
            <text:p>1.57285195246333E+018</text:p>
          </table:table-cell>
          <table:table-cell office:value-type="float" office:value="8731" calcext:value-type="float">
            <text:p>8731</text:p>
          </table:table-cell>
          <table:table-cell office:value-type="float" office:value="1.57285195241118E+018" calcext:value-type="float">
            <text:p>1.57285195241118E+018</text:p>
          </table:table-cell>
          <table:table-cell/>
          <table:table-cell office:value-type="float" office:value="0.725000023842" calcext:value-type="float">
            <text:p>0.7250000238</text:p>
          </table:table-cell>
          <table:table-cell office:value-type="float" office:value="0.175840005279" calcext:value-type="float">
            <text:p>0.1758400053</text:p>
          </table:table-cell>
          <table:table-cell office:value-type="float" office:value="-0.703350007534" calcext:value-type="float">
            <text:p>-0.703350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51592E+018" calcext:value-type="float">
            <text:p>1.57285195251592E+018</text:p>
          </table:table-cell>
          <table:table-cell office:value-type="float" office:value="8732" calcext:value-type="float">
            <text:p>8732</text:p>
          </table:table-cell>
          <table:table-cell office:value-type="float" office:value="1.57285195246366E+018" calcext:value-type="float">
            <text:p>1.57285195246366E+018</text:p>
          </table:table-cell>
          <table:table-cell/>
          <table:table-cell office:value-type="float" office:value="0.7242000103" calcext:value-type="float">
            <text:p>0.7242000103</text:p>
          </table:table-cell>
          <table:table-cell office:value-type="float" office:value="0.175650000572" calcext:value-type="float">
            <text:p>0.1756500006</text:p>
          </table:table-cell>
          <table:table-cell office:value-type="float" office:value="-0.702600002289" calcext:value-type="float">
            <text:p>-0.70260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5676E+018" calcext:value-type="float">
            <text:p>1.5728519525676E+018</text:p>
          </table:table-cell>
          <table:table-cell office:value-type="float" office:value="8733" calcext:value-type="float">
            <text:p>8733</text:p>
          </table:table-cell>
          <table:table-cell office:value-type="float" office:value="1.5728519525155E+018" calcext:value-type="float">
            <text:p>1.5728519525155E+018</text:p>
          </table:table-cell>
          <table:table-cell/>
          <table:table-cell office:value-type="float" office:value="0.723599970341" calcext:value-type="float">
            <text:p>0.7235999703</text:p>
          </table:table-cell>
          <table:table-cell office:value-type="float" office:value="0.175500005484" calcext:value-type="float">
            <text:p>0.1755000055</text:p>
          </table:table-cell>
          <table:table-cell office:value-type="float" office:value="-0.701990008354" calcext:value-type="float">
            <text:p>-0.70199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61945E+018" calcext:value-type="float">
            <text:p>1.57285195261945E+018</text:p>
          </table:table-cell>
          <table:table-cell office:value-type="float" office:value="8734" calcext:value-type="float">
            <text:p>8734</text:p>
          </table:table-cell>
          <table:table-cell office:value-type="float" office:value="1.57285195256759E+018" calcext:value-type="float">
            <text:p>1.57285195256759E+018</text:p>
          </table:table-cell>
          <table:table-cell/>
          <table:table-cell office:value-type="float" office:value="0.722800016403" calcext:value-type="float">
            <text:p>0.7228000164</text:p>
          </table:table-cell>
          <table:table-cell office:value-type="float" office:value="0.175300002098" calcext:value-type="float">
            <text:p>0.1753000021</text:p>
          </table:table-cell>
          <table:table-cell office:value-type="float" office:value="-0.701219975948" calcext:value-type="float">
            <text:p>-0.7012199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67175E+018" calcext:value-type="float">
            <text:p>1.57285195267175E+018</text:p>
          </table:table-cell>
          <table:table-cell office:value-type="float" office:value="8735" calcext:value-type="float">
            <text:p>8735</text:p>
          </table:table-cell>
          <table:table-cell office:value-type="float" office:value="1.57285195261952E+018" calcext:value-type="float">
            <text:p>1.57285195261952E+018</text:p>
          </table:table-cell>
          <table:table-cell/>
          <table:table-cell office:value-type="float" office:value="0.7242000103" calcext:value-type="float">
            <text:p>0.7242000103</text:p>
          </table:table-cell>
          <table:table-cell office:value-type="float" office:value="0.175640001893" calcext:value-type="float">
            <text:p>0.1756400019</text:p>
          </table:table-cell>
          <table:table-cell office:value-type="float" office:value="-0.702549993992" calcext:value-type="float">
            <text:p>-0.70254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72294E+018" calcext:value-type="float">
            <text:p>1.57285195272294E+018</text:p>
          </table:table-cell>
          <table:table-cell office:value-type="float" office:value="8736" calcext:value-type="float">
            <text:p>8736</text:p>
          </table:table-cell>
          <table:table-cell office:value-type="float" office:value="1.57285195267127E+018" calcext:value-type="float">
            <text:p>1.57285195267127E+018</text:p>
          </table:table-cell>
          <table:table-cell/>
          <table:table-cell office:value-type="float" office:value="0.723999977112" calcext:value-type="float">
            <text:p>0.7239999771</text:p>
          </table:table-cell>
          <table:table-cell office:value-type="float" office:value="0.175589993596" calcext:value-type="float">
            <text:p>0.1755899936</text:p>
          </table:table-cell>
          <table:table-cell office:value-type="float" office:value="-0.702340006828" calcext:value-type="float">
            <text:p>-0.70234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77481E+018" calcext:value-type="float">
            <text:p>1.57285195277481E+018</text:p>
          </table:table-cell>
          <table:table-cell office:value-type="float" office:value="8737" calcext:value-type="float">
            <text:p>8737</text:p>
          </table:table-cell>
          <table:table-cell office:value-type="float" office:value="1.57285195272325E+018" calcext:value-type="float">
            <text:p>1.57285195272325E+018</text:p>
          </table:table-cell>
          <table:table-cell/>
          <table:table-cell office:value-type="float" office:value="0.72310000658" calcext:value-type="float">
            <text:p>0.7231000066</text:p>
          </table:table-cell>
          <table:table-cell office:value-type="float" office:value="0.175369992852" calcext:value-type="float">
            <text:p>0.1753699929</text:p>
          </table:table-cell>
          <table:table-cell office:value-type="float" office:value="-0.701489984989" calcext:value-type="float">
            <text:p>-0.70148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82693E+018" calcext:value-type="float">
            <text:p>1.57285195282693E+018</text:p>
          </table:table-cell>
          <table:table-cell office:value-type="float" office:value="8738" calcext:value-type="float">
            <text:p>8738</text:p>
          </table:table-cell>
          <table:table-cell office:value-type="float" office:value="1.57285195277487E+018" calcext:value-type="float">
            <text:p>1.57285195277487E+018</text:p>
          </table:table-cell>
          <table:table-cell/>
          <table:table-cell office:value-type="float" office:value="0.723299980164" calcext:value-type="float">
            <text:p>0.7232999802</text:p>
          </table:table-cell>
          <table:table-cell office:value-type="float" office:value="0.175429999828" calcext:value-type="float">
            <text:p>0.1754299998</text:p>
          </table:table-cell>
          <table:table-cell office:value-type="float" office:value="-0.701730012894" calcext:value-type="float">
            <text:p>-0.701730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87894E+018" calcext:value-type="float">
            <text:p>1.57285195287894E+018</text:p>
          </table:table-cell>
          <table:table-cell office:value-type="float" office:value="8739" calcext:value-type="float">
            <text:p>8739</text:p>
          </table:table-cell>
          <table:table-cell office:value-type="float" office:value="1.57285195282677E+018" calcext:value-type="float">
            <text:p>1.57285195282677E+018</text:p>
          </table:table-cell>
          <table:table-cell/>
          <table:table-cell office:value-type="float" office:value="0.723500013351" calcext:value-type="float">
            <text:p>0.7235000134</text:p>
          </table:table-cell>
          <table:table-cell office:value-type="float" office:value="0.175459995866" calcext:value-type="float">
            <text:p>0.1754599959</text:p>
          </table:table-cell>
          <table:table-cell office:value-type="float" office:value="-0.701849997044" calcext:value-type="float">
            <text:p>-0.70184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93069E+018" calcext:value-type="float">
            <text:p>1.57285195293069E+018</text:p>
          </table:table-cell>
          <table:table-cell office:value-type="float" office:value="8740" calcext:value-type="float">
            <text:p>8740</text:p>
          </table:table-cell>
          <table:table-cell office:value-type="float" office:value="1.57285195287891E+018" calcext:value-type="float">
            <text:p>1.57285195287891E+018</text:p>
          </table:table-cell>
          <table:table-cell/>
          <table:table-cell office:value-type="float" office:value="0.608399987221" calcext:value-type="float">
            <text:p>0.6083999872</text:p>
          </table:table-cell>
          <table:table-cell office:value-type="float" office:value="0.192399993539" calcext:value-type="float">
            <text:p>0.1923999935</text:p>
          </table:table-cell>
          <table:table-cell office:value-type="float" office:value="-0.577189981937" calcext:value-type="float">
            <text:p>-0.5771899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298269E+018" calcext:value-type="float">
            <text:p>1.57285195298269E+018</text:p>
          </table:table-cell>
          <table:table-cell office:value-type="float" office:value="8741" calcext:value-type="float">
            <text:p>8741</text:p>
          </table:table-cell>
          <table:table-cell office:value-type="float" office:value="1.57285195293058E+018" calcext:value-type="float">
            <text:p>1.57285195293058E+018</text:p>
          </table:table-cell>
          <table:table-cell/>
          <table:table-cell office:value-type="float" office:value="0.577600002289" calcext:value-type="float">
            <text:p>0.5776000023</text:p>
          </table:table-cell>
          <table:table-cell office:value-type="float" office:value="0" calcext:value-type="float">
            <text:p>0</text:p>
          </table:table-cell>
          <table:table-cell office:value-type="float" office:value="-0.577579975128" calcext:value-type="float">
            <text:p>-0.5775799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03385E+018" calcext:value-type="float">
            <text:p>1.57285195303385E+018</text:p>
          </table:table-cell>
          <table:table-cell office:value-type="float" office:value="8742" calcext:value-type="float">
            <text:p>8742</text:p>
          </table:table-cell>
          <table:table-cell office:value-type="float" office:value="1.57285195298193E+018" calcext:value-type="float">
            <text:p>1.57285195298193E+018</text:p>
          </table:table-cell>
          <table:table-cell/>
          <table:table-cell office:value-type="float" office:value="0.771799981594" calcext:value-type="float">
            <text:p>0.7717999816</text:p>
          </table:table-cell>
          <table:table-cell office:value-type="float" office:value="0" calcext:value-type="float">
            <text:p>0</text:p>
          </table:table-cell>
          <table:table-cell office:value-type="float" office:value="-0.771799981594" calcext:value-type="float">
            <text:p>-0.771799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08597E+018" calcext:value-type="float">
            <text:p>1.57285195308597E+018</text:p>
          </table:table-cell>
          <table:table-cell office:value-type="float" office:value="8743" calcext:value-type="float">
            <text:p>8743</text:p>
          </table:table-cell>
          <table:table-cell office:value-type="float" office:value="1.57285195303337E+018" calcext:value-type="float">
            <text:p>1.57285195303337E+018</text:p>
          </table:table-cell>
          <table:table-cell/>
          <table:table-cell office:value-type="float" office:value="0.579299986362" calcext:value-type="float">
            <text:p>0.5792999864</text:p>
          </table:table-cell>
          <table:table-cell office:value-type="float" office:value="0" calcext:value-type="float">
            <text:p>0</text:p>
          </table:table-cell>
          <table:table-cell office:value-type="float" office:value="-0.579299986362" calcext:value-type="float">
            <text:p>-0.579299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1372E+018" calcext:value-type="float">
            <text:p>1.5728519531372E+018</text:p>
          </table:table-cell>
          <table:table-cell office:value-type="float" office:value="8744" calcext:value-type="float">
            <text:p>8744</text:p>
          </table:table-cell>
          <table:table-cell office:value-type="float" office:value="1.57285195308498E+018" calcext:value-type="float">
            <text:p>1.57285195308498E+018</text:p>
          </table:table-cell>
          <table:table-cell/>
          <table:table-cell office:value-type="float" office:value="0.579800009727" calcext:value-type="float">
            <text:p>0.5798000097</text:p>
          </table:table-cell>
          <table:table-cell office:value-type="float" office:value="0" calcext:value-type="float">
            <text:p>0</text:p>
          </table:table-cell>
          <table:table-cell office:value-type="float" office:value="-0.579829990864" calcext:value-type="float">
            <text:p>-0.5798299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23952E+018" calcext:value-type="float">
            <text:p>1.57285195323952E+018</text:p>
          </table:table-cell>
          <table:table-cell office:value-type="float" office:value="8745" calcext:value-type="float">
            <text:p>8745</text:p>
          </table:table-cell>
          <table:table-cell office:value-type="float" office:value="1.57285195313721E+018" calcext:value-type="float">
            <text:p>1.57285195313721E+018</text:p>
          </table:table-cell>
          <table:table-cell/>
          <table:table-cell office:value-type="float" office:value="0.77270001173" calcext:value-type="float">
            <text:p>0.7727000117</text:p>
          </table:table-cell>
          <table:table-cell office:value-type="float" office:value="0" calcext:value-type="float">
            <text:p>0</text:p>
          </table:table-cell>
          <table:table-cell office:value-type="float" office:value="-0.772660017014" calcext:value-type="float">
            <text:p>-0.77266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29101E+018" calcext:value-type="float">
            <text:p>1.57285195329101E+018</text:p>
          </table:table-cell>
          <table:table-cell office:value-type="float" office:value="8746" calcext:value-type="float">
            <text:p>8746</text:p>
          </table:table-cell>
          <table:table-cell office:value-type="float" office:value="1.57285195323876E+018" calcext:value-type="float">
            <text:p>1.57285195323876E+018</text:p>
          </table:table-cell>
          <table:table-cell/>
          <table:table-cell office:value-type="float" office:value="0.726499974728" calcext:value-type="float">
            <text:p>0.7264999747</text:p>
          </table:table-cell>
          <table:table-cell office:value-type="float" office:value="0.176210001111" calcext:value-type="float">
            <text:p>0.1762100011</text:p>
          </table:table-cell>
          <table:table-cell office:value-type="float" office:value="-0.704850018024" calcext:value-type="float">
            <text:p>-0.70485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34353E+018" calcext:value-type="float">
            <text:p>1.57285195334353E+018</text:p>
          </table:table-cell>
          <table:table-cell office:value-type="float" office:value="8747" calcext:value-type="float">
            <text:p>8747</text:p>
          </table:table-cell>
          <table:table-cell office:value-type="float" office:value="1.5728519532911E+018" calcext:value-type="float">
            <text:p>1.5728519532911E+018</text:p>
          </table:table-cell>
          <table:table-cell/>
          <table:table-cell office:value-type="float" office:value="0.726100027561" calcext:value-type="float">
            <text:p>0.7261000276</text:p>
          </table:table-cell>
          <table:table-cell office:value-type="float" office:value="0.176109999418" calcext:value-type="float">
            <text:p>0.1761099994</text:p>
          </table:table-cell>
          <table:table-cell office:value-type="float" office:value="-0.704419970512" calcext:value-type="float">
            <text:p>-0.704419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3947E+018" calcext:value-type="float">
            <text:p>1.5728519533947E+018</text:p>
          </table:table-cell>
          <table:table-cell office:value-type="float" office:value="8748" calcext:value-type="float">
            <text:p>8748</text:p>
          </table:table-cell>
          <table:table-cell office:value-type="float" office:value="1.57285195334284E+018" calcext:value-type="float">
            <text:p>1.57285195334284E+018</text:p>
          </table:table-cell>
          <table:table-cell/>
          <table:table-cell office:value-type="float" office:value="0.725899994373" calcext:value-type="float">
            <text:p>0.7258999944</text:p>
          </table:table-cell>
          <table:table-cell office:value-type="float" office:value="0.176070004702" calcext:value-type="float">
            <text:p>0.1760700047</text:p>
          </table:table-cell>
          <table:table-cell office:value-type="float" office:value="-0.704259991646" calcext:value-type="float">
            <text:p>-0.704259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4459E+018" calcext:value-type="float">
            <text:p>1.5728519534459E+018</text:p>
          </table:table-cell>
          <table:table-cell office:value-type="float" office:value="8749" calcext:value-type="float">
            <text:p>8749</text:p>
          </table:table-cell>
          <table:table-cell office:value-type="float" office:value="1.57285195339417E+018" calcext:value-type="float">
            <text:p>1.57285195339417E+018</text:p>
          </table:table-cell>
          <table:table-cell/>
          <table:table-cell office:value-type="float" office:value="0.726700007915" calcext:value-type="float">
            <text:p>0.7267000079</text:p>
          </table:table-cell>
          <table:table-cell office:value-type="float" office:value="0.176239997149" calcext:value-type="float">
            <text:p>0.1762399971</text:p>
          </table:table-cell>
          <table:table-cell office:value-type="float" office:value="-0.704970002174" calcext:value-type="float">
            <text:p>-0.704970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5479E+018" calcext:value-type="float">
            <text:p>1.5728519535479E+018</text:p>
          </table:table-cell>
          <table:table-cell office:value-type="float" office:value="8750" calcext:value-type="float">
            <text:p>8750</text:p>
          </table:table-cell>
          <table:table-cell office:value-type="float" office:value="1.57285195344589E+018" calcext:value-type="float">
            <text:p>1.57285195344589E+018</text:p>
          </table:table-cell>
          <table:table-cell/>
          <table:table-cell office:value-type="float" office:value="0.727199971676" calcext:value-type="float">
            <text:p>0.7271999717</text:p>
          </table:table-cell>
          <table:table-cell office:value-type="float" office:value="0.176369994879" calcext:value-type="float">
            <text:p>0.1763699949</text:p>
          </table:table-cell>
          <table:table-cell office:value-type="float" office:value="-0.705500006676" calcext:value-type="float">
            <text:p>-0.70550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59953E+018" calcext:value-type="float">
            <text:p>1.57285195359953E+018</text:p>
          </table:table-cell>
          <table:table-cell office:value-type="float" office:value="8751" calcext:value-type="float">
            <text:p>8751</text:p>
          </table:table-cell>
          <table:table-cell office:value-type="float" office:value="1.57285195354769E+018" calcext:value-type="float">
            <text:p>1.57285195354769E+018</text:p>
          </table:table-cell>
          <table:table-cell/>
          <table:table-cell office:value-type="float" office:value="0.826300024986" calcext:value-type="float">
            <text:p>0.826300025</text:p>
          </table:table-cell>
          <table:table-cell office:value-type="float" office:value="0.162049993873" calcext:value-type="float">
            <text:p>0.1620499939</text:p>
          </table:table-cell>
          <table:table-cell office:value-type="float" office:value="-0.810230016708" calcext:value-type="float">
            <text:p>-0.81023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6515E+018" calcext:value-type="float">
            <text:p>1.5728519536515E+018</text:p>
          </table:table-cell>
          <table:table-cell office:value-type="float" office:value="8752" calcext:value-type="float">
            <text:p>8752</text:p>
          </table:table-cell>
          <table:table-cell office:value-type="float" office:value="1.57285195359964E+018" calcext:value-type="float">
            <text:p>1.57285195359964E+018</text:p>
          </table:table-cell>
          <table:table-cell/>
          <table:table-cell office:value-type="float" office:value="0.667500019073" calcext:value-type="float">
            <text:p>0.6675000191</text:p>
          </table:table-cell>
          <table:table-cell office:value-type="float" office:value="0.161890000105" calcext:value-type="float">
            <text:p>0.1618900001</text:p>
          </table:table-cell>
          <table:table-cell office:value-type="float" office:value="-0.647549986839" calcext:value-type="float">
            <text:p>-0.6475499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70388E+018" calcext:value-type="float">
            <text:p>1.57285195370388E+018</text:p>
          </table:table-cell>
          <table:table-cell office:value-type="float" office:value="8753" calcext:value-type="float">
            <text:p>8753</text:p>
          </table:table-cell>
          <table:table-cell office:value-type="float" office:value="1.57285195365152E+018" calcext:value-type="float">
            <text:p>1.57285195365152E+018</text:p>
          </table:table-cell>
          <table:table-cell/>
          <table:table-cell office:value-type="float" office:value="0.666999995708" calcext:value-type="float">
            <text:p>0.6669999957</text:p>
          </table:table-cell>
          <table:table-cell office:value-type="float" office:value="0.161770001054" calcext:value-type="float">
            <text:p>0.1617700011</text:p>
          </table:table-cell>
          <table:table-cell office:value-type="float" office:value="-0.647090017796" calcext:value-type="float">
            <text:p>-0.64709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75686E+018" calcext:value-type="float">
            <text:p>1.57285195375686E+018</text:p>
          </table:table-cell>
          <table:table-cell office:value-type="float" office:value="8754" calcext:value-type="float">
            <text:p>8754</text:p>
          </table:table-cell>
          <table:table-cell office:value-type="float" office:value="1.57285195370389E+018" calcext:value-type="float">
            <text:p>1.57285195370389E+018</text:p>
          </table:table-cell>
          <table:table-cell/>
          <table:table-cell office:value-type="float" office:value="0.82389998436" calcext:value-type="float">
            <text:p>0.8238999844</text:p>
          </table:table-cell>
          <table:table-cell office:value-type="float" office:value="0.161569997668" calcext:value-type="float">
            <text:p>0.1615699977</text:p>
          </table:table-cell>
          <table:table-cell office:value-type="float" office:value="-0.807869970798" calcext:value-type="float">
            <text:p>-0.807869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85878E+018" calcext:value-type="float">
            <text:p>1.57285195385878E+018</text:p>
          </table:table-cell>
          <table:table-cell office:value-type="float" office:value="8755" calcext:value-type="float">
            <text:p>8755</text:p>
          </table:table-cell>
          <table:table-cell office:value-type="float" office:value="1.572851953756E+018" calcext:value-type="float">
            <text:p>1.572851953756E+018</text:p>
          </table:table-cell>
          <table:table-cell/>
          <table:table-cell office:value-type="float" office:value="0.66629999876" calcext:value-type="float">
            <text:p>0.6662999988</text:p>
          </table:table-cell>
          <table:table-cell office:value-type="float" office:value="0.161610007286" calcext:value-type="float">
            <text:p>0.1616100073</text:p>
          </table:table-cell>
          <table:table-cell office:value-type="float" office:value="-0.646430015564" calcext:value-type="float">
            <text:p>-0.646430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91028E+018" calcext:value-type="float">
            <text:p>1.57285195391028E+018</text:p>
          </table:table-cell>
          <table:table-cell office:value-type="float" office:value="8756" calcext:value-type="float">
            <text:p>8756</text:p>
          </table:table-cell>
          <table:table-cell office:value-type="float" office:value="1.57285195385811E+018" calcext:value-type="float">
            <text:p>1.57285195385811E+018</text:p>
          </table:table-cell>
          <table:table-cell/>
          <table:table-cell office:value-type="float" office:value="0.645799994469" calcext:value-type="float">
            <text:p>0.6457999945</text:p>
          </table:table-cell>
          <table:table-cell office:value-type="float" office:value="0" calcext:value-type="float">
            <text:p>0</text:p>
          </table:table-cell>
          <table:table-cell office:value-type="float" office:value="-0.645850002766" calcext:value-type="float">
            <text:p>-0.645850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396285E+018" calcext:value-type="float">
            <text:p>1.57285195396285E+018</text:p>
          </table:table-cell>
          <table:table-cell office:value-type="float" office:value="8757" calcext:value-type="float">
            <text:p>8757</text:p>
          </table:table-cell>
          <table:table-cell office:value-type="float" office:value="1.57285195391031E+018" calcext:value-type="float">
            <text:p>1.57285195391031E+018</text:p>
          </table:table-cell>
          <table:table-cell/>
          <table:table-cell office:value-type="float" office:value="0.646000027657" calcext:value-type="float">
            <text:p>0.6460000277</text:p>
          </table:table-cell>
          <table:table-cell office:value-type="float" office:value="0" calcext:value-type="float">
            <text:p>0</text:p>
          </table:table-cell>
          <table:table-cell office:value-type="float" office:value="-0.645980000496" calcext:value-type="float">
            <text:p>-0.64598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0148E+018" calcext:value-type="float">
            <text:p>1.5728519540148E+018</text:p>
          </table:table-cell>
          <table:table-cell office:value-type="float" office:value="8758" calcext:value-type="float">
            <text:p>8758</text:p>
          </table:table-cell>
          <table:table-cell office:value-type="float" office:value="1.57285195396209E+018" calcext:value-type="float">
            <text:p>1.57285195396209E+018</text:p>
          </table:table-cell>
          <table:table-cell/>
          <table:table-cell office:value-type="float" office:value="0.645900011063" calcext:value-type="float">
            <text:p>0.6459000111</text:p>
          </table:table-cell>
          <table:table-cell office:value-type="float" office:value="0" calcext:value-type="float">
            <text:p>0</text:p>
          </table:table-cell>
          <table:table-cell office:value-type="float" office:value="-0.645940005779" calcext:value-type="float">
            <text:p>-0.64594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06636E+018" calcext:value-type="float">
            <text:p>1.57285195406636E+018</text:p>
          </table:table-cell>
          <table:table-cell office:value-type="float" office:value="8759" calcext:value-type="float">
            <text:p>8759</text:p>
          </table:table-cell>
          <table:table-cell office:value-type="float" office:value="1.57285195401383E+018" calcext:value-type="float">
            <text:p>1.57285195401383E+018</text:p>
          </table:table-cell>
          <table:table-cell/>
          <table:table-cell office:value-type="float" office:value="0.665400028229" calcext:value-type="float">
            <text:p>0.6654000282</text:p>
          </table:table-cell>
          <table:table-cell office:value-type="float" office:value="0.161379992962" calcext:value-type="float">
            <text:p>0.161379993</text:p>
          </table:table-cell>
          <table:table-cell office:value-type="float" office:value="-0.645510017872" calcext:value-type="float">
            <text:p>-0.645510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11856E+018" calcext:value-type="float">
            <text:p>1.57285195411856E+018</text:p>
          </table:table-cell>
          <table:table-cell office:value-type="float" office:value="8760" calcext:value-type="float">
            <text:p>8760</text:p>
          </table:table-cell>
          <table:table-cell office:value-type="float" office:value="1.57285195406595E+018" calcext:value-type="float">
            <text:p>1.57285195406595E+018</text:p>
          </table:table-cell>
          <table:table-cell/>
          <table:table-cell office:value-type="float" office:value="0.665000021458" calcext:value-type="float">
            <text:p>0.6650000215</text:p>
          </table:table-cell>
          <table:table-cell office:value-type="float" office:value="0.16126999259" calcext:value-type="float">
            <text:p>0.1612699926</text:p>
          </table:table-cell>
          <table:table-cell office:value-type="float" office:value="-0.64509999752" calcext:value-type="float">
            <text:p>-0.645099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22069E+018" calcext:value-type="float">
            <text:p>1.57285195422069E+018</text:p>
          </table:table-cell>
          <table:table-cell office:value-type="float" office:value="8761" calcext:value-type="float">
            <text:p>8761</text:p>
          </table:table-cell>
          <table:table-cell office:value-type="float" office:value="1.57285195411798E+018" calcext:value-type="float">
            <text:p>1.57285195411798E+018</text:p>
          </table:table-cell>
          <table:table-cell/>
          <table:table-cell office:value-type="float" office:value="0.554499983788" calcext:value-type="float">
            <text:p>0.5544999838</text:p>
          </table:table-cell>
          <table:table-cell office:value-type="float" office:value="0.175349995494" calcext:value-type="float">
            <text:p>0.1753499955</text:p>
          </table:table-cell>
          <table:table-cell office:value-type="float" office:value="-0.526049971581" calcext:value-type="float">
            <text:p>-0.5260499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27228E+018" calcext:value-type="float">
            <text:p>1.57285195427228E+018</text:p>
          </table:table-cell>
          <table:table-cell office:value-type="float" office:value="8762" calcext:value-type="float">
            <text:p>8762</text:p>
          </table:table-cell>
          <table:table-cell office:value-type="float" office:value="1.57285195422E+018" calcext:value-type="float">
            <text:p>1.57285195422E+018</text:p>
          </table:table-cell>
          <table:table-cell/>
          <table:table-cell office:value-type="float" office:value="0.664600014687" calcext:value-type="float">
            <text:p>0.6646000147</text:p>
          </table:table-cell>
          <table:table-cell office:value-type="float" office:value="0.161200001836" calcext:value-type="float">
            <text:p>0.1612000018</text:p>
          </table:table-cell>
          <table:table-cell office:value-type="float" office:value="-0.644789993763" calcext:value-type="float">
            <text:p>-0.6447899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32487E+018" calcext:value-type="float">
            <text:p>1.57285195432487E+018</text:p>
          </table:table-cell>
          <table:table-cell office:value-type="float" office:value="8763" calcext:value-type="float">
            <text:p>8763</text:p>
          </table:table-cell>
          <table:table-cell office:value-type="float" office:value="1.57285195427194E+018" calcext:value-type="float">
            <text:p>1.57285195427194E+018</text:p>
          </table:table-cell>
          <table:table-cell/>
          <table:table-cell office:value-type="float" office:value="0.821900010109" calcext:value-type="float">
            <text:p>0.8219000101</text:p>
          </table:table-cell>
          <table:table-cell office:value-type="float" office:value="0.161180004478" calcext:value-type="float">
            <text:p>0.1611800045</text:p>
          </table:table-cell>
          <table:table-cell office:value-type="float" office:value="-0.805899977684" calcext:value-type="float">
            <text:p>-0.8058999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37642E+018" calcext:value-type="float">
            <text:p>1.57285195437642E+018</text:p>
          </table:table-cell>
          <table:table-cell office:value-type="float" office:value="8764" calcext:value-type="float">
            <text:p>8764</text:p>
          </table:table-cell>
          <table:table-cell office:value-type="float" office:value="1.57285195432405E+018" calcext:value-type="float">
            <text:p>1.57285195432405E+018</text:p>
          </table:table-cell>
          <table:table-cell/>
          <table:table-cell office:value-type="float" office:value="0.66479998827" calcext:value-type="float">
            <text:p>0.6647999883</text:p>
          </table:table-cell>
          <table:table-cell office:value-type="float" office:value="0.161249995232" calcext:value-type="float">
            <text:p>0.1612499952</text:p>
          </table:table-cell>
          <table:table-cell office:value-type="float" office:value="-0.644990026951" calcext:value-type="float">
            <text:p>-0.64499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42828E+018" calcext:value-type="float">
            <text:p>1.57285195442828E+018</text:p>
          </table:table-cell>
          <table:table-cell office:value-type="float" office:value="8765" calcext:value-type="float">
            <text:p>8765</text:p>
          </table:table-cell>
          <table:table-cell office:value-type="float" office:value="1.57285195437588E+018" calcext:value-type="float">
            <text:p>1.57285195437588E+018</text:p>
          </table:table-cell>
          <table:table-cell/>
          <table:table-cell office:value-type="float" office:value="0.665099978447" calcext:value-type="float">
            <text:p>0.6650999784</text:p>
          </table:table-cell>
          <table:table-cell office:value-type="float" office:value="0.161320000887" calcext:value-type="float">
            <text:p>0.1613200009</text:p>
          </table:table-cell>
          <table:table-cell office:value-type="float" office:value="-0.645280003548" calcext:value-type="float">
            <text:p>-0.64528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47926E+018" calcext:value-type="float">
            <text:p>1.57285195447926E+018</text:p>
          </table:table-cell>
          <table:table-cell office:value-type="float" office:value="8766" calcext:value-type="float">
            <text:p>8766</text:p>
          </table:table-cell>
          <table:table-cell office:value-type="float" office:value="1.57285195442756E+018" calcext:value-type="float">
            <text:p>1.57285195442756E+018</text:p>
          </table:table-cell>
          <table:table-cell/>
          <table:table-cell office:value-type="float" office:value="0.724099993706" calcext:value-type="float">
            <text:p>0.7240999937</text:p>
          </table:table-cell>
          <table:table-cell office:value-type="float" office:value="0.175610005856" calcext:value-type="float">
            <text:p>0.1756100059</text:p>
          </table:table-cell>
          <table:table-cell office:value-type="float" office:value="-0.702430009842" calcext:value-type="float">
            <text:p>-0.702430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53128E+018" calcext:value-type="float">
            <text:p>1.57285195453128E+018</text:p>
          </table:table-cell>
          <table:table-cell office:value-type="float" office:value="8767" calcext:value-type="float">
            <text:p>8767</text:p>
          </table:table-cell>
          <table:table-cell office:value-type="float" office:value="1.57285195447956E+018" calcext:value-type="float">
            <text:p>1.57285195447956E+018</text:p>
          </table:table-cell>
          <table:table-cell/>
          <table:table-cell office:value-type="float" office:value="0.724300026894" calcext:value-type="float">
            <text:p>0.724300026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-0.702679991722" calcext:value-type="float">
            <text:p>-0.702679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58372E+018" calcext:value-type="float">
            <text:p>1.57285195458372E+018</text:p>
          </table:table-cell>
          <table:table-cell office:value-type="float" office:value="8768" calcext:value-type="float">
            <text:p>8768</text:p>
          </table:table-cell>
          <table:table-cell office:value-type="float" office:value="1.57285195453134E+018" calcext:value-type="float">
            <text:p>1.57285195453134E+018</text:p>
          </table:table-cell>
          <table:table-cell/>
          <table:table-cell office:value-type="float" office:value="0.724300026894" calcext:value-type="float">
            <text:p>0.7243000269</text:p>
          </table:table-cell>
          <table:table-cell office:value-type="float" office:value="0.175669997931" calcext:value-type="float">
            <text:p>0.1756699979</text:p>
          </table:table-cell>
          <table:table-cell office:value-type="float" office:value="-0.702679991722" calcext:value-type="float">
            <text:p>-0.702679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63584E+018" calcext:value-type="float">
            <text:p>1.57285195463584E+018</text:p>
          </table:table-cell>
          <table:table-cell office:value-type="float" office:value="8769" calcext:value-type="float">
            <text:p>8769</text:p>
          </table:table-cell>
          <table:table-cell office:value-type="float" office:value="1.57285195458315E+018" calcext:value-type="float">
            <text:p>1.57285195458315E+018</text:p>
          </table:table-cell>
          <table:table-cell/>
          <table:table-cell office:value-type="float" office:value="0.702600002289" calcext:value-type="float">
            <text:p>0.7026000023</text:p>
          </table:table-cell>
          <table:table-cell office:value-type="float" office:value="0" calcext:value-type="float">
            <text:p>0</text:p>
          </table:table-cell>
          <table:table-cell office:value-type="float" office:value="-0.702589988708" calcext:value-type="float">
            <text:p>-0.702589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68683E+018" calcext:value-type="float">
            <text:p>1.57285195468683E+018</text:p>
          </table:table-cell>
          <table:table-cell office:value-type="float" office:value="8770" calcext:value-type="float">
            <text:p>8770</text:p>
          </table:table-cell>
          <table:table-cell office:value-type="float" office:value="1.57285195463505E+018" calcext:value-type="float">
            <text:p>1.57285195463505E+018</text:p>
          </table:table-cell>
          <table:table-cell/>
          <table:table-cell office:value-type="float" office:value="0.702899992466" calcext:value-type="float">
            <text:p>0.7028999925</text:p>
          </table:table-cell>
          <table:table-cell office:value-type="float" office:value="0" calcext:value-type="float">
            <text:p>0</text:p>
          </table:table-cell>
          <table:table-cell office:value-type="float" office:value="-0.70287001133" calcext:value-type="float">
            <text:p>-0.702870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73938E+018" calcext:value-type="float">
            <text:p>1.57285195473938E+018</text:p>
          </table:table-cell>
          <table:table-cell office:value-type="float" office:value="8771" calcext:value-type="float">
            <text:p>8771</text:p>
          </table:table-cell>
          <table:table-cell office:value-type="float" office:value="1.57285195468696E+018" calcext:value-type="float">
            <text:p>1.57285195468696E+018</text:p>
          </table:table-cell>
          <table:table-cell/>
          <table:table-cell office:value-type="float" office:value="0.70300000906" calcext:value-type="float">
            <text:p>0.7030000091</text:p>
          </table:table-cell>
          <table:table-cell office:value-type="float" office:value="0" calcext:value-type="float">
            <text:p>0</text:p>
          </table:table-cell>
          <table:table-cell office:value-type="float" office:value="-0.70300000906" calcext:value-type="float">
            <text:p>-0.703000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79096E+018" calcext:value-type="float">
            <text:p>1.57285195479096E+018</text:p>
          </table:table-cell>
          <table:table-cell office:value-type="float" office:value="8772" calcext:value-type="float">
            <text:p>8772</text:p>
          </table:table-cell>
          <table:table-cell office:value-type="float" office:value="1.5728519547392E+018" calcext:value-type="float">
            <text:p>1.5728519547392E+018</text:p>
          </table:table-cell>
          <table:table-cell/>
          <table:table-cell office:value-type="float" office:value="0.770399987698" calcext:value-type="float">
            <text:p>0.7703999877</text:p>
          </table:table-cell>
          <table:table-cell office:value-type="float" office:value="0" calcext:value-type="float">
            <text:p>0</text:p>
          </table:table-cell>
          <table:table-cell office:value-type="float" office:value="-0.770410001278" calcext:value-type="float">
            <text:p>-0.77041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84314E+018" calcext:value-type="float">
            <text:p>1.57285195484314E+018</text:p>
          </table:table-cell>
          <table:table-cell office:value-type="float" office:value="8773" calcext:value-type="float">
            <text:p>8773</text:p>
          </table:table-cell>
          <table:table-cell office:value-type="float" office:value="1.5728519547906E+018" calcext:value-type="float">
            <text:p>1.5728519547906E+018</text:p>
          </table:table-cell>
          <table:table-cell/>
          <table:table-cell office:value-type="float" office:value="0.578400015831" calcext:value-type="float">
            <text:p>0.5784000158</text:p>
          </table:table-cell>
          <table:table-cell office:value-type="float" office:value="0" calcext:value-type="float">
            <text:p>0</text:p>
          </table:table-cell>
          <table:table-cell office:value-type="float" office:value="-0.578410029411" calcext:value-type="float">
            <text:p>-0.578410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89437E+018" calcext:value-type="float">
            <text:p>1.57285195489437E+018</text:p>
          </table:table-cell>
          <table:table-cell office:value-type="float" office:value="8774" calcext:value-type="float">
            <text:p>8774</text:p>
          </table:table-cell>
          <table:table-cell office:value-type="float" office:value="1.57285195484247E+018" calcext:value-type="float">
            <text:p>1.57285195484247E+018</text:p>
          </table:table-cell>
          <table:table-cell/>
          <table:table-cell office:value-type="float" office:value="0.610000014305" calcext:value-type="float">
            <text:p>0.6100000143</text:p>
          </table:table-cell>
          <table:table-cell office:value-type="float" office:value="0.192890003324" calcext:value-type="float">
            <text:p>0.1928900033</text:p>
          </table:table-cell>
          <table:table-cell office:value-type="float" office:value="-0.578679978848" calcext:value-type="float">
            <text:p>-0.578679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94659E+018" calcext:value-type="float">
            <text:p>1.57285195494659E+018</text:p>
          </table:table-cell>
          <table:table-cell office:value-type="float" office:value="8775" calcext:value-type="float">
            <text:p>8775</text:p>
          </table:table-cell>
          <table:table-cell office:value-type="float" office:value="1.57285195489454E+018" calcext:value-type="float">
            <text:p>1.57285195489454E+018</text:p>
          </table:table-cell>
          <table:table-cell/>
          <table:table-cell office:value-type="float" office:value="0.795000016689" calcext:value-type="float">
            <text:p>0.7950000167</text:p>
          </table:table-cell>
          <table:table-cell office:value-type="float" office:value="0.192809998989" calcext:value-type="float">
            <text:p>0.192809999</text:p>
          </table:table-cell>
          <table:table-cell office:value-type="float" office:value="-0.771229982376" calcext:value-type="float">
            <text:p>-0.7712299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499784E+018" calcext:value-type="float">
            <text:p>1.57285195499784E+018</text:p>
          </table:table-cell>
          <table:table-cell office:value-type="float" office:value="8776" calcext:value-type="float">
            <text:p>8776</text:p>
          </table:table-cell>
          <table:table-cell office:value-type="float" office:value="1.57285195494624E+018" calcext:value-type="float">
            <text:p>1.57285195494624E+018</text:p>
          </table:table-cell>
          <table:table-cell/>
          <table:table-cell office:value-type="float" office:value="0.609700024128" calcext:value-type="float">
            <text:p>0.6097000241</text:p>
          </table:table-cell>
          <table:table-cell office:value-type="float" office:value="0.19280000031" calcext:value-type="float">
            <text:p>0.1928000003</text:p>
          </table:table-cell>
          <table:table-cell office:value-type="float" office:value="-0.578390002251" calcext:value-type="float">
            <text:p>-0.578390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05041E+018" calcext:value-type="float">
            <text:p>1.57285195505041E+018</text:p>
          </table:table-cell>
          <table:table-cell office:value-type="float" office:value="8777" calcext:value-type="float">
            <text:p>8777</text:p>
          </table:table-cell>
          <table:table-cell office:value-type="float" office:value="1.57285195499798E+018" calcext:value-type="float">
            <text:p>1.57285195499798E+018</text:p>
          </table:table-cell>
          <table:table-cell/>
          <table:table-cell office:value-type="float" office:value="0.610000014305" calcext:value-type="float">
            <text:p>0.6100000143</text:p>
          </table:table-cell>
          <table:table-cell office:value-type="float" office:value="0.192890003324" calcext:value-type="float">
            <text:p>0.1928900033</text:p>
          </table:table-cell>
          <table:table-cell office:value-type="float" office:value="-0.578679978848" calcext:value-type="float">
            <text:p>-0.578679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10133E+018" calcext:value-type="float">
            <text:p>1.57285195510133E+018</text:p>
          </table:table-cell>
          <table:table-cell office:value-type="float" office:value="8778" calcext:value-type="float">
            <text:p>8778</text:p>
          </table:table-cell>
          <table:table-cell office:value-type="float" office:value="1.57285195504974E+018" calcext:value-type="float">
            <text:p>1.57285195504974E+018</text:p>
          </table:table-cell>
          <table:table-cell/>
          <table:table-cell office:value-type="float" office:value="0.79540002346" calcext:value-type="float">
            <text:p>0.7954000235</text:p>
          </table:table-cell>
          <table:table-cell office:value-type="float" office:value="0.192900002003" calcext:value-type="float">
            <text:p>0.192900002</text:p>
          </table:table-cell>
          <table:table-cell office:value-type="float" office:value="-0.771600008011" calcext:value-type="float">
            <text:p>-0.77160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15425E+018" calcext:value-type="float">
            <text:p>1.57285195515425E+018</text:p>
          </table:table-cell>
          <table:table-cell office:value-type="float" office:value="8779" calcext:value-type="float">
            <text:p>8779</text:p>
          </table:table-cell>
          <table:table-cell office:value-type="float" office:value="1.57285195510157E+018" calcext:value-type="float">
            <text:p>1.57285195510157E+018</text:p>
          </table:table-cell>
          <table:table-cell/>
          <table:table-cell office:value-type="float" office:value="0.610000014305" calcext:value-type="float">
            <text:p>0.6100000143</text:p>
          </table:table-cell>
          <table:table-cell office:value-type="float" office:value="0.192890003324" calcext:value-type="float">
            <text:p>0.1928900033</text:p>
          </table:table-cell>
          <table:table-cell office:value-type="float" office:value="-0.578679978848" calcext:value-type="float">
            <text:p>-0.578679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20555E+018" calcext:value-type="float">
            <text:p>1.57285195520555E+018</text:p>
          </table:table-cell>
          <table:table-cell office:value-type="float" office:value="8780" calcext:value-type="float">
            <text:p>8780</text:p>
          </table:table-cell>
          <table:table-cell office:value-type="float" office:value="1.57285195515349E+018" calcext:value-type="float">
            <text:p>1.57285195515349E+018</text:p>
          </table:table-cell>
          <table:table-cell/>
          <table:table-cell office:value-type="float" office:value="0.610000014305" calcext:value-type="float">
            <text:p>0.6100000143</text:p>
          </table:table-cell>
          <table:table-cell office:value-type="float" office:value="0.192880004644" calcext:value-type="float">
            <text:p>0.1928800046</text:p>
          </table:table-cell>
          <table:table-cell office:value-type="float" office:value="-0.578649997711" calcext:value-type="float">
            <text:p>-0.578649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25807E+018" calcext:value-type="float">
            <text:p>1.57285195525807E+018</text:p>
          </table:table-cell>
          <table:table-cell office:value-type="float" office:value="8781" calcext:value-type="float">
            <text:p>8781</text:p>
          </table:table-cell>
          <table:table-cell office:value-type="float" office:value="1.57285195520557E+018" calcext:value-type="float">
            <text:p>1.57285195520557E+018</text:p>
          </table:table-cell>
          <table:table-cell/>
          <table:table-cell office:value-type="float" office:value="0.795000016689" calcext:value-type="float">
            <text:p>0.7950000167</text:p>
          </table:table-cell>
          <table:table-cell office:value-type="float" office:value="0.192819997668" calcext:value-type="float">
            <text:p>0.1928199977</text:p>
          </table:table-cell>
          <table:table-cell office:value-type="float" office:value="-0.771300017834" calcext:value-type="float">
            <text:p>-0.771300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31001E+018" calcext:value-type="float">
            <text:p>1.57285195531001E+018</text:p>
          </table:table-cell>
          <table:table-cell office:value-type="float" office:value="8782" calcext:value-type="float">
            <text:p>8782</text:p>
          </table:table-cell>
          <table:table-cell office:value-type="float" office:value="1.57285195525797E+018" calcext:value-type="float">
            <text:p>1.57285195525797E+018</text:p>
          </table:table-cell>
          <table:table-cell/>
          <table:table-cell office:value-type="float" office:value="0.609600007534" calcext:value-type="float">
            <text:p>0.6096000075</text:p>
          </table:table-cell>
          <table:table-cell office:value-type="float" office:value="0.192760005593" calcext:value-type="float">
            <text:p>0.1927600056</text:p>
          </table:table-cell>
          <table:table-cell office:value-type="float" office:value="-0.578289985657" calcext:value-type="float">
            <text:p>-0.578289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36173E+018" calcext:value-type="float">
            <text:p>1.57285195536173E+018</text:p>
          </table:table-cell>
          <table:table-cell office:value-type="float" office:value="8783" calcext:value-type="float">
            <text:p>8783</text:p>
          </table:table-cell>
          <table:table-cell office:value-type="float" office:value="1.57285195531001E+018" calcext:value-type="float">
            <text:p>1.57285195531001E+018</text:p>
          </table:table-cell>
          <table:table-cell/>
          <table:table-cell office:value-type="float" office:value="0.793799996376" calcext:value-type="float">
            <text:p>0.7937999964</text:p>
          </table:table-cell>
          <table:table-cell office:value-type="float" office:value="0.19253000617" calcext:value-type="float">
            <text:p>0.1925300062</text:p>
          </table:table-cell>
          <table:table-cell office:value-type="float" office:value="-0.770120024681" calcext:value-type="float">
            <text:p>-0.77012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4155E+018" calcext:value-type="float">
            <text:p>1.5728519554155E+018</text:p>
          </table:table-cell>
          <table:table-cell office:value-type="float" office:value="8784" calcext:value-type="float">
            <text:p>8784</text:p>
          </table:table-cell>
          <table:table-cell office:value-type="float" office:value="1.57285195536172E+018" calcext:value-type="float">
            <text:p>1.57285195536172E+018</text:p>
          </table:table-cell>
          <table:table-cell/>
          <table:table-cell office:value-type="float" office:value="0.770299971104" calcext:value-type="float">
            <text:p>0.7702999711</text:p>
          </table:table-cell>
          <table:table-cell office:value-type="float" office:value="0" calcext:value-type="float">
            <text:p>0</text:p>
          </table:table-cell>
          <table:table-cell office:value-type="float" office:value="-0.770340025425" calcext:value-type="float">
            <text:p>-0.770340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46769E+018" calcext:value-type="float">
            <text:p>1.57285195546769E+018</text:p>
          </table:table-cell>
          <table:table-cell office:value-type="float" office:value="8785" calcext:value-type="float">
            <text:p>8785</text:p>
          </table:table-cell>
          <table:table-cell office:value-type="float" office:value="1.57285195541517E+018" calcext:value-type="float">
            <text:p>1.57285195541517E+018</text:p>
          </table:table-cell>
          <table:table-cell/>
          <table:table-cell office:value-type="float" office:value="0.576200008392" calcext:value-type="float">
            <text:p>0.5762000084</text:p>
          </table:table-cell>
          <table:table-cell office:value-type="float" office:value="0" calcext:value-type="float">
            <text:p>0</text:p>
          </table:table-cell>
          <table:table-cell office:value-type="float" office:value="-0.576219975948" calcext:value-type="float">
            <text:p>-0.5762199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51957E+018" calcext:value-type="float">
            <text:p>1.57285195551957E+018</text:p>
          </table:table-cell>
          <table:table-cell office:value-type="float" office:value="8786" calcext:value-type="float">
            <text:p>8786</text:p>
          </table:table-cell>
          <table:table-cell office:value-type="float" office:value="1.57285195546706E+018" calcext:value-type="float">
            <text:p>1.57285195546706E+018</text:p>
          </table:table-cell>
          <table:table-cell/>
          <table:table-cell office:value-type="float" office:value="0.768000006676" calcext:value-type="float">
            <text:p>0.7680000067</text:p>
          </table:table-cell>
          <table:table-cell office:value-type="float" office:value="0" calcext:value-type="float">
            <text:p>0</text:p>
          </table:table-cell>
          <table:table-cell office:value-type="float" office:value="-0.768019974232" calcext:value-type="float">
            <text:p>-0.7680199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57136E+018" calcext:value-type="float">
            <text:p>1.57285195557136E+018</text:p>
          </table:table-cell>
          <table:table-cell office:value-type="float" office:value="8787" calcext:value-type="float">
            <text:p>8787</text:p>
          </table:table-cell>
          <table:table-cell office:value-type="float" office:value="1.57285195551942E+018" calcext:value-type="float">
            <text:p>1.57285195551942E+018</text:p>
          </table:table-cell>
          <table:table-cell/>
          <table:table-cell office:value-type="float" office:value="0.76709997654" calcext:value-type="float">
            <text:p>0.7670999765</text:p>
          </table:table-cell>
          <table:table-cell office:value-type="float" office:value="0" calcext:value-type="float">
            <text:p>0</text:p>
          </table:table-cell>
          <table:table-cell office:value-type="float" office:value="-0.767090022564" calcext:value-type="float">
            <text:p>-0.76709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62345E+018" calcext:value-type="float">
            <text:p>1.57285195562345E+018</text:p>
          </table:table-cell>
          <table:table-cell office:value-type="float" office:value="8788" calcext:value-type="float">
            <text:p>8788</text:p>
          </table:table-cell>
          <table:table-cell office:value-type="float" office:value="1.57285195557125E+018" calcext:value-type="float">
            <text:p>1.57285195557125E+018</text:p>
          </table:table-cell>
          <table:table-cell/>
          <table:table-cell office:value-type="float" office:value="0.575299978256" calcext:value-type="float">
            <text:p>0.5752999783</text:p>
          </table:table-cell>
          <table:table-cell office:value-type="float" office:value="0" calcext:value-type="float">
            <text:p>0</text:p>
          </table:table-cell>
          <table:table-cell office:value-type="float" office:value="-0.57525998354" calcext:value-type="float">
            <text:p>-0.575259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72779E+018" calcext:value-type="float">
            <text:p>1.57285195572779E+018</text:p>
          </table:table-cell>
          <table:table-cell office:value-type="float" office:value="8789" calcext:value-type="float">
            <text:p>8789</text:p>
          </table:table-cell>
          <table:table-cell office:value-type="float" office:value="1.57285195562343E+018" calcext:value-type="float">
            <text:p>1.57285195562343E+018</text:p>
          </table:table-cell>
          <table:table-cell/>
          <table:table-cell office:value-type="float" office:value="0.766499996185" calcext:value-type="float">
            <text:p>0.7664999962</text:p>
          </table:table-cell>
          <table:table-cell office:value-type="float" office:value="0" calcext:value-type="float">
            <text:p>0</text:p>
          </table:table-cell>
          <table:table-cell office:value-type="float" office:value="-0.766489982605" calcext:value-type="float">
            <text:p>-0.766489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7792E+018" calcext:value-type="float">
            <text:p>1.5728519557792E+018</text:p>
          </table:table-cell>
          <table:table-cell office:value-type="float" office:value="8790" calcext:value-type="float">
            <text:p>8790</text:p>
          </table:table-cell>
          <table:table-cell office:value-type="float" office:value="1.57285195572705E+018" calcext:value-type="float">
            <text:p>1.57285195572705E+018</text:p>
          </table:table-cell>
          <table:table-cell/>
          <table:table-cell office:value-type="float" office:value="0.718900024891" calcext:value-type="float">
            <text:p>0.7189000249</text:p>
          </table:table-cell>
          <table:table-cell office:value-type="float" office:value="0.174349993467" calcext:value-type="float">
            <text:p>0.1743499935</text:p>
          </table:table-cell>
          <table:table-cell office:value-type="float" office:value="-0.697399973869" calcext:value-type="float">
            <text:p>-0.6973999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83184E+018" calcext:value-type="float">
            <text:p>1.57285195583184E+018</text:p>
          </table:table-cell>
          <table:table-cell office:value-type="float" office:value="8791" calcext:value-type="float">
            <text:p>8791</text:p>
          </table:table-cell>
          <table:table-cell office:value-type="float" office:value="1.57285195577906E+018" calcext:value-type="float">
            <text:p>1.57285195577906E+018</text:p>
          </table:table-cell>
          <table:table-cell/>
          <table:table-cell office:value-type="float" office:value="0.71899998188" calcext:value-type="float">
            <text:p>0.7189999819</text:p>
          </table:table-cell>
          <table:table-cell office:value-type="float" office:value="0.174370005727" calcext:value-type="float">
            <text:p>0.1743700057</text:p>
          </table:table-cell>
          <table:table-cell office:value-type="float" office:value="-0.697489976883" calcext:value-type="float">
            <text:p>-0.697489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88293E+018" calcext:value-type="float">
            <text:p>1.57285195588293E+018</text:p>
          </table:table-cell>
          <table:table-cell office:value-type="float" office:value="8792" calcext:value-type="float">
            <text:p>8792</text:p>
          </table:table-cell>
          <table:table-cell office:value-type="float" office:value="1.57285195583119E+018" calcext:value-type="float">
            <text:p>1.57285195583119E+018</text:p>
          </table:table-cell>
          <table:table-cell/>
          <table:table-cell office:value-type="float" office:value="0.719299972057" calcext:value-type="float">
            <text:p>0.7192999721</text:p>
          </table:table-cell>
          <table:table-cell office:value-type="float" office:value="0.17444999516" calcext:value-type="float">
            <text:p>0.1744499952</text:p>
          </table:table-cell>
          <table:table-cell office:value-type="float" office:value="-0.697809994221" calcext:value-type="float">
            <text:p>-0.697809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593497E+018" calcext:value-type="float">
            <text:p>1.57285195593497E+018</text:p>
          </table:table-cell>
          <table:table-cell office:value-type="float" office:value="8793" calcext:value-type="float">
            <text:p>8793</text:p>
          </table:table-cell>
          <table:table-cell office:value-type="float" office:value="1.57285195588311E+018" calcext:value-type="float">
            <text:p>1.57285195588311E+018</text:p>
          </table:table-cell>
          <table:table-cell/>
          <table:table-cell office:value-type="float" office:value="0.551800012589" calcext:value-type="float">
            <text:p>0.5518000126</text:p>
          </table:table-cell>
          <table:table-cell office:value-type="float" office:value="0.174490004778" calcext:value-type="float">
            <text:p>0.1744900048</text:p>
          </table:table-cell>
          <table:table-cell office:value-type="float" office:value="-0.523459970951" calcext:value-type="float">
            <text:p>-0.523459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03712E+018" calcext:value-type="float">
            <text:p>1.57285195603712E+018</text:p>
          </table:table-cell>
          <table:table-cell office:value-type="float" office:value="8794" calcext:value-type="float">
            <text:p>8794</text:p>
          </table:table-cell>
          <table:table-cell office:value-type="float" office:value="1.57285195593517E+018" calcext:value-type="float">
            <text:p>1.57285195593517E+018</text:p>
          </table:table-cell>
          <table:table-cell/>
          <table:table-cell office:value-type="float" office:value="0.71899998188" calcext:value-type="float">
            <text:p>0.7189999819</text:p>
          </table:table-cell>
          <table:table-cell office:value-type="float" office:value="0.174380004406" calcext:value-type="float">
            <text:p>0.1743800044</text:p>
          </table:table-cell>
          <table:table-cell office:value-type="float" office:value="-0.6975299716" calcext:value-type="float">
            <text:p>-0.6975299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08989E+018" calcext:value-type="float">
            <text:p>1.57285195608989E+018</text:p>
          </table:table-cell>
          <table:table-cell office:value-type="float" office:value="8795" calcext:value-type="float">
            <text:p>8795</text:p>
          </table:table-cell>
          <table:table-cell office:value-type="float" office:value="1.57285195603723E+018" calcext:value-type="float">
            <text:p>1.57285195603723E+018</text:p>
          </table:table-cell>
          <table:table-cell/>
          <table:table-cell office:value-type="float" office:value="0.662800014019" calcext:value-type="float">
            <text:p>0.662800014</text:p>
          </table:table-cell>
          <table:table-cell office:value-type="float" office:value="0.160760000348" calcext:value-type="float">
            <text:p>0.1607600003</text:p>
          </table:table-cell>
          <table:table-cell office:value-type="float" office:value="-0.643019974232" calcext:value-type="float">
            <text:p>-0.6430199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14181E+018" calcext:value-type="float">
            <text:p>1.57285195614181E+018</text:p>
          </table:table-cell>
          <table:table-cell office:value-type="float" office:value="8796" calcext:value-type="float">
            <text:p>8796</text:p>
          </table:table-cell>
          <table:table-cell office:value-type="float" office:value="1.57285195608911E+018" calcext:value-type="float">
            <text:p>1.57285195608911E+018</text:p>
          </table:table-cell>
          <table:table-cell/>
          <table:table-cell office:value-type="float" office:value="0.662800014019" calcext:value-type="float">
            <text:p>0.662800014</text:p>
          </table:table-cell>
          <table:table-cell office:value-type="float" office:value="0.160760000348" calcext:value-type="float">
            <text:p>0.1607600003</text:p>
          </table:table-cell>
          <table:table-cell office:value-type="float" office:value="-0.643029987812" calcext:value-type="float">
            <text:p>-0.643029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19334E+018" calcext:value-type="float">
            <text:p>1.57285195619334E+018</text:p>
          </table:table-cell>
          <table:table-cell office:value-type="float" office:value="8797" calcext:value-type="float">
            <text:p>8797</text:p>
          </table:table-cell>
          <table:table-cell office:value-type="float" office:value="1.57285195614101E+018" calcext:value-type="float">
            <text:p>1.57285195614101E+018</text:p>
          </table:table-cell>
          <table:table-cell/>
          <table:table-cell office:value-type="float" office:value="0.663299977779" calcext:value-type="float">
            <text:p>0.6632999778</text:p>
          </table:table-cell>
          <table:table-cell office:value-type="float" office:value="0.160879999399" calcext:value-type="float">
            <text:p>0.1608799994</text:p>
          </table:table-cell>
          <table:table-cell office:value-type="float" office:value="-0.643519997597" calcext:value-type="float">
            <text:p>-0.643519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24497E+018" calcext:value-type="float">
            <text:p>1.57285195624497E+018</text:p>
          </table:table-cell>
          <table:table-cell office:value-type="float" office:value="8798" calcext:value-type="float">
            <text:p>8798</text:p>
          </table:table-cell>
          <table:table-cell office:value-type="float" office:value="1.57285195619266E+018" calcext:value-type="float">
            <text:p>1.57285195619266E+018</text:p>
          </table:table-cell>
          <table:table-cell/>
          <table:table-cell office:value-type="float" office:value="0.820599973202" calcext:value-type="float">
            <text:p>0.8205999732</text:p>
          </table:table-cell>
          <table:table-cell office:value-type="float" office:value="0.160919994116" calcext:value-type="float">
            <text:p>0.1609199941</text:p>
          </table:table-cell>
          <table:table-cell office:value-type="float" office:value="-0.804620027542" calcext:value-type="float">
            <text:p>-0.804620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29833E+018" calcext:value-type="float">
            <text:p>1.57285195629833E+018</text:p>
          </table:table-cell>
          <table:table-cell office:value-type="float" office:value="8799" calcext:value-type="float">
            <text:p>8799</text:p>
          </table:table-cell>
          <table:table-cell office:value-type="float" office:value="1.57285195624502E+018" calcext:value-type="float">
            <text:p>1.57285195624502E+018</text:p>
          </table:table-cell>
          <table:table-cell/>
          <table:table-cell office:value-type="float" office:value="0.663299977779" calcext:value-type="float">
            <text:p>0.6632999778</text:p>
          </table:table-cell>
          <table:table-cell office:value-type="float" office:value="0.160879999399" calcext:value-type="float">
            <text:p>0.1608799994</text:p>
          </table:table-cell>
          <table:table-cell office:value-type="float" office:value="-0.643509984016" calcext:value-type="float">
            <text:p>-0.64350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35005E+018" calcext:value-type="float">
            <text:p>1.57285195635005E+018</text:p>
          </table:table-cell>
          <table:table-cell office:value-type="float" office:value="8800" calcext:value-type="float">
            <text:p>8800</text:p>
          </table:table-cell>
          <table:table-cell office:value-type="float" office:value="1.57285195629839E+018" calcext:value-type="float">
            <text:p>1.57285195629839E+018</text:p>
          </table:table-cell>
          <table:table-cell/>
          <table:table-cell office:value-type="float" office:value="0.700100004673" calcext:value-type="float">
            <text:p>0.7001000047</text:p>
          </table:table-cell>
          <table:table-cell office:value-type="float" office:value="0" calcext:value-type="float">
            <text:p>0</text:p>
          </table:table-cell>
          <table:table-cell office:value-type="float" office:value="-0.700100004673" calcext:value-type="float">
            <text:p>-0.70010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40303E+018" calcext:value-type="float">
            <text:p>1.57285195640303E+018</text:p>
          </table:table-cell>
          <table:table-cell office:value-type="float" office:value="8801" calcext:value-type="float">
            <text:p>8801</text:p>
          </table:table-cell>
          <table:table-cell office:value-type="float" office:value="1.57285195635023E+018" calcext:value-type="float">
            <text:p>1.57285195635023E+018</text:p>
          </table:table-cell>
          <table:table-cell/>
          <table:table-cell office:value-type="float" office:value="0.700299978256" calcext:value-type="float">
            <text:p>0.7002999783</text:p>
          </table:table-cell>
          <table:table-cell office:value-type="float" office:value="0" calcext:value-type="float">
            <text:p>0</text:p>
          </table:table-cell>
          <table:table-cell office:value-type="float" office:value="-0.700320005417" calcext:value-type="float">
            <text:p>-0.70032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45423E+018" calcext:value-type="float">
            <text:p>1.57285195645423E+018</text:p>
          </table:table-cell>
          <table:table-cell office:value-type="float" office:value="8802" calcext:value-type="float">
            <text:p>8802</text:p>
          </table:table-cell>
          <table:table-cell office:value-type="float" office:value="1.57285195640227E+018" calcext:value-type="float">
            <text:p>1.57285195640227E+018</text:p>
          </table:table-cell>
          <table:table-cell/>
          <table:table-cell office:value-type="float" office:value="0.70039999485" calcext:value-type="float">
            <text:p>0.7003999949</text:p>
          </table:table-cell>
          <table:table-cell office:value-type="float" office:value="0" calcext:value-type="float">
            <text:p>0</text:p>
          </table:table-cell>
          <table:table-cell office:value-type="float" office:value="-0.700420022011" calcext:value-type="float">
            <text:p>-0.70042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50637E+018" calcext:value-type="float">
            <text:p>1.57285195650637E+018</text:p>
          </table:table-cell>
          <table:table-cell office:value-type="float" office:value="8803" calcext:value-type="float">
            <text:p>8803</text:p>
          </table:table-cell>
          <table:table-cell office:value-type="float" office:value="1.57285195645446E+018" calcext:value-type="float">
            <text:p>1.57285195645446E+018</text:p>
          </table:table-cell>
          <table:table-cell/>
          <table:table-cell office:value-type="float" office:value="0.700100004673" calcext:value-type="float">
            <text:p>0.7001000047</text:p>
          </table:table-cell>
          <table:table-cell office:value-type="float" office:value="0" calcext:value-type="float">
            <text:p>0</text:p>
          </table:table-cell>
          <table:table-cell office:value-type="float" office:value="-0.700100004673" calcext:value-type="float">
            <text:p>-0.700100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55911E+018" calcext:value-type="float">
            <text:p>1.57285195655911E+018</text:p>
          </table:table-cell>
          <table:table-cell office:value-type="float" office:value="8804" calcext:value-type="float">
            <text:p>8804</text:p>
          </table:table-cell>
          <table:table-cell office:value-type="float" office:value="1.57285195650665E+018" calcext:value-type="float">
            <text:p>1.57285195650665E+018</text:p>
          </table:table-cell>
          <table:table-cell/>
          <table:table-cell office:value-type="float" office:value="0.721499979496" calcext:value-type="float">
            <text:p>0.7214999795</text:p>
          </table:table-cell>
          <table:table-cell office:value-type="float" office:value="0.174989998341" calcext:value-type="float">
            <text:p>0.1749899983</text:p>
          </table:table-cell>
          <table:table-cell office:value-type="float" office:value="-0.699940025806" calcext:value-type="float">
            <text:p>-0.699940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61105E+018" calcext:value-type="float">
            <text:p>1.57285195661105E+018</text:p>
          </table:table-cell>
          <table:table-cell office:value-type="float" office:value="8805" calcext:value-type="float">
            <text:p>8805</text:p>
          </table:table-cell>
          <table:table-cell office:value-type="float" office:value="1.57285195655848E+018" calcext:value-type="float">
            <text:p>1.57285195655848E+018</text:p>
          </table:table-cell>
          <table:table-cell/>
          <table:table-cell office:value-type="float" office:value="0.791000008583" calcext:value-type="float">
            <text:p>0.7910000086</text:p>
          </table:table-cell>
          <table:table-cell office:value-type="float" office:value="0.191839993" calcext:value-type="float">
            <text:p>0.191839993</text:p>
          </table:table-cell>
          <table:table-cell office:value-type="float" office:value="-0.767379999161" calcext:value-type="float">
            <text:p>-0.7673799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66262E+018" calcext:value-type="float">
            <text:p>1.57285195666262E+018</text:p>
          </table:table-cell>
          <table:table-cell office:value-type="float" office:value="8806" calcext:value-type="float">
            <text:p>8806</text:p>
          </table:table-cell>
          <table:table-cell office:value-type="float" office:value="1.57285195661046E+018" calcext:value-type="float">
            <text:p>1.57285195661046E+018</text:p>
          </table:table-cell>
          <table:table-cell/>
          <table:table-cell office:value-type="float" office:value="0.606599986553" calcext:value-type="float">
            <text:p>0.6065999866</text:p>
          </table:table-cell>
          <table:table-cell office:value-type="float" office:value="0.191809996963" calcext:value-type="float">
            <text:p>0.191809997</text:p>
          </table:table-cell>
          <table:table-cell office:value-type="float" office:value="-0.575429975986" calcext:value-type="float">
            <text:p>-0.57542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7154E+018" calcext:value-type="float">
            <text:p>1.5728519567154E+018</text:p>
          </table:table-cell>
          <table:table-cell office:value-type="float" office:value="8807" calcext:value-type="float">
            <text:p>8807</text:p>
          </table:table-cell>
          <table:table-cell office:value-type="float" office:value="1.57285195666287E+018" calcext:value-type="float">
            <text:p>1.57285195666287E+018</text:p>
          </table:table-cell>
          <table:table-cell/>
          <table:table-cell office:value-type="float" office:value="0.790099978447" calcext:value-type="float">
            <text:p>0.7900999784</text:p>
          </table:table-cell>
          <table:table-cell office:value-type="float" office:value="0.191620007157" calcext:value-type="float">
            <text:p>0.1916200072</text:p>
          </table:table-cell>
          <table:table-cell office:value-type="float" office:value="-0.766489982605" calcext:value-type="float">
            <text:p>-0.766489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76693E+018" calcext:value-type="float">
            <text:p>1.57285195676693E+018</text:p>
          </table:table-cell>
          <table:table-cell office:value-type="float" office:value="8808" calcext:value-type="float">
            <text:p>8808</text:p>
          </table:table-cell>
          <table:table-cell office:value-type="float" office:value="1.57285195671475E+018" calcext:value-type="float">
            <text:p>1.57285195671475E+018</text:p>
          </table:table-cell>
          <table:table-cell/>
          <table:table-cell office:value-type="float" office:value="0.605700016022" calcext:value-type="float">
            <text:p>0.605700016</text:p>
          </table:table-cell>
          <table:table-cell office:value-type="float" office:value="0.191540002823" calcext:value-type="float">
            <text:p>0.1915400028</text:p>
          </table:table-cell>
          <table:table-cell office:value-type="float" office:value="-0.574609994888" calcext:value-type="float">
            <text:p>-0.574609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82045E+018" calcext:value-type="float">
            <text:p>1.57285195682045E+018</text:p>
          </table:table-cell>
          <table:table-cell office:value-type="float" office:value="8809" calcext:value-type="float">
            <text:p>8809</text:p>
          </table:table-cell>
          <table:table-cell office:value-type="float" office:value="1.57285195676709E+018" calcext:value-type="float">
            <text:p>1.57285195676709E+018</text:p>
          </table:table-cell>
          <table:table-cell/>
          <table:table-cell office:value-type="float" office:value="0.605700016022" calcext:value-type="float">
            <text:p>0.605700016</text:p>
          </table:table-cell>
          <table:table-cell office:value-type="float" office:value="0.191550001502" calcext:value-type="float">
            <text:p>0.1915500015</text:p>
          </table:table-cell>
          <table:table-cell office:value-type="float" office:value="-0.574639976025" calcext:value-type="float">
            <text:p>-0.574639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87236E+018" calcext:value-type="float">
            <text:p>1.57285195687236E+018</text:p>
          </table:table-cell>
          <table:table-cell office:value-type="float" office:value="8810" calcext:value-type="float">
            <text:p>8810</text:p>
          </table:table-cell>
          <table:table-cell office:value-type="float" office:value="1.57285195681948E+018" calcext:value-type="float">
            <text:p>1.57285195681948E+018</text:p>
          </table:table-cell>
          <table:table-cell/>
          <table:table-cell office:value-type="float" office:value="0.79129999876" calcext:value-type="float">
            <text:p>0.7912999988</text:p>
          </table:table-cell>
          <table:table-cell office:value-type="float" office:value="0.191909998655" calcext:value-type="float">
            <text:p>0.1919099987</text:p>
          </table:table-cell>
          <table:table-cell office:value-type="float" office:value="-0.767629981041" calcext:value-type="float">
            <text:p>-0.76762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92358E+018" calcext:value-type="float">
            <text:p>1.57285195692358E+018</text:p>
          </table:table-cell>
          <table:table-cell office:value-type="float" office:value="8811" calcext:value-type="float">
            <text:p>8811</text:p>
          </table:table-cell>
          <table:table-cell office:value-type="float" office:value="1.57285195687133E+018" calcext:value-type="float">
            <text:p>1.57285195687133E+018</text:p>
          </table:table-cell>
          <table:table-cell/>
          <table:table-cell office:value-type="float" office:value="0.606800019741" calcext:value-type="float">
            <text:p>0.6068000197</text:p>
          </table:table-cell>
          <table:table-cell office:value-type="float" office:value="0.191899999976" calcext:value-type="float">
            <text:p>0.1919</text:p>
          </table:table-cell>
          <table:table-cell office:value-type="float" office:value="-0.575699985027" calcext:value-type="float">
            <text:p>-0.575699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697573E+018" calcext:value-type="float">
            <text:p>1.57285195697573E+018</text:p>
          </table:table-cell>
          <table:table-cell office:value-type="float" office:value="8812" calcext:value-type="float">
            <text:p>8812</text:p>
          </table:table-cell>
          <table:table-cell office:value-type="float" office:value="1.57285195692327E+018" calcext:value-type="float">
            <text:p>1.57285195692327E+018</text:p>
          </table:table-cell>
          <table:table-cell/>
          <table:table-cell office:value-type="float" office:value="0.791400015354" calcext:value-type="float">
            <text:p>0.7914000154</text:p>
          </table:table-cell>
          <table:table-cell office:value-type="float" office:value="0.191939994693" calcext:value-type="float">
            <text:p>0.1919399947</text:p>
          </table:table-cell>
          <table:table-cell office:value-type="float" office:value="-0.767750024796" calcext:value-type="float">
            <text:p>-0.76775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02819E+018" calcext:value-type="float">
            <text:p>1.57285195702819E+018</text:p>
          </table:table-cell>
          <table:table-cell office:value-type="float" office:value="8813" calcext:value-type="float">
            <text:p>8813</text:p>
          </table:table-cell>
          <table:table-cell office:value-type="float" office:value="1.57285195697534E+018" calcext:value-type="float">
            <text:p>1.57285195697534E+018</text:p>
          </table:table-cell>
          <table:table-cell/>
          <table:table-cell office:value-type="float" office:value="0.791599988937" calcext:value-type="float">
            <text:p>0.7915999889</text:p>
          </table:table-cell>
          <table:table-cell office:value-type="float" office:value="0.191980004311" calcext:value-type="float">
            <text:p>0.1919800043</text:p>
          </table:table-cell>
          <table:table-cell office:value-type="float" office:value="-0.767929971218" calcext:value-type="float">
            <text:p>-0.7679299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12935E+018" calcext:value-type="float">
            <text:p>1.57285195712935E+018</text:p>
          </table:table-cell>
          <table:table-cell office:value-type="float" office:value="8814" calcext:value-type="float">
            <text:p>8814</text:p>
          </table:table-cell>
          <table:table-cell office:value-type="float" office:value="1.57285195702749E+018" calcext:value-type="float">
            <text:p>1.57285195702749E+018</text:p>
          </table:table-cell>
          <table:table-cell/>
          <table:table-cell office:value-type="float" office:value="0.575999975204" calcext:value-type="float">
            <text:p>0.5759999752</text:p>
          </table:table-cell>
          <table:table-cell office:value-type="float" office:value="0" calcext:value-type="float">
            <text:p>0</text:p>
          </table:table-cell>
          <table:table-cell office:value-type="float" office:value="-0.575990021229" calcext:value-type="float">
            <text:p>-0.575990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18192E+018" calcext:value-type="float">
            <text:p>1.57285195718192E+018</text:p>
          </table:table-cell>
          <table:table-cell office:value-type="float" office:value="8815" calcext:value-type="float">
            <text:p>8815</text:p>
          </table:table-cell>
          <table:table-cell office:value-type="float" office:value="1.57285195712968E+018" calcext:value-type="float">
            <text:p>1.57285195712968E+018</text:p>
          </table:table-cell>
          <table:table-cell/>
          <table:table-cell office:value-type="float" office:value="0.700299978256" calcext:value-type="float">
            <text:p>0.7002999783</text:p>
          </table:table-cell>
          <table:table-cell office:value-type="float" office:value="0" calcext:value-type="float">
            <text:p>0</text:p>
          </table:table-cell>
          <table:table-cell office:value-type="float" office:value="-0.7002800107" calcext:value-type="float">
            <text:p>-0.700280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23463E+018" calcext:value-type="float">
            <text:p>1.57285195723463E+018</text:p>
          </table:table-cell>
          <table:table-cell office:value-type="float" office:value="8816" calcext:value-type="float">
            <text:p>8816</text:p>
          </table:table-cell>
          <table:table-cell office:value-type="float" office:value="1.57285195718193E+018" calcext:value-type="float">
            <text:p>1.57285195718193E+018</text:p>
          </table:table-cell>
          <table:table-cell/>
          <table:table-cell office:value-type="float" office:value="0.699899971485" calcext:value-type="float">
            <text:p>0.6998999715</text:p>
          </table:table-cell>
          <table:table-cell office:value-type="float" office:value="0" calcext:value-type="float">
            <text:p>0</text:p>
          </table:table-cell>
          <table:table-cell office:value-type="float" office:value="-0.699949979782" calcext:value-type="float">
            <text:p>-0.699949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28638E+018" calcext:value-type="float">
            <text:p>1.57285195728638E+018</text:p>
          </table:table-cell>
          <table:table-cell office:value-type="float" office:value="8817" calcext:value-type="float">
            <text:p>8817</text:p>
          </table:table-cell>
          <table:table-cell office:value-type="float" office:value="1.57285195723382E+018" calcext:value-type="float">
            <text:p>1.57285195723382E+018</text:p>
          </table:table-cell>
          <table:table-cell/>
          <table:table-cell office:value-type="float" office:value="0.700600028038" calcext:value-type="float">
            <text:p>0.700600028</text:p>
          </table:table-cell>
          <table:table-cell office:value-type="float" office:value="0" calcext:value-type="float">
            <text:p>0</text:p>
          </table:table-cell>
          <table:table-cell office:value-type="float" office:value="-0.700590014458" calcext:value-type="float">
            <text:p>-0.700590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33851E+018" calcext:value-type="float">
            <text:p>1.57285195733851E+018</text:p>
          </table:table-cell>
          <table:table-cell office:value-type="float" office:value="8818" calcext:value-type="float">
            <text:p>8818</text:p>
          </table:table-cell>
          <table:table-cell office:value-type="float" office:value="1.57285195728575E+018" calcext:value-type="float">
            <text:p>1.57285195728575E+018</text:p>
          </table:table-cell>
          <table:table-cell/>
          <table:table-cell office:value-type="float" office:value="0.700500011444" calcext:value-type="float">
            <text:p>0.7005000114</text:p>
          </table:table-cell>
          <table:table-cell office:value-type="float" office:value="0" calcext:value-type="float">
            <text:p>0</text:p>
          </table:table-cell>
          <table:table-cell office:value-type="float" office:value="-0.70052999258" calcext:value-type="float">
            <text:p>-0.700529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38967E+018" calcext:value-type="float">
            <text:p>1.57285195738967E+018</text:p>
          </table:table-cell>
          <table:table-cell office:value-type="float" office:value="8819" calcext:value-type="float">
            <text:p>8819</text:p>
          </table:table-cell>
          <table:table-cell office:value-type="float" office:value="1.5728519573376E+018" calcext:value-type="float">
            <text:p>1.5728519573376E+018</text:p>
          </table:table-cell>
          <table:table-cell/>
          <table:table-cell office:value-type="float" office:value="0.701099991798" calcext:value-type="float">
            <text:p>0.7010999918</text:p>
          </table:table-cell>
          <table:table-cell office:value-type="float" office:value="0" calcext:value-type="float">
            <text:p>0</text:p>
          </table:table-cell>
          <table:table-cell office:value-type="float" office:value="-0.701120018959" calcext:value-type="float">
            <text:p>-0.70112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44171E+018" calcext:value-type="float">
            <text:p>1.57285195744171E+018</text:p>
          </table:table-cell>
          <table:table-cell office:value-type="float" office:value="8820" calcext:value-type="float">
            <text:p>8820</text:p>
          </table:table-cell>
          <table:table-cell office:value-type="float" office:value="1.57285195738969E+018" calcext:value-type="float">
            <text:p>1.57285195738969E+018</text:p>
          </table:table-cell>
          <table:table-cell/>
          <table:table-cell office:value-type="float" office:value="0.554600000381" calcext:value-type="float">
            <text:p>0.5546000004</text:p>
          </table:table-cell>
          <table:table-cell office:value-type="float" office:value="0.175369992852" calcext:value-type="float">
            <text:p>0.1753699929</text:p>
          </table:table-cell>
          <table:table-cell office:value-type="float" office:value="-0.526120007038" calcext:value-type="float">
            <text:p>-0.52612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285195754347E+018" calcext:value-type="float">
            <text:p>1.57285195754347E+018</text:p>
          </table:table-cell>
          <table:table-cell office:value-type="float" office:value="8821" calcext:value-type="float">
            <text:p>8821</text:p>
          </table:table-cell>
          <table:table-cell office:value-type="float" office:value="1.57285195744144E+018" calcext:value-type="float">
            <text:p>1.57285195744144E+018</text:p>
          </table:table-cell>
          <table:table-cell/>
          <table:table-cell office:value-type="float" office:value="0.554700016975" calcext:value-type="float">
            <text:p>0.554700017</text:p>
          </table:table-cell>
          <table:table-cell office:value-type="float" office:value="0.175400003791" calcext:value-type="float">
            <text:p>0.1754000038</text:p>
          </table:table-cell>
          <table:table-cell office:value-type="float" office:value="-0.526210010052" calcext:value-type="float">
            <text:p>-0.52621001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 style:data-style-name="N2" text:time-value="15:53:13.769176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29:44.949964163</meta:creation-date>
    <dc:date>2019-11-04T16:51:40.994645142</dc:date>
    <meta:editing-duration>PT59M57S</meta:editing-duration>
    <meta:editing-cycles>3</meta:editing-cycles>
    <meta:generator>LibreOffice/5.1.6.2$Linux_X86_64 LibreOffice_project/10m0$Build-2</meta:generator>
    <meta:document-statistic meta:table-count="1" meta:cell-count="95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285cm" svg:height="9.006cm" xlink:href=".." xlink:type="simple" chart:class="chart:scatter" chart:style-name="ch1">
        <chart:legend chart:legend-position="end" svg:x="68.274cm" svg:y="3.457cm" style:legend-expansion="high" chart:style-name="ch2"/>
        <chart:plot-area chart:style-name="ch3" table:cell-range-address="Sheet1.A2:Sheet1.A1360 Sheet1.E1:Sheet1.H1360" chart:data-source-has-labels="row" svg:x="1.425cm" svg:y="0.18cm" svg:width="65.424cm" svg:height="8.646cm">
          <chartooo:coordinate-region svg:x="2.814cm" svg:y="0.379cm" svg:width="62.64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360" chart:label-cell-address="Sheet1.E1:Sheet1.E1" chart:class="chart:scatter">
            <chart:domain table:cell-range-address="Sheet1.A2:Sheet1.A1360"/>
            <chart:data-point chart:repeated="1359"/>
          </chart:series>
          <chart:series chart:style-name="ch7" chart:values-cell-range-address="Sheet1.F2:Sheet1.F1360" chart:label-cell-address="Sheet1.F1:Sheet1.F1" chart:class="chart:scatter">
            <chart:data-point chart:repeated="1359"/>
          </chart:series>
          <chart:series chart:style-name="ch8" chart:values-cell-range-address="Sheet1.G2:Sheet1.G1360" chart:label-cell-address="Sheet1.G1:Sheet1.G1" chart:class="chart:scatter">
            <chart:data-point chart:repeated="1359"/>
          </chart:series>
          <chart:series chart:style-name="ch9" chart:values-cell-range-address="Sheet1.H2:Sheet1.H1360" chart:label-cell-address="Sheet1.H1:Sheet1.H1" chart:class="chart:scatter">
            <chart:data-point chart:repeated="13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eld.speed</text:p>
                <draw:g>
                  <svg:desc>Sheet1.E1:Sheet1.E1</svg:desc>
                </draw:g>
              </table:table-cell>
              <table:table-cell office:value-type="string">
                <text:p>field.vx</text:p>
                <draw:g>
                  <svg:desc>Sheet1.F1:Sheet1.F1</svg:desc>
                </draw:g>
              </table:table-cell>
              <table:table-cell office:value-type="string">
                <text:p>field.vy</text:p>
                <draw:g>
                  <svg:desc>Sheet1.G1:Sheet1.G1</svg:desc>
                </draw:g>
              </table:table-cell>
              <table:table-cell office:value-type="string">
                <text:p>field.vz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285188060333E+018">
                <text:p>1.57285188060333E+018</text:p>
                <draw:g>
                  <svg:desc>Sheet1.A2:Sheet1.A1360</svg:desc>
                </draw:g>
              </table:table-cell>
              <table:table-cell office:value-type="float" office:value="0.671599984169">
                <text:p>0.671599984169</text:p>
                <draw:g>
                  <svg:desc>Sheet1.E2:Sheet1.E1360</svg:desc>
                </draw:g>
              </table:table-cell>
              <table:table-cell office:value-type="float" office:value="0.162890002131">
                <text:p>0.162890002131</text:p>
                <draw:g>
                  <svg:desc>Sheet1.F2:Sheet1.F1360</svg:desc>
                </draw:g>
              </table:table-cell>
              <table:table-cell office:value-type="float" office:value="-0.651560008526">
                <text:p>-0.651560008526</text:p>
                <draw:g>
                  <svg:desc>Sheet1.G2:Sheet1.G1360</svg:desc>
                </draw:g>
              </table:table-cell>
              <table:table-cell office:value-type="float" office:value="0">
                <text:p>0</text:p>
                <draw:g>
                  <svg:desc>Sheet1.H2:Sheet1.H1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285188065518E+018">
                <text:p>1.57285188065518E+018</text:p>
              </table:table-cell>
              <table:table-cell office:value-type="float" office:value="0.515100002289">
                <text:p>0.515100002289</text:p>
              </table:table-cell>
              <table:table-cell office:value-type="float" office:value="0.162880003452">
                <text:p>0.162880003452</text:p>
              </table:table-cell>
              <table:table-cell office:value-type="float" office:value="-0.488649994135">
                <text:p>-0.48864999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285188070699E+018">
                <text:p>1.57285188070699E+018</text:p>
              </table:table-cell>
              <table:table-cell office:value-type="float" office:value="0.364499986172">
                <text:p>0.364499986172</text:p>
              </table:table-cell>
              <table:table-cell office:value-type="float" office:value="0.163010001183">
                <text:p>0.163010001183</text:p>
              </table:table-cell>
              <table:table-cell office:value-type="float" office:value="-0.326029986143">
                <text:p>-0.326029986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28518807597E+018">
                <text:p>1.5728518807597E+018</text:p>
              </table:table-cell>
              <table:table-cell office:value-type="float" office:value="0.16249999404">
                <text:p>0.16249999404</text:p>
              </table:table-cell>
              <table:table-cell office:value-type="float" office:value="0">
                <text:p>0</text:p>
              </table:table-cell>
              <table:table-cell office:value-type="float" office:value="-0.162530004978">
                <text:p>-0.162530004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28518808621E+018">
                <text:p>1.5728518808621E+018</text:p>
              </table:table-cell>
              <table:table-cell office:value-type="float" office:value="0.162400007248">
                <text:p>0.162400007248</text:p>
              </table:table-cell>
              <table:table-cell office:value-type="float" office:value="0">
                <text:p>0</text:p>
              </table:table-cell>
              <table:table-cell office:value-type="float" office:value="-0.16235999763">
                <text:p>-0.16235999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285188091454E+018">
                <text:p>1.57285188091454E+018</text:p>
              </table:table-cell>
              <table:table-cell office:value-type="float" office:value="0.229300007224">
                <text:p>0.229300007224</text:p>
              </table:table-cell>
              <table:table-cell office:value-type="float" office:value="-0.162169992924">
                <text:p>-0.162169992924</text:p>
              </table:table-cell>
              <table:table-cell office:value-type="float" office:value="0.162169992924">
                <text:p>0.16216999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7285188096562E+018">
                <text:p>1.57285188096562E+018</text:p>
              </table:table-cell>
              <table:table-cell office:value-type="float" office:value="0.228900000453">
                <text:p>0.228900000453</text:p>
              </table:table-cell>
              <table:table-cell office:value-type="float" office:value="-0.161870002747">
                <text:p>-0.161870002747</text:p>
              </table:table-cell>
              <table:table-cell office:value-type="float" office:value="0.161870002747">
                <text:p>0.16187000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7285188101853E+018">
                <text:p>1.57285188101853E+018</text:p>
              </table:table-cell>
              <table:table-cell office:value-type="float" office:value="0.228699997067">
                <text:p>0.228699997067</text:p>
              </table:table-cell>
              <table:table-cell office:value-type="float" office:value="-0.161689996719">
                <text:p>-0.161689996719</text:p>
              </table:table-cell>
              <table:table-cell office:value-type="float" office:value="0.161689996719">
                <text:p>0.16168999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285188107067E+018">
                <text:p>1.57285188107067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-0.161449998617">
                <text:p>-0.161449998617</text:p>
              </table:table-cell>
              <table:table-cell office:value-type="float" office:value="0.161449998617">
                <text:p>0.161449998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285188112245E+018">
                <text:p>1.57285188112245E+018</text:p>
              </table:table-cell>
              <table:table-cell office:value-type="float" office:value="0.360500007868">
                <text:p>0.360500007868</text:p>
              </table:table-cell>
              <table:table-cell office:value-type="float" office:value="-0.161219999194">
                <text:p>-0.161219999194</text:p>
              </table:table-cell>
              <table:table-cell office:value-type="float" office:value="0.322439998388">
                <text:p>0.322439998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285188117432E+018">
                <text:p>1.57285188117432E+018</text:p>
              </table:table-cell>
              <table:table-cell office:value-type="float" office:value="0.391999989748">
                <text:p>0.391999989748</text:p>
              </table:table-cell>
              <table:table-cell office:value-type="float" office:value="-0.175319999456">
                <text:p>-0.175319999456</text:p>
              </table:table-cell>
              <table:table-cell office:value-type="float" office:value="0.350639998913">
                <text:p>0.350639998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285188122549E+018">
                <text:p>1.57285188122549E+018</text:p>
              </table:table-cell>
              <table:table-cell office:value-type="float" office:value="0.392100006342">
                <text:p>0.392100006342</text:p>
              </table:table-cell>
              <table:table-cell office:value-type="float" office:value="-0.175359994173">
                <text:p>-0.175359994173</text:p>
              </table:table-cell>
              <table:table-cell office:value-type="float" office:value="0.350719988346">
                <text:p>0.35071998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7285188127815E+018">
                <text:p>1.57285188127815E+018</text:p>
              </table:table-cell>
              <table:table-cell office:value-type="float" office:value="0.247600004077">
                <text:p>0.247600004077</text:p>
              </table:table-cell>
              <table:table-cell office:value-type="float" office:value="-0.175109997392">
                <text:p>-0.175109997392</text:p>
              </table:table-cell>
              <table:table-cell office:value-type="float" office:value="0.175109997392">
                <text:p>0.175109997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85188133137E+018">
                <text:p>1.57285188133137E+018</text:p>
              </table:table-cell>
              <table:table-cell office:value-type="float" office:value="0.175099998713">
                <text:p>0.175099998713</text:p>
              </table:table-cell>
              <table:table-cell office:value-type="float" office:value="0">
                <text:p>0</text:p>
              </table:table-cell>
              <table:table-cell office:value-type="float" office:value="0.175139993429">
                <text:p>0.17513999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7285188143358E+018">
                <text:p>1.57285188143358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0.175160005689">
                <text:p>0.175160005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285188148701E+018">
                <text:p>1.57285188148701E+018</text:p>
              </table:table-cell>
              <table:table-cell office:value-type="float" office:value="0.174700006843">
                <text:p>0.174700006843</text:p>
              </table:table-cell>
              <table:table-cell office:value-type="float" office:value="0">
                <text:p>0</text:p>
              </table:table-cell>
              <table:table-cell office:value-type="float" office:value="0.17473000288">
                <text:p>0.174730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285188153878E+018">
                <text:p>1.57285188153878E+018</text:p>
              </table:table-cell>
              <table:table-cell office:value-type="float" office:value="0.174700006843">
                <text:p>0.174700006843</text:p>
              </table:table-cell>
              <table:table-cell office:value-type="float" office:value="0">
                <text:p>0</text:p>
              </table:table-cell>
              <table:table-cell office:value-type="float" office:value="0.174659997225">
                <text:p>0.174659997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285188158949E+018">
                <text:p>1.57285188158949E+018</text:p>
              </table:table-cell>
              <table:table-cell office:value-type="float" office:value="0.349400013685">
                <text:p>0.349400013685</text:p>
              </table:table-cell>
              <table:table-cell office:value-type="float" office:value="0">
                <text:p>0</text:p>
              </table:table-cell>
              <table:table-cell office:value-type="float" office:value="0.349429994822">
                <text:p>0.34942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7285188169228E+018">
                <text:p>1.57285188169228E+018</text:p>
              </table:table-cell>
              <table:table-cell office:value-type="float" office:value="0.349900007248">
                <text:p>0.349900007248</text:p>
              </table:table-cell>
              <table:table-cell office:value-type="float" office:value="0">
                <text:p>0</text:p>
              </table:table-cell>
              <table:table-cell office:value-type="float" office:value="0.349929988384">
                <text:p>0.349929988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7285188174247E+018">
                <text:p>1.57285188174247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919994116">
                <text:p>0.1609199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285188179475E+018">
                <text:p>1.57285188179475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060005426">
                <text:p>0.16106000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285188184679E+018">
                <text:p>1.57285188184679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070004106">
                <text:p>0.16107000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7285188189835E+018">
                <text:p>1.57285188189835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080002785">
                <text:p>0.16108000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7285188194965E+018">
                <text:p>1.57285188194965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39996552">
                <text:p>0.16123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728518820505E+018">
                <text:p>1.5728518820505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530002952">
                <text:p>0.16153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285188210242E+018">
                <text:p>1.57285188210242E+018</text:p>
              </table:table-cell>
              <table:table-cell office:value-type="float" office:value="0.32460001111">
                <text:p>0.32460001111</text:p>
              </table:table-cell>
              <table:table-cell office:value-type="float" office:value="0">
                <text:p>0</text:p>
              </table:table-cell>
              <table:table-cell office:value-type="float" office:value="0.324620008469">
                <text:p>0.32462000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28518821541E+018">
                <text:p>1.5728518821541E+018</text:p>
              </table:table-cell>
              <table:table-cell office:value-type="float" office:value="0.324699997902">
                <text:p>0.324699997902</text:p>
              </table:table-cell>
              <table:table-cell office:value-type="float" office:value="0">
                <text:p>0</text:p>
              </table:table-cell>
              <table:table-cell office:value-type="float" office:value="0.324690014124">
                <text:p>0.32469001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7285188220603E+018">
                <text:p>1.57285188220603E+018</text:p>
              </table:table-cell>
              <table:table-cell office:value-type="float" office:value="0.162400007248">
                <text:p>0.162400007248</text:p>
              </table:table-cell>
              <table:table-cell office:value-type="float" office:value="0">
                <text:p>0</text:p>
              </table:table-cell>
              <table:table-cell office:value-type="float" office:value="0.162369996309">
                <text:p>0.16236999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285188230829E+018">
                <text:p>1.57285188230829E+018</text:p>
              </table:table-cell>
              <table:table-cell office:value-type="float" office:value="0.162200003862">
                <text:p>0.162200003862</text:p>
              </table:table-cell>
              <table:table-cell office:value-type="float" office:value="0">
                <text:p>0</text:p>
              </table:table-cell>
              <table:table-cell office:value-type="float" office:value="0.162200003862">
                <text:p>0.16220000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7285188236029E+018">
                <text:p>1.57285188236029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0.162070006132">
                <text:p>0.16207000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285188241231E+018">
                <text:p>1.57285188241231E+018</text:p>
              </table:table-cell>
              <table:table-cell office:value-type="float" office:value="0.162000000477">
                <text:p>0.162000000477</text:p>
              </table:table-cell>
              <table:table-cell office:value-type="float" office:value="0">
                <text:p>0</text:p>
              </table:table-cell>
              <table:table-cell office:value-type="float" office:value="0.161990001798">
                <text:p>0.16199000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7285188246407E+018">
                <text:p>1.57285188246407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7285188251501E+018">
                <text:p>1.57285188251501E+018</text:p>
              </table:table-cell>
              <table:table-cell office:value-type="float" office:value="0.162200003862">
                <text:p>0.162200003862</text:p>
              </table:table-cell>
              <table:table-cell office:value-type="float" office:value="0">
                <text:p>0</text:p>
              </table:table-cell>
              <table:table-cell office:value-type="float" office:value="0.162169992924">
                <text:p>0.16216999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7285188261733E+018">
                <text:p>1.57285188261733E+018</text:p>
              </table:table-cell>
              <table:table-cell office:value-type="float" office:value="0.324299991131">
                <text:p>0.324299991131</text:p>
              </table:table-cell>
              <table:table-cell office:value-type="float" office:value="0">
                <text:p>0</text:p>
              </table:table-cell>
              <table:table-cell office:value-type="float" office:value="0.324310004711">
                <text:p>0.324310004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7285188266809E+018">
                <text:p>1.57285188266809E+018</text:p>
              </table:table-cell>
              <table:table-cell office:value-type="float" office:value="0.299800008535">
                <text:p>0.299800008535</text:p>
              </table:table-cell>
              <table:table-cell office:value-type="float" office:value="0">
                <text:p>0</text:p>
              </table:table-cell>
              <table:table-cell office:value-type="float" office:value="0.299829989672">
                <text:p>0.29982998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28518827202E+018">
                <text:p>1.5728518827202E+018</text:p>
              </table:table-cell>
              <table:table-cell office:value-type="float" office:value="0.229000002146">
                <text:p>0.229000002146</text:p>
              </table:table-cell>
              <table:table-cell office:value-type="float" office:value="-0.161890000105">
                <text:p>-0.161890000105</text:p>
              </table:table-cell>
              <table:table-cell office:value-type="float" office:value="0.161890000105">
                <text:p>0.161890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72851882772E+018">
                <text:p>1.572851882772E+018</text:p>
              </table:table-cell>
              <table:table-cell office:value-type="float" office:value="0.229100003839">
                <text:p>0.229100003839</text:p>
              </table:table-cell>
              <table:table-cell office:value-type="float" office:value="-0.162000000477">
                <text:p>-0.162000000477</text:p>
              </table:table-cell>
              <table:table-cell office:value-type="float" office:value="0.162000000477">
                <text:p>0.162000000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7285188282366E+018">
                <text:p>1.57285188282366E+018</text:p>
              </table:table-cell>
              <table:table-cell office:value-type="float" office:value="0.229000002146">
                <text:p>0.229000002146</text:p>
              </table:table-cell>
              <table:table-cell office:value-type="float" office:value="-0.161929994822">
                <text:p>-0.161929994822</text:p>
              </table:table-cell>
              <table:table-cell office:value-type="float" office:value="0.161929994822">
                <text:p>0.16192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728518828762E+018">
                <text:p>1.5728518828762E+018</text:p>
              </table:table-cell>
              <table:table-cell office:value-type="float" office:value="0.229000002146">
                <text:p>0.229000002146</text:p>
              </table:table-cell>
              <table:table-cell office:value-type="float" office:value="-0.161919996142">
                <text:p>-0.161919996142</text:p>
              </table:table-cell>
              <table:table-cell office:value-type="float" office:value="0.161919996142">
                <text:p>0.16191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7285188297796E+018">
                <text:p>1.57285188297796E+018</text:p>
              </table:table-cell>
              <table:table-cell office:value-type="float" office:value="0.249400004745">
                <text:p>0.249400004745</text:p>
              </table:table-cell>
              <table:table-cell office:value-type="float" office:value="-0.17634999752">
                <text:p>-0.17634999752</text:p>
              </table:table-cell>
              <table:table-cell office:value-type="float" office:value="0.17634999752">
                <text:p>0.17634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7285188303048E+018">
                <text:p>1.57285188303048E+018</text:p>
              </table:table-cell>
              <table:table-cell office:value-type="float" office:value="0.361999988556">
                <text:p>0.361999988556</text:p>
              </table:table-cell>
              <table:table-cell office:value-type="float" office:value="-0.161890000105">
                <text:p>-0.161890000105</text:p>
              </table:table-cell>
              <table:table-cell office:value-type="float" office:value="0.32378000021">
                <text:p>0.32378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7285188308211E+018">
                <text:p>1.57285188308211E+018</text:p>
              </table:table-cell>
              <table:table-cell office:value-type="float" office:value="0.361600011587">
                <text:p>0.361600011587</text:p>
              </table:table-cell>
              <table:table-cell office:value-type="float" office:value="-0.161719992757">
                <text:p>-0.161719992757</text:p>
              </table:table-cell>
              <table:table-cell office:value-type="float" office:value="0.323449999094">
                <text:p>0.32344999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7285188313436E+018">
                <text:p>1.57285188313436E+018</text:p>
              </table:table-cell>
              <table:table-cell office:value-type="float" office:value="0.36179998517">
                <text:p>0.36179998517</text:p>
              </table:table-cell>
              <table:table-cell office:value-type="float" office:value="-0.161789998412">
                <text:p>-0.161789998412</text:p>
              </table:table-cell>
              <table:table-cell office:value-type="float" office:value="0.323590010405">
                <text:p>0.32359001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7285188318518E+018">
                <text:p>1.57285188318518E+018</text:p>
              </table:table-cell>
              <table:table-cell office:value-type="float" office:value="0.228699997067">
                <text:p>0.228699997067</text:p>
              </table:table-cell>
              <table:table-cell office:value-type="float" office:value="-0.161730006337">
                <text:p>-0.161730006337</text:p>
              </table:table-cell>
              <table:table-cell office:value-type="float" office:value="0.161730006337">
                <text:p>0.16173000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7285188328762E+018">
                <text:p>1.57285188328762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60002637">
                <text:p>-0.175860002637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7285188333865E+018">
                <text:p>1.57285188333865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589995027">
                <text:p>0.16158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7285188339024E+018">
                <text:p>1.57285188339024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530002952">
                <text:p>0.16153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285188344272E+018">
                <text:p>1.57285188344272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640003324">
                <text:p>0.16164000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7285188349439E+018">
                <text:p>1.57285188349439E+018</text:p>
              </table:table-cell>
              <table:table-cell office:value-type="float" office:value="0.323399990797">
                <text:p>0.323399990797</text:p>
              </table:table-cell>
              <table:table-cell office:value-type="float" office:value="0">
                <text:p>0</text:p>
              </table:table-cell>
              <table:table-cell office:value-type="float" office:value="0.323449999094">
                <text:p>0.32344999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7285188354654E+018">
                <text:p>1.57285188354654E+018</text:p>
              </table:table-cell>
              <table:table-cell office:value-type="float" office:value="0.323500007391">
                <text:p>0.323500007391</text:p>
              </table:table-cell>
              <table:table-cell office:value-type="float" office:value="0">
                <text:p>0</text:p>
              </table:table-cell>
              <table:table-cell office:value-type="float" office:value="0.323520004749">
                <text:p>0.32352000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285188359903E+018">
                <text:p>1.57285188359903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79998302">
                <text:p>0.17577999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7285188365067E+018">
                <text:p>1.57285188365067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89998674">
                <text:p>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7285188370175E+018">
                <text:p>1.57285188370175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70001316">
                <text:p>0.17587000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7285188375461E+018">
                <text:p>1.57285188375461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929993391">
                <text:p>0.175929993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285188380584E+018">
                <text:p>1.57285188380584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50003958">
                <text:p>0.17585000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7285188385752E+018">
                <text:p>1.57285188385752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7285188391032E+018">
                <text:p>1.57285188391032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285188396182E+018">
                <text:p>1.57285188396182E+018</text:p>
              </table:table-cell>
              <table:table-cell office:value-type="float" office:value="0.384999990463">
                <text:p>0.384999990463</text:p>
              </table:table-cell>
              <table:table-cell office:value-type="float" office:value="0">
                <text:p>0</text:p>
              </table:table-cell>
              <table:table-cell office:value-type="float" office:value="0.385030001402">
                <text:p>0.38503000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7285188401375E+018">
                <text:p>1.57285188401375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0.192340001464">
                <text:p>0.192340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7285188406504E+018">
                <text:p>1.57285188406504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7285188416693E+018">
                <text:p>1.57285188416693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0.192959994078">
                <text:p>0.19295999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7285188421829E+018">
                <text:p>1.57285188421829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70001316">
                <text:p>0.17587000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7285188427029E+018">
                <text:p>1.57285188427029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940006971">
                <text:p>0.17594000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285188432105E+018">
                <text:p>1.57285188432105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050007343">
                <text:p>0.176050007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7285188437332E+018">
                <text:p>1.57285188437332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7285188442558E+018">
                <text:p>1.57285188442558E+018</text:p>
              </table:table-cell>
              <table:table-cell office:value-type="float" office:value="0.352400004864">
                <text:p>0.352400004864</text:p>
              </table:table-cell>
              <table:table-cell office:value-type="float" office:value="0">
                <text:p>0</text:p>
              </table:table-cell>
              <table:table-cell office:value-type="float" office:value="0.352389991283">
                <text:p>0.35238999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7285188447751E+018">
                <text:p>1.57285188447751E+018</text:p>
              </table:table-cell>
              <table:table-cell office:value-type="float" office:value="0.352200001478">
                <text:p>0.352200001478</text:p>
              </table:table-cell>
              <table:table-cell office:value-type="float" office:value="0">
                <text:p>0</text:p>
              </table:table-cell>
              <table:table-cell office:value-type="float" office:value="0.352160006762">
                <text:p>0.352160006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7285188453059E+018">
                <text:p>1.57285188453059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070004702">
                <text:p>0.17607000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285188458078E+018">
                <text:p>1.57285188458078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139995456">
                <text:p>0.17613999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285188463279E+018">
                <text:p>1.57285188463279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-0.176170006394">
                <text:p>-0.176170006394</text:p>
              </table:table-cell>
              <table:table-cell office:value-type="float" office:value="0.176170006394">
                <text:p>0.176170006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7285188468441E+018">
                <text:p>1.57285188468441E+018</text:p>
              </table:table-cell>
              <table:table-cell office:value-type="float" office:value="0.249200001359">
                <text:p>0.249200001359</text:p>
              </table:table-cell>
              <table:table-cell office:value-type="float" office:value="-0.176229998469">
                <text:p>-0.176229998469</text:p>
              </table:table-cell>
              <table:table-cell office:value-type="float" office:value="0.176229998469">
                <text:p>0.17622999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7285188473676E+018">
                <text:p>1.57285188473676E+018</text:p>
              </table:table-cell>
              <table:table-cell office:value-type="float" office:value="0.273200005293">
                <text:p>0.273200005293</text:p>
              </table:table-cell>
              <table:table-cell office:value-type="float" office:value="-0.193169996142">
                <text:p>-0.193169996142</text:p>
              </table:table-cell>
              <table:table-cell office:value-type="float" office:value="0.193169996142">
                <text:p>0.19316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728518847885E+018">
                <text:p>1.5728518847885E+018</text:p>
              </table:table-cell>
              <table:table-cell office:value-type="float" office:value="0.272799998522">
                <text:p>0.272799998522</text:p>
              </table:table-cell>
              <table:table-cell office:value-type="float" office:value="-0.192870005965">
                <text:p>-0.192870005965</text:p>
              </table:table-cell>
              <table:table-cell office:value-type="float" office:value="0.192870005965">
                <text:p>0.19287000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7285188484058E+018">
                <text:p>1.57285188484058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-0.193010002375">
                <text:p>-0.193010002375</text:p>
              </table:table-cell>
              <table:table-cell office:value-type="float" office:value="0.193010002375">
                <text:p>0.19301000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7285188489193E+018">
                <text:p>1.57285188489193E+018</text:p>
              </table:table-cell>
              <table:table-cell office:value-type="float" office:value="0.431100010872">
                <text:p>0.431100010872</text:p>
              </table:table-cell>
              <table:table-cell office:value-type="float" office:value="-0.19280000031">
                <text:p>-0.19280000031</text:p>
              </table:table-cell>
              <table:table-cell office:value-type="float" office:value="0.38560000062">
                <text:p>0.38560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7285188494418E+018">
                <text:p>1.57285188494418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-0.192839995027">
                <text:p>-0.192839995027</text:p>
              </table:table-cell>
              <table:table-cell office:value-type="float" office:value="0.192839995027">
                <text:p>0.19283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7285188499542E+018">
                <text:p>1.57285188499542E+018</text:p>
              </table:table-cell>
              <table:table-cell office:value-type="float" office:value="0.273099988699">
                <text:p>0.273099988699</text:p>
              </table:table-cell>
              <table:table-cell office:value-type="float" office:value="-0.193079993129">
                <text:p>-0.193079993129</text:p>
              </table:table-cell>
              <table:table-cell office:value-type="float" office:value="0.193079993129">
                <text:p>0.19307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7285188504668E+018">
                <text:p>1.57285188504668E+018</text:p>
              </table:table-cell>
              <table:table-cell office:value-type="float" office:value="0.273400008678">
                <text:p>0.273400008678</text:p>
              </table:table-cell>
              <table:table-cell office:value-type="float" office:value="-0.19334000349">
                <text:p>-0.19334000349</text:p>
              </table:table-cell>
              <table:table-cell office:value-type="float" office:value="0.19334000349">
                <text:p>0.19334000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728518850984E+018">
                <text:p>1.5728518850984E+018</text:p>
              </table:table-cell>
              <table:table-cell office:value-type="float" office:value="0.27349999547">
                <text:p>0.27349999547</text:p>
              </table:table-cell>
              <table:table-cell office:value-type="float" office:value="-0.193389996886">
                <text:p>-0.193389996886</text:p>
              </table:table-cell>
              <table:table-cell office:value-type="float" office:value="0.193389996886">
                <text:p>0.19338999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7285188515112E+018">
                <text:p>1.57285188515112E+018</text:p>
              </table:table-cell>
              <table:table-cell office:value-type="float" office:value="0.193299993873">
                <text:p>0.193299993873</text:p>
              </table:table-cell>
              <table:table-cell office:value-type="float" office:value="0">
                <text:p>0</text:p>
              </table:table-cell>
              <table:table-cell office:value-type="float" office:value="0.193269997835">
                <text:p>0.19326999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7285188520252E+018">
                <text:p>1.57285188520252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0.192969992757">
                <text:p>0.19296999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7285188525506E+018">
                <text:p>1.57285188525506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0.193029999733">
                <text:p>0.19302999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7285188535693E+018">
                <text:p>1.57285188535693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7285188540911E+018">
                <text:p>1.57285188540911E+018</text:p>
              </table:table-cell>
              <table:table-cell office:value-type="float" office:value="0.351700007915">
                <text:p>0.351700007915</text:p>
              </table:table-cell>
              <table:table-cell office:value-type="float" office:value="0">
                <text:p>0</text:p>
              </table:table-cell>
              <table:table-cell office:value-type="float" office:value="0.351660013199">
                <text:p>0.35166001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7285188546059E+018">
                <text:p>1.57285188546059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7285188551339E+018">
                <text:p>1.57285188551339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50002265">
                <text:p>0.1757500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7285188561565E+018">
                <text:p>1.57285188561565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7285188566747E+018">
                <text:p>1.57285188566747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0.16128000617">
                <text:p>0.16128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7285188571926E+018">
                <text:p>1.57285188571926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0.16126999259">
                <text:p>0.1612699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7285188577036E+018">
                <text:p>1.57285188577036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29997873">
                <text:p>0.16122999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7285188582215E+018">
                <text:p>1.57285188582215E+018</text:p>
              </table:table-cell>
              <table:table-cell office:value-type="float" office:value="0.322899997234">
                <text:p>0.322899997234</text:p>
              </table:table-cell>
              <table:table-cell office:value-type="float" office:value="0">
                <text:p>0</text:p>
              </table:table-cell>
              <table:table-cell office:value-type="float" office:value="0.322869986296">
                <text:p>0.32286998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285188592367E+018">
                <text:p>1.57285188592367E+018</text:p>
              </table:table-cell>
              <table:table-cell office:value-type="float" office:value="0.32310000062">
                <text:p>0.32310000062</text:p>
              </table:table-cell>
              <table:table-cell office:value-type="float" office:value="0">
                <text:p>0</text:p>
              </table:table-cell>
              <table:table-cell office:value-type="float" office:value="0.32308998704">
                <text:p>0.3230899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7285188597667E+018">
                <text:p>1.57285188597667E+018</text:p>
              </table:table-cell>
              <table:table-cell office:value-type="float" office:value="0.299199998379">
                <text:p>0.299199998379</text:p>
              </table:table-cell>
              <table:table-cell office:value-type="float" office:value="0">
                <text:p>0</text:p>
              </table:table-cell>
              <table:table-cell office:value-type="float" office:value="0.29918000102">
                <text:p>0.29918000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7285188602778E+018">
                <text:p>1.57285188602778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559998989">
                <text:p>0.16155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7285188607972E+018">
                <text:p>1.57285188607972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510005593">
                <text:p>0.16151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28518861323E+018">
                <text:p>1.5728518861323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579996347">
                <text:p>0.16157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728518861835E+018">
                <text:p>1.5728518861835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0.161719992757">
                <text:p>0.16171999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7285188623565E+018">
                <text:p>1.5728518862356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7285188628856E+018">
                <text:p>1.57285188628856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449996233">
                <text:p>0.351449996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7285188634052E+018">
                <text:p>1.57285188634052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410001516">
                <text:p>0.35141000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7285188639282E+018">
                <text:p>1.57285188639282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59995866">
                <text:p>0.175459995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285188644394E+018">
                <text:p>1.57285188644394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7285188649803E+018">
                <text:p>1.57285188649803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0.191939994693">
                <text:p>0.191939994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728518865485E+018">
                <text:p>1.5728518865485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0.191949993372">
                <text:p>0.19194999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7285188660032E+018">
                <text:p>1.57285188660032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-0.192039996386">
                <text:p>-0.192039996386</text:p>
              </table:table-cell>
              <table:table-cell office:value-type="float" office:value="0.192039996386">
                <text:p>0.19203999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7285188665275E+018">
                <text:p>1.57285188665275E+018</text:p>
              </table:table-cell>
              <table:table-cell office:value-type="float" office:value="0.272000014782">
                <text:p>0.272000014782</text:p>
              </table:table-cell>
              <table:table-cell office:value-type="float" office:value="-0.192359998822">
                <text:p>-0.192359998822</text:p>
              </table:table-cell>
              <table:table-cell office:value-type="float" office:value="0.192359998822">
                <text:p>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728518867046E+018">
                <text:p>1.5728518867046E+018</text:p>
              </table:table-cell>
              <table:table-cell office:value-type="float" office:value="0.271699994802">
                <text:p>0.271699994802</text:p>
              </table:table-cell>
              <table:table-cell office:value-type="float" office:value="-0.192129999399">
                <text:p>-0.192129999399</text:p>
              </table:table-cell>
              <table:table-cell office:value-type="float" office:value="0.192129999399">
                <text:p>0.19212999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7285188675645E+018">
                <text:p>1.57285188675645E+018</text:p>
              </table:table-cell>
              <table:table-cell office:value-type="float" office:value="0.429899990559">
                <text:p>0.429899990559</text:p>
              </table:table-cell>
              <table:table-cell office:value-type="float" office:value="-0.19224999845">
                <text:p>-0.19224999845</text:p>
              </table:table-cell>
              <table:table-cell office:value-type="float" office:value="0.384510010481">
                <text:p>0.38451001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7285188680894E+018">
                <text:p>1.57285188680894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38999486">
                <text:p>-0.19238999486</text:p>
              </table:table-cell>
              <table:table-cell office:value-type="float" office:value="0.19238999486">
                <text:p>0.192389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7285188686033E+018">
                <text:p>1.57285188686033E+018</text:p>
              </table:table-cell>
              <table:table-cell office:value-type="float" office:value="0.271800011396">
                <text:p>0.271800011396</text:p>
              </table:table-cell>
              <table:table-cell office:value-type="float" office:value="-0.192220002413">
                <text:p>-0.192220002413</text:p>
              </table:table-cell>
              <table:table-cell office:value-type="float" office:value="0.192220002413">
                <text:p>0.19222000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728518869132E+018">
                <text:p>1.5728518869132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-0.192039996386">
                <text:p>-0.192039996386</text:p>
              </table:table-cell>
              <table:table-cell office:value-type="float" office:value="0.192039996386">
                <text:p>0.19203999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7285188696489E+018">
                <text:p>1.57285188696489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-0.192059993744">
                <text:p>-0.192059993744</text:p>
              </table:table-cell>
              <table:table-cell office:value-type="float" office:value="0.192059993744">
                <text:p>0.192059993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7285188706716E+018">
                <text:p>1.57285188706716E+018</text:p>
              </table:table-cell>
              <table:table-cell office:value-type="float" office:value="0.271499991417">
                <text:p>0.271499991417</text:p>
              </table:table-cell>
              <table:table-cell office:value-type="float" office:value="-0.192010000348">
                <text:p>-0.192010000348</text:p>
              </table:table-cell>
              <table:table-cell office:value-type="float" office:value="0.192010000348">
                <text:p>0.19201000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7285188711963E+018">
                <text:p>1.57285188711963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-0.175380006433">
                <text:p>-0.175380006433</text:p>
              </table:table-cell>
              <table:table-cell office:value-type="float" office:value="0.175380006433">
                <text:p>0.175380006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285188717073E+018">
                <text:p>1.57285188717073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0.175329998136">
                <text:p>0.17532999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7285188722377E+018">
                <text:p>1.57285188722377E+018</text:p>
              </table:table-cell>
              <table:table-cell office:value-type="float" office:value="0.17499999702">
                <text:p>0.17499999702</text:p>
              </table:table-cell>
              <table:table-cell office:value-type="float" office:value="0">
                <text:p>0</text:p>
              </table:table-cell>
              <table:table-cell office:value-type="float" office:value="0.174979999661">
                <text:p>0.174979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7285188727542E+018">
                <text:p>1.57285188727542E+018</text:p>
              </table:table-cell>
              <table:table-cell office:value-type="float" office:value="0.350100010633">
                <text:p>0.350100010633</text:p>
              </table:table-cell>
              <table:table-cell office:value-type="float" office:value="0">
                <text:p>0</text:p>
              </table:table-cell>
              <table:table-cell office:value-type="float" office:value="0.350059986115">
                <text:p>0.35005998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7285188732742E+018">
                <text:p>1.57285188732742E+018</text:p>
              </table:table-cell>
              <table:table-cell office:value-type="float" office:value="0.174899995327">
                <text:p>0.174899995327</text:p>
              </table:table-cell>
              <table:table-cell office:value-type="float" office:value="0">
                <text:p>0</text:p>
              </table:table-cell>
              <table:table-cell office:value-type="float" office:value="0.174940004945">
                <text:p>0.174940004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7285188742952E+018">
                <text:p>1.57285188742952E+018</text:p>
              </table:table-cell>
              <table:table-cell office:value-type="float" office:value="0.174799993634">
                <text:p>0.174799993634</text:p>
              </table:table-cell>
              <table:table-cell office:value-type="float" office:value="0">
                <text:p>0</text:p>
              </table:table-cell>
              <table:table-cell office:value-type="float" office:value="0.174830004573">
                <text:p>0.174830004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7285188748156E+018">
                <text:p>1.57285188748156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879999399">
                <text:p>0.16087999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7285188753372E+018">
                <text:p>1.57285188753372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950005054">
                <text:p>0.160950005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7285188758611E+018">
                <text:p>1.57285188758611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929992795">
                <text:p>0.16092999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7285188768778E+018">
                <text:p>1.57285188768778E+018</text:p>
              </table:table-cell>
              <table:table-cell office:value-type="float" office:value="0.16099999845">
                <text:p>0.16099999845</text:p>
              </table:table-cell>
              <table:table-cell office:value-type="float" office:value="0">
                <text:p>0</text:p>
              </table:table-cell>
              <table:table-cell office:value-type="float" office:value="0.161039993167">
                <text:p>0.16103999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7285188773941E+018">
                <text:p>1.57285188773941E+018</text:p>
              </table:table-cell>
              <table:table-cell office:value-type="float" office:value="0.321999996901">
                <text:p>0.321999996901</text:p>
              </table:table-cell>
              <table:table-cell office:value-type="float" office:value="0">
                <text:p>0</text:p>
              </table:table-cell>
              <table:table-cell office:value-type="float" office:value="0.322010010481">
                <text:p>0.32201001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7285188779258E+018">
                <text:p>1.57285188779258E+018</text:p>
              </table:table-cell>
              <table:table-cell office:value-type="float" office:value="0.322200000286">
                <text:p>0.322200000286</text:p>
              </table:table-cell>
              <table:table-cell office:value-type="float" office:value="0">
                <text:p>0</text:p>
              </table:table-cell>
              <table:table-cell office:value-type="float" office:value="0.322189986706">
                <text:p>0.322189986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7285188784334E+018">
                <text:p>1.57285188784334E+018</text:p>
              </table:table-cell>
              <table:table-cell office:value-type="float" office:value="0.322299987078">
                <text:p>0.322299987078</text:p>
              </table:table-cell>
              <table:table-cell office:value-type="float" office:value="0">
                <text:p>0</text:p>
              </table:table-cell>
              <table:table-cell office:value-type="float" office:value="0.322310000658">
                <text:p>0.32231000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7285188789573E+018">
                <text:p>1.57285188789573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39996552">
                <text:p>0.16123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7285188794749E+018">
                <text:p>1.57285188794749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0.161390006542">
                <text:p>0.16139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728518879995E+018">
                <text:p>1.5728518879995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7285188805056E+018">
                <text:p>1.57285188805056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7999661">
                <text:p>0.17567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7285188810312E+018">
                <text:p>1.57285188810312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89996982">
                <text:p>0.17578999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7285188815517E+018">
                <text:p>1.57285188815517E+018</text:p>
              </table:table-cell>
              <table:table-cell office:value-type="float" office:value="0.351599991322">
                <text:p>0.351599991322</text:p>
              </table:table-cell>
              <table:table-cell office:value-type="float" office:value="0">
                <text:p>0</text:p>
              </table:table-cell>
              <table:table-cell office:value-type="float" office:value="0.351610004902">
                <text:p>0.35161000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7285188825671E+018">
                <text:p>1.57285188825671E+018</text:p>
              </table:table-cell>
              <table:table-cell office:value-type="float" office:value="0.351700007915">
                <text:p>0.351700007915</text:p>
              </table:table-cell>
              <table:table-cell office:value-type="float" office:value="0">
                <text:p>0</text:p>
              </table:table-cell>
              <table:table-cell office:value-type="float" office:value="0.351740002632">
                <text:p>0.35174000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72851888308E+018">
                <text:p>1.572851888308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7285188835998E+018">
                <text:p>1.57285188835998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285188841266E+018">
                <text:p>1.57285188841266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940006971">
                <text:p>0.17594000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7285188846529E+018">
                <text:p>1.57285188846529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50002265">
                <text:p>0.1757500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85188851701E+018">
                <text:p>1.57285188851701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-0.175600007176">
                <text:p>-0.175600007176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7285188861861E+018">
                <text:p>1.57285188861861E+018</text:p>
              </table:table-cell>
              <table:table-cell office:value-type="float" office:value="0.248199999332">
                <text:p>0.248199999332</text:p>
              </table:table-cell>
              <table:table-cell office:value-type="float" office:value="-0.175469994545">
                <text:p>-0.175469994545</text:p>
              </table:table-cell>
              <table:table-cell office:value-type="float" office:value="0.175469994545">
                <text:p>0.17546999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7285188867111E+018">
                <text:p>1.57285188867111E+018</text:p>
              </table:table-cell>
              <table:table-cell office:value-type="float" office:value="0.360700011253">
                <text:p>0.360700011253</text:p>
              </table:table-cell>
              <table:table-cell office:value-type="float" office:value="-0.161329999566">
                <text:p>-0.161329999566</text:p>
              </table:table-cell>
              <table:table-cell office:value-type="float" office:value="0.322659999132">
                <text:p>0.32265999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7285188872315E+018">
                <text:p>1.57285188872315E+018</text:p>
              </table:table-cell>
              <table:table-cell office:value-type="float" office:value="0.360799998045">
                <text:p>0.360799998045</text:p>
              </table:table-cell>
              <table:table-cell office:value-type="float" office:value="-0.161369994283">
                <text:p>-0.161369994283</text:p>
              </table:table-cell>
              <table:table-cell office:value-type="float" office:value="0.322739988565">
                <text:p>0.32273998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7285188877459E+018">
                <text:p>1.57285188877459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-0.161349996924">
                <text:p>-0.161349996924</text:p>
              </table:table-cell>
              <table:table-cell office:value-type="float" office:value="0.161349996924">
                <text:p>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7285188882636E+018">
                <text:p>1.57285188882636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-0.161349996924">
                <text:p>-0.161349996924</text:p>
              </table:table-cell>
              <table:table-cell office:value-type="float" office:value="0.161349996924">
                <text:p>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7285188887877E+018">
                <text:p>1.57285188887877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-0.175459995866">
                <text:p>-0.175459995866</text:p>
              </table:table-cell>
              <table:table-cell office:value-type="float" office:value="0.175459995866">
                <text:p>0.175459995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285188893247E+018">
                <text:p>1.57285188893247E+018</text:p>
              </table:table-cell>
              <table:table-cell office:value-type="float" office:value="0.247600004077">
                <text:p>0.247600004077</text:p>
              </table:table-cell>
              <table:table-cell office:value-type="float" office:value="-0.175050005317">
                <text:p>-0.175050005317</text:p>
              </table:table-cell>
              <table:table-cell office:value-type="float" office:value="0.175050005317">
                <text:p>0.17505000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2851888984E+018">
                <text:p>1.572851888984E+018</text:p>
              </table:table-cell>
              <table:table-cell office:value-type="float" office:value="0.247500002384">
                <text:p>0.247500002384</text:p>
              </table:table-cell>
              <table:table-cell office:value-type="float" office:value="-0.175029993057">
                <text:p>-0.175029993057</text:p>
              </table:table-cell>
              <table:table-cell office:value-type="float" office:value="0.175029993057">
                <text:p>0.17502999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7285188903593E+018">
                <text:p>1.57285188903593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-0.17512999475">
                <text:p>-0.17512999475</text:p>
              </table:table-cell>
              <table:table-cell office:value-type="float" office:value="0.17512999475">
                <text:p>0.1751299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285188908787E+018">
                <text:p>1.57285188908787E+018</text:p>
              </table:table-cell>
              <table:table-cell office:value-type="float" office:value="0.175099998713">
                <text:p>0.175099998713</text:p>
              </table:table-cell>
              <table:table-cell office:value-type="float" office:value="0">
                <text:p>0</text:p>
              </table:table-cell>
              <table:table-cell office:value-type="float" office:value="0.17512999475">
                <text:p>0.1751299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7285188914039E+018">
                <text:p>1.57285188914039E+018</text:p>
              </table:table-cell>
              <table:table-cell office:value-type="float" office:value="0.350100010633">
                <text:p>0.350100010633</text:p>
              </table:table-cell>
              <table:table-cell office:value-type="float" office:value="0">
                <text:p>0</text:p>
              </table:table-cell>
              <table:table-cell office:value-type="float" office:value="0.350089997053">
                <text:p>0.350089997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7285188919239E+018">
                <text:p>1.57285188919239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0.191890001297">
                <text:p>0.1918900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7285188924403E+018">
                <text:p>1.57285188924403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0.19185000658">
                <text:p>0.1918500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728518892959E+018">
                <text:p>1.5728518892959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0.191760003567">
                <text:p>0.191760003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7285188934888E+018">
                <text:p>1.57285188934888E+018</text:p>
              </table:table-cell>
              <table:table-cell office:value-type="float" office:value="0.191699996591">
                <text:p>0.191699996591</text:p>
              </table:table-cell>
              <table:table-cell office:value-type="float" office:value="0">
                <text:p>0</text:p>
              </table:table-cell>
              <table:table-cell office:value-type="float" office:value="0.191740006208">
                <text:p>0.19174000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7285188939993E+018">
                <text:p>1.57285188939993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0.191929996014">
                <text:p>0.19192999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7285188945101E+018">
                <text:p>1.57285188945101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51999259">
                <text:p>0.1925199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285188950305E+018">
                <text:p>1.57285188950305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650005221">
                <text:p>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285188955492E+018">
                <text:p>1.57285188955492E+018</text:p>
              </table:table-cell>
              <table:table-cell office:value-type="float" office:value="0.385300010443">
                <text:p>0.385300010443</text:p>
              </table:table-cell>
              <table:table-cell office:value-type="float" office:value="0">
                <text:p>0</text:p>
              </table:table-cell>
              <table:table-cell office:value-type="float" office:value="0.385309994221">
                <text:p>0.38530999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285188960639E+018">
                <text:p>1.57285188960639E+018</text:p>
              </table:table-cell>
              <table:table-cell office:value-type="float" office:value="0.385500013828">
                <text:p>0.385500013828</text:p>
              </table:table-cell>
              <table:table-cell office:value-type="float" office:value="0">
                <text:p>0</text:p>
              </table:table-cell>
              <table:table-cell office:value-type="float" office:value="0.385479986668">
                <text:p>0.385479986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7285188965818E+018">
                <text:p>1.57285188965818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0.192860007286">
                <text:p>0.192860007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7285188970921E+018">
                <text:p>1.57285188970921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0.19292999804">
                <text:p>0.1929299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7285188976065E+018">
                <text:p>1.57285188976065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79994822">
                <text:p>0.19317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7285188981266E+018">
                <text:p>1.57285188981266E+018</text:p>
              </table:table-cell>
              <table:table-cell office:value-type="float" office:value="0.193499997258">
                <text:p>0.193499997258</text:p>
              </table:table-cell>
              <table:table-cell office:value-type="float" office:value="0">
                <text:p>0</text:p>
              </table:table-cell>
              <table:table-cell office:value-type="float" office:value="0.193499997258">
                <text:p>0.1934999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7285188986356E+018">
                <text:p>1.57285188986356E+018</text:p>
              </table:table-cell>
              <table:table-cell office:value-type="float" office:value="0.193700000644">
                <text:p>0.193700000644</text:p>
              </table:table-cell>
              <table:table-cell office:value-type="float" office:value="0">
                <text:p>0</text:p>
              </table:table-cell>
              <table:table-cell office:value-type="float" office:value="0.193670004606">
                <text:p>0.193670004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7285188991619E+018">
                <text:p>1.57285188991619E+018</text:p>
              </table:table-cell>
              <table:table-cell office:value-type="float" office:value="0.193700000644">
                <text:p>0.193700000644</text:p>
              </table:table-cell>
              <table:table-cell office:value-type="float" office:value="0">
                <text:p>0</text:p>
              </table:table-cell>
              <table:table-cell office:value-type="float" office:value="0.19373999536">
                <text:p>0.1937399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7285189001711E+018">
                <text:p>1.57285189001711E+018</text:p>
              </table:table-cell>
              <table:table-cell office:value-type="float" office:value="0.193700000644">
                <text:p>0.193700000644</text:p>
              </table:table-cell>
              <table:table-cell office:value-type="float" office:value="0">
                <text:p>0</text:p>
              </table:table-cell>
              <table:table-cell office:value-type="float" office:value="0.193670004606">
                <text:p>0.193670004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7285189007002E+018">
                <text:p>1.57285189007002E+018</text:p>
              </table:table-cell>
              <table:table-cell office:value-type="float" office:value="0.352899998426">
                <text:p>0.352899998426</text:p>
              </table:table-cell>
              <table:table-cell office:value-type="float" office:value="0">
                <text:p>0</text:p>
              </table:table-cell>
              <table:table-cell office:value-type="float" office:value="0.352899998426">
                <text:p>0.352899998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7285189012171E+018">
                <text:p>1.57285189012171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440000534">
                <text:p>0.17644000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7285189017222E+018">
                <text:p>1.57285189017222E+018</text:p>
              </table:table-cell>
              <table:table-cell office:value-type="float" office:value="0.176499992609">
                <text:p>0.176499992609</text:p>
              </table:table-cell>
              <table:table-cell office:value-type="float" office:value="0">
                <text:p>0</text:p>
              </table:table-cell>
              <table:table-cell office:value-type="float" office:value="0.176459997892">
                <text:p>0.17645999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7285189022338E+018">
                <text:p>1.57285189022338E+018</text:p>
              </table:table-cell>
              <table:table-cell office:value-type="float" office:value="0.176699995995">
                <text:p>0.176699995995</text:p>
              </table:table-cell>
              <table:table-cell office:value-type="float" office:value="0">
                <text:p>0</text:p>
              </table:table-cell>
              <table:table-cell office:value-type="float" office:value="0.176730006933">
                <text:p>0.176730006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7285189027561E+018">
                <text:p>1.57285189027561E+018</text:p>
              </table:table-cell>
              <table:table-cell office:value-type="float" office:value="0.176799997687">
                <text:p>0.176799997687</text:p>
              </table:table-cell>
              <table:table-cell office:value-type="float" office:value="0">
                <text:p>0</text:p>
              </table:table-cell>
              <table:table-cell office:value-type="float" office:value="0.176850005984">
                <text:p>0.176850005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7285189037983E+018">
                <text:p>1.57285189037983E+018</text:p>
              </table:table-cell>
              <table:table-cell office:value-type="float" office:value="0.176599994302">
                <text:p>0.176599994302</text:p>
              </table:table-cell>
              <table:table-cell office:value-type="float" office:value="0">
                <text:p>0</text:p>
              </table:table-cell>
              <table:table-cell office:value-type="float" office:value="0.176620006561">
                <text:p>0.17662000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7285189043163E+018">
                <text:p>1.57285189043163E+018</text:p>
              </table:table-cell>
              <table:table-cell office:value-type="float" office:value="0.228599995375">
                <text:p>0.228599995375</text:p>
              </table:table-cell>
              <table:table-cell office:value-type="float" office:value="-0.161650002003">
                <text:p>-0.161650002003</text:p>
              </table:table-cell>
              <table:table-cell office:value-type="float" office:value="0.161650002003">
                <text:p>0.16165000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7285189048302E+018">
                <text:p>1.57285189048302E+018</text:p>
              </table:table-cell>
              <table:table-cell office:value-type="float" office:value="0.228499993682">
                <text:p>0.228499993682</text:p>
              </table:table-cell>
              <table:table-cell office:value-type="float" office:value="-0.161540001631">
                <text:p>-0.161540001631</text:p>
              </table:table-cell>
              <table:table-cell office:value-type="float" office:value="0.161540001631">
                <text:p>0.16154000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7285189053471E+018">
                <text:p>1.57285189053471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-0.161400005221">
                <text:p>-0.161400005221</text:p>
              </table:table-cell>
              <table:table-cell office:value-type="float" office:value="0.322809994221">
                <text:p>0.32280999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7285189058563E+018">
                <text:p>1.57285189058563E+018</text:p>
              </table:table-cell>
              <table:table-cell office:value-type="float" office:value="0.361299991608">
                <text:p>0.361299991608</text:p>
              </table:table-cell>
              <table:table-cell office:value-type="float" office:value="-0.161569997668">
                <text:p>-0.161569997668</text:p>
              </table:table-cell>
              <table:table-cell office:value-type="float" office:value="0.323130011559">
                <text:p>0.32313001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7285189063736E+018">
                <text:p>1.57285189063736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-0.175999999046">
                <text:p>-0.175999999046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7285189068821E+018">
                <text:p>1.57285189068821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-0.176139995456">
                <text:p>-0.176139995456</text:p>
              </table:table-cell>
              <table:table-cell office:value-type="float" office:value="0.176139995456">
                <text:p>0.17613999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7285189074088E+018">
                <text:p>1.57285189074088E+018</text:p>
              </table:table-cell>
              <table:table-cell office:value-type="float" office:value="0.249300003052">
                <text:p>0.249300003052</text:p>
              </table:table-cell>
              <table:table-cell office:value-type="float" office:value="-0.176290005445">
                <text:p>-0.176290005445</text:p>
              </table:table-cell>
              <table:table-cell office:value-type="float" office:value="0.176290005445">
                <text:p>0.176290005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7285189079353E+018">
                <text:p>1.57285189079353E+018</text:p>
              </table:table-cell>
              <table:table-cell office:value-type="float" office:value="0.249200001359">
                <text:p>0.249200001359</text:p>
              </table:table-cell>
              <table:table-cell office:value-type="float" office:value="-0.176180005074">
                <text:p>-0.176180005074</text:p>
              </table:table-cell>
              <table:table-cell office:value-type="float" office:value="0.176180005074">
                <text:p>0.17618000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7285189084655E+018">
                <text:p>1.57285189084655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7285189089743E+018">
                <text:p>1.57285189089743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20004535">
                <text:p>-0.175620004535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7285189094887E+018">
                <text:p>1.57285189094887E+018</text:p>
              </table:table-cell>
              <table:table-cell office:value-type="float" office:value="0.193299993873">
                <text:p>0.193299993873</text:p>
              </table:table-cell>
              <table:table-cell office:value-type="float" office:value="0">
                <text:p>0</text:p>
              </table:table-cell>
              <table:table-cell office:value-type="float" office:value="0.193269997835">
                <text:p>0.19326999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7285189100242E+018">
                <text:p>1.57285189100242E+018</text:p>
              </table:table-cell>
              <table:table-cell office:value-type="float" office:value="0.386200010777">
                <text:p>0.386200010777</text:p>
              </table:table-cell>
              <table:table-cell office:value-type="float" office:value="0">
                <text:p>0</text:p>
              </table:table-cell>
              <table:table-cell office:value-type="float" office:value="0.386209994555">
                <text:p>0.3862099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7285189105376E+018">
                <text:p>1.57285189105376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7285189110585E+018">
                <text:p>1.57285189110585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489996552">
                <text:p>0.19248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7285189115819E+018">
                <text:p>1.57285189115819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0.192149996758">
                <text:p>0.192149996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7285189121051E+018">
                <text:p>1.57285189121051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0.19185000658">
                <text:p>0.1918500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7285189126374E+018">
                <text:p>1.57285189126374E+018</text:p>
              </table:table-cell>
              <table:table-cell office:value-type="float" office:value="0.191599994898">
                <text:p>0.191599994898</text:p>
              </table:table-cell>
              <table:table-cell office:value-type="float" office:value="0">
                <text:p>0</text:p>
              </table:table-cell>
              <table:table-cell office:value-type="float" office:value="0.191620007157">
                <text:p>0.191620007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7285189131503E+018">
                <text:p>1.57285189131503E+018</text:p>
              </table:table-cell>
              <table:table-cell office:value-type="float" office:value="0.191300004721">
                <text:p>0.191300004721</text:p>
              </table:table-cell>
              <table:table-cell office:value-type="float" office:value="0">
                <text:p>0</text:p>
              </table:table-cell>
              <table:table-cell office:value-type="float" office:value="0.191249996424">
                <text:p>0.191249996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7285189136689E+018">
                <text:p>1.57285189136689E+018</text:p>
              </table:table-cell>
              <table:table-cell office:value-type="float" office:value="0.191499993205">
                <text:p>0.191499993205</text:p>
              </table:table-cell>
              <table:table-cell office:value-type="float" office:value="0">
                <text:p>0</text:p>
              </table:table-cell>
              <table:table-cell office:value-type="float" office:value="0.191510006785">
                <text:p>0.19151000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28518914191E+018">
                <text:p>1.5728518914191E+018</text:p>
              </table:table-cell>
              <table:table-cell office:value-type="float" office:value="0.382899999619">
                <text:p>0.382899999619</text:p>
              </table:table-cell>
              <table:table-cell office:value-type="float" office:value="0">
                <text:p>0</text:p>
              </table:table-cell>
              <table:table-cell office:value-type="float" office:value="0.382910013199">
                <text:p>0.38291001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7285189147218E+018">
                <text:p>1.57285189147218E+018</text:p>
              </table:table-cell>
              <table:table-cell office:value-type="float" office:value="0.382800012827">
                <text:p>0.382800012827</text:p>
              </table:table-cell>
              <table:table-cell office:value-type="float" office:value="0">
                <text:p>0</text:p>
              </table:table-cell>
              <table:table-cell office:value-type="float" office:value="0.382809996605">
                <text:p>0.382809996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7285189152303E+018">
                <text:p>1.57285189152303E+018</text:p>
              </table:table-cell>
              <table:table-cell office:value-type="float" office:value="0.191499993205">
                <text:p>0.191499993205</text:p>
              </table:table-cell>
              <table:table-cell office:value-type="float" office:value="0">
                <text:p>0</text:p>
              </table:table-cell>
              <table:table-cell office:value-type="float" office:value="0.191499993205">
                <text:p>0.19149999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7285189157501E+018">
                <text:p>1.57285189157501E+018</text:p>
              </table:table-cell>
              <table:table-cell office:value-type="float" office:value="0.191699996591">
                <text:p>0.191699996591</text:p>
              </table:table-cell>
              <table:table-cell office:value-type="float" office:value="0">
                <text:p>0</text:p>
              </table:table-cell>
              <table:table-cell office:value-type="float" office:value="0.191750004888">
                <text:p>0.191750004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7285189162761E+018">
                <text:p>1.57285189162761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0.191829994321">
                <text:p>0.19182999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7285189167925E+018">
                <text:p>1.57285189167925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7285189173095E+018">
                <text:p>1.57285189173095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7285189178343E+018">
                <text:p>1.57285189178343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0.192129999399">
                <text:p>0.19212999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7285189183457E+018">
                <text:p>1.57285189183457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59998822">
                <text:p>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7285189188639E+018">
                <text:p>1.5728518918863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589998245">
                <text:p>0.19258999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7285189193907E+018">
                <text:p>1.57285189193907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90001631">
                <text:p>0.19279000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7285189199089E+018">
                <text:p>1.5728518919908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629992962">
                <text:p>0.19262999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7285189204304E+018">
                <text:p>1.57285189204304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50005221">
                <text:p>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7285189209385E+018">
                <text:p>1.57285189209385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80001259">
                <text:p>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7285189214584E+018">
                <text:p>1.57285189214584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7285189219861E+018">
                <text:p>1.57285189219861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80002952">
                <text:p>0.19278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7285189225027E+018">
                <text:p>1.57285189225027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629992962">
                <text:p>0.19262999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7285189230231E+018">
                <text:p>1.57285189230231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80001259">
                <text:p>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7285189235414E+018">
                <text:p>1.57285189235414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-0.192689999938">
                <text:p>-0.192689999938</text:p>
              </table:table-cell>
              <table:table-cell office:value-type="float" office:value="0.192689999938">
                <text:p>0.19268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7285189240641E+018">
                <text:p>1.57285189240641E+018</text:p>
              </table:table-cell>
              <table:table-cell office:value-type="float" office:value="0.430500000715">
                <text:p>0.430500000715</text:p>
              </table:table-cell>
              <table:table-cell office:value-type="float" office:value="-0.192509993911">
                <text:p>-0.192509993911</text:p>
              </table:table-cell>
              <table:table-cell office:value-type="float" office:value="0.385030001402">
                <text:p>0.38503000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7285189245811E+018">
                <text:p>1.57285189245811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399993539">
                <text:p>-0.192399993539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7285189250988E+018">
                <text:p>1.57285189250988E+018</text:p>
              </table:table-cell>
              <table:table-cell office:value-type="float" office:value="0.272399991751">
                <text:p>0.272399991751</text:p>
              </table:table-cell>
              <table:table-cell office:value-type="float" office:value="-0.192589998245">
                <text:p>-0.192589998245</text:p>
              </table:table-cell>
              <table:table-cell office:value-type="float" office:value="0.192589998245">
                <text:p>0.19258999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7285189256277E+018">
                <text:p>1.57285189256277E+018</text:p>
              </table:table-cell>
              <table:table-cell office:value-type="float" office:value="0.272300004959">
                <text:p>0.272300004959</text:p>
              </table:table-cell>
              <table:table-cell office:value-type="float" office:value="-0.192579999566">
                <text:p>-0.192579999566</text:p>
              </table:table-cell>
              <table:table-cell office:value-type="float" office:value="0.192579999566">
                <text:p>0.19257999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7285189261488E+018">
                <text:p>1.57285189261488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369997501">
                <text:p>-0.192369997501</text:p>
              </table:table-cell>
              <table:table-cell office:value-type="float" office:value="0.192369997501">
                <text:p>0.19236999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7285189266659E+018">
                <text:p>1.57285189266659E+018</text:p>
              </table:table-cell>
              <table:table-cell office:value-type="float" office:value="0.271899998188">
                <text:p>0.271899998188</text:p>
              </table:table-cell>
              <table:table-cell office:value-type="float" office:value="-0.192239999771">
                <text:p>-0.192239999771</text:p>
              </table:table-cell>
              <table:table-cell office:value-type="float" office:value="0.192239999771">
                <text:p>0.19223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7285189271808E+018">
                <text:p>1.57285189271808E+018</text:p>
              </table:table-cell>
              <table:table-cell office:value-type="float" office:value="0.272000014782">
                <text:p>0.272000014782</text:p>
              </table:table-cell>
              <table:table-cell office:value-type="float" office:value="-0.192320004106">
                <text:p>-0.192320004106</text:p>
              </table:table-cell>
              <table:table-cell office:value-type="float" office:value="0.192320004106">
                <text:p>0.19232000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7285189277035E+018">
                <text:p>1.57285189277035E+018</text:p>
              </table:table-cell>
              <table:table-cell office:value-type="float" office:value="0.271899998188">
                <text:p>0.271899998188</text:p>
              </table:table-cell>
              <table:table-cell office:value-type="float" office:value="-0.192230001092">
                <text:p>-0.192230001092</text:p>
              </table:table-cell>
              <table:table-cell office:value-type="float" office:value="0.192230001092">
                <text:p>0.19223000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7285189282193E+018">
                <text:p>1.57285189282193E+018</text:p>
              </table:table-cell>
              <table:table-cell office:value-type="float" office:value="0.271899998188">
                <text:p>0.271899998188</text:p>
              </table:table-cell>
              <table:table-cell office:value-type="float" office:value="-0.192259997129">
                <text:p>-0.192259997129</text:p>
              </table:table-cell>
              <table:table-cell office:value-type="float" office:value="0.192259997129">
                <text:p>0.19225999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7285189287384E+018">
                <text:p>1.57285189287384E+018</text:p>
              </table:table-cell>
              <table:table-cell office:value-type="float" office:value="0.384299993515">
                <text:p>0.384299993515</text:p>
              </table:table-cell>
              <table:table-cell office:value-type="float" office:value="0">
                <text:p>0</text:p>
              </table:table-cell>
              <table:table-cell office:value-type="float" office:value="0.384339988232">
                <text:p>0.38433998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728518929257E+018">
                <text:p>1.5728518929257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0.19224999845">
                <text:p>0.19224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7285189302839E+018">
                <text:p>1.57285189302839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24999845">
                <text:p>0.19224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7285189307991E+018">
                <text:p>1.57285189307991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69994545">
                <text:p>0.17546999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7285189313145E+018">
                <text:p>1.5728518931314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549998879">
                <text:p>0.17554999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7285189318434E+018">
                <text:p>1.57285189318434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569996238">
                <text:p>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7285189323575E+018">
                <text:p>1.57285189323575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7285189328706E+018">
                <text:p>1.57285189328706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728518933397E+018">
                <text:p>1.5728518933397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440012455">
                <text:p>0.35144001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7285189339147E+018">
                <text:p>1.57285189339147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410001516">
                <text:p>0.35141000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7285189344351E+018">
                <text:p>1.57285189344351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7285189349533E+018">
                <text:p>1.57285189349533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709992647">
                <text:p>0.17570999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7285189359631E+018">
                <text:p>1.57285189359631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19993019">
                <text:p>0.1758199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7285189365047E+018">
                <text:p>1.57285189365047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69999623">
                <text:p>0.17576999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7285189370182E+018">
                <text:p>1.57285189370182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0.175260007381">
                <text:p>0.17526000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7285189375492E+018">
                <text:p>1.57285189375492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0.175369992852">
                <text:p>0.17536999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7285189380595E+018">
                <text:p>1.57285189380595E+018</text:p>
              </table:table-cell>
              <table:table-cell office:value-type="float" office:value="0.350400000811">
                <text:p>0.350400000811</text:p>
              </table:table-cell>
              <table:table-cell office:value-type="float" office:value="0">
                <text:p>0</text:p>
              </table:table-cell>
              <table:table-cell office:value-type="float" office:value="0.350430011749">
                <text:p>0.35043001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7285189385745E+018">
                <text:p>1.57285189385745E+018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  <table:table-cell office:value-type="float" office:value="0.350529998541">
                <text:p>0.350529998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7285189390937E+018">
                <text:p>1.57285189390937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0.175319999456">
                <text:p>0.175319999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7285189396105E+018">
                <text:p>1.5728518939610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90006804">
                <text:p>0.175490006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7285189401229E+018">
                <text:p>1.57285189401229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7285189406366E+018">
                <text:p>1.57285189406366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7285189411625E+018">
                <text:p>1.57285189411625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59999251">
                <text:p>0.175659999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7285189416816E+018">
                <text:p>1.57285189416816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570000887">
                <text:p>0.19257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7285189421939E+018">
                <text:p>1.57285189421939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69996142">
                <text:p>0.19316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7285189427192E+018">
                <text:p>1.57285189427192E+018</text:p>
              </table:table-cell>
              <table:table-cell office:value-type="float" office:value="0.432000011206">
                <text:p>0.432000011206</text:p>
              </table:table-cell>
              <table:table-cell office:value-type="float" office:value="-0.193189993501">
                <text:p>-0.193189993501</text:p>
              </table:table-cell>
              <table:table-cell office:value-type="float" office:value="0.386379987001">
                <text:p>0.386379987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7285189432293E+018">
                <text:p>1.57285189432293E+018</text:p>
              </table:table-cell>
              <table:table-cell office:value-type="float" office:value="0.273600012064">
                <text:p>0.273600012064</text:p>
              </table:table-cell>
              <table:table-cell office:value-type="float" office:value="-0.193499997258">
                <text:p>-0.193499997258</text:p>
              </table:table-cell>
              <table:table-cell office:value-type="float" office:value="0.193499997258">
                <text:p>0.1934999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7285189437535E+018">
                <text:p>1.57285189437535E+018</text:p>
              </table:table-cell>
              <table:table-cell office:value-type="float" office:value="0.27349999547">
                <text:p>0.27349999547</text:p>
              </table:table-cell>
              <table:table-cell office:value-type="float" office:value="-0.193389996886">
                <text:p>-0.193389996886</text:p>
              </table:table-cell>
              <table:table-cell office:value-type="float" office:value="0.193389996886">
                <text:p>0.19338999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728518944281E+018">
                <text:p>1.5728518944281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-0.19305999577">
                <text:p>-0.19305999577</text:p>
              </table:table-cell>
              <table:table-cell office:value-type="float" office:value="0.19305999577">
                <text:p>0.1930599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728518944791E+018">
                <text:p>1.5728518944791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-0.192809998989">
                <text:p>-0.192809998989</text:p>
              </table:table-cell>
              <table:table-cell office:value-type="float" office:value="0.192809998989">
                <text:p>0.19280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7285189453164E+018">
                <text:p>1.57285189453164E+018</text:p>
              </table:table-cell>
              <table:table-cell office:value-type="float" office:value="0.272599995136">
                <text:p>0.272599995136</text:p>
              </table:table-cell>
              <table:table-cell office:value-type="float" office:value="-0.192770004272">
                <text:p>-0.192770004272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728518945837E+018">
                <text:p>1.5728518945837E+018</text:p>
              </table:table-cell>
              <table:table-cell office:value-type="float" office:value="0.272300004959">
                <text:p>0.272300004959</text:p>
              </table:table-cell>
              <table:table-cell office:value-type="float" office:value="-0.19253000617">
                <text:p>-0.19253000617</text:p>
              </table:table-cell>
              <table:table-cell office:value-type="float" office:value="0.19253000617">
                <text:p>0.19253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7285189463453E+018">
                <text:p>1.57285189463453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-0.192650005221">
                <text:p>-0.192650005221</text:p>
              </table:table-cell>
              <table:table-cell office:value-type="float" office:value="0.192650005221">
                <text:p>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7285189468749E+018">
                <text:p>1.57285189468749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-0.192660003901">
                <text:p>-0.192660003901</text:p>
              </table:table-cell>
              <table:table-cell office:value-type="float" office:value="0.192660003901">
                <text:p>0.19266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7285189479056E+018">
                <text:p>1.57285189479056E+018</text:p>
              </table:table-cell>
              <table:table-cell office:value-type="float" office:value="0.430700004101">
                <text:p>0.430700004101</text:p>
              </table:table-cell>
              <table:table-cell office:value-type="float" office:value="-0.192609995604">
                <text:p>-0.192609995604</text:p>
              </table:table-cell>
              <table:table-cell office:value-type="float" office:value="0.385210007429">
                <text:p>0.385210007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7285189484075E+018">
                <text:p>1.5728518948407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60000944">
                <text:p>0.17576000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7285189489273E+018">
                <text:p>1.57285189489273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50000572">
                <text:p>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7285189494547E+018">
                <text:p>1.57285189494547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510004163">
                <text:p>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7285189499742E+018">
                <text:p>1.57285189499742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50000572">
                <text:p>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7285189504862E+018">
                <text:p>1.57285189504862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7285189510139E+018">
                <text:p>1.57285189510139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79993224">
                <text:p>0.17547999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7285189515263E+018">
                <text:p>1.5728518951526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7285189520586E+018">
                <text:p>1.57285189520586E+018</text:p>
              </table:table-cell>
              <table:table-cell office:value-type="float" office:value="0.351000010967">
                <text:p>0.351000010967</text:p>
              </table:table-cell>
              <table:table-cell office:value-type="float" office:value="0">
                <text:p>0</text:p>
              </table:table-cell>
              <table:table-cell office:value-type="float" office:value="0.351020008326">
                <text:p>0.351020008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7285189525806E+018">
                <text:p>1.57285189525806E+018</text:p>
              </table:table-cell>
              <table:table-cell office:value-type="float" office:value="0.350600004196">
                <text:p>0.350600004196</text:p>
              </table:table-cell>
              <table:table-cell office:value-type="float" office:value="0">
                <text:p>0</text:p>
              </table:table-cell>
              <table:table-cell office:value-type="float" office:value="0.350569993258">
                <text:p>0.35056999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7285189530974E+018">
                <text:p>1.57285189530974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0.175219997764">
                <text:p>0.17521999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728518953614E+018">
                <text:p>1.5728518953614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0.192049995065">
                <text:p>0.19204999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7285189541312E+018">
                <text:p>1.57285189541312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159995437">
                <text:p>0.192159995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7285189546487E+018">
                <text:p>1.57285189546487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53000617">
                <text:p>0.19253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7285189551592E+018">
                <text:p>1.57285189551592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570000887">
                <text:p>0.19257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7285189556887E+018">
                <text:p>1.57285189556887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550003529">
                <text:p>0.19255000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7285189561999E+018">
                <text:p>1.57285189561999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60003901">
                <text:p>0.19266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7285189567314E+018">
                <text:p>1.57285189567314E+018</text:p>
              </table:table-cell>
              <table:table-cell office:value-type="float" office:value="0.384900003672">
                <text:p>0.384900003672</text:p>
              </table:table-cell>
              <table:table-cell office:value-type="float" office:value="0">
                <text:p>0</text:p>
              </table:table-cell>
              <table:table-cell office:value-type="float" office:value="0.38490998745">
                <text:p>0.3849099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7285189577492E+018">
                <text:p>1.57285189577492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489996552">
                <text:p>0.19248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7285189582656E+018">
                <text:p>1.57285189582656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720006227">
                <text:p>0.175720006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7285189587829E+018">
                <text:p>1.57285189587829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60000944">
                <text:p>0.17576000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7285189593064E+018">
                <text:p>1.57285189593064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89995289">
                <text:p>0.175689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7285189598293E+018">
                <text:p>1.5728518959829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7285189603492E+018">
                <text:p>1.57285189603492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0.175369992852">
                <text:p>0.17536999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7285189608698E+018">
                <text:p>1.57285189608698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0.175190001726">
                <text:p>0.17519000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7285189613948E+018">
                <text:p>1.57285189613948E+018</text:p>
              </table:table-cell>
              <table:table-cell office:value-type="float" office:value="0.391699999571">
                <text:p>0.391699999571</text:p>
              </table:table-cell>
              <table:table-cell office:value-type="float" office:value="-0.175170004368">
                <text:p>-0.175170004368</text:p>
              </table:table-cell>
              <table:table-cell office:value-type="float" office:value="0.350329995155">
                <text:p>0.350329995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7285189619181E+018">
                <text:p>1.57285189619181E+018</text:p>
              </table:table-cell>
              <table:table-cell office:value-type="float" office:value="0.391099989414">
                <text:p>0.391099989414</text:p>
              </table:table-cell>
              <table:table-cell office:value-type="float" office:value="-0.174899995327">
                <text:p>-0.174899995327</text:p>
              </table:table-cell>
              <table:table-cell office:value-type="float" office:value="0.349799990654">
                <text:p>0.34979999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7285189624388E+018">
                <text:p>1.57285189624388E+018</text:p>
              </table:table-cell>
              <table:table-cell office:value-type="float" office:value="0.247400000691">
                <text:p>0.247400000691</text:p>
              </table:table-cell>
              <table:table-cell office:value-type="float" office:value="-0.174930006266">
                <text:p>-0.174930006266</text:p>
              </table:table-cell>
              <table:table-cell office:value-type="float" office:value="0.174930006266">
                <text:p>0.174930006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7285189629581E+018">
                <text:p>1.57285189629581E+018</text:p>
              </table:table-cell>
              <table:table-cell office:value-type="float" office:value="0.247500002384">
                <text:p>0.247500002384</text:p>
              </table:table-cell>
              <table:table-cell office:value-type="float" office:value="-0.174979999661">
                <text:p>-0.174979999661</text:p>
              </table:table-cell>
              <table:table-cell office:value-type="float" office:value="0.174979999661">
                <text:p>0.174979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7285189634717E+018">
                <text:p>1.57285189634717E+018</text:p>
              </table:table-cell>
              <table:table-cell office:value-type="float" office:value="0.271100014448">
                <text:p>0.271100014448</text:p>
              </table:table-cell>
              <table:table-cell office:value-type="float" office:value="-0.191719993949">
                <text:p>-0.191719993949</text:p>
              </table:table-cell>
              <table:table-cell office:value-type="float" office:value="0.191719993949">
                <text:p>0.19171999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7285189639886E+018">
                <text:p>1.57285189639886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-0.192080006003">
                <text:p>-0.192080006003</text:p>
              </table:table-cell>
              <table:table-cell office:value-type="float" office:value="0.192080006003">
                <text:p>0.19208000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7285189645054E+018">
                <text:p>1.57285189645054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-0.192049995065">
                <text:p>-0.192049995065</text:p>
              </table:table-cell>
              <table:table-cell office:value-type="float" office:value="0.192049995065">
                <text:p>0.19204999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7285189650198E+018">
                <text:p>1.57285189650198E+018</text:p>
              </table:table-cell>
              <table:table-cell office:value-type="float" office:value="0.272000014782">
                <text:p>0.272000014782</text:p>
              </table:table-cell>
              <table:table-cell office:value-type="float" office:value="-0.192330002785">
                <text:p>-0.192330002785</text:p>
              </table:table-cell>
              <table:table-cell office:value-type="float" office:value="0.192330002785">
                <text:p>0.19233000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7285189655359E+018">
                <text:p>1.57285189655359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440003157">
                <text:p>-0.192440003157</text:p>
              </table:table-cell>
              <table:table-cell office:value-type="float" office:value="0.192440003157">
                <text:p>0.19244000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7285189660519E+018">
                <text:p>1.57285189660519E+018</text:p>
              </table:table-cell>
              <table:table-cell office:value-type="float" office:value="0.272899985313">
                <text:p>0.272899985313</text:p>
              </table:table-cell>
              <table:table-cell office:value-type="float" office:value="-0.192969992757">
                <text:p>-0.192969992757</text:p>
              </table:table-cell>
              <table:table-cell office:value-type="float" office:value="0.192969992757">
                <text:p>0.19296999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7285189665751E+018">
                <text:p>1.57285189665751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0.192919999361">
                <text:p>0.19291999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7285189670995E+018">
                <text:p>1.57285189670995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0.193149998784">
                <text:p>0.19314999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7285189676293E+018">
                <text:p>1.57285189676293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0.193039998412">
                <text:p>0.19303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7285189681432E+018">
                <text:p>1.57285189681432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0.192919999361">
                <text:p>0.19291999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7285189686651E+018">
                <text:p>1.57285189686651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0.193110004067">
                <text:p>0.19311000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7285189696783E+018">
                <text:p>1.57285189696783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7285189701879E+018">
                <text:p>1.57285189701879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0.17596000433">
                <text:p>0.17596000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728518970709E+018">
                <text:p>1.5728518970709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7285189712286E+018">
                <text:p>1.57285189712286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0.175970003009">
                <text:p>0.17597000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728518971743E+018">
                <text:p>1.5728518971743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740003586">
                <text:p>0.17574000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7285189727524E+018">
                <text:p>1.57285189727524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99997354">
                <text:p>-0.175899997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7285189732641E+018">
                <text:p>1.57285189732641E+018</text:p>
              </table:table-cell>
              <table:table-cell office:value-type="float" office:value="0.323799997568">
                <text:p>0.323799997568</text:p>
              </table:table-cell>
              <table:table-cell office:value-type="float" office:value="0">
                <text:p>0</text:p>
              </table:table-cell>
              <table:table-cell office:value-type="float" office:value="-0.323830008507">
                <text:p>-0.32383000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7285189737874E+018">
                <text:p>1.57285189737874E+018</text:p>
              </table:table-cell>
              <table:table-cell office:value-type="float" office:value="0.362800002098">
                <text:p>0.362800002098</text:p>
              </table:table-cell>
              <table:table-cell office:value-type="float" office:value="0.1622299999">
                <text:p>0.1622299999</text:p>
              </table:table-cell>
              <table:table-cell office:value-type="float" office:value="-0.3244599998">
                <text:p>-0.32445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7285189743024E+018">
                <text:p>1.57285189743024E+018</text:p>
              </table:table-cell>
              <table:table-cell office:value-type="float" office:value="0.513300001621">
                <text:p>0.513300001621</text:p>
              </table:table-cell>
              <table:table-cell office:value-type="float" office:value="0.162320002913">
                <text:p>0.162320002913</text:p>
              </table:table-cell>
              <table:table-cell office:value-type="float" office:value="-0.48697000742">
                <text:p>-0.48697000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7285189748224E+018">
                <text:p>1.57285189748224E+018</text:p>
              </table:table-cell>
              <table:table-cell office:value-type="float" office:value="0.51289999485">
                <text:p>0.51289999485</text:p>
              </table:table-cell>
              <table:table-cell office:value-type="float" office:value="0.162200003862">
                <text:p>0.162200003862</text:p>
              </table:table-cell>
              <table:table-cell office:value-type="float" office:value="-0.486589998007">
                <text:p>-0.48658999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7285189753456E+018">
                <text:p>1.57285189753456E+018</text:p>
              </table:table-cell>
              <table:table-cell office:value-type="float" office:value="0.668600022793">
                <text:p>0.668600022793</text:p>
              </table:table-cell>
              <table:table-cell office:value-type="float" office:value="0.162169992924">
                <text:p>0.162169992924</text:p>
              </table:table-cell>
              <table:table-cell office:value-type="float" office:value="-0.648679971695">
                <text:p>-0.64867997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7285189758582E+018">
                <text:p>1.57285189758582E+018</text:p>
              </table:table-cell>
              <table:table-cell office:value-type="float" office:value="0.726999998093">
                <text:p>0.726999998093</text:p>
              </table:table-cell>
              <table:table-cell office:value-type="float" office:value="0.176320001483">
                <text:p>0.176320001483</text:p>
              </table:table-cell>
              <table:table-cell office:value-type="float" office:value="-0.705280005932">
                <text:p>-0.70528000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7285189763847E+018">
                <text:p>1.57285189763847E+018</text:p>
              </table:table-cell>
              <table:table-cell office:value-type="float" office:value="0.727100014687">
                <text:p>0.727100014687</text:p>
              </table:table-cell>
              <table:table-cell office:value-type="float" office:value="0.1763599962">
                <text:p>0.1763599962</text:p>
              </table:table-cell>
              <table:table-cell office:value-type="float" office:value="-0.705429971218">
                <text:p>-0.70542997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7285189769049E+018">
                <text:p>1.57285189769049E+018</text:p>
              </table:table-cell>
              <table:table-cell office:value-type="float" office:value="0.726599991322">
                <text:p>0.726599991322</text:p>
              </table:table-cell>
              <table:table-cell office:value-type="float" office:value="0.176229998469">
                <text:p>0.176229998469</text:p>
              </table:table-cell>
              <table:table-cell office:value-type="float" office:value="-0.704909980297">
                <text:p>-0.704909980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7285189774251E+018">
                <text:p>1.57285189774251E+018</text:p>
              </table:table-cell>
              <table:table-cell office:value-type="float" office:value="0.726300001144">
                <text:p>0.726300001144</text:p>
              </table:table-cell>
              <table:table-cell office:value-type="float" office:value="0.176159992814">
                <text:p>0.176159992814</text:p>
              </table:table-cell>
              <table:table-cell office:value-type="float" office:value="-0.704630017281">
                <text:p>-0.704630017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728518978438E+018">
                <text:p>1.5728518978438E+018</text:p>
              </table:table-cell>
              <table:table-cell office:value-type="float" office:value="0.556599974632">
                <text:p>0.556599974632</text:p>
              </table:table-cell>
              <table:table-cell office:value-type="float" office:value="0.176009997725">
                <text:p>0.176009997725</text:p>
              </table:table-cell>
              <table:table-cell office:value-type="float" office:value="-0.5280200243">
                <text:p>-0.5280200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7285189789521E+018">
                <text:p>1.57285189789521E+018</text:p>
              </table:table-cell>
              <table:table-cell office:value-type="float" office:value="0.556599974632">
                <text:p>0.556599974632</text:p>
              </table:table-cell>
              <table:table-cell office:value-type="float" office:value="0.176009997725">
                <text:p>0.176009997725</text:p>
              </table:table-cell>
              <table:table-cell office:value-type="float" office:value="-0.528029978275">
                <text:p>-0.528029978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7285189794668E+018">
                <text:p>1.57285189794668E+018</text:p>
              </table:table-cell>
              <table:table-cell office:value-type="float" office:value="0.527800023556">
                <text:p>0.527800023556</text:p>
              </table:table-cell>
              <table:table-cell office:value-type="float" office:value="0">
                <text:p>0</text:p>
              </table:table-cell>
              <table:table-cell office:value-type="float" office:value="-0.527790009975">
                <text:p>-0.52779000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7285189799783E+018">
                <text:p>1.57285189799783E+018</text:p>
              </table:table-cell>
              <table:table-cell office:value-type="float" office:value="0.352200001478">
                <text:p>0.352200001478</text:p>
              </table:table-cell>
              <table:table-cell office:value-type="float" office:value="0">
                <text:p>0</text:p>
              </table:table-cell>
              <table:table-cell office:value-type="float" office:value="-0.352149993181">
                <text:p>-0.35214999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7285189804989E+018">
                <text:p>1.57285189804989E+018</text:p>
              </table:table-cell>
              <table:table-cell office:value-type="float" office:value="0.35229998827">
                <text:p>0.35229998827</text:p>
              </table:table-cell>
              <table:table-cell office:value-type="float" office:value="0">
                <text:p>0</text:p>
              </table:table-cell>
              <table:table-cell office:value-type="float" office:value="-0.352349996567">
                <text:p>-0.35234999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7285189815192E+018">
                <text:p>1.57285189815192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-0.176200002432">
                <text:p>-0.17620000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7285189820382E+018">
                <text:p>1.57285189820382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080004811">
                <text:p>-0.16208000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7285189825605E+018">
                <text:p>1.57285189825605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-0.161730006337">
                <text:p>-0.16173000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7285189830822E+018">
                <text:p>1.57285189830822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-0.161730006337">
                <text:p>-0.16173000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7285189835986E+018">
                <text:p>1.57285189835986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89998412">
                <text:p>-0.16178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7285189841219E+018">
                <text:p>1.57285189841219E+018</text:p>
              </table:table-cell>
              <table:table-cell office:value-type="float" office:value="0.323599994183">
                <text:p>0.323599994183</text:p>
              </table:table-cell>
              <table:table-cell office:value-type="float" office:value="0">
                <text:p>0</text:p>
              </table:table-cell>
              <table:table-cell office:value-type="float" office:value="-0.323630005121">
                <text:p>-0.32363000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7285189846475E+018">
                <text:p>1.5728518984647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60000944">
                <text:p>-0.17576000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7285189851618E+018">
                <text:p>1.57285189851618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67999661">
                <text:p>-0.17567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7285189856855E+018">
                <text:p>1.5728518985685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10004163">
                <text:p>-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7285189861941E+018">
                <text:p>1.57285189861941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7285189867198E+018">
                <text:p>1.57285189867198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89993596">
                <text:p>0.175589993596</text:p>
              </table:table-cell>
              <table:table-cell office:value-type="float" office:value="-0.175589993596">
                <text:p>-0.17558999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7285189872322E+018">
                <text:p>1.57285189872322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-0.192399993539">
                <text:p>-0.19239999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7285189877555E+018">
                <text:p>1.57285189877555E+018</text:p>
              </table:table-cell>
              <table:table-cell office:value-type="float" office:value="0.272399991751">
                <text:p>0.272399991751</text:p>
              </table:table-cell>
              <table:table-cell office:value-type="float" office:value="0.192619994283">
                <text:p>0.192619994283</text:p>
              </table:table-cell>
              <table:table-cell office:value-type="float" office:value="-0.192619994283">
                <text:p>-0.19261999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7285189882718E+018">
                <text:p>1.57285189882718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-0.19280000031">
                <text:p>-0.1928000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7285189887919E+018">
                <text:p>1.57285189887919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49993706">
                <text:p>0.192849993706</text:p>
              </table:table-cell>
              <table:table-cell office:value-type="float" office:value="-0.192849993706">
                <text:p>-0.19284999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7285189893095E+018">
                <text:p>1.57285189893095E+018</text:p>
              </table:table-cell>
              <table:table-cell office:value-type="float" office:value="0.272799998522">
                <text:p>0.272799998522</text:p>
              </table:table-cell>
              <table:table-cell office:value-type="float" office:value="0.192870005965">
                <text:p>0.192870005965</text:p>
              </table:table-cell>
              <table:table-cell office:value-type="float" office:value="-0.192870005965">
                <text:p>-0.19287000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7285189898231E+018">
                <text:p>1.57285189898231E+018</text:p>
              </table:table-cell>
              <table:table-cell office:value-type="float" office:value="0.272899985313">
                <text:p>0.272899985313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-0.193000003695">
                <text:p>-0.19300000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7285189908359E+018">
                <text:p>1.57285189908359E+018</text:p>
              </table:table-cell>
              <table:table-cell office:value-type="float" office:value="0.272799998522">
                <text:p>0.272799998522</text:p>
              </table:table-cell>
              <table:table-cell office:value-type="float" office:value="0.192919999361">
                <text:p>0.192919999361</text:p>
              </table:table-cell>
              <table:table-cell office:value-type="float" office:value="-0.192919999361">
                <text:p>-0.19291999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7285189913554E+018">
                <text:p>1.57285189913554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59992814">
                <text:p>0.176159992814</text:p>
              </table:table-cell>
              <table:table-cell office:value-type="float" office:value="-0.176159992814">
                <text:p>-0.17615999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7285189918778E+018">
                <text:p>1.57285189918778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0.176009997725">
                <text:p>0.176009997725</text:p>
              </table:table-cell>
              <table:table-cell office:value-type="float" office:value="-0.176009997725">
                <text:p>-0.176009997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7285189924002E+018">
                <text:p>1.57285189924002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909996033">
                <text:p>-0.175909996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7285189929267E+018">
                <text:p>1.57285189929267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730004907">
                <text:p>-0.175730004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7285189939507E+018">
                <text:p>1.57285189939507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89998674">
                <text:p>-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7285189944579E+018">
                <text:p>1.57285189944579E+018</text:p>
              </table:table-cell>
              <table:table-cell office:value-type="float" office:value="0.322800010443">
                <text:p>0.322800010443</text:p>
              </table:table-cell>
              <table:table-cell office:value-type="float" office:value="0">
                <text:p>0</text:p>
              </table:table-cell>
              <table:table-cell office:value-type="float" office:value="-0.322800010443">
                <text:p>-0.32280001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72851899498E+018">
                <text:p>1.572851899498E+018</text:p>
              </table:table-cell>
              <table:table-cell office:value-type="float" office:value="0.322800010443">
                <text:p>0.322800010443</text:p>
              </table:table-cell>
              <table:table-cell office:value-type="float" office:value="0">
                <text:p>0</text:p>
              </table:table-cell>
              <table:table-cell office:value-type="float" office:value="-0.322829991579">
                <text:p>-0.32282999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7285189954995E+018">
                <text:p>1.57285189954995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510005593">
                <text:p>-0.16151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7285189960275E+018">
                <text:p>1.57285189960275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10003901">
                <text:p>-0.16141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7285189965393E+018">
                <text:p>1.57285189965393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359995604">
                <text:p>-0.161359995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7285189970694E+018">
                <text:p>1.57285189970694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219997764">
                <text:p>-0.17521999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7285189975838E+018">
                <text:p>1.57285189975838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70006061">
                <text:p>-0.17527000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7285189981107E+018">
                <text:p>1.57285189981107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170004368">
                <text:p>-0.17517000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7285189986314E+018">
                <text:p>1.57285189986314E+018</text:p>
              </table:table-cell>
              <table:table-cell office:value-type="float" office:value="0.350600004196">
                <text:p>0.350600004196</text:p>
              </table:table-cell>
              <table:table-cell office:value-type="float" office:value="0">
                <text:p>0</text:p>
              </table:table-cell>
              <table:table-cell office:value-type="float" office:value="-0.350620001554">
                <text:p>-0.35062000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7285189991483E+018">
                <text:p>1.57285189991483E+018</text:p>
              </table:table-cell>
              <table:table-cell office:value-type="float" office:value="0.350100010633">
                <text:p>0.350100010633</text:p>
              </table:table-cell>
              <table:table-cell office:value-type="float" office:value="0">
                <text:p>0</text:p>
              </table:table-cell>
              <table:table-cell office:value-type="float" office:value="-0.350059986115">
                <text:p>-0.35005998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7285189996787E+018">
                <text:p>1.57285189996787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2019999027">
                <text:p>-0.192019999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7285190001977E+018">
                <text:p>1.57285190001977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-0.191890001297">
                <text:p>-0.1918900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7285190007189E+018">
                <text:p>1.57285190007189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-0.191799998283">
                <text:p>-0.191799998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7285190012382E+018">
                <text:p>1.57285190012382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-0.191839993">
                <text:p>-0.19183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7285190017544E+018">
                <text:p>1.57285190017544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-0.191929996014">
                <text:p>-0.19192999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7285190022694E+018">
                <text:p>1.57285190022694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100003362">
                <text:p>-0.19210000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7285190027811E+018">
                <text:p>1.57285190027811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200005054">
                <text:p>-0.192200005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7285190032955E+018">
                <text:p>1.57285190032955E+018</text:p>
              </table:table-cell>
              <table:table-cell office:value-type="float" office:value="0.385399997234">
                <text:p>0.385399997234</text:p>
              </table:table-cell>
              <table:table-cell office:value-type="float" office:value="0">
                <text:p>0</text:p>
              </table:table-cell>
              <table:table-cell office:value-type="float" office:value="-0.385399997234">
                <text:p>-0.385399997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7285190038164E+018">
                <text:p>1.57285190038164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-0.192870005965">
                <text:p>-0.19287000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285190043319E+018">
                <text:p>1.57285190043319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120002747">
                <text:p>-0.19312000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7285190053604E+018">
                <text:p>1.57285190053604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2980006337">
                <text:p>-0.19298000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7285190058692E+018">
                <text:p>1.57285190058692E+018</text:p>
              </table:table-cell>
              <table:table-cell office:value-type="float" office:value="0.248999997973">
                <text:p>0.248999997973</text:p>
              </table:table-cell>
              <table:table-cell office:value-type="float" office:value="0.176039993763">
                <text:p>0.176039993763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7285190063872E+018">
                <text:p>1.57285190063872E+018</text:p>
              </table:table-cell>
              <table:table-cell office:value-type="float" office:value="0.248999997973">
                <text:p>0.248999997973</text:p>
              </table:table-cell>
              <table:table-cell office:value-type="float" office:value="0.176070004702">
                <text:p>0.176070004702</text:p>
              </table:table-cell>
              <table:table-cell office:value-type="float" office:value="-0.176070004702">
                <text:p>-0.17607000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7285190069153E+018">
                <text:p>1.57285190069153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29996777">
                <text:p>0.176129996777</text:p>
              </table:table-cell>
              <table:table-cell office:value-type="float" office:value="-0.176129996777">
                <text:p>-0.1761299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7285190074376E+018">
                <text:p>1.57285190074376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49994135">
                <text:p>0.176149994135</text:p>
              </table:table-cell>
              <table:table-cell office:value-type="float" office:value="-0.176149994135">
                <text:p>-0.17614999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285190079511E+018">
                <text:p>1.57285190079511E+018</text:p>
              </table:table-cell>
              <table:table-cell office:value-type="float" office:value="0.393500000238">
                <text:p>0.393500000238</text:p>
              </table:table-cell>
              <table:table-cell office:value-type="float" office:value="0.175970003009">
                <text:p>0.175970003009</text:p>
              </table:table-cell>
              <table:table-cell office:value-type="float" office:value="-0.351929992437">
                <text:p>-0.35192999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7285190084662E+018">
                <text:p>1.57285190084662E+018</text:p>
              </table:table-cell>
              <table:table-cell office:value-type="float" office:value="0.39359998703">
                <text:p>0.39359998703</text:p>
              </table:table-cell>
              <table:table-cell office:value-type="float" office:value="0.176019996405">
                <text:p>0.176019996405</text:p>
              </table:table-cell>
              <table:table-cell office:value-type="float" office:value="-0.352039992809">
                <text:p>-0.35203999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285190089949E+018">
                <text:p>1.57285190089949E+018</text:p>
              </table:table-cell>
              <table:table-cell office:value-type="float" office:value="0.248500004411">
                <text:p>0.248500004411</text:p>
              </table:table-cell>
              <table:table-cell office:value-type="float" office:value="0.175709992647">
                <text:p>0.175709992647</text:p>
              </table:table-cell>
              <table:table-cell office:value-type="float" office:value="-0.175709992647">
                <text:p>-0.17570999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28519009512E+018">
                <text:p>1.5728519009512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49998879">
                <text:p>0.175549998879</text:p>
              </table:table-cell>
              <table:table-cell office:value-type="float" office:value="-0.175549998879">
                <text:p>-0.17554999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285190100294E+018">
                <text:p>1.57285190100294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89993596">
                <text:p>0.175589993596</text:p>
              </table:table-cell>
              <table:table-cell office:value-type="float" office:value="-0.175589993596">
                <text:p>-0.17558999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7285190105518E+018">
                <text:p>1.57285190105518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69996238">
                <text:p>0.175569996238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728519011067E+018">
                <text:p>1.5728519011067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79997873">
                <text:p>-0.19247999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7285190115873E+018">
                <text:p>1.57285190115873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59998822">
                <text:p>-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7285190121022E+018">
                <text:p>1.57285190121022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79996181">
                <text:p>-0.192379996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285190126391E+018">
                <text:p>1.57285190126391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450001836">
                <text:p>-0.19245000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7285190131583E+018">
                <text:p>1.57285190131583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239999771">
                <text:p>-0.19223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285190136717E+018">
                <text:p>1.57285190136717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190006375">
                <text:p>-0.19219000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285190146905E+018">
                <text:p>1.57285190146905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200005054">
                <text:p>-0.192200005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7285190152137E+018">
                <text:p>1.57285190152137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69994545">
                <text:p>-0.17546999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285190157329E+018">
                <text:p>1.57285190157329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00002098">
                <text:p>-0.17530000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7285190162596E+018">
                <text:p>1.57285190162596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429999828">
                <text:p>-0.17542999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728519016773E+018">
                <text:p>1.5728519016773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29998136">
                <text:p>-0.17532999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7285190172961E+018">
                <text:p>1.57285190172961E+018</text:p>
              </table:table-cell>
              <table:table-cell office:value-type="float" office:value="0.350600004196">
                <text:p>0.350600004196</text:p>
              </table:table-cell>
              <table:table-cell office:value-type="float" office:value="0">
                <text:p>0</text:p>
              </table:table-cell>
              <table:table-cell office:value-type="float" office:value="-0.350600004196">
                <text:p>-0.350600004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7285190178163E+018">
                <text:p>1.57285190178163E+018</text:p>
              </table:table-cell>
              <table:table-cell office:value-type="float" office:value="0.350800007582">
                <text:p>0.350800007582</text:p>
              </table:table-cell>
              <table:table-cell office:value-type="float" office:value="0">
                <text:p>0</text:p>
              </table:table-cell>
              <table:table-cell office:value-type="float" office:value="-0.350800007582">
                <text:p>-0.35080000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7285190183383E+018">
                <text:p>1.57285190183383E+018</text:p>
              </table:table-cell>
              <table:table-cell office:value-type="float" office:value="0.349900007248">
                <text:p>0.349900007248</text:p>
              </table:table-cell>
              <table:table-cell office:value-type="float" office:value="0">
                <text:p>0</text:p>
              </table:table-cell>
              <table:table-cell office:value-type="float" office:value="-0.349920004606">
                <text:p>-0.349920004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7285190188564E+018">
                <text:p>1.57285190188564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8000474">
                <text:p>-0.17528000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7285190193786E+018">
                <text:p>1.57285190193786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180003047">
                <text:p>-0.17518000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7285190199011E+018">
                <text:p>1.57285190199011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170004368">
                <text:p>-0.17517000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7285190204184E+018">
                <text:p>1.57285190204184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-0.191890001297">
                <text:p>-0.1918900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7285190214486E+018">
                <text:p>1.57285190214486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1980004311">
                <text:p>-0.191980004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7285190219557E+018">
                <text:p>1.57285190219557E+018</text:p>
              </table:table-cell>
              <table:table-cell office:value-type="float" office:value="0.175099998713">
                <text:p>0.175099998713</text:p>
              </table:table-cell>
              <table:table-cell office:value-type="float" office:value="0">
                <text:p>0</text:p>
              </table:table-cell>
              <table:table-cell office:value-type="float" office:value="-0.175139993429">
                <text:p>-0.17513999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7285190224794E+018">
                <text:p>1.57285190224794E+018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  <table:table-cell office:value-type="float" office:value="-0.350529998541">
                <text:p>-0.350529998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7285190230023E+018">
                <text:p>1.57285190230023E+018</text:p>
              </table:table-cell>
              <table:table-cell office:value-type="float" office:value="0.175099998713">
                <text:p>0.175099998713</text:p>
              </table:table-cell>
              <table:table-cell office:value-type="float" office:value="0">
                <text:p>0</text:p>
              </table:table-cell>
              <table:table-cell office:value-type="float" office:value="-0.17515000701">
                <text:p>-0.1751500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7285190240245E+018">
                <text:p>1.57285190240245E+018</text:p>
              </table:table-cell>
              <table:table-cell office:value-type="float" office:value="0.175099998713">
                <text:p>0.175099998713</text:p>
              </table:table-cell>
              <table:table-cell office:value-type="float" office:value="0">
                <text:p>0</text:p>
              </table:table-cell>
              <table:table-cell office:value-type="float" office:value="-0.175050005317">
                <text:p>-0.17505000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7285190245492E+018">
                <text:p>1.57285190245492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060005426">
                <text:p>-0.16106000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7285190250669E+018">
                <text:p>1.57285190250669E+018</text:p>
              </table:table-cell>
              <table:table-cell office:value-type="float" office:value="0.16099999845">
                <text:p>0.16099999845</text:p>
              </table:table-cell>
              <table:table-cell office:value-type="float" office:value="0">
                <text:p>0</text:p>
              </table:table-cell>
              <table:table-cell office:value-type="float" office:value="-0.16099999845">
                <text:p>-0.16099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7285190255841E+018">
                <text:p>1.57285190255841E+018</text:p>
              </table:table-cell>
              <table:table-cell office:value-type="float" office:value="0.227699995041">
                <text:p>0.227699995041</text:p>
              </table:table-cell>
              <table:table-cell office:value-type="float" office:value="0.16099999845">
                <text:p>0.16099999845</text:p>
              </table:table-cell>
              <table:table-cell office:value-type="float" office:value="-0.16099999845">
                <text:p>-0.16099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7285190261014E+018">
                <text:p>1.57285190261014E+018</text:p>
              </table:table-cell>
              <table:table-cell office:value-type="float" office:value="0.227899998426">
                <text:p>0.227899998426</text:p>
              </table:table-cell>
              <table:table-cell office:value-type="float" office:value="0.16113999486">
                <text:p>0.16113999486</text:p>
              </table:table-cell>
              <table:table-cell office:value-type="float" office:value="-0.16113999486">
                <text:p>-0.161139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7285190266226E+018">
                <text:p>1.57285190266226E+018</text:p>
              </table:table-cell>
              <table:table-cell office:value-type="float" office:value="0.228100001812">
                <text:p>0.228100001812</text:p>
              </table:table-cell>
              <table:table-cell office:value-type="float" office:value="0.16128000617">
                <text:p>0.16128000617</text:p>
              </table:table-cell>
              <table:table-cell office:value-type="float" office:value="-0.16128000617">
                <text:p>-0.16128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7285190271362E+018">
                <text:p>1.57285190271362E+018</text:p>
              </table:table-cell>
              <table:table-cell office:value-type="float" office:value="0.360799998045">
                <text:p>0.360799998045</text:p>
              </table:table-cell>
              <table:table-cell office:value-type="float" office:value="0.161349996924">
                <text:p>0.161349996924</text:p>
              </table:table-cell>
              <table:table-cell office:value-type="float" office:value="-0.322699993849">
                <text:p>-0.32269999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7285190276564E+018">
                <text:p>1.57285190276564E+018</text:p>
              </table:table-cell>
              <table:table-cell office:value-type="float" office:value="0.392899990082">
                <text:p>0.392899990082</text:p>
              </table:table-cell>
              <table:table-cell office:value-type="float" office:value="0.175689995289">
                <text:p>0.175689995289</text:p>
              </table:table-cell>
              <table:table-cell office:value-type="float" office:value="-0.351379990578">
                <text:p>-0.35137999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7285190281684E+018">
                <text:p>1.57285190281684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0.175630003214">
                <text:p>0.175630003214</text:p>
              </table:table-cell>
              <table:table-cell office:value-type="float" office:value="-0.175630003214">
                <text:p>-0.17563000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7285190286966E+018">
                <text:p>1.57285190286966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0.175819993019">
                <text:p>0.175819993019</text:p>
              </table:table-cell>
              <table:table-cell office:value-type="float" office:value="-0.175819993019">
                <text:p>-0.1758199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7285190292141E+018">
                <text:p>1.57285190292141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-0.17580999434">
                <text:p>-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7285190297307E+018">
                <text:p>1.57285190297307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39998412">
                <text:p>0.193039998412</text:p>
              </table:table-cell>
              <table:table-cell office:value-type="float" office:value="-0.193039998412">
                <text:p>-0.19303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7285190302502E+018">
                <text:p>1.57285190302502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39995027">
                <text:p>0.192839995027</text:p>
              </table:table-cell>
              <table:table-cell office:value-type="float" office:value="-0.192839995027">
                <text:p>-0.19283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7285190307736E+018">
                <text:p>1.57285190307736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3020001054">
                <text:p>-0.19302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7285190313032E+018">
                <text:p>1.57285190313032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19995975">
                <text:p>-0.19271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7285190318143E+018">
                <text:p>1.57285190318143E+018</text:p>
              </table:table-cell>
              <table:table-cell office:value-type="float" office:value="0.384900003672">
                <text:p>0.384900003672</text:p>
              </table:table-cell>
              <table:table-cell office:value-type="float" office:value="0">
                <text:p>0</text:p>
              </table:table-cell>
              <table:table-cell office:value-type="float" office:value="-0.384889990091">
                <text:p>-0.38488999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728519032333E+018">
                <text:p>1.5728519032333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60002208">
                <text:p>-0.19256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7285190328428E+018">
                <text:p>1.57285190328428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0000515">
                <text:p>-0.192460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7285190333494E+018">
                <text:p>1.57285190333494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29994655">
                <text:p>-0.19272999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7285190338671E+018">
                <text:p>1.57285190338671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169996142">
                <text:p>-0.19316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7285190343893E+018">
                <text:p>1.57285190343893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079993129">
                <text:p>-0.19307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728519034911E+018">
                <text:p>1.5728519034911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3020001054">
                <text:p>-0.19302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728519035937E+018">
                <text:p>1.5728519035937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179994822">
                <text:p>-0.19317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7285190364488E+018">
                <text:p>1.57285190364488E+018</text:p>
              </table:table-cell>
              <table:table-cell office:value-type="float" office:value="0.352200001478">
                <text:p>0.352200001478</text:p>
              </table:table-cell>
              <table:table-cell office:value-type="float" office:value="0">
                <text:p>0</text:p>
              </table:table-cell>
              <table:table-cell office:value-type="float" office:value="-0.352250009775">
                <text:p>-0.352250009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7285190369664E+018">
                <text:p>1.57285190369664E+018</text:p>
              </table:table-cell>
              <table:table-cell office:value-type="float" office:value="0.352800011635">
                <text:p>0.352800011635</text:p>
              </table:table-cell>
              <table:table-cell office:value-type="float" office:value="0">
                <text:p>0</text:p>
              </table:table-cell>
              <table:table-cell office:value-type="float" office:value="-0.352759987116">
                <text:p>-0.352759987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7285190374925E+018">
                <text:p>1.57285190374925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-0.176300004125">
                <text:p>-0.17630000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7285190380102E+018">
                <text:p>1.57285190380102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-0.17634999752">
                <text:p>-0.17634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7285190385273E+018">
                <text:p>1.57285190385273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-0.176070004702">
                <text:p>-0.17607000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7285190395534E+018">
                <text:p>1.57285190395534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50002265">
                <text:p>-0.1757500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7285190400663E+018">
                <text:p>1.57285190400663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00003529">
                <text:p>-0.16130000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7285190405868E+018">
                <text:p>1.57285190405868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49996924">
                <text:p>-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7285190410998E+018">
                <text:p>1.57285190410998E+018</text:p>
              </table:table-cell>
              <table:table-cell office:value-type="float" office:value="0.322899997234">
                <text:p>0.322899997234</text:p>
              </table:table-cell>
              <table:table-cell office:value-type="float" office:value="0">
                <text:p>0</text:p>
              </table:table-cell>
              <table:table-cell office:value-type="float" office:value="-0.322950005531">
                <text:p>-0.322950005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7285190416184E+018">
                <text:p>1.57285190416184E+018</text:p>
              </table:table-cell>
              <table:table-cell office:value-type="float" office:value="0.32310000062">
                <text:p>0.32310000062</text:p>
              </table:table-cell>
              <table:table-cell office:value-type="float" office:value="0">
                <text:p>0</text:p>
              </table:table-cell>
              <table:table-cell office:value-type="float" office:value="-0.323080003262">
                <text:p>-0.32308000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7285190426365E+018">
                <text:p>1.5728519042636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50002265">
                <text:p>-0.1757500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7285190431597E+018">
                <text:p>1.57285190431597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39999938">
                <text:p>-0.16143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7285190436848E+018">
                <text:p>1.57285190436848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510005593">
                <text:p>-0.16151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7285190441986E+018">
                <text:p>1.57285190441986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39998245">
                <text:p>-0.16133999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7285190452197E+018">
                <text:p>1.57285190452197E+018</text:p>
              </table:table-cell>
              <table:table-cell office:value-type="float" office:value="0.22840000689">
                <text:p>0.22840000689</text:p>
              </table:table-cell>
              <table:table-cell office:value-type="float" office:value="0.161489993334">
                <text:p>0.161489993334</text:p>
              </table:table-cell>
              <table:table-cell office:value-type="float" office:value="-0.161489993334">
                <text:p>-0.16148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7285190457447E+018">
                <text:p>1.57285190457447E+018</text:p>
              </table:table-cell>
              <table:table-cell office:value-type="float" office:value="0.334100008011">
                <text:p>0.334100008011</text:p>
              </table:table-cell>
              <table:table-cell office:value-type="float" office:value="0.149409994483">
                <text:p>0.149409994483</text:p>
              </table:table-cell>
              <table:table-cell office:value-type="float" office:value="-0.298830002546">
                <text:p>-0.29883000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7285190462691E+018">
                <text:p>1.57285190462691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-0.322800010443">
                <text:p>-0.32280001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7285190467853E+018">
                <text:p>1.57285190467853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-0.322800010443">
                <text:p>-0.32280001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7285190473006E+018">
                <text:p>1.57285190473006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-0.161400005221">
                <text:p>-0.16140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7285190483175E+018">
                <text:p>1.57285190483175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0.161339998245">
                <text:p>0.161339998245</text:p>
              </table:table-cell>
              <table:table-cell office:value-type="float" office:value="-0.161339998245">
                <text:p>-0.161339998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7285190488439E+018">
                <text:p>1.57285190488439E+018</text:p>
              </table:table-cell>
              <table:table-cell office:value-type="float" office:value="0.21099999547">
                <text:p>0.21099999547</text:p>
              </table:table-cell>
              <table:table-cell office:value-type="float" office:value="0.149210005999">
                <text:p>0.149210005999</text:p>
              </table:table-cell>
              <table:table-cell office:value-type="float" office:value="-0.149210005999">
                <text:p>-0.149210005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7285190493622E+018">
                <text:p>1.57285190493622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0.161349996924">
                <text:p>0.161349996924</text:p>
              </table:table-cell>
              <table:table-cell office:value-type="float" office:value="-0.161349996924">
                <text:p>-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7285190498756E+018">
                <text:p>1.57285190498756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0.161359995604">
                <text:p>0.161359995604</text:p>
              </table:table-cell>
              <table:table-cell office:value-type="float" office:value="-0.161359995604">
                <text:p>-0.161359995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7285190503995E+018">
                <text:p>1.57285190503995E+018</text:p>
              </table:table-cell>
              <table:table-cell office:value-type="float" office:value="0.228200003505">
                <text:p>0.228200003505</text:p>
              </table:table-cell>
              <table:table-cell office:value-type="float" office:value="0.161359995604">
                <text:p>0.161359995604</text:p>
              </table:table-cell>
              <table:table-cell office:value-type="float" office:value="-0.161359995604">
                <text:p>-0.161359995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728519050916E+018">
                <text:p>1.5728519050916E+018</text:p>
              </table:table-cell>
              <table:table-cell office:value-type="float" office:value="0.322800010443">
                <text:p>0.322800010443</text:p>
              </table:table-cell>
              <table:table-cell office:value-type="float" office:value="0">
                <text:p>0</text:p>
              </table:table-cell>
              <table:table-cell office:value-type="float" office:value="-0.322820007801">
                <text:p>-0.32282000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7285190514363E+018">
                <text:p>1.57285190514363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7285190519588E+018">
                <text:p>1.57285190519588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90006804">
                <text:p>-0.175490006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7285190524833E+018">
                <text:p>1.5728519052483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30003214">
                <text:p>-0.17563000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7285190529944E+018">
                <text:p>1.57285190529944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20002842">
                <text:p>-0.17552000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7285190535163E+018">
                <text:p>1.5728519053516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7285190545387E+018">
                <text:p>1.57285190545387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50005221">
                <text:p>-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7285190550596E+018">
                <text:p>1.57285190550596E+018</text:p>
              </table:table-cell>
              <table:table-cell office:value-type="float" office:value="0.351099997759">
                <text:p>0.351099997759</text:p>
              </table:table-cell>
              <table:table-cell office:value-type="float" office:value="0">
                <text:p>0</text:p>
              </table:table-cell>
              <table:table-cell office:value-type="float" office:value="-0.351110011339">
                <text:p>-0.35111001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7285190555713E+018">
                <text:p>1.57285190555713E+018</text:p>
              </table:table-cell>
              <table:table-cell office:value-type="float" office:value="0.351099997759">
                <text:p>0.351099997759</text:p>
              </table:table-cell>
              <table:table-cell office:value-type="float" office:value="0">
                <text:p>0</text:p>
              </table:table-cell>
              <table:table-cell office:value-type="float" office:value="-0.35106998682">
                <text:p>-0.3510699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7285190560934E+018">
                <text:p>1.57285190560934E+018</text:p>
              </table:table-cell>
              <table:table-cell office:value-type="float" office:value="0.351000010967">
                <text:p>0.351000010967</text:p>
              </table:table-cell>
              <table:table-cell office:value-type="float" office:value="0">
                <text:p>0</text:p>
              </table:table-cell>
              <table:table-cell office:value-type="float" office:value="-0.351020008326">
                <text:p>-0.351020008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7285190571197E+018">
                <text:p>1.57285190571197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420001149">
                <text:p>-0.17542000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7285190576407E+018">
                <text:p>1.57285190576407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379992962">
                <text:p>-0.16137999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7285190581536E+018">
                <text:p>1.57285190581536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469995975">
                <text:p>-0.16146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728519058668E+018">
                <text:p>1.5728519058668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479994655">
                <text:p>-0.16147999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7285190591921E+018">
                <text:p>1.57285190591921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579996347">
                <text:p>-0.16157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7285190596976E+018">
                <text:p>1.57285190596976E+018</text:p>
              </table:table-cell>
              <table:table-cell office:value-type="float" office:value="0.32310000062">
                <text:p>0.32310000062</text:p>
              </table:table-cell>
              <table:table-cell office:value-type="float" office:value="0">
                <text:p>0</text:p>
              </table:table-cell>
              <table:table-cell office:value-type="float" office:value="-0.32310000062">
                <text:p>-0.32310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7285190607237E+018">
                <text:p>1.57285190607237E+018</text:p>
              </table:table-cell>
              <table:table-cell office:value-type="float" office:value="0.323300004005">
                <text:p>0.323300004005</text:p>
              </table:table-cell>
              <table:table-cell office:value-type="float" office:value="0">
                <text:p>0</text:p>
              </table:table-cell>
              <table:table-cell office:value-type="float" office:value="-0.323289990425">
                <text:p>-0.32328999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7285190612336E+018">
                <text:p>1.57285190612336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89998412">
                <text:p>-0.16178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7285190617504E+018">
                <text:p>1.57285190617504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70001054">
                <text:p>-0.16177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7285190622668E+018">
                <text:p>1.57285190622668E+018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0">
                <text:p>0</text:p>
              </table:table-cell>
              <table:table-cell office:value-type="float" office:value="-0.161909997463">
                <text:p>-0.161909997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7285190627775E+018">
                <text:p>1.57285190627775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09000349">
                <text:p>-0.16209000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7285190633023E+018">
                <text:p>1.57285190633023E+018</text:p>
              </table:table-cell>
              <table:table-cell office:value-type="float" office:value="0.176499992609">
                <text:p>0.176499992609</text:p>
              </table:table-cell>
              <table:table-cell office:value-type="float" office:value="0">
                <text:p>0</text:p>
              </table:table-cell>
              <table:table-cell office:value-type="float" office:value="-0.17648999393">
                <text:p>-0.17648999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7285190638271E+018">
                <text:p>1.57285190638271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-0.176310002804">
                <text:p>-0.17631000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7285190643515E+018">
                <text:p>1.57285190643515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0.175990000367">
                <text:p>0.175990000367</text:p>
              </table:table-cell>
              <table:table-cell office:value-type="float" office:value="-0.175990000367">
                <text:p>-0.175990000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7285190648647E+018">
                <text:p>1.57285190648647E+018</text:p>
              </table:table-cell>
              <table:table-cell office:value-type="float" office:value="0.393500000238">
                <text:p>0.393500000238</text:p>
              </table:table-cell>
              <table:table-cell office:value-type="float" office:value="0.175970003009">
                <text:p>0.175970003009</text:p>
              </table:table-cell>
              <table:table-cell office:value-type="float" office:value="-0.351929992437">
                <text:p>-0.35192999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7285190653757E+018">
                <text:p>1.57285190653757E+018</text:p>
              </table:table-cell>
              <table:table-cell office:value-type="float" office:value="0.249300003052">
                <text:p>0.249300003052</text:p>
              </table:table-cell>
              <table:table-cell office:value-type="float" office:value="0.176249995828">
                <text:p>0.176249995828</text:p>
              </table:table-cell>
              <table:table-cell office:value-type="float" office:value="-0.176249995828">
                <text:p>-0.17624999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7285190663942E+018">
                <text:p>1.57285190663942E+018</text:p>
              </table:table-cell>
              <table:table-cell office:value-type="float" office:value="0.248999997973">
                <text:p>0.248999997973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-0.176100000739">
                <text:p>-0.176100000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7285190669124E+018">
                <text:p>1.57285190669124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39995456">
                <text:p>0.176139995456</text:p>
              </table:table-cell>
              <table:table-cell office:value-type="float" office:value="-0.176139995456">
                <text:p>-0.17613999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7285190674217E+018">
                <text:p>1.57285190674217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09999418">
                <text:p>0.176109999418</text:p>
              </table:table-cell>
              <table:table-cell office:value-type="float" office:value="-0.176109999418">
                <text:p>-0.17610999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7285190679332E+018">
                <text:p>1.57285190679332E+018</text:p>
              </table:table-cell>
              <table:table-cell office:value-type="float" office:value="0.249300003052">
                <text:p>0.249300003052</text:p>
              </table:table-cell>
              <table:table-cell office:value-type="float" office:value="0.176290005445">
                <text:p>0.176290005445</text:p>
              </table:table-cell>
              <table:table-cell office:value-type="float" office:value="-0.176290005445">
                <text:p>-0.176290005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7285190684542E+018">
                <text:p>1.57285190684542E+018</text:p>
              </table:table-cell>
              <table:table-cell office:value-type="float" office:value="0.249400004745">
                <text:p>0.249400004745</text:p>
              </table:table-cell>
              <table:table-cell office:value-type="float" office:value="0.17634999752">
                <text:p>0.17634999752</text:p>
              </table:table-cell>
              <table:table-cell office:value-type="float" office:value="-0.17634999752">
                <text:p>-0.17634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7285190694735E+018">
                <text:p>1.57285190694735E+018</text:p>
              </table:table-cell>
              <table:table-cell office:value-type="float" office:value="0.249200001359">
                <text:p>0.249200001359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-0.176210001111">
                <text:p>-0.1762100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7285190699958E+018">
                <text:p>1.57285190699958E+018</text:p>
              </table:table-cell>
              <table:table-cell office:value-type="float" office:value="0.362500011921">
                <text:p>0.362500011921</text:p>
              </table:table-cell>
              <table:table-cell office:value-type="float" office:value="0.16209000349">
                <text:p>0.16209000349</text:p>
              </table:table-cell>
              <table:table-cell office:value-type="float" office:value="-0.324189990759">
                <text:p>-0.32418999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7285190705036E+018">
                <text:p>1.57285190705036E+018</text:p>
              </table:table-cell>
              <table:table-cell office:value-type="float" office:value="0.32460001111">
                <text:p>0.32460001111</text:p>
              </table:table-cell>
              <table:table-cell office:value-type="float" office:value="0">
                <text:p>0</text:p>
              </table:table-cell>
              <table:table-cell office:value-type="float" office:value="-0.324629992247">
                <text:p>-0.32462999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7285190710214E+018">
                <text:p>1.57285190710214E+018</text:p>
              </table:table-cell>
              <table:table-cell office:value-type="float" office:value="0.16249999404">
                <text:p>0.16249999404</text:p>
              </table:table-cell>
              <table:table-cell office:value-type="float" office:value="0">
                <text:p>0</text:p>
              </table:table-cell>
              <table:table-cell office:value-type="float" office:value="-0.16249999404">
                <text:p>-0.16249999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7285190715484E+018">
                <text:p>1.57285190715484E+018</text:p>
              </table:table-cell>
              <table:table-cell office:value-type="float" office:value="0.162300005555">
                <text:p>0.162300005555</text:p>
              </table:table-cell>
              <table:table-cell office:value-type="float" office:value="0">
                <text:p>0</text:p>
              </table:table-cell>
              <table:table-cell office:value-type="float" office:value="-0.162259995937">
                <text:p>-0.162259995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728519072066E+018">
                <text:p>1.5728519072066E+018</text:p>
              </table:table-cell>
              <table:table-cell office:value-type="float" office:value="0.162300005555">
                <text:p>0.162300005555</text:p>
              </table:table-cell>
              <table:table-cell office:value-type="float" office:value="0">
                <text:p>0</text:p>
              </table:table-cell>
              <table:table-cell office:value-type="float" office:value="-0.162300005555">
                <text:p>-0.16230000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728519072582E+018">
                <text:p>1.5728519072582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-0.176400005817">
                <text:p>-0.17640000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7285190730996E+018">
                <text:p>1.57285190730996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-0.176390007138">
                <text:p>-0.176390007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7285190736207E+018">
                <text:p>1.57285190736207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-0.176290005445">
                <text:p>-0.176290005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7285190741298E+018">
                <text:p>1.57285190741298E+018</text:p>
              </table:table-cell>
              <table:table-cell office:value-type="float" office:value="0.352200001478">
                <text:p>0.352200001478</text:p>
              </table:table-cell>
              <table:table-cell office:value-type="float" office:value="0">
                <text:p>0</text:p>
              </table:table-cell>
              <table:table-cell office:value-type="float" office:value="-0.352160006762">
                <text:p>-0.352160006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7285190746446E+018">
                <text:p>1.57285190746446E+018</text:p>
              </table:table-cell>
              <table:table-cell office:value-type="float" office:value="0.352699995041">
                <text:p>0.352699995041</text:p>
              </table:table-cell>
              <table:table-cell office:value-type="float" office:value="0">
                <text:p>0</text:p>
              </table:table-cell>
              <table:table-cell office:value-type="float" office:value="-0.352699995041">
                <text:p>-0.352699995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7285190751517E+018">
                <text:p>1.57285190751517E+018</text:p>
              </table:table-cell>
              <table:table-cell office:value-type="float" office:value="0.193599998951">
                <text:p>0.193599998951</text:p>
              </table:table-cell>
              <table:table-cell office:value-type="float" office:value="0">
                <text:p>0</text:p>
              </table:table-cell>
              <table:table-cell office:value-type="float" office:value="-0.193599998951">
                <text:p>-0.19359999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7285190756833E+018">
                <text:p>1.57285190756833E+018</text:p>
              </table:table-cell>
              <table:table-cell office:value-type="float" office:value="0.193900004029">
                <text:p>0.193900004029</text:p>
              </table:table-cell>
              <table:table-cell office:value-type="float" office:value="0">
                <text:p>0</text:p>
              </table:table-cell>
              <table:table-cell office:value-type="float" office:value="-0.19389000535">
                <text:p>-0.193890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7285190761957E+018">
                <text:p>1.57285190761957E+018</text:p>
              </table:table-cell>
              <table:table-cell office:value-type="float" office:value="0.193299993873">
                <text:p>0.193299993873</text:p>
              </table:table-cell>
              <table:table-cell office:value-type="float" office:value="0">
                <text:p>0</text:p>
              </table:table-cell>
              <table:table-cell office:value-type="float" office:value="-0.19334000349">
                <text:p>-0.19334000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7285190767185E+018">
                <text:p>1.57285190767185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-0.193360000849">
                <text:p>-0.19336000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7285190772432E+018">
                <text:p>1.57285190772432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149998784">
                <text:p>-0.19314999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7285190777534E+018">
                <text:p>1.57285190777534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21000576">
                <text:p>-0.1932100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7285190787754E+018">
                <text:p>1.57285190787754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220004439">
                <text:p>-0.19322000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7285190792961E+018">
                <text:p>1.57285190792961E+018</text:p>
              </table:table-cell>
              <table:table-cell office:value-type="float" office:value="0.351900011301">
                <text:p>0.351900011301</text:p>
              </table:table-cell>
              <table:table-cell office:value-type="float" office:value="0">
                <text:p>0</text:p>
              </table:table-cell>
              <table:table-cell office:value-type="float" office:value="-0.351929992437">
                <text:p>-0.35192999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7285190798156E+018">
                <text:p>1.57285190798156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-0.176159992814">
                <text:p>-0.17615999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7285190803196E+018">
                <text:p>1.57285190803196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5970003009">
                <text:p>-0.17597000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7285190808295E+018">
                <text:p>1.57285190808295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7285190818482E+018">
                <text:p>1.57285190818482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-0.176100000739">
                <text:p>-0.176100000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7285190823694E+018">
                <text:p>1.57285190823694E+018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0">
                <text:p>0</text:p>
              </table:table-cell>
              <table:table-cell office:value-type="float" office:value="-0.161929994822">
                <text:p>-0.16192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7285190828856E+018">
                <text:p>1.57285190828856E+018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0">
                <text:p>0</text:p>
              </table:table-cell>
              <table:table-cell office:value-type="float" office:value="-0.161919996142">
                <text:p>-0.16191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7285190834077E+018">
                <text:p>1.57285190834077E+018</text:p>
              </table:table-cell>
              <table:table-cell office:value-type="float" office:value="0.362300008535">
                <text:p>0.362300008535</text:p>
              </table:table-cell>
              <table:table-cell office:value-type="float" office:value="0.162029996514">
                <text:p>0.162029996514</text:p>
              </table:table-cell>
              <table:table-cell office:value-type="float" office:value="-0.324059993029">
                <text:p>-0.32405999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7285190839221E+018">
                <text:p>1.57285190839221E+018</text:p>
              </table:table-cell>
              <table:table-cell office:value-type="float" office:value="0.362599998713">
                <text:p>0.362599998713</text:p>
              </table:table-cell>
              <table:table-cell office:value-type="float" office:value="0.162159994245">
                <text:p>0.162159994245</text:p>
              </table:table-cell>
              <table:table-cell office:value-type="float" office:value="-0.324319988489">
                <text:p>-0.32431998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7285190844458E+018">
                <text:p>1.57285190844458E+018</text:p>
              </table:table-cell>
              <table:table-cell office:value-type="float" office:value="0.362599998713">
                <text:p>0.362599998713</text:p>
              </table:table-cell>
              <table:table-cell office:value-type="float" office:value="0.162159994245">
                <text:p>0.162159994245</text:p>
              </table:table-cell>
              <table:table-cell office:value-type="float" office:value="-0.324330002069">
                <text:p>-0.32433000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7285190849601E+018">
                <text:p>1.57285190849601E+018</text:p>
              </table:table-cell>
              <table:table-cell office:value-type="float" office:value="0.249699994922">
                <text:p>0.249699994922</text:p>
              </table:table-cell>
              <table:table-cell office:value-type="float" office:value="0.176569998264">
                <text:p>0.176569998264</text:p>
              </table:table-cell>
              <table:table-cell office:value-type="float" office:value="-0.176569998264">
                <text:p>-0.17656999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7285190854863E+018">
                <text:p>1.57285190854863E+018</text:p>
              </table:table-cell>
              <table:table-cell office:value-type="float" office:value="0.249400004745">
                <text:p>0.249400004745</text:p>
              </table:table-cell>
              <table:table-cell office:value-type="float" office:value="0.1763599962">
                <text:p>0.1763599962</text:p>
              </table:table-cell>
              <table:table-cell office:value-type="float" office:value="-0.1763599962">
                <text:p>-0.1763599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728519085996E+018">
                <text:p>1.5728519085996E+018</text:p>
              </table:table-cell>
              <table:table-cell office:value-type="float" office:value="0.249400004745">
                <text:p>0.249400004745</text:p>
              </table:table-cell>
              <table:table-cell office:value-type="float" office:value="0.176339998841">
                <text:p>0.176339998841</text:p>
              </table:table-cell>
              <table:table-cell office:value-type="float" office:value="-0.176339998841">
                <text:p>-0.176339998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7285190865089E+018">
                <text:p>1.57285190865089E+018</text:p>
              </table:table-cell>
              <table:table-cell office:value-type="float" office:value="0.249300003052">
                <text:p>0.249300003052</text:p>
              </table:table-cell>
              <table:table-cell office:value-type="float" office:value="0.176259994507">
                <text:p>0.176259994507</text:p>
              </table:table-cell>
              <table:table-cell office:value-type="float" office:value="-0.176259994507">
                <text:p>-0.17625999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7285190870266E+018">
                <text:p>1.57285190870266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0.175990000367">
                <text:p>0.175990000367</text:p>
              </table:table-cell>
              <table:table-cell office:value-type="float" office:value="-0.175990000367">
                <text:p>-0.175990000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7285190875501E+018">
                <text:p>1.57285190875501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6999445">
                <text:p>0.19306999445</text:p>
              </table:table-cell>
              <table:table-cell office:value-type="float" office:value="-0.19306999445">
                <text:p>-0.19306999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7285190880702E+018">
                <text:p>1.57285190880702E+018</text:p>
              </table:table-cell>
              <table:table-cell office:value-type="float" office:value="0.273099988699">
                <text:p>0.273099988699</text:p>
              </table:table-cell>
              <table:table-cell office:value-type="float" office:value="0.193130001426">
                <text:p>0.193130001426</text:p>
              </table:table-cell>
              <table:table-cell office:value-type="float" office:value="-0.193130001426">
                <text:p>-0.19313000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728519088587E+018">
                <text:p>1.5728519088587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110004067">
                <text:p>-0.19311000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7285190891103E+018">
                <text:p>1.57285190891103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70004272">
                <text:p>-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728519089628E+018">
                <text:p>1.5728519089628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70004272">
                <text:p>-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7285190901485E+018">
                <text:p>1.57285190901485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99998617">
                <text:p>-0.192699998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7285190906685E+018">
                <text:p>1.57285190906685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7000258">
                <text:p>-0.1926700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7285190911932E+018">
                <text:p>1.57285190911932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7000258">
                <text:p>-0.1926700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7285190917145E+018">
                <text:p>1.57285190917145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99995232">
                <text:p>-0.1924999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7285190922268E+018">
                <text:p>1.57285190922268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50000143">
                <text:p>-0.19235000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7285190927502E+018">
                <text:p>1.57285190927502E+018</text:p>
              </table:table-cell>
              <table:table-cell office:value-type="float" office:value="0.384700000286">
                <text:p>0.384700000286</text:p>
              </table:table-cell>
              <table:table-cell office:value-type="float" office:value="0">
                <text:p>0</text:p>
              </table:table-cell>
              <table:table-cell office:value-type="float" office:value="-0.384669989347">
                <text:p>-0.384669989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728519093273E+018">
                <text:p>1.5728519093273E+018</text:p>
              </table:table-cell>
              <table:table-cell office:value-type="float" office:value="0.384400010109">
                <text:p>0.384400010109</text:p>
              </table:table-cell>
              <table:table-cell office:value-type="float" office:value="0">
                <text:p>0</text:p>
              </table:table-cell>
              <table:table-cell office:value-type="float" office:value="-0.384389996529">
                <text:p>-0.38438999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7285190937989E+018">
                <text:p>1.57285190937989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1949993372">
                <text:p>-0.19194999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7285190943161E+018">
                <text:p>1.57285190943161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40001464">
                <text:p>-0.192340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7285190948344E+018">
                <text:p>1.57285190948344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40001464">
                <text:p>-0.192340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7285190953465E+018">
                <text:p>1.57285190953465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410007119">
                <text:p>-0.19241000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7285190958664E+018">
                <text:p>1.57285190958664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59998822">
                <text:p>-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7285190969053E+018">
                <text:p>1.57285190969053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289993167">
                <text:p>-0.19228999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7285190974129E+018">
                <text:p>1.57285190974129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90003419">
                <text:p>-0.17529000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7285190979325E+018">
                <text:p>1.57285190979325E+018</text:p>
              </table:table-cell>
              <table:table-cell office:value-type="float" office:value="0.350899994373">
                <text:p>0.350899994373</text:p>
              </table:table-cell>
              <table:table-cell office:value-type="float" office:value="0">
                <text:p>0</text:p>
              </table:table-cell>
              <table:table-cell office:value-type="float" office:value="-0.35095000267">
                <text:p>-0.35095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7285190984419E+018">
                <text:p>1.57285190984419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30001521">
                <text:p>-0.17553000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728519098971E+018">
                <text:p>1.5728519098971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7285190999817E+018">
                <text:p>1.57285190999817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70001316">
                <text:p>-0.17587000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7285191004922E+018">
                <text:p>1.57285191004922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39999938">
                <text:p>-0.16143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7285191010117E+018">
                <text:p>1.57285191010117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840006709">
                <text:p>-0.16184000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57285191015275E+018">
                <text:p>1.57285191015275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70001054">
                <text:p>-0.16177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57285191025583E+018">
                <text:p>1.57285191025583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60002375">
                <text:p>-0.16176000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57285191030616E+018">
                <text:p>1.57285191030616E+018</text:p>
              </table:table-cell>
              <table:table-cell office:value-type="float" office:value="0.29929998517">
                <text:p>0.29929998517</text:p>
              </table:table-cell>
              <table:table-cell office:value-type="float" office:value="0">
                <text:p>0</text:p>
              </table:table-cell>
              <table:table-cell office:value-type="float" office:value="-0.299340009689">
                <text:p>-0.29934000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5728519103582E+018">
                <text:p>1.5728519103582E+018</text:p>
              </table:table-cell>
              <table:table-cell office:value-type="float" office:value="0.362500011921">
                <text:p>0.362500011921</text:p>
              </table:table-cell>
              <table:table-cell office:value-type="float" office:value="0.162129998207">
                <text:p>0.162129998207</text:p>
              </table:table-cell>
              <table:table-cell office:value-type="float" office:value="-0.324259996414">
                <text:p>-0.324259996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7285191041022E+018">
                <text:p>1.57285191041022E+018</text:p>
              </table:table-cell>
              <table:table-cell office:value-type="float" office:value="0.229000002146">
                <text:p>0.229000002146</text:p>
              </table:table-cell>
              <table:table-cell office:value-type="float" office:value="0.161939993501">
                <text:p>0.161939993501</text:p>
              </table:table-cell>
              <table:table-cell office:value-type="float" office:value="-0.161939993501">
                <text:p>-0.161939993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5728519104626E+018">
                <text:p>1.5728519104626E+018</text:p>
              </table:table-cell>
              <table:table-cell office:value-type="float" office:value="0.229100003839">
                <text:p>0.229100003839</text:p>
              </table:table-cell>
              <table:table-cell office:value-type="float" office:value="0.161970004439">
                <text:p>0.161970004439</text:p>
              </table:table-cell>
              <table:table-cell office:value-type="float" office:value="-0.161970004439">
                <text:p>-0.16197000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57285191051432E+018">
                <text:p>1.57285191051432E+018</text:p>
              </table:table-cell>
              <table:table-cell office:value-type="float" office:value="0.229000002146">
                <text:p>0.229000002146</text:p>
              </table:table-cell>
              <table:table-cell office:value-type="float" office:value="0.161939993501">
                <text:p>0.161939993501</text:p>
              </table:table-cell>
              <table:table-cell office:value-type="float" office:value="-0.161939993501">
                <text:p>-0.161939993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57285191056617E+018">
                <text:p>1.57285191056617E+018</text:p>
              </table:table-cell>
              <table:table-cell office:value-type="float" office:value="0.228900000453">
                <text:p>0.228900000453</text:p>
              </table:table-cell>
              <table:table-cell office:value-type="float" office:value="0.161890000105">
                <text:p>0.161890000105</text:p>
              </table:table-cell>
              <table:table-cell office:value-type="float" office:value="-0.161890000105">
                <text:p>-0.161890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57285191061847E+018">
                <text:p>1.57285191061847E+018</text:p>
              </table:table-cell>
              <table:table-cell office:value-type="float" office:value="0.249300003052">
                <text:p>0.249300003052</text:p>
              </table:table-cell>
              <table:table-cell office:value-type="float" office:value="0.176249995828">
                <text:p>0.176249995828</text:p>
              </table:table-cell>
              <table:table-cell office:value-type="float" office:value="-0.176249995828">
                <text:p>-0.17624999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57285191067046E+018">
                <text:p>1.57285191067046E+018</text:p>
              </table:table-cell>
              <table:table-cell office:value-type="float" office:value="0.248199999332">
                <text:p>0.248199999332</text:p>
              </table:table-cell>
              <table:table-cell office:value-type="float" office:value="0.175530001521">
                <text:p>0.175530001521</text:p>
              </table:table-cell>
              <table:table-cell office:value-type="float" office:value="-0.175530001521">
                <text:p>-0.17553000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57285191072127E+018">
                <text:p>1.57285191072127E+018</text:p>
              </table:table-cell>
              <table:table-cell office:value-type="float" office:value="0.392899990082">
                <text:p>0.392899990082</text:p>
              </table:table-cell>
              <table:table-cell office:value-type="float" office:value="0.175720006227">
                <text:p>0.175720006227</text:p>
              </table:table-cell>
              <table:table-cell office:value-type="float" office:value="-0.351440012455">
                <text:p>-0.35144001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7285191077386E+018">
                <text:p>1.57285191077386E+018</text:p>
              </table:table-cell>
              <table:table-cell office:value-type="float" office:value="0.39359998703">
                <text:p>0.39359998703</text:p>
              </table:table-cell>
              <table:table-cell office:value-type="float" office:value="0.176029995084">
                <text:p>0.176029995084</text:p>
              </table:table-cell>
              <table:table-cell office:value-type="float" office:value="-0.352059990168">
                <text:p>-0.35205999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57285191082605E+018">
                <text:p>1.57285191082605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49997091">
                <text:p>0.193049997091</text:p>
              </table:table-cell>
              <table:table-cell office:value-type="float" office:value="-0.193049997091">
                <text:p>-0.19304999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7285191087663E+018">
                <text:p>1.57285191087663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89999938">
                <text:p>-0.19268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57285191092873E+018">
                <text:p>1.57285191092873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-0.192939996719">
                <text:p>-0.19293999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57285191098147E+018">
                <text:p>1.57285191098147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39993334">
                <text:p>-0.19273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57285191103298E+018">
                <text:p>1.57285191103298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09997296">
                <text:p>-0.19270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7285191108504E+018">
                <text:p>1.57285191108504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99998617">
                <text:p>-0.192699998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57285191113799E+018">
                <text:p>1.57285191113799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0000515">
                <text:p>-0.192460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7285191123971E+018">
                <text:p>1.57285191123971E+018</text:p>
              </table:table-cell>
              <table:table-cell office:value-type="float" office:value="0.38560000062">
                <text:p>0.38560000062</text:p>
              </table:table-cell>
              <table:table-cell office:value-type="float" office:value="0">
                <text:p>0</text:p>
              </table:table-cell>
              <table:table-cell office:value-type="float" office:value="-0.385619997978">
                <text:p>-0.38561999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57285191129187E+018">
                <text:p>1.57285191129187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79998302">
                <text:p>-0.17577999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7285191134391E+018">
                <text:p>1.57285191134391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429999828">
                <text:p>-0.17542999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57285191139531E+018">
                <text:p>1.57285191139531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380006433">
                <text:p>-0.175380006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7285191144733E+018">
                <text:p>1.57285191144733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19999456">
                <text:p>-0.175319999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7285191149906E+018">
                <text:p>1.57285191149906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359994173">
                <text:p>-0.175359994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57285191155027E+018">
                <text:p>1.57285191155027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10004163">
                <text:p>-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7285191160313E+018">
                <text:p>1.57285191160313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7285191165439E+018">
                <text:p>1.57285191165439E+018</text:p>
              </table:table-cell>
              <table:table-cell office:value-type="float" office:value="0.351200014353">
                <text:p>0.351200014353</text:p>
              </table:table-cell>
              <table:table-cell office:value-type="float" office:value="0">
                <text:p>0</text:p>
              </table:table-cell>
              <table:table-cell office:value-type="float" office:value="-0.351200014353">
                <text:p>-0.351200014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57285191170646E+018">
                <text:p>1.57285191170646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-0.351350009441">
                <text:p>-0.351350009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57285191175854E+018">
                <text:p>1.57285191175854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99995661">
                <text:p>-0.17579999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7285191181065E+018">
                <text:p>1.57285191181065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20004106">
                <text:p>-0.19232000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7285191186246E+018">
                <text:p>1.57285191186246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19995975">
                <text:p>-0.19271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7285191191493E+018">
                <text:p>1.57285191191493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39993334">
                <text:p>-0.19273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7285191196558E+018">
                <text:p>1.57285191196558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29994655">
                <text:p>-0.19272999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7285191201841E+018">
                <text:p>1.57285191201841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09997296">
                <text:p>-0.19270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57285191207067E+018">
                <text:p>1.57285191207067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53000617">
                <text:p>-0.19253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7285191212176E+018">
                <text:p>1.57285191212176E+018</text:p>
              </table:table-cell>
              <table:table-cell office:value-type="float" office:value="0.384999990463">
                <text:p>0.384999990463</text:p>
              </table:table-cell>
              <table:table-cell office:value-type="float" office:value="0">
                <text:p>0</text:p>
              </table:table-cell>
              <table:table-cell office:value-type="float" office:value="-0.384970009327">
                <text:p>-0.384970009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7285191217433E+018">
                <text:p>1.57285191217433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0000515">
                <text:p>-0.192460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7285191222589E+018">
                <text:p>1.5728519122258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50005221">
                <text:p>-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7285191227832E+018">
                <text:p>1.57285191227832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0.19238999486">
                <text:p>0.19238999486</text:p>
              </table:table-cell>
              <table:table-cell office:value-type="float" office:value="-0.19238999486">
                <text:p>-0.192389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7285191237917E+018">
                <text:p>1.57285191237917E+018</text:p>
              </table:table-cell>
              <table:table-cell office:value-type="float" office:value="0.272599995136">
                <text:p>0.272599995136</text:p>
              </table:table-cell>
              <table:table-cell office:value-type="float" office:value="0.192760005593">
                <text:p>0.192760005593</text:p>
              </table:table-cell>
              <table:table-cell office:value-type="float" office:value="-0.192760005593">
                <text:p>-0.19276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57285191243259E+018">
                <text:p>1.57285191243259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-0.175620004535">
                <text:p>-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57285191248351E+018">
                <text:p>1.57285191248351E+018</text:p>
              </table:table-cell>
              <table:table-cell office:value-type="float" office:value="0.248500004411">
                <text:p>0.248500004411</text:p>
              </table:table-cell>
              <table:table-cell office:value-type="float" office:value="0.17567999661">
                <text:p>0.17567999661</text:p>
              </table:table-cell>
              <table:table-cell office:value-type="float" office:value="-0.17567999661">
                <text:p>-0.17567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7285191253617E+018">
                <text:p>1.57285191253617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0.175630003214">
                <text:p>0.175630003214</text:p>
              </table:table-cell>
              <table:table-cell office:value-type="float" office:value="-0.175630003214">
                <text:p>-0.17563000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57285191258786E+018">
                <text:p>1.57285191258786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0.175439998507">
                <text:p>0.175439998507</text:p>
              </table:table-cell>
              <table:table-cell office:value-type="float" office:value="-0.175439998507">
                <text:p>-0.17543999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57285191263898E+018">
                <text:p>1.57285191263898E+018</text:p>
              </table:table-cell>
              <table:table-cell office:value-type="float" office:value="0.392699986696">
                <text:p>0.392699986696</text:p>
              </table:table-cell>
              <table:table-cell office:value-type="float" office:value="0.175620004535">
                <text:p>0.175620004535</text:p>
              </table:table-cell>
              <table:table-cell office:value-type="float" office:value="-0.351249992847">
                <text:p>-0.35124999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7285191269193E+018">
                <text:p>1.57285191269193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69996238">
                <text:p>0.175569996238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57285191274328E+018">
                <text:p>1.57285191274328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-0.175579994917">
                <text:p>-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7285191279472E+018">
                <text:p>1.57285191279472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0.175659999251">
                <text:p>0.175659999251</text:p>
              </table:table-cell>
              <table:table-cell office:value-type="float" office:value="-0.175659999251">
                <text:p>-0.175659999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7285191284652E+018">
                <text:p>1.57285191284652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80999434">
                <text:p>-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7285191289936E+018">
                <text:p>1.57285191289936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69999623">
                <text:p>-0.17576999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7285191295059E+018">
                <text:p>1.57285191295059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719995975">
                <text:p>-0.19271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57285191305249E+018">
                <text:p>1.5728519130524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70000887">
                <text:p>-0.19257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7285191310492E+018">
                <text:p>1.57285191310492E+018</text:p>
              </table:table-cell>
              <table:table-cell office:value-type="float" office:value="0.351599991322">
                <text:p>0.351599991322</text:p>
              </table:table-cell>
              <table:table-cell office:value-type="float" office:value="0">
                <text:p>0</text:p>
              </table:table-cell>
              <table:table-cell office:value-type="float" office:value="-0.351550012827">
                <text:p>-0.35155001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57285191315786E+018">
                <text:p>1.57285191315786E+018</text:p>
              </table:table-cell>
              <table:table-cell office:value-type="float" office:value="0.35150000453">
                <text:p>0.35150000453</text:p>
              </table:table-cell>
              <table:table-cell office:value-type="float" office:value="0">
                <text:p>0</text:p>
              </table:table-cell>
              <table:table-cell office:value-type="float" office:value="-0.351449996233">
                <text:p>-0.351449996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57285191320978E+018">
                <text:p>1.57285191320978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69994545">
                <text:p>-0.17546999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7285191331107E+018">
                <text:p>1.57285191331107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57285191336239E+018">
                <text:p>1.57285191336239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520004272">
                <text:p>-0.16152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7285191341491E+018">
                <text:p>1.57285191341491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39999938">
                <text:p>-0.16143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7285191346583E+018">
                <text:p>1.57285191346583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390006542">
                <text:p>-0.16139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7285191351824E+018">
                <text:p>1.57285191351824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459997296">
                <text:p>-0.16145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7285191356931E+018">
                <text:p>1.57285191356931E+018</text:p>
              </table:table-cell>
              <table:table-cell office:value-type="float" office:value="0.323000013828">
                <text:p>0.323000013828</text:p>
              </table:table-cell>
              <table:table-cell office:value-type="float" office:value="0">
                <text:p>0</text:p>
              </table:table-cell>
              <table:table-cell office:value-type="float" office:value="-0.323049992323">
                <text:p>-0.32304999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7285191367138E+018">
                <text:p>1.57285191367138E+018</text:p>
              </table:table-cell>
              <table:table-cell office:value-type="float" office:value="0.323399990797">
                <text:p>0.323399990797</text:p>
              </table:table-cell>
              <table:table-cell office:value-type="float" office:value="0">
                <text:p>0</text:p>
              </table:table-cell>
              <table:table-cell office:value-type="float" office:value="-0.323379993439">
                <text:p>-0.323379993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7285191372328E+018">
                <text:p>1.57285191372328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-0.161740005016">
                <text:p>-0.161740005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7285191377411E+018">
                <text:p>1.57285191377411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829993129">
                <text:p>-0.16182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7285191382641E+018">
                <text:p>1.57285191382641E+018</text:p>
              </table:table-cell>
              <table:table-cell office:value-type="float" office:value="0.162000000477">
                <text:p>0.162000000477</text:p>
              </table:table-cell>
              <table:table-cell office:value-type="float" office:value="0">
                <text:p>0</text:p>
              </table:table-cell>
              <table:table-cell office:value-type="float" office:value="-0.161980003119">
                <text:p>-0.16198000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7285191387772E+018">
                <text:p>1.57285191387772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129998207">
                <text:p>-0.162129998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728519139307E+018">
                <text:p>1.5728519139307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-0.176229998469">
                <text:p>-0.17622999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7285191398174E+018">
                <text:p>1.57285191398174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-0.176190003753">
                <text:p>-0.176190003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7285191403321E+018">
                <text:p>1.57285191403321E+018</text:p>
              </table:table-cell>
              <table:table-cell office:value-type="float" office:value="0.352899998426">
                <text:p>0.352899998426</text:p>
              </table:table-cell>
              <table:table-cell office:value-type="float" office:value="0">
                <text:p>0</text:p>
              </table:table-cell>
              <table:table-cell office:value-type="float" office:value="-0.35286000371">
                <text:p>-0.3528600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7285191408453E+018">
                <text:p>1.57285191408453E+018</text:p>
              </table:table-cell>
              <table:table-cell office:value-type="float" office:value="0.352899998426">
                <text:p>0.352899998426</text:p>
              </table:table-cell>
              <table:table-cell office:value-type="float" office:value="0">
                <text:p>0</text:p>
              </table:table-cell>
              <table:table-cell office:value-type="float" office:value="-0.352869987488">
                <text:p>-0.352869987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7285191413711E+018">
                <text:p>1.57285191413711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-0.176320001483">
                <text:p>-0.17632000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7285191418998E+018">
                <text:p>1.57285191418998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7285191429155E+018">
                <text:p>1.57285191429155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2959994078">
                <text:p>-0.19295999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7285191434239E+018">
                <text:p>1.57285191434239E+018</text:p>
              </table:table-cell>
              <table:table-cell office:value-type="float" office:value="0.393500000238">
                <text:p>0.393500000238</text:p>
              </table:table-cell>
              <table:table-cell office:value-type="float" office:value="0.175990000367">
                <text:p>0.175990000367</text:p>
              </table:table-cell>
              <table:table-cell office:value-type="float" office:value="-0.351990014315">
                <text:p>-0.35199001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72851914395E+018">
                <text:p>1.572851914395E+018</text:p>
              </table:table-cell>
              <table:table-cell office:value-type="float" office:value="0.393700003624">
                <text:p>0.393700003624</text:p>
              </table:table-cell>
              <table:table-cell office:value-type="float" office:value="0.176070004702">
                <text:p>0.176070004702</text:p>
              </table:table-cell>
              <table:table-cell office:value-type="float" office:value="-0.352129995823">
                <text:p>-0.352129995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7285191444675E+018">
                <text:p>1.57285191444675E+018</text:p>
              </table:table-cell>
              <table:table-cell office:value-type="float" office:value="0.555800020695">
                <text:p>0.555800020695</text:p>
              </table:table-cell>
              <table:table-cell office:value-type="float" office:value="0.175750002265">
                <text:p>0.175750002265</text:p>
              </table:table-cell>
              <table:table-cell office:value-type="float" office:value="-0.527249991894">
                <text:p>-0.52724999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728519145485E+018">
                <text:p>1.5728519145485E+018</text:p>
              </table:table-cell>
              <table:table-cell office:value-type="float" office:value="0.555800020695">
                <text:p>0.555800020695</text:p>
              </table:table-cell>
              <table:table-cell office:value-type="float" office:value="0.175760000944">
                <text:p>0.175760000944</text:p>
              </table:table-cell>
              <table:table-cell office:value-type="float" office:value="-0.52728998661">
                <text:p>-0.5272899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7285191460035E+018">
                <text:p>1.57285191460035E+018</text:p>
              </table:table-cell>
              <table:table-cell office:value-type="float" office:value="0.666999995708">
                <text:p>0.666999995708</text:p>
              </table:table-cell>
              <table:table-cell office:value-type="float" office:value="0.161770001054">
                <text:p>0.161770001054</text:p>
              </table:table-cell>
              <table:table-cell office:value-type="float" office:value="-0.647080004215">
                <text:p>-0.64708000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7285191465195E+018">
                <text:p>1.57285191465195E+018</text:p>
              </table:table-cell>
              <table:table-cell office:value-type="float" office:value="0.66629999876">
                <text:p>0.66629999876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-0.646399974823">
                <text:p>-0.64639997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7285191470505E+018">
                <text:p>1.57285191470505E+018</text:p>
              </table:table-cell>
              <table:table-cell office:value-type="float" office:value="0.665700018406">
                <text:p>0.665700018406</text:p>
              </table:table-cell>
              <table:table-cell office:value-type="float" office:value="0.161459997296">
                <text:p>0.161459997296</text:p>
              </table:table-cell>
              <table:table-cell office:value-type="float" office:value="-0.645820021629">
                <text:p>-0.64582002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7285191475677E+018">
                <text:p>1.57285191475677E+018</text:p>
              </table:table-cell>
              <table:table-cell office:value-type="float" office:value="0.665499985218">
                <text:p>0.665499985218</text:p>
              </table:table-cell>
              <table:table-cell office:value-type="float" office:value="0.161410003901">
                <text:p>0.161410003901</text:p>
              </table:table-cell>
              <table:table-cell office:value-type="float" office:value="-0.645650029182">
                <text:p>-0.64565002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7285191485811E+018">
                <text:p>1.57285191485811E+018</text:p>
              </table:table-cell>
              <table:table-cell office:value-type="float" office:value="0.66629999876">
                <text:p>0.66629999876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-0.646390020847">
                <text:p>-0.64639002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7285191491053E+018">
                <text:p>1.57285191491053E+018</text:p>
              </table:table-cell>
              <table:table-cell office:value-type="float" office:value="0.616400003433">
                <text:p>0.616400003433</text:p>
              </table:table-cell>
              <table:table-cell office:value-type="float" office:value="0.149489998817">
                <text:p>0.149489998817</text:p>
              </table:table-cell>
              <table:table-cell office:value-type="float" office:value="-0.59795999527">
                <text:p>-0.59795999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7285191496163E+018">
                <text:p>1.57285191496163E+018</text:p>
              </table:table-cell>
              <table:table-cell office:value-type="float" office:value="0.323199987411">
                <text:p>0.323199987411</text:p>
              </table:table-cell>
              <table:table-cell office:value-type="float" office:value="0">
                <text:p>0</text:p>
              </table:table-cell>
              <table:table-cell office:value-type="float" office:value="-0.323210000992">
                <text:p>-0.32321000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7285191501452E+018">
                <text:p>1.57285191501452E+018</text:p>
              </table:table-cell>
              <table:table-cell office:value-type="float" office:value="0.322899997234">
                <text:p>0.322899997234</text:p>
              </table:table-cell>
              <table:table-cell office:value-type="float" office:value="0">
                <text:p>0</text:p>
              </table:table-cell>
              <table:table-cell office:value-type="float" office:value="-0.322919994593">
                <text:p>-0.322919994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7285191506612E+018">
                <text:p>1.57285191506612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589995027">
                <text:p>-0.16158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7285191511807E+018">
                <text:p>1.57285191511807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640003324">
                <text:p>-0.16164000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7285191521944E+018">
                <text:p>1.5728519152194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7285191527171E+018">
                <text:p>1.57285191527171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0.161390006542">
                <text:p>0.16139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5728519153242E+018">
                <text:p>1.5728519153242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0.161349996924">
                <text:p>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7285191537581E+018">
                <text:p>1.57285191537581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0.161410003901">
                <text:p>0.16141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7285191548003E+018">
                <text:p>1.57285191548003E+018</text:p>
              </table:table-cell>
              <table:table-cell office:value-type="float" office:value="0.322699993849">
                <text:p>0.322699993849</text:p>
              </table:table-cell>
              <table:table-cell office:value-type="float" office:value="0">
                <text:p>0</text:p>
              </table:table-cell>
              <table:table-cell office:value-type="float" office:value="0.32267999649">
                <text:p>0.3226799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7285191553244E+018">
                <text:p>1.57285191553244E+018</text:p>
              </table:table-cell>
              <table:table-cell office:value-type="float" office:value="0.321900010109">
                <text:p>0.321900010109</text:p>
              </table:table-cell>
              <table:table-cell office:value-type="float" office:value="0">
                <text:p>0</text:p>
              </table:table-cell>
              <table:table-cell office:value-type="float" office:value="0.32185998559">
                <text:p>0.321859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7285191558342E+018">
                <text:p>1.57285191558342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0.160820007324">
                <text:p>0.16082000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7285191563499E+018">
                <text:p>1.57285191563499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860002041">
                <text:p>0.16086000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7285191568675E+018">
                <text:p>1.57285191568675E+018</text:p>
              </table:table-cell>
              <table:table-cell office:value-type="float" office:value="0.16099999845">
                <text:p>0.16099999845</text:p>
              </table:table-cell>
              <table:table-cell office:value-type="float" office:value="0">
                <text:p>0</text:p>
              </table:table-cell>
              <table:table-cell office:value-type="float" office:value="0.160960003734">
                <text:p>0.16096000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728519157887E+018">
                <text:p>1.5728519157887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889998078">
                <text:p>0.16088999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7285191584115E+018">
                <text:p>1.57285191584115E+018</text:p>
              </table:table-cell>
              <table:table-cell office:value-type="float" office:value="0.149000003934">
                <text:p>0.149000003934</text:p>
              </table:table-cell>
              <table:table-cell office:value-type="float" office:value="0">
                <text:p>0</text:p>
              </table:table-cell>
              <table:table-cell office:value-type="float" office:value="0.148959994316">
                <text:p>0.14895999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7285191589358E+018">
                <text:p>1.57285191589358E+018</text:p>
              </table:table-cell>
              <table:table-cell office:value-type="float" office:value="0.321900010109">
                <text:p>0.321900010109</text:p>
              </table:table-cell>
              <table:table-cell office:value-type="float" office:value="0">
                <text:p>0</text:p>
              </table:table-cell>
              <table:table-cell office:value-type="float" office:value="0.321949988604">
                <text:p>0.321949988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7285191594497E+018">
                <text:p>1.57285191594497E+018</text:p>
              </table:table-cell>
              <table:table-cell office:value-type="float" office:value="0.322100013494">
                <text:p>0.322100013494</text:p>
              </table:table-cell>
              <table:table-cell office:value-type="float" office:value="0">
                <text:p>0</text:p>
              </table:table-cell>
              <table:table-cell office:value-type="float" office:value="0.322050005198">
                <text:p>0.32205000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7285191599712E+018">
                <text:p>1.57285191599712E+018</text:p>
              </table:table-cell>
              <table:table-cell office:value-type="float" office:value="0.321900010109">
                <text:p>0.321900010109</text:p>
              </table:table-cell>
              <table:table-cell office:value-type="float" office:value="0">
                <text:p>0</text:p>
              </table:table-cell>
              <table:table-cell office:value-type="float" office:value="0.321850001812">
                <text:p>0.32185000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7285191609925E+018">
                <text:p>1.57285191609925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909995437">
                <text:p>0.160909995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7285191615199E+018">
                <text:p>1.57285191615199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459997296">
                <text:p>0.16145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7285191620334E+018">
                <text:p>1.57285191620334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0.16142000258">
                <text:p>0.1614200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7285191625601E+018">
                <text:p>1.57285191625601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-0.161410003901">
                <text:p>-0.161410003901</text:p>
              </table:table-cell>
              <table:table-cell office:value-type="float" office:value="0.161410003901">
                <text:p>0.16141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7285191630653E+018">
                <text:p>1.57285191630653E+018</text:p>
              </table:table-cell>
              <table:table-cell office:value-type="float" office:value="0.228100001812">
                <text:p>0.228100001812</text:p>
              </table:table-cell>
              <table:table-cell office:value-type="float" office:value="-0.16126999259">
                <text:p>-0.16126999259</text:p>
              </table:table-cell>
              <table:table-cell office:value-type="float" office:value="0.16126999259">
                <text:p>0.1612699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7285191635918E+018">
                <text:p>1.57285191635918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-0.161400005221">
                <text:p>-0.161400005221</text:p>
              </table:table-cell>
              <table:table-cell office:value-type="float" office:value="0.322800010443">
                <text:p>0.32280001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7285191641105E+018">
                <text:p>1.57285191641105E+018</text:p>
              </table:table-cell>
              <table:table-cell office:value-type="float" office:value="0.392899990082">
                <text:p>0.392899990082</text:p>
              </table:table-cell>
              <table:table-cell office:value-type="float" office:value="-0.175720006227">
                <text:p>-0.175720006227</text:p>
              </table:table-cell>
              <table:table-cell office:value-type="float" office:value="0.351440012455">
                <text:p>0.35144001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7285191646263E+018">
                <text:p>1.57285191646263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.175569996238">
                <text:p>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7285191651384E+018">
                <text:p>1.57285191651384E+018</text:p>
              </table:table-cell>
              <table:table-cell office:value-type="float" office:value="0.248500004411">
                <text:p>0.248500004411</text:p>
              </table:table-cell>
              <table:table-cell office:value-type="float" office:value="-0.175709992647">
                <text:p>-0.175709992647</text:p>
              </table:table-cell>
              <table:table-cell office:value-type="float" office:value="0.175709992647">
                <text:p>0.17570999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7285191656715E+018">
                <text:p>1.57285191656715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-0.175789996982">
                <text:p>-0.175789996982</text:p>
              </table:table-cell>
              <table:table-cell office:value-type="float" office:value="0.175789996982">
                <text:p>0.17578999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7285191661779E+018">
                <text:p>1.57285191661779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-0.17580999434">
                <text:p>-0.17580999434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7285191667135E+018">
                <text:p>1.57285191667135E+018</text:p>
              </table:table-cell>
              <table:table-cell office:value-type="float" office:value="0.272300004959">
                <text:p>0.272300004959</text:p>
              </table:table-cell>
              <table:table-cell office:value-type="float" office:value="-0.192560002208">
                <text:p>-0.192560002208</text:p>
              </table:table-cell>
              <table:table-cell office:value-type="float" office:value="0.192560002208">
                <text:p>0.19256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7285191672219E+018">
                <text:p>1.57285191672219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399993539">
                <text:p>-0.192399993539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7285191677297E+018">
                <text:p>1.57285191677297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57285191682425E+018">
                <text:p>1.57285191682425E+018</text:p>
              </table:table-cell>
              <table:table-cell office:value-type="float" office:value="0.386400014162">
                <text:p>0.386400014162</text:p>
              </table:table-cell>
              <table:table-cell office:value-type="float" office:value="0">
                <text:p>0</text:p>
              </table:table-cell>
              <table:table-cell office:value-type="float" office:value="0.386440008879">
                <text:p>0.386440008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57285191687731E+018">
                <text:p>1.57285191687731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69996142">
                <text:p>0.19316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57285191692864E+018">
                <text:p>1.57285191692864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90001631">
                <text:p>0.19279000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7285191698241E+018">
                <text:p>1.57285191698241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829996347">
                <text:p>0.19282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7285191703473E+018">
                <text:p>1.57285191703473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0.192350000143">
                <text:p>0.19235000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7285191708617E+018">
                <text:p>1.57285191708617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0.192269995809">
                <text:p>0.19226999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7285191713809E+018">
                <text:p>1.57285191713809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230001092">
                <text:p>0.19223000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57285191718989E+018">
                <text:p>1.57285191718989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190006375">
                <text:p>0.19219000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72851917241E+018">
                <text:p>1.572851917241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7285191729247E+018">
                <text:p>1.57285191729247E+018</text:p>
              </table:table-cell>
              <table:table-cell office:value-type="float" office:value="0.385399997234">
                <text:p>0.385399997234</text:p>
              </table:table-cell>
              <table:table-cell office:value-type="float" office:value="0">
                <text:p>0</text:p>
              </table:table-cell>
              <table:table-cell office:value-type="float" office:value="0.385410010815">
                <text:p>0.38541001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7285191734494E+018">
                <text:p>1.57285191734494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0.192460000515">
                <text:p>0.192460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7285191739668E+018">
                <text:p>1.57285191739668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190006375">
                <text:p>0.19219000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7285191744911E+018">
                <text:p>1.57285191744911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0.192230001092">
                <text:p>0.19223000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7285191750092E+018">
                <text:p>1.57285191750092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7285191760267E+018">
                <text:p>1.57285191760267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570000887">
                <text:p>0.19257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728519176554E+018">
                <text:p>1.5728519176554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7285191770784E+018">
                <text:p>1.57285191770784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7285191775955E+018">
                <text:p>1.57285191775955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89998674">
                <text:p>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7285191781103E+018">
                <text:p>1.57285191781103E+018</text:p>
              </table:table-cell>
              <table:table-cell office:value-type="float" office:value="0.351300001144">
                <text:p>0.351300001144</text:p>
              </table:table-cell>
              <table:table-cell office:value-type="float" office:value="0">
                <text:p>0</text:p>
              </table:table-cell>
              <table:table-cell office:value-type="float" office:value="0.351310014725">
                <text:p>0.35131001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7285191791339E+018">
                <text:p>1.57285191791339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59995866">
                <text:p>0.175459995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728519179652E+018">
                <text:p>1.5728519179652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7285191801656E+018">
                <text:p>1.57285191801656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0.161290004849">
                <text:p>0.16129000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7285191806855E+018">
                <text:p>1.57285191806855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530002952">
                <text:p>0.16153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7285191811971E+018">
                <text:p>1.57285191811971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489993334">
                <text:p>0.16148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7285191817245E+018">
                <text:p>1.57285191817245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640003324">
                <text:p>0.16164000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7285191822406E+018">
                <text:p>1.57285191822406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69999623">
                <text:p>0.17576999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728519182751E+018">
                <text:p>1.5728519182751E+018</text:p>
              </table:table-cell>
              <table:table-cell office:value-type="float" office:value="0.351999998093">
                <text:p>0.351999998093</text:p>
              </table:table-cell>
              <table:table-cell office:value-type="float" office:value="0">
                <text:p>0</text:p>
              </table:table-cell>
              <table:table-cell office:value-type="float" office:value="0.351960003376">
                <text:p>0.35196000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7285191832741E+018">
                <text:p>1.57285191832741E+018</text:p>
              </table:table-cell>
              <table:table-cell office:value-type="float" office:value="0.393500000238">
                <text:p>0.393500000238</text:p>
              </table:table-cell>
              <table:table-cell office:value-type="float" office:value="-0.175970003009">
                <text:p>-0.175970003009</text:p>
              </table:table-cell>
              <table:table-cell office:value-type="float" office:value="0.351940006018">
                <text:p>0.35194000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728519183796E+018">
                <text:p>1.5728519183796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30006599">
                <text:p>-0.175830006599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728519184317E+018">
                <text:p>1.5728519184317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7285191853359E+018">
                <text:p>1.57285191853359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-0.192420005798">
                <text:p>-0.192420005798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7285191858613E+018">
                <text:p>1.57285191858613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7285191863823E+018">
                <text:p>1.57285191863823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-0.175349995494">
                <text:p>-0.175349995494</text:p>
              </table:table-cell>
              <table:table-cell office:value-type="float" office:value="0.175349995494">
                <text:p>0.17534999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7285191868976E+018">
                <text:p>1.57285191868976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-0.175439998507">
                <text:p>-0.175439998507</text:p>
              </table:table-cell>
              <table:table-cell office:value-type="float" office:value="0.175439998507">
                <text:p>0.17543999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7285191874126E+018">
                <text:p>1.57285191874126E+018</text:p>
              </table:table-cell>
              <table:table-cell office:value-type="float" office:value="0.39280000329">
                <text:p>0.39280000329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.351350009441">
                <text:p>0.351350009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7285191884333E+018">
                <text:p>1.57285191884333E+018</text:p>
              </table:table-cell>
              <table:table-cell office:value-type="float" office:value="0.392500013113">
                <text:p>0.392500013113</text:p>
              </table:table-cell>
              <table:table-cell office:value-type="float" office:value="-0.175530001521">
                <text:p>-0.175530001521</text:p>
              </table:table-cell>
              <table:table-cell office:value-type="float" office:value="0.351060003042">
                <text:p>0.35106000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7285191889619E+018">
                <text:p>1.57285191889619E+018</text:p>
              </table:table-cell>
              <table:table-cell office:value-type="float" office:value="0.228000000119">
                <text:p>0.228000000119</text:p>
              </table:table-cell>
              <table:table-cell office:value-type="float" office:value="-0.161219999194">
                <text:p>-0.161219999194</text:p>
              </table:table-cell>
              <table:table-cell office:value-type="float" office:value="0.161219999194">
                <text:p>0.16121999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57285191894733E+018">
                <text:p>1.57285191894733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29997873">
                <text:p>0.16122999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7285191899835E+018">
                <text:p>1.57285191899835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0.161459997296">
                <text:p>0.16145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7285191904917E+018">
                <text:p>1.57285191904917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0.161770001054">
                <text:p>0.16177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7285191915192E+018">
                <text:p>1.57285191915192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0.16209000349">
                <text:p>0.16209000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7285191920306E+018">
                <text:p>1.57285191920306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0.161829993129">
                <text:p>0.16182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57285191925531E+018">
                <text:p>1.57285191925531E+018</text:p>
              </table:table-cell>
              <table:table-cell office:value-type="float" office:value="0.324400007725">
                <text:p>0.324400007725</text:p>
              </table:table-cell>
              <table:table-cell office:value-type="float" office:value="0">
                <text:p>0</text:p>
              </table:table-cell>
              <table:table-cell office:value-type="float" office:value="0.324389994144">
                <text:p>0.324389994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7285191930618E+018">
                <text:p>1.57285191930618E+018</text:p>
              </table:table-cell>
              <table:table-cell office:value-type="float" office:value="0.324200004339">
                <text:p>0.324200004339</text:p>
              </table:table-cell>
              <table:table-cell office:value-type="float" office:value="0">
                <text:p>0</text:p>
              </table:table-cell>
              <table:table-cell office:value-type="float" office:value="0.324209988117">
                <text:p>0.32420998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57285191935639E+018">
                <text:p>1.57285191935639E+018</text:p>
              </table:table-cell>
              <table:table-cell office:value-type="float" office:value="0.162200003862">
                <text:p>0.162200003862</text:p>
              </table:table-cell>
              <table:table-cell office:value-type="float" office:value="0">
                <text:p>0</text:p>
              </table:table-cell>
              <table:table-cell office:value-type="float" office:value="0.162180006504">
                <text:p>0.16218000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7285191940832E+018">
                <text:p>1.57285191940832E+018</text:p>
              </table:table-cell>
              <table:table-cell office:value-type="float" office:value="0.162599995732">
                <text:p>0.162599995732</text:p>
              </table:table-cell>
              <table:table-cell office:value-type="float" office:value="0">
                <text:p>0</text:p>
              </table:table-cell>
              <table:table-cell office:value-type="float" office:value="0.162630006671">
                <text:p>0.16263000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57285191946036E+018">
                <text:p>1.57285191946036E+018</text:p>
              </table:table-cell>
              <table:table-cell office:value-type="float" office:value="0.177100002766">
                <text:p>0.177100002766</text:p>
              </table:table-cell>
              <table:table-cell office:value-type="float" office:value="0">
                <text:p>0</text:p>
              </table:table-cell>
              <table:table-cell office:value-type="float" office:value="0.177059993148">
                <text:p>0.17705999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7285191951255E+018">
                <text:p>1.57285191951255E+018</text:p>
              </table:table-cell>
              <table:table-cell office:value-type="float" office:value="0.177000001073">
                <text:p>0.177000001073</text:p>
              </table:table-cell>
              <table:table-cell office:value-type="float" office:value="0">
                <text:p>0</text:p>
              </table:table-cell>
              <table:table-cell office:value-type="float" office:value="0.176949992776">
                <text:p>0.17694999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7285191956479E+018">
                <text:p>1.57285191956479E+018</text:p>
              </table:table-cell>
              <table:table-cell office:value-type="float" office:value="0.176699995995">
                <text:p>0.176699995995</text:p>
              </table:table-cell>
              <table:table-cell office:value-type="float" office:value="0">
                <text:p>0</text:p>
              </table:table-cell>
              <table:table-cell office:value-type="float" office:value="0.176750004292">
                <text:p>0.176750004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7285191961673E+018">
                <text:p>1.57285191961673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7285191966971E+018">
                <text:p>1.57285191966971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0.176019996405">
                <text:p>0.176019996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7285191972315E+018">
                <text:p>1.57285191972315E+018</text:p>
              </table:table-cell>
              <table:table-cell office:value-type="float" office:value="0.386599987745">
                <text:p>0.386599987745</text:p>
              </table:table-cell>
              <table:table-cell office:value-type="float" office:value="0">
                <text:p>0</text:p>
              </table:table-cell>
              <table:table-cell office:value-type="float" office:value="0.386610001326">
                <text:p>0.38661000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57285191977425E+018">
                <text:p>1.57285191977425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0.192660003901">
                <text:p>0.19266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57285191982674E+018">
                <text:p>1.57285191982674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69997501">
                <text:p>0.19236999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57285191987848E+018">
                <text:p>1.57285191987848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0.19199000299">
                <text:p>0.1919900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7285191993082E+018">
                <text:p>1.57285191993082E+018</text:p>
              </table:table-cell>
              <table:table-cell office:value-type="float" office:value="0.191499993205">
                <text:p>0.191499993205</text:p>
              </table:table-cell>
              <table:table-cell office:value-type="float" office:value="0">
                <text:p>0</text:p>
              </table:table-cell>
              <table:table-cell office:value-type="float" office:value="0.191489994526">
                <text:p>0.19148999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57285191998215E+018">
                <text:p>1.57285191998215E+018</text:p>
              </table:table-cell>
              <table:table-cell office:value-type="float" office:value="0.191599994898">
                <text:p>0.191599994898</text:p>
              </table:table-cell>
              <table:table-cell office:value-type="float" office:value="0">
                <text:p>0</text:p>
              </table:table-cell>
              <table:table-cell office:value-type="float" office:value="0.191650003195">
                <text:p>0.19165000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57285192003457E+018">
                <text:p>1.57285192003457E+018</text:p>
              </table:table-cell>
              <table:table-cell office:value-type="float" office:value="0.191699996591">
                <text:p>0.191699996591</text:p>
              </table:table-cell>
              <table:table-cell office:value-type="float" office:value="0">
                <text:p>0</text:p>
              </table:table-cell>
              <table:table-cell office:value-type="float" office:value="0.191719993949">
                <text:p>0.19171999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57285192008513E+018">
                <text:p>1.57285192008513E+018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0">
                <text:p>0</text:p>
              </table:table-cell>
              <table:table-cell office:value-type="float" office:value="0.191890001297">
                <text:p>0.1918900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7285192013676E+018">
                <text:p>1.57285192013676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50000143">
                <text:p>0.19235000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7285192018945E+018">
                <text:p>1.57285192018945E+018</text:p>
              </table:table-cell>
              <table:table-cell office:value-type="float" office:value="0.384799987078">
                <text:p>0.384799987078</text:p>
              </table:table-cell>
              <table:table-cell office:value-type="float" office:value="0">
                <text:p>0</text:p>
              </table:table-cell>
              <table:table-cell office:value-type="float" office:value="0.384759992361">
                <text:p>0.38475999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7285192029095E+018">
                <text:p>1.57285192029095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7285192034357E+018">
                <text:p>1.57285192034357E+018</text:p>
              </table:table-cell>
              <table:table-cell office:value-type="float" office:value="0.248500004411">
                <text:p>0.248500004411</text:p>
              </table:table-cell>
              <table:table-cell office:value-type="float" office:value="-0.175699993968">
                <text:p>-0.17569999396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7285192039522E+018">
                <text:p>1.57285192039522E+018</text:p>
              </table:table-cell>
              <table:table-cell office:value-type="float" office:value="0.248799994588">
                <text:p>0.248799994588</text:p>
              </table:table-cell>
              <table:table-cell office:value-type="float" office:value="-0.175940006971">
                <text:p>-0.175940006971</text:p>
              </table:table-cell>
              <table:table-cell office:value-type="float" office:value="0.175940006971">
                <text:p>0.17594000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7285192044729E+018">
                <text:p>1.57285192044729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50003958">
                <text:p>-0.175850003958</text:p>
              </table:table-cell>
              <table:table-cell office:value-type="float" office:value="0.175850003958">
                <text:p>0.17585000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57285192049946E+018">
                <text:p>1.57285192049946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60002637">
                <text:p>-0.175860002637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57285192055036E+018">
                <text:p>1.57285192055036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50003958">
                <text:p>-0.175850003958</text:p>
              </table:table-cell>
              <table:table-cell office:value-type="float" office:value="0.175850003958">
                <text:p>0.17585000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7285192065318E+018">
                <text:p>1.57285192065318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-0.176009997725">
                <text:p>-0.176009997725</text:p>
              </table:table-cell>
              <table:table-cell office:value-type="float" office:value="0.176009997725">
                <text:p>0.176009997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7285192070449E+018">
                <text:p>1.57285192070449E+018</text:p>
              </table:table-cell>
              <table:table-cell office:value-type="float" office:value="0.361499994993">
                <text:p>0.361499994993</text:p>
              </table:table-cell>
              <table:table-cell office:value-type="float" office:value="-0.161669999361">
                <text:p>-0.161669999361</text:p>
              </table:table-cell>
              <table:table-cell office:value-type="float" office:value="0.323339998722">
                <text:p>0.323339998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57285192075597E+018">
                <text:p>1.57285192075597E+018</text:p>
              </table:table-cell>
              <table:table-cell office:value-type="float" office:value="0.361200004816">
                <text:p>0.361200004816</text:p>
              </table:table-cell>
              <table:table-cell office:value-type="float" office:value="-0.161510005593">
                <text:p>-0.161510005593</text:p>
              </table:table-cell>
              <table:table-cell office:value-type="float" office:value="0.323029994965">
                <text:p>0.32302999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7285192080818E+018">
                <text:p>1.57285192080818E+018</text:p>
              </table:table-cell>
              <table:table-cell office:value-type="float" office:value="0.22840000689">
                <text:p>0.22840000689</text:p>
              </table:table-cell>
              <table:table-cell office:value-type="float" office:value="-0.161489993334">
                <text:p>-0.161489993334</text:p>
              </table:table-cell>
              <table:table-cell office:value-type="float" office:value="0.161489993334">
                <text:p>0.16148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57285192085986E+018">
                <text:p>1.57285192085986E+018</text:p>
              </table:table-cell>
              <table:table-cell office:value-type="float" office:value="0.228499993682">
                <text:p>0.228499993682</text:p>
              </table:table-cell>
              <table:table-cell office:value-type="float" office:value="-0.161559998989">
                <text:p>-0.161559998989</text:p>
              </table:table-cell>
              <table:table-cell office:value-type="float" office:value="0.161559998989">
                <text:p>0.16155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728519209111E+018">
                <text:p>1.5728519209111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50003958">
                <text:p>0.17585000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57285192096312E+018">
                <text:p>1.57285192096312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57285192101424E+018">
                <text:p>1.57285192101424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7285192106619E+018">
                <text:p>1.57285192106619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0.17634999752">
                <text:p>0.17634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57285192111795E+018">
                <text:p>1.57285192111795E+018</text:p>
              </table:table-cell>
              <table:table-cell office:value-type="float" office:value="0.352600008249">
                <text:p>0.352600008249</text:p>
              </table:table-cell>
              <table:table-cell office:value-type="float" office:value="0">
                <text:p>0</text:p>
              </table:table-cell>
              <table:table-cell office:value-type="float" office:value="0.352580010891">
                <text:p>0.352580010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57285192116998E+018">
                <text:p>1.57285192116998E+018</text:p>
              </table:table-cell>
              <table:table-cell office:value-type="float" office:value="0.35229998827">
                <text:p>0.35229998827</text:p>
              </table:table-cell>
              <table:table-cell office:value-type="float" office:value="0">
                <text:p>0</text:p>
              </table:table-cell>
              <table:table-cell office:value-type="float" office:value="0.352319985628">
                <text:p>0.352319985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7285192122197E+018">
                <text:p>1.57285192122197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0.193149998784">
                <text:p>0.19314999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57285192127361E+018">
                <text:p>1.57285192127361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69996142">
                <text:p>0.193169996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5728519213244E+018">
                <text:p>1.5728519213244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0.193409994245">
                <text:p>0.19340999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57285192137719E+018">
                <text:p>1.57285192137719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0.193430006504">
                <text:p>0.19343000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57285192147842E+018">
                <text:p>1.57285192147842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0.193440005183">
                <text:p>0.19344000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57285192153126E+018">
                <text:p>1.57285192153126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170006394">
                <text:p>0.176170006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57285192158283E+018">
                <text:p>1.57285192158283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7285192163372E+018">
                <text:p>1.57285192163372E+018</text:p>
              </table:table-cell>
              <table:table-cell office:value-type="float" office:value="0.351700007915">
                <text:p>0.351700007915</text:p>
              </table:table-cell>
              <table:table-cell office:value-type="float" office:value="0">
                <text:p>0</text:p>
              </table:table-cell>
              <table:table-cell office:value-type="float" office:value="0.351720005274">
                <text:p>0.351720005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57285192168611E+018">
                <text:p>1.57285192168611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1999979">
                <text:p>0.17621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57285192173642E+018">
                <text:p>1.57285192173642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57285192178821E+018">
                <text:p>1.57285192178821E+018</text:p>
              </table:table-cell>
              <table:table-cell office:value-type="float" office:value="0.176599994302">
                <text:p>0.176599994302</text:p>
              </table:table-cell>
              <table:table-cell office:value-type="float" office:value="0">
                <text:p>0</text:p>
              </table:table-cell>
              <table:table-cell office:value-type="float" office:value="0.17663000524">
                <text:p>0.1766300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57285192183849E+018">
                <text:p>1.57285192183849E+018</text:p>
              </table:table-cell>
              <table:table-cell office:value-type="float" office:value="0.176699995995">
                <text:p>0.176699995995</text:p>
              </table:table-cell>
              <table:table-cell office:value-type="float" office:value="0">
                <text:p>0</text:p>
              </table:table-cell>
              <table:table-cell office:value-type="float" office:value="0.176689997315">
                <text:p>0.17668999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57285192189071E+018">
                <text:p>1.57285192189071E+018</text:p>
              </table:table-cell>
              <table:table-cell office:value-type="float" office:value="0.17689999938">
                <text:p>0.17689999938</text:p>
              </table:table-cell>
              <table:table-cell office:value-type="float" office:value="0">
                <text:p>0</text:p>
              </table:table-cell>
              <table:table-cell office:value-type="float" office:value="0.176870003343">
                <text:p>0.17687000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7285192194239E+018">
                <text:p>1.57285192194239E+018</text:p>
              </table:table-cell>
              <table:table-cell office:value-type="float" office:value="0.17689999938">
                <text:p>0.17689999938</text:p>
              </table:table-cell>
              <table:table-cell office:value-type="float" office:value="0">
                <text:p>0</text:p>
              </table:table-cell>
              <table:table-cell office:value-type="float" office:value="0.176870003343">
                <text:p>0.17687000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57285192199495E+018">
                <text:p>1.57285192199495E+018</text:p>
              </table:table-cell>
              <table:table-cell office:value-type="float" office:value="0.176799997687">
                <text:p>0.176799997687</text:p>
              </table:table-cell>
              <table:table-cell office:value-type="float" office:value="0">
                <text:p>0</text:p>
              </table:table-cell>
              <table:table-cell office:value-type="float" office:value="0.176819995046">
                <text:p>0.17681999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57285192204543E+018">
                <text:p>1.57285192204543E+018</text:p>
              </table:table-cell>
              <table:table-cell office:value-type="float" office:value="0.194000005722">
                <text:p>0.194000005722</text:p>
              </table:table-cell>
              <table:table-cell office:value-type="float" office:value="0">
                <text:p>0</text:p>
              </table:table-cell>
              <table:table-cell office:value-type="float" office:value="0.19402000308">
                <text:p>0.1940200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57285192209616E+018">
                <text:p>1.57285192209616E+018</text:p>
              </table:table-cell>
              <table:table-cell office:value-type="float" office:value="0.389099985361">
                <text:p>0.389099985361</text:p>
              </table:table-cell>
              <table:table-cell office:value-type="float" office:value="0">
                <text:p>0</text:p>
              </table:table-cell>
              <table:table-cell office:value-type="float" office:value="0.389149993658">
                <text:p>0.38914999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57285192214831E+018">
                <text:p>1.57285192214831E+018</text:p>
              </table:table-cell>
              <table:table-cell office:value-type="float" office:value="0.194900006056">
                <text:p>0.194900006056</text:p>
              </table:table-cell>
              <table:table-cell office:value-type="float" office:value="0">
                <text:p>0</text:p>
              </table:table-cell>
              <table:table-cell office:value-type="float" office:value="0.194910004735">
                <text:p>0.194910004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57285192219976E+018">
                <text:p>1.57285192219976E+018</text:p>
              </table:table-cell>
              <table:table-cell office:value-type="float" office:value="0.194499999285">
                <text:p>0.194499999285</text:p>
              </table:table-cell>
              <table:table-cell office:value-type="float" office:value="0">
                <text:p>0</text:p>
              </table:table-cell>
              <table:table-cell office:value-type="float" office:value="0.194539994001">
                <text:p>0.19453999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57285192225125E+018">
                <text:p>1.57285192225125E+018</text:p>
              </table:table-cell>
              <table:table-cell office:value-type="float" office:value="0.19470000267">
                <text:p>0.19470000267</text:p>
              </table:table-cell>
              <table:table-cell office:value-type="float" office:value="0">
                <text:p>0</text:p>
              </table:table-cell>
              <table:table-cell office:value-type="float" office:value="0.19470000267">
                <text:p>0.19470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57285192230231E+018">
                <text:p>1.57285192230231E+018</text:p>
              </table:table-cell>
              <table:table-cell office:value-type="float" office:value="0.274899989367">
                <text:p>0.274899989367</text:p>
              </table:table-cell>
              <table:table-cell office:value-type="float" office:value="-0.194350004196">
                <text:p>-0.194350004196</text:p>
              </table:table-cell>
              <table:table-cell office:value-type="float" office:value="0.194350004196">
                <text:p>0.194350004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57285192235446E+018">
                <text:p>1.57285192235446E+018</text:p>
              </table:table-cell>
              <table:table-cell office:value-type="float" office:value="0.274599999189">
                <text:p>0.274599999189</text:p>
              </table:table-cell>
              <table:table-cell office:value-type="float" office:value="-0.194179996848">
                <text:p>-0.194179996848</text:p>
              </table:table-cell>
              <table:table-cell office:value-type="float" office:value="0.194179996848">
                <text:p>0.19417999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57285192240626E+018">
                <text:p>1.57285192240626E+018</text:p>
              </table:table-cell>
              <table:table-cell office:value-type="float" office:value="0.273999989033">
                <text:p>0.273999989033</text:p>
              </table:table-cell>
              <table:table-cell office:value-type="float" office:value="-0.193770006299">
                <text:p>-0.193770006299</text:p>
              </table:table-cell>
              <table:table-cell office:value-type="float" office:value="0.193770006299">
                <text:p>0.19377000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7285192245881E+018">
                <text:p>1.57285192245881E+018</text:p>
              </table:table-cell>
              <table:table-cell office:value-type="float" office:value="0.274199992418">
                <text:p>0.274199992418</text:p>
              </table:table-cell>
              <table:table-cell office:value-type="float" office:value="-0.193880006671">
                <text:p>-0.193880006671</text:p>
              </table:table-cell>
              <table:table-cell office:value-type="float" office:value="0.193880006671">
                <text:p>0.19388000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57285192251014E+018">
                <text:p>1.57285192251014E+018</text:p>
              </table:table-cell>
              <table:table-cell office:value-type="float" office:value="0.273999989033">
                <text:p>0.273999989033</text:p>
              </table:table-cell>
              <table:table-cell office:value-type="float" office:value="-0.193770006299">
                <text:p>-0.193770006299</text:p>
              </table:table-cell>
              <table:table-cell office:value-type="float" office:value="0.193770006299">
                <text:p>0.19377000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7285192256244E+018">
                <text:p>1.57285192256244E+018</text:p>
              </table:table-cell>
              <table:table-cell office:value-type="float" office:value="0.433099985123">
                <text:p>0.433099985123</text:p>
              </table:table-cell>
              <table:table-cell office:value-type="float" office:value="-0.193700000644">
                <text:p>-0.193700000644</text:p>
              </table:table-cell>
              <table:table-cell office:value-type="float" office:value="0.387400001287">
                <text:p>0.38740000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57285192261372E+018">
                <text:p>1.57285192261372E+018</text:p>
              </table:table-cell>
              <table:table-cell office:value-type="float" office:value="0.273299992085">
                <text:p>0.273299992085</text:p>
              </table:table-cell>
              <table:table-cell office:value-type="float" office:value="-0.193279996514">
                <text:p>-0.193279996514</text:p>
              </table:table-cell>
              <table:table-cell office:value-type="float" office:value="0.193279996514">
                <text:p>0.193279996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7285192266471E+018">
                <text:p>1.57285192266471E+018</text:p>
              </table:table-cell>
              <table:table-cell office:value-type="float" office:value="0.273200005293">
                <text:p>0.273200005293</text:p>
              </table:table-cell>
              <table:table-cell office:value-type="float" office:value="-0.19321000576">
                <text:p>-0.19321000576</text:p>
              </table:table-cell>
              <table:table-cell office:value-type="float" office:value="0.19321000576">
                <text:p>0.1932100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7285192271571E+018">
                <text:p>1.57285192271571E+018</text:p>
              </table:table-cell>
              <table:table-cell office:value-type="float" office:value="0.27349999547">
                <text:p>0.27349999547</text:p>
              </table:table-cell>
              <table:table-cell office:value-type="float" office:value="-0.193399995565">
                <text:p>-0.193399995565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728519227666E+018">
                <text:p>1.5728519227666E+018</text:p>
              </table:table-cell>
              <table:table-cell office:value-type="float" office:value="0.273999989033">
                <text:p>0.273999989033</text:p>
              </table:table-cell>
              <table:table-cell office:value-type="float" office:value="-0.193719998002">
                <text:p>-0.193719998002</text:p>
              </table:table-cell>
              <table:table-cell office:value-type="float" office:value="0.193719998002">
                <text:p>0.193719998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57285192281922E+018">
                <text:p>1.57285192281922E+018</text:p>
              </table:table-cell>
              <table:table-cell office:value-type="float" office:value="0.194000005722">
                <text:p>0.194000005722</text:p>
              </table:table-cell>
              <table:table-cell office:value-type="float" office:value="0">
                <text:p>0</text:p>
              </table:table-cell>
              <table:table-cell office:value-type="float" office:value="0.19403000176">
                <text:p>0.19403000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7285192287057E+018">
                <text:p>1.57285192287057E+018</text:p>
              </table:table-cell>
              <table:table-cell office:value-type="float" office:value="0.193900004029">
                <text:p>0.193900004029</text:p>
              </table:table-cell>
              <table:table-cell office:value-type="float" office:value="0">
                <text:p>0</text:p>
              </table:table-cell>
              <table:table-cell office:value-type="float" office:value="0.193880006671">
                <text:p>0.19388000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57285192292216E+018">
                <text:p>1.57285192292216E+018</text:p>
              </table:table-cell>
              <table:table-cell office:value-type="float" office:value="0.193800002337">
                <text:p>0.193800002337</text:p>
              </table:table-cell>
              <table:table-cell office:value-type="float" office:value="0">
                <text:p>0</text:p>
              </table:table-cell>
              <table:table-cell office:value-type="float" office:value="0.193829998374">
                <text:p>0.19382999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7285192297329E+018">
                <text:p>1.57285192297329E+018</text:p>
              </table:table-cell>
              <table:table-cell office:value-type="float" office:value="0.193800002337">
                <text:p>0.193800002337</text:p>
              </table:table-cell>
              <table:table-cell office:value-type="float" office:value="0">
                <text:p>0</text:p>
              </table:table-cell>
              <table:table-cell office:value-type="float" office:value="0.193829998374">
                <text:p>0.19382999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5728519230255E+018">
                <text:p>1.5728519230255E+018</text:p>
              </table:table-cell>
              <table:table-cell office:value-type="float" office:value="0.38820001483">
                <text:p>0.38820001483</text:p>
              </table:table-cell>
              <table:table-cell office:value-type="float" office:value="0">
                <text:p>0</text:p>
              </table:table-cell>
              <table:table-cell office:value-type="float" office:value="0.388249993324">
                <text:p>0.38824999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7285192307621E+018">
                <text:p>1.57285192307621E+018</text:p>
              </table:table-cell>
              <table:table-cell office:value-type="float" office:value="0.194299995899">
                <text:p>0.194299995899</text:p>
              </table:table-cell>
              <table:table-cell office:value-type="float" office:value="0">
                <text:p>0</text:p>
              </table:table-cell>
              <table:table-cell office:value-type="float" office:value="0.194330006838">
                <text:p>0.19433000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57285192312914E+018">
                <text:p>1.57285192312914E+018</text:p>
              </table:table-cell>
              <table:table-cell office:value-type="float" office:value="0.19470000267">
                <text:p>0.19470000267</text:p>
              </table:table-cell>
              <table:table-cell office:value-type="float" office:value="0">
                <text:p>0</text:p>
              </table:table-cell>
              <table:table-cell office:value-type="float" office:value="0.194649994373">
                <text:p>0.194649994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57285192317938E+018">
                <text:p>1.57285192317938E+018</text:p>
              </table:table-cell>
              <table:table-cell office:value-type="float" office:value="0.194399997592">
                <text:p>0.194399997592</text:p>
              </table:table-cell>
              <table:table-cell office:value-type="float" office:value="0">
                <text:p>0</text:p>
              </table:table-cell>
              <table:table-cell office:value-type="float" office:value="0.194389998913">
                <text:p>0.194389998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57285192323087E+018">
                <text:p>1.57285192323087E+018</text:p>
              </table:table-cell>
              <table:table-cell office:value-type="float" office:value="0.194399997592">
                <text:p>0.194399997592</text:p>
              </table:table-cell>
              <table:table-cell office:value-type="float" office:value="0">
                <text:p>0</text:p>
              </table:table-cell>
              <table:table-cell office:value-type="float" office:value="0.19441999495">
                <text:p>0.19441999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57285192328307E+018">
                <text:p>1.57285192328307E+018</text:p>
              </table:table-cell>
              <table:table-cell office:value-type="float" office:value="0.193800002337">
                <text:p>0.193800002337</text:p>
              </table:table-cell>
              <table:table-cell office:value-type="float" office:value="0">
                <text:p>0</text:p>
              </table:table-cell>
              <table:table-cell office:value-type="float" office:value="0.193839997053">
                <text:p>0.193839997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57285192333496E+018">
                <text:p>1.57285192333496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0.193440005183">
                <text:p>0.19344000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57285192338599E+018">
                <text:p>1.57285192338599E+018</text:p>
              </table:table-cell>
              <table:table-cell office:value-type="float" office:value="0.193499997258">
                <text:p>0.193499997258</text:p>
              </table:table-cell>
              <table:table-cell office:value-type="float" office:value="0">
                <text:p>0</text:p>
              </table:table-cell>
              <table:table-cell office:value-type="float" office:value="0.1934799999">
                <text:p>0.19347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57285192343715E+018">
                <text:p>1.57285192343715E+018</text:p>
              </table:table-cell>
              <table:table-cell office:value-type="float" office:value="0.193900004029">
                <text:p>0.193900004029</text:p>
              </table:table-cell>
              <table:table-cell office:value-type="float" office:value="0">
                <text:p>0</text:p>
              </table:table-cell>
              <table:table-cell office:value-type="float" office:value="0.193930000067">
                <text:p>0.193930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57285192348796E+018">
                <text:p>1.57285192348796E+018</text:p>
              </table:table-cell>
              <table:table-cell office:value-type="float" office:value="0.194100007415">
                <text:p>0.194100007415</text:p>
              </table:table-cell>
              <table:table-cell office:value-type="float" office:value="0">
                <text:p>0</text:p>
              </table:table-cell>
              <table:table-cell office:value-type="float" office:value="0.194140002131">
                <text:p>0.19414000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57285192353988E+018">
                <text:p>1.57285192353988E+018</text:p>
              </table:table-cell>
              <table:table-cell office:value-type="float" office:value="0.194399997592">
                <text:p>0.194399997592</text:p>
              </table:table-cell>
              <table:table-cell office:value-type="float" office:value="0">
                <text:p>0</text:p>
              </table:table-cell>
              <table:table-cell office:value-type="float" office:value="0.194409996271">
                <text:p>0.194409996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57285192364187E+018">
                <text:p>1.57285192364187E+018</text:p>
              </table:table-cell>
              <table:table-cell office:value-type="float" office:value="0.194299995899">
                <text:p>0.194299995899</text:p>
              </table:table-cell>
              <table:table-cell office:value-type="float" office:value="0">
                <text:p>0</text:p>
              </table:table-cell>
              <table:table-cell office:value-type="float" office:value="0.19428999722">
                <text:p>0.19428999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7285192369379E+018">
                <text:p>1.57285192369379E+018</text:p>
              </table:table-cell>
              <table:table-cell office:value-type="float" office:value="0.176799997687">
                <text:p>0.176799997687</text:p>
              </table:table-cell>
              <table:table-cell office:value-type="float" office:value="0">
                <text:p>0</text:p>
              </table:table-cell>
              <table:table-cell office:value-type="float" office:value="0.176789999008">
                <text:p>0.176789999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7285192374648E+018">
                <text:p>1.57285192374648E+018</text:p>
              </table:table-cell>
              <table:table-cell office:value-type="float" office:value="0.176699995995">
                <text:p>0.176699995995</text:p>
              </table:table-cell>
              <table:table-cell office:value-type="float" office:value="0">
                <text:p>0</text:p>
              </table:table-cell>
              <table:table-cell office:value-type="float" office:value="0.176689997315">
                <text:p>0.17668999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57285192379788E+018">
                <text:p>1.57285192379788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410004497">
                <text:p>0.176410004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57285192385006E+018">
                <text:p>1.57285192385006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410004497">
                <text:p>0.176410004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57285192390221E+018">
                <text:p>1.57285192390221E+018</text:p>
              </table:table-cell>
              <table:table-cell office:value-type="float" office:value="0.176499992609">
                <text:p>0.176499992609</text:p>
              </table:table-cell>
              <table:table-cell office:value-type="float" office:value="0">
                <text:p>0</text:p>
              </table:table-cell>
              <table:table-cell office:value-type="float" office:value="0.176540002227">
                <text:p>0.17654000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57285192395494E+018">
                <text:p>1.57285192395494E+018</text:p>
              </table:table-cell>
              <table:table-cell office:value-type="float" office:value="0.176599994302">
                <text:p>0.176599994302</text:p>
              </table:table-cell>
              <table:table-cell office:value-type="float" office:value="0">
                <text:p>0</text:p>
              </table:table-cell>
              <table:table-cell office:value-type="float" office:value="0.176569998264">
                <text:p>0.17656999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5728519240075E+018">
                <text:p>1.5728519240075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410001516">
                <text:p>0.35141000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57285192405974E+018">
                <text:p>1.57285192405974E+018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7285192411167E+018">
                <text:p>1.57285192411167E+018</text:p>
              </table:table-cell>
              <table:table-cell office:value-type="float" office:value="0.174799993634">
                <text:p>0.174799993634</text:p>
              </table:table-cell>
              <table:table-cell office:value-type="float" office:value="0">
                <text:p>0</text:p>
              </table:table-cell>
              <table:table-cell office:value-type="float" office:value="0.174810007215">
                <text:p>0.17481000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57285192416382E+018">
                <text:p>1.57285192416382E+018</text:p>
              </table:table-cell>
              <table:table-cell office:value-type="float" office:value="0.174799993634">
                <text:p>0.174799993634</text:p>
              </table:table-cell>
              <table:table-cell office:value-type="float" office:value="0">
                <text:p>0</text:p>
              </table:table-cell>
              <table:table-cell office:value-type="float" office:value="0.174810007215">
                <text:p>0.17481000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57285192426542E+018">
                <text:p>1.57285192426542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0.191780000925">
                <text:p>0.19178000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5728519243167E+018">
                <text:p>1.5728519243167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-0.175160005689">
                <text:p>-0.175160005689</text:p>
              </table:table-cell>
              <table:table-cell office:value-type="float" office:value="0.175160005689">
                <text:p>0.175160005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5728519243681E+018">
                <text:p>1.5728519243681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-0.175160005689">
                <text:p>-0.175160005689</text:p>
              </table:table-cell>
              <table:table-cell office:value-type="float" office:value="0.175160005689">
                <text:p>0.175160005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5728519244212E+018">
                <text:p>1.5728519244212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-0.175369992852">
                <text:p>-0.175369992852</text:p>
              </table:table-cell>
              <table:table-cell office:value-type="float" office:value="0.175369992852">
                <text:p>0.17536999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5728519244712E+018">
                <text:p>1.5728519244712E+018</text:p>
              </table:table-cell>
              <table:table-cell office:value-type="float" office:value="0.391900002956">
                <text:p>0.391900002956</text:p>
              </table:table-cell>
              <table:table-cell office:value-type="float" office:value="-0.175239995122">
                <text:p>-0.175239995122</text:p>
              </table:table-cell>
              <table:table-cell office:value-type="float" office:value="0.350490003824">
                <text:p>0.35049000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57285192457447E+018">
                <text:p>1.57285192457447E+018</text:p>
              </table:table-cell>
              <table:table-cell office:value-type="float" office:value="0.392500013113">
                <text:p>0.392500013113</text:p>
              </table:table-cell>
              <table:table-cell office:value-type="float" office:value="-0.175520002842">
                <text:p>-0.175520002842</text:p>
              </table:table-cell>
              <table:table-cell office:value-type="float" office:value="0.351049989462">
                <text:p>0.351049989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57285192462446E+018">
                <text:p>1.57285192462446E+018</text:p>
              </table:table-cell>
              <table:table-cell office:value-type="float" office:value="0.228900000453">
                <text:p>0.228900000453</text:p>
              </table:table-cell>
              <table:table-cell office:value-type="float" office:value="-0.161829993129">
                <text:p>-0.161829993129</text:p>
              </table:table-cell>
              <table:table-cell office:value-type="float" office:value="0.161829993129">
                <text:p>0.16182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57285192467474E+018">
                <text:p>1.57285192467474E+018</text:p>
              </table:table-cell>
              <table:table-cell office:value-type="float" office:value="0.229300007224">
                <text:p>0.229300007224</text:p>
              </table:table-cell>
              <table:table-cell office:value-type="float" office:value="-0.162139996886">
                <text:p>-0.162139996886</text:p>
              </table:table-cell>
              <table:table-cell office:value-type="float" office:value="0.162139996886">
                <text:p>0.16213999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57285192472655E+018">
                <text:p>1.57285192472655E+018</text:p>
              </table:table-cell>
              <table:table-cell office:value-type="float" office:value="0.22990000248">
                <text:p>0.22990000248</text:p>
              </table:table-cell>
              <table:table-cell office:value-type="float" office:value="-0.162550002337">
                <text:p>-0.162550002337</text:p>
              </table:table-cell>
              <table:table-cell office:value-type="float" office:value="0.162550002337">
                <text:p>0.16255000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57285192477819E+018">
                <text:p>1.57285192477819E+018</text:p>
              </table:table-cell>
              <table:table-cell office:value-type="float" office:value="0.230100005865">
                <text:p>0.230100005865</text:p>
              </table:table-cell>
              <table:table-cell office:value-type="float" office:value="-0.162729993463">
                <text:p>-0.162729993463</text:p>
              </table:table-cell>
              <table:table-cell office:value-type="float" office:value="0.162729993463">
                <text:p>0.162729993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7285192482981E+018">
                <text:p>1.57285192482981E+018</text:p>
              </table:table-cell>
              <table:table-cell office:value-type="float" office:value="0.230100005865">
                <text:p>0.230100005865</text:p>
              </table:table-cell>
              <table:table-cell office:value-type="float" office:value="-0.162729993463">
                <text:p>-0.162729993463</text:p>
              </table:table-cell>
              <table:table-cell office:value-type="float" office:value="0.162729993463">
                <text:p>0.162729993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57285192488171E+018">
                <text:p>1.57285192488171E+018</text:p>
              </table:table-cell>
              <table:table-cell office:value-type="float" office:value="0.177000001073">
                <text:p>0.177000001073</text:p>
              </table:table-cell>
              <table:table-cell office:value-type="float" office:value="0">
                <text:p>0</text:p>
              </table:table-cell>
              <table:table-cell office:value-type="float" office:value="0.176970005035">
                <text:p>0.17697000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57285192493398E+018">
                <text:p>1.57285192493398E+018</text:p>
              </table:table-cell>
              <table:table-cell office:value-type="float" office:value="0.354000002146">
                <text:p>0.354000002146</text:p>
              </table:table-cell>
              <table:table-cell office:value-type="float" office:value="0">
                <text:p>0</text:p>
              </table:table-cell>
              <table:table-cell office:value-type="float" office:value="0.353960007429">
                <text:p>0.353960007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7285192498526E+018">
                <text:p>1.57285192498526E+018</text:p>
              </table:table-cell>
              <table:table-cell office:value-type="float" office:value="0.35379999876">
                <text:p>0.35379999876</text:p>
              </table:table-cell>
              <table:table-cell office:value-type="float" office:value="0">
                <text:p>0</text:p>
              </table:table-cell>
              <table:table-cell office:value-type="float" office:value="0.353780001402">
                <text:p>0.35378000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728519250376E+018">
                <text:p>1.5728519250376E+018</text:p>
              </table:table-cell>
              <table:table-cell office:value-type="float" office:value="0.177000001073">
                <text:p>0.177000001073</text:p>
              </table:table-cell>
              <table:table-cell office:value-type="float" office:value="0">
                <text:p>0</text:p>
              </table:table-cell>
              <table:table-cell office:value-type="float" office:value="0.176970005035">
                <text:p>0.17697000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57285192508887E+018">
                <text:p>1.57285192508887E+018</text:p>
              </table:table-cell>
              <table:table-cell office:value-type="float" office:value="0.176699995995">
                <text:p>0.176699995995</text:p>
              </table:table-cell>
              <table:table-cell office:value-type="float" office:value="0">
                <text:p>0</text:p>
              </table:table-cell>
              <table:table-cell office:value-type="float" office:value="0.176719993353">
                <text:p>0.17671999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5728519251402E+018">
                <text:p>1.5728519251402E+018</text:p>
              </table:table-cell>
              <table:table-cell office:value-type="float" office:value="0.194100007415">
                <text:p>0.194100007415</text:p>
              </table:table-cell>
              <table:table-cell office:value-type="float" office:value="0">
                <text:p>0</text:p>
              </table:table-cell>
              <table:table-cell office:value-type="float" office:value="0.194069996476">
                <text:p>0.19406999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57285192519202E+018">
                <text:p>1.57285192519202E+018</text:p>
              </table:table-cell>
              <table:table-cell office:value-type="float" office:value="0.193800002337">
                <text:p>0.193800002337</text:p>
              </table:table-cell>
              <table:table-cell office:value-type="float" office:value="0">
                <text:p>0</text:p>
              </table:table-cell>
              <table:table-cell office:value-type="float" office:value="0.193810001016">
                <text:p>0.19381000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57285192524473E+018">
                <text:p>1.57285192524473E+018</text:p>
              </table:table-cell>
              <table:table-cell office:value-type="float" office:value="0.193399995565">
                <text:p>0.193399995565</text:p>
              </table:table-cell>
              <table:table-cell office:value-type="float" office:value="0">
                <text:p>0</text:p>
              </table:table-cell>
              <table:table-cell office:value-type="float" office:value="0.193360000849">
                <text:p>0.19336000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7285192529588E+018">
                <text:p>1.57285192529588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0.193039998412">
                <text:p>0.19303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7285192534687E+018">
                <text:p>1.57285192534687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89993501">
                <text:p>0.193189993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57285192539905E+018">
                <text:p>1.57285192539905E+018</text:p>
              </table:table-cell>
              <table:table-cell office:value-type="float" office:value="0.193599998951">
                <text:p>0.193599998951</text:p>
              </table:table-cell>
              <table:table-cell office:value-type="float" office:value="0">
                <text:p>0</text:p>
              </table:table-cell>
              <table:table-cell office:value-type="float" office:value="0.193599998951">
                <text:p>0.19359999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57285192550071E+018">
                <text:p>1.57285192550071E+018</text:p>
              </table:table-cell>
              <table:table-cell office:value-type="float" office:value="0.193599998951">
                <text:p>0.193599998951</text:p>
              </table:table-cell>
              <table:table-cell office:value-type="float" office:value="0">
                <text:p>0</text:p>
              </table:table-cell>
              <table:table-cell office:value-type="float" office:value="0.193629994988">
                <text:p>0.19362999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57285192555344E+018">
                <text:p>1.57285192555344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449999213">
                <text:p>0.176449999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5728519256053E+018">
                <text:p>1.5728519256053E+018</text:p>
              </table:table-cell>
              <table:table-cell office:value-type="float" office:value="0.176400005817">
                <text:p>0.176400005817</text:p>
              </table:table-cell>
              <table:table-cell office:value-type="float" office:value="0">
                <text:p>0</text:p>
              </table:table-cell>
              <table:table-cell office:value-type="float" office:value="0.1763599962">
                <text:p>0.1763599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5728519256561E+018">
                <text:p>1.5728519256561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57285192570749E+018">
                <text:p>1.57285192570749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0.176269993186">
                <text:p>0.17626999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57285192575877E+018">
                <text:p>1.57285192575877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49995828">
                <text:p>0.17624999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57285192581124E+018">
                <text:p>1.57285192581124E+018</text:p>
              </table:table-cell>
              <table:table-cell office:value-type="float" office:value="0.176499992609">
                <text:p>0.176499992609</text:p>
              </table:table-cell>
              <table:table-cell office:value-type="float" office:value="0">
                <text:p>0</text:p>
              </table:table-cell>
              <table:table-cell office:value-type="float" office:value="0.17648999393">
                <text:p>0.17648999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5728519258634E+018">
                <text:p>1.5728519258634E+018</text:p>
              </table:table-cell>
              <table:table-cell office:value-type="float" office:value="0.176599994302">
                <text:p>0.176599994302</text:p>
              </table:table-cell>
              <table:table-cell office:value-type="float" office:value="0">
                <text:p>0</text:p>
              </table:table-cell>
              <table:table-cell office:value-type="float" office:value="0.176589995623">
                <text:p>0.176589995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57285192591438E+018">
                <text:p>1.57285192591438E+018</text:p>
              </table:table-cell>
              <table:table-cell office:value-type="float" office:value="0.352499991655">
                <text:p>0.352499991655</text:p>
              </table:table-cell>
              <table:table-cell office:value-type="float" office:value="0">
                <text:p>0</text:p>
              </table:table-cell>
              <table:table-cell office:value-type="float" office:value="0.352519989014">
                <text:p>0.3525199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57285192596647E+018">
                <text:p>1.57285192596647E+018</text:p>
              </table:table-cell>
              <table:table-cell office:value-type="float" office:value="0.352200001478">
                <text:p>0.352200001478</text:p>
              </table:table-cell>
              <table:table-cell office:value-type="float" office:value="0">
                <text:p>0</text:p>
              </table:table-cell>
              <table:table-cell office:value-type="float" office:value="0.35216999054">
                <text:p>0.35216999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57285192601797E+018">
                <text:p>1.57285192601797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159992814">
                <text:p>0.17615999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5728519260701E+018">
                <text:p>1.5728519260701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0.193179994822">
                <text:p>0.19317999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57285192617341E+018">
                <text:p>1.57285192617341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0.19305999577">
                <text:p>0.1930599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57285192622405E+018">
                <text:p>1.57285192622405E+018</text:p>
              </table:table-cell>
              <table:table-cell office:value-type="float" office:value="0.249200001359">
                <text:p>0.249200001359</text:p>
              </table:table-cell>
              <table:table-cell office:value-type="float" office:value="-0.176180005074">
                <text:p>-0.176180005074</text:p>
              </table:table-cell>
              <table:table-cell office:value-type="float" office:value="0.176180005074">
                <text:p>0.17618000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57285192627641E+018">
                <text:p>1.57285192627641E+018</text:p>
              </table:table-cell>
              <table:table-cell office:value-type="float" office:value="0.248799994588">
                <text:p>0.248799994588</text:p>
              </table:table-cell>
              <table:table-cell office:value-type="float" office:value="-0.175919994712">
                <text:p>-0.175919994712</text:p>
              </table:table-cell>
              <table:table-cell office:value-type="float" office:value="0.175919994712">
                <text:p>0.175919994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57285192632758E+018">
                <text:p>1.57285192632758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60002637">
                <text:p>-0.175860002637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57285192637936E+018">
                <text:p>1.57285192637936E+018</text:p>
              </table:table-cell>
              <table:table-cell office:value-type="float" office:value="0.393299996853">
                <text:p>0.393299996853</text:p>
              </table:table-cell>
              <table:table-cell office:value-type="float" office:value="-0.175879999995">
                <text:p>-0.175879999995</text:p>
              </table:table-cell>
              <table:table-cell office:value-type="float" office:value="0.35175999999">
                <text:p>0.35175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7285192643134E+018">
                <text:p>1.57285192643134E+018</text:p>
              </table:table-cell>
              <table:table-cell office:value-type="float" office:value="0.393099993467">
                <text:p>0.393099993467</text:p>
              </table:table-cell>
              <table:table-cell office:value-type="float" office:value="-0.175789996982">
                <text:p>-0.175789996982</text:p>
              </table:table-cell>
              <table:table-cell office:value-type="float" office:value="0.351590007544">
                <text:p>0.351590007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57285192648334E+018">
                <text:p>1.57285192648334E+018</text:p>
              </table:table-cell>
              <table:table-cell office:value-type="float" office:value="0.248799994588">
                <text:p>0.248799994588</text:p>
              </table:table-cell>
              <table:table-cell office:value-type="float" office:value="-0.175889998674">
                <text:p>-0.175889998674</text:p>
              </table:table-cell>
              <table:table-cell office:value-type="float" office:value="0.175889998674">
                <text:p>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728519265363E+018">
                <text:p>1.5728519265363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69997931">
                <text:p>-0.175669997931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7285192658774E+018">
                <text:p>1.57285192658774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-0.175579994917">
                <text:p>-0.175579994917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57285192663907E+018">
                <text:p>1.57285192663907E+018</text:p>
              </table:table-cell>
              <table:table-cell office:value-type="float" office:value="0.248400002718">
                <text:p>0.248400002718</text:p>
              </table:table-cell>
              <table:table-cell office:value-type="float" office:value="-0.175650000572">
                <text:p>-0.175650000572</text:p>
              </table:table-cell>
              <table:table-cell office:value-type="float" office:value="0.175650000572">
                <text:p>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57285192674167E+018">
                <text:p>1.57285192674167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-0.175819993019">
                <text:p>-0.175819993019</text:p>
              </table:table-cell>
              <table:table-cell office:value-type="float" office:value="0.175819993019">
                <text:p>0.1758199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57285192679301E+018">
                <text:p>1.57285192679301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57285192684512E+018">
                <text:p>1.57285192684512E+018</text:p>
              </table:table-cell>
              <table:table-cell office:value-type="float" office:value="0.35150000453">
                <text:p>0.35150000453</text:p>
              </table:table-cell>
              <table:table-cell office:value-type="float" office:value="0">
                <text:p>0</text:p>
              </table:table-cell>
              <table:table-cell office:value-type="float" office:value="0.35148999095">
                <text:p>0.35148999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57285192689833E+018">
                <text:p>1.57285192689833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0.351359993219">
                <text:p>0.35135999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57285192694851E+018">
                <text:p>1.57285192694851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0.175339996815">
                <text:p>0.17533999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57285192700068E+018">
                <text:p>1.57285192700068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30003214">
                <text:p>0.17563000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7285192705581E+018">
                <text:p>1.57285192705581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559997559">
                <text:p>0.175559997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57285192710588E+018">
                <text:p>1.57285192710588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0.175219997764">
                <text:p>0.17521999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57285192715629E+018">
                <text:p>1.57285192715629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0.175380006433">
                <text:p>0.175380006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57285192720864E+018">
                <text:p>1.57285192720864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7999661">
                <text:p>0.175679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57285192726126E+018">
                <text:p>1.57285192726126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530001521">
                <text:p>0.17553000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57285192731286E+018">
                <text:p>1.57285192731286E+018</text:p>
              </table:table-cell>
              <table:table-cell office:value-type="float" office:value="0.384900003672">
                <text:p>0.384900003672</text:p>
              </table:table-cell>
              <table:table-cell office:value-type="float" office:value="0">
                <text:p>0</text:p>
              </table:table-cell>
              <table:table-cell office:value-type="float" office:value="0.384860008955">
                <text:p>0.38486000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57285192736506E+018">
                <text:p>1.57285192736506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59998822">
                <text:p>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7285192741689E+018">
                <text:p>1.5728519274168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579999566">
                <text:p>0.19257999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57285192746851E+018">
                <text:p>1.57285192746851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0.192609995604">
                <text:p>0.192609995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57285192752072E+018">
                <text:p>1.57285192752072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50000143">
                <text:p>0.19235000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5728519276229E+018">
                <text:p>1.5728519276229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0.192369997501">
                <text:p>0.19236999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5728519276755E+018">
                <text:p>1.572851927675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57285192772636E+018">
                <text:p>1.57285192772636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0.175689995289">
                <text:p>0.175689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57285192777902E+018">
                <text:p>1.57285192777902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79993224">
                <text:p>0.17547999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57285192782998E+018">
                <text:p>1.57285192782998E+018</text:p>
              </table:table-cell>
              <table:table-cell office:value-type="float" office:value="0.351200014353">
                <text:p>0.351200014353</text:p>
              </table:table-cell>
              <table:table-cell office:value-type="float" office:value="0">
                <text:p>0</text:p>
              </table:table-cell>
              <table:table-cell office:value-type="float" office:value="0.351209998131">
                <text:p>0.351209998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57285192793231E+018">
                <text:p>1.57285192793231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0.175610005856">
                <text:p>0.175610005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57285192798664E+018">
                <text:p>1.57285192798664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589995027">
                <text:p>0.16158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5728519280384E+018">
                <text:p>1.5728519280384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940006375">
                <text:p>0.16094000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5728519280911E+018">
                <text:p>1.5728519280911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889998078">
                <text:p>0.16088999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57285192814244E+018">
                <text:p>1.57285192814244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0.160860002041">
                <text:p>0.16086000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57285192819387E+018">
                <text:p>1.57285192819387E+018</text:p>
              </table:table-cell>
              <table:table-cell office:value-type="float" office:value="0.227699995041">
                <text:p>0.227699995041</text:p>
              </table:table-cell>
              <table:table-cell office:value-type="float" office:value="-0.160980001092">
                <text:p>-0.160980001092</text:p>
              </table:table-cell>
              <table:table-cell office:value-type="float" office:value="0.160980001092">
                <text:p>0.16098000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57285192824715E+018">
                <text:p>1.57285192824715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-0.175139993429">
                <text:p>-0.175139993429</text:p>
              </table:table-cell>
              <table:table-cell office:value-type="float" office:value="0.175139993429">
                <text:p>0.17513999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7285192829922E+018">
                <text:p>1.57285192829922E+018</text:p>
              </table:table-cell>
              <table:table-cell office:value-type="float" office:value="0.390799999237">
                <text:p>0.390799999237</text:p>
              </table:table-cell>
              <table:table-cell office:value-type="float" office:value="-0.174769997597">
                <text:p>-0.174769997597</text:p>
              </table:table-cell>
              <table:table-cell office:value-type="float" office:value="0.349530011415">
                <text:p>0.34953001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57285192835222E+018">
                <text:p>1.57285192835222E+018</text:p>
              </table:table-cell>
              <table:table-cell office:value-type="float" office:value="0.39019998908">
                <text:p>0.39019998908</text:p>
              </table:table-cell>
              <table:table-cell office:value-type="float" office:value="-0.174510002136">
                <text:p>-0.174510002136</text:p>
              </table:table-cell>
              <table:table-cell office:value-type="float" office:value="0.34902998805">
                <text:p>0.34902998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57285192840428E+018">
                <text:p>1.57285192840428E+018</text:p>
              </table:table-cell>
              <table:table-cell office:value-type="float" office:value="0.24660000205">
                <text:p>0.24660000205</text:p>
              </table:table-cell>
              <table:table-cell office:value-type="float" office:value="-0.174360007048">
                <text:p>-0.174360007048</text:p>
              </table:table-cell>
              <table:table-cell office:value-type="float" office:value="0.174360007048">
                <text:p>0.174360007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7285192845646E+018">
                <text:p>1.57285192845646E+018</text:p>
              </table:table-cell>
              <table:table-cell office:value-type="float" office:value="0.24660000205">
                <text:p>0.24660000205</text:p>
              </table:table-cell>
              <table:table-cell office:value-type="float" office:value="-0.174390003085">
                <text:p>-0.174390003085</text:p>
              </table:table-cell>
              <table:table-cell office:value-type="float" office:value="0.174390003085">
                <text:p>0.17439000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7285192855796E+018">
                <text:p>1.57285192855796E+018</text:p>
              </table:table-cell>
              <table:table-cell office:value-type="float" office:value="0.27009999752">
                <text:p>0.27009999752</text:p>
              </table:table-cell>
              <table:table-cell office:value-type="float" office:value="-0.190960004926">
                <text:p>-0.190960004926</text:p>
              </table:table-cell>
              <table:table-cell office:value-type="float" office:value="0.190960004926">
                <text:p>0.190960004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728519286101E+018">
                <text:p>1.5728519286101E+018</text:p>
              </table:table-cell>
              <table:table-cell office:value-type="float" office:value="0.247199997306">
                <text:p>0.247199997306</text:p>
              </table:table-cell>
              <table:table-cell office:value-type="float" office:value="-0.174789994955">
                <text:p>-0.174789994955</text:p>
              </table:table-cell>
              <table:table-cell office:value-type="float" office:value="0.174789994955">
                <text:p>0.17478999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7285192866225E+018">
                <text:p>1.57285192866225E+018</text:p>
              </table:table-cell>
              <table:table-cell office:value-type="float" office:value="0.247299998999">
                <text:p>0.247299998999</text:p>
              </table:table-cell>
              <table:table-cell office:value-type="float" office:value="-0.17486000061">
                <text:p>-0.17486000061</text:p>
              </table:table-cell>
              <table:table-cell office:value-type="float" office:value="0.17486000061">
                <text:p>0.1748600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7285192871452E+018">
                <text:p>1.57285192871452E+018</text:p>
              </table:table-cell>
              <table:table-cell office:value-type="float" office:value="0.247299998999">
                <text:p>0.247299998999</text:p>
              </table:table-cell>
              <table:table-cell office:value-type="float" office:value="-0.174840003252">
                <text:p>-0.174840003252</text:p>
              </table:table-cell>
              <table:table-cell office:value-type="float" office:value="0.174840003252">
                <text:p>0.17484000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7285192881828E+018">
                <text:p>1.57285192881828E+018</text:p>
              </table:table-cell>
              <table:table-cell office:value-type="float" office:value="0.349500000477">
                <text:p>0.349500000477</text:p>
              </table:table-cell>
              <table:table-cell office:value-type="float" office:value="0">
                <text:p>0</text:p>
              </table:table-cell>
              <table:table-cell office:value-type="float" office:value="0.349530011415">
                <text:p>0.34953001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728519288687E+018">
                <text:p>1.5728519288687E+018</text:p>
              </table:table-cell>
              <table:table-cell office:value-type="float" office:value="0.321399986744">
                <text:p>0.321399986744</text:p>
              </table:table-cell>
              <table:table-cell office:value-type="float" office:value="0">
                <text:p>0</text:p>
              </table:table-cell>
              <table:table-cell office:value-type="float" office:value="0.321429997683">
                <text:p>0.32142999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7285192892062E+018">
                <text:p>1.57285192892062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0.160820007324">
                <text:p>0.16082000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7285192897221E+018">
                <text:p>1.57285192897221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060005426">
                <text:p>0.16106000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728519290239E+018">
                <text:p>1.5728519290239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0.161310002208">
                <text:p>0.16131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57285192907655E+018">
                <text:p>1.57285192907655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19999194">
                <text:p>0.16121999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57285192917762E+018">
                <text:p>1.57285192917762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0.161239996552">
                <text:p>0.16123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57285192922909E+018">
                <text:p>1.57285192922909E+018</text:p>
              </table:table-cell>
              <table:table-cell office:value-type="float" office:value="0.32310000062">
                <text:p>0.32310000062</text:p>
              </table:table-cell>
              <table:table-cell office:value-type="float" office:value="0">
                <text:p>0</text:p>
              </table:table-cell>
              <table:table-cell office:value-type="float" office:value="0.323139995337">
                <text:p>0.323139995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57285192928174E+018">
                <text:p>1.57285192928174E+018</text:p>
              </table:table-cell>
              <table:table-cell office:value-type="float" office:value="0.323199987411">
                <text:p>0.323199987411</text:p>
              </table:table-cell>
              <table:table-cell office:value-type="float" office:value="0">
                <text:p>0</text:p>
              </table:table-cell>
              <table:table-cell office:value-type="float" office:value="0.323170006275">
                <text:p>0.32317000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57285192933286E+018">
                <text:p>1.57285192933286E+018</text:p>
              </table:table-cell>
              <table:table-cell office:value-type="float" office:value="0.323300004005">
                <text:p>0.323300004005</text:p>
              </table:table-cell>
              <table:table-cell office:value-type="float" office:value="0">
                <text:p>0</text:p>
              </table:table-cell>
              <table:table-cell office:value-type="float" office:value="0.323260009289">
                <text:p>0.323260009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57285192938503E+018">
                <text:p>1.57285192938503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0.161779999733">
                <text:p>0.16177999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7285192943572E+018">
                <text:p>1.57285192943572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060006022">
                <text:p>0.17606000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7285192948795E+018">
                <text:p>1.57285192948795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0.17634999752">
                <text:p>0.17634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57285192953939E+018">
                <text:p>1.57285192953939E+018</text:p>
              </table:table-cell>
              <table:table-cell office:value-type="float" office:value="0.176300004125">
                <text:p>0.176300004125</text:p>
              </table:table-cell>
              <table:table-cell office:value-type="float" office:value="0">
                <text:p>0</text:p>
              </table:table-cell>
              <table:table-cell office:value-type="float" office:value="0.176320001483">
                <text:p>0.17632000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7285192959129E+018">
                <text:p>1.57285192959129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109999418">
                <text:p>0.17610999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57285192964407E+018">
                <text:p>1.57285192964407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57285192974706E+018">
                <text:p>1.57285192974706E+018</text:p>
              </table:table-cell>
              <table:table-cell office:value-type="float" office:value="0.352400004864">
                <text:p>0.352400004864</text:p>
              </table:table-cell>
              <table:table-cell office:value-type="float" office:value="0">
                <text:p>0</text:p>
              </table:table-cell>
              <table:table-cell office:value-type="float" office:value="0.352400004864">
                <text:p>0.352400004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57285192979888E+018">
                <text:p>1.57285192979888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459995866">
                <text:p>0.175459995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57285192985171E+018">
                <text:p>1.57285192985171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57285192990358E+018">
                <text:p>1.57285192990358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57285193000483E+018">
                <text:p>1.57285193000483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0.175339996815">
                <text:p>0.17533999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57285193005744E+018">
                <text:p>1.57285193005744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13999486">
                <text:p>0.161139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7285193010831E+018">
                <text:p>1.57285193010831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0.161080002785">
                <text:p>0.16108000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7285193016057E+018">
                <text:p>1.57285193016057E+018</text:p>
              </table:table-cell>
              <table:table-cell office:value-type="float" office:value="0.227799996734">
                <text:p>0.227799996734</text:p>
              </table:table-cell>
              <table:table-cell office:value-type="float" office:value="-0.161060005426">
                <text:p>-0.161060005426</text:p>
              </table:table-cell>
              <table:table-cell office:value-type="float" office:value="0.161060005426">
                <text:p>0.16106000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57285193021198E+018">
                <text:p>1.57285193021198E+018</text:p>
              </table:table-cell>
              <table:table-cell office:value-type="float" office:value="0.360000014305">
                <text:p>0.360000014305</text:p>
              </table:table-cell>
              <table:table-cell office:value-type="float" office:value="-0.16099999845">
                <text:p>-0.16099999845</text:p>
              </table:table-cell>
              <table:table-cell office:value-type="float" office:value="0.321999996901">
                <text:p>0.32199999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57285193031449E+018">
                <text:p>1.57285193031449E+018</text:p>
              </table:table-cell>
              <table:table-cell office:value-type="float" office:value="0.360399991274">
                <text:p>0.360399991274</text:p>
              </table:table-cell>
              <table:table-cell office:value-type="float" office:value="-0.161149993539">
                <text:p>-0.161149993539</text:p>
              </table:table-cell>
              <table:table-cell office:value-type="float" office:value="0.322310000658">
                <text:p>0.322310000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57285193036612E+018">
                <text:p>1.57285193036612E+018</text:p>
              </table:table-cell>
              <table:table-cell office:value-type="float" office:value="0.21099999547">
                <text:p>0.21099999547</text:p>
              </table:table-cell>
              <table:table-cell office:value-type="float" office:value="-0.14917999506">
                <text:p>-0.14917999506</text:p>
              </table:table-cell>
              <table:table-cell office:value-type="float" office:value="0.14917999506">
                <text:p>0.14917999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7285193041825E+018">
                <text:p>1.57285193041825E+018</text:p>
              </table:table-cell>
              <table:table-cell office:value-type="float" office:value="0.22840000689">
                <text:p>0.22840000689</text:p>
              </table:table-cell>
              <table:table-cell office:value-type="float" office:value="-0.161510005593">
                <text:p>-0.161510005593</text:p>
              </table:table-cell>
              <table:table-cell office:value-type="float" office:value="0.161510005593">
                <text:p>0.16151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57285193047082E+018">
                <text:p>1.57285193047082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-0.161459997296">
                <text:p>-0.161459997296</text:p>
              </table:table-cell>
              <table:table-cell office:value-type="float" office:value="0.161459997296">
                <text:p>0.16145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728519305226E+018">
                <text:p>1.5728519305226E+018</text:p>
              </table:table-cell>
              <table:table-cell office:value-type="float" office:value="0.22840000689">
                <text:p>0.22840000689</text:p>
              </table:table-cell>
              <table:table-cell office:value-type="float" office:value="-0.161530002952">
                <text:p>-0.161530002952</text:p>
              </table:table-cell>
              <table:table-cell office:value-type="float" office:value="0.161530002952">
                <text:p>0.16153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57285193057478E+018">
                <text:p>1.57285193057478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-0.161410003901">
                <text:p>-0.161410003901</text:p>
              </table:table-cell>
              <table:table-cell office:value-type="float" office:value="0.161410003901">
                <text:p>0.16141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57285193067726E+018">
                <text:p>1.57285193067726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-0.175579994917">
                <text:p>-0.175579994917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7285193072855E+018">
                <text:p>1.57285193072855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-0.161390006542">
                <text:p>-0.161390006542</text:p>
              </table:table-cell>
              <table:table-cell office:value-type="float" office:value="0.322780013084">
                <text:p>0.32278001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57285193077923E+018">
                <text:p>1.57285193077923E+018</text:p>
              </table:table-cell>
              <table:table-cell office:value-type="float" office:value="0.322499990463">
                <text:p>0.322499990463</text:p>
              </table:table-cell>
              <table:table-cell office:value-type="float" office:value="0">
                <text:p>0</text:p>
              </table:table-cell>
              <table:table-cell office:value-type="float" office:value="0.322519987822">
                <text:p>0.32251998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57285193083008E+018">
                <text:p>1.57285193083008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0.161640003324">
                <text:p>0.16164000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7285193088218E+018">
                <text:p>1.57285193088218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0.16180999577">
                <text:p>0.1618099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5728519309329E+018">
                <text:p>1.5728519309329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5728519309834E+018">
                <text:p>1.5728519309834E+018</text:p>
              </table:table-cell>
              <table:table-cell office:value-type="float" office:value="0.176499992609">
                <text:p>0.176499992609</text:p>
              </table:table-cell>
              <table:table-cell office:value-type="float" office:value="0">
                <text:p>0</text:p>
              </table:table-cell>
              <table:table-cell office:value-type="float" office:value="0.176530003548">
                <text:p>0.176530003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57285193103443E+018">
                <text:p>1.57285193103443E+018</text:p>
              </table:table-cell>
              <table:table-cell office:value-type="float" office:value="0.17689999938">
                <text:p>0.17689999938</text:p>
              </table:table-cell>
              <table:table-cell office:value-type="float" office:value="0">
                <text:p>0</text:p>
              </table:table-cell>
              <table:table-cell office:value-type="float" office:value="0.176939994097">
                <text:p>0.1769399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57285193108591E+018">
                <text:p>1.57285193108591E+018</text:p>
              </table:table-cell>
              <table:table-cell office:value-type="float" office:value="0.177300006151">
                <text:p>0.177300006151</text:p>
              </table:table-cell>
              <table:table-cell office:value-type="float" office:value="0">
                <text:p>0</text:p>
              </table:table-cell>
              <table:table-cell office:value-type="float" office:value="0.177300006151">
                <text:p>0.177300006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7285193113901E+018">
                <text:p>1.57285193113901E+018</text:p>
              </table:table-cell>
              <table:table-cell office:value-type="float" office:value="0.354699999094">
                <text:p>0.354699999094</text:p>
              </table:table-cell>
              <table:table-cell office:value-type="float" office:value="0">
                <text:p>0</text:p>
              </table:table-cell>
              <table:table-cell office:value-type="float" office:value="0.354719996452">
                <text:p>0.35471999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7285193119002E+018">
                <text:p>1.57285193119002E+018</text:p>
              </table:table-cell>
              <table:table-cell office:value-type="float" office:value="0.354799985886">
                <text:p>0.354799985886</text:p>
              </table:table-cell>
              <table:table-cell office:value-type="float" office:value="0">
                <text:p>0</text:p>
              </table:table-cell>
              <table:table-cell office:value-type="float" office:value="0.354750007391">
                <text:p>0.354750007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7285193124163E+018">
                <text:p>1.57285193124163E+018</text:p>
              </table:table-cell>
              <table:table-cell office:value-type="float" office:value="0.194800004363">
                <text:p>0.194800004363</text:p>
              </table:table-cell>
              <table:table-cell office:value-type="float" office:value="0">
                <text:p>0</text:p>
              </table:table-cell>
              <table:table-cell office:value-type="float" office:value="0.19483999908">
                <text:p>0.1948399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57285193129356E+018">
                <text:p>1.57285193129356E+018</text:p>
              </table:table-cell>
              <table:table-cell office:value-type="float" office:value="0.19509999454">
                <text:p>0.19509999454</text:p>
              </table:table-cell>
              <table:table-cell office:value-type="float" office:value="0">
                <text:p>0</text:p>
              </table:table-cell>
              <table:table-cell office:value-type="float" office:value="0.195069998503">
                <text:p>0.195069998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57285193134571E+018">
                <text:p>1.57285193134571E+018</text:p>
              </table:table-cell>
              <table:table-cell office:value-type="float" office:value="0.19470000267">
                <text:p>0.19470000267</text:p>
              </table:table-cell>
              <table:table-cell office:value-type="float" office:value="0">
                <text:p>0</text:p>
              </table:table-cell>
              <table:table-cell office:value-type="float" office:value="0.19470000267">
                <text:p>0.19470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57285193139738E+018">
                <text:p>1.57285193139738E+018</text:p>
              </table:table-cell>
              <table:table-cell office:value-type="float" office:value="0.194100007415">
                <text:p>0.194100007415</text:p>
              </table:table-cell>
              <table:table-cell office:value-type="float" office:value="0">
                <text:p>0</text:p>
              </table:table-cell>
              <table:table-cell office:value-type="float" office:value="0.194079995155">
                <text:p>0.194079995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57285193144956E+018">
                <text:p>1.57285193144956E+018</text:p>
              </table:table-cell>
              <table:table-cell office:value-type="float" office:value="0.194000005722">
                <text:p>0.194000005722</text:p>
              </table:table-cell>
              <table:table-cell office:value-type="float" office:value="0">
                <text:p>0</text:p>
              </table:table-cell>
              <table:table-cell office:value-type="float" office:value="0.193990007043">
                <text:p>0.19399000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57285193150139E+018">
                <text:p>1.57285193150139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57285193160358E+018">
                <text:p>1.5728519316035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57285193165499E+018">
                <text:p>1.57285193165499E+018</text:p>
              </table:table-cell>
              <table:table-cell office:value-type="float" office:value="0.35150000453">
                <text:p>0.35150000453</text:p>
              </table:table-cell>
              <table:table-cell office:value-type="float" office:value="0">
                <text:p>0</text:p>
              </table:table-cell>
              <table:table-cell office:value-type="float" office:value="-0.351469993591">
                <text:p>-0.351469993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57285193170716E+018">
                <text:p>1.57285193170716E+018</text:p>
              </table:table-cell>
              <table:table-cell office:value-type="float" office:value="0.556100010872">
                <text:p>0.556100010872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-0.527589976788">
                <text:p>-0.527589976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5728519318094E+018">
                <text:p>1.5728519318094E+018</text:p>
              </table:table-cell>
              <table:table-cell office:value-type="float" office:value="0.725099980831">
                <text:p>0.725099980831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-0.703429996967">
                <text:p>-0.70342999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57285193191095E+018">
                <text:p>1.57285193191095E+018</text:p>
              </table:table-cell>
              <table:table-cell office:value-type="float" office:value="0.823700010777">
                <text:p>0.823700010777</text:p>
              </table:table-cell>
              <table:table-cell office:value-type="float" office:value="0.161540001631">
                <text:p>0.161540001631</text:p>
              </table:table-cell>
              <table:table-cell office:value-type="float" office:value="-0.807690024376">
                <text:p>-0.80769002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57285193196222E+018">
                <text:p>1.57285193196222E+018</text:p>
              </table:table-cell>
              <table:table-cell office:value-type="float" office:value="0.761699974537">
                <text:p>0.761699974537</text:p>
              </table:table-cell>
              <table:table-cell office:value-type="float" office:value="0.149389997125">
                <text:p>0.149389997125</text:p>
              </table:table-cell>
              <table:table-cell office:value-type="float" office:value="-0.746949970722">
                <text:p>-0.74694997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57285193201381E+018">
                <text:p>1.57285193201381E+018</text:p>
              </table:table-cell>
              <table:table-cell office:value-type="float" office:value="0.762499988079">
                <text:p>0.762499988079</text:p>
              </table:table-cell>
              <table:table-cell office:value-type="float" office:value="0.149540007114">
                <text:p>0.149540007114</text:p>
              </table:table-cell>
              <table:table-cell office:value-type="float" office:value="-0.747690021992">
                <text:p>-0.74769002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57285193206633E+018">
                <text:p>1.57285193206633E+018</text:p>
              </table:table-cell>
              <table:table-cell office:value-type="float" office:value="0.762799978256">
                <text:p>0.762799978256</text:p>
              </table:table-cell>
              <table:table-cell office:value-type="float" office:value="0.14959000051">
                <text:p>0.14959000051</text:p>
              </table:table-cell>
              <table:table-cell office:value-type="float" office:value="-0.747959971428">
                <text:p>-0.74795997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57285193211758E+018">
                <text:p>1.57285193211758E+018</text:p>
              </table:table-cell>
              <table:table-cell office:value-type="float" office:value="0.762600004673">
                <text:p>0.762600004673</text:p>
              </table:table-cell>
              <table:table-cell office:value-type="float" office:value="0.149550005794">
                <text:p>0.149550005794</text:p>
              </table:table-cell>
              <table:table-cell office:value-type="float" office:value="-0.747739970684">
                <text:p>-0.747739970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57285193216946E+018">
                <text:p>1.57285193216946E+018</text:p>
              </table:table-cell>
              <table:table-cell office:value-type="float" office:value="0.616900026798">
                <text:p>0.616900026798</text:p>
              </table:table-cell>
              <table:table-cell office:value-type="float" office:value="0.149619996548">
                <text:p>0.149619996548</text:p>
              </table:table-cell>
              <table:table-cell office:value-type="float" office:value="-0.598489999771">
                <text:p>-0.59848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57285193222133E+018">
                <text:p>1.57285193222133E+018</text:p>
              </table:table-cell>
              <table:table-cell office:value-type="float" office:value="0.617399990559">
                <text:p>0.617399990559</text:p>
              </table:table-cell>
              <table:table-cell office:value-type="float" office:value="0.149739995599">
                <text:p>0.149739995599</text:p>
              </table:table-cell>
              <table:table-cell office:value-type="float" office:value="-0.598959982395">
                <text:p>-0.59895998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5728519322729E+018">
                <text:p>1.5728519322729E+018</text:p>
              </table:table-cell>
              <table:table-cell office:value-type="float" office:value="0.361999988556">
                <text:p>0.361999988556</text:p>
              </table:table-cell>
              <table:table-cell office:value-type="float" office:value="0.161870002747">
                <text:p>0.161870002747</text:p>
              </table:table-cell>
              <table:table-cell office:value-type="float" office:value="-0.323740005493">
                <text:p>-0.32374000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57285193232481E+018">
                <text:p>1.57285193232481E+018</text:p>
              </table:table-cell>
              <table:table-cell office:value-type="float" office:value="0.485300004482">
                <text:p>0.485300004482</text:p>
              </table:table-cell>
              <table:table-cell office:value-type="float" office:value="0">
                <text:p>0</text:p>
              </table:table-cell>
              <table:table-cell office:value-type="float" office:value="-0.485269993544">
                <text:p>-0.485269993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57285193237796E+018">
                <text:p>1.57285193237796E+018</text:p>
              </table:table-cell>
              <table:table-cell office:value-type="float" office:value="0.323300004005">
                <text:p>0.323300004005</text:p>
              </table:table-cell>
              <table:table-cell office:value-type="float" office:value="0">
                <text:p>0</text:p>
              </table:table-cell>
              <table:table-cell office:value-type="float" office:value="-0.323320001364">
                <text:p>-0.32332000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57285193242961E+018">
                <text:p>1.57285193242961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60000944">
                <text:p>-0.17576000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7285193248215E+018">
                <text:p>1.57285193248215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99996924">
                <text:p>-0.19259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57285193253372E+018">
                <text:p>1.57285193253372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12000072">
                <text:p>-0.1921200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57285193258514E+018">
                <text:p>1.57285193258514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259997129">
                <text:p>-0.19225999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57285193263724E+018">
                <text:p>1.57285193263724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9999194">
                <text:p>-0.19246999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57285193268986E+018">
                <text:p>1.57285193268986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99993539">
                <text:p>-0.19239999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57285193274216E+018">
                <text:p>1.57285193274216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239999771">
                <text:p>-0.19223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57285193279477E+018">
                <text:p>1.57285193279477E+018</text:p>
              </table:table-cell>
              <table:table-cell office:value-type="float" office:value="0.191599994898">
                <text:p>0.191599994898</text:p>
              </table:table-cell>
              <table:table-cell office:value-type="float" office:value="0">
                <text:p>0</text:p>
              </table:table-cell>
              <table:table-cell office:value-type="float" office:value="-0.19156999886">
                <text:p>-0.19156999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57285193284754E+018">
                <text:p>1.5728519328475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57285193289876E+018">
                <text:p>1.57285193289876E+018</text:p>
              </table:table-cell>
              <table:table-cell office:value-type="float" office:value="0.191699996591">
                <text:p>0.191699996591</text:p>
              </table:table-cell>
              <table:table-cell office:value-type="float" office:value="0">
                <text:p>0</text:p>
              </table:table-cell>
              <table:table-cell office:value-type="float" office:value="-0.191729992628">
                <text:p>-0.19172999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57285193295001E+018">
                <text:p>1.57285193295001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070007324">
                <text:p>-0.19207000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57285193300281E+018">
                <text:p>1.57285193300281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159995437">
                <text:p>-0.192159995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57285193305466E+018">
                <text:p>1.57285193305466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40001464">
                <text:p>-0.192340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57285193310576E+018">
                <text:p>1.57285193310576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239999771">
                <text:p>-0.19223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57285193315848E+018">
                <text:p>1.57285193315848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1980004311">
                <text:p>-0.191980004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57285193321102E+018">
                <text:p>1.57285193321102E+018</text:p>
              </table:table-cell>
              <table:table-cell office:value-type="float" office:value="0.271400004625">
                <text:p>0.271400004625</text:p>
              </table:table-cell>
              <table:table-cell office:value-type="float" office:value="0.191909998655">
                <text:p>0.191909998655</text:p>
              </table:table-cell>
              <table:table-cell office:value-type="float" office:value="-0.191909998655">
                <text:p>-0.191909998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57285193326319E+018">
                <text:p>1.57285193326319E+018</text:p>
              </table:table-cell>
              <table:table-cell office:value-type="float" office:value="0.271499991417">
                <text:p>0.271499991417</text:p>
              </table:table-cell>
              <table:table-cell office:value-type="float" office:value="0.19199000299">
                <text:p>0.19199000299</text:p>
              </table:table-cell>
              <table:table-cell office:value-type="float" office:value="-0.19199000299">
                <text:p>-0.1919900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57285193336535E+018">
                <text:p>1.57285193336535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0.192660003901">
                <text:p>0.192660003901</text:p>
              </table:table-cell>
              <table:table-cell office:value-type="float" office:value="-0.192660003901">
                <text:p>-0.19266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57285193341685E+018">
                <text:p>1.57285193341685E+018</text:p>
              </table:table-cell>
              <table:table-cell office:value-type="float" office:value="0.392199993134">
                <text:p>0.392199993134</text:p>
              </table:table-cell>
              <table:table-cell office:value-type="float" office:value="0.175390005112">
                <text:p>0.175390005112</text:p>
              </table:table-cell>
              <table:table-cell office:value-type="float" office:value="-0.350780010223">
                <text:p>-0.35078001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57285193346877E+018">
                <text:p>1.57285193346877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400002">
                <text:p>0.1755400002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728519335208E+018">
                <text:p>1.5728519335208E+018</text:p>
              </table:table-cell>
              <table:table-cell office:value-type="float" office:value="0.247899994254">
                <text:p>0.247899994254</text:p>
              </table:table-cell>
              <table:table-cell office:value-type="float" office:value="0.175260007381">
                <text:p>0.175260007381</text:p>
              </table:table-cell>
              <table:table-cell office:value-type="float" office:value="-0.175260007381">
                <text:p>-0.17526000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57285193357377E+018">
                <text:p>1.57285193357377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0.17512999475">
                <text:p>0.17512999475</text:p>
              </table:table-cell>
              <table:table-cell office:value-type="float" office:value="-0.17512999475">
                <text:p>-0.1751299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57285193362543E+018">
                <text:p>1.57285193362543E+018</text:p>
              </table:table-cell>
              <table:table-cell office:value-type="float" office:value="0.247799992561">
                <text:p>0.247799992561</text:p>
              </table:table-cell>
              <table:table-cell office:value-type="float" office:value="0.175229996443">
                <text:p>0.175229996443</text:p>
              </table:table-cell>
              <table:table-cell office:value-type="float" office:value="-0.175229996443">
                <text:p>-0.17522999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57285193367644E+018">
                <text:p>1.57285193367644E+018</text:p>
              </table:table-cell>
              <table:table-cell office:value-type="float" office:value="0.24770000577">
                <text:p>0.24770000577</text:p>
              </table:table-cell>
              <table:table-cell office:value-type="float" office:value="0.175139993429">
                <text:p>0.175139993429</text:p>
              </table:table-cell>
              <table:table-cell office:value-type="float" office:value="-0.175139993429">
                <text:p>-0.17513999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57285193372884E+018">
                <text:p>1.57285193372884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0.175339996815">
                <text:p>0.175339996815</text:p>
              </table:table-cell>
              <table:table-cell office:value-type="float" office:value="-0.175339996815">
                <text:p>-0.17533999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57285193378046E+018">
                <text:p>1.57285193378046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449997187">
                <text:p>-0.17544999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57285193383166E+018">
                <text:p>1.57285193383166E+018</text:p>
              </table:table-cell>
              <table:table-cell office:value-type="float" office:value="0.351200014353">
                <text:p>0.351200014353</text:p>
              </table:table-cell>
              <table:table-cell office:value-type="float" office:value="0">
                <text:p>0</text:p>
              </table:table-cell>
              <table:table-cell office:value-type="float" office:value="-0.351150006056">
                <text:p>-0.351150006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57285193388406E+018">
                <text:p>1.57285193388406E+018</text:p>
              </table:table-cell>
              <table:table-cell office:value-type="float" office:value="0.351300001144">
                <text:p>0.351300001144</text:p>
              </table:table-cell>
              <table:table-cell office:value-type="float" office:value="0">
                <text:p>0</text:p>
              </table:table-cell>
              <table:table-cell office:value-type="float" office:value="-0.351330012083">
                <text:p>-0.35133001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57285193393555E+018">
                <text:p>1.57285193393555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80001259">
                <text:p>-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57285193398828E+018">
                <text:p>1.57285193398828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60002208">
                <text:p>-0.19256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5728519340395E+018">
                <text:p>1.5728519340395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80002952">
                <text:p>-0.19278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57285193409307E+018">
                <text:p>1.57285193409307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-0.192910000682">
                <text:p>-0.19291000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57285193414524E+018">
                <text:p>1.57285193414524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99995232">
                <text:p>-0.1924999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57285193419645E+018">
                <text:p>1.57285193419645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89996552">
                <text:p>-0.19248999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57285193424937E+018">
                <text:p>1.57285193424937E+018</text:p>
              </table:table-cell>
              <table:table-cell office:value-type="float" office:value="0.192200005054">
                <text:p>0.192200005054</text:p>
              </table:table-cell>
              <table:table-cell office:value-type="float" office:value="0">
                <text:p>0</text:p>
              </table:table-cell>
              <table:table-cell office:value-type="float" office:value="-0.192179992795">
                <text:p>-0.19217999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57285193430041E+018">
                <text:p>1.57285193430041E+018</text:p>
              </table:table-cell>
              <table:table-cell office:value-type="float" office:value="0.384299993515">
                <text:p>0.384299993515</text:p>
              </table:table-cell>
              <table:table-cell office:value-type="float" office:value="0">
                <text:p>0</text:p>
              </table:table-cell>
              <table:table-cell office:value-type="float" office:value="-0.384270012379">
                <text:p>-0.38427001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57285193435225E+018">
                <text:p>1.57285193435225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2039996386">
                <text:p>-0.19203999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728519344047E+018">
                <text:p>1.5728519344047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-0.191789999604">
                <text:p>-0.19178999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728519345076E+018">
                <text:p>1.5728519345076E+018</text:p>
              </table:table-cell>
              <table:table-cell office:value-type="float" office:value="0.191799998283">
                <text:p>0.191799998283</text:p>
              </table:table-cell>
              <table:table-cell office:value-type="float" office:value="0">
                <text:p>0</text:p>
              </table:table-cell>
              <table:table-cell office:value-type="float" office:value="-0.191770002246">
                <text:p>-0.19177000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57285193455885E+018">
                <text:p>1.57285193455885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190001726">
                <text:p>-0.17519000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57285193461111E+018">
                <text:p>1.57285193461111E+018</text:p>
              </table:table-cell>
              <table:table-cell office:value-type="float" office:value="0.17499999702">
                <text:p>0.17499999702</text:p>
              </table:table-cell>
              <table:table-cell office:value-type="float" office:value="0">
                <text:p>0</text:p>
              </table:table-cell>
              <table:table-cell office:value-type="float" office:value="-0.175009995699">
                <text:p>-0.175009995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57285193466375E+018">
                <text:p>1.57285193466375E+018</text:p>
              </table:table-cell>
              <table:table-cell office:value-type="float" office:value="0.17499999702">
                <text:p>0.17499999702</text:p>
              </table:table-cell>
              <table:table-cell office:value-type="float" office:value="0">
                <text:p>0</text:p>
              </table:table-cell>
              <table:table-cell office:value-type="float" office:value="-0.175029993057">
                <text:p>-0.17502999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5728519347668E+018">
                <text:p>1.5728519347668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70006061">
                <text:p>-0.17527000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57285193481821E+018">
                <text:p>1.57285193481821E+018</text:p>
              </table:table-cell>
              <table:table-cell office:value-type="float" office:value="0.321700006723">
                <text:p>0.321700006723</text:p>
              </table:table-cell>
              <table:table-cell office:value-type="float" office:value="0">
                <text:p>0</text:p>
              </table:table-cell>
              <table:table-cell office:value-type="float" office:value="-0.321669995785">
                <text:p>-0.32166999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7285193487062E+018">
                <text:p>1.57285193487062E+018</text:p>
              </table:table-cell>
              <table:table-cell office:value-type="float" office:value="0.321900010109">
                <text:p>0.321900010109</text:p>
              </table:table-cell>
              <table:table-cell office:value-type="float" office:value="0">
                <text:p>0</text:p>
              </table:table-cell>
              <table:table-cell office:value-type="float" office:value="-0.321889996529">
                <text:p>-0.32188999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728519349218E+018">
                <text:p>1.5728519349218E+018</text:p>
              </table:table-cell>
              <table:table-cell office:value-type="float" office:value="0.16099999845">
                <text:p>0.16099999845</text:p>
              </table:table-cell>
              <table:table-cell office:value-type="float" office:value="0">
                <text:p>0</text:p>
              </table:table-cell>
              <table:table-cell office:value-type="float" office:value="-0.16099999845">
                <text:p>-0.16099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728519349739E+018">
                <text:p>1.5728519349739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090001464">
                <text:p>-0.16109000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7285193502592E+018">
                <text:p>1.57285193502592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129996181">
                <text:p>-0.161129996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7285193507783E+018">
                <text:p>1.57285193507783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28000617">
                <text:p>-0.16128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7285193512889E+018">
                <text:p>1.57285193512889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200000405">
                <text:p>-0.17520000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7285193518104E+018">
                <text:p>1.57285193518104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0.17541000247">
                <text:p>0.17541000247</text:p>
              </table:table-cell>
              <table:table-cell office:value-type="float" office:value="-0.17541000247">
                <text:p>-0.175410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7285193523385E+018">
                <text:p>1.57285193523385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0.175359994173">
                <text:p>0.175359994173</text:p>
              </table:table-cell>
              <table:table-cell office:value-type="float" office:value="-0.175359994173">
                <text:p>-0.175359994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7285193528493E+018">
                <text:p>1.57285193528493E+018</text:p>
              </table:table-cell>
              <table:table-cell office:value-type="float" office:value="0.247899994254">
                <text:p>0.247899994254</text:p>
              </table:table-cell>
              <table:table-cell office:value-type="float" office:value="0.175319999456">
                <text:p>0.175319999456</text:p>
              </table:table-cell>
              <table:table-cell office:value-type="float" office:value="-0.175319999456">
                <text:p>-0.175319999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7285193533679E+018">
                <text:p>1.57285193533679E+018</text:p>
              </table:table-cell>
              <table:table-cell office:value-type="float" office:value="0.272399991751">
                <text:p>0.272399991751</text:p>
              </table:table-cell>
              <table:table-cell office:value-type="float" office:value="0.192629992962">
                <text:p>0.192629992962</text:p>
              </table:table-cell>
              <table:table-cell office:value-type="float" office:value="-0.192629992962">
                <text:p>-0.19262999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7285193538821E+018">
                <text:p>1.57285193538821E+018</text:p>
              </table:table-cell>
              <table:table-cell office:value-type="float" office:value="0.272899985313">
                <text:p>0.272899985313</text:p>
              </table:table-cell>
              <table:table-cell office:value-type="float" office:value="0.192949995399">
                <text:p>0.192949995399</text:p>
              </table:table-cell>
              <table:table-cell office:value-type="float" office:value="-0.192949995399">
                <text:p>-0.192949995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7285193543964E+018">
                <text:p>1.57285193543964E+018</text:p>
              </table:table-cell>
              <table:table-cell office:value-type="float" office:value="0.273099988699">
                <text:p>0.273099988699</text:p>
              </table:table-cell>
              <table:table-cell office:value-type="float" office:value="0.193110004067">
                <text:p>0.193110004067</text:p>
              </table:table-cell>
              <table:table-cell office:value-type="float" office:value="-0.193110004067">
                <text:p>-0.19311000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7285193549277E+018">
                <text:p>1.57285193549277E+018</text:p>
              </table:table-cell>
              <table:table-cell office:value-type="float" office:value="0.272799998522">
                <text:p>0.272799998522</text:p>
              </table:table-cell>
              <table:table-cell office:value-type="float" office:value="0.192910000682">
                <text:p>0.192910000682</text:p>
              </table:table-cell>
              <table:table-cell office:value-type="float" office:value="-0.192910000682">
                <text:p>-0.19291000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5728519355438E+018">
                <text:p>1.5728519355438E+018</text:p>
              </table:table-cell>
              <table:table-cell office:value-type="float" office:value="0.272599995136">
                <text:p>0.272599995136</text:p>
              </table:table-cell>
              <table:table-cell office:value-type="float" office:value="0.192750006914">
                <text:p>0.192750006914</text:p>
              </table:table-cell>
              <table:table-cell office:value-type="float" office:value="-0.192750006914">
                <text:p>-0.1927500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57285193559619E+018">
                <text:p>1.57285193559619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29996347">
                <text:p>0.192829996347</text:p>
              </table:table-cell>
              <table:table-cell office:value-type="float" office:value="-0.192829996347">
                <text:p>-0.19282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7285193564724E+018">
                <text:p>1.57285193564724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10002375">
                <text:p>0.193010002375</text:p>
              </table:table-cell>
              <table:table-cell office:value-type="float" office:value="-0.193010002375">
                <text:p>-0.19301000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7285193569914E+018">
                <text:p>1.57285193569914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2959994078">
                <text:p>-0.19295999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57285193575165E+018">
                <text:p>1.57285193575165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3029999733">
                <text:p>-0.19302999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72851935803E+018">
                <text:p>1.572851935803E+018</text:p>
              </table:table-cell>
              <table:table-cell office:value-type="float" office:value="0.386200010777">
                <text:p>0.386200010777</text:p>
              </table:table-cell>
              <table:table-cell office:value-type="float" office:value="0">
                <text:p>0</text:p>
              </table:table-cell>
              <table:table-cell office:value-type="float" office:value="-0.386169999838">
                <text:p>-0.386169999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72851935855E+018">
                <text:p>1.572851935855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090006709">
                <text:p>-0.19309000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7285193590779E+018">
                <text:p>1.57285193590779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60005593">
                <text:p>-0.19276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728519359591E+018">
                <text:p>1.5728519359591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99996924">
                <text:p>-0.19259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7285193601057E+018">
                <text:p>1.57285193601057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7000258">
                <text:p>-0.1926700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7285193606352E+018">
                <text:p>1.57285193606352E+018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0">
                <text:p>0</text:p>
              </table:table-cell>
              <table:table-cell office:value-type="float" office:value="-0.192870005965">
                <text:p>-0.19287000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7285193611491E+018">
                <text:p>1.57285193611491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50005221">
                <text:p>-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7285193621785E+018">
                <text:p>1.57285193621785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9999194">
                <text:p>-0.19246999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7285193626934E+018">
                <text:p>1.57285193626934E+018</text:p>
              </table:table-cell>
              <table:table-cell office:value-type="float" office:value="0.351000010967">
                <text:p>0.351000010967</text:p>
              </table:table-cell>
              <table:table-cell office:value-type="float" office:value="0">
                <text:p>0</text:p>
              </table:table-cell>
              <table:table-cell office:value-type="float" office:value="-0.351029992104">
                <text:p>-0.35102999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7285193632056E+018">
                <text:p>1.57285193632056E+018</text:p>
              </table:table-cell>
              <table:table-cell office:value-type="float" office:value="0.351000010967">
                <text:p>0.351000010967</text:p>
              </table:table-cell>
              <table:table-cell office:value-type="float" office:value="0">
                <text:p>0</text:p>
              </table:table-cell>
              <table:table-cell office:value-type="float" office:value="-0.351029992104">
                <text:p>-0.35102999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7285193637251E+018">
                <text:p>1.57285193637251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79994917">
                <text:p>-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7285193642472E+018">
                <text:p>1.57285193642472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20004535">
                <text:p>-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7285193652671E+018">
                <text:p>1.57285193652671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59997559">
                <text:p>-0.175559997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7285193657928E+018">
                <text:p>1.57285193657928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10002208">
                <text:p>-0.16131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7285193663075E+018">
                <text:p>1.57285193663075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20000887">
                <text:p>-0.16132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7285193668319E+018">
                <text:p>1.57285193668319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369994283">
                <text:p>-0.16136999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7285193673518E+018">
                <text:p>1.57285193673518E+018</text:p>
              </table:table-cell>
              <table:table-cell office:value-type="float" office:value="0.322800010443">
                <text:p>0.322800010443</text:p>
              </table:table-cell>
              <table:table-cell office:value-type="float" office:value="0">
                <text:p>0</text:p>
              </table:table-cell>
              <table:table-cell office:value-type="float" office:value="-0.322789996862">
                <text:p>-0.32278999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7285193678702E+018">
                <text:p>1.57285193678702E+018</text:p>
              </table:table-cell>
              <table:table-cell office:value-type="float" office:value="0.322899997234">
                <text:p>0.322899997234</text:p>
              </table:table-cell>
              <table:table-cell office:value-type="float" office:value="0">
                <text:p>0</text:p>
              </table:table-cell>
              <table:table-cell office:value-type="float" office:value="-0.322879999876">
                <text:p>-0.322879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7285193688913E+018">
                <text:p>1.5728519368891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50000572">
                <text:p>-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7285193694112E+018">
                <text:p>1.57285193694112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2000258">
                <text:p>-0.1614200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7285193699271E+018">
                <text:p>1.57285193699271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290004849">
                <text:p>-0.16129000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7285193704418E+018">
                <text:p>1.57285193704418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-0.161249995232">
                <text:p>-0.1612499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7285193709647E+018">
                <text:p>1.57285193709647E+018</text:p>
              </table:table-cell>
              <table:table-cell office:value-type="float" office:value="0.161400005221">
                <text:p>0.161400005221</text:p>
              </table:table-cell>
              <table:table-cell office:value-type="float" office:value="0">
                <text:p>0</text:p>
              </table:table-cell>
              <table:table-cell office:value-type="float" office:value="-0.161439999938">
                <text:p>-0.16143999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7285193714763E+018">
                <text:p>1.57285193714763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-0.175799995661">
                <text:p>-0.17579999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728519371998E+018">
                <text:p>1.5728519371998E+018</text:p>
              </table:table-cell>
              <table:table-cell office:value-type="float" office:value="0.393200010061">
                <text:p>0.393200010061</text:p>
              </table:table-cell>
              <table:table-cell office:value-type="float" office:value="0.175870001316">
                <text:p>0.175870001316</text:p>
              </table:table-cell>
              <table:table-cell office:value-type="float" office:value="-0.351729989052">
                <text:p>-0.35172998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57285193725161E+018">
                <text:p>1.57285193725161E+018</text:p>
              </table:table-cell>
              <table:table-cell office:value-type="float" office:value="0.393099993467">
                <text:p>0.393099993467</text:p>
              </table:table-cell>
              <table:table-cell office:value-type="float" office:value="0.17580999434">
                <text:p>0.17580999434</text:p>
              </table:table-cell>
              <table:table-cell office:value-type="float" office:value="-0.35161998868">
                <text:p>-0.35161998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7285193730308E+018">
                <text:p>1.57285193730308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0.175889998674">
                <text:p>0.175889998674</text:p>
              </table:table-cell>
              <table:table-cell office:value-type="float" office:value="-0.175889998674">
                <text:p>-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7285193735591E+018">
                <text:p>1.57285193735591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0.175840005279">
                <text:p>0.175840005279</text:p>
              </table:table-cell>
              <table:table-cell office:value-type="float" office:value="-0.175840005279">
                <text:p>-0.175840005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7285193740801E+018">
                <text:p>1.57285193740801E+018</text:p>
              </table:table-cell>
              <table:table-cell office:value-type="float" office:value="0.248500004411">
                <text:p>0.248500004411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-0.175699993968">
                <text:p>-0.17569999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7285193745883E+018">
                <text:p>1.57285193745883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0.192680001259">
                <text:p>0.192680001259</text:p>
              </table:table-cell>
              <table:table-cell office:value-type="float" office:value="-0.192680001259">
                <text:p>-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57285193751066E+018">
                <text:p>1.57285193751066E+018</text:p>
              </table:table-cell>
              <table:table-cell office:value-type="float" office:value="0.272899985313">
                <text:p>0.272899985313</text:p>
              </table:table-cell>
              <table:table-cell office:value-type="float" office:value="0.192949995399">
                <text:p>0.192949995399</text:p>
              </table:table-cell>
              <table:table-cell office:value-type="float" office:value="-0.192949995399">
                <text:p>-0.192949995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57285193756265E+018">
                <text:p>1.57285193756265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10002375">
                <text:p>0.193010002375</text:p>
              </table:table-cell>
              <table:table-cell office:value-type="float" office:value="-0.193010002375">
                <text:p>-0.19301000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7285193761444E+018">
                <text:p>1.57285193761444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49993706">
                <text:p>0.192849993706</text:p>
              </table:table-cell>
              <table:table-cell office:value-type="float" office:value="-0.192849993706">
                <text:p>-0.19284999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57285193766678E+018">
                <text:p>1.57285193766678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50005221">
                <text:p>-0.19265000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57285193776808E+018">
                <text:p>1.57285193776808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40006542">
                <text:p>-0.19264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7285193782043E+018">
                <text:p>1.5728519378204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00007176">
                <text:p>-0.17560000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7285193787341E+018">
                <text:p>1.57285193787341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00007176">
                <text:p>-0.17560000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7285193792563E+018">
                <text:p>1.5728519379256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20004535">
                <text:p>-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7285193797656E+018">
                <text:p>1.57285193797656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30003214">
                <text:p>-0.17563000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57285193802908E+018">
                <text:p>1.57285193802908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720006227">
                <text:p>-0.175720006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7285193808245E+018">
                <text:p>1.57285193808245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60007381">
                <text:p>-0.17526000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57285193813414E+018">
                <text:p>1.57285193813414E+018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  <table:table-cell office:value-type="float" office:value="-0.350450009108">
                <text:p>-0.350450009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57285193818612E+018">
                <text:p>1.57285193818612E+018</text:p>
              </table:table-cell>
              <table:table-cell office:value-type="float" office:value="0.350499987602">
                <text:p>0.350499987602</text:p>
              </table:table-cell>
              <table:table-cell office:value-type="float" office:value="0">
                <text:p>0</text:p>
              </table:table-cell>
              <table:table-cell office:value-type="float" office:value="-0.350520014763">
                <text:p>-0.350520014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57285193823756E+018">
                <text:p>1.57285193823756E+018</text:p>
              </table:table-cell>
              <table:table-cell office:value-type="float" office:value="0.350600004196">
                <text:p>0.350600004196</text:p>
              </table:table-cell>
              <table:table-cell office:value-type="float" office:value="0">
                <text:p>0</text:p>
              </table:table-cell>
              <table:table-cell office:value-type="float" office:value="-0.350569993258">
                <text:p>-0.35056999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5728519382891E+018">
                <text:p>1.5728519382891E+018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0">
                <text:p>0</text:p>
              </table:table-cell>
              <table:table-cell office:value-type="float" office:value="-0.175180003047">
                <text:p>-0.17518000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57285193834161E+018">
                <text:p>1.57285193834161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2029997706">
                <text:p>-0.192029997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57285193839343E+018">
                <text:p>1.57285193839343E+018</text:p>
              </table:table-cell>
              <table:table-cell office:value-type="float" office:value="0.192000001669">
                <text:p>0.192000001669</text:p>
              </table:table-cell>
              <table:table-cell office:value-type="float" office:value="0">
                <text:p>0</text:p>
              </table:table-cell>
              <table:table-cell office:value-type="float" office:value="-0.192019999027">
                <text:p>-0.192019999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57285193844556E+018">
                <text:p>1.57285193844556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070007324">
                <text:p>-0.19207000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57285193849713E+018">
                <text:p>1.57285193849713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24999845">
                <text:p>-0.1922499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57285193854917E+018">
                <text:p>1.57285193854917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059993744">
                <text:p>-0.192059993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57285193865128E+018">
                <text:p>1.57285193865128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59998822">
                <text:p>-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57285193870395E+018">
                <text:p>1.5728519387039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10004163">
                <text:p>-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57285193875512E+018">
                <text:p>1.57285193875512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439998507">
                <text:p>-0.17543999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57285193880761E+018">
                <text:p>1.57285193880761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59995866">
                <text:p>-0.175459995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5728519388594E+018">
                <text:p>1.5728519388594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00005484">
                <text:p>-0.17550000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57285193891093E+018">
                <text:p>1.5728519389109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20004535">
                <text:p>-0.17562000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5728519389625E+018">
                <text:p>1.572851938962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00005484">
                <text:p>-0.17550000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5728519390144E+018">
                <text:p>1.5728519390144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50000572">
                <text:p>-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57285193906718E+018">
                <text:p>1.57285193906718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79994917">
                <text:p>-0.17557999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57285193911794E+018">
                <text:p>1.57285193911794E+018</text:p>
              </table:table-cell>
              <table:table-cell office:value-type="float" office:value="0.351399987936">
                <text:p>0.351399987936</text:p>
              </table:table-cell>
              <table:table-cell office:value-type="float" office:value="0">
                <text:p>0</text:p>
              </table:table-cell>
              <table:table-cell office:value-type="float" office:value="-0.351399987936">
                <text:p>-0.351399987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57285193916874E+018">
                <text:p>1.57285193916874E+018</text:p>
              </table:table-cell>
              <table:table-cell office:value-type="float" office:value="0.393500000238">
                <text:p>0.393500000238</text:p>
              </table:table-cell>
              <table:table-cell office:value-type="float" office:value="0.17596000433">
                <text:p>0.17596000433</text:p>
              </table:table-cell>
              <table:table-cell office:value-type="float" office:value="-0.351920008659">
                <text:p>-0.35192000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57285193922259E+018">
                <text:p>1.57285193922259E+018</text:p>
              </table:table-cell>
              <table:table-cell office:value-type="float" office:value="0.273299992085">
                <text:p>0.273299992085</text:p>
              </table:table-cell>
              <table:table-cell office:value-type="float" office:value="0.193240001798">
                <text:p>0.193240001798</text:p>
              </table:table-cell>
              <table:table-cell office:value-type="float" office:value="-0.193240001798">
                <text:p>-0.19324000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57285193927315E+018">
                <text:p>1.57285193927315E+018</text:p>
              </table:table-cell>
              <table:table-cell office:value-type="float" office:value="0.272799998522">
                <text:p>0.272799998522</text:p>
              </table:table-cell>
              <table:table-cell office:value-type="float" office:value="0.192919999361">
                <text:p>0.192919999361</text:p>
              </table:table-cell>
              <table:table-cell office:value-type="float" office:value="-0.192919999361">
                <text:p>-0.19291999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57285193932529E+018">
                <text:p>1.57285193932529E+018</text:p>
              </table:table-cell>
              <table:table-cell office:value-type="float" office:value="0.273000001907">
                <text:p>0.273000001907</text:p>
              </table:table-cell>
              <table:table-cell office:value-type="float" office:value="0.193020001054">
                <text:p>0.193020001054</text:p>
              </table:table-cell>
              <table:table-cell office:value-type="float" office:value="-0.193020001054">
                <text:p>-0.19302000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57285193937856E+018">
                <text:p>1.57285193937856E+018</text:p>
              </table:table-cell>
              <table:table-cell office:value-type="float" office:value="0.27270001173">
                <text:p>0.27270001173</text:p>
              </table:table-cell>
              <table:table-cell office:value-type="float" office:value="0.192839995027">
                <text:p>0.192839995027</text:p>
              </table:table-cell>
              <table:table-cell office:value-type="float" office:value="-0.192839995027">
                <text:p>-0.19283999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57285193942955E+018">
                <text:p>1.57285193942955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0.192709997296">
                <text:p>0.192709997296</text:p>
              </table:table-cell>
              <table:table-cell office:value-type="float" office:value="-0.192709997296">
                <text:p>-0.192709997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57285193948167E+018">
                <text:p>1.57285193948167E+018</text:p>
              </table:table-cell>
              <table:table-cell office:value-type="float" office:value="0.272599995136">
                <text:p>0.272599995136</text:p>
              </table:table-cell>
              <table:table-cell office:value-type="float" office:value="0.192770004272">
                <text:p>0.192770004272</text:p>
              </table:table-cell>
              <table:table-cell office:value-type="float" office:value="-0.192770004272">
                <text:p>-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57285193958393E+018">
                <text:p>1.57285193958393E+018</text:p>
              </table:table-cell>
              <table:table-cell office:value-type="float" office:value="0.272399991751">
                <text:p>0.272399991751</text:p>
              </table:table-cell>
              <table:table-cell office:value-type="float" office:value="0.192619994283">
                <text:p>0.192619994283</text:p>
              </table:table-cell>
              <table:table-cell office:value-type="float" office:value="-0.192619994283">
                <text:p>-0.19261999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57285193963573E+018">
                <text:p>1.57285193963573E+018</text:p>
              </table:table-cell>
              <table:table-cell office:value-type="float" office:value="0.393000006676">
                <text:p>0.393000006676</text:p>
              </table:table-cell>
              <table:table-cell office:value-type="float" office:value="0.175760000944">
                <text:p>0.175760000944</text:p>
              </table:table-cell>
              <table:table-cell office:value-type="float" office:value="-0.351509988308">
                <text:p>-0.35150998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5728519396879E+018">
                <text:p>1.5728519396879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89993596">
                <text:p>0.175589993596</text:p>
              </table:table-cell>
              <table:table-cell office:value-type="float" office:value="-0.175589993596">
                <text:p>-0.17558999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57285193974088E+018">
                <text:p>1.57285193974088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90003419">
                <text:p>-0.17529000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5728519398436E+018">
                <text:p>1.5728519398436E+018</text:p>
              </table:table-cell>
              <table:table-cell office:value-type="float" office:value="0.17499999702">
                <text:p>0.17499999702</text:p>
              </table:table-cell>
              <table:table-cell office:value-type="float" office:value="0">
                <text:p>0</text:p>
              </table:table-cell>
              <table:table-cell office:value-type="float" office:value="-0.175029993057">
                <text:p>-0.17502999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57285193989642E+018">
                <text:p>1.57285193989642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-0.160769999027">
                <text:p>-0.160769999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57285193994753E+018">
                <text:p>1.57285193994753E+018</text:p>
              </table:table-cell>
              <table:table-cell office:value-type="float" office:value="0.160699993372">
                <text:p>0.160699993372</text:p>
              </table:table-cell>
              <table:table-cell office:value-type="float" office:value="0">
                <text:p>0</text:p>
              </table:table-cell>
              <table:table-cell office:value-type="float" office:value="-0.160730004311">
                <text:p>-0.160730004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57285193999956E+018">
                <text:p>1.57285193999956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-0.160789996386">
                <text:p>-0.16078999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5728519401015E+018">
                <text:p>1.5728519401015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-0.160799995065">
                <text:p>-0.16079999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57285194015403E+018">
                <text:p>1.57285194015403E+018</text:p>
              </table:table-cell>
              <table:table-cell office:value-type="float" office:value="0.297699987888">
                <text:p>0.297699987888</text:p>
              </table:table-cell>
              <table:table-cell office:value-type="float" office:value="0">
                <text:p>0</text:p>
              </table:table-cell>
              <table:table-cell office:value-type="float" office:value="-0.29767999053">
                <text:p>-0.2976799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57285194020528E+018">
                <text:p>1.57285194020528E+018</text:p>
              </table:table-cell>
              <table:table-cell office:value-type="float" office:value="0.297699987888">
                <text:p>0.297699987888</text:p>
              </table:table-cell>
              <table:table-cell office:value-type="float" office:value="0">
                <text:p>0</text:p>
              </table:table-cell>
              <table:table-cell office:value-type="float" office:value="-0.297740012407">
                <text:p>-0.29774001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57285194025775E+018">
                <text:p>1.57285194025775E+018</text:p>
              </table:table-cell>
              <table:table-cell office:value-type="float" office:value="0.160799995065">
                <text:p>0.160799995065</text:p>
              </table:table-cell>
              <table:table-cell office:value-type="float" office:value="0">
                <text:p>0</text:p>
              </table:table-cell>
              <table:table-cell office:value-type="float" office:value="-0.160830006003">
                <text:p>-0.16083000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57285194030939E+018">
                <text:p>1.57285194030939E+018</text:p>
              </table:table-cell>
              <table:table-cell office:value-type="float" office:value="0.160899996758">
                <text:p>0.160899996758</text:p>
              </table:table-cell>
              <table:table-cell office:value-type="float" office:value="0">
                <text:p>0</text:p>
              </table:table-cell>
              <table:table-cell office:value-type="float" office:value="-0.160950005054">
                <text:p>-0.160950005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57285194041095E+018">
                <text:p>1.57285194041095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060005426">
                <text:p>-0.16106000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5728519404627E+018">
                <text:p>1.5728519404627E+018</text:p>
              </table:table-cell>
              <table:table-cell office:value-type="float" office:value="0.149100005627">
                <text:p>0.149100005627</text:p>
              </table:table-cell>
              <table:table-cell office:value-type="float" office:value="0">
                <text:p>0</text:p>
              </table:table-cell>
              <table:table-cell office:value-type="float" office:value="-0.149069994688">
                <text:p>-0.14906999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57285194051405E+018">
                <text:p>1.57285194051405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-0.161669999361">
                <text:p>-0.16166999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57285194056634E+018">
                <text:p>1.57285194056634E+018</text:p>
              </table:table-cell>
              <table:table-cell office:value-type="float" office:value="0.323199987411">
                <text:p>0.323199987411</text:p>
              </table:table-cell>
              <table:table-cell office:value-type="float" office:value="0">
                <text:p>0</text:p>
              </table:table-cell>
              <table:table-cell office:value-type="float" office:value="-0.323220014572">
                <text:p>-0.323220014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57285194061828E+018">
                <text:p>1.57285194061828E+018</text:p>
              </table:table-cell>
              <table:table-cell office:value-type="float" office:value="0.32310000062">
                <text:p>0.32310000062</text:p>
              </table:table-cell>
              <table:table-cell office:value-type="float" office:value="0">
                <text:p>0</text:p>
              </table:table-cell>
              <table:table-cell office:value-type="float" office:value="-0.323069989681">
                <text:p>-0.323069989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57285194067096E+018">
                <text:p>1.57285194067096E+018</text:p>
              </table:table-cell>
              <table:table-cell office:value-type="float" office:value="0.323199987411">
                <text:p>0.323199987411</text:p>
              </table:table-cell>
              <table:table-cell office:value-type="float" office:value="0">
                <text:p>0</text:p>
              </table:table-cell>
              <table:table-cell office:value-type="float" office:value="-0.323190003633">
                <text:p>-0.323190003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57285194072262E+018">
                <text:p>1.57285194072262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89998674">
                <text:p>-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57285194082485E+018">
                <text:p>1.57285194082485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909996033">
                <text:p>-0.175909996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57285194087566E+018">
                <text:p>1.57285194087566E+018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0">
                <text:p>0</text:p>
              </table:table-cell>
              <table:table-cell office:value-type="float" office:value="-0.161699995399">
                <text:p>-0.161699995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5728519409279E+018">
                <text:p>1.5728519409279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630004644">
                <text:p>-0.16163000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5728519409806E+018">
                <text:p>1.5728519409806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469995975">
                <text:p>-0.16146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57285194108185E+018">
                <text:p>1.57285194108185E+018</text:p>
              </table:table-cell>
              <table:table-cell office:value-type="float" office:value="0.175799995661">
                <text:p>0.175799995661</text:p>
              </table:table-cell>
              <table:table-cell office:value-type="float" office:value="0">
                <text:p>0</text:p>
              </table:table-cell>
              <table:table-cell office:value-type="float" office:value="-0.175769999623">
                <text:p>-0.175769999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57285194113461E+018">
                <text:p>1.57285194113461E+018</text:p>
              </table:table-cell>
              <table:table-cell office:value-type="float" office:value="0.360900014639">
                <text:p>0.360900014639</text:p>
              </table:table-cell>
              <table:table-cell office:value-type="float" office:value="0.161379992962">
                <text:p>0.161379992962</text:p>
              </table:table-cell>
              <table:table-cell office:value-type="float" office:value="-0.322769999504">
                <text:p>-0.322769999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57285194118548E+018">
                <text:p>1.57285194118548E+018</text:p>
              </table:table-cell>
              <table:table-cell office:value-type="float" office:value="0.228300005198">
                <text:p>0.228300005198</text:p>
              </table:table-cell>
              <table:table-cell office:value-type="float" office:value="0.161449998617">
                <text:p>0.161449998617</text:p>
              </table:table-cell>
              <table:table-cell office:value-type="float" office:value="-0.161449998617">
                <text:p>-0.161449998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57285194123767E+018">
                <text:p>1.57285194123767E+018</text:p>
              </table:table-cell>
              <table:table-cell office:value-type="float" office:value="0.228699997067">
                <text:p>0.228699997067</text:p>
              </table:table-cell>
              <table:table-cell office:value-type="float" office:value="0.16167999804">
                <text:p>0.16167999804</text:p>
              </table:table-cell>
              <table:table-cell office:value-type="float" office:value="-0.16167999804">
                <text:p>-0.1616799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57285194128986E+018">
                <text:p>1.57285194128986E+018</text:p>
              </table:table-cell>
              <table:table-cell office:value-type="float" office:value="0.228599995375">
                <text:p>0.228599995375</text:p>
              </table:table-cell>
              <table:table-cell office:value-type="float" office:value="0.161620005965">
                <text:p>0.161620005965</text:p>
              </table:table-cell>
              <table:table-cell office:value-type="float" office:value="-0.161620005965">
                <text:p>-0.16162000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57285194134111E+018">
                <text:p>1.57285194134111E+018</text:p>
              </table:table-cell>
              <table:table-cell office:value-type="float" office:value="0.228499993682">
                <text:p>0.228499993682</text:p>
              </table:table-cell>
              <table:table-cell office:value-type="float" office:value="0.161559998989">
                <text:p>0.161559998989</text:p>
              </table:table-cell>
              <table:table-cell office:value-type="float" office:value="-0.161559998989">
                <text:p>-0.16155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57285194139429E+018">
                <text:p>1.57285194139429E+018</text:p>
              </table:table-cell>
              <table:table-cell office:value-type="float" office:value="0.22840000689">
                <text:p>0.22840000689</text:p>
              </table:table-cell>
              <table:table-cell office:value-type="float" office:value="0.161489993334">
                <text:p>0.161489993334</text:p>
              </table:table-cell>
              <table:table-cell office:value-type="float" office:value="-0.161489993334">
                <text:p>-0.16148999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57285194144636E+018">
                <text:p>1.57285194144636E+018</text:p>
              </table:table-cell>
              <table:table-cell office:value-type="float" office:value="0.248300001025">
                <text:p>0.248300001025</text:p>
              </table:table-cell>
              <table:table-cell office:value-type="float" office:value="0.1755400002">
                <text:p>0.1755400002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57285194149853E+018">
                <text:p>1.57285194149853E+018</text:p>
              </table:table-cell>
              <table:table-cell office:value-type="float" office:value="0.248199999332">
                <text:p>0.248199999332</text:p>
              </table:table-cell>
              <table:table-cell office:value-type="float" office:value="0.175479993224">
                <text:p>0.175479993224</text:p>
              </table:table-cell>
              <table:table-cell office:value-type="float" office:value="-0.175479993224">
                <text:p>-0.17547999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57285194154971E+018">
                <text:p>1.57285194154971E+018</text:p>
              </table:table-cell>
              <table:table-cell office:value-type="float" office:value="0.392599999905">
                <text:p>0.392599999905</text:p>
              </table:table-cell>
              <table:table-cell office:value-type="float" office:value="0.175579994917">
                <text:p>0.175579994917</text:p>
              </table:table-cell>
              <table:table-cell office:value-type="float" office:value="-0.351159989834">
                <text:p>-0.35115998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57285194160207E+018">
                <text:p>1.57285194160207E+018</text:p>
              </table:table-cell>
              <table:table-cell office:value-type="float" office:value="0.392300009727">
                <text:p>0.392300009727</text:p>
              </table:table-cell>
              <table:table-cell office:value-type="float" office:value="0.175439998507">
                <text:p>0.175439998507</text:p>
              </table:table-cell>
              <table:table-cell office:value-type="float" office:value="-0.350870013237">
                <text:p>-0.35087001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57285194165391E+018">
                <text:p>1.57285194165391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269995809">
                <text:p>-0.19226999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57285194170639E+018">
                <text:p>1.57285194170639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8999486">
                <text:p>-0.192389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57285194175819E+018">
                <text:p>1.57285194175819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12000072">
                <text:p>-0.1921200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57285194181034E+018">
                <text:p>1.57285194181034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139998078">
                <text:p>-0.19213999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57285194186168E+018">
                <text:p>1.57285194186168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12000072">
                <text:p>-0.19212000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57285194191352E+018">
                <text:p>1.57285194191352E+018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0">
                <text:p>0</text:p>
              </table:table-cell>
              <table:table-cell office:value-type="float" office:value="-0.192080006003">
                <text:p>-0.19208000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57285194196521E+018">
                <text:p>1.57285194196521E+018</text:p>
              </table:table-cell>
              <table:table-cell office:value-type="float" office:value="0.192300006747">
                <text:p>0.192300006747</text:p>
              </table:table-cell>
              <table:table-cell office:value-type="float" office:value="0">
                <text:p>0</text:p>
              </table:table-cell>
              <table:table-cell office:value-type="float" office:value="-0.192320004106">
                <text:p>-0.19232000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57285194201682E+018">
                <text:p>1.57285194201682E+018</text:p>
              </table:table-cell>
              <table:table-cell office:value-type="float" office:value="0.385300010443">
                <text:p>0.385300010443</text:p>
              </table:table-cell>
              <table:table-cell office:value-type="float" office:value="0">
                <text:p>0</text:p>
              </table:table-cell>
              <table:table-cell office:value-type="float" office:value="-0.385329991579">
                <text:p>-0.38532999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57285194206874E+018">
                <text:p>1.57285194206874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09995604">
                <text:p>-0.192609995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57285194212179E+018">
                <text:p>1.57285194212179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60003901">
                <text:p>-0.19266000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57285194217276E+018">
                <text:p>1.57285194217276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40006542">
                <text:p>-0.19264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57285194222555E+018">
                <text:p>1.57285194222555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70000887">
                <text:p>-0.19257000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57285194227779E+018">
                <text:p>1.57285194227779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560002208">
                <text:p>-0.19256000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57285194237967E+018">
                <text:p>1.57285194237967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99995232">
                <text:p>-0.1924999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5728519424308E+018">
                <text:p>1.5728519424308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50000572">
                <text:p>-0.17565000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57285194248262E+018">
                <text:p>1.57285194248262E+018</text:p>
              </table:table-cell>
              <table:table-cell office:value-type="float" office:value="0.351799994707">
                <text:p>0.351799994707</text:p>
              </table:table-cell>
              <table:table-cell office:value-type="float" office:value="0">
                <text:p>0</text:p>
              </table:table-cell>
              <table:table-cell office:value-type="float" office:value="-0.351799994707">
                <text:p>-0.351799994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57285194253388E+018">
                <text:p>1.57285194253388E+018</text:p>
              </table:table-cell>
              <table:table-cell office:value-type="float" office:value="0.351799994707">
                <text:p>0.351799994707</text:p>
              </table:table-cell>
              <table:table-cell office:value-type="float" office:value="0">
                <text:p>0</text:p>
              </table:table-cell>
              <table:table-cell office:value-type="float" office:value="-0.351799994707">
                <text:p>-0.351799994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57285194263584E+018">
                <text:p>1.57285194263584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70001316">
                <text:p>-0.17587000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5728519426876E+018">
                <text:p>1.5728519426876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79999733">
                <text:p>-0.16177999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57285194273864E+018">
                <text:p>1.57285194273864E+018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0">
                <text:p>0</text:p>
              </table:table-cell>
              <table:table-cell office:value-type="float" office:value="-0.161870002747">
                <text:p>-0.16187000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57285194279041E+018">
                <text:p>1.57285194279041E+018</text:p>
              </table:table-cell>
              <table:table-cell office:value-type="float" office:value="0.162000000477">
                <text:p>0.162000000477</text:p>
              </table:table-cell>
              <table:table-cell office:value-type="float" office:value="0">
                <text:p>0</text:p>
              </table:table-cell>
              <table:table-cell office:value-type="float" office:value="-0.162009999156">
                <text:p>-0.162009999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57285194284174E+018">
                <text:p>1.57285194284174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10000217">
                <text:p>-0.1621000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57285194289479E+018">
                <text:p>1.57285194289479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059992552">
                <text:p>-0.16205999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57285194294685E+018">
                <text:p>1.57285194294685E+018</text:p>
              </table:table-cell>
              <table:table-cell office:value-type="float" office:value="0.16210000217">
                <text:p>0.16210000217</text:p>
              </table:table-cell>
              <table:table-cell office:value-type="float" office:value="0">
                <text:p>0</text:p>
              </table:table-cell>
              <table:table-cell office:value-type="float" office:value="-0.162080004811">
                <text:p>-0.16208000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57285194299866E+018">
                <text:p>1.57285194299866E+018</text:p>
              </table:table-cell>
              <table:table-cell office:value-type="float" office:value="0.352600008249">
                <text:p>0.352600008249</text:p>
              </table:table-cell>
              <table:table-cell office:value-type="float" office:value="0">
                <text:p>0</text:p>
              </table:table-cell>
              <table:table-cell office:value-type="float" office:value="-0.352629989386">
                <text:p>-0.35262998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57285194305066E+018">
                <text:p>1.57285194305066E+018</text:p>
              </table:table-cell>
              <table:table-cell office:value-type="float" office:value="0.176200002432">
                <text:p>0.176200002432</text:p>
              </table:table-cell>
              <table:table-cell office:value-type="float" office:value="0">
                <text:p>0</text:p>
              </table:table-cell>
              <table:table-cell office:value-type="float" office:value="-0.176190003753">
                <text:p>-0.176190003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57285194310241E+018">
                <text:p>1.57285194310241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57285194315481E+018">
                <text:p>1.57285194315481E+018</text:p>
              </table:table-cell>
              <table:table-cell office:value-type="float" office:value="0.248600006104">
                <text:p>0.248600006104</text:p>
              </table:table-cell>
              <table:table-cell office:value-type="float" office:value="0.175779998302">
                <text:p>0.175779998302</text:p>
              </table:table-cell>
              <table:table-cell office:value-type="float" office:value="-0.175779998302">
                <text:p>-0.17577999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5728519432062E+018">
                <text:p>1.5728519432062E+018</text:p>
              </table:table-cell>
              <table:table-cell office:value-type="float" office:value="0.272500008345">
                <text:p>0.272500008345</text:p>
              </table:table-cell>
              <table:table-cell office:value-type="float" office:value="0.192680001259">
                <text:p>0.192680001259</text:p>
              </table:table-cell>
              <table:table-cell office:value-type="float" office:value="-0.192680001259">
                <text:p>-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57285194325855E+018">
                <text:p>1.57285194325855E+018</text:p>
              </table:table-cell>
              <table:table-cell office:value-type="float" office:value="0.272199988365">
                <text:p>0.272199988365</text:p>
              </table:table-cell>
              <table:table-cell office:value-type="float" office:value="0.192469999194">
                <text:p>0.192469999194</text:p>
              </table:table-cell>
              <table:table-cell office:value-type="float" office:value="-0.192469999194">
                <text:p>-0.192469999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572851943311E+018">
                <text:p>1.572851943311E+018</text:p>
              </table:table-cell>
              <table:table-cell office:value-type="float" office:value="0.271800011396">
                <text:p>0.271800011396</text:p>
              </table:table-cell>
              <table:table-cell office:value-type="float" office:value="0.192230001092">
                <text:p>0.192230001092</text:p>
              </table:table-cell>
              <table:table-cell office:value-type="float" office:value="-0.192230001092">
                <text:p>-0.19223000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5728519433622E+018">
                <text:p>1.5728519433622E+018</text:p>
              </table:table-cell>
              <table:table-cell office:value-type="float" office:value="0.271699994802">
                <text:p>0.271699994802</text:p>
              </table:table-cell>
              <table:table-cell office:value-type="float" office:value="0.192100003362">
                <text:p>0.192100003362</text:p>
              </table:table-cell>
              <table:table-cell office:value-type="float" office:value="-0.192100003362">
                <text:p>-0.19210000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57285194341426E+018">
                <text:p>1.57285194341426E+018</text:p>
              </table:table-cell>
              <table:table-cell office:value-type="float" office:value="0.271800011396">
                <text:p>0.271800011396</text:p>
              </table:table-cell>
              <table:table-cell office:value-type="float" office:value="0.192169994116">
                <text:p>0.192169994116</text:p>
              </table:table-cell>
              <table:table-cell office:value-type="float" office:value="-0.192169994116">
                <text:p>-0.1921699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57285194346736E+018">
                <text:p>1.57285194346736E+018</text:p>
              </table:table-cell>
              <table:table-cell office:value-type="float" office:value="0.429699987173">
                <text:p>0.429699987173</text:p>
              </table:table-cell>
              <table:table-cell office:value-type="float" office:value="0.192179992795">
                <text:p>0.192179992795</text:p>
              </table:table-cell>
              <table:table-cell office:value-type="float" office:value="-0.384350001812">
                <text:p>-0.38435000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57285194351851E+018">
                <text:p>1.57285194351851E+018</text:p>
              </table:table-cell>
              <table:table-cell office:value-type="float" office:value="0.271899998188">
                <text:p>0.271899998188</text:p>
              </table:table-cell>
              <table:table-cell office:value-type="float" office:value="0.192239999771">
                <text:p>0.192239999771</text:p>
              </table:table-cell>
              <table:table-cell office:value-type="float" office:value="-0.192239999771">
                <text:p>-0.19223999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57285194356965E+018">
                <text:p>1.57285194356965E+018</text:p>
              </table:table-cell>
              <table:table-cell office:value-type="float" office:value="0.271600008011">
                <text:p>0.271600008011</text:p>
              </table:table-cell>
              <table:table-cell office:value-type="float" office:value="0.192070007324">
                <text:p>0.192070007324</text:p>
              </table:table-cell>
              <table:table-cell office:value-type="float" office:value="-0.192070007324">
                <text:p>-0.19207000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57285194362146E+018">
                <text:p>1.57285194362146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-0.192420005798">
                <text:p>-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57285194367309E+018">
                <text:p>1.57285194367309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809998989">
                <text:p>-0.19280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57285194372515E+018">
                <text:p>1.57285194372515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60005593">
                <text:p>-0.19276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57285194377722E+018">
                <text:p>1.57285194377722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70004272">
                <text:p>-0.19277000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57285194382914E+018">
                <text:p>1.57285194382914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829996347">
                <text:p>-0.19282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57285194388168E+018">
                <text:p>1.57285194388168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90001631">
                <text:p>-0.19279000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57285194393331E+018">
                <text:p>1.57285194393331E+018</text:p>
              </table:table-cell>
              <table:table-cell office:value-type="float" office:value="0.385699987411">
                <text:p>0.385699987411</text:p>
              </table:table-cell>
              <table:table-cell office:value-type="float" office:value="0">
                <text:p>0</text:p>
              </table:table-cell>
              <table:table-cell office:value-type="float" office:value="-0.385679990053">
                <text:p>-0.38567999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57285194398544E+018">
                <text:p>1.57285194398544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40006542">
                <text:p>-0.192640006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57285194403826E+018">
                <text:p>1.57285194403826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550003529">
                <text:p>-0.19255000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57285194414038E+018">
                <text:p>1.57285194414038E+018</text:p>
              </table:table-cell>
              <table:table-cell office:value-type="float" office:value="0.192699998617">
                <text:p>0.192699998617</text:p>
              </table:table-cell>
              <table:table-cell office:value-type="float" office:value="0">
                <text:p>0</text:p>
              </table:table-cell>
              <table:table-cell office:value-type="float" office:value="-0.192680001259">
                <text:p>-0.1926800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57285194419207E+018">
                <text:p>1.57285194419207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69994545">
                <text:p>-0.17546999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57285194424309E+018">
                <text:p>1.57285194424309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29998136">
                <text:p>-0.17532999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5728519442959E+018">
                <text:p>1.5728519442959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39996815">
                <text:p>-0.17533999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57285194434677E+018">
                <text:p>1.57285194434677E+018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0">
                <text:p>0</text:p>
              </table:table-cell>
              <table:table-cell office:value-type="float" office:value="-0.175369992852">
                <text:p>-0.17536999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57285194439887E+018">
                <text:p>1.57285194439887E+018</text:p>
              </table:table-cell>
              <table:table-cell office:value-type="float" office:value="0.351099997759">
                <text:p>0.351099997759</text:p>
              </table:table-cell>
              <table:table-cell office:value-type="float" office:value="0">
                <text:p>0</text:p>
              </table:table-cell>
              <table:table-cell office:value-type="float" office:value="-0.351090013981">
                <text:p>-0.35109001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57285194450069E+018">
                <text:p>1.57285194450069E+018</text:p>
              </table:table-cell>
              <table:table-cell office:value-type="float" office:value="0.351300001144">
                <text:p>0.351300001144</text:p>
              </table:table-cell>
              <table:table-cell office:value-type="float" office:value="0">
                <text:p>0</text:p>
              </table:table-cell>
              <table:table-cell office:value-type="float" office:value="-0.351289987564">
                <text:p>-0.35128998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57285194455218E+018">
                <text:p>1.57285194455218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469995975">
                <text:p>-0.16146999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57285194460478E+018">
                <text:p>1.57285194460478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559998989">
                <text:p>-0.16155999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57285194470716E+018">
                <text:p>1.57285194470716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650002003">
                <text:p>-0.16165000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57285194475863E+018">
                <text:p>1.57285194475863E+018</text:p>
              </table:table-cell>
              <table:table-cell office:value-type="float" office:value="0.149399995804">
                <text:p>0.149399995804</text:p>
              </table:table-cell>
              <table:table-cell office:value-type="float" office:value="0">
                <text:p>0</text:p>
              </table:table-cell>
              <table:table-cell office:value-type="float" office:value="-0.149419993162">
                <text:p>-0.14941999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57285194481078E+018">
                <text:p>1.57285194481078E+018</text:p>
              </table:table-cell>
              <table:table-cell office:value-type="float" office:value="0.161500006914">
                <text:p>0.161500006914</text:p>
              </table:table-cell>
              <table:table-cell office:value-type="float" office:value="0">
                <text:p>0</text:p>
              </table:table-cell>
              <table:table-cell office:value-type="float" office:value="-0.161500006914">
                <text:p>-0.1615000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57285194486259E+018">
                <text:p>1.57285194486259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349996924">
                <text:p>-0.161349996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57285194491459E+018">
                <text:p>1.57285194491459E+018</text:p>
              </table:table-cell>
              <table:table-cell office:value-type="float" office:value="0.322899997234">
                <text:p>0.322899997234</text:p>
              </table:table-cell>
              <table:table-cell office:value-type="float" office:value="0">
                <text:p>0</text:p>
              </table:table-cell>
              <table:table-cell office:value-type="float" office:value="-0.322910010815">
                <text:p>-0.32291001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57285194496693E+018">
                <text:p>1.57285194496693E+018</text:p>
              </table:table-cell>
              <table:table-cell office:value-type="float" office:value="0.323199987411">
                <text:p>0.323199987411</text:p>
              </table:table-cell>
              <table:table-cell office:value-type="float" office:value="0">
                <text:p>0</text:p>
              </table:table-cell>
              <table:table-cell office:value-type="float" office:value="-0.323159992695">
                <text:p>-0.32315999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572851945019E+018">
                <text:p>1.572851945019E+018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0">
                <text:p>0</text:p>
              </table:table-cell>
              <table:table-cell office:value-type="float" office:value="-0.16128000617">
                <text:p>-0.16128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57285194507138E+018">
                <text:p>1.57285194507138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149993539">
                <text:p>-0.16114999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57285194512252E+018">
                <text:p>1.57285194512252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60007381">
                <text:p>-0.17526000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572851945175E+018">
                <text:p>1.572851945175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349995494">
                <text:p>-0.17534999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57285194522642E+018">
                <text:p>1.57285194522642E+018</text:p>
              </table:table-cell>
              <table:table-cell office:value-type="float" office:value="0.247999995947">
                <text:p>0.247999995947</text:p>
              </table:table-cell>
              <table:table-cell office:value-type="float" office:value="0.175339996815">
                <text:p>0.175339996815</text:p>
              </table:table-cell>
              <table:table-cell office:value-type="float" office:value="-0.175339996815">
                <text:p>-0.17533999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5728519453283E+018">
                <text:p>1.5728519453283E+018</text:p>
              </table:table-cell>
              <table:table-cell office:value-type="float" office:value="0.272100001574">
                <text:p>0.272100001574</text:p>
              </table:table-cell>
              <table:table-cell office:value-type="float" office:value="0.192420005798">
                <text:p>0.192420005798</text:p>
              </table:table-cell>
              <table:table-cell office:value-type="float" office:value="-0.192420005798">
                <text:p>-0.19242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57285194538118E+018">
                <text:p>1.57285194538118E+018</text:p>
              </table:table-cell>
              <table:table-cell office:value-type="float" office:value="0.392500013113">
                <text:p>0.392500013113</text:p>
              </table:table-cell>
              <table:table-cell office:value-type="float" office:value="0.175549998879">
                <text:p>0.175549998879</text:p>
              </table:table-cell>
              <table:table-cell office:value-type="float" office:value="-0.351090013981">
                <text:p>-0.35109001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57285194543334E+018">
                <text:p>1.57285194543334E+018</text:p>
              </table:table-cell>
              <table:table-cell office:value-type="float" office:value="0.392699986696">
                <text:p>0.392699986696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-0.351209998131">
                <text:p>-0.351209998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57285194548489E+018">
                <text:p>1.57285194548489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-0.175400003791">
                <text:p>-0.17540000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57285194553764E+018">
                <text:p>1.57285194553764E+018</text:p>
              </table:table-cell>
              <table:table-cell office:value-type="float" office:value="0.247799992561">
                <text:p>0.247799992561</text:p>
              </table:table-cell>
              <table:table-cell office:value-type="float" office:value="0.175200000405">
                <text:p>0.175200000405</text:p>
              </table:table-cell>
              <table:table-cell office:value-type="float" office:value="-0.175200000405">
                <text:p>-0.17520000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57285194563941E+018">
                <text:p>1.57285194563941E+018</text:p>
              </table:table-cell>
              <table:table-cell office:value-type="float" office:value="0.24809999764">
                <text:p>0.24809999764</text:p>
              </table:table-cell>
              <table:table-cell office:value-type="float" office:value="0.175449997187">
                <text:p>0.175449997187</text:p>
              </table:table-cell>
              <table:table-cell office:value-type="float" office:value="-0.175449997187">
                <text:p>-0.17544999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57285194569068E+018">
                <text:p>1.57285194569068E+018</text:p>
              </table:table-cell>
              <table:table-cell office:value-type="float" office:value="0.228100001812">
                <text:p>0.228100001812</text:p>
              </table:table-cell>
              <table:table-cell office:value-type="float" office:value="0.161300003529">
                <text:p>0.161300003529</text:p>
              </table:table-cell>
              <table:table-cell office:value-type="float" office:value="-0.161300003529">
                <text:p>-0.16130000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57285194574329E+018">
                <text:p>1.57285194574329E+018</text:p>
              </table:table-cell>
              <table:table-cell office:value-type="float" office:value="0.228000000119">
                <text:p>0.228000000119</text:p>
              </table:table-cell>
              <table:table-cell office:value-type="float" office:value="0.161229997873">
                <text:p>0.161229997873</text:p>
              </table:table-cell>
              <table:table-cell office:value-type="float" office:value="-0.161229997873">
                <text:p>-0.16122999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57285194579535E+018">
                <text:p>1.57285194579535E+018</text:p>
              </table:table-cell>
              <table:table-cell office:value-type="float" office:value="0.227899998426">
                <text:p>0.227899998426</text:p>
              </table:table-cell>
              <table:table-cell office:value-type="float" office:value="0.161129996181">
                <text:p>0.161129996181</text:p>
              </table:table-cell>
              <table:table-cell office:value-type="float" office:value="-0.161129996181">
                <text:p>-0.161129996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57285194584719E+018">
                <text:p>1.57285194584719E+018</text:p>
              </table:table-cell>
              <table:table-cell office:value-type="float" office:value="0.322200000286">
                <text:p>0.322200000286</text:p>
              </table:table-cell>
              <table:table-cell office:value-type="float" office:value="0">
                <text:p>0</text:p>
              </table:table-cell>
              <table:table-cell office:value-type="float" office:value="-0.322189986706">
                <text:p>-0.322189986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57285194594978E+018">
                <text:p>1.57285194594978E+018</text:p>
              </table:table-cell>
              <table:table-cell office:value-type="float" office:value="0.322100013494">
                <text:p>0.322100013494</text:p>
              </table:table-cell>
              <table:table-cell office:value-type="float" office:value="0">
                <text:p>0</text:p>
              </table:table-cell>
              <table:table-cell office:value-type="float" office:value="-0.322089999914">
                <text:p>-0.322089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5728519460019E+018">
                <text:p>1.5728519460019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109998822">
                <text:p>-0.16110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7285194605308E+018">
                <text:p>1.57285194605308E+018</text:p>
              </table:table-cell>
              <table:table-cell office:value-type="float" office:value="0.161100000143">
                <text:p>0.161100000143</text:p>
              </table:table-cell>
              <table:table-cell office:value-type="float" office:value="0">
                <text:p>0</text:p>
              </table:table-cell>
              <table:table-cell office:value-type="float" office:value="-0.161100000143">
                <text:p>-0.16110000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57285194610501E+018">
                <text:p>1.57285194610501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-0.161170005798">
                <text:p>-0.161170005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57285194615743E+018">
                <text:p>1.57285194615743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-0.161229997873">
                <text:p>-0.16122999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57285194620952E+018">
                <text:p>1.57285194620952E+018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0">
                <text:p>0</text:p>
              </table:table-cell>
              <table:table-cell office:value-type="float" office:value="-0.161160007119">
                <text:p>-0.16116000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57285194626132E+018">
                <text:p>1.57285194626132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70006061">
                <text:p>-0.17527000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57285194631352E+018">
                <text:p>1.57285194631352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00005484">
                <text:p>-0.17550000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57285194636509E+018">
                <text:p>1.57285194636509E+018</text:p>
              </table:table-cell>
              <table:table-cell office:value-type="float" office:value="0.351200014353">
                <text:p>0.351200014353</text:p>
              </table:table-cell>
              <table:table-cell office:value-type="float" office:value="0">
                <text:p>0</text:p>
              </table:table-cell>
              <table:table-cell office:value-type="float" office:value="-0.351209998131">
                <text:p>-0.351209998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57285194641758E+018">
                <text:p>1.57285194641758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5728519464689E+018">
                <text:p>1.5728519464689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57285194652093E+018">
                <text:p>1.57285194652093E+018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0">
                <text:p>0</text:p>
              </table:table-cell>
              <table:table-cell office:value-type="float" office:value="-0.192359998822">
                <text:p>-0.19235999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57285194662278E+018">
                <text:p>1.57285194662278E+018</text:p>
              </table:table-cell>
              <table:table-cell office:value-type="float" office:value="0.192499995232">
                <text:p>0.192499995232</text:p>
              </table:table-cell>
              <table:table-cell office:value-type="float" office:value="0">
                <text:p>0</text:p>
              </table:table-cell>
              <table:table-cell office:value-type="float" office:value="-0.192460000515">
                <text:p>-0.192460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57285194667483E+018">
                <text:p>1.57285194667483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569996238">
                <text:p>-0.17556999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57285194672724E+018">
                <text:p>1.57285194672724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400002">
                <text:p>-0.17554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57285194677905E+018">
                <text:p>1.57285194677905E+018</text:p>
              </table:table-cell>
              <table:table-cell office:value-type="float" office:value="0.35150000453">
                <text:p>0.35150000453</text:p>
              </table:table-cell>
              <table:table-cell office:value-type="float" office:value="0">
                <text:p>0</text:p>
              </table:table-cell>
              <table:table-cell office:value-type="float" office:value="-0.351449996233">
                <text:p>-0.351449996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57285194683079E+018">
                <text:p>1.57285194683079E+018</text:p>
              </table:table-cell>
              <table:table-cell office:value-type="float" office:value="0.351599991322">
                <text:p>0.351599991322</text:p>
              </table:table-cell>
              <table:table-cell office:value-type="float" office:value="0">
                <text:p>0</text:p>
              </table:table-cell>
              <table:table-cell office:value-type="float" office:value="-0.351599991322">
                <text:p>-0.35159999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57285194688259E+018">
                <text:p>1.57285194688259E+018</text:p>
              </table:table-cell>
              <table:table-cell office:value-type="float" office:value="0.351099997759">
                <text:p>0.351099997759</text:p>
              </table:table-cell>
              <table:table-cell office:value-type="float" office:value="0">
                <text:p>0</text:p>
              </table:table-cell>
              <table:table-cell office:value-type="float" office:value="-0.351099997759">
                <text:p>-0.35109999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57285194693452E+018">
                <text:p>1.57285194693452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479993224">
                <text:p>-0.17547999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57285194698541E+018">
                <text:p>1.57285194698541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730004907">
                <text:p>-0.175730004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57285194703718E+018">
                <text:p>1.57285194703718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870001316">
                <text:p>-0.17587000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5728519470892E+018">
                <text:p>1.5728519470892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5999999046">
                <text:p>-0.175999999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57285194714127E+018">
                <text:p>1.57285194714127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-0.176139995456">
                <text:p>-0.17613999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57285194724403E+018">
                <text:p>1.57285194724403E+018</text:p>
              </table:table-cell>
              <table:table-cell office:value-type="float" office:value="0.193100005388">
                <text:p>0.193100005388</text:p>
              </table:table-cell>
              <table:table-cell office:value-type="float" office:value="0">
                <text:p>0</text:p>
              </table:table-cell>
              <table:table-cell office:value-type="float" office:value="-0.193130001426">
                <text:p>-0.19313000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57285194729571E+018">
                <text:p>1.57285194729571E+018</text:p>
              </table:table-cell>
              <table:table-cell office:value-type="float" office:value="0.393400013447">
                <text:p>0.393400013447</text:p>
              </table:table-cell>
              <table:table-cell office:value-type="float" office:value="0.175950005651">
                <text:p>0.175950005651</text:p>
              </table:table-cell>
              <table:table-cell office:value-type="float" office:value="-0.351900011301">
                <text:p>-0.35190001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57285194734747E+018">
                <text:p>1.57285194734747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0.175889998674">
                <text:p>0.175889998674</text:p>
              </table:table-cell>
              <table:table-cell office:value-type="float" office:value="-0.175889998674">
                <text:p>-0.17588999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57285194739905E+018">
                <text:p>1.57285194739905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0.175830006599">
                <text:p>0.175830006599</text:p>
              </table:table-cell>
              <table:table-cell office:value-type="float" office:value="-0.175830006599">
                <text:p>-0.175830006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57285194745032E+018">
                <text:p>1.57285194745032E+018</text:p>
              </table:table-cell>
              <table:table-cell office:value-type="float" office:value="0.248999997973">
                <text:p>0.248999997973</text:p>
              </table:table-cell>
              <table:table-cell office:value-type="float" office:value="0.17609000206">
                <text:p>0.17609000206</text:p>
              </table:table-cell>
              <table:table-cell office:value-type="float" office:value="-0.17609000206">
                <text:p>-0.1760900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57285194750256E+018">
                <text:p>1.57285194750256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19998097">
                <text:p>0.176119998097</text:p>
              </table:table-cell>
              <table:table-cell office:value-type="float" office:value="-0.176119998097">
                <text:p>-0.176119998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57285194755409E+018">
                <text:p>1.57285194755409E+018</text:p>
              </table:table-cell>
              <table:table-cell office:value-type="float" office:value="0.248899996281">
                <text:p>0.248899996281</text:p>
              </table:table-cell>
              <table:table-cell office:value-type="float" office:value="0.176009997725">
                <text:p>0.176009997725</text:p>
              </table:table-cell>
              <table:table-cell office:value-type="float" office:value="-0.176009997725">
                <text:p>-0.176009997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57285194760579E+018">
                <text:p>1.57285194760579E+018</text:p>
              </table:table-cell>
              <table:table-cell office:value-type="float" office:value="0.249099999666">
                <text:p>0.249099999666</text:p>
              </table:table-cell>
              <table:table-cell office:value-type="float" office:value="0.176109999418">
                <text:p>0.176109999418</text:p>
              </table:table-cell>
              <table:table-cell office:value-type="float" office:value="-0.176109999418">
                <text:p>-0.17610999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57285194765778E+018">
                <text:p>1.57285194765778E+018</text:p>
              </table:table-cell>
              <table:table-cell office:value-type="float" office:value="0.248999997973">
                <text:p>0.248999997973</text:p>
              </table:table-cell>
              <table:table-cell office:value-type="float" office:value="0.176039993763">
                <text:p>0.176039993763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57285194770976E+018">
                <text:p>1.57285194770976E+018</text:p>
              </table:table-cell>
              <table:table-cell office:value-type="float" office:value="0.248699992895">
                <text:p>0.248699992895</text:p>
              </table:table-cell>
              <table:table-cell office:value-type="float" office:value="0.175879999995">
                <text:p>0.175879999995</text:p>
              </table:table-cell>
              <table:table-cell office:value-type="float" office:value="-0.175879999995">
                <text:p>-0.17587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57285194776162E+018">
                <text:p>1.57285194776162E+018</text:p>
              </table:table-cell>
              <table:table-cell office:value-type="float" office:value="0.393200010061">
                <text:p>0.393200010061</text:p>
              </table:table-cell>
              <table:table-cell office:value-type="float" office:value="0.175860002637">
                <text:p>0.175860002637</text:p>
              </table:table-cell>
              <table:table-cell office:value-type="float" office:value="-0.351709991693">
                <text:p>-0.35170999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57285194781282E+018">
                <text:p>1.57285194781282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149998784">
                <text:p>-0.19314999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57285194786465E+018">
                <text:p>1.57285194786465E+018</text:p>
              </table:table-cell>
              <table:table-cell office:value-type="float" office:value="0.193000003695">
                <text:p>0.193000003695</text:p>
              </table:table-cell>
              <table:table-cell office:value-type="float" office:value="0">
                <text:p>0</text:p>
              </table:table-cell>
              <table:table-cell office:value-type="float" office:value="-0.193039998412">
                <text:p>-0.19303999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57285194791631E+018">
                <text:p>1.57285194791631E+018</text:p>
              </table:table-cell>
              <table:table-cell office:value-type="float" office:value="0.193200007081">
                <text:p>0.193200007081</text:p>
              </table:table-cell>
              <table:table-cell office:value-type="float" office:value="0">
                <text:p>0</text:p>
              </table:table-cell>
              <table:table-cell office:value-type="float" office:value="-0.193189993501">
                <text:p>-0.193189993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57285194796925E+018">
                <text:p>1.57285194796925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80002952">
                <text:p>-0.19278000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57285194802116E+018">
                <text:p>1.57285194802116E+01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0">
                <text:p>0</text:p>
              </table:table-cell>
              <table:table-cell office:value-type="float" office:value="-0.192760005593">
                <text:p>-0.192760005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57285194812324E+018">
                <text:p>1.57285194812324E+018</text:p>
              </table:table-cell>
              <table:table-cell office:value-type="float" office:value="0.192599996924">
                <text:p>0.192599996924</text:p>
              </table:table-cell>
              <table:table-cell office:value-type="float" office:value="0">
                <text:p>0</text:p>
              </table:table-cell>
              <table:table-cell office:value-type="float" office:value="-0.192619994283">
                <text:p>-0.19261999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5728519481744E+018">
                <text:p>1.5728519481744E+018</text:p>
              </table:table-cell>
              <table:table-cell office:value-type="float" office:value="0.175699993968">
                <text:p>0.175699993968</text:p>
              </table:table-cell>
              <table:table-cell office:value-type="float" office:value="0">
                <text:p>0</text:p>
              </table:table-cell>
              <table:table-cell office:value-type="float" office:value="-0.175699993968">
                <text:p>-0.17569999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57285194822599E+018">
                <text:p>1.57285194822599E+018</text:p>
              </table:table-cell>
              <table:table-cell office:value-type="float" office:value="0.175600007176">
                <text:p>0.175600007176</text:p>
              </table:table-cell>
              <table:table-cell office:value-type="float" office:value="0">
                <text:p>0</text:p>
              </table:table-cell>
              <table:table-cell office:value-type="float" office:value="-0.175610005856">
                <text:p>-0.175610005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57285194827721E+018">
                <text:p>1.57285194827721E+018</text:p>
              </table:table-cell>
              <table:table-cell office:value-type="float" office:value="0.351599991322">
                <text:p>0.351599991322</text:p>
              </table:table-cell>
              <table:table-cell office:value-type="float" office:value="0">
                <text:p>0</text:p>
              </table:table-cell>
              <table:table-cell office:value-type="float" office:value="-0.351599991322">
                <text:p>-0.35159999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57285194832895E+018">
                <text:p>1.57285194832895E+018</text:p>
              </table:table-cell>
              <table:table-cell office:value-type="float" office:value="0.176100000739">
                <text:p>0.176100000739</text:p>
              </table:table-cell>
              <table:table-cell office:value-type="float" office:value="0">
                <text:p>0</text:p>
              </table:table-cell>
              <table:table-cell office:value-type="float" office:value="-0.176060006022">
                <text:p>-0.17606000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57285194843187E+018">
                <text:p>1.57285194843187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950005651">
                <text:p>-0.175950005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57285194848446E+018">
                <text:p>1.57285194848446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50003695">
                <text:p>-0.16175000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57285194853567E+018">
                <text:p>1.57285194853567E+018</text:p>
              </table:table-cell>
              <table:table-cell office:value-type="float" office:value="0.161599993706">
                <text:p>0.161599993706</text:p>
              </table:table-cell>
              <table:table-cell office:value-type="float" office:value="0">
                <text:p>0</text:p>
              </table:table-cell>
              <table:table-cell office:value-type="float" office:value="-0.161579996347">
                <text:p>-0.16157999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57285194858762E+018">
                <text:p>1.57285194858762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750003695">
                <text:p>-0.16175000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57285194863981E+018">
                <text:p>1.57285194863981E+018</text:p>
              </table:table-cell>
              <table:table-cell office:value-type="float" office:value="0.161799997091">
                <text:p>0.161799997091</text:p>
              </table:table-cell>
              <table:table-cell office:value-type="float" office:value="0">
                <text:p>0</text:p>
              </table:table-cell>
              <table:table-cell office:value-type="float" office:value="-0.161829993129">
                <text:p>-0.16182999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57285194869189E+018">
                <text:p>1.57285194869189E+018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0">
                <text:p>0</text:p>
              </table:table-cell>
              <table:table-cell office:value-type="float" office:value="-0.161890000105">
                <text:p>-0.161890000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57285194874302E+018">
                <text:p>1.57285194874302E+018</text:p>
              </table:table-cell>
              <table:table-cell office:value-type="float" office:value="0.175899997354">
                <text:p>0.175899997354</text:p>
              </table:table-cell>
              <table:table-cell office:value-type="float" office:value="0">
                <text:p>0</text:p>
              </table:table-cell>
              <table:table-cell office:value-type="float" office:value="-0.175940006971">
                <text:p>-0.17594000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57285194879513E+018">
                <text:p>1.57285194879513E+018</text:p>
              </table:table-cell>
              <table:table-cell office:value-type="float" office:value="0.175999999046">
                <text:p>0.175999999046</text:p>
              </table:table-cell>
              <table:table-cell office:value-type="float" office:value="0">
                <text:p>0</text:p>
              </table:table-cell>
              <table:table-cell office:value-type="float" office:value="-0.176039993763">
                <text:p>-0.17603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57285194884767E+018">
                <text:p>1.57285194884767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57285194889968E+018">
                <text:p>1.5728519488996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57285194895218E+018">
                <text:p>1.5728519489521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57285194900323E+018">
                <text:p>1.57285194900323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5728519490558E+018">
                <text:p>1.572851949055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57285194910798E+018">
                <text:p>1.5728519491079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5728519491594E+018">
                <text:p>1.572851949159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57285194926119E+018">
                <text:p>1.57285194926119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57285194936345E+018">
                <text:p>1.5728519493634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57285194941507E+018">
                <text:p>1.57285194941507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57285194946657E+018">
                <text:p>1.57285194946657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57285194951863E+018">
                <text:p>1.57285194951863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57285194957032E+018">
                <text:p>1.57285194957032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57285194962245E+018">
                <text:p>1.5728519496224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5728519496751E+018">
                <text:p>1.5728519496751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57285194972599E+018">
                <text:p>1.57285194972599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57285194977918E+018">
                <text:p>1.57285194977918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57285194983075E+018">
                <text:p>1.5728519498307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57285194993175E+018">
                <text:p>1.5728519499317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57285194998489E+018">
                <text:p>1.57285194998489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57285195003592E+018">
                <text:p>1.57285195003592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57285195008921E+018">
                <text:p>1.57285195008921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57285195014112E+018">
                <text:p>1.57285195014112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57285195024305E+018">
                <text:p>1.5728519502430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57285195029509E+018">
                <text:p>1.57285195029509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57285195034702E+018">
                <text:p>1.57285195034702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57285195039912E+018">
                <text:p>1.57285195039912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57285195045224E+018">
                <text:p>1.5728519504522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57285195050404E+018">
                <text:p>1.5728519505040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5728519505554E+018">
                <text:p>1.5728519505554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57285195060675E+018">
                <text:p>1.57285195060675E+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57285195065884E+018">
                <text:p>1.57285195065884E+018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0">
                <text:p>0</text:p>
              </table:table-cell>
              <table:table-cell office:value-type="float" office:value="-0.175290003419">
                <text:p>-0.17529000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57285195071055E+018">
                <text:p>1.57285195071055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10004163">
                <text:p>-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57285195081274E+018">
                <text:p>1.57285195081274E+018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0">
                <text:p>0</text:p>
              </table:table-cell>
              <table:table-cell office:value-type="float" office:value="-0.175510004163">
                <text:p>-0.17551000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57285195086383E+018">
                <text:p>1.57285195086383E+018</text:p>
              </table:table-cell>
              <table:table-cell office:value-type="float" office:value="0.351599991322">
                <text:p>0.351599991322</text:p>
              </table:table-cell>
              <table:table-cell office:value-type="float" office:value="0">
                <text:p>0</text:p>
              </table:table-cell>
              <table:table-cell office:value-type="float" office:value="-0.351599991322">
                <text:p>-0.35159999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57285195091597E+018">
                <text:p>1.57285195091597E+018</text:p>
              </table:table-cell>
              <table:table-cell office:value-type="float" office:value="0.393200010061">
                <text:p>0.393200010061</text:p>
              </table:table-cell>
              <table:table-cell office:value-type="float" office:value="0.175850003958">
                <text:p>0.175850003958</text:p>
              </table:table-cell>
              <table:table-cell office:value-type="float" office:value="-0.351689994335">
                <text:p>-0.35168999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57285195096693E+018">
                <text:p>1.57285195096693E+018</text:p>
              </table:table-cell>
              <table:table-cell office:value-type="float" office:value="0.556599974632">
                <text:p>0.556599974632</text:p>
              </table:table-cell>
              <table:table-cell office:value-type="float" office:value="0.176029995084">
                <text:p>0.176029995084</text:p>
              </table:table-cell>
              <table:table-cell office:value-type="float" office:value="-0.528079986572">
                <text:p>-0.52807998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5728519510184E+018">
                <text:p>1.5728519510184E+018</text:p>
              </table:table-cell>
              <table:table-cell office:value-type="float" office:value="0.557099997997">
                <text:p>0.557099997997</text:p>
              </table:table-cell>
              <table:table-cell office:value-type="float" office:value="0.176180005074">
                <text:p>0.176180005074</text:p>
              </table:table-cell>
              <table:table-cell office:value-type="float" office:value="-0.528550028801">
                <text:p>-0.528550028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57285195107051E+018">
                <text:p>1.57285195107051E+018</text:p>
              </table:table-cell>
              <table:table-cell office:value-type="float" office:value="0.557699978352">
                <text:p>0.557699978352</text:p>
              </table:table-cell>
              <table:table-cell office:value-type="float" office:value="0.1763599962">
                <text:p>0.1763599962</text:p>
              </table:table-cell>
              <table:table-cell office:value-type="float" office:value="-0.529089987278">
                <text:p>-0.529089987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57285195117313E+018">
                <text:p>1.57285195117313E+018</text:p>
              </table:table-cell>
              <table:table-cell office:value-type="float" office:value="0.727100014687">
                <text:p>0.727100014687</text:p>
              </table:table-cell>
              <table:table-cell office:value-type="float" office:value="0.17634999752">
                <text:p>0.17634999752</text:p>
              </table:table-cell>
              <table:table-cell office:value-type="float" office:value="-0.705399990082">
                <text:p>-0.70539999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57285195122524E+018">
                <text:p>1.57285195122524E+018</text:p>
              </table:table-cell>
              <table:table-cell office:value-type="float" office:value="0.666700005531">
                <text:p>0.666700005531</text:p>
              </table:table-cell>
              <table:table-cell office:value-type="float" office:value="0.161699995399">
                <text:p>0.161699995399</text:p>
              </table:table-cell>
              <table:table-cell office:value-type="float" office:value="-0.646790027618">
                <text:p>-0.64679002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57285195127737E+018">
                <text:p>1.57285195127737E+018</text:p>
              </table:table-cell>
              <table:table-cell office:value-type="float" office:value="0.666599988937">
                <text:p>0.666599988937</text:p>
              </table:table-cell>
              <table:table-cell office:value-type="float" office:value="0.161669999361">
                <text:p>0.161669999361</text:p>
              </table:table-cell>
              <table:table-cell office:value-type="float" office:value="-0.646690011024">
                <text:p>-0.64669001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57285195132999E+018">
                <text:p>1.57285195132999E+018</text:p>
              </table:table-cell>
              <table:table-cell office:value-type="float" office:value="0.665799975395">
                <text:p>0.665799975395</text:p>
              </table:table-cell>
              <table:table-cell office:value-type="float" office:value="0.161479994655">
                <text:p>0.161479994655</text:p>
              </table:table-cell>
              <table:table-cell office:value-type="float" office:value="-0.645900011063">
                <text:p>-0.64590001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57285195138136E+018">
                <text:p>1.57285195138136E+018</text:p>
              </table:table-cell>
              <table:table-cell office:value-type="float" office:value="0.823400020599">
                <text:p>0.823400020599</text:p>
              </table:table-cell>
              <table:table-cell office:value-type="float" office:value="0.161479994655">
                <text:p>0.161479994655</text:p>
              </table:table-cell>
              <table:table-cell office:value-type="float" office:value="-0.807389974594">
                <text:p>-0.807389974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57285195148341E+018">
                <text:p>1.57285195148341E+018</text:p>
              </table:table-cell>
              <table:table-cell office:value-type="float" office:value="0.724099993706">
                <text:p>0.724099993706</text:p>
              </table:table-cell>
              <table:table-cell office:value-type="float" office:value="0.175630003214">
                <text:p>0.175630003214</text:p>
              </table:table-cell>
              <table:table-cell office:value-type="float" office:value="-0.702520012856">
                <text:p>-0.70252001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57285195153568E+018">
                <text:p>1.57285195153568E+018</text:p>
              </table:table-cell>
              <table:table-cell office:value-type="float" office:value="0.80680000782">
                <text:p>0.80680000782</text:p>
              </table:table-cell>
              <table:table-cell office:value-type="float" office:value="0">
                <text:p>0</text:p>
              </table:table-cell>
              <table:table-cell office:value-type="float" office:value="-0.8068100214">
                <text:p>-0.806810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57285195158678E+018">
                <text:p>1.57285195158678E+018</text:p>
              </table:table-cell>
              <table:table-cell office:value-type="float" office:value="0.645399987698">
                <text:p>0.645399987698</text:p>
              </table:table-cell>
              <table:table-cell office:value-type="float" office:value="0">
                <text:p>0</text:p>
              </table:table-cell>
              <table:table-cell office:value-type="float" office:value="-0.645359992981">
                <text:p>-0.64535999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5728519516391E+018">
                <text:p>1.5728519516391E+018</text:p>
              </table:table-cell>
              <table:table-cell office:value-type="float" office:value="0.645299971104">
                <text:p>0.645299971104</text:p>
              </table:table-cell>
              <table:table-cell office:value-type="float" office:value="0">
                <text:p>0</text:p>
              </table:table-cell>
              <table:table-cell office:value-type="float" office:value="-0.645299971104">
                <text:p>-0.64529997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57285195169055E+018">
                <text:p>1.57285195169055E+018</text:p>
              </table:table-cell>
              <table:table-cell office:value-type="float" office:value="0.822600007057">
                <text:p>0.822600007057</text:p>
              </table:table-cell>
              <table:table-cell office:value-type="float" office:value="0.161320000887">
                <text:p>0.161320000887</text:p>
              </table:table-cell>
              <table:table-cell office:value-type="float" office:value="-0.806620001793">
                <text:p>-0.80662000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57285195179171E+018">
                <text:p>1.57285195179171E+018</text:p>
              </table:table-cell>
              <table:table-cell office:value-type="float" office:value="0.665300011635">
                <text:p>0.665300011635</text:p>
              </table:table-cell>
              <table:table-cell office:value-type="float" office:value="0.161359995604">
                <text:p>0.161359995604</text:p>
              </table:table-cell>
              <table:table-cell office:value-type="float" office:value="-0.645420014858">
                <text:p>-0.64542001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57285195184243E+018">
                <text:p>1.57285195184243E+018</text:p>
              </table:table-cell>
              <table:table-cell office:value-type="float" office:value="0.825500011444">
                <text:p>0.825500011444</text:p>
              </table:table-cell>
              <table:table-cell office:value-type="float" office:value="0.161899998784">
                <text:p>0.161899998784</text:p>
              </table:table-cell>
              <table:table-cell office:value-type="float" office:value="-0.809480011463">
                <text:p>-0.80948001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57285195189499E+018">
                <text:p>1.57285195189499E+018</text:p>
              </table:table-cell>
              <table:table-cell office:value-type="float" office:value="0.668200016022">
                <text:p>0.668200016022</text:p>
              </table:table-cell>
              <table:table-cell office:value-type="float" office:value="0.162070006132">
                <text:p>0.162070006132</text:p>
              </table:table-cell>
              <table:table-cell office:value-type="float" office:value="-0.648270010948">
                <text:p>-0.64827001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57285195194568E+018">
                <text:p>1.57285195194568E+018</text:p>
              </table:table-cell>
              <table:table-cell office:value-type="float" office:value="0.668500006199">
                <text:p>0.668500006199</text:p>
              </table:table-cell>
              <table:table-cell office:value-type="float" office:value="0.162129998207">
                <text:p>0.162129998207</text:p>
              </table:table-cell>
              <table:table-cell office:value-type="float" office:value="-0.648500025272">
                <text:p>-0.64850002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57285195199754E+018">
                <text:p>1.57285195199754E+018</text:p>
              </table:table-cell>
              <table:table-cell office:value-type="float" office:value="0.669000029564">
                <text:p>0.669000029564</text:p>
              </table:table-cell>
              <table:table-cell office:value-type="float" office:value="0.162269994617">
                <text:p>0.162269994617</text:p>
              </table:table-cell>
              <table:table-cell office:value-type="float" office:value="-0.64907002449">
                <text:p>-0.6490700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57285195205072E+018">
                <text:p>1.57285195205072E+018</text:p>
              </table:table-cell>
              <table:table-cell office:value-type="float" office:value="0.669799983501">
                <text:p>0.669799983501</text:p>
              </table:table-cell>
              <table:table-cell office:value-type="float" office:value="0.162450000644">
                <text:p>0.162450000644</text:p>
              </table:table-cell>
              <table:table-cell office:value-type="float" office:value="-0.649800002575">
                <text:p>-0.64980000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57285195210227E+018">
                <text:p>1.57285195210227E+018</text:p>
              </table:table-cell>
              <table:table-cell office:value-type="float" office:value="0.558000028133">
                <text:p>0.558000028133</text:p>
              </table:table-cell>
              <table:table-cell office:value-type="float" office:value="0.176469996572">
                <text:p>0.176469996572</text:p>
              </table:table-cell>
              <table:table-cell office:value-type="float" office:value="-0.529399991035">
                <text:p>-0.52939999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57285195215347E+018">
                <text:p>1.57285195215347E+018</text:p>
              </table:table-cell>
              <table:table-cell office:value-type="float" office:value="0.727699995041">
                <text:p>0.727699995041</text:p>
              </table:table-cell>
              <table:table-cell office:value-type="float" office:value="0.17648999393">
                <text:p>0.17648999393</text:p>
              </table:table-cell>
              <table:table-cell office:value-type="float" office:value="-0.705959975719">
                <text:p>-0.70595997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57285195220537E+018">
                <text:p>1.57285195220537E+018</text:p>
              </table:table-cell>
              <table:table-cell office:value-type="float" office:value="0.728100001812">
                <text:p>0.728100001812</text:p>
              </table:table-cell>
              <table:table-cell office:value-type="float" office:value="0.176599994302">
                <text:p>0.176599994302</text:p>
              </table:table-cell>
              <table:table-cell office:value-type="float" office:value="-0.706390023232">
                <text:p>-0.70639002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5728519522576E+018">
                <text:p>1.5728519522576E+018</text:p>
              </table:table-cell>
              <table:table-cell office:value-type="float" office:value="0.529600024223">
                <text:p>0.529600024223</text:p>
              </table:table-cell>
              <table:table-cell office:value-type="float" office:value="0">
                <text:p>0</text:p>
              </table:table-cell>
              <table:table-cell office:value-type="float" office:value="-0.529569983482">
                <text:p>-0.52956998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57285195235906E+018">
                <text:p>1.57285195235906E+018</text:p>
              </table:table-cell>
              <table:table-cell office:value-type="float" office:value="0.705900013447">
                <text:p>0.705900013447</text:p>
              </table:table-cell>
              <table:table-cell office:value-type="float" office:value="0">
                <text:p>0</text:p>
              </table:table-cell>
              <table:table-cell office:value-type="float" office:value="-0.70585000515">
                <text:p>-0.7058500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572851952411E+018">
                <text:p>1.572851952411E+018</text:p>
              </table:table-cell>
              <table:table-cell office:value-type="float" office:value="0.704200029373">
                <text:p>0.704200029373</text:p>
              </table:table-cell>
              <table:table-cell office:value-type="float" office:value="0">
                <text:p>0</text:p>
              </table:table-cell>
              <table:table-cell office:value-type="float" office:value="-0.704169988632">
                <text:p>-0.70416998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57285195246333E+018">
                <text:p>1.57285195246333E+018</text:p>
              </table:table-cell>
              <table:table-cell office:value-type="float" office:value="0.725000023842">
                <text:p>0.725000023842</text:p>
              </table:table-cell>
              <table:table-cell office:value-type="float" office:value="0.175840005279">
                <text:p>0.175840005279</text:p>
              </table:table-cell>
              <table:table-cell office:value-type="float" office:value="-0.703350007534">
                <text:p>-0.70335000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57285195251592E+018">
                <text:p>1.57285195251592E+018</text:p>
              </table:table-cell>
              <table:table-cell office:value-type="float" office:value="0.7242000103">
                <text:p>0.7242000103</text:p>
              </table:table-cell>
              <table:table-cell office:value-type="float" office:value="0.175650000572">
                <text:p>0.175650000572</text:p>
              </table:table-cell>
              <table:table-cell office:value-type="float" office:value="-0.702600002289">
                <text:p>-0.70260000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5728519525676E+018">
                <text:p>1.5728519525676E+018</text:p>
              </table:table-cell>
              <table:table-cell office:value-type="float" office:value="0.723599970341">
                <text:p>0.723599970341</text:p>
              </table:table-cell>
              <table:table-cell office:value-type="float" office:value="0.175500005484">
                <text:p>0.175500005484</text:p>
              </table:table-cell>
              <table:table-cell office:value-type="float" office:value="-0.701990008354">
                <text:p>-0.70199000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57285195261945E+018">
                <text:p>1.57285195261945E+018</text:p>
              </table:table-cell>
              <table:table-cell office:value-type="float" office:value="0.722800016403">
                <text:p>0.722800016403</text:p>
              </table:table-cell>
              <table:table-cell office:value-type="float" office:value="0.175300002098">
                <text:p>0.175300002098</text:p>
              </table:table-cell>
              <table:table-cell office:value-type="float" office:value="-0.701219975948">
                <text:p>-0.70121997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57285195267175E+018">
                <text:p>1.57285195267175E+018</text:p>
              </table:table-cell>
              <table:table-cell office:value-type="float" office:value="0.7242000103">
                <text:p>0.7242000103</text:p>
              </table:table-cell>
              <table:table-cell office:value-type="float" office:value="0.175640001893">
                <text:p>0.175640001893</text:p>
              </table:table-cell>
              <table:table-cell office:value-type="float" office:value="-0.702549993992">
                <text:p>-0.70254999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57285195272294E+018">
                <text:p>1.57285195272294E+018</text:p>
              </table:table-cell>
              <table:table-cell office:value-type="float" office:value="0.723999977112">
                <text:p>0.723999977112</text:p>
              </table:table-cell>
              <table:table-cell office:value-type="float" office:value="0.175589993596">
                <text:p>0.175589993596</text:p>
              </table:table-cell>
              <table:table-cell office:value-type="float" office:value="-0.702340006828">
                <text:p>-0.702340006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57285195277481E+018">
                <text:p>1.57285195277481E+018</text:p>
              </table:table-cell>
              <table:table-cell office:value-type="float" office:value="0.72310000658">
                <text:p>0.72310000658</text:p>
              </table:table-cell>
              <table:table-cell office:value-type="float" office:value="0.175369992852">
                <text:p>0.175369992852</text:p>
              </table:table-cell>
              <table:table-cell office:value-type="float" office:value="-0.701489984989">
                <text:p>-0.701489984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57285195282693E+018">
                <text:p>1.57285195282693E+018</text:p>
              </table:table-cell>
              <table:table-cell office:value-type="float" office:value="0.723299980164">
                <text:p>0.723299980164</text:p>
              </table:table-cell>
              <table:table-cell office:value-type="float" office:value="0.175429999828">
                <text:p>0.175429999828</text:p>
              </table:table-cell>
              <table:table-cell office:value-type="float" office:value="-0.701730012894">
                <text:p>-0.70173001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57285195287894E+018">
                <text:p>1.57285195287894E+018</text:p>
              </table:table-cell>
              <table:table-cell office:value-type="float" office:value="0.723500013351">
                <text:p>0.723500013351</text:p>
              </table:table-cell>
              <table:table-cell office:value-type="float" office:value="0.175459995866">
                <text:p>0.175459995866</text:p>
              </table:table-cell>
              <table:table-cell office:value-type="float" office:value="-0.701849997044">
                <text:p>-0.70184999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57285195293069E+018">
                <text:p>1.57285195293069E+018</text:p>
              </table:table-cell>
              <table:table-cell office:value-type="float" office:value="0.608399987221">
                <text:p>0.608399987221</text:p>
              </table:table-cell>
              <table:table-cell office:value-type="float" office:value="0.192399993539">
                <text:p>0.192399993539</text:p>
              </table:table-cell>
              <table:table-cell office:value-type="float" office:value="-0.577189981937">
                <text:p>-0.57718998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57285195298269E+018">
                <text:p>1.57285195298269E+018</text:p>
              </table:table-cell>
              <table:table-cell office:value-type="float" office:value="0.577600002289">
                <text:p>0.577600002289</text:p>
              </table:table-cell>
              <table:table-cell office:value-type="float" office:value="0">
                <text:p>0</text:p>
              </table:table-cell>
              <table:table-cell office:value-type="float" office:value="-0.577579975128">
                <text:p>-0.577579975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57285195303385E+018">
                <text:p>1.57285195303385E+018</text:p>
              </table:table-cell>
              <table:table-cell office:value-type="float" office:value="0.771799981594">
                <text:p>0.771799981594</text:p>
              </table:table-cell>
              <table:table-cell office:value-type="float" office:value="0">
                <text:p>0</text:p>
              </table:table-cell>
              <table:table-cell office:value-type="float" office:value="-0.771799981594">
                <text:p>-0.77179998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57285195308597E+018">
                <text:p>1.57285195308597E+018</text:p>
              </table:table-cell>
              <table:table-cell office:value-type="float" office:value="0.579299986362">
                <text:p>0.579299986362</text:p>
              </table:table-cell>
              <table:table-cell office:value-type="float" office:value="0">
                <text:p>0</text:p>
              </table:table-cell>
              <table:table-cell office:value-type="float" office:value="-0.579299986362">
                <text:p>-0.579299986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5728519531372E+018">
                <text:p>1.5728519531372E+018</text:p>
              </table:table-cell>
              <table:table-cell office:value-type="float" office:value="0.579800009727">
                <text:p>0.579800009727</text:p>
              </table:table-cell>
              <table:table-cell office:value-type="float" office:value="0">
                <text:p>0</text:p>
              </table:table-cell>
              <table:table-cell office:value-type="float" office:value="-0.579829990864">
                <text:p>-0.57982999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57285195323952E+018">
                <text:p>1.57285195323952E+018</text:p>
              </table:table-cell>
              <table:table-cell office:value-type="float" office:value="0.77270001173">
                <text:p>0.77270001173</text:p>
              </table:table-cell>
              <table:table-cell office:value-type="float" office:value="0">
                <text:p>0</text:p>
              </table:table-cell>
              <table:table-cell office:value-type="float" office:value="-0.772660017014">
                <text:p>-0.77266001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57285195329101E+018">
                <text:p>1.57285195329101E+018</text:p>
              </table:table-cell>
              <table:table-cell office:value-type="float" office:value="0.726499974728">
                <text:p>0.726499974728</text:p>
              </table:table-cell>
              <table:table-cell office:value-type="float" office:value="0.176210001111">
                <text:p>0.176210001111</text:p>
              </table:table-cell>
              <table:table-cell office:value-type="float" office:value="-0.704850018024">
                <text:p>-0.70485001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57285195334353E+018">
                <text:p>1.57285195334353E+018</text:p>
              </table:table-cell>
              <table:table-cell office:value-type="float" office:value="0.726100027561">
                <text:p>0.726100027561</text:p>
              </table:table-cell>
              <table:table-cell office:value-type="float" office:value="0.176109999418">
                <text:p>0.176109999418</text:p>
              </table:table-cell>
              <table:table-cell office:value-type="float" office:value="-0.704419970512">
                <text:p>-0.70441997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5728519533947E+018">
                <text:p>1.5728519533947E+018</text:p>
              </table:table-cell>
              <table:table-cell office:value-type="float" office:value="0.725899994373">
                <text:p>0.725899994373</text:p>
              </table:table-cell>
              <table:table-cell office:value-type="float" office:value="0.176070004702">
                <text:p>0.176070004702</text:p>
              </table:table-cell>
              <table:table-cell office:value-type="float" office:value="-0.704259991646">
                <text:p>-0.70425999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5728519534459E+018">
                <text:p>1.5728519534459E+018</text:p>
              </table:table-cell>
              <table:table-cell office:value-type="float" office:value="0.726700007915">
                <text:p>0.726700007915</text:p>
              </table:table-cell>
              <table:table-cell office:value-type="float" office:value="0.176239997149">
                <text:p>0.176239997149</text:p>
              </table:table-cell>
              <table:table-cell office:value-type="float" office:value="-0.704970002174">
                <text:p>-0.70497000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5728519535479E+018">
                <text:p>1.5728519535479E+018</text:p>
              </table:table-cell>
              <table:table-cell office:value-type="float" office:value="0.727199971676">
                <text:p>0.727199971676</text:p>
              </table:table-cell>
              <table:table-cell office:value-type="float" office:value="0.176369994879">
                <text:p>0.176369994879</text:p>
              </table:table-cell>
              <table:table-cell office:value-type="float" office:value="-0.705500006676">
                <text:p>-0.705500006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57285195359953E+018">
                <text:p>1.57285195359953E+018</text:p>
              </table:table-cell>
              <table:table-cell office:value-type="float" office:value="0.826300024986">
                <text:p>0.826300024986</text:p>
              </table:table-cell>
              <table:table-cell office:value-type="float" office:value="0.162049993873">
                <text:p>0.162049993873</text:p>
              </table:table-cell>
              <table:table-cell office:value-type="float" office:value="-0.810230016708">
                <text:p>-0.810230016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5728519536515E+018">
                <text:p>1.5728519536515E+018</text:p>
              </table:table-cell>
              <table:table-cell office:value-type="float" office:value="0.667500019073">
                <text:p>0.667500019073</text:p>
              </table:table-cell>
              <table:table-cell office:value-type="float" office:value="0.161890000105">
                <text:p>0.161890000105</text:p>
              </table:table-cell>
              <table:table-cell office:value-type="float" office:value="-0.647549986839">
                <text:p>-0.647549986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57285195370388E+018">
                <text:p>1.57285195370388E+018</text:p>
              </table:table-cell>
              <table:table-cell office:value-type="float" office:value="0.666999995708">
                <text:p>0.666999995708</text:p>
              </table:table-cell>
              <table:table-cell office:value-type="float" office:value="0.161770001054">
                <text:p>0.161770001054</text:p>
              </table:table-cell>
              <table:table-cell office:value-type="float" office:value="-0.647090017796">
                <text:p>-0.64709001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57285195375686E+018">
                <text:p>1.57285195375686E+018</text:p>
              </table:table-cell>
              <table:table-cell office:value-type="float" office:value="0.82389998436">
                <text:p>0.82389998436</text:p>
              </table:table-cell>
              <table:table-cell office:value-type="float" office:value="0.161569997668">
                <text:p>0.161569997668</text:p>
              </table:table-cell>
              <table:table-cell office:value-type="float" office:value="-0.807869970798">
                <text:p>-0.807869970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57285195385878E+018">
                <text:p>1.57285195385878E+018</text:p>
              </table:table-cell>
              <table:table-cell office:value-type="float" office:value="0.66629999876">
                <text:p>0.66629999876</text:p>
              </table:table-cell>
              <table:table-cell office:value-type="float" office:value="0.161610007286">
                <text:p>0.161610007286</text:p>
              </table:table-cell>
              <table:table-cell office:value-type="float" office:value="-0.646430015564">
                <text:p>-0.64643001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57285195391028E+018">
                <text:p>1.57285195391028E+018</text:p>
              </table:table-cell>
              <table:table-cell office:value-type="float" office:value="0.645799994469">
                <text:p>0.645799994469</text:p>
              </table:table-cell>
              <table:table-cell office:value-type="float" office:value="0">
                <text:p>0</text:p>
              </table:table-cell>
              <table:table-cell office:value-type="float" office:value="-0.645850002766">
                <text:p>-0.64585000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57285195396285E+018">
                <text:p>1.57285195396285E+018</text:p>
              </table:table-cell>
              <table:table-cell office:value-type="float" office:value="0.646000027657">
                <text:p>0.646000027657</text:p>
              </table:table-cell>
              <table:table-cell office:value-type="float" office:value="0">
                <text:p>0</text:p>
              </table:table-cell>
              <table:table-cell office:value-type="float" office:value="-0.645980000496">
                <text:p>-0.64598000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5728519540148E+018">
                <text:p>1.5728519540148E+018</text:p>
              </table:table-cell>
              <table:table-cell office:value-type="float" office:value="0.645900011063">
                <text:p>0.645900011063</text:p>
              </table:table-cell>
              <table:table-cell office:value-type="float" office:value="0">
                <text:p>0</text:p>
              </table:table-cell>
              <table:table-cell office:value-type="float" office:value="-0.645940005779">
                <text:p>-0.645940005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57285195406636E+018">
                <text:p>1.57285195406636E+018</text:p>
              </table:table-cell>
              <table:table-cell office:value-type="float" office:value="0.665400028229">
                <text:p>0.665400028229</text:p>
              </table:table-cell>
              <table:table-cell office:value-type="float" office:value="0.161379992962">
                <text:p>0.161379992962</text:p>
              </table:table-cell>
              <table:table-cell office:value-type="float" office:value="-0.645510017872">
                <text:p>-0.645510017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57285195411856E+018">
                <text:p>1.57285195411856E+018</text:p>
              </table:table-cell>
              <table:table-cell office:value-type="float" office:value="0.665000021458">
                <text:p>0.665000021458</text:p>
              </table:table-cell>
              <table:table-cell office:value-type="float" office:value="0.16126999259">
                <text:p>0.16126999259</text:p>
              </table:table-cell>
              <table:table-cell office:value-type="float" office:value="-0.64509999752">
                <text:p>-0.6450999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57285195422069E+018">
                <text:p>1.57285195422069E+018</text:p>
              </table:table-cell>
              <table:table-cell office:value-type="float" office:value="0.554499983788">
                <text:p>0.554499983788</text:p>
              </table:table-cell>
              <table:table-cell office:value-type="float" office:value="0.175349995494">
                <text:p>0.175349995494</text:p>
              </table:table-cell>
              <table:table-cell office:value-type="float" office:value="-0.526049971581">
                <text:p>-0.52604997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57285195427228E+018">
                <text:p>1.57285195427228E+018</text:p>
              </table:table-cell>
              <table:table-cell office:value-type="float" office:value="0.664600014687">
                <text:p>0.664600014687</text:p>
              </table:table-cell>
              <table:table-cell office:value-type="float" office:value="0.161200001836">
                <text:p>0.161200001836</text:p>
              </table:table-cell>
              <table:table-cell office:value-type="float" office:value="-0.644789993763">
                <text:p>-0.64478999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57285195432487E+018">
                <text:p>1.57285195432487E+018</text:p>
              </table:table-cell>
              <table:table-cell office:value-type="float" office:value="0.821900010109">
                <text:p>0.821900010109</text:p>
              </table:table-cell>
              <table:table-cell office:value-type="float" office:value="0.161180004478">
                <text:p>0.161180004478</text:p>
              </table:table-cell>
              <table:table-cell office:value-type="float" office:value="-0.805899977684">
                <text:p>-0.805899977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57285195437642E+018">
                <text:p>1.57285195437642E+018</text:p>
              </table:table-cell>
              <table:table-cell office:value-type="float" office:value="0.66479998827">
                <text:p>0.66479998827</text:p>
              </table:table-cell>
              <table:table-cell office:value-type="float" office:value="0.161249995232">
                <text:p>0.161249995232</text:p>
              </table:table-cell>
              <table:table-cell office:value-type="float" office:value="-0.644990026951">
                <text:p>-0.6449900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57285195442828E+018">
                <text:p>1.57285195442828E+018</text:p>
              </table:table-cell>
              <table:table-cell office:value-type="float" office:value="0.665099978447">
                <text:p>0.665099978447</text:p>
              </table:table-cell>
              <table:table-cell office:value-type="float" office:value="0.161320000887">
                <text:p>0.161320000887</text:p>
              </table:table-cell>
              <table:table-cell office:value-type="float" office:value="-0.645280003548">
                <text:p>-0.645280003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57285195447926E+018">
                <text:p>1.57285195447926E+018</text:p>
              </table:table-cell>
              <table:table-cell office:value-type="float" office:value="0.724099993706">
                <text:p>0.724099993706</text:p>
              </table:table-cell>
              <table:table-cell office:value-type="float" office:value="0.175610005856">
                <text:p>0.175610005856</text:p>
              </table:table-cell>
              <table:table-cell office:value-type="float" office:value="-0.702430009842">
                <text:p>-0.702430009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57285195453128E+018">
                <text:p>1.57285195453128E+018</text:p>
              </table:table-cell>
              <table:table-cell office:value-type="float" office:value="0.724300026894">
                <text:p>0.724300026894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-0.702679991722">
                <text:p>-0.70267999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57285195458372E+018">
                <text:p>1.57285195458372E+018</text:p>
              </table:table-cell>
              <table:table-cell office:value-type="float" office:value="0.724300026894">
                <text:p>0.724300026894</text:p>
              </table:table-cell>
              <table:table-cell office:value-type="float" office:value="0.175669997931">
                <text:p>0.175669997931</text:p>
              </table:table-cell>
              <table:table-cell office:value-type="float" office:value="-0.702679991722">
                <text:p>-0.70267999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57285195463584E+018">
                <text:p>1.57285195463584E+018</text:p>
              </table:table-cell>
              <table:table-cell office:value-type="float" office:value="0.702600002289">
                <text:p>0.702600002289</text:p>
              </table:table-cell>
              <table:table-cell office:value-type="float" office:value="0">
                <text:p>0</text:p>
              </table:table-cell>
              <table:table-cell office:value-type="float" office:value="-0.702589988708">
                <text:p>-0.70258998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57285195468683E+018">
                <text:p>1.57285195468683E+018</text:p>
              </table:table-cell>
              <table:table-cell office:value-type="float" office:value="0.702899992466">
                <text:p>0.702899992466</text:p>
              </table:table-cell>
              <table:table-cell office:value-type="float" office:value="0">
                <text:p>0</text:p>
              </table:table-cell>
              <table:table-cell office:value-type="float" office:value="-0.70287001133">
                <text:p>-0.7028700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57285195473938E+018">
                <text:p>1.57285195473938E+018</text:p>
              </table:table-cell>
              <table:table-cell office:value-type="float" office:value="0.70300000906">
                <text:p>0.70300000906</text:p>
              </table:table-cell>
              <table:table-cell office:value-type="float" office:value="0">
                <text:p>0</text:p>
              </table:table-cell>
              <table:table-cell office:value-type="float" office:value="-0.70300000906">
                <text:p>-0.7030000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57285195479096E+018">
                <text:p>1.57285195479096E+018</text:p>
              </table:table-cell>
              <table:table-cell office:value-type="float" office:value="0.770399987698">
                <text:p>0.770399987698</text:p>
              </table:table-cell>
              <table:table-cell office:value-type="float" office:value="0">
                <text:p>0</text:p>
              </table:table-cell>
              <table:table-cell office:value-type="float" office:value="-0.770410001278">
                <text:p>-0.77041000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57285195484314E+018">
                <text:p>1.57285195484314E+018</text:p>
              </table:table-cell>
              <table:table-cell office:value-type="float" office:value="0.578400015831">
                <text:p>0.578400015831</text:p>
              </table:table-cell>
              <table:table-cell office:value-type="float" office:value="0">
                <text:p>0</text:p>
              </table:table-cell>
              <table:table-cell office:value-type="float" office:value="-0.578410029411">
                <text:p>-0.578410029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57285195489437E+018">
                <text:p>1.57285195489437E+018</text:p>
              </table:table-cell>
              <table:table-cell office:value-type="float" office:value="0.610000014305">
                <text:p>0.610000014305</text:p>
              </table:table-cell>
              <table:table-cell office:value-type="float" office:value="0.192890003324">
                <text:p>0.192890003324</text:p>
              </table:table-cell>
              <table:table-cell office:value-type="float" office:value="-0.578679978848">
                <text:p>-0.57867997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57285195494659E+018">
                <text:p>1.57285195494659E+018</text:p>
              </table:table-cell>
              <table:table-cell office:value-type="float" office:value="0.795000016689">
                <text:p>0.795000016689</text:p>
              </table:table-cell>
              <table:table-cell office:value-type="float" office:value="0.192809998989">
                <text:p>0.192809998989</text:p>
              </table:table-cell>
              <table:table-cell office:value-type="float" office:value="-0.771229982376">
                <text:p>-0.77122998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57285195499784E+018">
                <text:p>1.57285195499784E+018</text:p>
              </table:table-cell>
              <table:table-cell office:value-type="float" office:value="0.609700024128">
                <text:p>0.609700024128</text:p>
              </table:table-cell>
              <table:table-cell office:value-type="float" office:value="0.19280000031">
                <text:p>0.19280000031</text:p>
              </table:table-cell>
              <table:table-cell office:value-type="float" office:value="-0.578390002251">
                <text:p>-0.57839000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57285195505041E+018">
                <text:p>1.57285195505041E+018</text:p>
              </table:table-cell>
              <table:table-cell office:value-type="float" office:value="0.610000014305">
                <text:p>0.610000014305</text:p>
              </table:table-cell>
              <table:table-cell office:value-type="float" office:value="0.192890003324">
                <text:p>0.192890003324</text:p>
              </table:table-cell>
              <table:table-cell office:value-type="float" office:value="-0.578679978848">
                <text:p>-0.57867997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57285195510133E+018">
                <text:p>1.57285195510133E+018</text:p>
              </table:table-cell>
              <table:table-cell office:value-type="float" office:value="0.79540002346">
                <text:p>0.79540002346</text:p>
              </table:table-cell>
              <table:table-cell office:value-type="float" office:value="0.192900002003">
                <text:p>0.192900002003</text:p>
              </table:table-cell>
              <table:table-cell office:value-type="float" office:value="-0.771600008011">
                <text:p>-0.771600008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57285195515425E+018">
                <text:p>1.57285195515425E+018</text:p>
              </table:table-cell>
              <table:table-cell office:value-type="float" office:value="0.610000014305">
                <text:p>0.610000014305</text:p>
              </table:table-cell>
              <table:table-cell office:value-type="float" office:value="0.192890003324">
                <text:p>0.192890003324</text:p>
              </table:table-cell>
              <table:table-cell office:value-type="float" office:value="-0.578679978848">
                <text:p>-0.57867997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57285195520555E+018">
                <text:p>1.57285195520555E+018</text:p>
              </table:table-cell>
              <table:table-cell office:value-type="float" office:value="0.610000014305">
                <text:p>0.610000014305</text:p>
              </table:table-cell>
              <table:table-cell office:value-type="float" office:value="0.192880004644">
                <text:p>0.192880004644</text:p>
              </table:table-cell>
              <table:table-cell office:value-type="float" office:value="-0.578649997711">
                <text:p>-0.57864999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57285195525807E+018">
                <text:p>1.57285195525807E+018</text:p>
              </table:table-cell>
              <table:table-cell office:value-type="float" office:value="0.795000016689">
                <text:p>0.795000016689</text:p>
              </table:table-cell>
              <table:table-cell office:value-type="float" office:value="0.192819997668">
                <text:p>0.192819997668</text:p>
              </table:table-cell>
              <table:table-cell office:value-type="float" office:value="-0.771300017834">
                <text:p>-0.771300017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57285195531001E+018">
                <text:p>1.57285195531001E+018</text:p>
              </table:table-cell>
              <table:table-cell office:value-type="float" office:value="0.609600007534">
                <text:p>0.609600007534</text:p>
              </table:table-cell>
              <table:table-cell office:value-type="float" office:value="0.192760005593">
                <text:p>0.192760005593</text:p>
              </table:table-cell>
              <table:table-cell office:value-type="float" office:value="-0.578289985657">
                <text:p>-0.578289985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57285195536173E+018">
                <text:p>1.57285195536173E+018</text:p>
              </table:table-cell>
              <table:table-cell office:value-type="float" office:value="0.793799996376">
                <text:p>0.793799996376</text:p>
              </table:table-cell>
              <table:table-cell office:value-type="float" office:value="0.19253000617">
                <text:p>0.19253000617</text:p>
              </table:table-cell>
              <table:table-cell office:value-type="float" office:value="-0.770120024681">
                <text:p>-0.770120024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5728519554155E+018">
                <text:p>1.5728519554155E+018</text:p>
              </table:table-cell>
              <table:table-cell office:value-type="float" office:value="0.770299971104">
                <text:p>0.770299971104</text:p>
              </table:table-cell>
              <table:table-cell office:value-type="float" office:value="0">
                <text:p>0</text:p>
              </table:table-cell>
              <table:table-cell office:value-type="float" office:value="-0.770340025425">
                <text:p>-0.770340025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57285195546769E+018">
                <text:p>1.57285195546769E+018</text:p>
              </table:table-cell>
              <table:table-cell office:value-type="float" office:value="0.576200008392">
                <text:p>0.576200008392</text:p>
              </table:table-cell>
              <table:table-cell office:value-type="float" office:value="0">
                <text:p>0</text:p>
              </table:table-cell>
              <table:table-cell office:value-type="float" office:value="-0.576219975948">
                <text:p>-0.57621997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57285195551957E+018">
                <text:p>1.57285195551957E+018</text:p>
              </table:table-cell>
              <table:table-cell office:value-type="float" office:value="0.768000006676">
                <text:p>0.768000006676</text:p>
              </table:table-cell>
              <table:table-cell office:value-type="float" office:value="0">
                <text:p>0</text:p>
              </table:table-cell>
              <table:table-cell office:value-type="float" office:value="-0.768019974232">
                <text:p>-0.76801997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57285195557136E+018">
                <text:p>1.57285195557136E+018</text:p>
              </table:table-cell>
              <table:table-cell office:value-type="float" office:value="0.76709997654">
                <text:p>0.76709997654</text:p>
              </table:table-cell>
              <table:table-cell office:value-type="float" office:value="0">
                <text:p>0</text:p>
              </table:table-cell>
              <table:table-cell office:value-type="float" office:value="-0.767090022564">
                <text:p>-0.76709002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57285195562345E+018">
                <text:p>1.57285195562345E+018</text:p>
              </table:table-cell>
              <table:table-cell office:value-type="float" office:value="0.575299978256">
                <text:p>0.575299978256</text:p>
              </table:table-cell>
              <table:table-cell office:value-type="float" office:value="0">
                <text:p>0</text:p>
              </table:table-cell>
              <table:table-cell office:value-type="float" office:value="-0.57525998354">
                <text:p>-0.575259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57285195572779E+018">
                <text:p>1.57285195572779E+018</text:p>
              </table:table-cell>
              <table:table-cell office:value-type="float" office:value="0.766499996185">
                <text:p>0.766499996185</text:p>
              </table:table-cell>
              <table:table-cell office:value-type="float" office:value="0">
                <text:p>0</text:p>
              </table:table-cell>
              <table:table-cell office:value-type="float" office:value="-0.766489982605">
                <text:p>-0.76648998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5728519557792E+018">
                <text:p>1.5728519557792E+018</text:p>
              </table:table-cell>
              <table:table-cell office:value-type="float" office:value="0.718900024891">
                <text:p>0.718900024891</text:p>
              </table:table-cell>
              <table:table-cell office:value-type="float" office:value="0.174349993467">
                <text:p>0.174349993467</text:p>
              </table:table-cell>
              <table:table-cell office:value-type="float" office:value="-0.697399973869">
                <text:p>-0.69739997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57285195583184E+018">
                <text:p>1.57285195583184E+018</text:p>
              </table:table-cell>
              <table:table-cell office:value-type="float" office:value="0.71899998188">
                <text:p>0.71899998188</text:p>
              </table:table-cell>
              <table:table-cell office:value-type="float" office:value="0.174370005727">
                <text:p>0.174370005727</text:p>
              </table:table-cell>
              <table:table-cell office:value-type="float" office:value="-0.697489976883">
                <text:p>-0.697489976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57285195588293E+018">
                <text:p>1.57285195588293E+018</text:p>
              </table:table-cell>
              <table:table-cell office:value-type="float" office:value="0.719299972057">
                <text:p>0.719299972057</text:p>
              </table:table-cell>
              <table:table-cell office:value-type="float" office:value="0.17444999516">
                <text:p>0.17444999516</text:p>
              </table:table-cell>
              <table:table-cell office:value-type="float" office:value="-0.697809994221">
                <text:p>-0.69780999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57285195593497E+018">
                <text:p>1.57285195593497E+018</text:p>
              </table:table-cell>
              <table:table-cell office:value-type="float" office:value="0.551800012589">
                <text:p>0.551800012589</text:p>
              </table:table-cell>
              <table:table-cell office:value-type="float" office:value="0.174490004778">
                <text:p>0.174490004778</text:p>
              </table:table-cell>
              <table:table-cell office:value-type="float" office:value="-0.523459970951">
                <text:p>-0.523459970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57285195603712E+018">
                <text:p>1.57285195603712E+018</text:p>
              </table:table-cell>
              <table:table-cell office:value-type="float" office:value="0.71899998188">
                <text:p>0.71899998188</text:p>
              </table:table-cell>
              <table:table-cell office:value-type="float" office:value="0.174380004406">
                <text:p>0.174380004406</text:p>
              </table:table-cell>
              <table:table-cell office:value-type="float" office:value="-0.6975299716">
                <text:p>-0.697529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57285195608989E+018">
                <text:p>1.57285195608989E+018</text:p>
              </table:table-cell>
              <table:table-cell office:value-type="float" office:value="0.662800014019">
                <text:p>0.662800014019</text:p>
              </table:table-cell>
              <table:table-cell office:value-type="float" office:value="0.160760000348">
                <text:p>0.160760000348</text:p>
              </table:table-cell>
              <table:table-cell office:value-type="float" office:value="-0.643019974232">
                <text:p>-0.64301997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57285195614181E+018">
                <text:p>1.57285195614181E+018</text:p>
              </table:table-cell>
              <table:table-cell office:value-type="float" office:value="0.662800014019">
                <text:p>0.662800014019</text:p>
              </table:table-cell>
              <table:table-cell office:value-type="float" office:value="0.160760000348">
                <text:p>0.160760000348</text:p>
              </table:table-cell>
              <table:table-cell office:value-type="float" office:value="-0.643029987812">
                <text:p>-0.643029987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57285195619334E+018">
                <text:p>1.57285195619334E+018</text:p>
              </table:table-cell>
              <table:table-cell office:value-type="float" office:value="0.663299977779">
                <text:p>0.663299977779</text:p>
              </table:table-cell>
              <table:table-cell office:value-type="float" office:value="0.160879999399">
                <text:p>0.160879999399</text:p>
              </table:table-cell>
              <table:table-cell office:value-type="float" office:value="-0.643519997597">
                <text:p>-0.64351999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57285195624497E+018">
                <text:p>1.57285195624497E+018</text:p>
              </table:table-cell>
              <table:table-cell office:value-type="float" office:value="0.820599973202">
                <text:p>0.820599973202</text:p>
              </table:table-cell>
              <table:table-cell office:value-type="float" office:value="0.160919994116">
                <text:p>0.160919994116</text:p>
              </table:table-cell>
              <table:table-cell office:value-type="float" office:value="-0.804620027542">
                <text:p>-0.804620027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.57285195629833E+018">
                <text:p>1.57285195629833E+018</text:p>
              </table:table-cell>
              <table:table-cell office:value-type="float" office:value="0.663299977779">
                <text:p>0.663299977779</text:p>
              </table:table-cell>
              <table:table-cell office:value-type="float" office:value="0.160879999399">
                <text:p>0.160879999399</text:p>
              </table:table-cell>
              <table:table-cell office:value-type="float" office:value="-0.643509984016">
                <text:p>-0.64350998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57285195635005E+018">
                <text:p>1.57285195635005E+018</text:p>
              </table:table-cell>
              <table:table-cell office:value-type="float" office:value="0.700100004673">
                <text:p>0.700100004673</text:p>
              </table:table-cell>
              <table:table-cell office:value-type="float" office:value="0">
                <text:p>0</text:p>
              </table:table-cell>
              <table:table-cell office:value-type="float" office:value="-0.700100004673">
                <text:p>-0.70010000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57285195640303E+018">
                <text:p>1.57285195640303E+018</text:p>
              </table:table-cell>
              <table:table-cell office:value-type="float" office:value="0.700299978256">
                <text:p>0.700299978256</text:p>
              </table:table-cell>
              <table:table-cell office:value-type="float" office:value="0">
                <text:p>0</text:p>
              </table:table-cell>
              <table:table-cell office:value-type="float" office:value="-0.700320005417">
                <text:p>-0.70032000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.57285195645423E+018">
                <text:p>1.57285195645423E+018</text:p>
              </table:table-cell>
              <table:table-cell office:value-type="float" office:value="0.70039999485">
                <text:p>0.70039999485</text:p>
              </table:table-cell>
              <table:table-cell office:value-type="float" office:value="0">
                <text:p>0</text:p>
              </table:table-cell>
              <table:table-cell office:value-type="float" office:value="-0.700420022011">
                <text:p>-0.70042002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57285195650637E+018">
                <text:p>1.57285195650637E+018</text:p>
              </table:table-cell>
              <table:table-cell office:value-type="float" office:value="0.700100004673">
                <text:p>0.700100004673</text:p>
              </table:table-cell>
              <table:table-cell office:value-type="float" office:value="0">
                <text:p>0</text:p>
              </table:table-cell>
              <table:table-cell office:value-type="float" office:value="-0.700100004673">
                <text:p>-0.70010000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57285195655911E+018">
                <text:p>1.57285195655911E+018</text:p>
              </table:table-cell>
              <table:table-cell office:value-type="float" office:value="0.721499979496">
                <text:p>0.721499979496</text:p>
              </table:table-cell>
              <table:table-cell office:value-type="float" office:value="0.174989998341">
                <text:p>0.174989998341</text:p>
              </table:table-cell>
              <table:table-cell office:value-type="float" office:value="-0.699940025806">
                <text:p>-0.699940025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57285195661105E+018">
                <text:p>1.57285195661105E+018</text:p>
              </table:table-cell>
              <table:table-cell office:value-type="float" office:value="0.791000008583">
                <text:p>0.791000008583</text:p>
              </table:table-cell>
              <table:table-cell office:value-type="float" office:value="0.191839993">
                <text:p>0.191839993</text:p>
              </table:table-cell>
              <table:table-cell office:value-type="float" office:value="-0.767379999161">
                <text:p>-0.76737999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57285195666262E+018">
                <text:p>1.57285195666262E+018</text:p>
              </table:table-cell>
              <table:table-cell office:value-type="float" office:value="0.606599986553">
                <text:p>0.606599986553</text:p>
              </table:table-cell>
              <table:table-cell office:value-type="float" office:value="0.191809996963">
                <text:p>0.191809996963</text:p>
              </table:table-cell>
              <table:table-cell office:value-type="float" office:value="-0.575429975986">
                <text:p>-0.575429975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5728519567154E+018">
                <text:p>1.5728519567154E+018</text:p>
              </table:table-cell>
              <table:table-cell office:value-type="float" office:value="0.790099978447">
                <text:p>0.790099978447</text:p>
              </table:table-cell>
              <table:table-cell office:value-type="float" office:value="0.191620007157">
                <text:p>0.191620007157</text:p>
              </table:table-cell>
              <table:table-cell office:value-type="float" office:value="-0.766489982605">
                <text:p>-0.76648998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.57285195676693E+018">
                <text:p>1.57285195676693E+018</text:p>
              </table:table-cell>
              <table:table-cell office:value-type="float" office:value="0.605700016022">
                <text:p>0.605700016022</text:p>
              </table:table-cell>
              <table:table-cell office:value-type="float" office:value="0.191540002823">
                <text:p>0.191540002823</text:p>
              </table:table-cell>
              <table:table-cell office:value-type="float" office:value="-0.574609994888">
                <text:p>-0.574609994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57285195682045E+018">
                <text:p>1.57285195682045E+018</text:p>
              </table:table-cell>
              <table:table-cell office:value-type="float" office:value="0.605700016022">
                <text:p>0.605700016022</text:p>
              </table:table-cell>
              <table:table-cell office:value-type="float" office:value="0.191550001502">
                <text:p>0.191550001502</text:p>
              </table:table-cell>
              <table:table-cell office:value-type="float" office:value="-0.574639976025">
                <text:p>-0.57463997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57285195687236E+018">
                <text:p>1.57285195687236E+018</text:p>
              </table:table-cell>
              <table:table-cell office:value-type="float" office:value="0.79129999876">
                <text:p>0.79129999876</text:p>
              </table:table-cell>
              <table:table-cell office:value-type="float" office:value="0.191909998655">
                <text:p>0.191909998655</text:p>
              </table:table-cell>
              <table:table-cell office:value-type="float" office:value="-0.767629981041">
                <text:p>-0.76762998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.57285195692358E+018">
                <text:p>1.57285195692358E+018</text:p>
              </table:table-cell>
              <table:table-cell office:value-type="float" office:value="0.606800019741">
                <text:p>0.606800019741</text:p>
              </table:table-cell>
              <table:table-cell office:value-type="float" office:value="0.191899999976">
                <text:p>0.191899999976</text:p>
              </table:table-cell>
              <table:table-cell office:value-type="float" office:value="-0.575699985027">
                <text:p>-0.57569998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57285195697573E+018">
                <text:p>1.57285195697573E+018</text:p>
              </table:table-cell>
              <table:table-cell office:value-type="float" office:value="0.791400015354">
                <text:p>0.791400015354</text:p>
              </table:table-cell>
              <table:table-cell office:value-type="float" office:value="0.191939994693">
                <text:p>0.191939994693</text:p>
              </table:table-cell>
              <table:table-cell office:value-type="float" office:value="-0.767750024796">
                <text:p>-0.76775002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57285195702819E+018">
                <text:p>1.57285195702819E+018</text:p>
              </table:table-cell>
              <table:table-cell office:value-type="float" office:value="0.791599988937">
                <text:p>0.791599988937</text:p>
              </table:table-cell>
              <table:table-cell office:value-type="float" office:value="0.191980004311">
                <text:p>0.191980004311</text:p>
              </table:table-cell>
              <table:table-cell office:value-type="float" office:value="-0.767929971218">
                <text:p>-0.76792997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57285195712935E+018">
                <text:p>1.57285195712935E+018</text:p>
              </table:table-cell>
              <table:table-cell office:value-type="float" office:value="0.575999975204">
                <text:p>0.575999975204</text:p>
              </table:table-cell>
              <table:table-cell office:value-type="float" office:value="0">
                <text:p>0</text:p>
              </table:table-cell>
              <table:table-cell office:value-type="float" office:value="-0.575990021229">
                <text:p>-0.57599002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57285195718192E+018">
                <text:p>1.57285195718192E+018</text:p>
              </table:table-cell>
              <table:table-cell office:value-type="float" office:value="0.700299978256">
                <text:p>0.700299978256</text:p>
              </table:table-cell>
              <table:table-cell office:value-type="float" office:value="0">
                <text:p>0</text:p>
              </table:table-cell>
              <table:table-cell office:value-type="float" office:value="-0.7002800107">
                <text:p>-0.700280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57285195723463E+018">
                <text:p>1.57285195723463E+018</text:p>
              </table:table-cell>
              <table:table-cell office:value-type="float" office:value="0.699899971485">
                <text:p>0.699899971485</text:p>
              </table:table-cell>
              <table:table-cell office:value-type="float" office:value="0">
                <text:p>0</text:p>
              </table:table-cell>
              <table:table-cell office:value-type="float" office:value="-0.699949979782">
                <text:p>-0.69994997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57285195728638E+018">
                <text:p>1.57285195728638E+018</text:p>
              </table:table-cell>
              <table:table-cell office:value-type="float" office:value="0.700600028038">
                <text:p>0.700600028038</text:p>
              </table:table-cell>
              <table:table-cell office:value-type="float" office:value="0">
                <text:p>0</text:p>
              </table:table-cell>
              <table:table-cell office:value-type="float" office:value="-0.700590014458">
                <text:p>-0.70059001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57285195733851E+018">
                <text:p>1.57285195733851E+018</text:p>
              </table:table-cell>
              <table:table-cell office:value-type="float" office:value="0.700500011444">
                <text:p>0.700500011444</text:p>
              </table:table-cell>
              <table:table-cell office:value-type="float" office:value="0">
                <text:p>0</text:p>
              </table:table-cell>
              <table:table-cell office:value-type="float" office:value="-0.70052999258">
                <text:p>-0.7005299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57285195738967E+018">
                <text:p>1.57285195738967E+018</text:p>
              </table:table-cell>
              <table:table-cell office:value-type="float" office:value="0.701099991798">
                <text:p>0.701099991798</text:p>
              </table:table-cell>
              <table:table-cell office:value-type="float" office:value="0">
                <text:p>0</text:p>
              </table:table-cell>
              <table:table-cell office:value-type="float" office:value="-0.701120018959">
                <text:p>-0.70112001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57285195744171E+018">
                <text:p>1.57285195744171E+018</text:p>
              </table:table-cell>
              <table:table-cell office:value-type="float" office:value="0.554600000381">
                <text:p>0.554600000381</text:p>
              </table:table-cell>
              <table:table-cell office:value-type="float" office:value="0.175369992852">
                <text:p>0.175369992852</text:p>
              </table:table-cell>
              <table:table-cell office:value-type="float" office:value="-0.526120007038">
                <text:p>-0.52612000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57285195754347E+018">
                <text:p>1.57285195754347E+018</text:p>
              </table:table-cell>
              <table:table-cell office:value-type="float" office:value="0.554700016975">
                <text:p>0.554700016975</text:p>
              </table:table-cell>
              <table:table-cell office:value-type="float" office:value="0.175400003791">
                <text:p>0.175400003791</text:p>
              </table:table-cell>
              <table:table-cell office:value-type="float" office:value="-0.526210010052">
                <text:p>-0.526210010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